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 svg:font-family="HelveticaNeue"/>
    <style:font-face style:name="F" svg:font-family=""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575in"/>
    </style:style>
    <style:style style:name="co2" style:family="table-column">
      <style:table-column-properties fo:break-before="auto" style:column-width="0.7575in"/>
    </style:style>
    <style:style style:name="co3" style:family="table-column">
      <style:table-column-properties fo:break-before="auto" style:column-width="0.5244in"/>
    </style:style>
    <style:style style:name="co4" style:family="table-column">
      <style:table-column-properties fo:break-before="auto" style:column-width="0.3098in"/>
    </style:style>
    <style:style style:name="co5" style:family="table-column">
      <style:table-column-properties fo:break-before="auto" style:column-width="0.2862in"/>
    </style:style>
    <style:style style:name="co6" style:family="table-column">
      <style:table-column-properties fo:break-before="auto" style:column-width="2.5425in"/>
    </style:style>
    <style:style style:name="co7" style:family="table-column">
      <style:table-column-properties fo:break-before="auto" style:column-width="2.1047in"/>
    </style:style>
    <style:style style:name="co8" style:family="table-column">
      <style:table-column-properties fo:break-before="auto" style:column-width="0.3165in"/>
    </style:style>
    <style:style style:name="co9" style:family="table-column">
      <style:table-column-properties fo:break-before="auto" style:column-width="15.0043in"/>
    </style:style>
    <style:style style:name="co10" style:family="table-column">
      <style:table-column-properties fo:break-before="auto" style:column-width="0.8925in"/>
    </style:style>
    <style:style style:name="ro1" style:family="table-row">
      <style:table-row-properties style:row-height="0.252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3598in" fo:break-before="auto" style:use-optimal-row-height="true"/>
    </style:style>
    <style:style style:name="ro4" style:family="table-row">
      <style:table-row-properties style:row-height="0.20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ext-properties style:font-name="Arial" fo:font-size="10pt" fo:font-weight="bold" style:font-size-asian="10pt" style:font-weight-asian="bold" style:font-size-complex="10pt" style:font-weight-complex="bold"/>
    </style:style>
    <style:style style:name="ce5" style:family="table-cell" style:parent-style-name="Default">
      <style:text-properties fo:font-weight="normal" style:font-weight-asian="normal" style:font-weight-complex="normal"/>
    </style:style>
    <style:style style:name="ce6" style:family="table-cell" style:parent-style-name="Default">
      <style:text-properties style:font-name="Arial" fo:font-size="10pt" fo:font-weight="normal" style:font-size-asian="10pt" style:font-weight-asian="normal" style:font-size-complex="10pt" style:font-weight-complex="normal"/>
    </style:style>
    <style:style style:name="ce7" style:family="table-cell" style:parent-style-name="Default">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T1" style:family="text">
      <style:text-properties style:font-name="F" fo:font-size="12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ce4"/>
        <table:table-column table:style-name="co10" table:number-columns-repeated="1014" table:default-cell-style-name="Default"/>
        <table:table-row table:style-name="ro1">
          <table:table-cell table:style-name="ce1" office:value-type="string">
            <text:p>URLs</text:p>
          </table:table-cell>
          <table:table-cell table:style-name="ce1" office:value-type="string">
            <text:p>Link </text:p>
          </table:table-cell>
          <table:table-cell table:style-name="ce1" office:value-type="string">
            <text:p>Type</text:p>
          </table:table-cell>
          <table:table-cell table:style-name="ce1" office:value-type="string">
            <text:p>Seconds</text:p>
          </table:table-cell>
          <table:table-cell table:style-name="ce1" office:value-type="string">
            <text:p>Location</text:p>
          </table:table-cell>
          <table:table-cell/>
          <table:table-cell table:style-name="ce1" office:value-type="string">
            <text:p>Date</text:p>
          </table:table-cell>
          <table:table-cell table:style-name="ce3" office:value-type="string">
            <text:p>⭐️</text:p>
          </table:table-cell>
          <table:table-cell table:style-name="ce3" office:value-type="string">
            <text:p>🔍</text:p>
          </table:table-cell>
          <table:table-cell office:value-type="string">
            <text:p>Description</text:p>
          </table:table-cell>
          <table:table-cell table:style-name="ce1" table:number-columns-repeated="1014"/>
        </table:table-row>
        <table:table-row table:style-name="ro2" table:visibility="filter">
          <table:table-cell office:value-type="string">
            <text:p>https://www.justice.gov/epstein/files/DataSet%2010/EFTA01612731.opus</text:p>
          </table:table-cell>
          <table:table-cell table:style-name="ce2" table:formula="of:=HYPERLINK([.A2]; &quot;View Now&quot;)" office:value-type="string" office:string-value="View Now">
            <text:p>View Now</text:p>
          </table:table-cell>
          <table:table-cell office:value-type="string">
            <text:p>audio/ogg</text:p>
          </table:table-cell>
          <table:table-cell table:number-columns-repeated="6"/>
          <table:table-cell table:style-name="Default" office:value-type="string">
            <text:p>Audio clip of a woman with an Eastern Europeaccent asking for a French doctor to get a prescription- seems to be concerning pregnancy – worried the doctors will make her get a pregnancy test. Is it Epstein's publicist Masha Drokova? </text:p>
          </table:table-cell>
          <table:table-cell table:number-columns-repeated="1014"/>
        </table:table-row>
        <table:table-row table:style-name="ro2" table:visibility="filter">
          <table:table-cell office:value-type="string">
            <text:p>https://www.justice.gov/epstein/files/DataSet%2010/EFTA01612251.3gp</text:p>
          </table:table-cell>
          <table:table-cell table:style-name="ce2" table:formula="of:=HYPERLINK([.A3]; &quot;View Now&quot;)" office:value-type="string" office:string-value="View Now">
            <text:p>View Now</text:p>
          </table:table-cell>
          <table:table-cell office:value-type="string">
            <text:p>video/3gpp</text:p>
          </table:table-cell>
          <table:table-cell office:value-type="float" office:value="10.363333">
            <text:p>10.363333</text:p>
          </table:table-cell>
          <table:table-cell table:number-columns-repeated="2"/>
          <table:table-cell office:value-type="string">
            <text:p>2012-06-24T17:36:15.000000Z</text:p>
          </table:table-cell>
          <table:table-cell table:number-columns-repeated="2"/>
          <table:table-cell table:style-name="Default" office:value-type="string">
            <text:p>Video of what appears to be a gay pride parade, location unknown. </text:p>
          </table:table-cell>
          <table:table-cell table:number-columns-repeated="1014"/>
        </table:table-row>
        <table:table-row table:style-name="ro2" table:visibility="filter">
          <table:table-cell office:value-type="string">
            <text:p>https://www.justice.gov/epstein/files/DataSet%2010/EFTA01612219.mp4</text:p>
          </table:table-cell>
          <table:table-cell table:style-name="ce2" table:formula="of:=HYPERLINK([.A4]; &quot;View Now&quot;)" office:value-type="string" office:string-value="View Now">
            <text:p>View Now</text:p>
          </table:table-cell>
          <table:table-cell office:value-type="string">
            <text:p>video/mp4</text:p>
          </table:table-cell>
          <table:table-cell office:value-type="float" office:value="14.805333">
            <text:p>14.805333</text:p>
          </table:table-cell>
          <table:table-cell table:number-columns-repeated="2"/>
          <table:table-cell office:value-type="string">
            <text:p>2017-09-22T18:43:40.000000Z</text:p>
          </table:table-cell>
          <table:table-cell table:number-columns-repeated="2"/>
          <table:table-cell table:style-name="Default" office:value-type="string">
            <text:p>Video of ship that appears to be washed up on the shore in a mild storm.</text:p>
          </table:table-cell>
          <table:table-cell table:number-columns-repeated="1014"/>
        </table:table-row>
        <table:table-row table:style-name="ro2" table:visibility="filter">
          <table:table-cell office:value-type="string">
            <text:p>https://www.justice.gov/epstein/files/DataSet%2010/EFTA01612218.mp4</text:p>
          </table:table-cell>
          <table:table-cell table:style-name="ce2" table:formula="of:=HYPERLINK([.A5]; &quot;View Now&quot;)" office:value-type="string" office:string-value="View Now">
            <text:p>View Now</text:p>
          </table:table-cell>
          <table:table-cell office:value-type="string">
            <text:p>video/mp4</text:p>
          </table:table-cell>
          <table:table-cell office:value-type="float" office:value="15.733311">
            <text:p>15.733311</text:p>
          </table:table-cell>
          <table:table-cell table:number-columns-repeated="2"/>
          <table:table-cell office:value-type="string">
            <text:p>2017-09-22T18:38: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2353.m4a</text:p>
          </table:table-cell>
          <table:table-cell table:style-name="ce2" table:formula="of:=HYPERLINK([.A6]; &quot;View Now&quot;)" office:value-type="string" office:string-value="View Now">
            <text:p>View Now</text:p>
          </table:table-cell>
          <table:table-cell office:value-type="string">
            <text:p>audio/mp4</text:p>
          </table:table-cell>
          <table:table-cell office:value-type="float" office:value="45.909333">
            <text:p>45.909333</text:p>
          </table:table-cell>
          <table:table-cell table:number-columns-repeated="2"/>
          <table:table-cell office:value-type="string">
            <text:p>2017-08-30T16:46:3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00818.mov</text:p>
          </table:table-cell>
          <table:table-cell table:style-name="ce2" table:formula="of:=HYPERLINK([.A7];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30T15:34: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00801.mov</text:p>
          </table:table-cell>
          <table:table-cell table:style-name="ce2" table:formula="of:=HYPERLINK([.A8]; &quot;View Now&quot;)" office:value-type="string" office:string-value="View Now">
            <text:p>View Now</text:p>
          </table:table-cell>
          <table:table-cell office:value-type="string">
            <text:p>video/quicktime</text:p>
          </table:table-cell>
          <table:table-cell office:value-type="float" office:value="7.233333">
            <text:p>7.233333</text:p>
          </table:table-cell>
          <table:table-cell table:number-columns-repeated="2"/>
          <table:table-cell office:value-type="string">
            <text:p>2018-12-28T16:52:0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3258.m4a</text:p>
          </table:table-cell>
          <table:table-cell table:style-name="ce2" table:formula="of:=HYPERLINK([.A9]; &quot;View Now&quot;)" office:value-type="string" office:string-value="View Now">
            <text:p>View Now</text:p>
          </table:table-cell>
          <table:table-cell office:value-type="string">
            <text:p>audio/mp4</text:p>
          </table:table-cell>
          <table:table-cell office:value-type="float" office:value="108.116">
            <text:p>108.11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00797.mov</text:p>
          </table:table-cell>
          <table:table-cell table:style-name="ce2" table:formula="of:=HYPERLINK([.A10]; &quot;View Now&quot;)" office:value-type="string" office:string-value="View Now">
            <text:p>View Now</text:p>
          </table:table-cell>
          <table:table-cell office:value-type="string">
            <text:p>video/quicktime</text:p>
          </table:table-cell>
          <table:table-cell office:value-type="float" office:value="2.911667">
            <text:p>2.911667</text:p>
          </table:table-cell>
          <table:table-cell table:number-columns-repeated="2"/>
          <table:table-cell office:value-type="string">
            <text:p>2019-03-08T20:18:0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2354.m4a</text:p>
          </table:table-cell>
          <table:table-cell table:style-name="ce2" table:formula="of:=HYPERLINK([.A11]; &quot;View Now&quot;)" office:value-type="string" office:string-value="View Now">
            <text:p>View Now</text:p>
          </table:table-cell>
          <table:table-cell office:value-type="string">
            <text:p>audio/mp4</text:p>
          </table:table-cell>
          <table:table-cell office:value-type="float" office:value="83.779">
            <text:p>83.7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13257.m4a</text:p>
          </table:table-cell>
          <table:table-cell table:style-name="ce2" table:formula="of:=HYPERLINK([.A12]; &quot;View Now&quot;)" office:value-type="string" office:string-value="View Now">
            <text:p>View Now</text:p>
          </table:table-cell>
          <table:table-cell office:value-type="string">
            <text:p>audio/mp4</text:p>
          </table:table-cell>
          <table:table-cell office:value-type="float" office:value="106.004">
            <text:p>106.0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12355.m4a</text:p>
          </table:table-cell>
          <table:table-cell table:style-name="ce2" table:formula="of:=HYPERLINK([.A13]; &quot;View Now&quot;)" office:value-type="string" office:string-value="View Now">
            <text:p>View Now</text:p>
          </table:table-cell>
          <table:table-cell office:value-type="string">
            <text:p>audio/mp4</text:p>
          </table:table-cell>
          <table:table-cell office:value-type="float" office:value="181.845333">
            <text:p>181.845333</text:p>
          </table:table-cell>
          <table:table-cell table:number-columns-repeated="2"/>
          <table:table-cell office:value-type="string">
            <text:p>2018-11-26T16:32: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00796.mov</text:p>
          </table:table-cell>
          <table:table-cell table:style-name="ce2" table:formula="of:=HYPERLINK([.A14]; &quot;View Now&quot;)" office:value-type="string" office:string-value="View Now">
            <text:p>View Now</text:p>
          </table:table-cell>
          <table:table-cell office:value-type="string">
            <text:p>video/quicktime</text:p>
          </table:table-cell>
          <table:table-cell office:value-type="float" office:value="2.978345">
            <text:p>2.978345</text:p>
          </table:table-cell>
          <table:table-cell table:number-columns-repeated="2"/>
          <table:table-cell office:value-type="string">
            <text:p>2019-03-08T20:17:3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6820.mov</text:p>
          </table:table-cell>
          <table:table-cell table:style-name="ce2" table:formula="of:=HYPERLINK([.A15]; &quot;View Now&quot;)" office:value-type="string" office:string-value="View Now">
            <text:p>View Now</text:p>
          </table:table-cell>
          <table:table-cell office:value-type="string">
            <text:p>video/quicktime</text:p>
          </table:table-cell>
          <table:table-cell office:value-type="float" office:value="24.28">
            <text:p>24.28</text:p>
          </table:table-cell>
          <table:table-cell table:number-columns-repeated="2"/>
          <table:table-cell office:value-type="string">
            <text:p>2016-07-10T00:02: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570.mov</text:p>
          </table:table-cell>
          <table:table-cell table:style-name="ce2" table:formula="of:=HYPERLINK([.A16];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3259.m4a</text:p>
          </table:table-cell>
          <table:table-cell table:style-name="ce2" table:formula="of:=HYPERLINK([.A17]; &quot;View Now&quot;)" office:value-type="string" office:string-value="View Now">
            <text:p>View Now</text:p>
          </table:table-cell>
          <table:table-cell office:value-type="string">
            <text:p>audio/mp4</text:p>
          </table:table-cell>
          <table:table-cell office:value-type="float" office:value="402.9">
            <text:p>40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14506.mov</text:p>
          </table:table-cell>
          <table:table-cell table:style-name="ce2" table:formula="of:=HYPERLINK([.A18];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571.mov</text:p>
          </table:table-cell>
          <table:table-cell table:style-name="ce2" table:formula="of:=HYPERLINK([.A19]; &quot;View Now&quot;)" office:value-type="string" office:string-value="View Now">
            <text:p>View Now</text:p>
          </table:table-cell>
          <table:table-cell office:value-type="string">
            <text:p>video/quicktime</text:p>
          </table:table-cell>
          <table:table-cell office:value-type="float" office:value="11.050092">
            <text:p>11.050092</text:p>
          </table:table-cell>
          <table:table-cell table:number-columns-repeated="2"/>
          <table:table-cell office:value-type="string">
            <text:p>2019-06-21T17:31:0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6390.mov</text:p>
          </table:table-cell>
          <table:table-cell table:style-name="ce2" table:formula="of:=HYPERLINK([.A20]; &quot;View Now&quot;)" office:value-type="string" office:string-value="View Now">
            <text:p>View Now</text:p>
          </table:table-cell>
          <table:table-cell office:value-type="string">
            <text:p>video/quicktime</text:p>
          </table:table-cell>
          <table:table-cell office:value-type="float" office:value="215.666458">
            <text:p>215.666458</text:p>
          </table:table-cell>
          <table:table-cell table:number-columns-repeated="2"/>
          <table:table-cell office:value-type="string">
            <text:p>2018-11-29T19:58: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4483.mov</text:p>
          </table:table-cell>
          <table:table-cell table:style-name="ce2" table:formula="of:=HYPERLINK([.A21]; &quot;View Now&quot;)" office:value-type="string" office:string-value="View Now">
            <text:p>View Now</text:p>
          </table:table-cell>
          <table:table-cell office:value-type="string">
            <text:p>video/quicktime</text:p>
          </table:table-cell>
          <table:table-cell office:value-type="float" office:value="75.663333">
            <text:p>75.663333</text:p>
          </table:table-cell>
          <table:table-cell table:number-columns-repeated="2"/>
          <table:table-cell office:value-type="string">
            <text:p>2018-09-24T18:49: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868.m4a</text:p>
          </table:table-cell>
          <table:table-cell table:style-name="ce2" table:formula="of:=HYPERLINK([.A22]; &quot;View Now&quot;)" office:value-type="string" office:string-value="View Now">
            <text:p>View Now</text:p>
          </table:table-cell>
          <table:table-cell office:value-type="string">
            <text:p>audio/mp4</text:p>
          </table:table-cell>
          <table:table-cell office:value-type="float" office:value="43.444535">
            <text:p>43.444535</text:p>
          </table:table-cell>
          <table:table-cell table:number-columns-repeated="2"/>
          <table:table-cell office:value-type="string">
            <text:p>2014-02-11T01:14: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6873.mov</text:p>
          </table:table-cell>
          <table:table-cell table:style-name="ce2" table:formula="of:=HYPERLINK([.A23]; &quot;View Now&quot;)" office:value-type="string" office:string-value="View Now">
            <text:p>View Now</text:p>
          </table:table-cell>
          <table:table-cell office:value-type="string">
            <text:p>video/quicktime</text:p>
          </table:table-cell>
          <table:table-cell office:value-type="float" office:value="68.271667">
            <text:p>68.271667</text:p>
          </table:table-cell>
          <table:table-cell table:number-columns-repeated="2"/>
          <table:table-cell office:value-type="string">
            <text:p>2016-08-03T15:57:4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5887.mov</text:p>
          </table:table-cell>
          <table:table-cell table:style-name="ce2" table:formula="of:=HYPERLINK([.A24]; &quot;View Now&quot;)" office:value-type="string" office:string-value="View Now">
            <text:p>View Now</text:p>
          </table:table-cell>
          <table:table-cell office:value-type="string">
            <text:p>video/quicktime</text:p>
          </table:table-cell>
          <table:table-cell office:value-type="float" office:value="41.249542">
            <text:p>41.249542</text:p>
          </table:table-cell>
          <table:table-cell table:number-columns-repeated="2"/>
          <table:table-cell office:value-type="string">
            <text:p>2019-05-25T01:10: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8739.mov</text:p>
          </table:table-cell>
          <table:table-cell table:style-name="ce2" table:formula="of:=HYPERLINK([.A25]; &quot;View Now&quot;)" office:value-type="string" office:string-value="View Now">
            <text:p>View Now</text:p>
          </table:table-cell>
          <table:table-cell office:value-type="string">
            <text:p>video/quicktime</text:p>
          </table:table-cell>
          <table:table-cell office:value-type="float" office:value="6.016667">
            <text:p>6.016667</text:p>
          </table:table-cell>
          <table:table-cell table:number-columns-repeated="2"/>
          <table:table-cell office:value-type="string">
            <text:p>2019-01-14T15:50:5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814.mov</text:p>
          </table:table-cell>
          <table:table-cell table:style-name="ce2" table:formula="of:=HYPERLINK([.A26]; &quot;View Now&quot;)" office:value-type="string" office:string-value="View Now">
            <text:p>View Now</text:p>
          </table:table-cell>
          <table:table-cell office:value-type="string">
            <text:p>video/quicktime</text:p>
          </table:table-cell>
          <table:table-cell office:value-type="float" office:value="37.058333">
            <text:p>37.058333</text:p>
          </table:table-cell>
          <table:table-cell table:number-columns-repeated="2"/>
          <table:table-cell office:value-type="string">
            <text:p>2015-04-04T17:10: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3386.mov</text:p>
          </table:table-cell>
          <table:table-cell table:style-name="ce2" table:formula="of:=HYPERLINK([.A27]; &quot;View Now&quot;)" office:value-type="string" office:string-value="View Now">
            <text:p>View Now</text:p>
          </table:table-cell>
          <table:table-cell office:value-type="string">
            <text:p>video/quicktime</text:p>
          </table:table-cell>
          <table:table-cell office:value-type="float" office:value="52.195011">
            <text:p>52.195011</text:p>
          </table:table-cell>
          <table:table-cell table:number-columns-repeated="2"/>
          <table:table-cell office:value-type="string">
            <text:p>2016-12-24T22:59: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211.mov</text:p>
          </table:table-cell>
          <table:table-cell table:style-name="ce2" table:formula="of:=HYPERLINK([.A28]; &quot;View Now&quot;)" office:value-type="string" office:string-value="View Now">
            <text:p>View Now</text:p>
          </table:table-cell>
          <table:table-cell office:value-type="string">
            <text:p>video/quicktime</text:p>
          </table:table-cell>
          <table:table-cell office:value-type="float" office:value="17.796667">
            <text:p>17.796667</text:p>
          </table:table-cell>
          <table:table-cell office:value-type="string">
            <text:p>+42.0707-074.1237+534.201/</text:p>
          </table:table-cell>
          <table:table-cell table:formula="of:=HYPERLINK(&quot;https://www.google.com/maps?q=42.0707,-74.1237&quot;;&quot;MAP&quot;)" office:value-type="string" office:string-value="MAP">
            <text:p>MAP</text:p>
          </table:table-cell>
          <table:table-cell office:value-type="string">
            <text:p>2018-06-23T19:03:27.000000Z</text:p>
          </table:table-cell>
          <table:table-cell table:number-columns-repeated="2" office:value-type="string">
            <text:p>N</text:p>
          </table:table-cell>
          <table:table-cell table:style-name="ce6" office:value-type="string">
            <text:p>Video of Buddist temple event at KTD - Karma Triyana Dharmachakra</text:p>
            <text:p/>
          </table:table-cell>
          <table:table-cell table:number-columns-repeated="1014"/>
        </table:table-row>
        <table:table-row table:style-name="ro2" table:visibility="filter">
          <table:table-cell office:value-type="string">
            <text:p>https://www.justice.gov/epstein/files/DataSet%2010/EFTA01617919.mp4</text:p>
          </table:table-cell>
          <table:table-cell table:style-name="ce2" table:formula="of:=HYPERLINK([.A29]; &quot;View Now&quot;)" office:value-type="string" office:string-value="View Now">
            <text:p>View Now</text:p>
          </table:table-cell>
          <table:table-cell office:value-type="string">
            <text:p>video/mp4</text:p>
          </table:table-cell>
          <table:table-cell office:value-type="float" office:value="65.201633">
            <text:p>65.201633</text:p>
          </table:table-cell>
          <table:table-cell table:number-columns-repeated="2"/>
          <table:table-cell office:value-type="string">
            <text:p>2019-05-12T18:39:2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258.mov</text:p>
          </table:table-cell>
          <table:table-cell table:style-name="ce2" table:formula="of:=HYPERLINK([.A30]; &quot;View Now&quot;)" office:value-type="string" office:string-value="View Now">
            <text:p>View Now</text:p>
          </table:table-cell>
          <table:table-cell office:value-type="string">
            <text:p>video/quicktime</text:p>
          </table:table-cell>
          <table:table-cell office:value-type="float" office:value="8.298333">
            <text:p>8.298333</text:p>
          </table:table-cell>
          <table:table-cell table:number-columns-repeated="2"/>
          <table:table-cell office:value-type="string">
            <text:p>2018-09-01T15:31:2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485.mov</text:p>
          </table:table-cell>
          <table:table-cell table:style-name="ce2" table:formula="of:=HYPERLINK([.A31]; &quot;View Now&quot;)" office:value-type="string" office:string-value="View Now">
            <text:p>View Now</text:p>
          </table:table-cell>
          <table:table-cell office:value-type="string">
            <text:p>video/quicktime</text:p>
          </table:table-cell>
          <table:table-cell office:value-type="float" office:value="9.758333">
            <text:p>9.758333</text:p>
          </table:table-cell>
          <table:table-cell table:number-columns-repeated="2"/>
          <table:table-cell office:value-type="string">
            <text:p>2016-08-07T08:04: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815.mov</text:p>
          </table:table-cell>
          <table:table-cell table:style-name="ce2" table:formula="of:=HYPERLINK([.A32]; &quot;View Now&quot;)" office:value-type="string" office:string-value="View Now">
            <text:p>View Now</text:p>
          </table:table-cell>
          <table:table-cell office:value-type="string">
            <text:p>video/quicktime</text:p>
          </table:table-cell>
          <table:table-cell office:value-type="float" office:value="75.118333">
            <text:p>75.118333</text:p>
          </table:table-cell>
          <table:table-cell table:number-columns-repeated="2"/>
          <table:table-cell office:value-type="string">
            <text:p>2015-04-04T17:10:2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487.mov</text:p>
          </table:table-cell>
          <table:table-cell table:style-name="ce2" table:formula="of:=HYPERLINK([.A33]; &quot;View Now&quot;)" office:value-type="string" office:string-value="View Now">
            <text:p>View Now</text:p>
          </table:table-cell>
          <table:table-cell office:value-type="string">
            <text:p>video/quicktime</text:p>
          </table:table-cell>
          <table:table-cell office:value-type="float" office:value="8.173333">
            <text:p>8.173333</text:p>
          </table:table-cell>
          <table:table-cell table:number-columns-repeated="2"/>
          <table:table-cell office:value-type="string">
            <text:p>2016-08-16T15:29: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486.mov</text:p>
          </table:table-cell>
          <table:table-cell table:style-name="ce2" table:formula="of:=HYPERLINK([.A34]; &quot;View Now&quot;)" office:value-type="string" office:string-value="View Now">
            <text:p>View Now</text:p>
          </table:table-cell>
          <table:table-cell office:value-type="string">
            <text:p>video/quicktime</text:p>
          </table:table-cell>
          <table:table-cell office:value-type="float" office:value="9.591667">
            <text:p>9.591667</text:p>
          </table:table-cell>
          <table:table-cell table:number-columns-repeated="2"/>
          <table:table-cell office:value-type="string">
            <text:p>2016-08-09T14:25: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8852.mov</text:p>
          </table:table-cell>
          <table:table-cell table:style-name="ce2" table:formula="of:=HYPERLINK([.A35];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8622.mov</text:p>
          </table:table-cell>
          <table:table-cell table:style-name="ce2" table:formula="of:=HYPERLINK([.A36]; &quot;View Now&quot;)" office:value-type="string" office:string-value="View Now">
            <text:p>View Now</text:p>
          </table:table-cell>
          <table:table-cell office:value-type="string">
            <text:p>video/quicktime</text:p>
          </table:table-cell>
          <table:table-cell office:value-type="float" office:value="43.343333">
            <text:p>43.343333</text:p>
          </table:table-cell>
          <table:table-cell table:number-columns-repeated="2"/>
          <table:table-cell office:value-type="string">
            <text:p>2019-02-14T03:10:1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816.mov</text:p>
          </table:table-cell>
          <table:table-cell table:style-name="ce2" table:formula="of:=HYPERLINK([.A37]; &quot;View Now&quot;)" office:value-type="string" office:string-value="View Now">
            <text:p>View Now</text:p>
          </table:table-cell>
          <table:table-cell office:value-type="string">
            <text:p>video/quicktime</text:p>
          </table:table-cell>
          <table:table-cell office:value-type="float" office:value="67.62">
            <text:p>67.62</text:p>
          </table:table-cell>
          <table:table-cell table:number-columns-repeated="2"/>
          <table:table-cell office:value-type="string">
            <text:p>2015-04-04T17:10: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8355.mov</text:p>
          </table:table-cell>
          <table:table-cell table:style-name="ce2" table:formula="of:=HYPERLINK([.A38]; &quot;View Now&quot;)" office:value-type="string" office:string-value="View Now">
            <text:p>View Now</text:p>
          </table:table-cell>
          <table:table-cell office:value-type="string">
            <text:p>video/quicktime</text:p>
          </table:table-cell>
          <table:table-cell office:value-type="float" office:value="59.121667">
            <text:p>59.121667</text:p>
          </table:table-cell>
          <table:table-cell table:number-columns-repeated="2"/>
          <table:table-cell office:value-type="string">
            <text:p>2015-11-15T03:09: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6872.mov</text:p>
          </table:table-cell>
          <table:table-cell table:style-name="ce2" table:formula="of:=HYPERLINK([.A39]; &quot;View Now&quot;)" office:value-type="string" office:string-value="View Now">
            <text:p>View Now</text:p>
          </table:table-cell>
          <table:table-cell office:value-type="string">
            <text:p>video/quicktime</text:p>
          </table:table-cell>
          <table:table-cell office:value-type="float" office:value="106.86">
            <text:p>106.86</text:p>
          </table:table-cell>
          <table:table-cell table:number-columns-repeated="2"/>
          <table:table-cell office:value-type="string">
            <text:p>2016-08-03T15:54:0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23.mov</text:p>
          </table:table-cell>
          <table:table-cell table:style-name="ce2" table:formula="of:=HYPERLINK([.A40]; &quot;View Now&quot;)" office:value-type="string" office:string-value="View Now">
            <text:p>View Now</text:p>
          </table:table-cell>
          <table:table-cell office:value-type="string">
            <text:p>video/quicktime</text:p>
          </table:table-cell>
          <table:table-cell office:value-type="float" office:value="66.768083">
            <text:p>66.768083</text:p>
          </table:table-cell>
          <table:table-cell table:number-columns-repeated="2"/>
          <table:table-cell office:value-type="string">
            <text:p>2017-03-25T18:56: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33.mov</text:p>
          </table:table-cell>
          <table:table-cell table:style-name="ce2" table:formula="of:=HYPERLINK([.A41]; &quot;View Now&quot;)" office:value-type="string" office:string-value="View Now">
            <text:p>View Now</text:p>
          </table:table-cell>
          <table:table-cell office:value-type="string">
            <text:p>video/quicktime</text:p>
          </table:table-cell>
          <table:table-cell office:value-type="float" office:value="74.633333">
            <text:p>74.633333</text:p>
          </table:table-cell>
          <table:table-cell table:number-columns-repeated="2"/>
          <table:table-cell office:value-type="string">
            <text:p>2017-09-03T18:25: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24.mov</text:p>
          </table:table-cell>
          <table:table-cell table:style-name="ce2" table:formula="of:=HYPERLINK([.A42]; &quot;View Now&quot;)" office:value-type="string" office:string-value="View Now">
            <text:p>View Now</text:p>
          </table:table-cell>
          <table:table-cell office:value-type="string">
            <text:p>video/quicktime</text:p>
          </table:table-cell>
          <table:table-cell office:value-type="float" office:value="155.88">
            <text:p>155.88</text:p>
          </table:table-cell>
          <table:table-cell table:number-columns-repeated="2"/>
          <table:table-cell office:value-type="string">
            <text:p>2017-06-12T17:23:3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495.m4a</text:p>
          </table:table-cell>
          <table:table-cell table:style-name="ce2" table:formula="of:=HYPERLINK([.A43]; &quot;View Now&quot;)" office:value-type="string" office:string-value="View Now">
            <text:p>View Now</text:p>
          </table:table-cell>
          <table:table-cell office:value-type="string">
            <text:p>audio/mp4</text:p>
          </table:table-cell>
          <table:table-cell office:value-type="float" office:value="763.750748">
            <text:p>763.750748</text:p>
          </table:table-cell>
          <table:table-cell table:number-columns-repeated="2"/>
          <table:table-cell office:value-type="string">
            <text:p>2016-09-21T11:22: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60.mov</text:p>
          </table:table-cell>
          <table:table-cell table:style-name="ce2" table:formula="of:=HYPERLINK([.A44]; &quot;View Now&quot;)" office:value-type="string" office:string-value="View Now">
            <text:p>View Now</text:p>
          </table:table-cell>
          <table:table-cell office:value-type="string">
            <text:p>video/quicktime</text:p>
          </table:table-cell>
          <table:table-cell office:value-type="float" office:value="40.31">
            <text:p>40.31</text:p>
          </table:table-cell>
          <table:table-cell table:number-columns-repeated="2"/>
          <table:table-cell office:value-type="string">
            <text:p>2018-04-17T13:17: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88.mov</text:p>
          </table:table-cell>
          <table:table-cell table:style-name="ce2" table:formula="of:=HYPERLINK([.A45]; &quot;View Now&quot;)" office:value-type="string" office:string-value="View Now">
            <text:p>View Now</text:p>
          </table:table-cell>
          <table:table-cell office:value-type="string">
            <text:p>video/quicktime</text:p>
          </table:table-cell>
          <table:table-cell office:value-type="float" office:value="44.713333">
            <text:p>44.713333</text:p>
          </table:table-cell>
          <table:table-cell office:value-type="string">
            <text:p>+36.6208-121.9364+024.138/</text:p>
          </table:table-cell>
          <table:table-cell table:formula="of:=HYPERLINK(&quot;https://www.google.com/maps?q=36.6208,-121.9364&quot;;&quot;MAP&quot;)" office:value-type="string" office:string-value="MAP">
            <text:p>MAP</text:p>
          </table:table-cell>
          <table:table-cell office:value-type="string">
            <text:p>2018-09-02T16:14:33.000000Z</text:p>
          </table:table-cell>
          <table:table-cell/>
          <table:table-cell office:value-type="string">
            <text:p>Y</text:p>
          </table:table-cell>
          <table:table-cell table:style-name="ce6" office:value-type="string">
            <text:p>Unknown man wearing Camp Qualia tshirt talking about body and mind consciousness stuff Directors Cottage in Pacific Grove, California </text:p>
          </table:table-cell>
          <table:table-cell table:number-columns-repeated="1014"/>
        </table:table-row>
        <table:table-row table:style-name="ro2" table:visibility="filter">
          <table:table-cell office:value-type="string">
            <text:p>https://www.justice.gov/epstein/files/DataSet%2010/EFTA01619604.m4a</text:p>
          </table:table-cell>
          <table:table-cell table:style-name="ce2" table:formula="of:=HYPERLINK([.A46]; &quot;View Now&quot;)" office:value-type="string" office:string-value="View Now">
            <text:p>View Now</text:p>
          </table:table-cell>
          <table:table-cell office:value-type="string">
            <text:p>audio/mp4</text:p>
          </table:table-cell>
          <table:table-cell office:value-type="float" office:value="790.464">
            <text:p>790.464</text:p>
          </table:table-cell>
          <table:table-cell table:number-columns-repeated="2"/>
          <table:table-cell office:value-type="string">
            <text:p>2018-10-07T13:34:3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78.mov</text:p>
          </table:table-cell>
          <table:table-cell table:style-name="ce2" table:formula="of:=HYPERLINK([.A47]; &quot;View Now&quot;)" office:value-type="string" office:string-value="View Now">
            <text:p>View Now</text:p>
          </table:table-cell>
          <table:table-cell office:value-type="string">
            <text:p>video/quicktime</text:p>
          </table:table-cell>
          <table:table-cell office:value-type="float" office:value="40.5">
            <text:p>40.5</text:p>
          </table:table-cell>
          <table:table-cell table:number-columns-repeated="2"/>
          <table:table-cell office:value-type="string">
            <text:p>2018-06-13T16:40:1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0904.mp4</text:p>
          </table:table-cell>
          <table:table-cell table:style-name="ce2" table:formula="of:=HYPERLINK([.A48]; &quot;View Now&quot;)" office:value-type="string" office:string-value="View Now">
            <text:p>View Now</text:p>
          </table:table-cell>
          <table:table-cell office:value-type="string">
            <text:p>video/mp4</text:p>
          </table:table-cell>
          <table:table-cell office:value-type="float" office:value="275.005417">
            <text:p>275.0054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19633.mov</text:p>
          </table:table-cell>
          <table:table-cell table:style-name="ce2" table:formula="of:=HYPERLINK([.A49]; &quot;View Now&quot;)" office:value-type="string" office:string-value="View Now">
            <text:p>View Now</text:p>
          </table:table-cell>
          <table:table-cell office:value-type="string">
            <text:p>video/quicktime</text:p>
          </table:table-cell>
          <table:table-cell office:value-type="float" office:value="46.476667">
            <text:p>46.476667</text:p>
          </table:table-cell>
          <table:table-cell table:number-columns-repeated="2"/>
          <table:table-cell office:value-type="string">
            <text:p>2019-01-01T13:49:5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632.mov</text:p>
          </table:table-cell>
          <table:table-cell table:style-name="ce2" table:formula="of:=HYPERLINK([.A50]; &quot;View Now&quot;)" office:value-type="string" office:string-value="View Now">
            <text:p>View Now</text:p>
          </table:table-cell>
          <table:table-cell office:value-type="string">
            <text:p>video/quicktime</text:p>
          </table:table-cell>
          <table:table-cell office:value-type="float" office:value="38.333333">
            <text:p>38.333333</text:p>
          </table:table-cell>
          <table:table-cell table:number-columns-repeated="2"/>
          <table:table-cell office:value-type="string">
            <text:p>2018-12-31T15:28: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89.mov</text:p>
          </table:table-cell>
          <table:table-cell table:style-name="ce2" table:formula="of:=HYPERLINK([.A51]; &quot;View Now&quot;)" office:value-type="string" office:string-value="View Now">
            <text:p>View Now</text:p>
          </table:table-cell>
          <table:table-cell office:value-type="string">
            <text:p>video/quicktime</text:p>
          </table:table-cell>
          <table:table-cell office:value-type="float" office:value="48.183333">
            <text:p>48.183333</text:p>
          </table:table-cell>
          <table:table-cell table:number-columns-repeated="2"/>
          <table:table-cell office:value-type="string">
            <text:p>2018-09-04T09:09: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634.mov</text:p>
          </table:table-cell>
          <table:table-cell table:style-name="ce2" table:formula="of:=HYPERLINK([.A52]; &quot;View Now&quot;)" office:value-type="string" office:string-value="View Now">
            <text:p>View Now</text:p>
          </table:table-cell>
          <table:table-cell office:value-type="string">
            <text:p>video/quicktime</text:p>
          </table:table-cell>
          <table:table-cell office:value-type="float" office:value="31.295">
            <text:p>31.295</text:p>
          </table:table-cell>
          <table:table-cell table:number-columns-repeated="2"/>
          <table:table-cell office:value-type="string">
            <text:p>2019-01-03T18:43:2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626.mov</text:p>
          </table:table-cell>
          <table:table-cell table:style-name="ce2" table:formula="of:=HYPERLINK([.A53]; &quot;View Now&quot;)" office:value-type="string" office:string-value="View Now">
            <text:p>View Now</text:p>
          </table:table-cell>
          <table:table-cell office:value-type="string">
            <text:p>video/quicktime</text:p>
          </table:table-cell>
          <table:table-cell office:value-type="float" office:value="45.001678">
            <text:p>45.001678</text:p>
          </table:table-cell>
          <table:table-cell table:number-columns-repeated="2"/>
          <table:table-cell office:value-type="string">
            <text:p>2018-12-20T15:04: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625.mov</text:p>
          </table:table-cell>
          <table:table-cell table:style-name="ce2" table:formula="of:=HYPERLINK([.A54]; &quot;View Now&quot;)" office:value-type="string" office:string-value="View Now">
            <text:p>View Now</text:p>
          </table:table-cell>
          <table:table-cell office:value-type="string">
            <text:p>video/quicktime</text:p>
          </table:table-cell>
          <table:table-cell office:value-type="float" office:value="45.141678">
            <text:p>45.141678</text:p>
          </table:table-cell>
          <table:table-cell table:number-columns-repeated="2"/>
          <table:table-cell office:value-type="string">
            <text:p>2018-12-20T11:18:4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8606.mov</text:p>
          </table:table-cell>
          <table:table-cell table:style-name="ce2" table:formula="of:=HYPERLINK([.A55]; &quot;View Now&quot;)" office:value-type="string" office:string-value="View Now">
            <text:p>View Now</text:p>
          </table:table-cell>
          <table:table-cell office:value-type="string">
            <text:p>video/quicktime</text:p>
          </table:table-cell>
          <table:table-cell office:value-type="float" office:value="166.566667">
            <text:p>166.566667</text:p>
          </table:table-cell>
          <table:table-cell table:number-columns-repeated="2"/>
          <table:table-cell office:value-type="string">
            <text:p>2015-03-11T17:37:5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624.mov</text:p>
          </table:table-cell>
          <table:table-cell table:style-name="ce2" table:formula="of:=HYPERLINK([.A56]; &quot;View Now&quot;)" office:value-type="string" office:string-value="View Now">
            <text:p>View Now</text:p>
          </table:table-cell>
          <table:table-cell office:value-type="string">
            <text:p>video/quicktime</text:p>
          </table:table-cell>
          <table:table-cell office:value-type="float" office:value="137.161667">
            <text:p>137.161667</text:p>
          </table:table-cell>
          <table:table-cell table:number-columns-repeated="2"/>
          <table:table-cell office:value-type="string">
            <text:p>2018-12-20T11:18: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09.mp4</text:p>
          </table:table-cell>
          <table:table-cell table:style-name="ce2" table:formula="of:=HYPERLINK([.A57]; &quot;View Now&quot;)" office:value-type="string" office:string-value="View Now">
            <text:p>View Now</text:p>
          </table:table-cell>
          <table:table-cell office:value-type="string">
            <text:p>video/mp4</text:p>
          </table:table-cell>
          <table:table-cell office:value-type="float" office:value="12.437333">
            <text:p>12.437333</text:p>
          </table:table-cell>
          <table:table-cell table:number-columns-repeated="2"/>
          <table:table-cell office:value-type="string">
            <text:p>2017-09-22T19:57: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0.mp4</text:p>
          </table:table-cell>
          <table:table-cell table:style-name="ce2" table:formula="of:=HYPERLINK([.A58]; &quot;View Now&quot;)" office:value-type="string" office:string-value="View Now">
            <text:p>View Now</text:p>
          </table:table-cell>
          <table:table-cell office:value-type="string">
            <text:p>video/mp4</text:p>
          </table:table-cell>
          <table:table-cell office:value-type="float" office:value="11.413333">
            <text:p>11.413333</text:p>
          </table:table-cell>
          <table:table-cell table:number-columns-repeated="2"/>
          <table:table-cell office:value-type="string">
            <text:p>2017-09-22T18:51:2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6.mov</text:p>
          </table:table-cell>
          <table:table-cell table:style-name="ce2" table:formula="of:=HYPERLINK([.A59]; &quot;View Now&quot;)" office:value-type="string" office:string-value="View Now">
            <text:p>View Now</text:p>
          </table:table-cell>
          <table:table-cell office:value-type="string">
            <text:p>video/quicktime</text:p>
          </table:table-cell>
          <table:table-cell office:value-type="float" office:value="3.4">
            <text:p>3.4</text:p>
          </table:table-cell>
          <table:table-cell table:number-columns-repeated="2"/>
          <table:table-cell office:value-type="string">
            <text:p>2016-09-27T08:33: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4.mov</text:p>
          </table:table-cell>
          <table:table-cell table:style-name="ce2" table:formula="of:=HYPERLINK([.A60]; &quot;View Now&quot;)" office:value-type="string" office:string-value="View Now">
            <text:p>View Now</text:p>
          </table:table-cell>
          <table:table-cell office:value-type="string">
            <text:p>video/quicktime</text:p>
          </table:table-cell>
          <table:table-cell office:value-type="float" office:value="3.401667">
            <text:p>3.401667</text:p>
          </table:table-cell>
          <table:table-cell table:number-columns-repeated="2"/>
          <table:table-cell office:value-type="string">
            <text:p>2016-11-22T15:07: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0591.mov</text:p>
          </table:table-cell>
          <table:table-cell table:style-name="ce2" table:formula="of:=HYPERLINK([.A61];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8.mov</text:p>
          </table:table-cell>
          <table:table-cell table:style-name="ce2" table:formula="of:=HYPERLINK([.A62]; &quot;View Now&quot;)" office:value-type="string" office:string-value="View Now">
            <text:p>View Now</text:p>
          </table:table-cell>
          <table:table-cell office:value-type="string">
            <text:p>video/quicktime</text:p>
          </table:table-cell>
          <table:table-cell office:value-type="float" office:value="2.333333">
            <text:p>2.333333</text:p>
          </table:table-cell>
          <table:table-cell office:value-type="string">
            <text:p>+36.4972-121.7527+071.077/</text:p>
          </table:table-cell>
          <table:table-cell table:formula="of:=HYPERLINK(&quot;https://www.google.com/maps?q=36.4972,-121.7527&quot;;&quot;MAP&quot;)" office:value-type="string" office:string-value="MAP">
            <text:p>MAP</text:p>
          </table:table-cell>
          <table:table-cell office:value-type="string">
            <text:p>2018-02-08T00:00:20.000000Z</text:p>
          </table:table-cell>
          <table:table-cell table:number-columns-repeated="2" office:value-type="string">
            <text:p>N</text:p>
          </table:table-cell>
          <table:table-cell table:style-name="ce6" office:value-type="string">
            <text:p>Video of a photo of Jeffrey Epstein, taken at 388 W Carmel Valley Rd, Carmel Valley, CA 93924, USA. The video is from 2018, The property was sold in 2011 by Thurman and Sandra Ellis to Gilbert Hakim for approximately $1.3 million. n 2018 Gilbert Hakim was working as the Founder and Chief Executive Officer of Soft Computer Consultants, Inc. (SCC Soft Computer), a U.S.-based software company he founded in 1979 that develops laboratory and genetics information systems for the healthcare industry, and he continued in that leadership role through 2018 and beyond. He is also listed as a director at Pictor Labs, Inc., a healthcare technology company where he has held a board position in recent years.</text:p>
          </table:table-cell>
          <table:table-cell table:number-columns-repeated="1014"/>
        </table:table-row>
        <table:table-row table:style-name="ro2" table:visibility="filter">
          <table:table-cell office:value-type="string">
            <text:p>https://www.justice.gov/epstein/files/DataSet%2010/EFTA01621011.mp4</text:p>
          </table:table-cell>
          <table:table-cell table:style-name="ce2" table:formula="of:=HYPERLINK([.A63]; &quot;View Now&quot;)" office:value-type="string" office:string-value="View Now">
            <text:p>View Now</text:p>
          </table:table-cell>
          <table:table-cell office:value-type="string">
            <text:p>video/mp4</text:p>
          </table:table-cell>
          <table:table-cell office:value-type="float" office:value="19.922721">
            <text:p>19.922721</text:p>
          </table:table-cell>
          <table:table-cell table:number-columns-repeated="2"/>
          <table:table-cell office:value-type="string">
            <text:p>2019-06-28T15:35: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3.mov</text:p>
          </table:table-cell>
          <table:table-cell table:style-name="ce2" table:formula="of:=HYPERLINK([.A64]; &quot;View Now&quot;)" office:value-type="string" office:string-value="View Now">
            <text:p>View Now</text:p>
          </table:table-cell>
          <table:table-cell office:value-type="string">
            <text:p>video/quicktime</text:p>
          </table:table-cell>
          <table:table-cell office:value-type="float" office:value="2.535">
            <text:p>2.535</text:p>
          </table:table-cell>
          <table:table-cell table:number-columns-repeated="2"/>
          <table:table-cell office:value-type="string">
            <text:p>2016-11-22T15:07:3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5.mov</text:p>
          </table:table-cell>
          <table:table-cell table:style-name="ce2" table:formula="of:=HYPERLINK([.A65]; &quot;View Now&quot;)" office:value-type="string" office:string-value="View Now">
            <text:p>View Now</text:p>
          </table:table-cell>
          <table:table-cell office:value-type="string">
            <text:p>video/quicktime</text:p>
          </table:table-cell>
          <table:table-cell office:value-type="float" office:value="2.893333">
            <text:p>2.893333</text:p>
          </table:table-cell>
          <table:table-cell table:number-columns-repeated="2"/>
          <table:table-cell office:value-type="string">
            <text:p>2018-08-27T12:58:5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9.mov</text:p>
          </table:table-cell>
          <table:table-cell table:style-name="ce2" table:formula="of:=HYPERLINK([.A66];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07.mov</text:p>
          </table:table-cell>
          <table:table-cell table:style-name="ce2" table:formula="of:=HYPERLINK([.A67]; &quot;View Now&quot;)" office:value-type="string" office:string-value="View Now">
            <text:p>View Now</text:p>
          </table:table-cell>
          <table:table-cell office:value-type="string">
            <text:p>video/quicktime</text:p>
          </table:table-cell>
          <table:table-cell office:value-type="float" office:value="1514.841769">
            <text:p>1514.841769</text:p>
          </table:table-cell>
          <table:table-cell table:number-columns-repeated="2"/>
          <table:table-cell office:value-type="string">
            <text:p>2013-01-26T20:31:1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0.mov</text:p>
          </table:table-cell>
          <table:table-cell table:style-name="ce2" table:formula="of:=HYPERLINK([.A68];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40: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2.mov</text:p>
          </table:table-cell>
          <table:table-cell table:style-name="ce2" table:formula="of:=HYPERLINK([.A69]; &quot;View Now&quot;)" office:value-type="string" office:string-value="View Now">
            <text:p>View Now</text:p>
          </table:table-cell>
          <table:table-cell office:value-type="string">
            <text:p>video/quicktime</text:p>
          </table:table-cell>
          <table:table-cell office:value-type="float" office:value="3">
            <text:p>3</text:p>
          </table:table-cell>
          <table:table-cell table:number-columns-repeated="2"/>
          <table:table-cell office:value-type="string">
            <text:p>2019-04-28T23:53:1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7.mov</text:p>
          </table:table-cell>
          <table:table-cell table:style-name="ce2" table:formula="of:=HYPERLINK([.A70]; &quot;View Now&quot;)" office:value-type="string" office:string-value="View Now">
            <text:p>View Now</text:p>
          </table:table-cell>
          <table:table-cell office:value-type="string">
            <text:p>video/quicktime</text:p>
          </table:table-cell>
          <table:table-cell office:value-type="float" office:value="69.098345">
            <text:p>69.098345</text:p>
          </table:table-cell>
          <table:table-cell table:number-columns-repeated="2"/>
          <table:table-cell office:value-type="string">
            <text:p>2017-07-05T19:18: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1.mov</text:p>
          </table:table-cell>
          <table:table-cell table:style-name="ce2" table:formula="of:=HYPERLINK([.A71]; &quot;View Now&quot;)" office:value-type="string" office:string-value="View Now">
            <text:p>View Now</text:p>
          </table:table-cell>
          <table:table-cell office:value-type="string">
            <text:p>video/quicktime</text:p>
          </table:table-cell>
          <table:table-cell office:value-type="float" office:value="3.003333">
            <text:p>3.003333</text:p>
          </table:table-cell>
          <table:table-cell table:number-columns-repeated="2"/>
          <table:table-cell office:value-type="string">
            <text:p>2017-10-01T15:40: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2.mov</text:p>
          </table:table-cell>
          <table:table-cell table:style-name="ce2" table:formula="of:=HYPERLINK([.A72]; &quot;View Now&quot;)" office:value-type="string" office:string-value="View Now">
            <text:p>View Now</text:p>
          </table:table-cell>
          <table:table-cell office:value-type="string">
            <text:p>video/quicktime</text:p>
          </table:table-cell>
          <table:table-cell office:value-type="float" office:value="2.701667">
            <text:p>2.701667</text:p>
          </table:table-cell>
          <table:table-cell table:number-columns-repeated="2"/>
          <table:table-cell office:value-type="string">
            <text:p>2017-10-01T15:35:2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3.mov</text:p>
          </table:table-cell>
          <table:table-cell table:style-name="ce2" table:formula="of:=HYPERLINK([.A73];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29: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6.mov</text:p>
          </table:table-cell>
          <table:table-cell table:style-name="ce2" table:formula="of:=HYPERLINK([.A74]; &quot;View Now&quot;)" office:value-type="string" office:string-value="View Now">
            <text:p>View Now</text:p>
          </table:table-cell>
          <table:table-cell office:value-type="string">
            <text:p>video/quicktime</text:p>
          </table:table-cell>
          <table:table-cell office:value-type="float" office:value="3.071667">
            <text:p>3.071667</text:p>
          </table:table-cell>
          <table:table-cell table:number-columns-repeated="2"/>
          <table:table-cell office:value-type="string">
            <text:p>2017-10-01T20:28: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4.mov</text:p>
          </table:table-cell>
          <table:table-cell table:style-name="ce2" table:formula="of:=HYPERLINK([.A75]; &quot;View Now&quot;)" office:value-type="string" office:string-value="View Now">
            <text:p>View Now</text:p>
          </table:table-cell>
          <table:table-cell office:value-type="string">
            <text:p>video/quicktime</text:p>
          </table:table-cell>
          <table:table-cell office:value-type="float" office:value="2.401667">
            <text:p>2.401667</text:p>
          </table:table-cell>
          <table:table-cell table:number-columns-repeated="2"/>
          <table:table-cell office:value-type="string">
            <text:p>2017-10-01T15:24: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5.mov</text:p>
          </table:table-cell>
          <table:table-cell table:style-name="ce2" table:formula="of:=HYPERLINK([.A76]; &quot;View Now&quot;)" office:value-type="string" office:string-value="View Now">
            <text:p>View Now</text:p>
          </table:table-cell>
          <table:table-cell office:value-type="string">
            <text:p>video/quicktime</text:p>
          </table:table-cell>
          <table:table-cell office:value-type="float" office:value="2.27">
            <text:p>2.27</text:p>
          </table:table-cell>
          <table:table-cell table:number-columns-repeated="2"/>
          <table:table-cell office:value-type="string">
            <text:p>2017-10-01T15:19: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9.mov</text:p>
          </table:table-cell>
          <table:table-cell table:style-name="ce2" table:formula="of:=HYPERLINK([.A77]; &quot;View Now&quot;)" office:value-type="string" office:string-value="View Now">
            <text:p>View Now</text:p>
          </table:table-cell>
          <table:table-cell office:value-type="string">
            <text:p>video/quicktime</text:p>
          </table:table-cell>
          <table:table-cell office:value-type="float" office:value="2.608333">
            <text:p>2.608333</text:p>
          </table:table-cell>
          <table:table-cell table:number-columns-repeated="2"/>
          <table:table-cell office:value-type="string">
            <text:p>2018-03-06T16:37: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7.mov</text:p>
          </table:table-cell>
          <table:table-cell table:style-name="ce2" table:formula="of:=HYPERLINK([.A78]; &quot;View Now&quot;)" office:value-type="string" office:string-value="View Now">
            <text:p>View Now</text:p>
          </table:table-cell>
          <table:table-cell office:value-type="string">
            <text:p>video/quicktime</text:p>
          </table:table-cell>
          <table:table-cell office:value-type="float" office:value="2.97">
            <text:p>2.97</text:p>
          </table:table-cell>
          <table:table-cell table:number-columns-repeated="2"/>
          <table:table-cell office:value-type="string">
            <text:p>2017-10-01T16:49: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1.mov</text:p>
          </table:table-cell>
          <table:table-cell table:style-name="ce2" table:formula="of:=HYPERLINK([.A79]; &quot;View Now&quot;)" office:value-type="string" office:string-value="View Now">
            <text:p>View Now</text:p>
          </table:table-cell>
          <table:table-cell office:value-type="string">
            <text:p>video/quicktime</text:p>
          </table:table-cell>
          <table:table-cell office:value-type="float" office:value="2.2">
            <text:p>2.2</text:p>
          </table:table-cell>
          <table:table-cell table:number-columns-repeated="2"/>
          <table:table-cell office:value-type="string">
            <text:p>2018-03-08T12:04:1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8.mov</text:p>
          </table:table-cell>
          <table:table-cell table:style-name="ce2" table:formula="of:=HYPERLINK([.A80]; &quot;View Now&quot;)" office:value-type="string" office:string-value="View Now">
            <text:p>View Now</text:p>
          </table:table-cell>
          <table:table-cell office:value-type="string">
            <text:p>video/quicktime</text:p>
          </table:table-cell>
          <table:table-cell office:value-type="float" office:value="2.5">
            <text:p>2.5</text:p>
          </table:table-cell>
          <table:table-cell table:number-columns-repeated="2"/>
          <table:table-cell office:value-type="string">
            <text:p>2018-01-29T18:12: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0.mov</text:p>
          </table:table-cell>
          <table:table-cell table:style-name="ce2" table:formula="of:=HYPERLINK([.A81]; &quot;View Now&quot;)" office:value-type="string" office:string-value="View Now">
            <text:p>View Now</text:p>
          </table:table-cell>
          <table:table-cell office:value-type="string">
            <text:p>video/quicktime</text:p>
          </table:table-cell>
          <table:table-cell office:value-type="float" office:value="2.433333">
            <text:p>2.433333</text:p>
          </table:table-cell>
          <table:table-cell table:number-columns-repeated="2"/>
          <table:table-cell office:value-type="string">
            <text:p>2018-03-07T20:35: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00798.mp4</text:p>
          </table:table-cell>
          <table:table-cell table:style-name="ce2" table:formula="of:=HYPERLINK([.A82]; &quot;View Now&quot;)" office:value-type="string" office:string-value="View Now">
            <text:p>View Now</text:p>
          </table:table-cell>
          <table:table-cell office:value-type="string">
            <text:p>video/mp4</text:p>
          </table:table-cell>
          <table:table-cell office:value-type="float" office:value="636.235604">
            <text:p>636.235604</text:p>
          </table:table-cell>
          <table:table-cell table:number-columns-repeated="2"/>
          <table:table-cell office:value-type="string">
            <text:p>2018-02-03T12:25: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6.mov</text:p>
          </table:table-cell>
          <table:table-cell table:style-name="ce2" table:formula="of:=HYPERLINK([.A83]; &quot;View Now&quot;)" office:value-type="string" office:string-value="View Now">
            <text:p>View Now</text:p>
          </table:table-cell>
          <table:table-cell office:value-type="string">
            <text:p>video/quicktime</text:p>
          </table:table-cell>
          <table:table-cell office:value-type="float" office:value="2.666667">
            <text:p>2.666667</text:p>
          </table:table-cell>
          <table:table-cell table:number-columns-repeated="2"/>
          <table:table-cell office:value-type="string">
            <text:p>2018-10-18T18:37: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3.mov</text:p>
          </table:table-cell>
          <table:table-cell table:style-name="ce2" table:formula="of:=HYPERLINK([.A84]; &quot;View Now&quot;)" office:value-type="string" office:string-value="View Now">
            <text:p>View Now</text:p>
          </table:table-cell>
          <table:table-cell office:value-type="string">
            <text:p>video/quicktime</text:p>
          </table:table-cell>
          <table:table-cell office:value-type="float" office:value="2.135">
            <text:p>2.135</text:p>
          </table:table-cell>
          <table:table-cell office:value-type="string">
            <text:p>+10.7560+103.2621+005.680/</text:p>
          </table:table-cell>
          <table:table-cell table:formula="of:=HYPERLINK(&quot;https://www.google.com/maps?q=10.756,103.2621&quot;;&quot;MAP&quot;)" office:value-type="string" office:string-value="MAP">
            <text:p>MAP</text:p>
          </table:table-cell>
          <table:table-cell office:value-type="string">
            <text:p>2016-12-25T01:16:59.000000Z</text:p>
          </table:table-cell>
          <table:table-cell table:number-columns-repeated="2"/>
          <table:table-cell table:style-name="ce6" office:value-type="string">
            <text:p>Short video of a hut with ocean view at the Koh Ouen Private Island, Koh Rong Archipelago, Near Sihanoukville, Cambodia – Looking to the West</text:p>
          </table:table-cell>
          <table:table-cell table:number-columns-repeated="1014"/>
        </table:table-row>
        <table:table-row table:style-name="ro2" table:visibility="filter">
          <table:table-cell office:value-type="string">
            <text:p>https://www.justice.gov/epstein/files/DataSet%2010/EFTA01621037.mov</text:p>
          </table:table-cell>
          <table:table-cell table:style-name="ce2" table:formula="of:=HYPERLINK([.A85];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10-18T18:35:5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2.mov</text:p>
          </table:table-cell>
          <table:table-cell table:style-name="ce2" table:formula="of:=HYPERLINK([.A86]; &quot;View Now&quot;)" office:value-type="string" office:string-value="View Now">
            <text:p>View Now</text:p>
          </table:table-cell>
          <table:table-cell office:value-type="string">
            <text:p>video/quicktime</text:p>
          </table:table-cell>
          <table:table-cell office:value-type="float" office:value="34.891667">
            <text:p>34.891667</text:p>
          </table:table-cell>
          <table:table-cell table:number-columns-repeated="2"/>
          <table:table-cell office:value-type="string">
            <text:p>2017-09-08T16:47: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00824.mov</text:p>
          </table:table-cell>
          <table:table-cell table:style-name="ce2" table:formula="of:=HYPERLINK([.A87]; &quot;View Now&quot;)" office:value-type="string" office:string-value="View Now">
            <text:p>View Now</text:p>
          </table:table-cell>
          <table:table-cell office:value-type="string">
            <text:p>video/quicktime</text:p>
          </table:table-cell>
          <table:table-cell office:value-type="float" office:value="7066.375">
            <text:p>7066.375</text:p>
          </table:table-cell>
          <table:table-cell table:number-columns-repeated="2"/>
          <table:table-cell office:value-type="string">
            <text:p>2019-04-30T12:29:5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4.mov</text:p>
          </table:table-cell>
          <table:table-cell table:style-name="ce2" table:formula="of:=HYPERLINK([.A88]; &quot;View Now&quot;)" office:value-type="string" office:string-value="View Now">
            <text:p>View Now</text:p>
          </table:table-cell>
          <table:table-cell office:value-type="string">
            <text:p>video/quicktime</text:p>
          </table:table-cell>
          <table:table-cell office:value-type="float" office:value="2.366667">
            <text:p>2.366667</text:p>
          </table:table-cell>
          <table:table-cell office:value-type="string">
            <text:p>+20.3798-087.3403+013.445/</text:p>
          </table:table-cell>
          <table:table-cell table:formula="of:=HYPERLINK(&quot;https://www.google.com/maps?q=20.3798,-87.3403&quot;;&quot;MAP&quot;)" office:value-type="string" office:string-value="MAP">
            <text:p>MAP</text:p>
          </table:table-cell>
          <table:table-cell office:value-type="string">
            <text:p>2018-12-30T22:41:12.000000Z</text:p>
          </table:table-cell>
          <table:table-cell table:number-columns-repeated="2"/>
          <table:table-cell table:style-name="ce6" office:value-type="string">
            <text:p>View of a storm blowing some trees around on a back deck at: Avenida Del Sol 101, Akumal, 77776 mexico, Q.R., Mexico – likely in Mexico to celebrate the New Yew.</text:p>
          </table:table-cell>
          <table:table-cell table:number-columns-repeated="1014"/>
        </table:table-row>
        <table:table-row table:style-name="ro2" table:visibility="filter">
          <table:table-cell office:value-type="string">
            <text:p>https://www.justice.gov/epstein/files/DataSet%2010/EFTA01621041.mov</text:p>
          </table:table-cell>
          <table:table-cell table:style-name="ce2" table:formula="of:=HYPERLINK([.A89];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6-06-25T10:35:1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3.mov</text:p>
          </table:table-cell>
          <table:table-cell table:style-name="ce2" table:formula="of:=HYPERLINK([.A90]; &quot;View Now&quot;)" office:value-type="string" office:string-value="View Now">
            <text:p>View Now</text:p>
          </table:table-cell>
          <table:table-cell office:value-type="string">
            <text:p>video/quicktime</text:p>
          </table:table-cell>
          <table:table-cell office:value-type="float" office:value="1.833333">
            <text:p>1.833333</text:p>
          </table:table-cell>
          <table:table-cell table:number-columns-repeated="2"/>
          <table:table-cell office:value-type="string">
            <text:p>2018-12-14T04:05:2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8.mov</text:p>
          </table:table-cell>
          <table:table-cell table:style-name="ce2" table:formula="of:=HYPERLINK([.A91]; &quot;View Now&quot;)" office:value-type="string" office:string-value="View Now">
            <text:p>View Now</text:p>
          </table:table-cell>
          <table:table-cell office:value-type="string">
            <text:p>video/quicktime</text:p>
          </table:table-cell>
          <table:table-cell office:value-type="float" office:value="2.601678">
            <text:p>2.601678</text:p>
          </table:table-cell>
          <table:table-cell table:number-columns-repeated="2"/>
          <table:table-cell office:value-type="string">
            <text:p>2017-10-25T14:18:3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5.mov</text:p>
          </table:table-cell>
          <table:table-cell table:style-name="ce2" table:formula="of:=HYPERLINK([.A92];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09-23T17:06: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0.mov</text:p>
          </table:table-cell>
          <table:table-cell table:style-name="ce2" table:formula="of:=HYPERLINK([.A93]; &quot;View Now&quot;)" office:value-type="string" office:string-value="View Now">
            <text:p>View Now</text:p>
          </table:table-cell>
          <table:table-cell office:value-type="string">
            <text:p>video/quicktime</text:p>
          </table:table-cell>
          <table:table-cell office:value-type="float" office:value="2.531678">
            <text:p>2.531678</text:p>
          </table:table-cell>
          <table:table-cell table:number-columns-repeated="2"/>
          <table:table-cell office:value-type="string">
            <text:p>2016-06-25T09:11:5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9.mov</text:p>
          </table:table-cell>
          <table:table-cell table:style-name="ce2" table:formula="of:=HYPERLINK([.A94]; &quot;View Now&quot;)" office:value-type="string" office:string-value="View Now">
            <text:p>View Now</text:p>
          </table:table-cell>
          <table:table-cell office:value-type="string">
            <text:p>video/quicktime</text:p>
          </table:table-cell>
          <table:table-cell office:value-type="float" office:value="2.665011">
            <text:p>2.665011</text:p>
          </table:table-cell>
          <table:table-cell table:number-columns-repeated="2"/>
          <table:table-cell office:value-type="string">
            <text:p>2016-06-22T10:24: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6.mov</text:p>
          </table:table-cell>
          <table:table-cell table:style-name="ce2" table:formula="of:=HYPERLINK([.A95]; &quot;View Now&quot;)" office:value-type="string" office:string-value="View Now">
            <text:p>View Now</text:p>
          </table:table-cell>
          <table:table-cell office:value-type="string">
            <text:p>video/quicktime</text:p>
          </table:table-cell>
          <table:table-cell office:value-type="float" office:value="2.936667">
            <text:p>2.936667</text:p>
          </table:table-cell>
          <table:table-cell table:number-columns-repeated="2"/>
          <table:table-cell office:value-type="string">
            <text:p>2019-03-29T17:31:0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0.mov</text:p>
          </table:table-cell>
          <table:table-cell table:style-name="ce2" table:formula="of:=HYPERLINK([.A96]; &quot;View Now&quot;)" office:value-type="string" office:string-value="View Now">
            <text:p>View Now</text:p>
          </table:table-cell>
          <table:table-cell office:value-type="string">
            <text:p>video/quicktime</text:p>
          </table:table-cell>
          <table:table-cell office:value-type="float" office:value="1.735">
            <text:p>1.735</text:p>
          </table:table-cell>
          <table:table-cell table:number-columns-repeated="2"/>
          <table:table-cell office:value-type="string">
            <text:p>2019-04-13T14:28:5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2.mov</text:p>
          </table:table-cell>
          <table:table-cell table:style-name="ce2" table:formula="of:=HYPERLINK([.A97]; &quot;View Now&quot;)" office:value-type="string" office:string-value="View Now">
            <text:p>View Now</text:p>
          </table:table-cell>
          <table:table-cell office:value-type="string">
            <text:p>video/quicktime</text:p>
          </table:table-cell>
          <table:table-cell office:value-type="float" office:value="1.566667">
            <text:p>1.566667</text:p>
          </table:table-cell>
          <table:table-cell table:number-columns-repeated="2"/>
          <table:table-cell office:value-type="string">
            <text:p>2018-12-14T04:06:1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1.mov</text:p>
          </table:table-cell>
          <table:table-cell table:style-name="ce2" table:formula="of:=HYPERLINK([.A98]; &quot;View Now&quot;)" office:value-type="string" office:string-value="View Now">
            <text:p>View Now</text:p>
          </table:table-cell>
          <table:table-cell office:value-type="string">
            <text:p>video/quicktime</text:p>
          </table:table-cell>
          <table:table-cell office:value-type="float" office:value="1.801667">
            <text:p>1.801667</text:p>
          </table:table-cell>
          <table:table-cell table:number-columns-repeated="2"/>
          <table:table-cell office:value-type="string">
            <text:p>2019-04-13T14:28: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8.mov</text:p>
          </table:table-cell>
          <table:table-cell table:style-name="ce2" table:formula="of:=HYPERLINK([.A99]; &quot;View Now&quot;)" office:value-type="string" office:string-value="View Now">
            <text:p>View Now</text:p>
          </table:table-cell>
          <table:table-cell office:value-type="string">
            <text:p>video/quicktime</text:p>
          </table:table-cell>
          <table:table-cell office:value-type="float" office:value="3.353333">
            <text:p>3.353333</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5.mov</text:p>
          </table:table-cell>
          <table:table-cell table:style-name="ce2" table:formula="of:=HYPERLINK([.A100]; &quot;View Now&quot;)" office:value-type="string" office:string-value="View Now">
            <text:p>View Now</text:p>
          </table:table-cell>
          <table:table-cell office:value-type="string">
            <text:p>video/quicktime</text:p>
          </table:table-cell>
          <table:table-cell office:value-type="float" office:value="1.45">
            <text:p>1.45</text:p>
          </table:table-cell>
          <table:table-cell table:number-columns-repeated="2"/>
          <table:table-cell office:value-type="string">
            <text:p>2019-04-28T13:19:3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6.mov</text:p>
          </table:table-cell>
          <table:table-cell table:style-name="ce2" table:formula="of:=HYPERLINK([.A101]; &quot;View Now&quot;)" office:value-type="string" office:string-value="View Now">
            <text:p>View Now</text:p>
          </table:table-cell>
          <table:table-cell office:value-type="string">
            <text:p>video/quicktime</text:p>
          </table:table-cell>
          <table:table-cell office:value-type="float" office:value="0.816667">
            <text:p>0.816667</text:p>
          </table:table-cell>
          <table:table-cell table:number-columns-repeated="2"/>
          <table:table-cell office:value-type="string">
            <text:p>2019-04-28T13:19: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9.mov</text:p>
          </table:table-cell>
          <table:table-cell table:style-name="ce2" table:formula="of:=HYPERLINK([.A102]; &quot;View Now&quot;)" office:value-type="string" office:string-value="View Now">
            <text:p>View Now</text:p>
          </table:table-cell>
          <table:table-cell office:value-type="string">
            <text:p>video/quicktime</text:p>
          </table:table-cell>
          <table:table-cell office:value-type="float" office:value="2.651678">
            <text:p>2.651678</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4.mov</text:p>
          </table:table-cell>
          <table:table-cell table:style-name="ce2" table:formula="of:=HYPERLINK([.A103]; &quot;View Now&quot;)" office:value-type="string" office:string-value="View Now">
            <text:p>View Now</text:p>
          </table:table-cell>
          <table:table-cell office:value-type="string">
            <text:p>video/quicktime</text:p>
          </table:table-cell>
          <table:table-cell office:value-type="float" office:value="2.166667">
            <text:p>2.166667</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3.mov</text:p>
          </table:table-cell>
          <table:table-cell table:style-name="ce2" table:formula="of:=HYPERLINK([.A104]; &quot;View Now&quot;)" office:value-type="string" office:string-value="View Now">
            <text:p>View Now</text:p>
          </table:table-cell>
          <table:table-cell office:value-type="string">
            <text:p>video/quicktime</text:p>
          </table:table-cell>
          <table:table-cell office:value-type="float" office:value="1.783333">
            <text:p>1.783333</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7.mov</text:p>
          </table:table-cell>
          <table:table-cell table:style-name="ce2" table:formula="of:=HYPERLINK([.A105]; &quot;View Now&quot;)" office:value-type="string" office:string-value="View Now">
            <text:p>View Now</text:p>
          </table:table-cell>
          <table:table-cell office:value-type="string">
            <text:p>video/quicktime</text:p>
          </table:table-cell>
          <table:table-cell office:value-type="float" office:value="1.985011">
            <text:p>1.985011</text:p>
          </table:table-cell>
          <table:table-cell table:number-columns-repeated="2"/>
          <table:table-cell office:value-type="string">
            <text:p>2019-04-30T17:03:5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7.mov</text:p>
          </table:table-cell>
          <table:table-cell table:style-name="ce2" table:formula="of:=HYPERLINK([.A106];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5.mov</text:p>
          </table:table-cell>
          <table:table-cell table:style-name="ce2" table:formula="of:=HYPERLINK([.A107]; &quot;View Now&quot;)" office:value-type="string" office:string-value="View Now">
            <text:p>View Now</text:p>
          </table:table-cell>
          <table:table-cell office:value-type="string">
            <text:p>video/quicktime</text:p>
          </table:table-cell>
          <table:table-cell office:value-type="float" office:value="80.583333">
            <text:p>80.583333</text:p>
          </table:table-cell>
          <table:table-cell table:number-columns-repeated="2"/>
          <table:table-cell office:value-type="string">
            <text:p>2015-11-15T19:34: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9.mov</text:p>
          </table:table-cell>
          <table:table-cell table:style-name="ce2" table:formula="of:=HYPERLINK([.A108]; &quot;View Now&quot;)" office:value-type="string" office:string-value="View Now">
            <text:p>View Now</text:p>
          </table:table-cell>
          <table:table-cell office:value-type="string">
            <text:p>video/quicktime</text:p>
          </table:table-cell>
          <table:table-cell office:value-type="float" office:value="0.833333">
            <text:p>0.833333</text:p>
          </table:table-cell>
          <table:table-cell table:number-columns-repeated="2"/>
          <table:table-cell office:value-type="string">
            <text:p>2019-04-30T17:04: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0.mov</text:p>
          </table:table-cell>
          <table:table-cell table:style-name="ce2" table:formula="of:=HYPERLINK([.A109]; &quot;View Now&quot;)" office:value-type="string" office:string-value="View Now">
            <text:p>View Now</text:p>
          </table:table-cell>
          <table:table-cell office:value-type="string">
            <text:p>video/quicktime</text:p>
          </table:table-cell>
          <table:table-cell office:value-type="float" office:value="2.035011">
            <text:p>2.035011</text:p>
          </table:table-cell>
          <table:table-cell table:number-columns-repeated="2"/>
          <table:table-cell office:value-type="string">
            <text:p>2019-04-30T17:04: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8.mov</text:p>
          </table:table-cell>
          <table:table-cell table:style-name="ce2" table:formula="of:=HYPERLINK([.A110];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4-30T17:03: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6.mov</text:p>
          </table:table-cell>
          <table:table-cell table:style-name="ce2" table:formula="of:=HYPERLINK([.A111]; &quot;View Now&quot;)" office:value-type="string" office:string-value="View Now">
            <text:p>View Now</text:p>
          </table:table-cell>
          <table:table-cell office:value-type="string">
            <text:p>video/quicktime</text:p>
          </table:table-cell>
          <table:table-cell office:value-type="float" office:value="0.666667">
            <text:p>0.666667</text:p>
          </table:table-cell>
          <table:table-cell table:number-columns-repeated="2"/>
          <table:table-cell office:value-type="string">
            <text:p>2019-05-03T20:01: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1.mov</text:p>
          </table:table-cell>
          <table:table-cell table:style-name="ce2" table:formula="of:=HYPERLINK([.A112]; &quot;View Now&quot;)" office:value-type="string" office:string-value="View Now">
            <text:p>View Now</text:p>
          </table:table-cell>
          <table:table-cell office:value-type="string">
            <text:p>video/quicktime</text:p>
          </table:table-cell>
          <table:table-cell office:value-type="float" office:value="1.061667">
            <text:p>1.061667</text:p>
          </table:table-cell>
          <table:table-cell table:number-columns-repeated="2"/>
          <table:table-cell office:value-type="string">
            <text:p>2019-04-30T17:04:1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7.mov</text:p>
          </table:table-cell>
          <table:table-cell table:style-name="ce2" table:formula="of:=HYPERLINK([.A113]; &quot;View Now&quot;)" office:value-type="string" office:string-value="View Now">
            <text:p>View Now</text:p>
          </table:table-cell>
          <table:table-cell office:value-type="string">
            <text:p>video/quicktime</text:p>
          </table:table-cell>
          <table:table-cell office:value-type="float" office:value="1.268333">
            <text:p>1.268333</text:p>
          </table:table-cell>
          <table:table-cell table:number-columns-repeated="2"/>
          <table:table-cell office:value-type="string">
            <text:p>2019-05-03T20:01:3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2.mov</text:p>
          </table:table-cell>
          <table:table-cell table:style-name="ce2" table:formula="of:=HYPERLINK([.A114]; &quot;View Now&quot;)" office:value-type="string" office:string-value="View Now">
            <text:p>View Now</text:p>
          </table:table-cell>
          <table:table-cell office:value-type="string">
            <text:p>video/quicktime</text:p>
          </table:table-cell>
          <table:table-cell office:value-type="float" office:value="1.525">
            <text:p>1.525</text:p>
          </table:table-cell>
          <table:table-cell table:number-columns-repeated="2"/>
          <table:table-cell office:value-type="string">
            <text:p>2019-04-30T17:04: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3.mov</text:p>
          </table:table-cell>
          <table:table-cell table:style-name="ce2" table:formula="of:=HYPERLINK([.A115]; &quot;View Now&quot;)" office:value-type="string" office:string-value="View Now">
            <text:p>View Now</text:p>
          </table:table-cell>
          <table:table-cell office:value-type="string">
            <text:p>video/quicktime</text:p>
          </table:table-cell>
          <table:table-cell office:value-type="float" office:value="1.801678">
            <text:p>1.801678</text:p>
          </table:table-cell>
          <table:table-cell table:number-columns-repeated="2"/>
          <table:table-cell office:value-type="string">
            <text:p>2019-05-02T16:54:4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5.mov</text:p>
          </table:table-cell>
          <table:table-cell table:style-name="ce2" table:formula="of:=HYPERLINK([.A116]; &quot;View Now&quot;)" office:value-type="string" office:string-value="View Now">
            <text:p>View Now</text:p>
          </table:table-cell>
          <table:table-cell office:value-type="string">
            <text:p>video/quicktime</text:p>
          </table:table-cell>
          <table:table-cell office:value-type="float" office:value="0.8">
            <text:p>0.8</text:p>
          </table:table-cell>
          <table:table-cell table:number-columns-repeated="2"/>
          <table:table-cell office:value-type="string">
            <text:p>2019-05-03T20:01:2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9.mov</text:p>
          </table:table-cell>
          <table:table-cell table:style-name="ce2" table:formula="of:=HYPERLINK([.A117]; &quot;View Now&quot;)" office:value-type="string" office:string-value="View Now">
            <text:p>View Now</text:p>
          </table:table-cell>
          <table:table-cell office:value-type="string">
            <text:p>video/quicktime</text:p>
          </table:table-cell>
          <table:table-cell office:value-type="float" office:value="1.693333">
            <text:p>1.693333</text:p>
          </table:table-cell>
          <table:table-cell table:number-columns-repeated="2"/>
          <table:table-cell office:value-type="string">
            <text:p>2019-05-04T09:37:4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8.mov</text:p>
          </table:table-cell>
          <table:table-cell table:style-name="ce2" table:formula="of:=HYPERLINK([.A118]; &quot;View Now&quot;)" office:value-type="string" office:string-value="View Now">
            <text:p>View Now</text:p>
          </table:table-cell>
          <table:table-cell office:value-type="string">
            <text:p>video/quicktime</text:p>
          </table:table-cell>
          <table:table-cell office:value-type="float" office:value="2.068345">
            <text:p>2.068345</text:p>
          </table:table-cell>
          <table:table-cell table:number-columns-repeated="2"/>
          <table:table-cell office:value-type="string">
            <text:p>2019-05-03T20:01: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4.mov</text:p>
          </table:table-cell>
          <table:table-cell table:style-name="ce2" table:formula="of:=HYPERLINK([.A119]; &quot;View Now&quot;)" office:value-type="string" office:string-value="View Now">
            <text:p>View Now</text:p>
          </table:table-cell>
          <table:table-cell office:value-type="string">
            <text:p>video/quicktime</text:p>
          </table:table-cell>
          <table:table-cell office:value-type="float" office:value="3.27">
            <text:p>3.27</text:p>
          </table:table-cell>
          <table:table-cell table:number-columns-repeated="2"/>
          <table:table-cell office:value-type="string">
            <text:p>2019-05-02T16:54:5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1.mov</text:p>
          </table:table-cell>
          <table:table-cell table:style-name="ce2" table:formula="of:=HYPERLINK([.A120]; &quot;View Now&quot;)" office:value-type="string" office:string-value="View Now">
            <text:p>View Now</text:p>
          </table:table-cell>
          <table:table-cell office:value-type="string">
            <text:p>video/quicktime</text:p>
          </table:table-cell>
          <table:table-cell office:value-type="float" office:value="1.416667">
            <text:p>1.416667</text:p>
          </table:table-cell>
          <table:table-cell table:number-columns-repeated="2"/>
          <table:table-cell office:value-type="string">
            <text:p>2019-05-04T09:38: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0.mov</text:p>
          </table:table-cell>
          <table:table-cell table:style-name="ce2" table:formula="of:=HYPERLINK([.A121]; &quot;View Now&quot;)" office:value-type="string" office:string-value="View Now">
            <text:p>View Now</text:p>
          </table:table-cell>
          <table:table-cell office:value-type="string">
            <text:p>video/quicktime</text:p>
          </table:table-cell>
          <table:table-cell office:value-type="float" office:value="2.26">
            <text:p>2.26</text:p>
          </table:table-cell>
          <table:table-cell table:number-columns-repeated="2"/>
          <table:table-cell office:value-type="string">
            <text:p>2019-05-04T09:37: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5.mov</text:p>
          </table:table-cell>
          <table:table-cell table:style-name="ce2" table:formula="of:=HYPERLINK([.A122]; &quot;View Now&quot;)" office:value-type="string" office:string-value="View Now">
            <text:p>View Now</text:p>
          </table:table-cell>
          <table:table-cell office:value-type="string">
            <text:p>video/quicktime</text:p>
          </table:table-cell>
          <table:table-cell office:value-type="float" office:value="3.051678">
            <text:p>3.051678</text:p>
          </table:table-cell>
          <table:table-cell table:number-columns-repeated="2"/>
          <table:table-cell office:value-type="string">
            <text:p>2019-05-04T09:39: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2.mov</text:p>
          </table:table-cell>
          <table:table-cell table:style-name="ce2" table:formula="of:=HYPERLINK([.A123];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8: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08.mov</text:p>
          </table:table-cell>
          <table:table-cell table:style-name="ce2" table:formula="of:=HYPERLINK([.A124]; &quot;View Now&quot;)" office:value-type="string" office:string-value="View Now">
            <text:p>View Now</text:p>
          </table:table-cell>
          <table:table-cell office:value-type="string">
            <text:p>video/quicktime</text:p>
          </table:table-cell>
          <table:table-cell office:value-type="float" office:value="12416.797052">
            <text:p>12416.797052</text:p>
          </table:table-cell>
          <table:table-cell table:number-columns-repeated="2"/>
          <table:table-cell office:value-type="string">
            <text:p>2013-02-16T01:19: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6.mov</text:p>
          </table:table-cell>
          <table:table-cell table:style-name="ce2" table:formula="of:=HYPERLINK([.A125];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9: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7.mov</text:p>
          </table:table-cell>
          <table:table-cell table:style-name="ce2" table:formula="of:=HYPERLINK([.A126]; &quot;View Now&quot;)" office:value-type="string" office:string-value="View Now">
            <text:p>View Now</text:p>
          </table:table-cell>
          <table:table-cell office:value-type="string">
            <text:p>video/quicktime</text:p>
          </table:table-cell>
          <table:table-cell office:value-type="float" office:value="2.133333">
            <text:p>2.133333</text:p>
          </table:table-cell>
          <table:table-cell table:number-columns-repeated="2"/>
          <table:table-cell office:value-type="string">
            <text:p>2019-05-04T09:39: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4.mov</text:p>
          </table:table-cell>
          <table:table-cell table:style-name="ce2" table:formula="of:=HYPERLINK([.A127]; &quot;View Now&quot;)" office:value-type="string" office:string-value="View Now">
            <text:p>View Now</text:p>
          </table:table-cell>
          <table:table-cell office:value-type="string">
            <text:p>video/quicktime</text:p>
          </table:table-cell>
          <table:table-cell office:value-type="float" office:value="2.001678">
            <text:p>2.001678</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4.mov</text:p>
          </table:table-cell>
          <table:table-cell table:style-name="ce2" table:formula="of:=HYPERLINK([.A128]; &quot;View Now&quot;)" office:value-type="string" office:string-value="View Now">
            <text:p>View Now</text:p>
          </table:table-cell>
          <table:table-cell office:value-type="string">
            <text:p>video/quicktime</text:p>
          </table:table-cell>
          <table:table-cell office:value-type="float" office:value="2.018333">
            <text:p>2.018333</text:p>
          </table:table-cell>
          <table:table-cell table:number-columns-repeated="2"/>
          <table:table-cell office:value-type="string">
            <text:p>2019-05-04T09:38:2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3.mov</text:p>
          </table:table-cell>
          <table:table-cell table:style-name="ce2" table:formula="of:=HYPERLINK([.A129];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5-04T09:38: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0.mov</text:p>
          </table:table-cell>
          <table:table-cell table:style-name="ce2" table:formula="of:=HYPERLINK([.A130];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5-04T17:15: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9.mov</text:p>
          </table:table-cell>
          <table:table-cell table:style-name="ce2" table:formula="of:=HYPERLINK([.A131]; &quot;View Now&quot;)" office:value-type="string" office:string-value="View Now">
            <text:p>View Now</text:p>
          </table:table-cell>
          <table:table-cell office:value-type="string">
            <text:p>video/quicktime</text:p>
          </table:table-cell>
          <table:table-cell office:value-type="float" office:value="2.801678">
            <text:p>2.801678</text:p>
          </table:table-cell>
          <table:table-cell table:number-columns-repeated="2"/>
          <table:table-cell office:value-type="string">
            <text:p>2019-05-04T17:14: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8.mov</text:p>
          </table:table-cell>
          <table:table-cell table:style-name="ce2" table:formula="of:=HYPERLINK([.A132];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04T17:14: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1.mov</text:p>
          </table:table-cell>
          <table:table-cell table:style-name="ce2" table:formula="of:=HYPERLINK([.A133]; &quot;View Now&quot;)" office:value-type="string" office:string-value="View Now">
            <text:p>View Now</text:p>
          </table:table-cell>
          <table:table-cell office:value-type="string">
            <text:p>video/quicktime</text:p>
          </table:table-cell>
          <table:table-cell office:value-type="float" office:value="2.385011">
            <text:p>2.385011</text:p>
          </table:table-cell>
          <table:table-cell table:number-columns-repeated="2"/>
          <table:table-cell office:value-type="string">
            <text:p>2019-05-06T14:59: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5.mov</text:p>
          </table:table-cell>
          <table:table-cell table:style-name="ce2" table:formula="of:=HYPERLINK([.A134];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2.mov</text:p>
          </table:table-cell>
          <table:table-cell table:style-name="ce2" table:formula="of:=HYPERLINK([.A135]; &quot;View Now&quot;)" office:value-type="string" office:string-value="View Now">
            <text:p>View Now</text:p>
          </table:table-cell>
          <table:table-cell office:value-type="string">
            <text:p>video/quicktime</text:p>
          </table:table-cell>
          <table:table-cell office:value-type="float" office:value="1.901678">
            <text:p>1.901678</text:p>
          </table:table-cell>
          <table:table-cell table:number-columns-repeated="2"/>
          <table:table-cell office:value-type="string">
            <text:p>2019-05-17T16:26:3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2.mov</text:p>
          </table:table-cell>
          <table:table-cell table:style-name="ce2" table:formula="of:=HYPERLINK([.A136]; &quot;View Now&quot;)" office:value-type="string" office:string-value="View Now">
            <text:p>View Now</text:p>
          </table:table-cell>
          <table:table-cell office:value-type="string">
            <text:p>video/quicktime</text:p>
          </table:table-cell>
          <table:table-cell office:value-type="float" office:value="46.741667">
            <text:p>46.741667</text:p>
          </table:table-cell>
          <table:table-cell table:number-columns-repeated="2"/>
          <table:table-cell office:value-type="string">
            <text:p>2019-04-13T14:34: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4.mov</text:p>
          </table:table-cell>
          <table:table-cell table:style-name="ce2" table:formula="of:=HYPERLINK([.A137]; &quot;View Now&quot;)" office:value-type="string" office:string-value="View Now">
            <text:p>View Now</text:p>
          </table:table-cell>
          <table:table-cell office:value-type="string">
            <text:p>video/quicktime</text:p>
          </table:table-cell>
          <table:table-cell office:value-type="float" office:value="32.028333">
            <text:p>32.028333</text:p>
          </table:table-cell>
          <table:table-cell table:number-columns-repeated="2"/>
          <table:table-cell office:value-type="string">
            <text:p>2019-02-18T15:13: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3.mov</text:p>
          </table:table-cell>
          <table:table-cell table:style-name="ce2" table:formula="of:=HYPERLINK([.A138]; &quot;View Now&quot;)" office:value-type="string" office:string-value="View Now">
            <text:p>View Now</text:p>
          </table:table-cell>
          <table:table-cell office:value-type="string">
            <text:p>video/quicktime</text:p>
          </table:table-cell>
          <table:table-cell office:value-type="float" office:value="2.903333">
            <text:p>2.903333</text:p>
          </table:table-cell>
          <table:table-cell table:number-columns-repeated="2"/>
          <table:table-cell office:value-type="string">
            <text:p>2019-05-20T21:58: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8.mov</text:p>
          </table:table-cell>
          <table:table-cell table:style-name="ce2" table:formula="of:=HYPERLINK([.A139];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6.mov</text:p>
          </table:table-cell>
          <table:table-cell table:style-name="ce2" table:formula="of:=HYPERLINK([.A140]; &quot;View Now&quot;)" office:value-type="string" office:string-value="View Now">
            <text:p>View Now</text:p>
          </table:table-cell>
          <table:table-cell office:value-type="string">
            <text:p>video/quicktime</text:p>
          </table:table-cell>
          <table:table-cell office:value-type="float" office:value="2.336667">
            <text:p>2.336667</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7.mov</text:p>
          </table:table-cell>
          <table:table-cell table:style-name="ce2" table:formula="of:=HYPERLINK([.A141];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6.mov</text:p>
          </table:table-cell>
          <table:table-cell table:style-name="ce2" table:formula="of:=HYPERLINK([.A142]; &quot;View Now&quot;)" office:value-type="string" office:string-value="View Now">
            <text:p>View Now</text:p>
          </table:table-cell>
          <table:table-cell office:value-type="string">
            <text:p>video/quicktime</text:p>
          </table:table-cell>
          <table:table-cell office:value-type="float" office:value="2.036667">
            <text:p>2.036667</text:p>
          </table:table-cell>
          <table:table-cell table:number-columns-repeated="2"/>
          <table:table-cell office:value-type="string">
            <text:p>2019-06-08T20:37:3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7.mov</text:p>
          </table:table-cell>
          <table:table-cell table:style-name="ce2" table:formula="of:=HYPERLINK([.A143]; &quot;View Now&quot;)" office:value-type="string" office:string-value="View Now">
            <text:p>View Now</text:p>
          </table:table-cell>
          <table:table-cell office:value-type="string">
            <text:p>video/quicktime</text:p>
          </table:table-cell>
          <table:table-cell office:value-type="float" office:value="2.871667">
            <text:p>2.871667</text:p>
          </table:table-cell>
          <table:table-cell table:number-columns-repeated="2"/>
          <table:table-cell office:value-type="string">
            <text:p>2019-06-08T20:37: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2.mov</text:p>
          </table:table-cell>
          <table:table-cell table:style-name="ce2" table:formula="of:=HYPERLINK([.A144]; &quot;View Now&quot;)" office:value-type="string" office:string-value="View Now">
            <text:p>View Now</text:p>
          </table:table-cell>
          <table:table-cell office:value-type="string">
            <text:p>video/quicktime</text:p>
          </table:table-cell>
          <table:table-cell office:value-type="float" office:value="1.335">
            <text:p>1.335</text:p>
          </table:table-cell>
          <table:table-cell table:number-columns-repeated="2"/>
          <table:table-cell office:value-type="string">
            <text:p>2019-06-08T20:34: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0.mov</text:p>
          </table:table-cell>
          <table:table-cell table:style-name="ce2" table:formula="of:=HYPERLINK([.A145];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7T14:53:2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5.mov</text:p>
          </table:table-cell>
          <table:table-cell table:style-name="ce2" table:formula="of:=HYPERLINK([.A146];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36: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9.mov</text:p>
          </table:table-cell>
          <table:table-cell table:style-name="ce2" table:formula="of:=HYPERLINK([.A147];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27T14:53: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3.mov</text:p>
          </table:table-cell>
          <table:table-cell table:style-name="ce2" table:formula="of:=HYPERLINK([.A148]; &quot;View Now&quot;)" office:value-type="string" office:string-value="View Now">
            <text:p>View Now</text:p>
          </table:table-cell>
          <table:table-cell office:value-type="string">
            <text:p>video/quicktime</text:p>
          </table:table-cell>
          <table:table-cell office:value-type="float" office:value="2.235011">
            <text:p>2.235011</text:p>
          </table:table-cell>
          <table:table-cell table:number-columns-repeated="2"/>
          <table:table-cell office:value-type="string">
            <text:p>2019-06-08T20:35: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1.mov</text:p>
          </table:table-cell>
          <table:table-cell table:style-name="ce2" table:formula="of:=HYPERLINK([.A149]; &quot;View Now&quot;)" office:value-type="string" office:string-value="View Now">
            <text:p>View Now</text:p>
          </table:table-cell>
          <table:table-cell office:value-type="string">
            <text:p>video/quicktime</text:p>
          </table:table-cell>
          <table:table-cell office:value-type="float" office:value="0.983333">
            <text:p>0.983333</text:p>
          </table:table-cell>
          <table:table-cell table:number-columns-repeated="2"/>
          <table:table-cell office:value-type="string">
            <text:p>2019-06-04T16:36: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4.mov</text:p>
          </table:table-cell>
          <table:table-cell table:style-name="ce2" table:formula="of:=HYPERLINK([.A150]; &quot;View Now&quot;)" office:value-type="string" office:string-value="View Now">
            <text:p>View Now</text:p>
          </table:table-cell>
          <table:table-cell office:value-type="string">
            <text:p>video/quicktime</text:p>
          </table:table-cell>
          <table:table-cell office:value-type="float" office:value="1.535">
            <text:p>1.535</text:p>
          </table:table-cell>
          <table:table-cell table:number-columns-repeated="2"/>
          <table:table-cell office:value-type="string">
            <text:p>2019-06-08T20:35: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8.mov</text:p>
          </table:table-cell>
          <table:table-cell table:style-name="ce2" table:formula="of:=HYPERLINK([.A151]; &quot;View Now&quot;)" office:value-type="string" office:string-value="View Now">
            <text:p>View Now</text:p>
          </table:table-cell>
          <table:table-cell office:value-type="string">
            <text:p>video/quicktime</text:p>
          </table:table-cell>
          <table:table-cell office:value-type="float" office:value="1.201667">
            <text:p>1.201667</text:p>
          </table:table-cell>
          <table:table-cell table:number-columns-repeated="2"/>
          <table:table-cell office:value-type="string">
            <text:p>2019-06-08T20:38:1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0.mov</text:p>
          </table:table-cell>
          <table:table-cell table:style-name="ce2" table:formula="of:=HYPERLINK([.A152]; &quot;View Now&quot;)" office:value-type="string" office:string-value="View Now">
            <text:p>View Now</text:p>
          </table:table-cell>
          <table:table-cell office:value-type="string">
            <text:p>video/quicktime</text:p>
          </table:table-cell>
          <table:table-cell office:value-type="float" office:value="2.1">
            <text:p>2.1</text:p>
          </table:table-cell>
          <table:table-cell table:number-columns-repeated="2"/>
          <table:table-cell office:value-type="string">
            <text:p>2019-06-08T20:39: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1.mov</text:p>
          </table:table-cell>
          <table:table-cell table:style-name="ce2" table:formula="of:=HYPERLINK([.A153]; &quot;View Now&quot;)" office:value-type="string" office:string-value="View Now">
            <text:p>View Now</text:p>
          </table:table-cell>
          <table:table-cell office:value-type="string">
            <text:p>video/quicktime</text:p>
          </table:table-cell>
          <table:table-cell office:value-type="float" office:value="2.135011">
            <text:p>2.135011</text:p>
          </table:table-cell>
          <table:table-cell table:number-columns-repeated="2"/>
          <table:table-cell office:value-type="string">
            <text:p>2019-06-08T20:40: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9.mov</text:p>
          </table:table-cell>
          <table:table-cell table:style-name="ce2" table:formula="of:=HYPERLINK([.A154]; &quot;View Now&quot;)" office:value-type="string" office:string-value="View Now">
            <text:p>View Now</text:p>
          </table:table-cell>
          <table:table-cell office:value-type="string">
            <text:p>video/quicktime</text:p>
          </table:table-cell>
          <table:table-cell office:value-type="float" office:value="2.303333">
            <text:p>2.303333</text:p>
          </table:table-cell>
          <table:table-cell table:number-columns-repeated="2"/>
          <table:table-cell office:value-type="string">
            <text:p>2019-06-08T20:38:5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4.mov</text:p>
          </table:table-cell>
          <table:table-cell table:style-name="ce2" table:formula="of:=HYPERLINK([.A155]; &quot;View Now&quot;)" office:value-type="string" office:string-value="View Now">
            <text:p>View Now</text:p>
          </table:table-cell>
          <table:table-cell office:value-type="string">
            <text:p>video/quicktime</text:p>
          </table:table-cell>
          <table:table-cell office:value-type="float" office:value="1.083333">
            <text:p>1.083333</text:p>
          </table:table-cell>
          <table:table-cell table:number-columns-repeated="2"/>
          <table:table-cell office:value-type="string">
            <text:p>2019-06-12T16:52:1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5.mov</text:p>
          </table:table-cell>
          <table:table-cell table:style-name="ce2" table:formula="of:=HYPERLINK([.A156]; &quot;View Now&quot;)" office:value-type="string" office:string-value="View Now">
            <text:p>View Now</text:p>
          </table:table-cell>
          <table:table-cell office:value-type="string">
            <text:p>video/quicktime</text:p>
          </table:table-cell>
          <table:table-cell office:value-type="float" office:value="1.116667">
            <text:p>1.116667</text:p>
          </table:table-cell>
          <table:table-cell table:number-columns-repeated="2"/>
          <table:table-cell office:value-type="string">
            <text:p>2019-06-12T16:52: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2.mov</text:p>
          </table:table-cell>
          <table:table-cell table:style-name="ce2" table:formula="of:=HYPERLINK([.A157];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41: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919.mov</text:p>
          </table:table-cell>
          <table:table-cell table:style-name="ce2" table:formula="of:=HYPERLINK([.A158]; &quot;View Now&quot;)" office:value-type="string" office:string-value="View Now">
            <text:p>View Now</text:p>
          </table:table-cell>
          <table:table-cell office:value-type="string">
            <text:p>video/quicktime</text:p>
          </table:table-cell>
          <table:table-cell office:value-type="float" office:value="42.623333">
            <text:p>42.623333</text:p>
          </table:table-cell>
          <table:table-cell table:number-columns-repeated="2"/>
          <table:table-cell office:value-type="string">
            <text:p>2016-06-28T00:41:3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3.mov</text:p>
          </table:table-cell>
          <table:table-cell table:style-name="ce2" table:formula="of:=HYPERLINK([.A159]; &quot;View Now&quot;)" office:value-type="string" office:string-value="View Now">
            <text:p>View Now</text:p>
          </table:table-cell>
          <table:table-cell office:value-type="string">
            <text:p>video/quicktime</text:p>
          </table:table-cell>
          <table:table-cell office:value-type="float" office:value="0.866667">
            <text:p>0.866667</text:p>
          </table:table-cell>
          <table:table-cell table:number-columns-repeated="2"/>
          <table:table-cell office:value-type="string">
            <text:p>2019-06-12T16:52: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920.mov</text:p>
          </table:table-cell>
          <table:table-cell table:style-name="ce2" table:formula="of:=HYPERLINK([.A160]; &quot;View Now&quot;)" office:value-type="string" office:string-value="View Now">
            <text:p>View Now</text:p>
          </table:table-cell>
          <table:table-cell office:value-type="string">
            <text:p>video/quicktime</text:p>
          </table:table-cell>
          <table:table-cell office:value-type="float" office:value="31.918333">
            <text:p>31.918333</text:p>
          </table:table-cell>
          <table:table-cell table:number-columns-repeated="2"/>
          <table:table-cell office:value-type="string">
            <text:p>2016-06-29T20:12: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228.mov</text:p>
          </table:table-cell>
          <table:table-cell table:style-name="ce2" table:formula="of:=HYPERLINK([.A161];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67.mov</text:p>
          </table:table-cell>
          <table:table-cell table:style-name="ce2" table:formula="of:=HYPERLINK([.A162]; &quot;View Now&quot;)" office:value-type="string" office:string-value="View Now">
            <text:p>View Now</text:p>
          </table:table-cell>
          <table:table-cell office:value-type="string">
            <text:p>video/quicktime</text:p>
          </table:table-cell>
          <table:table-cell office:value-type="float" office:value="15.43">
            <text:p>15.43</text:p>
          </table:table-cell>
          <table:table-cell office:value-type="string">
            <text:p>+58.2474+011.4610+007.573/</text:p>
          </table:table-cell>
          <table:table-cell table:formula="of:=HYPERLINK(&quot;https://www.google.com/maps?q=58.2474,11.461&quot;;&quot;MAP&quot;)" office:value-type="string" office:string-value="MAP">
            <text:p>MAP</text:p>
          </table:table-cell>
          <table:table-cell office:value-type="string">
            <text:p>2019-06-23T22:42:02.000000Z</text:p>
          </table:table-cell>
          <table:table-cell table:number-columns-repeated="2"/>
          <table:table-cell table:style-name="ce6" office:value-type="string">
            <text:p>Video from the back porch of SKRÄDDARESTIGEN 1, 450 34 Fiskebäckskil, Sweden There is an unknown bald man in the back yard. has been publicly linked in unsealed Jeffrey Epstein court documents and related media coverage to Eva Andersson-Dubin (also known as Eva Andersson or Dr. Eva Birgitta Andersson-Dubin), a Swedish-American physician, philanthropist, former Miss Sweden (1980), and founder of the Dubin Breast Center at Mount Sinai.</text:p>
          </table:table-cell>
          <table:table-cell table:number-columns-repeated="1014"/>
        </table:table-row>
        <table:table-row table:style-name="ro2">
          <table:table-cell office:value-type="string">
            <text:p>https://www.justice.gov/epstein/files/DataSet%2010/EFTA01621168.mov</text:p>
          </table:table-cell>
          <table:table-cell table:style-name="ce2" table:formula="of:=HYPERLINK([.A163]; &quot;View Now&quot;)" office:value-type="string" office:string-value="View Now">
            <text:p>View Now</text:p>
          </table:table-cell>
          <table:table-cell office:value-type="string">
            <text:p>video/quicktime</text:p>
          </table:table-cell>
          <table:table-cell office:value-type="float" office:value="16.096667">
            <text:p>16.096667</text:p>
          </table:table-cell>
          <table:table-cell office:value-type="string">
            <text:p>+58.2495+011.4593+004.771/</text:p>
          </table:table-cell>
          <table:table-cell table:formula="of:=HYPERLINK(&quot;https://www.google.com/maps?q=58.2495,11.4593&quot;;&quot;MAP&quot;)" office:value-type="string" office:string-value="MAP">
            <text:p>MAP</text:p>
          </table:table-cell>
          <table:table-cell office:value-type="string">
            <text:p>2019-06-26T10:37:06.000000Z</text:p>
          </table:table-cell>
          <table:table-cell table:number-columns-repeated="2"/>
          <table:table-cell table:style-name="ce6" office:value-type="string">
            <text:p>Video from a random dock at Hålesand 10, 451 78 Fiskebäckskil, Sweden</text:p>
          </table:table-cell>
          <table:table-cell table:number-columns-repeated="1014"/>
        </table:table-row>
        <table:table-row table:style-name="ro2">
          <table:table-cell office:value-type="string">
            <text:p>https://www.justice.gov/epstein/files/DataSet%2010/EFTA01621169.mov</text:p>
          </table:table-cell>
          <table:table-cell table:style-name="ce2" table:formula="of:=HYPERLINK([.A164]; &quot;View Now&quot;)" office:value-type="string" office:string-value="View Now">
            <text:p>View Now</text:p>
          </table:table-cell>
          <table:table-cell office:value-type="string">
            <text:p>video/quicktime</text:p>
          </table:table-cell>
          <table:table-cell office:value-type="float" office:value="26.195">
            <text:p>26.195</text:p>
          </table:table-cell>
          <table:table-cell office:value-type="string">
            <text:p>+58.2479+011.4579+027.923/</text:p>
          </table:table-cell>
          <table:table-cell table:formula="of:=HYPERLINK(&quot;https://www.google.com/maps?q=58.2479,11.4579&quot;;&quot;MAP&quot;)" office:value-type="string" office:string-value="MAP">
            <text:p>MAP</text:p>
          </table:table-cell>
          <table:table-cell office:value-type="string">
            <text:p>2019-06-27T23:14:17.000000Z</text:p>
          </table:table-cell>
          <table:table-cell table:number-columns-repeated="2"/>
          <table:table-cell table:style-name="ce6" office:value-type="string">
            <text:p>Video from small hilltop in sweden. </text:p>
          </table:table-cell>
          <table:table-cell table:number-columns-repeated="1014"/>
        </table:table-row>
        <table:table-row table:style-name="ro2">
          <table:table-cell office:value-type="string">
            <text:p>https://www.justice.gov/epstein/files/DataSet%2010/EFTA01622053.mov</text:p>
          </table:table-cell>
          <table:table-cell table:style-name="ce2" table:formula="of:=HYPERLINK([.A165]; &quot;View Now&quot;)" office:value-type="string" office:string-value="View Now">
            <text:p>View Now</text:p>
          </table:table-cell>
          <table:table-cell office:value-type="string">
            <text:p>video/quicktime</text:p>
          </table:table-cell>
          <table:table-cell office:value-type="float" office:value="7.003333">
            <text:p>7.003333</text:p>
          </table:table-cell>
          <table:table-cell office:value-type="string">
            <text:p>+58.2475+011.4614+000.427/</text:p>
          </table:table-cell>
          <table:table-cell table:formula="of:=HYPERLINK(&quot;https://www.google.com/maps?q=58.2475,11.4614&quot;;&quot;MAP&quot;)" office:value-type="string" office:string-value="MAP">
            <text:p>MAP</text:p>
          </table:table-cell>
          <table:table-cell office:value-type="string">
            <text:p>2016-07-03T13:45:03.000000Z</text:p>
          </table:table-cell>
          <table:table-cell table:number-columns-repeated="2"/>
          <table:table-cell table:style-name="ce6" office:value-type="string">
            <text:p>Video of a girl jumping into the water at SKRÄDDARESTIGEN 1, 450 34 Fiskebäckskil, Sweden the video is being taken by another young girl based on her voice. </text:p>
          </table:table-cell>
          <table:table-cell table:number-columns-repeated="1014"/>
        </table:table-row>
        <table:table-row table:style-name="ro2" table:visibility="filter">
          <table:table-cell office:value-type="string">
            <text:p>https://www.justice.gov/epstein/files/DataSet%2010/EFTA01621106.mov</text:p>
          </table:table-cell>
          <table:table-cell table:style-name="ce2" table:formula="of:=HYPERLINK([.A166]; &quot;View Now&quot;)" office:value-type="string" office:string-value="View Now">
            <text:p>View Now</text:p>
          </table:table-cell>
          <table:table-cell office:value-type="string">
            <text:p>video/quicktime</text:p>
          </table:table-cell>
          <table:table-cell office:value-type="float" office:value="2.818333">
            <text:p>2.818333</text:p>
          </table:table-cell>
          <table:table-cell table:number-columns-repeated="2"/>
          <table:table-cell office:value-type="string">
            <text:p>2019-06-21T18:17: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2052.mov</text:p>
          </table:table-cell>
          <table:table-cell table:style-name="ce2" table:formula="of:=HYPERLINK([.A167]; &quot;View Now&quot;)" office:value-type="string" office:string-value="View Now">
            <text:p>View Now</text:p>
          </table:table-cell>
          <table:table-cell office:value-type="string">
            <text:p>video/quicktime</text:p>
          </table:table-cell>
          <table:table-cell office:value-type="float" office:value="5.77">
            <text:p>5.77</text:p>
          </table:table-cell>
          <table:table-cell office:value-type="string">
            <text:p>+58.2475+011.4613+001.895/</text:p>
          </table:table-cell>
          <table:table-cell table:formula="of:=HYPERLINK(&quot;https://www.google.com/maps?q=58.2475,11.4613&quot;;&quot;MAP&quot;)" office:value-type="string" office:string-value="MAP">
            <text:p>MAP</text:p>
          </table:table-cell>
          <table:table-cell office:value-type="string">
            <text:p>2016-07-03T13:43:59.000000Z</text:p>
          </table:table-cell>
          <table:table-cell table:number-columns-repeated="2"/>
          <table:table-cell table:style-name="ce6" office:value-type="string">
            <text:p>Video taken by women, three unknown men on boat leaving the dock at SKRÄDDARESTIGEN 1, 450 34 Fiskebäckskil, Sweden</text:p>
          </table:table-cell>
          <table:table-cell table:number-columns-repeated="1014"/>
        </table:table-row>
        <table:table-row table:style-name="ro2">
          <table:table-cell office:value-type="string">
            <text:p>https://www.justice.gov/epstein/files/DataSet%2010/EFTA01622055.mov</text:p>
          </table:table-cell>
          <table:table-cell table:style-name="ce2" table:formula="of:=HYPERLINK([.A168]; &quot;View Now&quot;)" office:value-type="string" office:string-value="View Now">
            <text:p>View Now</text:p>
          </table:table-cell>
          <table:table-cell office:value-type="string">
            <text:p>video/quicktime</text:p>
          </table:table-cell>
          <table:table-cell office:value-type="float" office:value="9.871678">
            <text:p>9.871678</text:p>
          </table:table-cell>
          <table:table-cell office:value-type="string">
            <text:p>+58.2475+011.4614+003.802/</text:p>
          </table:table-cell>
          <table:table-cell table:formula="of:=HYPERLINK(&quot;https://www.google.com/maps?q=58.2475,11.4614&quot;;&quot;MAP&quot;)" office:value-type="string" office:string-value="MAP">
            <text:p>MAP</text:p>
          </table:table-cell>
          <table:table-cell office:value-type="string">
            <text:p>2016-07-09T12:32:46.000000Z</text:p>
          </table:table-cell>
          <table:table-cell table:number-columns-repeated="2"/>
          <table:table-cell table:style-name="ce6" office:value-type="string">
            <text:p>Video of Celina Dubin jumping from the dock into the water at SKRÄDDARESTIGEN 1, 450 34 Fiskebäckskil, Sweden</text:p>
          </table:table-cell>
          <table:table-cell table:number-columns-repeated="1014"/>
        </table:table-row>
        <table:table-row table:style-name="ro2" table:visibility="filter">
          <table:table-cell office:value-type="string">
            <text:p>https://www.justice.gov/epstein/files/DataSet%2010/EFTA01648443.mp4</text:p>
          </table:table-cell>
          <table:table-cell table:style-name="ce2" table:formula="of:=HYPERLINK([.A16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24248.mov</text:p>
          </table:table-cell>
          <table:table-cell table:style-name="ce2" table:formula="of:=HYPERLINK([.A170]; &quot;View Now&quot;)" office:value-type="string" office:string-value="View Now">
            <text:p>View Now</text:p>
          </table:table-cell>
          <table:table-cell office:value-type="string">
            <text:p>video/quicktime</text:p>
          </table:table-cell>
          <table:table-cell office:value-type="float" office:value="30.883333">
            <text:p>30.883333</text:p>
          </table:table-cell>
          <table:table-cell table:number-columns-repeated="2"/>
          <table:table-cell office:value-type="string">
            <text:p>2016-01-03T05:31:01.000000Z</text:p>
          </table:table-cell>
          <table:table-cell table:number-columns-repeated="2"/>
          <table:table-cell table:style-name="ce5" office:value-type="string">
            <text:p>Video of Celina Dubin jumping from the dock into the water at SKRÄDDARESTIGEN 1, 450 34 Fiskebäckskil, Sweden</text:p>
          </table:table-cell>
          <table:table-cell table:number-columns-repeated="1014"/>
        </table:table-row>
        <table:table-row table:style-name="ro2" table:visibility="filter">
          <table:table-cell office:value-type="string">
            <text:p>https://www.justice.gov/epstein/files/DataSet%2010/EFTA01622054.mov</text:p>
          </table:table-cell>
          <table:table-cell table:style-name="ce2" table:formula="of:=HYPERLINK([.A171]; &quot;View Now&quot;)" office:value-type="string" office:string-value="View Now">
            <text:p>View Now</text:p>
          </table:table-cell>
          <table:table-cell office:value-type="string">
            <text:p>video/quicktime</text:p>
          </table:table-cell>
          <table:table-cell office:value-type="float" office:value="9.979388">
            <text:p>9.979388</text:p>
          </table:table-cell>
          <table:table-cell table:number-columns-repeated="2"/>
          <table:table-cell office:value-type="string">
            <text:p>2016-07-05T00:30:3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441.mp4</text:p>
          </table:table-cell>
          <table:table-cell table:style-name="ce2" table:formula="of:=HYPERLINK([.A17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0.mp4</text:p>
          </table:table-cell>
          <table:table-cell table:style-name="ce2" table:formula="of:=HYPERLINK([.A17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24279.mov</text:p>
          </table:table-cell>
          <table:table-cell table:style-name="ce2" table:formula="of:=HYPERLINK([.A174]; &quot;View Now&quot;)" office:value-type="string" office:string-value="View Now">
            <text:p>View Now</text:p>
          </table:table-cell>
          <table:table-cell office:value-type="string">
            <text:p>video/quicktime</text:p>
          </table:table-cell>
          <table:table-cell office:value-type="float" office:value="16.181678">
            <text:p>16.181678</text:p>
          </table:table-cell>
          <table:table-cell table:number-columns-repeated="2"/>
          <table:table-cell office:value-type="string">
            <text:p>2016-01-10T05:29:5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445.mp4</text:p>
          </table:table-cell>
          <table:table-cell table:style-name="ce2" table:formula="of:=HYPERLINK([.A17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2.mp4</text:p>
          </table:table-cell>
          <table:table-cell table:style-name="ce2" table:formula="of:=HYPERLINK([.A17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4.mp4</text:p>
          </table:table-cell>
          <table:table-cell table:style-name="ce2" table:formula="of:=HYPERLINK([.A17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1.mp4</text:p>
          </table:table-cell>
          <table:table-cell table:style-name="ce2" table:formula="of:=HYPERLINK([.A17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4.mp4</text:p>
          </table:table-cell>
          <table:table-cell table:style-name="ce2" table:formula="of:=HYPERLINK([.A17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9.mp4</text:p>
          </table:table-cell>
          <table:table-cell table:style-name="ce2" table:formula="of:=HYPERLINK([.A18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7.mp4</text:p>
          </table:table-cell>
          <table:table-cell table:style-name="ce2" table:formula="of:=HYPERLINK([.A18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6.mp4</text:p>
          </table:table-cell>
          <table:table-cell table:style-name="ce2" table:formula="of:=HYPERLINK([.A182];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8.mp4</text:p>
          </table:table-cell>
          <table:table-cell table:style-name="ce2" table:formula="of:=HYPERLINK([.A18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6.mp4</text:p>
          </table:table-cell>
          <table:table-cell table:style-name="ce2" table:formula="of:=HYPERLINK([.A18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2.mp4</text:p>
          </table:table-cell>
          <table:table-cell table:style-name="ce2" table:formula="of:=HYPERLINK([.A18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3.mp4</text:p>
          </table:table-cell>
          <table:table-cell table:style-name="ce2" table:formula="of:=HYPERLINK([.A18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8.mp4</text:p>
          </table:table-cell>
          <table:table-cell table:style-name="ce2" table:formula="of:=HYPERLINK([.A18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5.mp4</text:p>
          </table:table-cell>
          <table:table-cell table:style-name="ce2" table:formula="of:=HYPERLINK([.A18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7.mp4</text:p>
          </table:table-cell>
          <table:table-cell table:style-name="ce2" table:formula="of:=HYPERLINK([.A18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2.mp4</text:p>
          </table:table-cell>
          <table:table-cell table:style-name="ce2" table:formula="of:=HYPERLINK([.A19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7.mp4</text:p>
          </table:table-cell>
          <table:table-cell table:style-name="ce2" table:formula="of:=HYPERLINK([.A19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0.mp4</text:p>
          </table:table-cell>
          <table:table-cell table:style-name="ce2" table:formula="of:=HYPERLINK([.A19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1.mp4</text:p>
          </table:table-cell>
          <table:table-cell table:style-name="ce2" table:formula="of:=HYPERLINK([.A193]; &quot;View Now&quot;)" office:value-type="string" office:string-value="View Now">
            <text:p>View Now</text:p>
          </table:table-cell>
          <table:table-cell office:value-type="string">
            <text:p>video/mp4</text:p>
          </table:table-cell>
          <table:table-cell office:value-type="float" office:value="3.92">
            <text:p>3.9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5.mp4</text:p>
          </table:table-cell>
          <table:table-cell table:style-name="ce2" table:formula="of:=HYPERLINK([.A19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1.mp4</text:p>
          </table:table-cell>
          <table:table-cell table:style-name="ce2" table:formula="of:=HYPERLINK([.A19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0.mp4</text:p>
          </table:table-cell>
          <table:table-cell table:style-name="ce2" table:formula="of:=HYPERLINK([.A19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8.mp4</text:p>
          </table:table-cell>
          <table:table-cell table:style-name="ce2" table:formula="of:=HYPERLINK([.A19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9.mp4</text:p>
          </table:table-cell>
          <table:table-cell table:style-name="ce2" table:formula="of:=HYPERLINK([.A19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3.mp4</text:p>
          </table:table-cell>
          <table:table-cell table:style-name="ce2" table:formula="of:=HYPERLINK([.A19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4.mp4</text:p>
          </table:table-cell>
          <table:table-cell table:style-name="ce2" table:formula="of:=HYPERLINK([.A20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9.mp4</text:p>
          </table:table-cell>
          <table:table-cell table:style-name="ce2" table:formula="of:=HYPERLINK([.A20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6.mp4</text:p>
          </table:table-cell>
          <table:table-cell table:style-name="ce2" table:formula="of:=HYPERLINK([.A20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2.mp4</text:p>
          </table:table-cell>
          <table:table-cell table:style-name="ce2" table:formula="of:=HYPERLINK([.A20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3.mp4</text:p>
          </table:table-cell>
          <table:table-cell table:style-name="ce2" table:formula="of:=HYPERLINK([.A20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1.mp4</text:p>
          </table:table-cell>
          <table:table-cell table:style-name="ce2" table:formula="of:=HYPERLINK([.A20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5.mp4</text:p>
          </table:table-cell>
          <table:table-cell table:style-name="ce2" table:formula="of:=HYPERLINK([.A20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9.mp4</text:p>
          </table:table-cell>
          <table:table-cell table:style-name="ce2" table:formula="of:=HYPERLINK([.A207]; &quot;View Now&quot;)" office:value-type="string" office:string-value="View Now">
            <text:p>View Now</text:p>
          </table:table-cell>
          <table:table-cell office:value-type="string">
            <text:p>video/mp4</text:p>
          </table:table-cell>
          <table:table-cell office:value-type="float" office:value="1">
            <text:p>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4.mp4</text:p>
          </table:table-cell>
          <table:table-cell table:style-name="ce2" table:formula="of:=HYPERLINK([.A20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7.mp4</text:p>
          </table:table-cell>
          <table:table-cell table:style-name="ce2" table:formula="of:=HYPERLINK([.A20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5.mp4</text:p>
          </table:table-cell>
          <table:table-cell table:style-name="ce2" table:formula="of:=HYPERLINK([.A210];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2.mp4</text:p>
          </table:table-cell>
          <table:table-cell table:style-name="ce2" table:formula="of:=HYPERLINK([.A21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8.mp4</text:p>
          </table:table-cell>
          <table:table-cell table:style-name="ce2" table:formula="of:=HYPERLINK([.A21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6.mp4</text:p>
          </table:table-cell>
          <table:table-cell table:style-name="ce2" table:formula="of:=HYPERLINK([.A21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6.mp4</text:p>
          </table:table-cell>
          <table:table-cell table:style-name="ce2" table:formula="of:=HYPERLINK([.A21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4.mp4</text:p>
          </table:table-cell>
          <table:table-cell table:style-name="ce2" table:formula="of:=HYPERLINK([.A21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0.mp4</text:p>
          </table:table-cell>
          <table:table-cell table:style-name="ce2" table:formula="of:=HYPERLINK([.A21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3.mp4</text:p>
          </table:table-cell>
          <table:table-cell table:style-name="ce2" table:formula="of:=HYPERLINK([.A21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7.mp4</text:p>
          </table:table-cell>
          <table:table-cell table:style-name="ce2" table:formula="of:=HYPERLINK([.A21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4.mp4</text:p>
          </table:table-cell>
          <table:table-cell table:style-name="ce2" table:formula="of:=HYPERLINK([.A21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9.mp4</text:p>
          </table:table-cell>
          <table:table-cell table:style-name="ce2" table:formula="of:=HYPERLINK([.A22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2.mp4</text:p>
          </table:table-cell>
          <table:table-cell table:style-name="ce2" table:formula="of:=HYPERLINK([.A22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1.mp4</text:p>
          </table:table-cell>
          <table:table-cell table:style-name="ce2" table:formula="of:=HYPERLINK([.A22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0.mp4</text:p>
          </table:table-cell>
          <table:table-cell table:style-name="ce2" table:formula="of:=HYPERLINK([.A22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5.mp4</text:p>
          </table:table-cell>
          <table:table-cell table:style-name="ce2" table:formula="of:=HYPERLINK([.A22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8.mp4</text:p>
          </table:table-cell>
          <table:table-cell table:style-name="ce2" table:formula="of:=HYPERLINK([.A22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3.mp4</text:p>
          </table:table-cell>
          <table:table-cell table:style-name="ce2" table:formula="of:=HYPERLINK([.A22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6.mp4</text:p>
          </table:table-cell>
          <table:table-cell table:style-name="ce2" table:formula="of:=HYPERLINK([.A227];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9.mp4</text:p>
          </table:table-cell>
          <table:table-cell table:style-name="ce2" table:formula="of:=HYPERLINK([.A22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8.mp4</text:p>
          </table:table-cell>
          <table:table-cell table:style-name="ce2" table:formula="of:=HYPERLINK([.A22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7.mp4</text:p>
          </table:table-cell>
          <table:table-cell table:style-name="ce2" table:formula="of:=HYPERLINK([.A23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0.mp4</text:p>
          </table:table-cell>
          <table:table-cell table:style-name="ce2" table:formula="of:=HYPERLINK([.A23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3.mp4</text:p>
          </table:table-cell>
          <table:table-cell table:style-name="ce2" table:formula="of:=HYPERLINK([.A23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4.mp4</text:p>
          </table:table-cell>
          <table:table-cell table:style-name="ce2" table:formula="of:=HYPERLINK([.A233]; &quot;View Now&quot;)" office:value-type="string" office:string-value="View Now">
            <text:p>View Now</text:p>
          </table:table-cell>
          <table:table-cell office:value-type="string">
            <text:p>video/mp4</text:p>
          </table:table-cell>
          <table:table-cell office:value-type="float" office:value="23.066667">
            <text:p>23.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1.mp4</text:p>
          </table:table-cell>
          <table:table-cell table:style-name="ce2" table:formula="of:=HYPERLINK([.A23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2.mp4</text:p>
          </table:table-cell>
          <table:table-cell table:style-name="ce2" table:formula="of:=HYPERLINK([.A235];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5.mp4</text:p>
          </table:table-cell>
          <table:table-cell table:style-name="ce2" table:formula="of:=HYPERLINK([.A236];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8.mp4</text:p>
          </table:table-cell>
          <table:table-cell table:style-name="ce2" table:formula="of:=HYPERLINK([.A237]; &quot;View Now&quot;)" office:value-type="string" office:string-value="View Now">
            <text:p>View Now</text:p>
          </table:table-cell>
          <table:table-cell office:value-type="string">
            <text:p>video/mp4</text:p>
          </table:table-cell>
          <table:table-cell office:value-type="float" office:value="4.946009">
            <text:p>4.9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4.mp4</text:p>
          </table:table-cell>
          <table:table-cell table:style-name="ce2" table:formula="of:=HYPERLINK([.A238];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0.mp4</text:p>
          </table:table-cell>
          <table:table-cell table:style-name="ce2" table:formula="of:=HYPERLINK([.A239]; &quot;View Now&quot;)" office:value-type="string" office:string-value="View Now">
            <text:p>View Now</text:p>
          </table:table-cell>
          <table:table-cell office:value-type="string">
            <text:p>video/mp4</text:p>
          </table:table-cell>
          <table:table-cell office:value-type="float" office:value="7.083333">
            <text:p>7.08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2.mp4</text:p>
          </table:table-cell>
          <table:table-cell table:style-name="ce2" table:formula="of:=HYPERLINK([.A240]; &quot;View Now&quot;)" office:value-type="string" office:string-value="View Now">
            <text:p>View Now</text:p>
          </table:table-cell>
          <table:table-cell office:value-type="string">
            <text:p>video/mp4</text:p>
          </table:table-cell>
          <table:table-cell office:value-type="float" office:value="24.125011">
            <text:p>24.1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7.mp4</text:p>
          </table:table-cell>
          <table:table-cell table:style-name="ce2" table:formula="of:=HYPERLINK([.A241];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0.mp4</text:p>
          </table:table-cell>
          <table:table-cell table:style-name="ce2" table:formula="of:=HYPERLINK([.A242];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3.mp4</text:p>
          </table:table-cell>
          <table:table-cell table:style-name="ce2" table:formula="of:=HYPERLINK([.A243];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1.mp4</text:p>
          </table:table-cell>
          <table:table-cell table:style-name="ce2" table:formula="of:=HYPERLINK([.A244]; &quot;View Now&quot;)" office:value-type="string" office:string-value="View Now">
            <text:p>View Now</text:p>
          </table:table-cell>
          <table:table-cell office:value-type="string">
            <text:p>video/mp4</text:p>
          </table:table-cell>
          <table:table-cell office:value-type="float" office:value="9.915011">
            <text:p>9.91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1.mp4</text:p>
          </table:table-cell>
          <table:table-cell table:style-name="ce2" table:formula="of:=HYPERLINK([.A24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6.mp4</text:p>
          </table:table-cell>
          <table:table-cell table:style-name="ce2" table:formula="of:=HYPERLINK([.A246];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9.mp4</text:p>
          </table:table-cell>
          <table:table-cell table:style-name="ce2" table:formula="of:=HYPERLINK([.A247]; &quot;View Now&quot;)" office:value-type="string" office:string-value="View Now">
            <text:p>View Now</text:p>
          </table:table-cell>
          <table:table-cell office:value-type="string">
            <text:p>video/mp4</text:p>
          </table:table-cell>
          <table:table-cell office:value-type="float" office:value="10.077007">
            <text:p>10.07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2.mp4</text:p>
          </table:table-cell>
          <table:table-cell table:style-name="ce2" table:formula="of:=HYPERLINK([.A248]; &quot;View Now&quot;)" office:value-type="string" office:string-value="View Now">
            <text:p>View Now</text:p>
          </table:table-cell>
          <table:table-cell office:value-type="string">
            <text:p>video/mp4</text:p>
          </table:table-cell>
          <table:table-cell office:value-type="float" office:value="20">
            <text:p>20</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9.mp4</text:p>
          </table:table-cell>
          <table:table-cell table:style-name="ce2" table:formula="of:=HYPERLINK([.A249]; &quot;View Now&quot;)" office:value-type="string" office:string-value="View Now">
            <text:p>View Now</text:p>
          </table:table-cell>
          <table:table-cell office:value-type="string">
            <text:p>video/mp4</text:p>
          </table:table-cell>
          <table:table-cell office:value-type="float" office:value="7">
            <text:p>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7.mp4</text:p>
          </table:table-cell>
          <table:table-cell table:style-name="ce2" table:formula="of:=HYPERLINK([.A250];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7.mp4</text:p>
          </table:table-cell>
          <table:table-cell table:style-name="ce2" table:formula="of:=HYPERLINK([.A251]; &quot;View Now&quot;)" office:value-type="string" office:string-value="View Now">
            <text:p>View Now</text:p>
          </table:table-cell>
          <table:table-cell office:value-type="string">
            <text:p>video/mp4</text:p>
          </table:table-cell>
          <table:table-cell office:value-type="float" office:value="70.466667">
            <text:p>70.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1.mp4</text:p>
          </table:table-cell>
          <table:table-cell table:style-name="ce2" table:formula="of:=HYPERLINK([.A252]; &quot;View Now&quot;)" office:value-type="string" office:string-value="View Now">
            <text:p>View Now</text:p>
          </table:table-cell>
          <table:table-cell office:value-type="string">
            <text:p>video/mp4</text:p>
          </table:table-cell>
          <table:table-cell office:value-type="float" office:value="9.960998">
            <text:p>9.96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5.mp4</text:p>
          </table:table-cell>
          <table:table-cell table:style-name="ce2" table:formula="of:=HYPERLINK([.A253]; &quot;View Now&quot;)" office:value-type="string" office:string-value="View Now">
            <text:p>View Now</text:p>
          </table:table-cell>
          <table:table-cell office:value-type="string">
            <text:p>video/mp4</text:p>
          </table:table-cell>
          <table:table-cell office:value-type="float" office:value="67.871995">
            <text:p>67.87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0.mp4</text:p>
          </table:table-cell>
          <table:table-cell table:style-name="ce2" table:formula="of:=HYPERLINK([.A254]; &quot;View Now&quot;)" office:value-type="string" office:string-value="View Now">
            <text:p>View Now</text:p>
          </table:table-cell>
          <table:table-cell office:value-type="string">
            <text:p>video/mp4</text:p>
          </table:table-cell>
          <table:table-cell office:value-type="float" office:value="7.266667">
            <text:p>7.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9.mp4</text:p>
          </table:table-cell>
          <table:table-cell table:style-name="ce2" table:formula="of:=HYPERLINK([.A255]; &quot;View Now&quot;)" office:value-type="string" office:string-value="View Now">
            <text:p>View Now</text:p>
          </table:table-cell>
          <table:table-cell office:value-type="string">
            <text:p>video/mp4</text:p>
          </table:table-cell>
          <table:table-cell office:value-type="float" office:value="62">
            <text:p>6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5.mp4</text:p>
          </table:table-cell>
          <table:table-cell table:style-name="ce2" table:formula="of:=HYPERLINK([.A256]; &quot;View Now&quot;)" office:value-type="string" office:string-value="View Now">
            <text:p>View Now</text:p>
          </table:table-cell>
          <table:table-cell office:value-type="string">
            <text:p>video/mp4</text:p>
          </table:table-cell>
          <table:table-cell office:value-type="float" office:value="27.712">
            <text:p>27.7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8.mp4</text:p>
          </table:table-cell>
          <table:table-cell table:style-name="ce2" table:formula="of:=HYPERLINK([.A257]; &quot;View Now&quot;)" office:value-type="string" office:string-value="View Now">
            <text:p>View Now</text:p>
          </table:table-cell>
          <table:table-cell office:value-type="string">
            <text:p>video/mp4</text:p>
          </table:table-cell>
          <table:table-cell office:value-type="float" office:value="283.416667">
            <text:p>283.41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3.mp4</text:p>
          </table:table-cell>
          <table:table-cell table:style-name="ce2" table:formula="of:=HYPERLINK([.A258]; &quot;View Now&quot;)" office:value-type="string" office:string-value="View Now">
            <text:p>View Now</text:p>
          </table:table-cell>
          <table:table-cell office:value-type="string">
            <text:p>video/mp4</text:p>
          </table:table-cell>
          <table:table-cell office:value-type="float" office:value="102.933333">
            <text:p>102.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5.mp4</text:p>
          </table:table-cell>
          <table:table-cell table:style-name="ce2" table:formula="of:=HYPERLINK([.A259]; &quot;View Now&quot;)" office:value-type="string" office:string-value="View Now">
            <text:p>View Now</text:p>
          </table:table-cell>
          <table:table-cell office:value-type="string">
            <text:p>video/mp4</text:p>
          </table:table-cell>
          <table:table-cell office:value-type="float" office:value="13.766667">
            <text:p>13.7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4.mp4</text:p>
          </table:table-cell>
          <table:table-cell table:style-name="ce2" table:formula="of:=HYPERLINK([.A260]; &quot;View Now&quot;)" office:value-type="string" office:string-value="View Now">
            <text:p>View Now</text:p>
          </table:table-cell>
          <table:table-cell office:value-type="string">
            <text:p>video/mp4</text:p>
          </table:table-cell>
          <table:table-cell office:value-type="float" office:value="155.208333">
            <text:p>155.208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8.mp4</text:p>
          </table:table-cell>
          <table:table-cell table:style-name="ce2" table:formula="of:=HYPERLINK([.A261]; &quot;View Now&quot;)" office:value-type="string" office:string-value="View Now">
            <text:p>View Now</text:p>
          </table:table-cell>
          <table:table-cell office:value-type="string">
            <text:p>video/mp4</text:p>
          </table:table-cell>
          <table:table-cell office:value-type="float" office:value="22.68">
            <text:p>22.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6.mp4</text:p>
          </table:table-cell>
          <table:table-cell table:style-name="ce2" table:formula="of:=HYPERLINK([.A262]; &quot;View Now&quot;)" office:value-type="string" office:string-value="View Now">
            <text:p>View Now</text:p>
          </table:table-cell>
          <table:table-cell office:value-type="string">
            <text:p>video/mp4</text:p>
          </table:table-cell>
          <table:table-cell office:value-type="float" office:value="49.550998">
            <text:p>49.55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6.mp4</text:p>
          </table:table-cell>
          <table:table-cell table:style-name="ce2" table:formula="of:=HYPERLINK([.A263]; &quot;View Now&quot;)" office:value-type="string" office:string-value="View Now">
            <text:p>View Now</text:p>
          </table:table-cell>
          <table:table-cell office:value-type="string">
            <text:p>video/mp4</text:p>
          </table:table-cell>
          <table:table-cell office:value-type="float" office:value="155.366667">
            <text:p>155.3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3.mp4</text:p>
          </table:table-cell>
          <table:table-cell table:style-name="ce2" table:formula="of:=HYPERLINK([.A264]; &quot;View Now&quot;)" office:value-type="string" office:string-value="View Now">
            <text:p>View Now</text:p>
          </table:table-cell>
          <table:table-cell office:value-type="string">
            <text:p>video/mp4</text:p>
          </table:table-cell>
          <table:table-cell office:value-type="float" office:value="244.366803">
            <text:p>244.36680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8.mp4</text:p>
          </table:table-cell>
          <table:table-cell table:style-name="ce2" table:formula="of:=HYPERLINK([.A265]; &quot;View Now&quot;)" office:value-type="string" office:string-value="View Now">
            <text:p>View Now</text:p>
          </table:table-cell>
          <table:table-cell office:value-type="string">
            <text:p>video/mp4</text:p>
          </table:table-cell>
          <table:table-cell office:value-type="float" office:value="21.78">
            <text:p>21.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2.mp4</text:p>
          </table:table-cell>
          <table:table-cell table:style-name="ce2" table:formula="of:=HYPERLINK([.A266]; &quot;View Now&quot;)" office:value-type="string" office:string-value="View Now">
            <text:p>View Now</text:p>
          </table:table-cell>
          <table:table-cell office:value-type="string">
            <text:p>video/mp4</text:p>
          </table:table-cell>
          <table:table-cell office:value-type="float" office:value="30.9">
            <text:p>3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2.mp4</text:p>
          </table:table-cell>
          <table:table-cell table:style-name="ce2" table:formula="of:=HYPERLINK([.A267]; &quot;View Now&quot;)" office:value-type="string" office:string-value="View Now">
            <text:p>View Now</text:p>
          </table:table-cell>
          <table:table-cell office:value-type="string">
            <text:p>video/mp4</text:p>
          </table:table-cell>
          <table:table-cell office:value-type="float" office:value="299.928571">
            <text:p>299.92857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6.mp4</text:p>
          </table:table-cell>
          <table:table-cell table:style-name="ce2" table:formula="of:=HYPERLINK([.A268]; &quot;View Now&quot;)" office:value-type="string" office:string-value="View Now">
            <text:p>View Now</text:p>
          </table:table-cell>
          <table:table-cell office:value-type="string">
            <text:p>video/mp4</text:p>
          </table:table-cell>
          <table:table-cell office:value-type="float" office:value="47.658">
            <text:p>47.65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7.mp4</text:p>
          </table:table-cell>
          <table:table-cell table:style-name="ce2" table:formula="of:=HYPERLINK([.A269]; &quot;View Now&quot;)" office:value-type="string" office:string-value="View Now">
            <text:p>View Now</text:p>
          </table:table-cell>
          <table:table-cell office:value-type="string">
            <text:p>video/mp4</text:p>
          </table:table-cell>
          <table:table-cell office:value-type="float" office:value="12">
            <text:p>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4.mp4</text:p>
          </table:table-cell>
          <table:table-cell table:style-name="ce2" table:formula="of:=HYPERLINK([.A270]; &quot;View Now&quot;)" office:value-type="string" office:string-value="View Now">
            <text:p>View Now</text:p>
          </table:table-cell>
          <table:table-cell office:value-type="string">
            <text:p>video/mp4</text:p>
          </table:table-cell>
          <table:table-cell office:value-type="float" office:value="283.5">
            <text:p>283.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3.mp4</text:p>
          </table:table-cell>
          <table:table-cell table:style-name="ce2" table:formula="of:=HYPERLINK([.A271];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0.mp4</text:p>
          </table:table-cell>
          <table:table-cell table:style-name="ce2" table:formula="of:=HYPERLINK([.A272]; &quot;View Now&quot;)" office:value-type="string" office:string-value="View Now">
            <text:p>View Now</text:p>
          </table:table-cell>
          <table:table-cell office:value-type="string">
            <text:p>video/mp4</text:p>
          </table:table-cell>
          <table:table-cell office:value-type="float" office:value="90.666667">
            <text:p>90.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3.mp4</text:p>
          </table:table-cell>
          <table:table-cell table:style-name="ce2" table:formula="of:=HYPERLINK([.A273]; &quot;View Now&quot;)" office:value-type="string" office:string-value="View Now">
            <text:p>View Now</text:p>
          </table:table-cell>
          <table:table-cell office:value-type="string">
            <text:p>video/mp4</text:p>
          </table:table-cell>
          <table:table-cell office:value-type="float" office:value="5.956213">
            <text:p>5.95621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8.mp4</text:p>
          </table:table-cell>
          <table:table-cell table:style-name="ce2" table:formula="of:=HYPERLINK([.A274]; &quot;View Now&quot;)" office:value-type="string" office:string-value="View Now">
            <text:p>View Now</text:p>
          </table:table-cell>
          <table:table-cell office:value-type="string">
            <text:p>video/mp4</text:p>
          </table:table-cell>
          <table:table-cell office:value-type="float" office:value="17.533333">
            <text:p>17.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5.mp4</text:p>
          </table:table-cell>
          <table:table-cell table:style-name="ce2" table:formula="of:=HYPERLINK([.A275]; &quot;View Now&quot;)" office:value-type="string" office:string-value="View Now">
            <text:p>View Now</text:p>
          </table:table-cell>
          <table:table-cell office:value-type="string">
            <text:p>video/mp4</text:p>
          </table:table-cell>
          <table:table-cell office:value-type="float" office:value="15.325011">
            <text:p>15.3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0.mp4</text:p>
          </table:table-cell>
          <table:table-cell table:style-name="ce2" table:formula="of:=HYPERLINK([.A276];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9.mp4</text:p>
          </table:table-cell>
          <table:table-cell table:style-name="ce2" table:formula="of:=HYPERLINK([.A277]; &quot;View Now&quot;)" office:value-type="string" office:string-value="View Now">
            <text:p>View Now</text:p>
          </table:table-cell>
          <table:table-cell office:value-type="string">
            <text:p>video/mp4</text:p>
          </table:table-cell>
          <table:table-cell office:value-type="float" office:value="96.222993">
            <text:p>96.22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7.mp4</text:p>
          </table:table-cell>
          <table:table-cell table:style-name="ce2" table:formula="of:=HYPERLINK([.A278]; &quot;View Now&quot;)" office:value-type="string" office:string-value="View Now">
            <text:p>View Now</text:p>
          </table:table-cell>
          <table:table-cell office:value-type="string">
            <text:p>video/mp4</text:p>
          </table:table-cell>
          <table:table-cell office:value-type="float" office:value="16.927007">
            <text:p>16.9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4.mp4</text:p>
          </table:table-cell>
          <table:table-cell table:style-name="ce2" table:formula="of:=HYPERLINK([.A279];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1.mp4</text:p>
          </table:table-cell>
          <table:table-cell table:style-name="ce2" table:formula="of:=HYPERLINK([.A280]; &quot;View Now&quot;)" office:value-type="string" office:string-value="View Now">
            <text:p>View Now</text:p>
          </table:table-cell>
          <table:table-cell office:value-type="string">
            <text:p>video/mp4</text:p>
          </table:table-cell>
          <table:table-cell office:value-type="float" office:value="210.976009">
            <text:p>210.97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5.mp4</text:p>
          </table:table-cell>
          <table:table-cell table:style-name="ce2" table:formula="of:=HYPERLINK([.A281];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1.mp4</text:p>
          </table:table-cell>
          <table:table-cell table:style-name="ce2" table:formula="of:=HYPERLINK([.A282]; &quot;View Now&quot;)" office:value-type="string" office:string-value="View Now">
            <text:p>View Now</text:p>
          </table:table-cell>
          <table:table-cell office:value-type="string">
            <text:p>video/mp4</text:p>
          </table:table-cell>
          <table:table-cell office:value-type="float" office:value="16.625">
            <text:p>16.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9.mp4</text:p>
          </table:table-cell>
          <table:table-cell table:style-name="ce2" table:formula="of:=HYPERLINK([.A283]; &quot;View Now&quot;)" office:value-type="string" office:string-value="View Now">
            <text:p>View Now</text:p>
          </table:table-cell>
          <table:table-cell office:value-type="string">
            <text:p>video/mp4</text:p>
          </table:table-cell>
          <table:table-cell office:value-type="float" office:value="173.566667">
            <text:p>173.5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6.mp4</text:p>
          </table:table-cell>
          <table:table-cell table:style-name="ce2" table:formula="of:=HYPERLINK([.A284]; &quot;View Now&quot;)" office:value-type="string" office:string-value="View Now">
            <text:p>View Now</text:p>
          </table:table-cell>
          <table:table-cell office:value-type="string">
            <text:p>video/mp4</text:p>
          </table:table-cell>
          <table:table-cell office:value-type="float" office:value="106.033333">
            <text:p>106.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0.mp4</text:p>
          </table:table-cell>
          <table:table-cell table:style-name="ce2" table:formula="of:=HYPERLINK([.A285]; &quot;View Now&quot;)" office:value-type="string" office:string-value="View Now">
            <text:p>View Now</text:p>
          </table:table-cell>
          <table:table-cell office:value-type="string">
            <text:p>video/mp4</text:p>
          </table:table-cell>
          <table:table-cell office:value-type="float" office:value="62.182993">
            <text:p>62.18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3.mp4</text:p>
          </table:table-cell>
          <table:table-cell table:style-name="ce2" table:formula="of:=HYPERLINK([.A286]; &quot;View Now&quot;)" office:value-type="string" office:string-value="View Now">
            <text:p>View Now</text:p>
          </table:table-cell>
          <table:table-cell office:value-type="string">
            <text:p>video/mp4</text:p>
          </table:table-cell>
          <table:table-cell office:value-type="float" office:value="45.071429">
            <text:p>45.0714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5.mp4</text:p>
          </table:table-cell>
          <table:table-cell table:style-name="ce2" table:formula="of:=HYPERLINK([.A287]; &quot;View Now&quot;)" office:value-type="string" office:string-value="View Now">
            <text:p>View Now</text:p>
          </table:table-cell>
          <table:table-cell office:value-type="string">
            <text:p>video/mp4</text:p>
          </table:table-cell>
          <table:table-cell office:value-type="float" office:value="22.152018">
            <text:p>22.1520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2.mp4</text:p>
          </table:table-cell>
          <table:table-cell table:style-name="ce2" table:formula="of:=HYPERLINK([.A288]; &quot;View Now&quot;)" office:value-type="string" office:string-value="View Now">
            <text:p>View Now</text:p>
          </table:table-cell>
          <table:table-cell office:value-type="string">
            <text:p>video/mp4</text:p>
          </table:table-cell>
          <table:table-cell office:value-type="float" office:value="46.444444">
            <text:p>46.4444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6.mp4</text:p>
          </table:table-cell>
          <table:table-cell table:style-name="ce2" table:formula="of:=HYPERLINK([.A289]; &quot;View Now&quot;)" office:value-type="string" office:string-value="View Now">
            <text:p>View Now</text:p>
          </table:table-cell>
          <table:table-cell office:value-type="string">
            <text:p>video/mp4</text:p>
          </table:table-cell>
          <table:table-cell office:value-type="float" office:value="26.24">
            <text:p>26.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9.mp4</text:p>
          </table:table-cell>
          <table:table-cell table:style-name="ce2" table:formula="of:=HYPERLINK([.A290]; &quot;View Now&quot;)" office:value-type="string" office:string-value="View Now">
            <text:p>View Now</text:p>
          </table:table-cell>
          <table:table-cell office:value-type="string">
            <text:p>video/mp4</text:p>
          </table:table-cell>
          <table:table-cell office:value-type="float" office:value="28.266667">
            <text:p>28.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9.mp4</text:p>
          </table:table-cell>
          <table:table-cell table:style-name="ce2" table:formula="of:=HYPERLINK([.A291]; &quot;View Now&quot;)" office:value-type="string" office:string-value="View Now">
            <text:p>View Now</text:p>
          </table:table-cell>
          <table:table-cell office:value-type="string">
            <text:p>video/mp4</text:p>
          </table:table-cell>
          <table:table-cell office:value-type="float" office:value="173.666667">
            <text:p>173.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4.mp4</text:p>
          </table:table-cell>
          <table:table-cell table:style-name="ce2" table:formula="of:=HYPERLINK([.A292]; &quot;View Now&quot;)" office:value-type="string" office:string-value="View Now">
            <text:p>View Now</text:p>
          </table:table-cell>
          <table:table-cell office:value-type="string">
            <text:p>video/mp4</text:p>
          </table:table-cell>
          <table:table-cell office:value-type="float" office:value="286.557007">
            <text:p>286.55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8.mp4</text:p>
          </table:table-cell>
          <table:table-cell table:style-name="ce2" table:formula="of:=HYPERLINK([.A293]; &quot;View Now&quot;)" office:value-type="string" office:string-value="View Now">
            <text:p>View Now</text:p>
          </table:table-cell>
          <table:table-cell office:value-type="string">
            <text:p>video/mp4</text:p>
          </table:table-cell>
          <table:table-cell office:value-type="float" office:value="220.2">
            <text:p>22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4.mp4</text:p>
          </table:table-cell>
          <table:table-cell table:style-name="ce2" table:formula="of:=HYPERLINK([.A294]; &quot;View Now&quot;)" office:value-type="string" office:string-value="View Now">
            <text:p>View Now</text:p>
          </table:table-cell>
          <table:table-cell office:value-type="string">
            <text:p>video/mp4</text:p>
          </table:table-cell>
          <table:table-cell office:value-type="float" office:value="154.018005">
            <text:p>154.01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6.mp4</text:p>
          </table:table-cell>
          <table:table-cell table:style-name="ce2" table:formula="of:=HYPERLINK([.A295]; &quot;View Now&quot;)" office:value-type="string" office:string-value="View Now">
            <text:p>View Now</text:p>
          </table:table-cell>
          <table:table-cell office:value-type="string">
            <text:p>video/mp4</text:p>
          </table:table-cell>
          <table:table-cell office:value-type="float" office:value="389.666667">
            <text:p>389.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0.mp4</text:p>
          </table:table-cell>
          <table:table-cell table:style-name="ce2" table:formula="of:=HYPERLINK([.A296]; &quot;View Now&quot;)" office:value-type="string" office:string-value="View Now">
            <text:p>View Now</text:p>
          </table:table-cell>
          <table:table-cell office:value-type="string">
            <text:p>video/mp4</text:p>
          </table:table-cell>
          <table:table-cell office:value-type="float" office:value="65.4">
            <text:p>65.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2.mp4</text:p>
          </table:table-cell>
          <table:table-cell table:style-name="ce2" table:formula="of:=HYPERLINK([.A297];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5.mp4</text:p>
          </table:table-cell>
          <table:table-cell table:style-name="ce2" table:formula="of:=HYPERLINK([.A298]; &quot;View Now&quot;)" office:value-type="string" office:string-value="View Now">
            <text:p>View Now</text:p>
          </table:table-cell>
          <table:table-cell office:value-type="string">
            <text:p>video/mp4</text:p>
          </table:table-cell>
          <table:table-cell office:value-type="float" office:value="10.966667">
            <text:p>10.9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2.mp4</text:p>
          </table:table-cell>
          <table:table-cell table:style-name="ce2" table:formula="of:=HYPERLINK([.A299]; &quot;View Now&quot;)" office:value-type="string" office:string-value="View Now">
            <text:p>View Now</text:p>
          </table:table-cell>
          <table:table-cell office:value-type="string">
            <text:p>video/mp4</text:p>
          </table:table-cell>
          <table:table-cell office:value-type="float" office:value="100.1">
            <text:p>10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3.mp4</text:p>
          </table:table-cell>
          <table:table-cell table:style-name="ce2" table:formula="of:=HYPERLINK([.A300]; &quot;View Now&quot;)" office:value-type="string" office:string-value="View Now">
            <text:p>View Now</text:p>
          </table:table-cell>
          <table:table-cell office:value-type="string">
            <text:p>video/mp4</text:p>
          </table:table-cell>
          <table:table-cell office:value-type="float" office:value="1.137007">
            <text:p>1.13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8.mp4</text:p>
          </table:table-cell>
          <table:table-cell table:style-name="ce2" table:formula="of:=HYPERLINK([.A301]; &quot;View Now&quot;)" office:value-type="string" office:string-value="View Now">
            <text:p>View Now</text:p>
          </table:table-cell>
          <table:table-cell office:value-type="string">
            <text:p>video/mp4</text:p>
          </table:table-cell>
          <table:table-cell office:value-type="float" office:value="43.916667">
            <text:p>43.91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8.mp4</text:p>
          </table:table-cell>
          <table:table-cell table:style-name="ce2" table:formula="of:=HYPERLINK([.A302]; &quot;View Now&quot;)" office:value-type="string" office:string-value="View Now">
            <text:p>View Now</text:p>
          </table:table-cell>
          <table:table-cell office:value-type="string">
            <text:p>video/mp4</text:p>
          </table:table-cell>
          <table:table-cell office:value-type="float" office:value="203.080998">
            <text:p>203.08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2.mp4</text:p>
          </table:table-cell>
          <table:table-cell table:style-name="ce2" table:formula="of:=HYPERLINK([.A303]; &quot;View Now&quot;)" office:value-type="string" office:string-value="View Now">
            <text:p>View Now</text:p>
          </table:table-cell>
          <table:table-cell office:value-type="string">
            <text:p>video/mp4</text:p>
          </table:table-cell>
          <table:table-cell office:value-type="float" office:value="11.666667">
            <text:p>11.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6.mp4</text:p>
          </table:table-cell>
          <table:table-cell table:style-name="ce2" table:formula="of:=HYPERLINK([.A304];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9.mp4</text:p>
          </table:table-cell>
          <table:table-cell table:style-name="ce2" table:formula="of:=HYPERLINK([.A305]; &quot;View Now&quot;)" office:value-type="string" office:string-value="View Now">
            <text:p>View Now</text:p>
          </table:table-cell>
          <table:table-cell office:value-type="string">
            <text:p>video/mp4</text:p>
          </table:table-cell>
          <table:table-cell office:value-type="float" office:value="62.786009">
            <text:p>62.78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4.mp4</text:p>
          </table:table-cell>
          <table:table-cell table:style-name="ce2" table:formula="of:=HYPERLINK([.A306]; &quot;View Now&quot;)" office:value-type="string" office:string-value="View Now">
            <text:p>View Now</text:p>
          </table:table-cell>
          <table:table-cell office:value-type="string">
            <text:p>video/mp4</text:p>
          </table:table-cell>
          <table:table-cell office:value-type="float" office:value="127.175011">
            <text:p>127.17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6.mp4</text:p>
          </table:table-cell>
          <table:table-cell table:style-name="ce2" table:formula="of:=HYPERLINK([.A307]; &quot;View Now&quot;)" office:value-type="string" office:string-value="View Now">
            <text:p>View Now</text:p>
          </table:table-cell>
          <table:table-cell office:value-type="string">
            <text:p>video/mp4</text:p>
          </table:table-cell>
          <table:table-cell office:value-type="float" office:value="37.9">
            <text:p>3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8.mp4</text:p>
          </table:table-cell>
          <table:table-cell table:style-name="ce2" table:formula="of:=HYPERLINK([.A308]; &quot;View Now&quot;)" office:value-type="string" office:string-value="View Now">
            <text:p>View Now</text:p>
          </table:table-cell>
          <table:table-cell office:value-type="string">
            <text:p>video/mp4</text:p>
          </table:table-cell>
          <table:table-cell office:value-type="float" office:value="31.28">
            <text:p>31.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3.mp4</text:p>
          </table:table-cell>
          <table:table-cell table:style-name="ce2" table:formula="of:=HYPERLINK([.A309]; &quot;View Now&quot;)" office:value-type="string" office:string-value="View Now">
            <text:p>View Now</text:p>
          </table:table-cell>
          <table:table-cell office:value-type="string">
            <text:p>video/mp4</text:p>
          </table:table-cell>
          <table:table-cell office:value-type="float" office:value="121.733333">
            <text:p>121.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7.mp4</text:p>
          </table:table-cell>
          <table:table-cell table:style-name="ce2" table:formula="of:=HYPERLINK([.A310]; &quot;View Now&quot;)" office:value-type="string" office:string-value="View Now">
            <text:p>View Now</text:p>
          </table:table-cell>
          <table:table-cell office:value-type="string">
            <text:p>video/mp4</text:p>
          </table:table-cell>
          <table:table-cell office:value-type="float" office:value="288.033333">
            <text:p>288.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5.mp4</text:p>
          </table:table-cell>
          <table:table-cell table:style-name="ce2" table:formula="of:=HYPERLINK([.A311]; &quot;View Now&quot;)" office:value-type="string" office:string-value="View Now">
            <text:p>View Now</text:p>
          </table:table-cell>
          <table:table-cell office:value-type="string">
            <text:p>video/mp4</text:p>
          </table:table-cell>
          <table:table-cell office:value-type="float" office:value="102.262">
            <text:p>102.262</text:p>
          </table:table-cell>
          <table:table-cell table:number-columns-repeated="2"/>
          <table:table-cell office:value-type="string">
            <text:p>2026-01-14T21:13:4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590.mp4</text:p>
          </table:table-cell>
          <table:table-cell table:style-name="ce2" table:formula="of:=HYPERLINK([.A312]; &quot;View Now&quot;)" office:value-type="string" office:string-value="View Now">
            <text:p>View Now</text:p>
          </table:table-cell>
          <table:table-cell office:value-type="string">
            <text:p>video/mp4</text:p>
          </table:table-cell>
          <table:table-cell office:value-type="float" office:value="155.333333">
            <text:p>155.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2.mp4</text:p>
          </table:table-cell>
          <table:table-cell table:style-name="ce2" table:formula="of:=HYPERLINK([.A313]; &quot;View Now&quot;)" office:value-type="string" office:string-value="View Now">
            <text:p>View Now</text:p>
          </table:table-cell>
          <table:table-cell office:value-type="string">
            <text:p>video/mp4</text:p>
          </table:table-cell>
          <table:table-cell office:value-type="float" office:value="1.855979">
            <text:p>1.855979</text:p>
          </table:table-cell>
          <table:table-cell table:number-columns-repeated="2"/>
          <table:table-cell office:value-type="string">
            <text:p>2026-01-15T15:26: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593.mp4</text:p>
          </table:table-cell>
          <table:table-cell table:style-name="ce2" table:formula="of:=HYPERLINK([.A314]; &quot;View Now&quot;)" office:value-type="string" office:string-value="View Now">
            <text:p>View Now</text:p>
          </table:table-cell>
          <table:table-cell office:value-type="string">
            <text:p>video/mp4</text:p>
          </table:table-cell>
          <table:table-cell office:value-type="float" office:value="27.68">
            <text:p>27.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4.mp4</text:p>
          </table:table-cell>
          <table:table-cell table:style-name="ce2" table:formula="of:=HYPERLINK([.A315]; &quot;View Now&quot;)" office:value-type="string" office:string-value="View Now">
            <text:p>View Now</text:p>
          </table:table-cell>
          <table:table-cell office:value-type="string">
            <text:p>video/mp4</text:p>
          </table:table-cell>
          <table:table-cell office:value-type="float" office:value="2.982">
            <text:p>2.982</text:p>
          </table:table-cell>
          <table:table-cell table:number-columns-repeated="2"/>
          <table:table-cell office:value-type="string">
            <text:p>2026-01-14T21:26:5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589.mp4</text:p>
          </table:table-cell>
          <table:table-cell table:style-name="ce2" table:formula="of:=HYPERLINK([.A316]; &quot;View Now&quot;)" office:value-type="string" office:string-value="View Now">
            <text:p>View Now</text:p>
          </table:table-cell>
          <table:table-cell office:value-type="string">
            <text:p>video/mp4</text:p>
          </table:table-cell>
          <table:table-cell office:value-type="float" office:value="28.141995">
            <text:p>28.14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7.mp4</text:p>
          </table:table-cell>
          <table:table-cell table:style-name="ce2" table:formula="of:=HYPERLINK([.A317];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8.mp4</text:p>
          </table:table-cell>
          <table:table-cell table:style-name="ce2" table:formula="of:=HYPERLINK([.A318]; &quot;View Now&quot;)" office:value-type="string" office:string-value="View Now">
            <text:p>View Now</text:p>
          </table:table-cell>
          <table:table-cell office:value-type="string">
            <text:p>video/mp4</text:p>
          </table:table-cell>
          <table:table-cell office:value-type="float" office:value="76.253991">
            <text:p>76.25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4.mp4</text:p>
          </table:table-cell>
          <table:table-cell table:style-name="ce2" table:formula="of:=HYPERLINK([.A319]; &quot;View Now&quot;)" office:value-type="string" office:string-value="View Now">
            <text:p>View Now</text:p>
          </table:table-cell>
          <table:table-cell office:value-type="string">
            <text:p>video/mp4</text:p>
          </table:table-cell>
          <table:table-cell office:value-type="float" office:value="84.5">
            <text:p>84.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7.mp4</text:p>
          </table:table-cell>
          <table:table-cell table:style-name="ce2" table:formula="of:=HYPERLINK([.A32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1.mp4</text:p>
          </table:table-cell>
          <table:table-cell table:style-name="ce2" table:formula="of:=HYPERLINK([.A32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1.mp4</text:p>
          </table:table-cell>
          <table:table-cell table:style-name="ce2" table:formula="of:=HYPERLINK([.A322];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5.mp4</text:p>
          </table:table-cell>
          <table:table-cell table:style-name="ce2" table:formula="of:=HYPERLINK([.A323]; &quot;View Now&quot;)" office:value-type="string" office:string-value="View Now">
            <text:p>View Now</text:p>
          </table:table-cell>
          <table:table-cell office:value-type="string">
            <text:p>video/mp4</text:p>
          </table:table-cell>
          <table:table-cell office:value-type="float" office:value="95.433991">
            <text:p>95.43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7.mp4</text:p>
          </table:table-cell>
          <table:table-cell table:style-name="ce2" table:formula="of:=HYPERLINK([.A324]; &quot;View Now&quot;)" office:value-type="string" office:string-value="View Now">
            <text:p>View Now</text:p>
          </table:table-cell>
          <table:table-cell office:value-type="string">
            <text:p>video/mp4</text:p>
          </table:table-cell>
          <table:table-cell office:value-type="float" office:value="125.6">
            <text:p>12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6.mp4</text:p>
          </table:table-cell>
          <table:table-cell table:style-name="ce2" table:formula="of:=HYPERLINK([.A325];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5.mp4</text:p>
          </table:table-cell>
          <table:table-cell table:style-name="ce2" table:formula="of:=HYPERLINK([.A326]; &quot;View Now&quot;)" office:value-type="string" office:string-value="View Now">
            <text:p>View Now</text:p>
          </table:table-cell>
          <table:table-cell office:value-type="string">
            <text:p>video/mp4</text:p>
          </table:table-cell>
          <table:table-cell office:value-type="float" office:value="107.36">
            <text:p>107.3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7.mp4</text:p>
          </table:table-cell>
          <table:table-cell table:style-name="ce2" table:formula="of:=HYPERLINK([.A327];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3.mp4</text:p>
          </table:table-cell>
          <table:table-cell table:style-name="ce2" table:formula="of:=HYPERLINK([.A328];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9.mp4</text:p>
          </table:table-cell>
          <table:table-cell table:style-name="ce2" table:formula="of:=HYPERLINK([.A329]; &quot;View Now&quot;)" office:value-type="string" office:string-value="View Now">
            <text:p>View Now</text:p>
          </table:table-cell>
          <table:table-cell office:value-type="string">
            <text:p>video/mp4</text:p>
          </table:table-cell>
          <table:table-cell office:value-type="float" office:value="11.169002">
            <text:p>11.16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8.mp4</text:p>
          </table:table-cell>
          <table:table-cell table:style-name="ce2" table:formula="of:=HYPERLINK([.A330];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2.mp4</text:p>
          </table:table-cell>
          <table:table-cell table:style-name="ce2" table:formula="of:=HYPERLINK([.A331]; &quot;View Now&quot;)" office:value-type="string" office:string-value="View Now">
            <text:p>View Now</text:p>
          </table:table-cell>
          <table:table-cell office:value-type="string">
            <text:p>video/mp4</text:p>
          </table:table-cell>
          <table:table-cell office:value-type="float" office:value="18.033333">
            <text:p>18.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0.mp4</text:p>
          </table:table-cell>
          <table:table-cell table:style-name="ce2" table:formula="of:=HYPERLINK([.A332];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1.mp4</text:p>
          </table:table-cell>
          <table:table-cell table:style-name="ce2" table:formula="of:=HYPERLINK([.A333]; &quot;View Now&quot;)" office:value-type="string" office:string-value="View Now">
            <text:p>View Now</text:p>
          </table:table-cell>
          <table:table-cell office:value-type="string">
            <text:p>video/mp4</text:p>
          </table:table-cell>
          <table:table-cell office:value-type="float" office:value="39.567007">
            <text:p>39.5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3.mp4</text:p>
          </table:table-cell>
          <table:table-cell table:style-name="ce2" table:formula="of:=HYPERLINK([.A334];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4.mp4</text:p>
          </table:table-cell>
          <table:table-cell table:style-name="ce2" table:formula="of:=HYPERLINK([.A335]; &quot;View Now&quot;)" office:value-type="string" office:string-value="View Now">
            <text:p>View Now</text:p>
          </table:table-cell>
          <table:table-cell office:value-type="string">
            <text:p>video/mp4</text:p>
          </table:table-cell>
          <table:table-cell office:value-type="float" office:value="12.541667">
            <text:p>12.541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2.mp4</text:p>
          </table:table-cell>
          <table:table-cell table:style-name="ce2" table:formula="of:=HYPERLINK([.A336]; &quot;View Now&quot;)" office:value-type="string" office:string-value="View Now">
            <text:p>View Now</text:p>
          </table:table-cell>
          <table:table-cell office:value-type="string">
            <text:p>video/mp4</text:p>
          </table:table-cell>
          <table:table-cell office:value-type="float" office:value="37.081995">
            <text:p>37.08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6.mp4</text:p>
          </table:table-cell>
          <table:table-cell table:style-name="ce2" table:formula="of:=HYPERLINK([.A337]; &quot;View Now&quot;)" office:value-type="string" office:string-value="View Now">
            <text:p>View Now</text:p>
          </table:table-cell>
          <table:table-cell office:value-type="string">
            <text:p>video/mp4</text:p>
          </table:table-cell>
          <table:table-cell office:value-type="float" office:value="18.551995">
            <text:p>18.55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1.mp4</text:p>
          </table:table-cell>
          <table:table-cell table:style-name="ce2" table:formula="of:=HYPERLINK([.A338]; &quot;View Now&quot;)" office:value-type="string" office:string-value="View Now">
            <text:p>View Now</text:p>
          </table:table-cell>
          <table:table-cell office:value-type="string">
            <text:p>video/mp4</text:p>
          </table:table-cell>
          <table:table-cell office:value-type="float" office:value="106.579002">
            <text:p>106.57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9.mp4</text:p>
          </table:table-cell>
          <table:table-cell table:style-name="ce2" table:formula="of:=HYPERLINK([.A339]; &quot;View Now&quot;)" office:value-type="string" office:string-value="View Now">
            <text:p>View Now</text:p>
          </table:table-cell>
          <table:table-cell office:value-type="string">
            <text:p>video/mp4</text:p>
          </table:table-cell>
          <table:table-cell office:value-type="float" office:value="1.952">
            <text:p>1.952</text:p>
          </table:table-cell>
          <table:table-cell table:number-columns-repeated="2"/>
          <table:table-cell office:value-type="string">
            <text:p>2026-01-14T21:02:3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599.mp4</text:p>
          </table:table-cell>
          <table:table-cell table:style-name="ce2" table:formula="of:=HYPERLINK([.A340]; &quot;View Now&quot;)" office:value-type="string" office:string-value="View Now">
            <text:p>View Now</text:p>
          </table:table-cell>
          <table:table-cell office:value-type="string">
            <text:p>video/mp4</text:p>
          </table:table-cell>
          <table:table-cell office:value-type="float" office:value="158.080998">
            <text:p>158.08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1.mp4</text:p>
          </table:table-cell>
          <table:table-cell table:style-name="ce2" table:formula="of:=HYPERLINK([.A341]; &quot;View Now&quot;)" office:value-type="string" office:string-value="View Now">
            <text:p>View Now</text:p>
          </table:table-cell>
          <table:table-cell office:value-type="string">
            <text:p>video/mp4</text:p>
          </table:table-cell>
          <table:table-cell office:value-type="float" office:value="519.833333">
            <text:p>519.8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8.mp4</text:p>
          </table:table-cell>
          <table:table-cell table:style-name="ce2" table:formula="of:=HYPERLINK([.A342]; &quot;View Now&quot;)" office:value-type="string" office:string-value="View Now">
            <text:p>View Now</text:p>
          </table:table-cell>
          <table:table-cell office:value-type="string">
            <text:p>video/mp4</text:p>
          </table:table-cell>
          <table:table-cell office:value-type="float" office:value="31.531995">
            <text:p>31.53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4.mp4</text:p>
          </table:table-cell>
          <table:table-cell table:style-name="ce2" table:formula="of:=HYPERLINK([.A343]; &quot;View Now&quot;)" office:value-type="string" office:string-value="View Now">
            <text:p>View Now</text:p>
          </table:table-cell>
          <table:table-cell office:value-type="string">
            <text:p>video/mp4</text:p>
          </table:table-cell>
          <table:table-cell office:value-type="float" office:value="2.75">
            <text:p>2.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7.mp4</text:p>
          </table:table-cell>
          <table:table-cell table:style-name="ce2" table:formula="of:=HYPERLINK([.A344]; &quot;View Now&quot;)" office:value-type="string" office:string-value="View Now">
            <text:p>View Now</text:p>
          </table:table-cell>
          <table:table-cell office:value-type="string">
            <text:p>video/mp4</text:p>
          </table:table-cell>
          <table:table-cell office:value-type="float" office:value="127.686009">
            <text:p>127.68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6.mp4</text:p>
          </table:table-cell>
          <table:table-cell table:style-name="ce2" table:formula="of:=HYPERLINK([.A345]; &quot;View Now&quot;)" office:value-type="string" office:string-value="View Now">
            <text:p>View Now</text:p>
          </table:table-cell>
          <table:table-cell office:value-type="string">
            <text:p>video/mp4</text:p>
          </table:table-cell>
          <table:table-cell office:value-type="float" office:value="109.9">
            <text:p>10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2.mp4</text:p>
          </table:table-cell>
          <table:table-cell table:style-name="ce2" table:formula="of:=HYPERLINK([.A346]; &quot;View Now&quot;)" office:value-type="string" office:string-value="View Now">
            <text:p>View Now</text:p>
          </table:table-cell>
          <table:table-cell office:value-type="string">
            <text:p>video/mp4</text:p>
          </table:table-cell>
          <table:table-cell office:value-type="float" office:value="10.933333">
            <text:p>10.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7.mp4</text:p>
          </table:table-cell>
          <table:table-cell table:style-name="ce2" table:formula="of:=HYPERLINK([.A347]; &quot;View Now&quot;)" office:value-type="string" office:string-value="View Now">
            <text:p>View Now</text:p>
          </table:table-cell>
          <table:table-cell office:value-type="string">
            <text:p>video/mp4</text:p>
          </table:table-cell>
          <table:table-cell office:value-type="float" office:value="68.15">
            <text:p>68.1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3.mp4</text:p>
          </table:table-cell>
          <table:table-cell table:style-name="ce2" table:formula="of:=HYPERLINK([.A348]; &quot;View Now&quot;)" office:value-type="string" office:string-value="View Now">
            <text:p>View Now</text:p>
          </table:table-cell>
          <table:table-cell office:value-type="string">
            <text:p>video/mp4</text:p>
          </table:table-cell>
          <table:table-cell office:value-type="float" office:value="8.010998">
            <text:p>8.01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5.mp4</text:p>
          </table:table-cell>
          <table:table-cell table:style-name="ce2" table:formula="of:=HYPERLINK([.A349]; &quot;View Now&quot;)" office:value-type="string" office:string-value="View Now">
            <text:p>View Now</text:p>
          </table:table-cell>
          <table:table-cell office:value-type="string">
            <text:p>video/mp4</text:p>
          </table:table-cell>
          <table:table-cell office:value-type="float" office:value="31.625011">
            <text:p>31.6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1.mp4</text:p>
          </table:table-cell>
          <table:table-cell table:style-name="ce2" table:formula="of:=HYPERLINK([.A350]; &quot;View Now&quot;)" office:value-type="string" office:string-value="View Now">
            <text:p>View Now</text:p>
          </table:table-cell>
          <table:table-cell office:value-type="string">
            <text:p>video/mp4</text:p>
          </table:table-cell>
          <table:table-cell office:value-type="float" office:value="222.033333">
            <text:p>222.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1.mp4</text:p>
          </table:table-cell>
          <table:table-cell table:style-name="ce2" table:formula="of:=HYPERLINK([.A351]; &quot;View Now&quot;)" office:value-type="string" office:string-value="View Now">
            <text:p>View Now</text:p>
          </table:table-cell>
          <table:table-cell office:value-type="string">
            <text:p>video/mp4</text:p>
          </table:table-cell>
          <table:table-cell office:value-type="float" office:value="45.975011">
            <text:p>45.97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6.mp4</text:p>
          </table:table-cell>
          <table:table-cell table:style-name="ce2" table:formula="of:=HYPERLINK([.A352]; &quot;View Now&quot;)" office:value-type="string" office:string-value="View Now">
            <text:p>View Now</text:p>
          </table:table-cell>
          <table:table-cell office:value-type="string">
            <text:p>video/mp4</text:p>
          </table:table-cell>
          <table:table-cell office:value-type="float" office:value="13.08">
            <text:p>13.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7.mp4</text:p>
          </table:table-cell>
          <table:table-cell table:style-name="ce2" table:formula="of:=HYPERLINK([.A353]; &quot;View Now&quot;)" office:value-type="string" office:string-value="View Now">
            <text:p>View Now</text:p>
          </table:table-cell>
          <table:table-cell office:value-type="string">
            <text:p>video/mp4</text:p>
          </table:table-cell>
          <table:table-cell office:value-type="float" office:value="15.12">
            <text:p>15.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8.mp4</text:p>
          </table:table-cell>
          <table:table-cell table:style-name="ce2" table:formula="of:=HYPERLINK([.A354]; &quot;View Now&quot;)" office:value-type="string" office:string-value="View Now">
            <text:p>View Now</text:p>
          </table:table-cell>
          <table:table-cell office:value-type="string">
            <text:p>video/mp4</text:p>
          </table:table-cell>
          <table:table-cell office:value-type="float" office:value="18.08">
            <text:p>18.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9.mp4</text:p>
          </table:table-cell>
          <table:table-cell table:style-name="ce2" table:formula="of:=HYPERLINK([.A355]; &quot;View Now&quot;)" office:value-type="string" office:string-value="View Now">
            <text:p>View Now</text:p>
          </table:table-cell>
          <table:table-cell office:value-type="string">
            <text:p>video/mp4</text:p>
          </table:table-cell>
          <table:table-cell office:value-type="float" office:value="27.333333">
            <text:p>27.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4.mp4</text:p>
          </table:table-cell>
          <table:table-cell table:style-name="ce2" table:formula="of:=HYPERLINK([.A356]; &quot;View Now&quot;)" office:value-type="string" office:string-value="View Now">
            <text:p>View Now</text:p>
          </table:table-cell>
          <table:table-cell office:value-type="string">
            <text:p>video/mp4</text:p>
          </table:table-cell>
          <table:table-cell office:value-type="float" office:value="107.391995">
            <text:p>107.39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0.mp4</text:p>
          </table:table-cell>
          <table:table-cell table:style-name="ce2" table:formula="of:=HYPERLINK([.A357]; &quot;View Now&quot;)" office:value-type="string" office:string-value="View Now">
            <text:p>View Now</text:p>
          </table:table-cell>
          <table:table-cell office:value-type="string">
            <text:p>video/mp4</text:p>
          </table:table-cell>
          <table:table-cell office:value-type="float" office:value="1.045011">
            <text:p>1.04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3.mp4</text:p>
          </table:table-cell>
          <table:table-cell table:style-name="ce2" table:formula="of:=HYPERLINK([.A35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7.mp4</text:p>
          </table:table-cell>
          <table:table-cell table:style-name="ce2" table:formula="of:=HYPERLINK([.A359]; &quot;View Now&quot;)" office:value-type="string" office:string-value="View Now">
            <text:p>View Now</text:p>
          </table:table-cell>
          <table:table-cell office:value-type="string">
            <text:p>video/mp4</text:p>
          </table:table-cell>
          <table:table-cell office:value-type="float" office:value="54.32">
            <text:p>54.3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6.mp4</text:p>
          </table:table-cell>
          <table:table-cell table:style-name="ce2" table:formula="of:=HYPERLINK([.A360]; &quot;View Now&quot;)" office:value-type="string" office:string-value="View Now">
            <text:p>View Now</text:p>
          </table:table-cell>
          <table:table-cell office:value-type="string">
            <text:p>video/mp4</text:p>
          </table:table-cell>
          <table:table-cell office:value-type="float" office:value="36.6">
            <text:p>3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2.mp4</text:p>
          </table:table-cell>
          <table:table-cell table:style-name="ce2" table:formula="of:=HYPERLINK([.A361]; &quot;View Now&quot;)" office:value-type="string" office:string-value="View Now">
            <text:p>View Now</text:p>
          </table:table-cell>
          <table:table-cell office:value-type="string">
            <text:p>video/mp4</text:p>
          </table:table-cell>
          <table:table-cell office:value-type="float" office:value="2.91">
            <text:p>2.91</text:p>
          </table:table-cell>
          <table:table-cell table:number-columns-repeated="2"/>
          <table:table-cell office:value-type="string">
            <text:p>2026-01-14T21:13:1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40.mp4</text:p>
          </table:table-cell>
          <table:table-cell table:style-name="ce2" table:formula="of:=HYPERLINK([.A362];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1.mp4</text:p>
          </table:table-cell>
          <table:table-cell table:style-name="ce2" table:formula="of:=HYPERLINK([.A363];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1.mp4</text:p>
          </table:table-cell>
          <table:table-cell table:style-name="ce2" table:formula="of:=HYPERLINK([.A364]; &quot;View Now&quot;)" office:value-type="string" office:string-value="View Now">
            <text:p>View Now</text:p>
          </table:table-cell>
          <table:table-cell office:value-type="string">
            <text:p>video/mp4</text:p>
          </table:table-cell>
          <table:table-cell office:value-type="float" office:value="14.489002">
            <text:p>14.48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5.mp4</text:p>
          </table:table-cell>
          <table:table-cell table:style-name="ce2" table:formula="of:=HYPERLINK([.A365]; &quot;View Now&quot;)" office:value-type="string" office:string-value="View Now">
            <text:p>View Now</text:p>
          </table:table-cell>
          <table:table-cell office:value-type="string">
            <text:p>video/mp4</text:p>
          </table:table-cell>
          <table:table-cell office:value-type="float" office:value="54.056009">
            <text:p>54.05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9.mp4</text:p>
          </table:table-cell>
          <table:table-cell table:style-name="ce2" table:formula="of:=HYPERLINK([.A366];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5.mp4</text:p>
          </table:table-cell>
          <table:table-cell table:style-name="ce2" table:formula="of:=HYPERLINK([.A367];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8.mp4</text:p>
          </table:table-cell>
          <table:table-cell table:style-name="ce2" table:formula="of:=HYPERLINK([.A368]; &quot;View Now&quot;)" office:value-type="string" office:string-value="View Now">
            <text:p>View Now</text:p>
          </table:table-cell>
          <table:table-cell office:value-type="string">
            <text:p>video/mp4</text:p>
          </table:table-cell>
          <table:table-cell office:value-type="float" office:value="47.416667">
            <text:p>47.41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3.mp4</text:p>
          </table:table-cell>
          <table:table-cell table:style-name="ce2" table:formula="of:=HYPERLINK([.A369]; &quot;View Now&quot;)" office:value-type="string" office:string-value="View Now">
            <text:p>View Now</text:p>
          </table:table-cell>
          <table:table-cell office:value-type="string">
            <text:p>video/mp4</text:p>
          </table:table-cell>
          <table:table-cell office:value-type="float" office:value="9.52">
            <text:p>9.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2.mp4</text:p>
          </table:table-cell>
          <table:table-cell table:style-name="ce2" table:formula="of:=HYPERLINK([.A370]; &quot;View Now&quot;)" office:value-type="string" office:string-value="View Now">
            <text:p>View Now</text:p>
          </table:table-cell>
          <table:table-cell office:value-type="string">
            <text:p>video/mp4</text:p>
          </table:table-cell>
          <table:table-cell office:value-type="float" office:value="9.375">
            <text:p>9.3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4.mp4</text:p>
          </table:table-cell>
          <table:table-cell table:style-name="ce2" table:formula="of:=HYPERLINK([.A371]; &quot;View Now&quot;)" office:value-type="string" office:string-value="View Now">
            <text:p>View Now</text:p>
          </table:table-cell>
          <table:table-cell office:value-type="string">
            <text:p>video/mp4</text:p>
          </table:table-cell>
          <table:table-cell office:value-type="float" office:value="54.358005">
            <text:p>54.35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6.mp4</text:p>
          </table:table-cell>
          <table:table-cell table:style-name="ce2" table:formula="of:=HYPERLINK([.A372];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9.mp4</text:p>
          </table:table-cell>
          <table:table-cell table:style-name="ce2" table:formula="of:=HYPERLINK([.A373];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2.mp4</text:p>
          </table:table-cell>
          <table:table-cell table:style-name="ce2" table:formula="of:=HYPERLINK([.A374]; &quot;View Now&quot;)" office:value-type="string" office:string-value="View Now">
            <text:p>View Now</text:p>
          </table:table-cell>
          <table:table-cell office:value-type="string">
            <text:p>video/mp4</text:p>
          </table:table-cell>
          <table:table-cell office:value-type="float" office:value="0.991">
            <text:p>0.991</text:p>
          </table:table-cell>
          <table:table-cell table:number-columns-repeated="2"/>
          <table:table-cell office:value-type="string">
            <text:p>2026-01-14T21:01: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48.mp4</text:p>
          </table:table-cell>
          <table:table-cell table:style-name="ce2" table:formula="of:=HYPERLINK([.A375];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3.mp4</text:p>
          </table:table-cell>
          <table:table-cell table:style-name="ce2" table:formula="of:=HYPERLINK([.A376];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8.mp4</text:p>
          </table:table-cell>
          <table:table-cell table:style-name="ce2" table:formula="of:=HYPERLINK([.A377]; &quot;View Now&quot;)" office:value-type="string" office:string-value="View Now">
            <text:p>View Now</text:p>
          </table:table-cell>
          <table:table-cell office:value-type="string">
            <text:p>video/mp4</text:p>
          </table:table-cell>
          <table:table-cell office:value-type="float" office:value="17.066667">
            <text:p>17.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1.mp4</text:p>
          </table:table-cell>
          <table:table-cell table:style-name="ce2" table:formula="of:=HYPERLINK([.A378]; &quot;View Now&quot;)" office:value-type="string" office:string-value="View Now">
            <text:p>View Now</text:p>
          </table:table-cell>
          <table:table-cell office:value-type="string">
            <text:p>video/mp4</text:p>
          </table:table-cell>
          <table:table-cell office:value-type="float" office:value="4.737007">
            <text:p>4.73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4.mp4</text:p>
          </table:table-cell>
          <table:table-cell table:style-name="ce2" table:formula="of:=HYPERLINK([.A379]; &quot;View Now&quot;)" office:value-type="string" office:string-value="View Now">
            <text:p>View Now</text:p>
          </table:table-cell>
          <table:table-cell office:value-type="string">
            <text:p>video/mp4</text:p>
          </table:table-cell>
          <table:table-cell office:value-type="float" office:value="30.627007">
            <text:p>30.6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5.mp4</text:p>
          </table:table-cell>
          <table:table-cell table:style-name="ce2" table:formula="of:=HYPERLINK([.A380];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0.mp4</text:p>
          </table:table-cell>
          <table:table-cell table:style-name="ce2" table:formula="of:=HYPERLINK([.A381]; &quot;View Now&quot;)" office:value-type="string" office:string-value="View Now">
            <text:p>View Now</text:p>
          </table:table-cell>
          <table:table-cell office:value-type="string">
            <text:p>video/mp4</text:p>
          </table:table-cell>
          <table:table-cell office:value-type="float" office:value="8.590998">
            <text:p>8.59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0.mp4</text:p>
          </table:table-cell>
          <table:table-cell table:style-name="ce2" table:formula="of:=HYPERLINK([.A382]; &quot;View Now&quot;)" office:value-type="string" office:string-value="View Now">
            <text:p>View Now</text:p>
          </table:table-cell>
          <table:table-cell office:value-type="string">
            <text:p>video/mp4</text:p>
          </table:table-cell>
          <table:table-cell office:value-type="float" office:value="42.048">
            <text:p>42.04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9.mp4</text:p>
          </table:table-cell>
          <table:table-cell table:style-name="ce2" table:formula="of:=HYPERLINK([.A383];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0.mp4</text:p>
          </table:table-cell>
          <table:table-cell table:style-name="ce2" table:formula="of:=HYPERLINK([.A384]; &quot;View Now&quot;)" office:value-type="string" office:string-value="View Now">
            <text:p>View Now</text:p>
          </table:table-cell>
          <table:table-cell office:value-type="string">
            <text:p>video/mp4</text:p>
          </table:table-cell>
          <table:table-cell office:value-type="float" office:value="4.062993">
            <text:p>4.06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4.mp4</text:p>
          </table:table-cell>
          <table:table-cell table:style-name="ce2" table:formula="of:=HYPERLINK([.A385]; &quot;View Now&quot;)" office:value-type="string" office:string-value="View Now">
            <text:p>View Now</text:p>
          </table:table-cell>
          <table:table-cell office:value-type="string">
            <text:p>video/mp4</text:p>
          </table:table-cell>
          <table:table-cell office:value-type="float" office:value="41.308005">
            <text:p>41.30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4.mp4</text:p>
          </table:table-cell>
          <table:table-cell table:style-name="ce2" table:formula="of:=HYPERLINK([.A386];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7.mp4</text:p>
          </table:table-cell>
          <table:table-cell table:style-name="ce2" table:formula="of:=HYPERLINK([.A387]; &quot;View Now&quot;)" office:value-type="string" office:string-value="View Now">
            <text:p>View Now</text:p>
          </table:table-cell>
          <table:table-cell office:value-type="string">
            <text:p>video/mp4</text:p>
          </table:table-cell>
          <table:table-cell office:value-type="float" office:value="69.567007">
            <text:p>69.5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0.mp4</text:p>
          </table:table-cell>
          <table:table-cell table:style-name="ce2" table:formula="of:=HYPERLINK([.A388]; &quot;View Now&quot;)" office:value-type="string" office:string-value="View Now">
            <text:p>View Now</text:p>
          </table:table-cell>
          <table:table-cell office:value-type="string">
            <text:p>video/mp4</text:p>
          </table:table-cell>
          <table:table-cell office:value-type="float" office:value="137.623991">
            <text:p>137.6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0.mp4</text:p>
          </table:table-cell>
          <table:table-cell table:style-name="ce2" table:formula="of:=HYPERLINK([.A389]; &quot;View Now&quot;)" office:value-type="string" office:string-value="View Now">
            <text:p>View Now</text:p>
          </table:table-cell>
          <table:table-cell office:value-type="string">
            <text:p>video/mp4</text:p>
          </table:table-cell>
          <table:table-cell office:value-type="float" office:value="189.59093">
            <text:p>189.590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5.mp4</text:p>
          </table:table-cell>
          <table:table-cell table:style-name="ce2" table:formula="of:=HYPERLINK([.A390]; &quot;View Now&quot;)" office:value-type="string" office:string-value="View Now">
            <text:p>View Now</text:p>
          </table:table-cell>
          <table:table-cell office:value-type="string">
            <text:p>video/mp4</text:p>
          </table:table-cell>
          <table:table-cell office:value-type="float" office:value="39.566803">
            <text:p>39.56680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3.mp4</text:p>
          </table:table-cell>
          <table:table-cell table:style-name="ce2" table:formula="of:=HYPERLINK([.A391]; &quot;View Now&quot;)" office:value-type="string" office:string-value="View Now">
            <text:p>View Now</text:p>
          </table:table-cell>
          <table:table-cell office:value-type="string">
            <text:p>video/mp4</text:p>
          </table:table-cell>
          <table:table-cell office:value-type="float" office:value="51.366667">
            <text:p>51.3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2.mp4</text:p>
          </table:table-cell>
          <table:table-cell table:style-name="ce2" table:formula="of:=HYPERLINK([.A392]; &quot;View Now&quot;)" office:value-type="string" office:string-value="View Now">
            <text:p>View Now</text:p>
          </table:table-cell>
          <table:table-cell office:value-type="string">
            <text:p>video/mp4</text:p>
          </table:table-cell>
          <table:table-cell office:value-type="float" office:value="31.333333">
            <text:p>31.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8.mp4</text:p>
          </table:table-cell>
          <table:table-cell table:style-name="ce2" table:formula="of:=HYPERLINK([.A393]; &quot;View Now&quot;)" office:value-type="string" office:string-value="View Now">
            <text:p>View Now</text:p>
          </table:table-cell>
          <table:table-cell office:value-type="string">
            <text:p>video/mp4</text:p>
          </table:table-cell>
          <table:table-cell office:value-type="float" office:value="6.068966">
            <text:p>6.0689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9.mp4</text:p>
          </table:table-cell>
          <table:table-cell table:style-name="ce2" table:formula="of:=HYPERLINK([.A394]; &quot;View Now&quot;)" office:value-type="string" office:string-value="View Now">
            <text:p>View Now</text:p>
          </table:table-cell>
          <table:table-cell office:value-type="string">
            <text:p>video/mp4</text:p>
          </table:table-cell>
          <table:table-cell office:value-type="float" office:value="14">
            <text:p>1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0.mp4</text:p>
          </table:table-cell>
          <table:table-cell table:style-name="ce2" table:formula="of:=HYPERLINK([.A395];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12: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67.mp4</text:p>
          </table:table-cell>
          <table:table-cell table:style-name="ce2" table:formula="of:=HYPERLINK([.A396]; &quot;View Now&quot;)" office:value-type="string" office:string-value="View Now">
            <text:p>View Now</text:p>
          </table:table-cell>
          <table:table-cell office:value-type="string">
            <text:p>video/mp4</text:p>
          </table:table-cell>
          <table:table-cell office:value-type="float" office:value="65.317007">
            <text:p>65.31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1.mp4</text:p>
          </table:table-cell>
          <table:table-cell table:style-name="ce2" table:formula="of:=HYPERLINK([.A397]; &quot;View Now&quot;)" office:value-type="string" office:string-value="View Now">
            <text:p>View Now</text:p>
          </table:table-cell>
          <table:table-cell office:value-type="string">
            <text:p>video/mp4</text:p>
          </table:table-cell>
          <table:table-cell office:value-type="float" office:value="10.658005">
            <text:p>10.65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2.mp4</text:p>
          </table:table-cell>
          <table:table-cell table:style-name="ce2" table:formula="of:=HYPERLINK([.A398]; &quot;View Now&quot;)" office:value-type="string" office:string-value="View Now">
            <text:p>View Now</text:p>
          </table:table-cell>
          <table:table-cell office:value-type="string">
            <text:p>video/mp4</text:p>
          </table:table-cell>
          <table:table-cell office:value-type="float" office:value="18.066667">
            <text:p>18.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7.mp4</text:p>
          </table:table-cell>
          <table:table-cell table:style-name="ce2" table:formula="of:=HYPERLINK([.A399]; &quot;View Now&quot;)" office:value-type="string" office:string-value="View Now">
            <text:p>View Now</text:p>
          </table:table-cell>
          <table:table-cell office:value-type="string">
            <text:p>video/mp4</text:p>
          </table:table-cell>
          <table:table-cell office:value-type="float" office:value="25.843991">
            <text:p>25.84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5.mp4</text:p>
          </table:table-cell>
          <table:table-cell table:style-name="ce2" table:formula="of:=HYPERLINK([.A400]; &quot;View Now&quot;)" office:value-type="string" office:string-value="View Now">
            <text:p>View Now</text:p>
          </table:table-cell>
          <table:table-cell office:value-type="string">
            <text:p>video/mp4</text:p>
          </table:table-cell>
          <table:table-cell office:value-type="float" office:value="179.606009">
            <text:p>179.60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7.mp4</text:p>
          </table:table-cell>
          <table:table-cell table:style-name="ce2" table:formula="of:=HYPERLINK([.A40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3.mp4</text:p>
          </table:table-cell>
          <table:table-cell table:style-name="ce2" table:formula="of:=HYPERLINK([.A40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5.mp4</text:p>
          </table:table-cell>
          <table:table-cell table:style-name="ce2" table:formula="of:=HYPERLINK([.A403];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6.mp4</text:p>
          </table:table-cell>
          <table:table-cell table:style-name="ce2" table:formula="of:=HYPERLINK([.A404]; &quot;View Now&quot;)" office:value-type="string" office:string-value="View Now">
            <text:p>View Now</text:p>
          </table:table-cell>
          <table:table-cell office:value-type="string">
            <text:p>video/mp4</text:p>
          </table:table-cell>
          <table:table-cell office:value-type="float" office:value="68.429002">
            <text:p>68.42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5.mp4</text:p>
          </table:table-cell>
          <table:table-cell table:style-name="ce2" table:formula="of:=HYPERLINK([.A405];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6.mp4</text:p>
          </table:table-cell>
          <table:table-cell table:style-name="ce2" table:formula="of:=HYPERLINK([.A406]; &quot;View Now&quot;)" office:value-type="string" office:string-value="View Now">
            <text:p>View Now</text:p>
          </table:table-cell>
          <table:table-cell office:value-type="string">
            <text:p>video/mp4</text:p>
          </table:table-cell>
          <table:table-cell office:value-type="float" office:value="171.688005">
            <text:p>171.68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9.mp4</text:p>
          </table:table-cell>
          <table:table-cell table:style-name="ce2" table:formula="of:=HYPERLINK([.A407];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4.mp4</text:p>
          </table:table-cell>
          <table:table-cell table:style-name="ce2" table:formula="of:=HYPERLINK([.A408];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8.mp4</text:p>
          </table:table-cell>
          <table:table-cell table:style-name="ce2" table:formula="of:=HYPERLINK([.A409];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0.mp4</text:p>
          </table:table-cell>
          <table:table-cell table:style-name="ce2" table:formula="of:=HYPERLINK([.A41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2.mp4</text:p>
          </table:table-cell>
          <table:table-cell table:style-name="ce2" table:formula="of:=HYPERLINK([.A41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4.mp4</text:p>
          </table:table-cell>
          <table:table-cell table:style-name="ce2" table:formula="of:=HYPERLINK([.A41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1.mp4</text:p>
          </table:table-cell>
          <table:table-cell table:style-name="ce2" table:formula="of:=HYPERLINK([.A413]; &quot;View Now&quot;)" office:value-type="string" office:string-value="View Now">
            <text:p>View Now</text:p>
          </table:table-cell>
          <table:table-cell office:value-type="string">
            <text:p>video/mp4</text:p>
          </table:table-cell>
          <table:table-cell office:value-type="float" office:value="142.291882">
            <text:p>142.29188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6.mp4</text:p>
          </table:table-cell>
          <table:table-cell table:style-name="ce2" table:formula="of:=HYPERLINK([.A414]; &quot;View Now&quot;)" office:value-type="string" office:string-value="View Now">
            <text:p>View Now</text:p>
          </table:table-cell>
          <table:table-cell office:value-type="string">
            <text:p>video/mp4</text:p>
          </table:table-cell>
          <table:table-cell office:value-type="float" office:value="18.041995">
            <text:p>18.04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9.mp4</text:p>
          </table:table-cell>
          <table:table-cell table:style-name="ce2" table:formula="of:=HYPERLINK([.A415]; &quot;View Now&quot;)" office:value-type="string" office:string-value="View Now">
            <text:p>View Now</text:p>
          </table:table-cell>
          <table:table-cell office:value-type="string">
            <text:p>video/mp4</text:p>
          </table:table-cell>
          <table:table-cell office:value-type="float" office:value="15.066667">
            <text:p>15.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7.mp4</text:p>
          </table:table-cell>
          <table:table-cell table:style-name="ce2" table:formula="of:=HYPERLINK([.A416];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8.mp4</text:p>
          </table:table-cell>
          <table:table-cell table:style-name="ce2" table:formula="of:=HYPERLINK([.A417]; &quot;View Now&quot;)" office:value-type="string" office:string-value="View Now">
            <text:p>View Now</text:p>
          </table:table-cell>
          <table:table-cell office:value-type="string">
            <text:p>video/mp4</text:p>
          </table:table-cell>
          <table:table-cell office:value-type="float" office:value="18.901">
            <text:p>18.901</text:p>
          </table:table-cell>
          <table:table-cell table:number-columns-repeated="2"/>
          <table:table-cell office:value-type="string">
            <text:p>2026-01-14T22:02: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00.mp4</text:p>
          </table:table-cell>
          <table:table-cell table:style-name="ce2" table:formula="of:=HYPERLINK([.A41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2.mp4</text:p>
          </table:table-cell>
          <table:table-cell table:style-name="ce2" table:formula="of:=HYPERLINK([.A419]; &quot;View Now&quot;)" office:value-type="string" office:string-value="View Now">
            <text:p>View Now</text:p>
          </table:table-cell>
          <table:table-cell office:value-type="string">
            <text:p>video/mp4</text:p>
          </table:table-cell>
          <table:table-cell office:value-type="float" office:value="0.96">
            <text:p>0.96</text:p>
          </table:table-cell>
          <table:table-cell table:number-columns-repeated="2"/>
          <table:table-cell office:value-type="string">
            <text:p>2026-01-14T21:15: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89.mp4</text:p>
          </table:table-cell>
          <table:table-cell table:style-name="ce2" table:formula="of:=HYPERLINK([.A420];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4.mp4</text:p>
          </table:table-cell>
          <table:table-cell table:style-name="ce2" table:formula="of:=HYPERLINK([.A421]; &quot;View Now&quot;)" office:value-type="string" office:string-value="View Now">
            <text:p>View Now</text:p>
          </table:table-cell>
          <table:table-cell office:value-type="string">
            <text:p>video/mp4</text:p>
          </table:table-cell>
          <table:table-cell office:value-type="float" office:value="18.576009">
            <text:p>18.57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5.mp4</text:p>
          </table:table-cell>
          <table:table-cell table:style-name="ce2" table:formula="of:=HYPERLINK([.A422];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7.mp4</text:p>
          </table:table-cell>
          <table:table-cell table:style-name="ce2" table:formula="of:=HYPERLINK([.A423];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9.mp4</text:p>
          </table:table-cell>
          <table:table-cell table:style-name="ce2" table:formula="of:=HYPERLINK([.A424];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6.mp4</text:p>
          </table:table-cell>
          <table:table-cell table:style-name="ce2" table:formula="of:=HYPERLINK([.A425]; &quot;View Now&quot;)" office:value-type="string" office:string-value="View Now">
            <text:p>View Now</text:p>
          </table:table-cell>
          <table:table-cell office:value-type="string">
            <text:p>video/mp4</text:p>
          </table:table-cell>
          <table:table-cell office:value-type="float" office:value="3.912">
            <text:p>3.912</text:p>
          </table:table-cell>
          <table:table-cell table:number-columns-repeated="2"/>
          <table:table-cell office:value-type="string">
            <text:p>2026-01-14T22:20:5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88.mp4</text:p>
          </table:table-cell>
          <table:table-cell table:style-name="ce2" table:formula="of:=HYPERLINK([.A426];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3.mp4</text:p>
          </table:table-cell>
          <table:table-cell table:style-name="ce2" table:formula="of:=HYPERLINK([.A427]; &quot;View Now&quot;)" office:value-type="string" office:string-value="View Now">
            <text:p>View Now</text:p>
          </table:table-cell>
          <table:table-cell office:value-type="string">
            <text:p>video/mp4</text:p>
          </table:table-cell>
          <table:table-cell office:value-type="float" office:value="68.010998">
            <text:p>68.01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0.mp4</text:p>
          </table:table-cell>
          <table:table-cell table:style-name="ce2" table:formula="of:=HYPERLINK([.A428]; &quot;View Now&quot;)" office:value-type="string" office:string-value="View Now">
            <text:p>View Now</text:p>
          </table:table-cell>
          <table:table-cell office:value-type="string">
            <text:p>video/mp4</text:p>
          </table:table-cell>
          <table:table-cell office:value-type="float" office:value="16.033333">
            <text:p>16.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1.mp4</text:p>
          </table:table-cell>
          <table:table-cell table:style-name="ce2" table:formula="of:=HYPERLINK([.A429]; &quot;View Now&quot;)" office:value-type="string" office:string-value="View Now">
            <text:p>View Now</text:p>
          </table:table-cell>
          <table:table-cell office:value-type="string">
            <text:p>video/mp4</text:p>
          </table:table-cell>
          <table:table-cell office:value-type="float" office:value="40.17">
            <text:p>40.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1.mp4</text:p>
          </table:table-cell>
          <table:table-cell table:style-name="ce2" table:formula="of:=HYPERLINK([.A430]; &quot;View Now&quot;)" office:value-type="string" office:string-value="View Now">
            <text:p>View Now</text:p>
          </table:table-cell>
          <table:table-cell office:value-type="string">
            <text:p>video/mp4</text:p>
          </table:table-cell>
          <table:table-cell office:value-type="float" office:value="607.5">
            <text:p>6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6.mp4</text:p>
          </table:table-cell>
          <table:table-cell table:style-name="ce2" table:formula="of:=HYPERLINK([.A431]; &quot;View Now&quot;)" office:value-type="string" office:string-value="View Now">
            <text:p>View Now</text:p>
          </table:table-cell>
          <table:table-cell office:value-type="string">
            <text:p>video/mp4</text:p>
          </table:table-cell>
          <table:table-cell office:value-type="float" office:value="3.738005">
            <text:p>3.73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5.mp4</text:p>
          </table:table-cell>
          <table:table-cell table:style-name="ce2" table:formula="of:=HYPERLINK([.A432]; &quot;View Now&quot;)" office:value-type="string" office:string-value="View Now">
            <text:p>View Now</text:p>
          </table:table-cell>
          <table:table-cell office:value-type="string">
            <text:p>video/mp4</text:p>
          </table:table-cell>
          <table:table-cell office:value-type="float" office:value="2.925">
            <text:p>2.925</text:p>
          </table:table-cell>
          <table:table-cell table:number-columns-repeated="2"/>
          <table:table-cell office:value-type="string">
            <text:p>2026-01-14T21:17: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86.mp4</text:p>
          </table:table-cell>
          <table:table-cell table:style-name="ce2" table:formula="of:=HYPERLINK([.A433];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8.mp4</text:p>
          </table:table-cell>
          <table:table-cell table:style-name="ce2" table:formula="of:=HYPERLINK([.A434]; &quot;View Now&quot;)" office:value-type="string" office:string-value="View Now">
            <text:p>View Now</text:p>
          </table:table-cell>
          <table:table-cell office:value-type="string">
            <text:p>video/mp4</text:p>
          </table:table-cell>
          <table:table-cell office:value-type="float" office:value="1.993">
            <text:p>1.993</text:p>
          </table:table-cell>
          <table:table-cell table:number-columns-repeated="2"/>
          <table:table-cell office:value-type="string">
            <text:p>2026-01-14T21:08: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19.mp4</text:p>
          </table:table-cell>
          <table:table-cell table:style-name="ce2" table:formula="of:=HYPERLINK([.A435]; &quot;View Now&quot;)" office:value-type="string" office:string-value="View Now">
            <text:p>View Now</text:p>
          </table:table-cell>
          <table:table-cell office:value-type="string">
            <text:p>video/mp4</text:p>
          </table:table-cell>
          <table:table-cell office:value-type="float" office:value="2.841">
            <text:p>2.841</text:p>
          </table:table-cell>
          <table:table-cell table:number-columns-repeated="2"/>
          <table:table-cell office:value-type="string">
            <text:p>2026-01-14T21:16:5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17.mp4</text:p>
          </table:table-cell>
          <table:table-cell table:style-name="ce2" table:formula="of:=HYPERLINK([.A436];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2"/>
          <table:table-cell office:value-type="string">
            <text:p>2026-01-14T21:08: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20.mp4</text:p>
          </table:table-cell>
          <table:table-cell table:style-name="ce2" table:formula="of:=HYPERLINK([.A437]; &quot;View Now&quot;)" office:value-type="string" office:string-value="View Now">
            <text:p>View Now</text:p>
          </table:table-cell>
          <table:table-cell office:value-type="string">
            <text:p>video/mp4</text:p>
          </table:table-cell>
          <table:table-cell office:value-type="float" office:value="1.810998">
            <text:p>1.81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4.mp4</text:p>
          </table:table-cell>
          <table:table-cell table:style-name="ce2" table:formula="of:=HYPERLINK([.A438];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21.mp4</text:p>
          </table:table-cell>
          <table:table-cell table:style-name="ce2" table:formula="of:=HYPERLINK([.A439]; &quot;View Now&quot;)" office:value-type="string" office:string-value="View Now">
            <text:p>View Now</text:p>
          </table:table-cell>
          <table:table-cell office:value-type="string">
            <text:p>video/mp4</text:p>
          </table:table-cell>
          <table:table-cell office:value-type="float" office:value="1.949917">
            <text:p>1.949917</text:p>
          </table:table-cell>
          <table:table-cell table:number-columns-repeated="2"/>
          <table:table-cell office:value-type="string">
            <text:p>2026-01-14T21:16: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22.mp4</text:p>
          </table:table-cell>
          <table:table-cell table:style-name="ce2" table:formula="of:=HYPERLINK([.A440]; &quot;View Now&quot;)" office:value-type="string" office:string-value="View Now">
            <text:p>View Now</text:p>
          </table:table-cell>
          <table:table-cell office:value-type="string">
            <text:p>video/mp4</text:p>
          </table:table-cell>
          <table:table-cell office:value-type="float" office:value="2.932">
            <text:p>2.932</text:p>
          </table:table-cell>
          <table:table-cell table:number-columns-repeated="2"/>
          <table:table-cell office:value-type="string">
            <text:p>2026-01-14T21:18: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25.mp4</text:p>
          </table:table-cell>
          <table:table-cell table:style-name="ce2" table:formula="of:=HYPERLINK([.A441];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5.mp4</text:p>
          </table:table-cell>
          <table:table-cell table:style-name="ce2" table:formula="of:=HYPERLINK([.A442]; &quot;View Now&quot;)" office:value-type="string" office:string-value="View Now">
            <text:p>View Now</text:p>
          </table:table-cell>
          <table:table-cell office:value-type="string">
            <text:p>video/mp4</text:p>
          </table:table-cell>
          <table:table-cell office:value-type="float" office:value="58.607007">
            <text:p>58.60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24.mp4</text:p>
          </table:table-cell>
          <table:table-cell table:style-name="ce2" table:formula="of:=HYPERLINK([.A443];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23.mp4</text:p>
          </table:table-cell>
          <table:table-cell table:style-name="ce2" table:formula="of:=HYPERLINK([.A444]; &quot;View Now&quot;)" office:value-type="string" office:string-value="View Now">
            <text:p>View Now</text:p>
          </table:table-cell>
          <table:table-cell office:value-type="string">
            <text:p>video/mp4</text:p>
          </table:table-cell>
          <table:table-cell office:value-type="float" office:value="1.984">
            <text:p>1.984</text:p>
          </table:table-cell>
          <table:table-cell table:number-columns-repeated="2"/>
          <table:table-cell office:value-type="string">
            <text:p>2026-01-14T21:19: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26.mp4</text:p>
          </table:table-cell>
          <table:table-cell table:style-name="ce2" table:formula="of:=HYPERLINK([.A445]; &quot;View Now&quot;)" office:value-type="string" office:string-value="View Now">
            <text:p>View Now</text:p>
          </table:table-cell>
          <table:table-cell office:value-type="string">
            <text:p>video/mp4</text:p>
          </table:table-cell>
          <table:table-cell office:value-type="float" office:value="2.875">
            <text:p>2.8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27.mp4</text:p>
          </table:table-cell>
          <table:table-cell table:style-name="ce2" table:formula="of:=HYPERLINK([.A446];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1.mp4</text:p>
          </table:table-cell>
          <table:table-cell table:style-name="ce2" table:formula="of:=HYPERLINK([.A447]; &quot;View Now&quot;)" office:value-type="string" office:string-value="View Now">
            <text:p>View Now</text:p>
          </table:table-cell>
          <table:table-cell office:value-type="string">
            <text:p>video/mp4</text:p>
          </table:table-cell>
          <table:table-cell office:value-type="float" office:value="2.089796">
            <text:p>2.0897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28.mp4</text:p>
          </table:table-cell>
          <table:table-cell table:style-name="ce2" table:formula="of:=HYPERLINK([.A448];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06: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29.mp4</text:p>
          </table:table-cell>
          <table:table-cell table:style-name="ce2" table:formula="of:=HYPERLINK([.A449]; &quot;View Now&quot;)" office:value-type="string" office:string-value="View Now">
            <text:p>View Now</text:p>
          </table:table-cell>
          <table:table-cell office:value-type="string">
            <text:p>video/mp4</text:p>
          </table:table-cell>
          <table:table-cell office:value-type="float" office:value="2.987">
            <text:p>2.987</text:p>
          </table:table-cell>
          <table:table-cell table:number-columns-repeated="2"/>
          <table:table-cell office:value-type="string">
            <text:p>2026-01-14T21:06: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30.mp4</text:p>
          </table:table-cell>
          <table:table-cell table:style-name="ce2" table:formula="of:=HYPERLINK([.A450];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5: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33.mp4</text:p>
          </table:table-cell>
          <table:table-cell table:style-name="ce2" table:formula="of:=HYPERLINK([.A451];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7.mp4</text:p>
          </table:table-cell>
          <table:table-cell table:style-name="ce2" table:formula="of:=HYPERLINK([.A452];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14T21:58: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35.mp4</text:p>
          </table:table-cell>
          <table:table-cell table:style-name="ce2" table:formula="of:=HYPERLINK([.A453]; &quot;View Now&quot;)" office:value-type="string" office:string-value="View Now">
            <text:p>View Now</text:p>
          </table:table-cell>
          <table:table-cell office:value-type="string">
            <text:p>video/mp4</text:p>
          </table:table-cell>
          <table:table-cell office:value-type="float" office:value="2.909091">
            <text:p>2.9090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2.mp4</text:p>
          </table:table-cell>
          <table:table-cell table:style-name="ce2" table:formula="of:=HYPERLINK([.A454]; &quot;View Now&quot;)" office:value-type="string" office:string-value="View Now">
            <text:p>View Now</text:p>
          </table:table-cell>
          <table:table-cell office:value-type="string">
            <text:p>video/mp4</text:p>
          </table:table-cell>
          <table:table-cell office:value-type="float" office:value="2.98">
            <text:p>2.98</text:p>
          </table:table-cell>
          <table:table-cell table:number-columns-repeated="2"/>
          <table:table-cell office:value-type="string">
            <text:p>2026-01-14T21:59:1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07.mp4</text:p>
          </table:table-cell>
          <table:table-cell table:style-name="ce2" table:formula="of:=HYPERLINK([.A455]; &quot;View Now&quot;)" office:value-type="string" office:string-value="View Now">
            <text:p>View Now</text:p>
          </table:table-cell>
          <table:table-cell office:value-type="string">
            <text:p>video/mp4</text:p>
          </table:table-cell>
          <table:table-cell office:value-type="float" office:value="139.087007">
            <text:p>139.08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6.mp4</text:p>
          </table:table-cell>
          <table:table-cell table:style-name="ce2" table:formula="of:=HYPERLINK([.A456]; &quot;View Now&quot;)" office:value-type="string" office:string-value="View Now">
            <text:p>View Now</text:p>
          </table:table-cell>
          <table:table-cell office:value-type="string">
            <text:p>video/mp4</text:p>
          </table:table-cell>
          <table:table-cell office:value-type="float" office:value="3.018005">
            <text:p>3.01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4.mp4</text:p>
          </table:table-cell>
          <table:table-cell table:style-name="ce2" table:formula="of:=HYPERLINK([.A457]; &quot;View Now&quot;)" office:value-type="string" office:string-value="View Now">
            <text:p>View Now</text:p>
          </table:table-cell>
          <table:table-cell office:value-type="string">
            <text:p>video/mp4</text:p>
          </table:table-cell>
          <table:table-cell office:value-type="float" office:value="2.9">
            <text:p>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8.mp4</text:p>
          </table:table-cell>
          <table:table-cell table:style-name="ce2" table:formula="of:=HYPERLINK([.A458]; &quot;View Now&quot;)" office:value-type="string" office:string-value="View Now">
            <text:p>View Now</text:p>
          </table:table-cell>
          <table:table-cell office:value-type="string">
            <text:p>video/mp4</text:p>
          </table:table-cell>
          <table:table-cell office:value-type="float" office:value="3.153846">
            <text:p>3.15384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9.mp4</text:p>
          </table:table-cell>
          <table:table-cell table:style-name="ce2" table:formula="of:=HYPERLINK([.A459];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40.mp4</text:p>
          </table:table-cell>
          <table:table-cell table:style-name="ce2" table:formula="of:=HYPERLINK([.A460]; &quot;View Now&quot;)" office:value-type="string" office:string-value="View Now">
            <text:p>View Now</text:p>
          </table:table-cell>
          <table:table-cell office:value-type="string">
            <text:p>video/mp4</text:p>
          </table:table-cell>
          <table:table-cell office:value-type="float" office:value="2.949">
            <text:p>2.949</text:p>
          </table:table-cell>
          <table:table-cell table:number-columns-repeated="2"/>
          <table:table-cell office:value-type="string">
            <text:p>2026-01-14T21:03: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42.mp4</text:p>
          </table:table-cell>
          <table:table-cell table:style-name="ce2" table:formula="of:=HYPERLINK([.A461];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4:1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44.mp4</text:p>
          </table:table-cell>
          <table:table-cell table:style-name="ce2" table:formula="of:=HYPERLINK([.A462]; &quot;View Now&quot;)" office:value-type="string" office:string-value="View Now">
            <text:p>View Now</text:p>
          </table:table-cell>
          <table:table-cell office:value-type="string">
            <text:p>video/mp4</text:p>
          </table:table-cell>
          <table:table-cell office:value-type="float" office:value="2.963">
            <text:p>2.963</text:p>
          </table:table-cell>
          <table:table-cell table:number-columns-repeated="2"/>
          <table:table-cell office:value-type="string">
            <text:p>2026-01-14T21:04:5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41.mp4</text:p>
          </table:table-cell>
          <table:table-cell table:style-name="ce2" table:formula="of:=HYPERLINK([.A463]; &quot;View Now&quot;)" office:value-type="string" office:string-value="View Now">
            <text:p>View Now</text:p>
          </table:table-cell>
          <table:table-cell office:value-type="string">
            <text:p>video/mp4</text:p>
          </table:table-cell>
          <table:table-cell office:value-type="float" office:value="2.346646">
            <text:p>2.346646</text:p>
          </table:table-cell>
          <table:table-cell table:number-columns-repeated="2"/>
          <table:table-cell office:value-type="string">
            <text:p>2026-01-13T16:10: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43.mp4</text:p>
          </table:table-cell>
          <table:table-cell table:style-name="ce2" table:formula="of:=HYPERLINK([.A464];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45.mp4</text:p>
          </table:table-cell>
          <table:table-cell table:style-name="ce2" table:formula="of:=HYPERLINK([.A465];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49.mp4</text:p>
          </table:table-cell>
          <table:table-cell table:style-name="ce2" table:formula="of:=HYPERLINK([.A466]; &quot;View Now&quot;)" office:value-type="string" office:string-value="View Now">
            <text:p>View Now</text:p>
          </table:table-cell>
          <table:table-cell office:value-type="string">
            <text:p>video/mp4</text:p>
          </table:table-cell>
          <table:table-cell office:value-type="float" office:value="9.890998">
            <text:p>9.89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48.mp4</text:p>
          </table:table-cell>
          <table:table-cell table:style-name="ce2" table:formula="of:=HYPERLINK([.A467]; &quot;View Now&quot;)" office:value-type="string" office:string-value="View Now">
            <text:p>View Now</text:p>
          </table:table-cell>
          <table:table-cell office:value-type="string">
            <text:p>video/mp4</text:p>
          </table:table-cell>
          <table:table-cell office:value-type="float" office:value="1.608696">
            <text:p>1.6086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47.mp4</text:p>
          </table:table-cell>
          <table:table-cell table:style-name="ce2" table:formula="of:=HYPERLINK([.A468]; &quot;View Now&quot;)" office:value-type="string" office:string-value="View Now">
            <text:p>View Now</text:p>
          </table:table-cell>
          <table:table-cell office:value-type="string">
            <text:p>video/mp4</text:p>
          </table:table-cell>
          <table:table-cell office:value-type="float" office:value="1.535979">
            <text:p>1.535979</text:p>
          </table:table-cell>
          <table:table-cell table:number-columns-repeated="2"/>
          <table:table-cell office:value-type="string">
            <text:p>2026-01-13T16:32: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46.mp4</text:p>
          </table:table-cell>
          <table:table-cell table:style-name="ce2" table:formula="of:=HYPERLINK([.A469]; &quot;View Now&quot;)" office:value-type="string" office:string-value="View Now">
            <text:p>View Now</text:p>
          </table:table-cell>
          <table:table-cell office:value-type="string">
            <text:p>video/mp4</text:p>
          </table:table-cell>
          <table:table-cell office:value-type="float" office:value="2.981">
            <text:p>2.981</text:p>
          </table:table-cell>
          <table:table-cell table:number-columns-repeated="2"/>
          <table:table-cell office:value-type="string">
            <text:p>2026-01-14T21:07:2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50.mp4</text:p>
          </table:table-cell>
          <table:table-cell table:style-name="ce2" table:formula="of:=HYPERLINK([.A470]; &quot;View Now&quot;)" office:value-type="string" office:string-value="View Now">
            <text:p>View Now</text:p>
          </table:table-cell>
          <table:table-cell office:value-type="string">
            <text:p>video/mp4</text:p>
          </table:table-cell>
          <table:table-cell office:value-type="float" office:value="36.896009">
            <text:p>36.89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1.mp4</text:p>
          </table:table-cell>
          <table:table-cell table:style-name="ce2" table:formula="of:=HYPERLINK([.A471];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0.mp4</text:p>
          </table:table-cell>
          <table:table-cell table:style-name="ce2" table:formula="of:=HYPERLINK([.A472];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3.mp4</text:p>
          </table:table-cell>
          <table:table-cell table:style-name="ce2" table:formula="of:=HYPERLINK([.A473]; &quot;View Now&quot;)" office:value-type="string" office:string-value="View Now">
            <text:p>View Now</text:p>
          </table:table-cell>
          <table:table-cell office:value-type="string">
            <text:p>video/mp4</text:p>
          </table:table-cell>
          <table:table-cell office:value-type="float" office:value="420">
            <text:p>420</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7.mp4</text:p>
          </table:table-cell>
          <table:table-cell table:style-name="ce2" table:formula="of:=HYPERLINK([.A474]; &quot;View Now&quot;)" office:value-type="string" office:string-value="View Now">
            <text:p>View Now</text:p>
          </table:table-cell>
          <table:table-cell office:value-type="string">
            <text:p>video/mp4</text:p>
          </table:table-cell>
          <table:table-cell office:value-type="float" office:value="11.2">
            <text:p>1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8.mp4</text:p>
          </table:table-cell>
          <table:table-cell table:style-name="ce2" table:formula="of:=HYPERLINK([.A475]; &quot;View Now&quot;)" office:value-type="string" office:string-value="View Now">
            <text:p>View Now</text:p>
          </table:table-cell>
          <table:table-cell office:value-type="string">
            <text:p>video/mp4</text:p>
          </table:table-cell>
          <table:table-cell office:value-type="float" office:value="15.046009">
            <text:p>15.0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2.mp4</text:p>
          </table:table-cell>
          <table:table-cell table:style-name="ce2" table:formula="of:=HYPERLINK([.A476];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2.mp4</text:p>
          </table:table-cell>
          <table:table-cell table:style-name="ce2" table:formula="of:=HYPERLINK([.A477]; &quot;View Now&quot;)" office:value-type="string" office:string-value="View Now">
            <text:p>View Now</text:p>
          </table:table-cell>
          <table:table-cell office:value-type="string">
            <text:p>video/mp4</text:p>
          </table:table-cell>
          <table:table-cell office:value-type="float" office:value="76.138005">
            <text:p>76.13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1.mp4</text:p>
          </table:table-cell>
          <table:table-cell table:style-name="ce2" table:formula="of:=HYPERLINK([.A478]; &quot;View Now&quot;)" office:value-type="string" office:string-value="View Now">
            <text:p>View Now</text:p>
          </table:table-cell>
          <table:table-cell office:value-type="string">
            <text:p>video/mp4</text:p>
          </table:table-cell>
          <table:table-cell office:value-type="float" office:value="155.458333">
            <text:p>155.458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2.mp4</text:p>
          </table:table-cell>
          <table:table-cell table:style-name="ce2" table:formula="of:=HYPERLINK([.A479]; &quot;View Now&quot;)" office:value-type="string" office:string-value="View Now">
            <text:p>View Now</text:p>
          </table:table-cell>
          <table:table-cell office:value-type="string">
            <text:p>video/mp4</text:p>
          </table:table-cell>
          <table:table-cell office:value-type="float" office:value="56.7">
            <text:p>5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3.mp4</text:p>
          </table:table-cell>
          <table:table-cell table:style-name="ce2" table:formula="of:=HYPERLINK([.A480]; &quot;View Now&quot;)" office:value-type="string" office:string-value="View Now">
            <text:p>View Now</text:p>
          </table:table-cell>
          <table:table-cell office:value-type="string">
            <text:p>video/mp4</text:p>
          </table:table-cell>
          <table:table-cell office:value-type="float" office:value="87.050998">
            <text:p>87.05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6.mp4</text:p>
          </table:table-cell>
          <table:table-cell table:style-name="ce2" table:formula="of:=HYPERLINK([.A481]; &quot;View Now&quot;)" office:value-type="string" office:string-value="View Now">
            <text:p>View Now</text:p>
          </table:table-cell>
          <table:table-cell office:value-type="string">
            <text:p>video/mp4</text:p>
          </table:table-cell>
          <table:table-cell office:value-type="float" office:value="209.235011">
            <text:p>209.23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5.mp4</text:p>
          </table:table-cell>
          <table:table-cell table:style-name="ce2" table:formula="of:=HYPERLINK([.A482]; &quot;View Now&quot;)" office:value-type="string" office:string-value="View Now">
            <text:p>View Now</text:p>
          </table:table-cell>
          <table:table-cell office:value-type="string">
            <text:p>video/mp4</text:p>
          </table:table-cell>
          <table:table-cell office:value-type="float" office:value="142.849002">
            <text:p>142.84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5.mp4</text:p>
          </table:table-cell>
          <table:table-cell table:style-name="ce2" table:formula="of:=HYPERLINK([.A483];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8.mp4</text:p>
          </table:table-cell>
          <table:table-cell table:style-name="ce2" table:formula="of:=HYPERLINK([.A484]; &quot;View Now&quot;)" office:value-type="string" office:string-value="View Now">
            <text:p>View Now</text:p>
          </table:table-cell>
          <table:table-cell office:value-type="string">
            <text:p>video/mp4</text:p>
          </table:table-cell>
          <table:table-cell office:value-type="float" office:value="180.279002">
            <text:p>180.27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4.mp4</text:p>
          </table:table-cell>
          <table:table-cell table:style-name="ce2" table:formula="of:=HYPERLINK([.A485]; &quot;View Now&quot;)" office:value-type="string" office:string-value="View Now">
            <text:p>View Now</text:p>
          </table:table-cell>
          <table:table-cell office:value-type="string">
            <text:p>video/mp4</text:p>
          </table:table-cell>
          <table:table-cell office:value-type="float" office:value="89.35">
            <text:p>89.3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1.mp4</text:p>
          </table:table-cell>
          <table:table-cell table:style-name="ce2" table:formula="of:=HYPERLINK([.A486]; &quot;View Now&quot;)" office:value-type="string" office:string-value="View Now">
            <text:p>View Now</text:p>
          </table:table-cell>
          <table:table-cell office:value-type="string">
            <text:p>video/mp4</text:p>
          </table:table-cell>
          <table:table-cell office:value-type="float" office:value="265.729002">
            <text:p>265.72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9.mp4</text:p>
          </table:table-cell>
          <table:table-cell table:style-name="ce2" table:formula="of:=HYPERLINK([.A487]; &quot;View Now&quot;)" office:value-type="string" office:string-value="View Now">
            <text:p>View Now</text:p>
          </table:table-cell>
          <table:table-cell office:value-type="string">
            <text:p>video/mp4</text:p>
          </table:table-cell>
          <table:table-cell office:value-type="float" office:value="46.903991">
            <text:p>46.90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3.mp4</text:p>
          </table:table-cell>
          <table:table-cell table:style-name="ce2" table:formula="of:=HYPERLINK([.A488]; &quot;View Now&quot;)" office:value-type="string" office:string-value="View Now">
            <text:p>View Now</text:p>
          </table:table-cell>
          <table:table-cell office:value-type="string">
            <text:p>video/mp4</text:p>
          </table:table-cell>
          <table:table-cell office:value-type="float" office:value="4.365986">
            <text:p>4.36598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3.mp4</text:p>
          </table:table-cell>
          <table:table-cell table:style-name="ce2" table:formula="of:=HYPERLINK([.A489]; &quot;View Now&quot;)" office:value-type="string" office:string-value="View Now">
            <text:p>View Now</text:p>
          </table:table-cell>
          <table:table-cell office:value-type="string">
            <text:p>video/mp4</text:p>
          </table:table-cell>
          <table:table-cell office:value-type="float" office:value="197.252993">
            <text:p>197.25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3.mp4</text:p>
          </table:table-cell>
          <table:table-cell table:style-name="ce2" table:formula="of:=HYPERLINK([.A490];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8.mp4</text:p>
          </table:table-cell>
          <table:table-cell table:style-name="ce2" table:formula="of:=HYPERLINK([.A49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4.mp4</text:p>
          </table:table-cell>
          <table:table-cell table:style-name="ce2" table:formula="of:=HYPERLINK([.A492]; &quot;View Now&quot;)" office:value-type="string" office:string-value="View Now">
            <text:p>View Now</text:p>
          </table:table-cell>
          <table:table-cell office:value-type="string">
            <text:p>video/mp4</text:p>
          </table:table-cell>
          <table:table-cell office:value-type="float" office:value="0.963">
            <text:p>0.963</text:p>
          </table:table-cell>
          <table:table-cell table:number-columns-repeated="2"/>
          <table:table-cell office:value-type="string">
            <text:p>2026-01-14T21:15: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60.mp4</text:p>
          </table:table-cell>
          <table:table-cell table:style-name="ce2" table:formula="of:=HYPERLINK([.A493]; &quot;View Now&quot;)" office:value-type="string" office:string-value="View Now">
            <text:p>View Now</text:p>
          </table:table-cell>
          <table:table-cell office:value-type="string">
            <text:p>video/mp4</text:p>
          </table:table-cell>
          <table:table-cell office:value-type="float" office:value="79.319002">
            <text:p>79.31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1.mp4</text:p>
          </table:table-cell>
          <table:table-cell table:style-name="ce2" table:formula="of:=HYPERLINK([.A494];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4.mp4</text:p>
          </table:table-cell>
          <table:table-cell table:style-name="ce2" table:formula="of:=HYPERLINK([.A495];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5.mp4</text:p>
          </table:table-cell>
          <table:table-cell table:style-name="ce2" table:formula="of:=HYPERLINK([.A496];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6.mp4</text:p>
          </table:table-cell>
          <table:table-cell table:style-name="ce2" table:formula="of:=HYPERLINK([.A497];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9.mp4</text:p>
          </table:table-cell>
          <table:table-cell table:style-name="ce2" table:formula="of:=HYPERLINK([.A498]; &quot;View Now&quot;)" office:value-type="string" office:string-value="View Now">
            <text:p>View Now</text:p>
          </table:table-cell>
          <table:table-cell office:value-type="string">
            <text:p>video/mp4</text:p>
          </table:table-cell>
          <table:table-cell office:value-type="float" office:value="0.978">
            <text:p>0.978</text:p>
          </table:table-cell>
          <table:table-cell table:number-columns-repeated="2"/>
          <table:table-cell office:value-type="string">
            <text:p>2026-01-14T21:14: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80.mp4</text:p>
          </table:table-cell>
          <table:table-cell table:style-name="ce2" table:formula="of:=HYPERLINK([.A499]; &quot;View Now&quot;)" office:value-type="string" office:string-value="View Now">
            <text:p>View Now</text:p>
          </table:table-cell>
          <table:table-cell office:value-type="string">
            <text:p>video/mp4</text:p>
          </table:table-cell>
          <table:table-cell office:value-type="float" office:value="1.871">
            <text:p>1.871</text:p>
          </table:table-cell>
          <table:table-cell table:number-columns-repeated="2"/>
          <table:table-cell office:value-type="string">
            <text:p>2026-01-14T21:25: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78.mp4</text:p>
          </table:table-cell>
          <table:table-cell table:style-name="ce2" table:formula="of:=HYPERLINK([.A500]; &quot;View Now&quot;)" office:value-type="string" office:string-value="View Now">
            <text:p>View Now</text:p>
          </table:table-cell>
          <table:table-cell office:value-type="string">
            <text:p>video/mp4</text:p>
          </table:table-cell>
          <table:table-cell office:value-type="float" office:value="14.76">
            <text:p>14.7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7.mp4</text:p>
          </table:table-cell>
          <table:table-cell table:style-name="ce2" table:formula="of:=HYPERLINK([.A501];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83.mp4</text:p>
          </table:table-cell>
          <table:table-cell table:style-name="ce2" table:formula="of:=HYPERLINK([.A502]; &quot;View Now&quot;)" office:value-type="string" office:string-value="View Now">
            <text:p>View Now</text:p>
          </table:table-cell>
          <table:table-cell office:value-type="string">
            <text:p>video/mp4</text:p>
          </table:table-cell>
          <table:table-cell office:value-type="float" office:value="4.650703">
            <text:p>4.65070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82.mp4</text:p>
          </table:table-cell>
          <table:table-cell table:style-name="ce2" table:formula="of:=HYPERLINK([.A503]; &quot;View Now&quot;)" office:value-type="string" office:string-value="View Now">
            <text:p>View Now</text:p>
          </table:table-cell>
          <table:table-cell office:value-type="string">
            <text:p>video/mp4</text:p>
          </table:table-cell>
          <table:table-cell office:value-type="float" office:value="1.44">
            <text:p>1.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84.mp4</text:p>
          </table:table-cell>
          <table:table-cell table:style-name="ce2" table:formula="of:=HYPERLINK([.A504]; &quot;View Now&quot;)" office:value-type="string" office:string-value="View Now">
            <text:p>View Now</text:p>
          </table:table-cell>
          <table:table-cell office:value-type="string">
            <text:p>video/mp4</text:p>
          </table:table-cell>
          <table:table-cell office:value-type="float" office:value="17.646984">
            <text:p>17.6469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0.mp4</text:p>
          </table:table-cell>
          <table:table-cell table:style-name="ce2" table:formula="of:=HYPERLINK([.A505]; &quot;View Now&quot;)" office:value-type="string" office:string-value="View Now">
            <text:p>View Now</text:p>
          </table:table-cell>
          <table:table-cell office:value-type="string">
            <text:p>video/mp4</text:p>
          </table:table-cell>
          <table:table-cell office:value-type="float" office:value="434.773">
            <text:p>434.77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85.mp4</text:p>
          </table:table-cell>
          <table:table-cell table:style-name="ce2" table:formula="of:=HYPERLINK([.A506]; &quot;View Now&quot;)" office:value-type="string" office:string-value="View Now">
            <text:p>View Now</text:p>
          </table:table-cell>
          <table:table-cell office:value-type="string">
            <text:p>video/mp4</text:p>
          </table:table-cell>
          <table:table-cell office:value-type="float" office:value="11.331973">
            <text:p>11.33197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2128.m4a</text:p>
          </table:table-cell>
          <table:table-cell table:style-name="ce2" table:formula="of:=HYPERLINK([.A507]; &quot;View Now&quot;)" office:value-type="string" office:string-value="View Now">
            <text:p>View Now</text:p>
          </table:table-cell>
          <table:table-cell office:value-type="string">
            <text:p>audio/mp4</text:p>
          </table:table-cell>
          <table:table-cell office:value-type="float" office:value="15.542993">
            <text:p>15.54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2127.m4a</text:p>
          </table:table-cell>
          <table:table-cell table:style-name="ce2" table:formula="of:=HYPERLINK([.A508]; &quot;View Now&quot;)" office:value-type="string" office:string-value="View Now">
            <text:p>View Now</text:p>
          </table:table-cell>
          <table:table-cell office:value-type="string">
            <text:p>audio/mp4</text:p>
          </table:table-cell>
          <table:table-cell office:value-type="float" office:value="50.92">
            <text:p>50.9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81.mp4</text:p>
          </table:table-cell>
          <table:table-cell table:style-name="ce2" table:formula="of:=HYPERLINK([.A509]; &quot;View Now&quot;)" office:value-type="string" office:string-value="View Now">
            <text:p>View Now</text:p>
          </table:table-cell>
          <table:table-cell office:value-type="string">
            <text:p>video/mp4</text:p>
          </table:table-cell>
          <table:table-cell office:value-type="float" office:value="2.879979">
            <text:p>2.879979</text:p>
          </table:table-cell>
          <table:table-cell table:number-columns-repeated="2"/>
          <table:table-cell office:value-type="string">
            <text:p>2026-01-14T21:19: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2130.m4a</text:p>
          </table:table-cell>
          <table:table-cell table:style-name="ce2" table:formula="of:=HYPERLINK([.A510]; &quot;View Now&quot;)" office:value-type="string" office:string-value="View Now">
            <text:p>View Now</text:p>
          </table:table-cell>
          <table:table-cell office:value-type="string">
            <text:p>audio/mp4</text:p>
          </table:table-cell>
          <table:table-cell office:value-type="float" office:value="114.101">
            <text:p>114.1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7.mp4</text:p>
          </table:table-cell>
          <table:table-cell table:style-name="ce2" table:formula="of:=HYPERLINK([.A511]; &quot;View Now&quot;)" office:value-type="string" office:string-value="View Now">
            <text:p>View Now</text:p>
          </table:table-cell>
          <table:table-cell office:value-type="string">
            <text:p>video/mp4</text:p>
          </table:table-cell>
          <table:table-cell office:value-type="float" office:value="42.48">
            <text:p>42.4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2126.m4a</text:p>
          </table:table-cell>
          <table:table-cell table:style-name="ce2" table:formula="of:=HYPERLINK([.A512]; &quot;View Now&quot;)" office:value-type="string" office:string-value="View Now">
            <text:p>View Now</text:p>
          </table:table-cell>
          <table:table-cell office:value-type="string">
            <text:p>audio/mp4</text:p>
          </table:table-cell>
          <table:table-cell office:value-type="float" office:value="205.078">
            <text:p>205.0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2129.m4a</text:p>
          </table:table-cell>
          <table:table-cell table:style-name="ce2" table:formula="of:=HYPERLINK([.A513]; &quot;View Now&quot;)" office:value-type="string" office:string-value="View Now">
            <text:p>View Now</text:p>
          </table:table-cell>
          <table:table-cell office:value-type="string">
            <text:p>audio/mp4</text:p>
          </table:table-cell>
          <table:table-cell office:value-type="float" office:value="119.939">
            <text:p>119.93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4.mp4</text:p>
          </table:table-cell>
          <table:table-cell table:style-name="ce2" table:formula="of:=HYPERLINK([.A514]; &quot;View Now&quot;)" office:value-type="string" office:string-value="View Now">
            <text:p>View Now</text:p>
          </table:table-cell>
          <table:table-cell office:value-type="string">
            <text:p>video/mp4</text:p>
          </table:table-cell>
          <table:table-cell office:value-type="float" office:value="159.335011">
            <text:p>159.33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19.mp4</text:p>
          </table:table-cell>
          <table:table-cell table:style-name="ce2" table:formula="of:=HYPERLINK([.A515];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17.wav</text:p>
          </table:table-cell>
          <table:table-cell table:style-name="ce2" table:formula="of:=HYPERLINK([.A51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83322.wav</text:p>
          </table:table-cell>
          <table:table-cell table:style-name="ce2" table:formula="of:=HYPERLINK([.A517];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83318.mp4</text:p>
          </table:table-cell>
          <table:table-cell table:style-name="ce2" table:formula="of:=HYPERLINK([.A518]; &quot;View Now&quot;)" office:value-type="string" office:string-value="View Now">
            <text:p>View Now</text:p>
          </table:table-cell>
          <table:table-cell office:value-type="string">
            <text:p>video/mp4</text:p>
          </table:table-cell>
          <table:table-cell office:value-type="float" office:value="37.952">
            <text:p>37.9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9.mp4</text:p>
          </table:table-cell>
          <table:table-cell table:style-name="ce2" table:formula="of:=HYPERLINK([.A519];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6.mp4</text:p>
          </table:table-cell>
          <table:table-cell table:style-name="ce2" table:formula="of:=HYPERLINK([.A520];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3.mp4</text:p>
          </table:table-cell>
          <table:table-cell table:style-name="ce2" table:formula="of:=HYPERLINK([.A521];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1.mp4</text:p>
          </table:table-cell>
          <table:table-cell table:style-name="ce2" table:formula="of:=HYPERLINK([.A522]; &quot;View Now&quot;)" office:value-type="string" office:string-value="View Now">
            <text:p>View Now</text:p>
          </table:table-cell>
          <table:table-cell office:value-type="string">
            <text:p>video/mp4</text:p>
          </table:table-cell>
          <table:table-cell office:value-type="float" office:value="130.154">
            <text:p>130.15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5.mp4</text:p>
          </table:table-cell>
          <table:table-cell table:style-name="ce2" table:formula="of:=HYPERLINK([.A523];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6.mp4</text:p>
          </table:table-cell>
          <table:table-cell table:style-name="ce2" table:formula="of:=HYPERLINK([.A524];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4.mp4</text:p>
          </table:table-cell>
          <table:table-cell table:style-name="ce2" table:formula="of:=HYPERLINK([.A525]; &quot;View Now&quot;)" office:value-type="string" office:string-value="View Now">
            <text:p>View Now</text:p>
          </table:table-cell>
          <table:table-cell office:value-type="string">
            <text:p>video/mp4</text:p>
          </table:table-cell>
          <table:table-cell office:value-type="float" office:value="119.115333">
            <text:p>119.115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3.mp4</text:p>
          </table:table-cell>
          <table:table-cell table:style-name="ce2" table:formula="of:=HYPERLINK([.A526]; &quot;View Now&quot;)" office:value-type="string" office:string-value="View Now">
            <text:p>View Now</text:p>
          </table:table-cell>
          <table:table-cell office:value-type="string">
            <text:p>video/mp4</text:p>
          </table:table-cell>
          <table:table-cell office:value-type="float" office:value="16.625011">
            <text:p>16.6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4.mp4</text:p>
          </table:table-cell>
          <table:table-cell table:style-name="ce2" table:formula="of:=HYPERLINK([.A527];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7.mp4</text:p>
          </table:table-cell>
          <table:table-cell table:style-name="ce2" table:formula="of:=HYPERLINK([.A528]; &quot;View Now&quot;)" office:value-type="string" office:string-value="View Now">
            <text:p>View Now</text:p>
          </table:table-cell>
          <table:table-cell office:value-type="string">
            <text:p>video/mp4</text:p>
          </table:table-cell>
          <table:table-cell office:value-type="float" office:value="366.208">
            <text:p>366.2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6.mp4</text:p>
          </table:table-cell>
          <table:table-cell table:style-name="ce2" table:formula="of:=HYPERLINK([.A529];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2.mp4</text:p>
          </table:table-cell>
          <table:table-cell table:style-name="ce2" table:formula="of:=HYPERLINK([.A530]; &quot;View Now&quot;)" office:value-type="string" office:string-value="View Now">
            <text:p>View Now</text:p>
          </table:table-cell>
          <table:table-cell office:value-type="string">
            <text:p>video/mp4</text:p>
          </table:table-cell>
          <table:table-cell office:value-type="float" office:value="2.507732">
            <text:p>2.507732</text:p>
          </table:table-cell>
          <table:table-cell table:number-columns-repeated="2"/>
          <table:table-cell office:value-type="string">
            <text:p>2026-01-27T22:45: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35.mp4</text:p>
          </table:table-cell>
          <table:table-cell table:style-name="ce2" table:formula="of:=HYPERLINK([.A531]; &quot;View Now&quot;)" office:value-type="string" office:string-value="View Now">
            <text:p>View Now</text:p>
          </table:table-cell>
          <table:table-cell office:value-type="string">
            <text:p>video/mp4</text:p>
          </table:table-cell>
          <table:table-cell office:value-type="float" office:value="6.3">
            <text:p>6.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0.mp4</text:p>
          </table:table-cell>
          <table:table-cell table:style-name="ce2" table:formula="of:=HYPERLINK([.A532];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9.mp4</text:p>
          </table:table-cell>
          <table:table-cell table:style-name="ce2" table:formula="of:=HYPERLINK([.A53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1.mp4</text:p>
          </table:table-cell>
          <table:table-cell table:style-name="ce2" table:formula="of:=HYPERLINK([.A534]; &quot;View Now&quot;)" office:value-type="string" office:string-value="View Now">
            <text:p>View Now</text:p>
          </table:table-cell>
          <table:table-cell office:value-type="string">
            <text:p>video/mp4</text:p>
          </table:table-cell>
          <table:table-cell office:value-type="float" office:value="9">
            <text:p>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2131.mp4</text:p>
          </table:table-cell>
          <table:table-cell table:style-name="ce2" table:formula="of:=HYPERLINK([.A535]; &quot;View Now&quot;)" office:value-type="string" office:string-value="View Now">
            <text:p>View Now</text:p>
          </table:table-cell>
          <table:table-cell office:value-type="string">
            <text:p>video/mp4</text:p>
          </table:table-cell>
          <table:table-cell office:value-type="float" office:value="28.072993">
            <text:p>28.0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7.mp4</text:p>
          </table:table-cell>
          <table:table-cell table:style-name="ce2" table:formula="of:=HYPERLINK([.A536]; &quot;View Now&quot;)" office:value-type="string" office:string-value="View Now">
            <text:p>View Now</text:p>
          </table:table-cell>
          <table:table-cell office:value-type="string">
            <text:p>video/mp4</text:p>
          </table:table-cell>
          <table:table-cell office:value-type="float" office:value="13.630113">
            <text:p>13.630113</text:p>
          </table:table-cell>
          <table:table-cell table:number-columns-repeated="2"/>
          <table:table-cell office:value-type="string">
            <text:p>2026-01-27T22:46: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43.mp4</text:p>
          </table:table-cell>
          <table:table-cell table:style-name="ce2" table:formula="of:=HYPERLINK([.A53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2.mp4</text:p>
          </table:table-cell>
          <table:table-cell table:style-name="ce2" table:formula="of:=HYPERLINK([.A538]; &quot;View Now&quot;)" office:value-type="string" office:string-value="View Now">
            <text:p>View Now</text:p>
          </table:table-cell>
          <table:table-cell office:value-type="string">
            <text:p>video/mp4</text:p>
          </table:table-cell>
          <table:table-cell office:value-type="float" office:value="17.368005">
            <text:p>17.36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9.mp4</text:p>
          </table:table-cell>
          <table:table-cell table:style-name="ce2" table:formula="of:=HYPERLINK([.A539]; &quot;View Now&quot;)" office:value-type="string" office:string-value="View Now">
            <text:p>View Now</text:p>
          </table:table-cell>
          <table:table-cell office:value-type="string">
            <text:p>video/mp4</text:p>
          </table:table-cell>
          <table:table-cell office:value-type="float" office:value="17.472">
            <text:p>17.47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1.mp4</text:p>
          </table:table-cell>
          <table:table-cell table:style-name="ce2" table:formula="of:=HYPERLINK([.A540]; &quot;View Now&quot;)" office:value-type="string" office:string-value="View Now">
            <text:p>View Now</text:p>
          </table:table-cell>
          <table:table-cell office:value-type="string">
            <text:p>video/mp4</text:p>
          </table:table-cell>
          <table:table-cell office:value-type="float" office:value="33.933333">
            <text:p>33.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8.mp4</text:p>
          </table:table-cell>
          <table:table-cell table:style-name="ce2" table:formula="of:=HYPERLINK([.A541]; &quot;View Now&quot;)" office:value-type="string" office:string-value="View Now">
            <text:p>View Now</text:p>
          </table:table-cell>
          <table:table-cell office:value-type="string">
            <text:p>video/mp4</text:p>
          </table:table-cell>
          <table:table-cell office:value-type="float" office:value="26.169002">
            <text:p>26.16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0.mp4</text:p>
          </table:table-cell>
          <table:table-cell table:style-name="ce2" table:formula="of:=HYPERLINK([.A542];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8.mp4</text:p>
          </table:table-cell>
          <table:table-cell table:style-name="ce2" table:formula="of:=HYPERLINK([.A54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4.mp4</text:p>
          </table:table-cell>
          <table:table-cell table:style-name="ce2" table:formula="of:=HYPERLINK([.A544]; &quot;View Now&quot;)" office:value-type="string" office:string-value="View Now">
            <text:p>View Now</text:p>
          </table:table-cell>
          <table:table-cell office:value-type="string">
            <text:p>video/mp4</text:p>
          </table:table-cell>
          <table:table-cell office:value-type="float" office:value="11.935011">
            <text:p>11.93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1.mp4</text:p>
          </table:table-cell>
          <table:table-cell table:style-name="ce2" table:formula="of:=HYPERLINK([.A545]; &quot;View Now&quot;)" office:value-type="string" office:string-value="View Now">
            <text:p>View Now</text:p>
          </table:table-cell>
          <table:table-cell office:value-type="string">
            <text:p>video/mp4</text:p>
          </table:table-cell>
          <table:table-cell office:value-type="float" office:value="3.760998">
            <text:p>3.76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6.mp4</text:p>
          </table:table-cell>
          <table:table-cell table:style-name="ce2" table:formula="of:=HYPERLINK([.A546]; &quot;View Now&quot;)" office:value-type="string" office:string-value="View Now">
            <text:p>View Now</text:p>
          </table:table-cell>
          <table:table-cell office:value-type="string">
            <text:p>video/mp4</text:p>
          </table:table-cell>
          <table:table-cell office:value-type="float" office:value="8.633333">
            <text:p>8.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7.mp4</text:p>
          </table:table-cell>
          <table:table-cell table:style-name="ce2" table:formula="of:=HYPERLINK([.A547]; &quot;View Now&quot;)" office:value-type="string" office:string-value="View Now">
            <text:p>View Now</text:p>
          </table:table-cell>
          <table:table-cell office:value-type="string">
            <text:p>video/mp4</text:p>
          </table:table-cell>
          <table:table-cell office:value-type="float" office:value="6.291995">
            <text:p>6.29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8.mp4</text:p>
          </table:table-cell>
          <table:table-cell table:style-name="ce2" table:formula="of:=HYPERLINK([.A548];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9.mp4</text:p>
          </table:table-cell>
          <table:table-cell table:style-name="ce2" table:formula="of:=HYPERLINK([.A549]; &quot;View Now&quot;)" office:value-type="string" office:string-value="View Now">
            <text:p>View Now</text:p>
          </table:table-cell>
          <table:table-cell office:value-type="string">
            <text:p>video/mp4</text:p>
          </table:table-cell>
          <table:table-cell office:value-type="float" office:value="41.330998">
            <text:p>41.33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0.mp4</text:p>
          </table:table-cell>
          <table:table-cell table:style-name="ce2" table:formula="of:=HYPERLINK([.A550]; &quot;View Now&quot;)" office:value-type="string" office:string-value="View Now">
            <text:p>View Now</text:p>
          </table:table-cell>
          <table:table-cell office:value-type="string">
            <text:p>video/mp4</text:p>
          </table:table-cell>
          <table:table-cell office:value-type="float" office:value="14.257007">
            <text:p>14.25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2.mp4</text:p>
          </table:table-cell>
          <table:table-cell table:style-name="ce2" table:formula="of:=HYPERLINK([.A551]; &quot;View Now&quot;)" office:value-type="string" office:string-value="View Now">
            <text:p>View Now</text:p>
          </table:table-cell>
          <table:table-cell office:value-type="string">
            <text:p>video/mp4</text:p>
          </table:table-cell>
          <table:table-cell office:value-type="float" office:value="8">
            <text:p>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5.mp4</text:p>
          </table:table-cell>
          <table:table-cell table:style-name="ce2" table:formula="of:=HYPERLINK([.A55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4.mp4</text:p>
          </table:table-cell>
          <table:table-cell table:style-name="ce2" table:formula="of:=HYPERLINK([.A553]; &quot;View Now&quot;)" office:value-type="string" office:string-value="View Now">
            <text:p>View Now</text:p>
          </table:table-cell>
          <table:table-cell office:value-type="string">
            <text:p>video/mp4</text:p>
          </table:table-cell>
          <table:table-cell office:value-type="float" office:value="6.176009">
            <text:p>6.17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3.mp4</text:p>
          </table:table-cell>
          <table:table-cell table:style-name="ce2" table:formula="of:=HYPERLINK([.A554]; &quot;View Now&quot;)" office:value-type="string" office:string-value="View Now">
            <text:p>View Now</text:p>
          </table:table-cell>
          <table:table-cell office:value-type="string">
            <text:p>video/mp4</text:p>
          </table:table-cell>
          <table:table-cell office:value-type="float" office:value="97.012993">
            <text:p>97.01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1.mp4</text:p>
          </table:table-cell>
          <table:table-cell table:style-name="ce2" table:formula="of:=HYPERLINK([.A555];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50:0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58.mp4</text:p>
          </table:table-cell>
          <table:table-cell table:style-name="ce2" table:formula="of:=HYPERLINK([.A556];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6.mp4</text:p>
          </table:table-cell>
          <table:table-cell table:style-name="ce2" table:formula="of:=HYPERLINK([.A557]; &quot;View Now&quot;)" office:value-type="string" office:string-value="View Now">
            <text:p>View Now</text:p>
          </table:table-cell>
          <table:table-cell office:value-type="string">
            <text:p>video/mp4</text:p>
          </table:table-cell>
          <table:table-cell office:value-type="float" office:value="14.598005">
            <text:p>14.59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7.mp4</text:p>
          </table:table-cell>
          <table:table-cell table:style-name="ce2" table:formula="of:=HYPERLINK([.A558]; &quot;View Now&quot;)" office:value-type="string" office:string-value="View Now">
            <text:p>View Now</text:p>
          </table:table-cell>
          <table:table-cell office:value-type="string">
            <text:p>video/mp4</text:p>
          </table:table-cell>
          <table:table-cell office:value-type="float" office:value="60.033333">
            <text:p>6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2.mp4</text:p>
          </table:table-cell>
          <table:table-cell table:style-name="ce2" table:formula="of:=HYPERLINK([.A559]; &quot;View Now&quot;)" office:value-type="string" office:string-value="View Now">
            <text:p>View Now</text:p>
          </table:table-cell>
          <table:table-cell office:value-type="string">
            <text:p>video/mp4</text:p>
          </table:table-cell>
          <table:table-cell office:value-type="float" office:value="587.285">
            <text:p>587.28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0.mp4</text:p>
          </table:table-cell>
          <table:table-cell table:style-name="ce2" table:formula="of:=HYPERLINK([.A560]; &quot;View Now&quot;)" office:value-type="string" office:string-value="View Now">
            <text:p>View Now</text:p>
          </table:table-cell>
          <table:table-cell office:value-type="string">
            <text:p>video/mp4</text:p>
          </table:table-cell>
          <table:table-cell office:value-type="float" office:value="1.857574">
            <text:p>1.857574</text:p>
          </table:table-cell>
          <table:table-cell table:number-columns-repeated="2"/>
          <table:table-cell office:value-type="string">
            <text:p>2026-01-27T21:49: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59.mp4</text:p>
          </table:table-cell>
          <table:table-cell table:style-name="ce2" table:formula="of:=HYPERLINK([.A561]; &quot;View Now&quot;)" office:value-type="string" office:string-value="View Now">
            <text:p>View Now</text:p>
          </table:table-cell>
          <table:table-cell office:value-type="string">
            <text:p>video/mp4</text:p>
          </table:table-cell>
          <table:table-cell office:value-type="float" office:value="8.568005">
            <text:p>8.56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5.mp4</text:p>
          </table:table-cell>
          <table:table-cell table:style-name="ce2" table:formula="of:=HYPERLINK([.A562]; &quot;View Now&quot;)" office:value-type="string" office:string-value="View Now">
            <text:p>View Now</text:p>
          </table:table-cell>
          <table:table-cell office:value-type="string">
            <text:p>video/mp4</text:p>
          </table:table-cell>
          <table:table-cell office:value-type="float" office:value="22.546009">
            <text:p>22.5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6.mp4</text:p>
          </table:table-cell>
          <table:table-cell table:style-name="ce2" table:formula="of:=HYPERLINK([.A563];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2.mp4</text:p>
          </table:table-cell>
          <table:table-cell table:style-name="ce2" table:formula="of:=HYPERLINK([.A564]; &quot;View Now&quot;)" office:value-type="string" office:string-value="View Now">
            <text:p>View Now</text:p>
          </table:table-cell>
          <table:table-cell office:value-type="string">
            <text:p>video/mp4</text:p>
          </table:table-cell>
          <table:table-cell office:value-type="float" office:value="2.901313">
            <text:p>2.901313</text:p>
          </table:table-cell>
          <table:table-cell table:number-columns-repeated="2"/>
          <table:table-cell office:value-type="string">
            <text:p>2026-01-27T21:51:1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69.mp4</text:p>
          </table:table-cell>
          <table:table-cell table:style-name="ce2" table:formula="of:=HYPERLINK([.A565]; &quot;View Now&quot;)" office:value-type="string" office:string-value="View Now">
            <text:p>View Now</text:p>
          </table:table-cell>
          <table:table-cell office:value-type="string">
            <text:p>video/mp4</text:p>
          </table:table-cell>
          <table:table-cell office:value-type="float" office:value="3.178571">
            <text:p>3.17857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5.mp4</text:p>
          </table:table-cell>
          <table:table-cell table:style-name="ce2" table:formula="of:=HYPERLINK([.A566];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3.mp4</text:p>
          </table:table-cell>
          <table:table-cell table:style-name="ce2" table:formula="of:=HYPERLINK([.A567];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1: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67.mp4</text:p>
          </table:table-cell>
          <table:table-cell table:style-name="ce2" table:formula="of:=HYPERLINK([.A568];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3: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64.mp4</text:p>
          </table:table-cell>
          <table:table-cell table:style-name="ce2" table:formula="of:=HYPERLINK([.A569]; &quot;View Now&quot;)" office:value-type="string" office:string-value="View Now">
            <text:p>View Now</text:p>
          </table:table-cell>
          <table:table-cell office:value-type="string">
            <text:p>video/mp4</text:p>
          </table:table-cell>
          <table:table-cell office:value-type="float" office:value="2.925692">
            <text:p>2.925692</text:p>
          </table:table-cell>
          <table:table-cell table:number-columns-repeated="2"/>
          <table:table-cell office:value-type="string">
            <text:p>2026-01-27T21:52: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71.mp4</text:p>
          </table:table-cell>
          <table:table-cell table:style-name="ce2" table:formula="of:=HYPERLINK([.A570]; &quot;View Now&quot;)" office:value-type="string" office:string-value="View Now">
            <text:p>View Now</text:p>
          </table:table-cell>
          <table:table-cell office:value-type="string">
            <text:p>video/mp4</text:p>
          </table:table-cell>
          <table:table-cell office:value-type="float" office:value="1.787937">
            <text:p>1.787937</text:p>
          </table:table-cell>
          <table:table-cell table:number-columns-repeated="2"/>
          <table:table-cell office:value-type="string">
            <text:p>2026-01-27T21:54: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72.mp4</text:p>
          </table:table-cell>
          <table:table-cell table:style-name="ce2" table:formula="of:=HYPERLINK([.A571]; &quot;View Now&quot;)" office:value-type="string" office:string-value="View Now">
            <text:p>View Now</text:p>
          </table:table-cell>
          <table:table-cell office:value-type="string">
            <text:p>video/mp4</text:p>
          </table:table-cell>
          <table:table-cell office:value-type="float" office:value="1.695011">
            <text:p>1.69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0.mp4</text:p>
          </table:table-cell>
          <table:table-cell table:style-name="ce2" table:formula="of:=HYPERLINK([.A572];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53: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68.mp4</text:p>
          </table:table-cell>
          <table:table-cell table:style-name="ce2" table:formula="of:=HYPERLINK([.A573];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7.mp4</text:p>
          </table:table-cell>
          <table:table-cell table:style-name="ce2" table:formula="of:=HYPERLINK([.A57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5.mp4</text:p>
          </table:table-cell>
          <table:table-cell table:style-name="ce2" table:formula="of:=HYPERLINK([.A57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6.mp4</text:p>
          </table:table-cell>
          <table:table-cell table:style-name="ce2" table:formula="of:=HYPERLINK([.A576]; &quot;View Now&quot;)" office:value-type="string" office:string-value="View Now">
            <text:p>View Now</text:p>
          </table:table-cell>
          <table:table-cell office:value-type="string">
            <text:p>video/mp4</text:p>
          </table:table-cell>
          <table:table-cell office:value-type="float" office:value="5.7">
            <text:p>5.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3.mp4</text:p>
          </table:table-cell>
          <table:table-cell table:style-name="ce2" table:formula="of:=HYPERLINK([.A577];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8.mp4</text:p>
          </table:table-cell>
          <table:table-cell table:style-name="ce2" table:formula="of:=HYPERLINK([.A578];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55:2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81.mp4</text:p>
          </table:table-cell>
          <table:table-cell table:style-name="ce2" table:formula="of:=HYPERLINK([.A579];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4.mp4</text:p>
          </table:table-cell>
          <table:table-cell table:style-name="ce2" table:formula="of:=HYPERLINK([.A580];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2.mp4</text:p>
          </table:table-cell>
          <table:table-cell table:style-name="ce2" table:formula="of:=HYPERLINK([.A581];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27T16:47:0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80.mp4</text:p>
          </table:table-cell>
          <table:table-cell table:style-name="ce2" table:formula="of:=HYPERLINK([.A582];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9.mp4</text:p>
          </table:table-cell>
          <table:table-cell table:style-name="ce2" table:formula="of:=HYPERLINK([.A583]; &quot;View Now&quot;)" office:value-type="string" office:string-value="View Now">
            <text:p>View Now</text:p>
          </table:table-cell>
          <table:table-cell office:value-type="string">
            <text:p>video/mp4</text:p>
          </table:table-cell>
          <table:table-cell office:value-type="float" office:value="14.117007">
            <text:p>14.11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4.mp4</text:p>
          </table:table-cell>
          <table:table-cell table:style-name="ce2" table:formula="of:=HYPERLINK([.A584]; &quot;View Now&quot;)" office:value-type="string" office:string-value="View Now">
            <text:p>View Now</text:p>
          </table:table-cell>
          <table:table-cell office:value-type="string">
            <text:p>video/mp4</text:p>
          </table:table-cell>
          <table:table-cell office:value-type="float" office:value="1.880816">
            <text:p>1.880816</text:p>
          </table:table-cell>
          <table:table-cell table:number-columns-repeated="2"/>
          <table:table-cell office:value-type="string">
            <text:p>2026-01-27T22:14: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0.mp4</text:p>
          </table:table-cell>
          <table:table-cell table:style-name="ce2" table:formula="of:=HYPERLINK([.A585];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40: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83.mp4</text:p>
          </table:table-cell>
          <table:table-cell table:style-name="ce2" table:formula="of:=HYPERLINK([.A586]; &quot;View Now&quot;)" office:value-type="string" office:string-value="View Now">
            <text:p>View Now</text:p>
          </table:table-cell>
          <table:table-cell office:value-type="string">
            <text:p>video/mp4</text:p>
          </table:table-cell>
          <table:table-cell office:value-type="float" office:value="0.616009">
            <text:p>0.61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9.mp4</text:p>
          </table:table-cell>
          <table:table-cell table:style-name="ce2" table:formula="of:=HYPERLINK([.A587]; &quot;View Now&quot;)" office:value-type="string" office:string-value="View Now">
            <text:p>View Now</text:p>
          </table:table-cell>
          <table:table-cell office:value-type="string">
            <text:p>video/mp4</text:p>
          </table:table-cell>
          <table:table-cell office:value-type="float" office:value="1.95">
            <text:p>1.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8.mp4</text:p>
          </table:table-cell>
          <table:table-cell table:style-name="ce2" table:formula="of:=HYPERLINK([.A588]; &quot;View Now&quot;)" office:value-type="string" office:string-value="View Now">
            <text:p>View Now</text:p>
          </table:table-cell>
          <table:table-cell office:value-type="string">
            <text:p>video/mp4</text:p>
          </table:table-cell>
          <table:table-cell office:value-type="float" office:value="2.800998">
            <text:p>2.80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5.mp4</text:p>
          </table:table-cell>
          <table:table-cell table:style-name="ce2" table:formula="of:=HYPERLINK([.A589]; &quot;View Now&quot;)" office:value-type="string" office:string-value="View Now">
            <text:p>View Now</text:p>
          </table:table-cell>
          <table:table-cell office:value-type="string">
            <text:p>video/mp4</text:p>
          </table:table-cell>
          <table:table-cell office:value-type="float" office:value="1.509297">
            <text:p>1.509297</text:p>
          </table:table-cell>
          <table:table-cell table:number-columns-repeated="2"/>
          <table:table-cell office:value-type="string">
            <text:p>2026-01-27T22:15: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86.mp4</text:p>
          </table:table-cell>
          <table:table-cell table:style-name="ce2" table:formula="of:=HYPERLINK([.A590]; &quot;View Now&quot;)" office:value-type="string" office:string-value="View Now">
            <text:p>View Now</text:p>
          </table:table-cell>
          <table:table-cell office:value-type="string">
            <text:p>video/mp4</text:p>
          </table:table-cell>
          <table:table-cell office:value-type="float" office:value="14.675011">
            <text:p>14.67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92.mp4</text:p>
          </table:table-cell>
          <table:table-cell table:style-name="ce2" table:formula="of:=HYPERLINK([.A591]; &quot;View Now&quot;)" office:value-type="string" office:string-value="View Now">
            <text:p>View Now</text:p>
          </table:table-cell>
          <table:table-cell office:value-type="string">
            <text:p>video/mp4</text:p>
          </table:table-cell>
          <table:table-cell office:value-type="float" office:value="2.812">
            <text:p>2.812</text:p>
          </table:table-cell>
          <table:table-cell table:number-columns-repeated="2"/>
          <table:table-cell office:value-type="string">
            <text:p>2026-01-27T19:40: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6.mp4</text:p>
          </table:table-cell>
          <table:table-cell table:style-name="ce2" table:formula="of:=HYPERLINK([.A592]; &quot;View Now&quot;)" office:value-type="string" office:string-value="View Now">
            <text:p>View Now</text:p>
          </table:table-cell>
          <table:table-cell office:value-type="string">
            <text:p>video/mp4</text:p>
          </table:table-cell>
          <table:table-cell office:value-type="float" office:value="1.757007">
            <text:p>1.75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93.mp4</text:p>
          </table:table-cell>
          <table:table-cell table:style-name="ce2" table:formula="of:=HYPERLINK([.A593];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37: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5.mp4</text:p>
          </table:table-cell>
          <table:table-cell table:style-name="ce2" table:formula="of:=HYPERLINK([.A594]; &quot;View Now&quot;)" office:value-type="string" office:string-value="View Now">
            <text:p>View Now</text:p>
          </table:table-cell>
          <table:table-cell office:value-type="string">
            <text:p>video/mp4</text:p>
          </table:table-cell>
          <table:table-cell office:value-type="float" office:value="0.905578">
            <text:p>0.905578</text:p>
          </table:table-cell>
          <table:table-cell table:number-columns-repeated="2"/>
          <table:table-cell office:value-type="string">
            <text:p>2026-01-27T22:16: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7.mp4</text:p>
          </table:table-cell>
          <table:table-cell table:style-name="ce2" table:formula="of:=HYPERLINK([.A595]; &quot;View Now&quot;)" office:value-type="string" office:string-value="View Now">
            <text:p>View Now</text:p>
          </table:table-cell>
          <table:table-cell office:value-type="string">
            <text:p>video/mp4</text:p>
          </table:table-cell>
          <table:table-cell office:value-type="float" office:value="2.892">
            <text:p>2.892</text:p>
          </table:table-cell>
          <table:table-cell table:number-columns-repeated="2"/>
          <table:table-cell office:value-type="string">
            <text:p>2026-01-27T18:20:0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8.mp4</text:p>
          </table:table-cell>
          <table:table-cell table:style-name="ce2" table:formula="of:=HYPERLINK([.A596];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99.mp4</text:p>
          </table:table-cell>
          <table:table-cell table:style-name="ce2" table:formula="of:=HYPERLINK([.A597]; &quot;View Now&quot;)" office:value-type="string" office:string-value="View Now">
            <text:p>View Now</text:p>
          </table:table-cell>
          <table:table-cell office:value-type="string">
            <text:p>video/mp4</text:p>
          </table:table-cell>
          <table:table-cell office:value-type="float" office:value="2.868">
            <text:p>2.868</text:p>
          </table:table-cell>
          <table:table-cell table:number-columns-repeated="2"/>
          <table:table-cell office:value-type="string">
            <text:p>2026-01-27T18:50: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1.mp4</text:p>
          </table:table-cell>
          <table:table-cell table:style-name="ce2" table:formula="of:=HYPERLINK([.A598]; &quot;View Now&quot;)" office:value-type="string" office:string-value="View Now">
            <text:p>View Now</text:p>
          </table:table-cell>
          <table:table-cell office:value-type="string">
            <text:p>video/mp4</text:p>
          </table:table-cell>
          <table:table-cell office:value-type="float" office:value="53.242993">
            <text:p>53.24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2.mp4</text:p>
          </table:table-cell>
          <table:table-cell table:style-name="ce2" table:formula="of:=HYPERLINK([.A599]; &quot;View Now&quot;)" office:value-type="string" office:string-value="View Now">
            <text:p>View Now</text:p>
          </table:table-cell>
          <table:table-cell office:value-type="string">
            <text:p>video/mp4</text:p>
          </table:table-cell>
          <table:table-cell office:value-type="float" office:value="1.947944">
            <text:p>1.947944</text:p>
          </table:table-cell>
          <table:table-cell table:number-columns-repeated="2"/>
          <table:table-cell office:value-type="string">
            <text:p>2026-01-27T18:40: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03.mp4</text:p>
          </table:table-cell>
          <table:table-cell table:style-name="ce2" table:formula="of:=HYPERLINK([.A600]; &quot;View Now&quot;)" office:value-type="string" office:string-value="View Now">
            <text:p>View Now</text:p>
          </table:table-cell>
          <table:table-cell office:value-type="string">
            <text:p>video/mp4</text:p>
          </table:table-cell>
          <table:table-cell office:value-type="float" office:value="2.809002">
            <text:p>2.80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6.mp4</text:p>
          </table:table-cell>
          <table:table-cell table:style-name="ce2" table:formula="of:=HYPERLINK([.A601]; &quot;View Now&quot;)" office:value-type="string" office:string-value="View Now">
            <text:p>View Now</text:p>
          </table:table-cell>
          <table:table-cell office:value-type="string">
            <text:p>video/mp4</text:p>
          </table:table-cell>
          <table:table-cell office:value-type="float" office:value="8.311995">
            <text:p>8.3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7.mp4</text:p>
          </table:table-cell>
          <table:table-cell table:style-name="ce2" table:formula="of:=HYPERLINK([.A602]; &quot;View Now&quot;)" office:value-type="string" office:string-value="View Now">
            <text:p>View Now</text:p>
          </table:table-cell>
          <table:table-cell office:value-type="string">
            <text:p>video/mp4</text:p>
          </table:table-cell>
          <table:table-cell office:value-type="float" office:value="41.962">
            <text:p>41.96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4.mp4</text:p>
          </table:table-cell>
          <table:table-cell table:style-name="ce2" table:formula="of:=HYPERLINK([.A603]; &quot;View Now&quot;)" office:value-type="string" office:string-value="View Now">
            <text:p>View Now</text:p>
          </table:table-cell>
          <table:table-cell office:value-type="string">
            <text:p>video/mp4</text:p>
          </table:table-cell>
          <table:table-cell office:value-type="float" office:value="2.848005">
            <text:p>2.84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1.mp4</text:p>
          </table:table-cell>
          <table:table-cell table:style-name="ce2" table:formula="of:=HYPERLINK([.A604]; &quot;View Now&quot;)" office:value-type="string" office:string-value="View Now">
            <text:p>View Now</text:p>
          </table:table-cell>
          <table:table-cell office:value-type="string">
            <text:p>video/mp4</text:p>
          </table:table-cell>
          <table:table-cell office:value-type="float" office:value="2.6">
            <text:p>2.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7.mp4</text:p>
          </table:table-cell>
          <table:table-cell table:style-name="ce2" table:formula="of:=HYPERLINK([.A605]; &quot;View Now&quot;)" office:value-type="string" office:string-value="View Now">
            <text:p>View Now</text:p>
          </table:table-cell>
          <table:table-cell office:value-type="string">
            <text:p>video/mp4</text:p>
          </table:table-cell>
          <table:table-cell office:value-type="float" office:value="1.922">
            <text:p>1.922</text:p>
          </table:table-cell>
          <table:table-cell table:number-columns-repeated="2"/>
          <table:table-cell office:value-type="string">
            <text:p>2026-01-27T18:57:5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05.mp4</text:p>
          </table:table-cell>
          <table:table-cell table:style-name="ce2" table:formula="of:=HYPERLINK([.A606]; &quot;View Now&quot;)" office:value-type="string" office:string-value="View Now">
            <text:p>View Now</text:p>
          </table:table-cell>
          <table:table-cell office:value-type="string">
            <text:p>video/mp4</text:p>
          </table:table-cell>
          <table:table-cell office:value-type="float" office:value="2.791667">
            <text:p>2.791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94.mp4</text:p>
          </table:table-cell>
          <table:table-cell table:style-name="ce2" table:formula="of:=HYPERLINK([.A607]; &quot;View Now&quot;)" office:value-type="string" office:string-value="View Now">
            <text:p>View Now</text:p>
          </table:table-cell>
          <table:table-cell office:value-type="string">
            <text:p>video/mp4</text:p>
          </table:table-cell>
          <table:table-cell office:value-type="float" office:value="65.805011">
            <text:p>65.8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9.mp4</text:p>
          </table:table-cell>
          <table:table-cell table:style-name="ce2" table:formula="of:=HYPERLINK([.A608]; &quot;View Now&quot;)" office:value-type="string" office:string-value="View Now">
            <text:p>View Now</text:p>
          </table:table-cell>
          <table:table-cell office:value-type="string">
            <text:p>video/mp4</text:p>
          </table:table-cell>
          <table:table-cell office:value-type="float" office:value="1.578934">
            <text:p>1.578934</text:p>
          </table:table-cell>
          <table:table-cell table:number-columns-repeated="2"/>
          <table:table-cell office:value-type="string">
            <text:p>2026-01-27T22:18:5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00.mp4</text:p>
          </table:table-cell>
          <table:table-cell table:style-name="ce2" table:formula="of:=HYPERLINK([.A609]; &quot;View Now&quot;)" office:value-type="string" office:string-value="View Now">
            <text:p>View Now</text:p>
          </table:table-cell>
          <table:table-cell office:value-type="string">
            <text:p>video/mp4</text:p>
          </table:table-cell>
          <table:table-cell office:value-type="float" office:value="35.108005">
            <text:p>35.10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0.mp4</text:p>
          </table:table-cell>
          <table:table-cell table:style-name="ce2" table:formula="of:=HYPERLINK([.A610]; &quot;View Now&quot;)" office:value-type="string" office:string-value="View Now">
            <text:p>View Now</text:p>
          </table:table-cell>
          <table:table-cell office:value-type="string">
            <text:p>video/mp4</text:p>
          </table:table-cell>
          <table:table-cell office:value-type="float" office:value="9.357007">
            <text:p>9.35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1.mp4</text:p>
          </table:table-cell>
          <table:table-cell table:style-name="ce2" table:formula="of:=HYPERLINK([.A611]; &quot;View Now&quot;)" office:value-type="string" office:string-value="View Now">
            <text:p>View Now</text:p>
          </table:table-cell>
          <table:table-cell office:value-type="string">
            <text:p>video/mp4</text:p>
          </table:table-cell>
          <table:table-cell office:value-type="float" office:value="1.934">
            <text:p>1.934</text:p>
          </table:table-cell>
          <table:table-cell table:number-columns-repeated="2"/>
          <table:table-cell office:value-type="string">
            <text:p>2026-01-27T19:40:0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15.mp4</text:p>
          </table:table-cell>
          <table:table-cell table:style-name="ce2" table:formula="of:=HYPERLINK([.A612]; &quot;View Now&quot;)" office:value-type="string" office:string-value="View Now">
            <text:p>View Now</text:p>
          </table:table-cell>
          <table:table-cell office:value-type="string">
            <text:p>video/mp4</text:p>
          </table:table-cell>
          <table:table-cell office:value-type="float" office:value="1.963">
            <text:p>1.963</text:p>
          </table:table-cell>
          <table:table-cell table:number-columns-repeated="2"/>
          <table:table-cell office:value-type="string">
            <text:p>2026-01-27T19:55:1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14.mp4</text:p>
          </table:table-cell>
          <table:table-cell table:style-name="ce2" table:formula="of:=HYPERLINK([.A613]; &quot;View Now&quot;)" office:value-type="string" office:string-value="View Now">
            <text:p>View Now</text:p>
          </table:table-cell>
          <table:table-cell office:value-type="string">
            <text:p>video/mp4</text:p>
          </table:table-cell>
          <table:table-cell office:value-type="float" office:value="1.857007">
            <text:p>1.85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2.mp4</text:p>
          </table:table-cell>
          <table:table-cell table:style-name="ce2" table:formula="of:=HYPERLINK([.A614];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3.mp4</text:p>
          </table:table-cell>
          <table:table-cell table:style-name="ce2" table:formula="of:=HYPERLINK([.A615];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14.mp4</text:p>
          </table:table-cell>
          <table:table-cell table:style-name="ce2" table:formula="of:=HYPERLINK([.A616]; &quot;View Now&quot;)" office:value-type="string" office:string-value="View Now">
            <text:p>View Now</text:p>
          </table:table-cell>
          <table:table-cell office:value-type="string">
            <text:p>video/mp4</text:p>
          </table:table-cell>
          <table:table-cell office:value-type="float" office:value="2274.371338">
            <text:p>2274.371338</text:p>
          </table:table-cell>
          <table:table-cell table:number-columns-repeated="2"/>
          <table:table-cell office:value-type="string">
            <text:p>2026-01-27T03:07: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16.mp4</text:p>
          </table:table-cell>
          <table:table-cell table:style-name="ce2" table:formula="of:=HYPERLINK([.A617]; &quot;View Now&quot;)" office:value-type="string" office:string-value="View Now">
            <text:p>View Now</text:p>
          </table:table-cell>
          <table:table-cell office:value-type="string">
            <text:p>video/mp4</text:p>
          </table:table-cell>
          <table:table-cell office:value-type="float" office:value="2.884615">
            <text:p>2.88461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8.mp4</text:p>
          </table:table-cell>
          <table:table-cell table:style-name="ce2" table:formula="of:=HYPERLINK([.A618]; &quot;View Now&quot;)" office:value-type="string" office:string-value="View Now">
            <text:p>View Now</text:p>
          </table:table-cell>
          <table:table-cell office:value-type="string">
            <text:p>video/mp4</text:p>
          </table:table-cell>
          <table:table-cell office:value-type="float" office:value="2.828005">
            <text:p>2.82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0.mp4</text:p>
          </table:table-cell>
          <table:table-cell table:style-name="ce2" table:formula="of:=HYPERLINK([.A619]; &quot;View Now&quot;)" office:value-type="string" office:string-value="View Now">
            <text:p>View Now</text:p>
          </table:table-cell>
          <table:table-cell office:value-type="string">
            <text:p>video/mp4</text:p>
          </table:table-cell>
          <table:table-cell office:value-type="float" office:value="2.925964">
            <text:p>2.925964</text:p>
          </table:table-cell>
          <table:table-cell table:number-columns-repeated="2"/>
          <table:table-cell office:value-type="string">
            <text:p>2026-01-27T20:01: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19.mp4</text:p>
          </table:table-cell>
          <table:table-cell table:style-name="ce2" table:formula="of:=HYPERLINK([.A620]; &quot;View Now&quot;)" office:value-type="string" office:string-value="View Now">
            <text:p>View Now</text:p>
          </table:table-cell>
          <table:table-cell office:value-type="string">
            <text:p>video/mp4</text:p>
          </table:table-cell>
          <table:table-cell office:value-type="float" office:value="2.931">
            <text:p>2.931</text:p>
          </table:table-cell>
          <table:table-cell table:number-columns-repeated="2"/>
          <table:table-cell office:value-type="string">
            <text:p>2026-01-27T19:43:3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21.mp4</text:p>
          </table:table-cell>
          <table:table-cell table:style-name="ce2" table:formula="of:=HYPERLINK([.A621]; &quot;View Now&quot;)" office:value-type="string" office:string-value="View Now">
            <text:p>View Now</text:p>
          </table:table-cell>
          <table:table-cell office:value-type="string">
            <text:p>video/mp4</text:p>
          </table:table-cell>
          <table:table-cell office:value-type="float" office:value="9840.5">
            <text:p>984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8.mp4</text:p>
          </table:table-cell>
          <table:table-cell table:style-name="ce2" table:formula="of:=HYPERLINK([.A622]; &quot;View Now&quot;)" office:value-type="string" office:string-value="View Now">
            <text:p>View Now</text:p>
          </table:table-cell>
          <table:table-cell office:value-type="string">
            <text:p>video/mp4</text:p>
          </table:table-cell>
          <table:table-cell office:value-type="float" office:value="93.437007">
            <text:p>93.43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1.mp4</text:p>
          </table:table-cell>
          <table:table-cell table:style-name="ce2" table:formula="of:=HYPERLINK([.A623]; &quot;View Now&quot;)" office:value-type="string" office:string-value="View Now">
            <text:p>View Now</text:p>
          </table:table-cell>
          <table:table-cell office:value-type="string">
            <text:p>video/mp4</text:p>
          </table:table-cell>
          <table:table-cell office:value-type="float" office:value="9.472993">
            <text:p>9.4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7.mp4</text:p>
          </table:table-cell>
          <table:table-cell table:style-name="ce2" table:formula="of:=HYPERLINK([.A624]; &quot;View Now&quot;)" office:value-type="string" office:string-value="View Now">
            <text:p>View Now</text:p>
          </table:table-cell>
          <table:table-cell office:value-type="string">
            <text:p>video/mp4</text:p>
          </table:table-cell>
          <table:table-cell office:value-type="float" office:value="1.865011">
            <text:p>1.86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5.mp4</text:p>
          </table:table-cell>
          <table:table-cell table:style-name="ce2" table:formula="of:=HYPERLINK([.A625]; &quot;View Now&quot;)" office:value-type="string" office:string-value="View Now">
            <text:p>View Now</text:p>
          </table:table-cell>
          <table:table-cell office:value-type="string">
            <text:p>video/mp4</text:p>
          </table:table-cell>
          <table:table-cell office:value-type="float" office:value="2.872">
            <text:p>2.872</text:p>
          </table:table-cell>
          <table:table-cell table:number-columns-repeated="2"/>
          <table:table-cell office:value-type="string">
            <text:p>2026-01-27T19:58: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28.mp4</text:p>
          </table:table-cell>
          <table:table-cell table:style-name="ce2" table:formula="of:=HYPERLINK([.A626]; &quot;View Now&quot;)" office:value-type="string" office:string-value="View Now">
            <text:p>View Now</text:p>
          </table:table-cell>
          <table:table-cell office:value-type="string">
            <text:p>video/mp4</text:p>
          </table:table-cell>
          <table:table-cell office:value-type="float" office:value="12.333333">
            <text:p>12.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6.mp4</text:p>
          </table:table-cell>
          <table:table-cell table:style-name="ce2" table:formula="of:=HYPERLINK([.A627]; &quot;View Now&quot;)" office:value-type="string" office:string-value="View Now">
            <text:p>View Now</text:p>
          </table:table-cell>
          <table:table-cell office:value-type="string">
            <text:p>video/mp4</text:p>
          </table:table-cell>
          <table:table-cell office:value-type="float" office:value="2.976009">
            <text:p>2.97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0.mp4</text:p>
          </table:table-cell>
          <table:table-cell table:style-name="ce2" table:formula="of:=HYPERLINK([.A628]; &quot;View Now&quot;)" office:value-type="string" office:string-value="View Now">
            <text:p>View Now</text:p>
          </table:table-cell>
          <table:table-cell office:value-type="string">
            <text:p>video/mp4</text:p>
          </table:table-cell>
          <table:table-cell office:value-type="float" office:value="2.947">
            <text:p>2.947</text:p>
          </table:table-cell>
          <table:table-cell table:number-columns-repeated="2"/>
          <table:table-cell office:value-type="string">
            <text:p>2026-01-27T20:27: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31.mp4</text:p>
          </table:table-cell>
          <table:table-cell table:style-name="ce2" table:formula="of:=HYPERLINK([.A629]; &quot;View Now&quot;)" office:value-type="string" office:string-value="View Now">
            <text:p>View Now</text:p>
          </table:table-cell>
          <table:table-cell office:value-type="string">
            <text:p>video/mp4</text:p>
          </table:table-cell>
          <table:table-cell office:value-type="float" office:value="2.832834">
            <text:p>2.83283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4.mp4</text:p>
          </table:table-cell>
          <table:table-cell table:style-name="ce2" table:formula="of:=HYPERLINK([.A630];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9.mp4</text:p>
          </table:table-cell>
          <table:table-cell table:style-name="ce2" table:formula="of:=HYPERLINK([.A631]; &quot;View Now&quot;)" office:value-type="string" office:string-value="View Now">
            <text:p>View Now</text:p>
          </table:table-cell>
          <table:table-cell office:value-type="string">
            <text:p>video/mp4</text:p>
          </table:table-cell>
          <table:table-cell office:value-type="float" office:value="2.945">
            <text:p>2.945</text:p>
          </table:table-cell>
          <table:table-cell table:number-columns-repeated="2"/>
          <table:table-cell office:value-type="string">
            <text:p>2026-01-27T20:25:3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22.mp4</text:p>
          </table:table-cell>
          <table:table-cell table:style-name="ce2" table:formula="of:=HYPERLINK([.A632]; &quot;View Now&quot;)" office:value-type="string" office:string-value="View Now">
            <text:p>View Now</text:p>
          </table:table-cell>
          <table:table-cell office:value-type="string">
            <text:p>video/mp4</text:p>
          </table:table-cell>
          <table:table-cell office:value-type="float" office:value="14.533333">
            <text:p>14.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3.mp4</text:p>
          </table:table-cell>
          <table:table-cell table:style-name="ce2" table:formula="of:=HYPERLINK([.A633];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7.mp4</text:p>
          </table:table-cell>
          <table:table-cell table:style-name="ce2" table:formula="of:=HYPERLINK([.A634]; &quot;View Now&quot;)" office:value-type="string" office:string-value="View Now">
            <text:p>View Now</text:p>
          </table:table-cell>
          <table:table-cell office:value-type="string">
            <text:p>video/mp4</text:p>
          </table:table-cell>
          <table:table-cell office:value-type="float" office:value="25.54195">
            <text:p>25.541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15.mp4</text:p>
          </table:table-cell>
          <table:table-cell table:style-name="ce2" table:formula="of:=HYPERLINK([.A635];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3.mp4</text:p>
          </table:table-cell>
          <table:table-cell table:style-name="ce2" table:formula="of:=HYPERLINK([.A636]; &quot;View Now&quot;)" office:value-type="string" office:string-value="View Now">
            <text:p>View Now</text:p>
          </table:table-cell>
          <table:table-cell office:value-type="string">
            <text:p>video/mp4</text:p>
          </table:table-cell>
          <table:table-cell office:value-type="float" office:value="37.105011">
            <text:p>37.1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4.mp4</text:p>
          </table:table-cell>
          <table:table-cell table:style-name="ce2" table:formula="of:=HYPERLINK([.A637];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1.mp4</text:p>
          </table:table-cell>
          <table:table-cell table:style-name="ce2" table:formula="of:=HYPERLINK([.A638]; &quot;View Now&quot;)" office:value-type="string" office:string-value="View Now">
            <text:p>View Now</text:p>
          </table:table-cell>
          <table:table-cell office:value-type="string">
            <text:p>video/mp4</text:p>
          </table:table-cell>
          <table:table-cell office:value-type="float" office:value="1.834354">
            <text:p>1.834354</text:p>
          </table:table-cell>
          <table:table-cell table:number-columns-repeated="2"/>
          <table:table-cell office:value-type="string">
            <text:p>2026-01-27T22:24: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35.mp4</text:p>
          </table:table-cell>
          <table:table-cell table:style-name="ce2" table:formula="of:=HYPERLINK([.A639];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2.mp4</text:p>
          </table:table-cell>
          <table:table-cell table:style-name="ce2" table:formula="of:=HYPERLINK([.A640]; &quot;View Now&quot;)" office:value-type="string" office:string-value="View Now">
            <text:p>View Now</text:p>
          </table:table-cell>
          <table:table-cell office:value-type="string">
            <text:p>video/mp4</text:p>
          </table:table-cell>
          <table:table-cell office:value-type="float" office:value="2.692993">
            <text:p>2.69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8.mp4</text:p>
          </table:table-cell>
          <table:table-cell table:style-name="ce2" table:formula="of:=HYPERLINK([.A641]; &quot;View Now&quot;)" office:value-type="string" office:string-value="View Now">
            <text:p>View Now</text:p>
          </table:table-cell>
          <table:table-cell office:value-type="string">
            <text:p>video/mp4</text:p>
          </table:table-cell>
          <table:table-cell office:value-type="float" office:value="1.718254">
            <text:p>1.718254</text:p>
          </table:table-cell>
          <table:table-cell table:number-columns-repeated="2"/>
          <table:table-cell office:value-type="string">
            <text:p>2026-01-27T22:24: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40.mp4</text:p>
          </table:table-cell>
          <table:table-cell table:style-name="ce2" table:formula="of:=HYPERLINK([.A642]; &quot;View Now&quot;)" office:value-type="string" office:string-value="View Now">
            <text:p>View Now</text:p>
          </table:table-cell>
          <table:table-cell office:value-type="string">
            <text:p>video/mp4</text:p>
          </table:table-cell>
          <table:table-cell office:value-type="float" office:value="1.972993">
            <text:p>1.9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7.mp4</text:p>
          </table:table-cell>
          <table:table-cell table:style-name="ce2" table:formula="of:=HYPERLINK([.A643]; &quot;View Now&quot;)" office:value-type="string" office:string-value="View Now">
            <text:p>View Now</text:p>
          </table:table-cell>
          <table:table-cell office:value-type="string">
            <text:p>video/mp4</text:p>
          </table:table-cell>
          <table:table-cell office:value-type="float" office:value="15.905011">
            <text:p>15.9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3.mp4</text:p>
          </table:table-cell>
          <table:table-cell table:style-name="ce2" table:formula="of:=HYPERLINK([.A644]; &quot;View Now&quot;)" office:value-type="string" office:string-value="View Now">
            <text:p>View Now</text:p>
          </table:table-cell>
          <table:table-cell office:value-type="string">
            <text:p>video/mp4</text:p>
          </table:table-cell>
          <table:table-cell office:value-type="float" office:value="2.600998">
            <text:p>2.60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9.mp4</text:p>
          </table:table-cell>
          <table:table-cell table:style-name="ce2" table:formula="of:=HYPERLINK([.A645];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4.mp4</text:p>
          </table:table-cell>
          <table:table-cell table:style-name="ce2" table:formula="of:=HYPERLINK([.A646]; &quot;View Now&quot;)" office:value-type="string" office:string-value="View Now">
            <text:p>View Now</text:p>
          </table:table-cell>
          <table:table-cell office:value-type="string">
            <text:p>video/mp4</text:p>
          </table:table-cell>
          <table:table-cell office:value-type="float" office:value="2.809615">
            <text:p>2.809615</text:p>
          </table:table-cell>
          <table:table-cell table:number-columns-repeated="2"/>
          <table:table-cell office:value-type="string">
            <text:p>2026-01-27T22:25:3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46.mp4</text:p>
          </table:table-cell>
          <table:table-cell table:style-name="ce2" table:formula="of:=HYPERLINK([.A647];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2.mp4</text:p>
          </table:table-cell>
          <table:table-cell table:style-name="ce2" table:formula="of:=HYPERLINK([.A648]; &quot;View Now&quot;)" office:value-type="string" office:string-value="View Now">
            <text:p>View Now</text:p>
          </table:table-cell>
          <table:table-cell office:value-type="string">
            <text:p>video/mp4</text:p>
          </table:table-cell>
          <table:table-cell office:value-type="float" office:value="58.305011">
            <text:p>58.3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5.mp4</text:p>
          </table:table-cell>
          <table:table-cell table:style-name="ce2" table:formula="of:=HYPERLINK([.A649];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7.mp4</text:p>
          </table:table-cell>
          <table:table-cell table:style-name="ce2" table:formula="of:=HYPERLINK([.A650];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2.mp4</text:p>
          </table:table-cell>
          <table:table-cell table:style-name="ce2" table:formula="of:=HYPERLINK([.A651]; &quot;View Now&quot;)" office:value-type="string" office:string-value="View Now">
            <text:p>View Now</text:p>
          </table:table-cell>
          <table:table-cell office:value-type="string">
            <text:p>video/mp4</text:p>
          </table:table-cell>
          <table:table-cell office:value-type="float" office:value="1.857596">
            <text:p>1.857596</text:p>
          </table:table-cell>
          <table:table-cell table:number-columns-repeated="2"/>
          <table:table-cell office:value-type="string">
            <text:p>2026-01-27T22:27: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53.mp4</text:p>
          </table:table-cell>
          <table:table-cell table:style-name="ce2" table:formula="of:=HYPERLINK([.A652]; &quot;View Now&quot;)" office:value-type="string" office:string-value="View Now">
            <text:p>View Now</text:p>
          </table:table-cell>
          <table:table-cell office:value-type="string">
            <text:p>video/mp4</text:p>
          </table:table-cell>
          <table:table-cell office:value-type="float" office:value="2.647075">
            <text:p>2.647075</text:p>
          </table:table-cell>
          <table:table-cell table:number-columns-repeated="2"/>
          <table:table-cell office:value-type="string">
            <text:p>2026-01-27T22:27: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50.mp4</text:p>
          </table:table-cell>
          <table:table-cell table:style-name="ce2" table:formula="of:=HYPERLINK([.A653];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1.mp4</text:p>
          </table:table-cell>
          <table:table-cell table:style-name="ce2" table:formula="of:=HYPERLINK([.A654]; &quot;View Now&quot;)" office:value-type="string" office:string-value="View Now">
            <text:p>View Now</text:p>
          </table:table-cell>
          <table:table-cell office:value-type="string">
            <text:p>video/mp4</text:p>
          </table:table-cell>
          <table:table-cell office:value-type="float" office:value="2.693515">
            <text:p>2.693515</text:p>
          </table:table-cell>
          <table:table-cell table:number-columns-repeated="2"/>
          <table:table-cell office:value-type="string">
            <text:p>2026-01-27T22:26:5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36.mp4</text:p>
          </table:table-cell>
          <table:table-cell table:style-name="ce2" table:formula="of:=HYPERLINK([.A655]; &quot;View Now&quot;)" office:value-type="string" office:string-value="View Now">
            <text:p>View Now</text:p>
          </table:table-cell>
          <table:table-cell office:value-type="string">
            <text:p>video/mp4</text:p>
          </table:table-cell>
          <table:table-cell office:value-type="float" office:value="36.872993">
            <text:p>36.8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5.mp4</text:p>
          </table:table-cell>
          <table:table-cell table:style-name="ce2" table:formula="of:=HYPERLINK([.A656]; &quot;View Now&quot;)" office:value-type="string" office:string-value="View Now">
            <text:p>View Now</text:p>
          </table:table-cell>
          <table:table-cell office:value-type="string">
            <text:p>video/mp4</text:p>
          </table:table-cell>
          <table:table-cell office:value-type="float" office:value="25.912993">
            <text:p>25.91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16.mp4</text:p>
          </table:table-cell>
          <table:table-cell table:style-name="ce2" table:formula="of:=HYPERLINK([.A657];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8.mp4</text:p>
          </table:table-cell>
          <table:table-cell table:style-name="ce2" table:formula="of:=HYPERLINK([.A658];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4.mp4</text:p>
          </table:table-cell>
          <table:table-cell table:style-name="ce2" table:formula="of:=HYPERLINK([.A659]; &quot;View Now&quot;)" office:value-type="string" office:string-value="View Now">
            <text:p>View Now</text:p>
          </table:table-cell>
          <table:table-cell office:value-type="string">
            <text:p>video/mp4</text:p>
          </table:table-cell>
          <table:table-cell office:value-type="float" office:value="2.689655">
            <text:p>2.6896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0.mp4</text:p>
          </table:table-cell>
          <table:table-cell table:style-name="ce2" table:formula="of:=HYPERLINK([.A660]; &quot;View Now&quot;)" office:value-type="string" office:string-value="View Now">
            <text:p>View Now</text:p>
          </table:table-cell>
          <table:table-cell office:value-type="string">
            <text:p>video/mp4</text:p>
          </table:table-cell>
          <table:table-cell office:value-type="float" office:value="9851.966667">
            <text:p>9851.9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6.mp4</text:p>
          </table:table-cell>
          <table:table-cell table:style-name="ce2" table:formula="of:=HYPERLINK([.A66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9.mp4</text:p>
          </table:table-cell>
          <table:table-cell table:style-name="ce2" table:formula="of:=HYPERLINK([.A662];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4.mp4</text:p>
          </table:table-cell>
          <table:table-cell table:style-name="ce2" table:formula="of:=HYPERLINK([.A663]; &quot;View Now&quot;)" office:value-type="string" office:string-value="View Now">
            <text:p>View Now</text:p>
          </table:table-cell>
          <table:table-cell office:value-type="string">
            <text:p>video/mp4</text:p>
          </table:table-cell>
          <table:table-cell office:value-type="float" office:value="19.550998">
            <text:p>19.55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1.mp4</text:p>
          </table:table-cell>
          <table:table-cell table:style-name="ce2" table:formula="of:=HYPERLINK([.A664]; &quot;View Now&quot;)" office:value-type="string" office:string-value="View Now">
            <text:p>View Now</text:p>
          </table:table-cell>
          <table:table-cell office:value-type="string">
            <text:p>video/mp4</text:p>
          </table:table-cell>
          <table:table-cell office:value-type="float" office:value="8.266667">
            <text:p>8.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0.mp4</text:p>
          </table:table-cell>
          <table:table-cell table:style-name="ce2" table:formula="of:=HYPERLINK([.A66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2.mp4</text:p>
          </table:table-cell>
          <table:table-cell table:style-name="ce2" table:formula="of:=HYPERLINK([.A666]; &quot;View Now&quot;)" office:value-type="string" office:string-value="View Now">
            <text:p>View Now</text:p>
          </table:table-cell>
          <table:table-cell office:value-type="string">
            <text:p>video/mp4</text:p>
          </table:table-cell>
          <table:table-cell office:value-type="float" office:value="34.933333">
            <text:p>34.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3.mp4</text:p>
          </table:table-cell>
          <table:table-cell table:style-name="ce2" table:formula="of:=HYPERLINK([.A667]; &quot;View Now&quot;)" office:value-type="string" office:string-value="View Now">
            <text:p>View Now</text:p>
          </table:table-cell>
          <table:table-cell office:value-type="string">
            <text:p>video/mp4</text:p>
          </table:table-cell>
          <table:table-cell office:value-type="float" office:value="2.916667">
            <text:p>2.91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7.mp4</text:p>
          </table:table-cell>
          <table:table-cell table:style-name="ce2" table:formula="of:=HYPERLINK([.A668]; &quot;View Now&quot;)" office:value-type="string" office:string-value="View Now">
            <text:p>View Now</text:p>
          </table:table-cell>
          <table:table-cell office:value-type="string">
            <text:p>video/mp4</text:p>
          </table:table-cell>
          <table:table-cell office:value-type="float" office:value="35.41">
            <text:p>35.4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0.mp4</text:p>
          </table:table-cell>
          <table:table-cell table:style-name="ce2" table:formula="of:=HYPERLINK([.A669]; &quot;View Now&quot;)" office:value-type="string" office:string-value="View Now">
            <text:p>View Now</text:p>
          </table:table-cell>
          <table:table-cell office:value-type="string">
            <text:p>video/mp4</text:p>
          </table:table-cell>
          <table:table-cell office:value-type="float" office:value="0.812676">
            <text:p>0.812676</text:p>
          </table:table-cell>
          <table:table-cell table:number-columns-repeated="2"/>
          <table:table-cell office:value-type="string">
            <text:p>2026-01-27T22:31: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67.mp4</text:p>
          </table:table-cell>
          <table:table-cell table:style-name="ce2" table:formula="of:=HYPERLINK([.A670]; &quot;View Now&quot;)" office:value-type="string" office:string-value="View Now">
            <text:p>View Now</text:p>
          </table:table-cell>
          <table:table-cell office:value-type="string">
            <text:p>video/mp4</text:p>
          </table:table-cell>
          <table:table-cell office:value-type="float" office:value="1.996916">
            <text:p>1.99691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5.mp4</text:p>
          </table:table-cell>
          <table:table-cell table:style-name="ce2" table:formula="of:=HYPERLINK([.A671]; &quot;View Now&quot;)" office:value-type="string" office:string-value="View Now">
            <text:p>View Now</text:p>
          </table:table-cell>
          <table:table-cell office:value-type="string">
            <text:p>video/mp4</text:p>
          </table:table-cell>
          <table:table-cell office:value-type="float" office:value="2.623832">
            <text:p>2.623832</text:p>
          </table:table-cell>
          <table:table-cell table:number-columns-repeated="2"/>
          <table:table-cell office:value-type="string">
            <text:p>2026-01-27T22:30:1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72.mp4</text:p>
          </table:table-cell>
          <table:table-cell table:style-name="ce2" table:formula="of:=HYPERLINK([.A672]; &quot;View Now&quot;)" office:value-type="string" office:string-value="View Now">
            <text:p>View Now</text:p>
          </table:table-cell>
          <table:table-cell office:value-type="string">
            <text:p>video/mp4</text:p>
          </table:table-cell>
          <table:table-cell office:value-type="float" office:value="2.739932">
            <text:p>2.739932</text:p>
          </table:table-cell>
          <table:table-cell table:number-columns-repeated="2"/>
          <table:table-cell office:value-type="string">
            <text:p>2026-01-27T22:32:1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66.mp4</text:p>
          </table:table-cell>
          <table:table-cell table:style-name="ce2" table:formula="of:=HYPERLINK([.A673]; &quot;View Now&quot;)" office:value-type="string" office:string-value="View Now">
            <text:p>View Now</text:p>
          </table:table-cell>
          <table:table-cell office:value-type="string">
            <text:p>video/mp4</text:p>
          </table:table-cell>
          <table:table-cell office:value-type="float" office:value="1.764694">
            <text:p>1.764694</text:p>
          </table:table-cell>
          <table:table-cell table:number-columns-repeated="2"/>
          <table:table-cell office:value-type="string">
            <text:p>2026-01-27T22:30: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71.mp4</text:p>
          </table:table-cell>
          <table:table-cell table:style-name="ce2" table:formula="of:=HYPERLINK([.A674]; &quot;View Now&quot;)" office:value-type="string" office:string-value="View Now">
            <text:p>View Now</text:p>
          </table:table-cell>
          <table:table-cell office:value-type="string">
            <text:p>video/mp4</text:p>
          </table:table-cell>
          <table:table-cell office:value-type="float" office:value="3.666667">
            <text:p>3.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8.mp4</text:p>
          </table:table-cell>
          <table:table-cell table:style-name="ce2" table:formula="of:=HYPERLINK([.A675]; &quot;View Now&quot;)" office:value-type="string" office:string-value="View Now">
            <text:p>View Now</text:p>
          </table:table-cell>
          <table:table-cell office:value-type="string">
            <text:p>video/mp4</text:p>
          </table:table-cell>
          <table:table-cell office:value-type="float" office:value="15.370998">
            <text:p>15.37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9.mp4</text:p>
          </table:table-cell>
          <table:table-cell table:style-name="ce2" table:formula="of:=HYPERLINK([.A676]; &quot;View Now&quot;)" office:value-type="string" office:string-value="View Now">
            <text:p>View Now</text:p>
          </table:table-cell>
          <table:table-cell office:value-type="string">
            <text:p>video/mp4</text:p>
          </table:table-cell>
          <table:table-cell office:value-type="float" office:value="2.995374">
            <text:p>2.9953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6.mp4</text:p>
          </table:table-cell>
          <table:table-cell table:style-name="ce2" table:formula="of:=HYPERLINK([.A677]; &quot;View Now&quot;)" office:value-type="string" office:string-value="View Now">
            <text:p>View Now</text:p>
          </table:table-cell>
          <table:table-cell office:value-type="string">
            <text:p>video/mp4</text:p>
          </table:table-cell>
          <table:table-cell office:value-type="float" office:value="2.501995">
            <text:p>2.50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3.mp4</text:p>
          </table:table-cell>
          <table:table-cell table:style-name="ce2" table:formula="of:=HYPERLINK([.A678]; &quot;View Now&quot;)" office:value-type="string" office:string-value="View Now">
            <text:p>View Now</text:p>
          </table:table-cell>
          <table:table-cell office:value-type="string">
            <text:p>video/mp4</text:p>
          </table:table-cell>
          <table:table-cell office:value-type="float" office:value="2.159433">
            <text:p>2.159433</text:p>
          </table:table-cell>
          <table:table-cell table:number-columns-repeated="2"/>
          <table:table-cell office:value-type="string">
            <text:p>2026-01-27T22:32: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77.mp4</text:p>
          </table:table-cell>
          <table:table-cell table:style-name="ce2" table:formula="of:=HYPERLINK([.A679];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0.mp4</text:p>
          </table:table-cell>
          <table:table-cell table:style-name="ce2" table:formula="of:=HYPERLINK([.A680];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5.mp4</text:p>
          </table:table-cell>
          <table:table-cell table:style-name="ce2" table:formula="of:=HYPERLINK([.A681]; &quot;View Now&quot;)" office:value-type="string" office:string-value="View Now">
            <text:p>View Now</text:p>
          </table:table-cell>
          <table:table-cell office:value-type="string">
            <text:p>video/mp4</text:p>
          </table:table-cell>
          <table:table-cell office:value-type="float" office:value="2.530975">
            <text:p>2.530975</text:p>
          </table:table-cell>
          <table:table-cell table:number-columns-repeated="2"/>
          <table:table-cell office:value-type="string">
            <text:p>2026-01-27T22:33: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74.mp4</text:p>
          </table:table-cell>
          <table:table-cell table:style-name="ce2" table:formula="of:=HYPERLINK([.A682]; &quot;View Now&quot;)" office:value-type="string" office:string-value="View Now">
            <text:p>View Now</text:p>
          </table:table-cell>
          <table:table-cell office:value-type="string">
            <text:p>video/mp4</text:p>
          </table:table-cell>
          <table:table-cell office:value-type="float" office:value="8.08">
            <text:p>8.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1.mp4</text:p>
          </table:table-cell>
          <table:table-cell table:style-name="ce2" table:formula="of:=HYPERLINK([.A683]; &quot;View Now&quot;)" office:value-type="string" office:string-value="View Now">
            <text:p>View Now</text:p>
          </table:table-cell>
          <table:table-cell office:value-type="string">
            <text:p>video/mp4</text:p>
          </table:table-cell>
          <table:table-cell office:value-type="float" office:value="7.220998">
            <text:p>7.22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8.mp4</text:p>
          </table:table-cell>
          <table:table-cell table:style-name="ce2" table:formula="of:=HYPERLINK([.A684]; &quot;View Now&quot;)" office:value-type="string" office:string-value="View Now">
            <text:p>View Now</text:p>
          </table:table-cell>
          <table:table-cell office:value-type="string">
            <text:p>video/mp4</text:p>
          </table:table-cell>
          <table:table-cell office:value-type="float" office:value="0.905556">
            <text:p>0.905556</text:p>
          </table:table-cell>
          <table:table-cell table:number-columns-repeated="2"/>
          <table:table-cell office:value-type="string">
            <text:p>2026-01-27T22:34: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82.mov</text:p>
          </table:table-cell>
          <table:table-cell table:style-name="ce2" table:formula="of:=HYPERLINK([.A685];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83.mp4</text:p>
          </table:table-cell>
          <table:table-cell table:style-name="ce2" table:formula="of:=HYPERLINK([.A686]; &quot;View Now&quot;)" office:value-type="string" office:string-value="View Now">
            <text:p>View Now</text:p>
          </table:table-cell>
          <table:table-cell office:value-type="string">
            <text:p>video/mp4</text:p>
          </table:table-cell>
          <table:table-cell office:value-type="float" office:value="2.879002">
            <text:p>2.87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9.mp4</text:p>
          </table:table-cell>
          <table:table-cell table:style-name="ce2" table:formula="of:=HYPERLINK([.A687]; &quot;View Now&quot;)" office:value-type="string" office:string-value="View Now">
            <text:p>View Now</text:p>
          </table:table-cell>
          <table:table-cell office:value-type="string">
            <text:p>video/mp4</text:p>
          </table:table-cell>
          <table:table-cell office:value-type="float" office:value="31.37">
            <text:p>31.3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8.mp4</text:p>
          </table:table-cell>
          <table:table-cell table:style-name="ce2" table:formula="of:=HYPERLINK([.A688]; &quot;View Now&quot;)" office:value-type="string" office:string-value="View Now">
            <text:p>View Now</text:p>
          </table:table-cell>
          <table:table-cell office:value-type="string">
            <text:p>video/mp4</text:p>
          </table:table-cell>
          <table:table-cell office:value-type="float" office:value="34.133333">
            <text:p>34.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5.mp4</text:p>
          </table:table-cell>
          <table:table-cell table:style-name="ce2" table:formula="of:=HYPERLINK([.A689]; &quot;View Now&quot;)" office:value-type="string" office:string-value="View Now">
            <text:p>View Now</text:p>
          </table:table-cell>
          <table:table-cell office:value-type="string">
            <text:p>video/mp4</text:p>
          </table:table-cell>
          <table:table-cell office:value-type="float" office:value="0.951995">
            <text:p>0.951995</text:p>
          </table:table-cell>
          <table:table-cell table:number-columns-repeated="2"/>
          <table:table-cell office:value-type="string">
            <text:p>2026-01-27T21:28: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84.mp4</text:p>
          </table:table-cell>
          <table:table-cell table:style-name="ce2" table:formula="of:=HYPERLINK([.A690]; &quot;View Now&quot;)" office:value-type="string" office:string-value="View Now">
            <text:p>View Now</text:p>
          </table:table-cell>
          <table:table-cell office:value-type="string">
            <text:p>video/mp4</text:p>
          </table:table-cell>
          <table:table-cell office:value-type="float" office:value="2.608005">
            <text:p>2.60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6.mp4</text:p>
          </table:table-cell>
          <table:table-cell table:style-name="ce2" table:formula="of:=HYPERLINK([.A69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26: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95.mp4</text:p>
          </table:table-cell>
          <table:table-cell table:style-name="ce2" table:formula="of:=HYPERLINK([.A692]; &quot;View Now&quot;)" office:value-type="string" office:string-value="View Now">
            <text:p>View Now</text:p>
          </table:table-cell>
          <table:table-cell office:value-type="string">
            <text:p>video/mp4</text:p>
          </table:table-cell>
          <table:table-cell office:value-type="float" office:value="32.692993">
            <text:p>32.69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2.mp4</text:p>
          </table:table-cell>
          <table:table-cell table:style-name="ce2" table:formula="of:=HYPERLINK([.A693]; &quot;View Now&quot;)" office:value-type="string" office:string-value="View Now">
            <text:p>View Now</text:p>
          </table:table-cell>
          <table:table-cell office:value-type="string">
            <text:p>video/mp4</text:p>
          </table:table-cell>
          <table:table-cell office:value-type="float" office:value="2.810998">
            <text:p>2.81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7.mp4</text:p>
          </table:table-cell>
          <table:table-cell table:style-name="ce2" table:formula="of:=HYPERLINK([.A694];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3.mp4</text:p>
          </table:table-cell>
          <table:table-cell table:style-name="ce2" table:formula="of:=HYPERLINK([.A695]; &quot;View Now&quot;)" office:value-type="string" office:string-value="View Now">
            <text:p>View Now</text:p>
          </table:table-cell>
          <table:table-cell office:value-type="string">
            <text:p>video/mp4</text:p>
          </table:table-cell>
          <table:table-cell office:value-type="float" office:value="2.268005">
            <text:p>2.26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9.mp4</text:p>
          </table:table-cell>
          <table:table-cell table:style-name="ce2" table:formula="of:=HYPERLINK([.A696];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1.mp4</text:p>
          </table:table-cell>
          <table:table-cell table:style-name="ce2" table:formula="of:=HYPERLINK([.A697];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8.mp4</text:p>
          </table:table-cell>
          <table:table-cell table:style-name="ce2" table:formula="of:=HYPERLINK([.A698]; &quot;View Now&quot;)" office:value-type="string" office:string-value="View Now">
            <text:p>View Now</text:p>
          </table:table-cell>
          <table:table-cell office:value-type="string">
            <text:p>video/mp4</text:p>
          </table:table-cell>
          <table:table-cell office:value-type="float" office:value="25.733333">
            <text:p>25.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0.mp4</text:p>
          </table:table-cell>
          <table:table-cell table:style-name="ce2" table:formula="of:=HYPERLINK([.A699]; &quot;View Now&quot;)" office:value-type="string" office:string-value="View Now">
            <text:p>View Now</text:p>
          </table:table-cell>
          <table:table-cell office:value-type="string">
            <text:p>video/mp4</text:p>
          </table:table-cell>
          <table:table-cell office:value-type="float" office:value="152.256">
            <text:p>152.2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6.mp4</text:p>
          </table:table-cell>
          <table:table-cell table:style-name="ce2" table:formula="of:=HYPERLINK([.A700];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4.mp4</text:p>
          </table:table-cell>
          <table:table-cell table:style-name="ce2" table:formula="of:=HYPERLINK([.A70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35: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00.mp4</text:p>
          </table:table-cell>
          <table:table-cell table:style-name="ce2" table:formula="of:=HYPERLINK([.A702]; &quot;View Now&quot;)" office:value-type="string" office:string-value="View Now">
            <text:p>View Now</text:p>
          </table:table-cell>
          <table:table-cell office:value-type="string">
            <text:p>video/mp4</text:p>
          </table:table-cell>
          <table:table-cell office:value-type="float" office:value="1.741497">
            <text:p>1.741497</text:p>
          </table:table-cell>
          <table:table-cell table:number-columns-repeated="2"/>
          <table:table-cell office:value-type="string">
            <text:p>2026-01-27T21:36: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99.mp4</text:p>
          </table:table-cell>
          <table:table-cell table:style-name="ce2" table:formula="of:=HYPERLINK([.A703]; &quot;View Now&quot;)" office:value-type="string" office:string-value="View Now">
            <text:p>View Now</text:p>
          </table:table-cell>
          <table:table-cell office:value-type="string">
            <text:p>video/mp4</text:p>
          </table:table-cell>
          <table:table-cell office:value-type="float" office:value="2.82">
            <text:p>2.8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7.mp4</text:p>
          </table:table-cell>
          <table:table-cell table:style-name="ce2" table:formula="of:=HYPERLINK([.A704]; &quot;View Now&quot;)" office:value-type="string" office:string-value="View Now">
            <text:p>View Now</text:p>
          </table:table-cell>
          <table:table-cell office:value-type="string">
            <text:p>video/mp4</text:p>
          </table:table-cell>
          <table:table-cell office:value-type="float" office:value="19.833333">
            <text:p>19.8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2.mp4</text:p>
          </table:table-cell>
          <table:table-cell table:style-name="ce2" table:formula="of:=HYPERLINK([.A705]; &quot;View Now&quot;)" office:value-type="string" office:string-value="View Now">
            <text:p>View Now</text:p>
          </table:table-cell>
          <table:table-cell office:value-type="string">
            <text:p>video/mp4</text:p>
          </table:table-cell>
          <table:table-cell office:value-type="float" office:value="2.786372">
            <text:p>2.786372</text:p>
          </table:table-cell>
          <table:table-cell table:number-columns-repeated="2"/>
          <table:table-cell office:value-type="string">
            <text:p>2026-01-27T21:38:0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07.mp4</text:p>
          </table:table-cell>
          <table:table-cell table:style-name="ce2" table:formula="of:=HYPERLINK([.A706];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1.mp4</text:p>
          </table:table-cell>
          <table:table-cell table:style-name="ce2" table:formula="of:=HYPERLINK([.A707]; &quot;View Now&quot;)" office:value-type="string" office:string-value="View Now">
            <text:p>View Now</text:p>
          </table:table-cell>
          <table:table-cell office:value-type="string">
            <text:p>video/mp4</text:p>
          </table:table-cell>
          <table:table-cell office:value-type="float" office:value="12.282993">
            <text:p>12.28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6.mp4</text:p>
          </table:table-cell>
          <table:table-cell table:style-name="ce2" table:formula="of:=HYPERLINK([.A708]; &quot;View Now&quot;)" office:value-type="string" office:string-value="View Now">
            <text:p>View Now</text:p>
          </table:table-cell>
          <table:table-cell office:value-type="string">
            <text:p>video/mp4</text:p>
          </table:table-cell>
          <table:table-cell office:value-type="float" office:value="11.066667">
            <text:p>11.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4.mp4</text:p>
          </table:table-cell>
          <table:table-cell table:style-name="ce2" table:formula="of:=HYPERLINK([.A709];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39: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08.mp4</text:p>
          </table:table-cell>
          <table:table-cell table:style-name="ce2" table:formula="of:=HYPERLINK([.A710]; &quot;View Now&quot;)" office:value-type="string" office:string-value="View Now">
            <text:p>View Now</text:p>
          </table:table-cell>
          <table:table-cell office:value-type="string">
            <text:p>video/mp4</text:p>
          </table:table-cell>
          <table:table-cell office:value-type="float" office:value="18.715011">
            <text:p>18.71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3.mp4</text:p>
          </table:table-cell>
          <table:table-cell table:style-name="ce2" table:formula="of:=HYPERLINK([.A711];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38: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12.mp4</text:p>
          </table:table-cell>
          <table:table-cell table:style-name="ce2" table:formula="of:=HYPERLINK([.A712]; &quot;View Now&quot;)" office:value-type="string" office:string-value="View Now">
            <text:p>View Now</text:p>
          </table:table-cell>
          <table:table-cell office:value-type="string">
            <text:p>video/mp4</text:p>
          </table:table-cell>
          <table:table-cell office:value-type="float" office:value="5.735011">
            <text:p>5.73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3.mp4</text:p>
          </table:table-cell>
          <table:table-cell table:style-name="ce2" table:formula="of:=HYPERLINK([.A713]; &quot;View Now&quot;)" office:value-type="string" office:string-value="View Now">
            <text:p>View Now</text:p>
          </table:table-cell>
          <table:table-cell office:value-type="string">
            <text:p>video/mp4</text:p>
          </table:table-cell>
          <table:table-cell office:value-type="float" office:value="5.05">
            <text:p>5.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1.mp4</text:p>
          </table:table-cell>
          <table:table-cell table:style-name="ce2" table:formula="of:=HYPERLINK([.A714]; &quot;View Now&quot;)" office:value-type="string" office:string-value="View Now">
            <text:p>View Now</text:p>
          </table:table-cell>
          <table:table-cell office:value-type="string">
            <text:p>video/mp4</text:p>
          </table:table-cell>
          <table:table-cell office:value-type="float" office:value="53.3">
            <text:p>5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5.mp4</text:p>
          </table:table-cell>
          <table:table-cell table:style-name="ce2" table:formula="of:=HYPERLINK([.A715]; &quot;View Now&quot;)" office:value-type="string" office:string-value="View Now">
            <text:p>View Now</text:p>
          </table:table-cell>
          <table:table-cell office:value-type="string">
            <text:p>video/mp4</text:p>
          </table:table-cell>
          <table:table-cell office:value-type="float" office:value="2.623855">
            <text:p>2.6238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4.mp4</text:p>
          </table:table-cell>
          <table:table-cell table:style-name="ce2" table:formula="of:=HYPERLINK([.A71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41: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09.mp4</text:p>
          </table:table-cell>
          <table:table-cell table:style-name="ce2" table:formula="of:=HYPERLINK([.A71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5.mp4</text:p>
          </table:table-cell>
          <table:table-cell table:style-name="ce2" table:formula="of:=HYPERLINK([.A718]; &quot;View Now&quot;)" office:value-type="string" office:string-value="View Now">
            <text:p>View Now</text:p>
          </table:table-cell>
          <table:table-cell office:value-type="string">
            <text:p>video/mp4</text:p>
          </table:table-cell>
          <table:table-cell office:value-type="float" office:value="27.26">
            <text:p>27.2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1.mp4</text:p>
          </table:table-cell>
          <table:table-cell table:style-name="ce2" table:formula="of:=HYPERLINK([.A719]; &quot;View Now&quot;)" office:value-type="string" office:string-value="View Now">
            <text:p>View Now</text:p>
          </table:table-cell>
          <table:table-cell office:value-type="string">
            <text:p>video/mp4</text:p>
          </table:table-cell>
          <table:table-cell office:value-type="float" office:value="14.466667">
            <text:p>14.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0.mp4</text:p>
          </table:table-cell>
          <table:table-cell table:style-name="ce2" table:formula="of:=HYPERLINK([.A720]; &quot;View Now&quot;)" office:value-type="string" office:string-value="View Now">
            <text:p>View Now</text:p>
          </table:table-cell>
          <table:table-cell office:value-type="string">
            <text:p>video/mp4</text:p>
          </table:table-cell>
          <table:table-cell office:value-type="float" office:value="59.140998">
            <text:p>59.14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4.mp4</text:p>
          </table:table-cell>
          <table:table-cell table:style-name="ce2" table:formula="of:=HYPERLINK([.A721];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9.mp4</text:p>
          </table:table-cell>
          <table:table-cell table:style-name="ce2" table:formula="of:=HYPERLINK([.A722]; &quot;View Now&quot;)" office:value-type="string" office:string-value="View Now">
            <text:p>View Now</text:p>
          </table:table-cell>
          <table:table-cell office:value-type="string">
            <text:p>video/mp4</text:p>
          </table:table-cell>
          <table:table-cell office:value-type="float" office:value="25.133333">
            <text:p>25.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8.mp4</text:p>
          </table:table-cell>
          <table:table-cell table:style-name="ce2" table:formula="of:=HYPERLINK([.A72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3.mp4</text:p>
          </table:table-cell>
          <table:table-cell table:style-name="ce2" table:formula="of:=HYPERLINK([.A724];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6.mp4</text:p>
          </table:table-cell>
          <table:table-cell table:style-name="ce2" table:formula="of:=HYPERLINK([.A725]; &quot;View Now&quot;)" office:value-type="string" office:string-value="View Now">
            <text:p>View Now</text:p>
          </table:table-cell>
          <table:table-cell office:value-type="string">
            <text:p>video/mp4</text:p>
          </table:table-cell>
          <table:table-cell office:value-type="float" office:value="9.9">
            <text:p>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5.mp4</text:p>
          </table:table-cell>
          <table:table-cell table:style-name="ce2" table:formula="of:=HYPERLINK([.A726];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7.mp4</text:p>
          </table:table-cell>
          <table:table-cell table:style-name="ce2" table:formula="of:=HYPERLINK([.A727];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7.mp4</text:p>
          </table:table-cell>
          <table:table-cell table:style-name="ce2" table:formula="of:=HYPERLINK([.A728]; &quot;View Now&quot;)" office:value-type="string" office:string-value="View Now">
            <text:p>View Now</text:p>
          </table:table-cell>
          <table:table-cell office:value-type="string">
            <text:p>video/mp4</text:p>
          </table:table-cell>
          <table:table-cell office:value-type="float" office:value="26.145011">
            <text:p>26.14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9.mp4</text:p>
          </table:table-cell>
          <table:table-cell table:style-name="ce2" table:formula="of:=HYPERLINK([.A729]; &quot;View Now&quot;)" office:value-type="string" office:string-value="View Now">
            <text:p>View Now</text:p>
          </table:table-cell>
          <table:table-cell office:value-type="string">
            <text:p>video/mp4</text:p>
          </table:table-cell>
          <table:table-cell office:value-type="float" office:value="45.733333">
            <text:p>45.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6.mp4</text:p>
          </table:table-cell>
          <table:table-cell table:style-name="ce2" table:formula="of:=HYPERLINK([.A730]; &quot;View Now&quot;)" office:value-type="string" office:string-value="View Now">
            <text:p>View Now</text:p>
          </table:table-cell>
          <table:table-cell office:value-type="string">
            <text:p>video/mp4</text:p>
          </table:table-cell>
          <table:table-cell office:value-type="float" office:value="71.006009">
            <text:p>71.00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8.mp4</text:p>
          </table:table-cell>
          <table:table-cell table:style-name="ce2" table:formula="of:=HYPERLINK([.A73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2.mp4</text:p>
          </table:table-cell>
          <table:table-cell table:style-name="ce2" table:formula="of:=HYPERLINK([.A732]; &quot;View Now&quot;)" office:value-type="string" office:string-value="View Now">
            <text:p>View Now</text:p>
          </table:table-cell>
          <table:table-cell office:value-type="string">
            <text:p>video/mp4</text:p>
          </table:table-cell>
          <table:table-cell office:value-type="float" office:value="38.336009">
            <text:p>38.33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1.mp4</text:p>
          </table:table-cell>
          <table:table-cell table:style-name="ce2" table:formula="of:=HYPERLINK([.A733]; &quot;View Now&quot;)" office:value-type="string" office:string-value="View Now">
            <text:p>View Now</text:p>
          </table:table-cell>
          <table:table-cell office:value-type="string">
            <text:p>video/mp4</text:p>
          </table:table-cell>
          <table:table-cell office:value-type="float" office:value="11.166667">
            <text:p>11.1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2.mp4</text:p>
          </table:table-cell>
          <table:table-cell table:style-name="ce2" table:formula="of:=HYPERLINK([.A734];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5.mp4</text:p>
          </table:table-cell>
          <table:table-cell table:style-name="ce2" table:formula="of:=HYPERLINK([.A735];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0.mp4</text:p>
          </table:table-cell>
          <table:table-cell table:style-name="ce2" table:formula="of:=HYPERLINK([.A736]; &quot;View Now&quot;)" office:value-type="string" office:string-value="View Now">
            <text:p>View Now</text:p>
          </table:table-cell>
          <table:table-cell office:value-type="string">
            <text:p>video/mp4</text:p>
          </table:table-cell>
          <table:table-cell office:value-type="float" office:value="2.484512">
            <text:p>2.484512</text:p>
          </table:table-cell>
          <table:table-cell table:number-columns-repeated="2"/>
          <table:table-cell office:value-type="string">
            <text:p>2026-01-27T22:38: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39.mp4</text:p>
          </table:table-cell>
          <table:table-cell table:style-name="ce2" table:formula="of:=HYPERLINK([.A737]; &quot;View Now&quot;)" office:value-type="string" office:string-value="View Now">
            <text:p>View Now</text:p>
          </table:table-cell>
          <table:table-cell office:value-type="string">
            <text:p>video/mp4</text:p>
          </table:table-cell>
          <table:table-cell office:value-type="float" office:value="24.101995">
            <text:p>24.10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3.mp4</text:p>
          </table:table-cell>
          <table:table-cell table:style-name="ce2" table:formula="of:=HYPERLINK([.A738]; &quot;View Now&quot;)" office:value-type="string" office:string-value="View Now">
            <text:p>View Now</text:p>
          </table:table-cell>
          <table:table-cell office:value-type="string">
            <text:p>video/mp4</text:p>
          </table:table-cell>
          <table:table-cell office:value-type="float" office:value="39.512993">
            <text:p>39.51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4.mp4</text:p>
          </table:table-cell>
          <table:table-cell table:style-name="ce2" table:formula="of:=HYPERLINK([.A739]; &quot;View Now&quot;)" office:value-type="string" office:string-value="View Now">
            <text:p>View Now</text:p>
          </table:table-cell>
          <table:table-cell office:value-type="string">
            <text:p>video/mp4</text:p>
          </table:table-cell>
          <table:table-cell office:value-type="float" office:value="8.966667">
            <text:p>8.9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7.mp4</text:p>
          </table:table-cell>
          <table:table-cell table:style-name="ce2" table:formula="of:=HYPERLINK([.A740]; &quot;View Now&quot;)" office:value-type="string" office:string-value="View Now">
            <text:p>View Now</text:p>
          </table:table-cell>
          <table:table-cell office:value-type="string">
            <text:p>video/mp4</text:p>
          </table:table-cell>
          <table:table-cell office:value-type="float" office:value="10.666667">
            <text:p>10.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0.mp4</text:p>
          </table:table-cell>
          <table:table-cell table:style-name="ce2" table:formula="of:=HYPERLINK([.A741]; &quot;View Now&quot;)" office:value-type="string" office:string-value="View Now">
            <text:p>View Now</text:p>
          </table:table-cell>
          <table:table-cell office:value-type="string">
            <text:p>video/mp4</text:p>
          </table:table-cell>
          <table:table-cell office:value-type="float" office:value="52.105011">
            <text:p>52.1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6.mp4</text:p>
          </table:table-cell>
          <table:table-cell table:style-name="ce2" table:formula="of:=HYPERLINK([.A742]; &quot;View Now&quot;)" office:value-type="string" office:string-value="View Now">
            <text:p>View Now</text:p>
          </table:table-cell>
          <table:table-cell office:value-type="string">
            <text:p>video/mp4</text:p>
          </table:table-cell>
          <table:table-cell office:value-type="float" office:value="14.8">
            <text:p>14.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8.mp4</text:p>
          </table:table-cell>
          <table:table-cell table:style-name="ce2" table:formula="of:=HYPERLINK([.A74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4.mp4</text:p>
          </table:table-cell>
          <table:table-cell table:style-name="ce2" table:formula="of:=HYPERLINK([.A744];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3.mp4</text:p>
          </table:table-cell>
          <table:table-cell table:style-name="ce2" table:formula="of:=HYPERLINK([.A745];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6.wav</text:p>
          </table:table-cell>
          <table:table-cell table:style-name="ce2" table:formula="of:=HYPERLINK([.A74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83542.mp4</text:p>
          </table:table-cell>
          <table:table-cell table:style-name="ce2" table:formula="of:=HYPERLINK([.A747]; &quot;View Now&quot;)" office:value-type="string" office:string-value="View Now">
            <text:p>View Now</text:p>
          </table:table-cell>
          <table:table-cell office:value-type="string">
            <text:p>video/mp4</text:p>
          </table:table-cell>
          <table:table-cell office:value-type="float" office:value="4.921995">
            <text:p>4.92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2.mp4</text:p>
          </table:table-cell>
          <table:table-cell table:style-name="ce2" table:formula="of:=HYPERLINK([.A748]; &quot;View Now&quot;)" office:value-type="string" office:string-value="View Now">
            <text:p>View Now</text:p>
          </table:table-cell>
          <table:table-cell office:value-type="string">
            <text:p>video/mp4</text:p>
          </table:table-cell>
          <table:table-cell office:value-type="float" office:value="24.598122">
            <text:p>24.59812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5.mp4</text:p>
          </table:table-cell>
          <table:table-cell table:style-name="ce2" table:formula="of:=HYPERLINK([.A749]; &quot;View Now&quot;)" office:value-type="string" office:string-value="View Now">
            <text:p>View Now</text:p>
          </table:table-cell>
          <table:table-cell office:value-type="string">
            <text:p>video/mp4</text:p>
          </table:table-cell>
          <table:table-cell office:value-type="float" office:value="10.066667">
            <text:p>1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1.mp4</text:p>
          </table:table-cell>
          <table:table-cell table:style-name="ce2" table:formula="of:=HYPERLINK([.A750]; &quot;View Now&quot;)" office:value-type="string" office:string-value="View Now">
            <text:p>View Now</text:p>
          </table:table-cell>
          <table:table-cell office:value-type="string">
            <text:p>video/mp4</text:p>
          </table:table-cell>
          <table:table-cell office:value-type="float" office:value="5.41">
            <text:p>5.4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7.wav</text:p>
          </table:table-cell>
          <table:table-cell table:style-name="ce2" table:formula="of:=HYPERLINK([.A7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83550.mp4</text:p>
          </table:table-cell>
          <table:table-cell table:style-name="ce2" table:formula="of:=HYPERLINK([.A75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0.mp4</text:p>
          </table:table-cell>
          <table:table-cell table:style-name="ce2" table:formula="of:=HYPERLINK([.A753];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8.wav</text:p>
          </table:table-cell>
          <table:table-cell table:style-name="ce2" table:formula="of:=HYPERLINK([.A754];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83551.mp4</text:p>
          </table:table-cell>
          <table:table-cell table:style-name="ce2" table:formula="of:=HYPERLINK([.A75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9.m4a</text:p>
          </table:table-cell>
          <table:table-cell table:style-name="ce2" table:formula="of:=HYPERLINK([.A756]; &quot;View Now&quot;)" office:value-type="string" office:string-value="View Now">
            <text:p>View Now</text:p>
          </table:table-cell>
          <table:table-cell office:value-type="string">
            <text:p>audio/mp4</text:p>
          </table:table-cell>
          <table:table-cell office:value-type="float" office:value="51.139">
            <text:p>51.13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3.mp4</text:p>
          </table:table-cell>
          <table:table-cell table:style-name="ce2" table:formula="of:=HYPERLINK([.A757]; &quot;View Now&quot;)" office:value-type="string" office:string-value="View Now">
            <text:p>View Now</text:p>
          </table:table-cell>
          <table:table-cell office:value-type="string">
            <text:p>video/mp4</text:p>
          </table:table-cell>
          <table:table-cell office:value-type="float" office:value="17.698644">
            <text:p>17.6986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4.mp4</text:p>
          </table:table-cell>
          <table:table-cell table:style-name="ce2" table:formula="of:=HYPERLINK([.A758];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7.mp4</text:p>
          </table:table-cell>
          <table:table-cell table:style-name="ce2" table:formula="of:=HYPERLINK([.A759]; &quot;View Now&quot;)" office:value-type="string" office:string-value="View Now">
            <text:p>View Now</text:p>
          </table:table-cell>
          <table:table-cell office:value-type="string">
            <text:p>video/mp4</text:p>
          </table:table-cell>
          <table:table-cell office:value-type="float" office:value="1.599878">
            <text:p>1.5998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0.mp4</text:p>
          </table:table-cell>
          <table:table-cell table:style-name="ce2" table:formula="of:=HYPERLINK([.A760]; &quot;View Now&quot;)" office:value-type="string" office:string-value="View Now">
            <text:p>View Now</text:p>
          </table:table-cell>
          <table:table-cell office:value-type="string">
            <text:p>video/mp4</text:p>
          </table:table-cell>
          <table:table-cell office:value-type="float" office:value="9.999233">
            <text:p>9.9992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6.mp4</text:p>
          </table:table-cell>
          <table:table-cell table:style-name="ce2" table:formula="of:=HYPERLINK([.A761]; &quot;View Now&quot;)" office:value-type="string" office:string-value="View Now">
            <text:p>View Now</text:p>
          </table:table-cell>
          <table:table-cell office:value-type="string">
            <text:p>video/mp4</text:p>
          </table:table-cell>
          <table:table-cell office:value-type="float" office:value="104.991989">
            <text:p>104.99198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1.mp4</text:p>
          </table:table-cell>
          <table:table-cell table:style-name="ce2" table:formula="of:=HYPERLINK([.A762]; &quot;View Now&quot;)" office:value-type="string" office:string-value="View Now">
            <text:p>View Now</text:p>
          </table:table-cell>
          <table:table-cell office:value-type="string">
            <text:p>video/mp4</text:p>
          </table:table-cell>
          <table:table-cell office:value-type="float" office:value="25.358667">
            <text:p>25.358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2.mp4</text:p>
          </table:table-cell>
          <table:table-cell table:style-name="ce2" table:formula="of:=HYPERLINK([.A763]; &quot;View Now&quot;)" office:value-type="string" office:string-value="View Now">
            <text:p>View Now</text:p>
          </table:table-cell>
          <table:table-cell office:value-type="string">
            <text:p>video/mp4</text:p>
          </table:table-cell>
          <table:table-cell office:value-type="float" office:value="42.896722">
            <text:p>42.89672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5.mp4</text:p>
          </table:table-cell>
          <table:table-cell table:style-name="ce2" table:formula="of:=HYPERLINK([.A764]; &quot;View Now&quot;)" office:value-type="string" office:string-value="View Now">
            <text:p>View Now</text:p>
          </table:table-cell>
          <table:table-cell office:value-type="string">
            <text:p>video/mp4</text:p>
          </table:table-cell>
          <table:table-cell office:value-type="float" office:value="5.699567">
            <text:p>5.6995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3.mp4</text:p>
          </table:table-cell>
          <table:table-cell table:style-name="ce2" table:formula="of:=HYPERLINK([.A765];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6.mp4</text:p>
          </table:table-cell>
          <table:table-cell table:style-name="ce2" table:formula="of:=HYPERLINK([.A766]; &quot;View Now&quot;)" office:value-type="string" office:string-value="View Now">
            <text:p>View Now</text:p>
          </table:table-cell>
          <table:table-cell office:value-type="string">
            <text:p>video/mp4</text:p>
          </table:table-cell>
          <table:table-cell office:value-type="float" office:value="22.7">
            <text:p>22.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4.mp4</text:p>
          </table:table-cell>
          <table:table-cell table:style-name="ce2" table:formula="of:=HYPERLINK([.A767]; &quot;View Now&quot;)" office:value-type="string" office:string-value="View Now">
            <text:p>View Now</text:p>
          </table:table-cell>
          <table:table-cell office:value-type="string">
            <text:p>video/mp4</text:p>
          </table:table-cell>
          <table:table-cell office:value-type="float" office:value="7.499422">
            <text:p>7.49942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9.mp4</text:p>
          </table:table-cell>
          <table:table-cell table:style-name="ce2" table:formula="of:=HYPERLINK([.A768]; &quot;View Now&quot;)" office:value-type="string" office:string-value="View Now">
            <text:p>View Now</text:p>
          </table:table-cell>
          <table:table-cell office:value-type="string">
            <text:p>video/mp4</text:p>
          </table:table-cell>
          <table:table-cell office:value-type="float" office:value="4.999611">
            <text:p>4.9996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8.mp4</text:p>
          </table:table-cell>
          <table:table-cell table:style-name="ce2" table:formula="of:=HYPERLINK([.A769]; &quot;View Now&quot;)" office:value-type="string" office:string-value="View Now">
            <text:p>View Now</text:p>
          </table:table-cell>
          <table:table-cell office:value-type="string">
            <text:p>video/mp4</text:p>
          </table:table-cell>
          <table:table-cell office:value-type="float" office:value="7.099456">
            <text:p>7.0994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8.mp4</text:p>
          </table:table-cell>
          <table:table-cell table:style-name="ce2" table:formula="of:=HYPERLINK([.A770]; &quot;View Now&quot;)" office:value-type="string" office:string-value="View Now">
            <text:p>View Now</text:p>
          </table:table-cell>
          <table:table-cell office:value-type="string">
            <text:p>video/mp4</text:p>
          </table:table-cell>
          <table:table-cell office:value-type="float" office:value="45.396533">
            <text:p>45.3965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5.mp4</text:p>
          </table:table-cell>
          <table:table-cell table:style-name="ce2" table:formula="of:=HYPERLINK([.A771]; &quot;View Now&quot;)" office:value-type="string" office:string-value="View Now">
            <text:p>View Now</text:p>
          </table:table-cell>
          <table:table-cell office:value-type="string">
            <text:p>video/mp4</text:p>
          </table:table-cell>
          <table:table-cell office:value-type="float" office:value="0.299978">
            <text:p>0.2999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7.mp4</text:p>
          </table:table-cell>
          <table:table-cell table:style-name="ce2" table:formula="of:=HYPERLINK([.A772]; &quot;View Now&quot;)" office:value-type="string" office:string-value="View Now">
            <text:p>View Now</text:p>
          </table:table-cell>
          <table:table-cell office:value-type="string">
            <text:p>video/mp4</text:p>
          </table:table-cell>
          <table:table-cell office:value-type="float" office:value="3.999689">
            <text:p>3.99968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9.mp4</text:p>
          </table:table-cell>
          <table:table-cell table:style-name="ce2" table:formula="of:=HYPERLINK([.A773];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72.mp4</text:p>
          </table:table-cell>
          <table:table-cell table:style-name="ce2" table:formula="of:=HYPERLINK([.A774];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73.mp4</text:p>
          </table:table-cell>
          <table:table-cell table:style-name="ce2" table:formula="of:=HYPERLINK([.A775]; &quot;View Now&quot;)" office:value-type="string" office:string-value="View Now">
            <text:p>View Now</text:p>
          </table:table-cell>
          <table:table-cell office:value-type="string">
            <text:p>video/mp4</text:p>
          </table:table-cell>
          <table:table-cell office:value-type="float" office:value="22.498278">
            <text:p>22.4982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70.mp4</text:p>
          </table:table-cell>
          <table:table-cell table:style-name="ce2" table:formula="of:=HYPERLINK([.A776]; &quot;View Now&quot;)" office:value-type="string" office:string-value="View Now">
            <text:p>View Now</text:p>
          </table:table-cell>
          <table:table-cell office:value-type="string">
            <text:p>video/mp4</text:p>
          </table:table-cell>
          <table:table-cell office:value-type="float" office:value="9.799244">
            <text:p>9.7992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74.mp4</text:p>
          </table:table-cell>
          <table:table-cell table:style-name="ce2" table:formula="of:=HYPERLINK([.A777]; &quot;View Now&quot;)" office:value-type="string" office:string-value="View Now">
            <text:p>View Now</text:p>
          </table:table-cell>
          <table:table-cell office:value-type="string">
            <text:p>video/mp4</text:p>
          </table:table-cell>
          <table:table-cell office:value-type="float" office:value="9.1993">
            <text:p>9.1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71.mp4</text:p>
          </table:table-cell>
          <table:table-cell table:style-name="ce2" table:formula="of:=HYPERLINK([.A778]; &quot;View Now&quot;)" office:value-type="string" office:string-value="View Now">
            <text:p>View Now</text:p>
          </table:table-cell>
          <table:table-cell office:value-type="string">
            <text:p>video/mp4</text:p>
          </table:table-cell>
          <table:table-cell office:value-type="float" office:value="26.497978">
            <text:p>26.4979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18.mp4</text:p>
          </table:table-cell>
          <table:table-cell table:style-name="ce2" table:formula="of:=HYPERLINK([.A779]; &quot;View Now&quot;)" office:value-type="string" office:string-value="View Now">
            <text:p>View Now</text:p>
          </table:table-cell>
          <table:table-cell office:value-type="string">
            <text:p>video/mp4</text:p>
          </table:table-cell>
          <table:table-cell office:value-type="float" office:value="6.48">
            <text:p>6.4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3.mp4</text:p>
          </table:table-cell>
          <table:table-cell table:style-name="ce2" table:formula="of:=HYPERLINK([.A780]; &quot;View Now&quot;)" office:value-type="string" office:string-value="View Now">
            <text:p>View Now</text:p>
          </table:table-cell>
          <table:table-cell office:value-type="string">
            <text:p>video/mp4</text:p>
          </table:table-cell>
          <table:table-cell office:value-type="float" office:value="32.4">
            <text:p>3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14.mov</text:p>
          </table:table-cell>
          <table:table-cell table:style-name="ce2" table:formula="of:=HYPERLINK([.A781];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8313.mp4</text:p>
          </table:table-cell>
          <table:table-cell table:style-name="ce2" table:formula="of:=HYPERLINK([.A782];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1.mp4</text:p>
          </table:table-cell>
          <table:table-cell table:style-name="ce2" table:formula="of:=HYPERLINK([.A783]; &quot;View Now&quot;)" office:value-type="string" office:string-value="View Now">
            <text:p>View Now</text:p>
          </table:table-cell>
          <table:table-cell office:value-type="string">
            <text:p>video/mp4</text:p>
          </table:table-cell>
          <table:table-cell office:value-type="float" office:value="154.202993">
            <text:p>154.20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19.mp4</text:p>
          </table:table-cell>
          <table:table-cell table:style-name="ce2" table:formula="of:=HYPERLINK([.A784]; &quot;View Now&quot;)" office:value-type="string" office:string-value="View Now">
            <text:p>View Now</text:p>
          </table:table-cell>
          <table:table-cell office:value-type="string">
            <text:p>video/mp4</text:p>
          </table:table-cell>
          <table:table-cell office:value-type="float" office:value="24.84">
            <text:p>24.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0.mp4</text:p>
          </table:table-cell>
          <table:table-cell table:style-name="ce2" table:formula="of:=HYPERLINK([.A785]; &quot;View Now&quot;)" office:value-type="string" office:string-value="View Now">
            <text:p>View Now</text:p>
          </table:table-cell>
          <table:table-cell office:value-type="string">
            <text:p>video/mp4</text:p>
          </table:table-cell>
          <table:table-cell office:value-type="float" office:value="34.368">
            <text:p>34.3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4.mp4</text:p>
          </table:table-cell>
          <table:table-cell table:style-name="ce2" table:formula="of:=HYPERLINK([.A78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8T17:53: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8317.mp4</text:p>
          </table:table-cell>
          <table:table-cell table:style-name="ce2" table:formula="of:=HYPERLINK([.A787]; &quot;View Now&quot;)" office:value-type="string" office:string-value="View Now">
            <text:p>View Now</text:p>
          </table:table-cell>
          <table:table-cell office:value-type="string">
            <text:p>video/mp4</text:p>
          </table:table-cell>
          <table:table-cell office:value-type="float" office:value="2.88">
            <text:p>2.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2.mp4</text:p>
          </table:table-cell>
          <table:table-cell table:style-name="ce2" table:formula="of:=HYPERLINK([.A788]; &quot;View Now&quot;)" office:value-type="string" office:string-value="View Now">
            <text:p>View Now</text:p>
          </table:table-cell>
          <table:table-cell office:value-type="string">
            <text:p>video/mp4</text:p>
          </table:table-cell>
          <table:table-cell office:value-type="float" office:value="14.070998">
            <text:p>14.07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5.mp4</text:p>
          </table:table-cell>
          <table:table-cell table:style-name="ce2" table:formula="of:=HYPERLINK([.A789];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7.mp4</text:p>
          </table:table-cell>
          <table:table-cell table:style-name="ce2" table:formula="of:=HYPERLINK([.A790];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6.mp4</text:p>
          </table:table-cell>
          <table:table-cell table:style-name="ce2" table:formula="of:=HYPERLINK([.A791]; &quot;View Now&quot;)" office:value-type="string" office:string-value="View Now">
            <text:p>View Now</text:p>
          </table:table-cell>
          <table:table-cell office:value-type="string">
            <text:p>video/mp4</text:p>
          </table:table-cell>
          <table:table-cell office:value-type="float" office:value="39.4">
            <text:p>39.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0.mp4</text:p>
          </table:table-cell>
          <table:table-cell table:style-name="ce2" table:formula="of:=HYPERLINK([.A792]; &quot;View Now&quot;)" office:value-type="string" office:string-value="View Now">
            <text:p>View Now</text:p>
          </table:table-cell>
          <table:table-cell office:value-type="string">
            <text:p>video/mp4</text:p>
          </table:table-cell>
          <table:table-cell office:value-type="float" office:value="54.046009">
            <text:p>54.0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8.mp4</text:p>
          </table:table-cell>
          <table:table-cell table:style-name="ce2" table:formula="of:=HYPERLINK([.A793]; &quot;View Now&quot;)" office:value-type="string" office:string-value="View Now">
            <text:p>View Now</text:p>
          </table:table-cell>
          <table:table-cell office:value-type="string">
            <text:p>video/mp4</text:p>
          </table:table-cell>
          <table:table-cell office:value-type="float" office:value="26.066667">
            <text:p>26.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4.mp4</text:p>
          </table:table-cell>
          <table:table-cell table:style-name="ce2" table:formula="of:=HYPERLINK([.A794]; &quot;View Now&quot;)" office:value-type="string" office:string-value="View Now">
            <text:p>View Now</text:p>
          </table:table-cell>
          <table:table-cell office:value-type="string">
            <text:p>video/mp4</text:p>
          </table:table-cell>
          <table:table-cell office:value-type="float" office:value="33.133333">
            <text:p>33.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3.mp4</text:p>
          </table:table-cell>
          <table:table-cell table:style-name="ce2" table:formula="of:=HYPERLINK([.A795]; &quot;View Now&quot;)" office:value-type="string" office:string-value="View Now">
            <text:p>View Now</text:p>
          </table:table-cell>
          <table:table-cell office:value-type="string">
            <text:p>video/mp4</text:p>
          </table:table-cell>
          <table:table-cell office:value-type="float" office:value="12.666667">
            <text:p>12.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8.mp4</text:p>
          </table:table-cell>
          <table:table-cell table:style-name="ce2" table:formula="of:=HYPERLINK([.A796]; &quot;View Now&quot;)" office:value-type="string" office:string-value="View Now">
            <text:p>View Now</text:p>
          </table:table-cell>
          <table:table-cell office:value-type="string">
            <text:p>video/mp4</text:p>
          </table:table-cell>
          <table:table-cell office:value-type="float" office:value="44.266667">
            <text:p>44.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6.mp3</text:p>
          </table:table-cell>
          <table:table-cell table:style-name="ce2" table:formula="of:=HYPERLINK([.A797]; &quot;View Now&quot;)" office:value-type="string" office:string-value="View Now">
            <text:p>View Now</text:p>
          </table:table-cell>
          <table:table-cell office:value-type="string">
            <text:p>audio/mpeg</text:p>
          </table:table-cell>
          <table:table-cell office:value-type="float" office:value="71.936">
            <text:p>71.93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7.mp4</text:p>
          </table:table-cell>
          <table:table-cell table:style-name="ce2" table:formula="of:=HYPERLINK([.A798]; &quot;View Now&quot;)" office:value-type="string" office:string-value="View Now">
            <text:p>View Now</text:p>
          </table:table-cell>
          <table:table-cell office:value-type="string">
            <text:p>video/mp4</text:p>
          </table:table-cell>
          <table:table-cell office:value-type="float" office:value="78.320907">
            <text:p>78.3209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9.mp4</text:p>
          </table:table-cell>
          <table:table-cell table:style-name="ce2" table:formula="of:=HYPERLINK([.A799]; &quot;View Now&quot;)" office:value-type="string" office:string-value="View Now">
            <text:p>View Now</text:p>
          </table:table-cell>
          <table:table-cell office:value-type="string">
            <text:p>video/mp4</text:p>
          </table:table-cell>
          <table:table-cell office:value-type="float" office:value="9.066667">
            <text:p>9.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1.mp4</text:p>
          </table:table-cell>
          <table:table-cell table:style-name="ce2" table:formula="of:=HYPERLINK([.A800];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2.mp4</text:p>
          </table:table-cell>
          <table:table-cell table:style-name="ce2" table:formula="of:=HYPERLINK([.A801]; &quot;View Now&quot;)" office:value-type="string" office:string-value="View Now">
            <text:p>View Now</text:p>
          </table:table-cell>
          <table:table-cell office:value-type="string">
            <text:p>video/mp4</text:p>
          </table:table-cell>
          <table:table-cell office:value-type="float" office:value="5.845">
            <text:p>5.84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40.mp4</text:p>
          </table:table-cell>
          <table:table-cell table:style-name="ce2" table:formula="of:=HYPERLINK([.A80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42.mp4</text:p>
          </table:table-cell>
          <table:table-cell table:style-name="ce2" table:formula="of:=HYPERLINK([.A803];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41.mp4</text:p>
          </table:table-cell>
          <table:table-cell table:style-name="ce2" table:formula="of:=HYPERLINK([.A804]; &quot;View Now&quot;)" office:value-type="string" office:string-value="View Now">
            <text:p>View Now</text:p>
          </table:table-cell>
          <table:table-cell office:value-type="string">
            <text:p>video/mp4</text:p>
          </table:table-cell>
          <table:table-cell office:value-type="float" office:value="7.366667">
            <text:p>7.3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44.mp4</text:p>
          </table:table-cell>
          <table:table-cell table:style-name="ce2" table:formula="of:=HYPERLINK([.A80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0.mp4</text:p>
          </table:table-cell>
          <table:table-cell table:style-name="ce2" table:formula="of:=HYPERLINK([.A806]; &quot;View Now&quot;)" office:value-type="string" office:string-value="View Now">
            <text:p>View Now</text:p>
          </table:table-cell>
          <table:table-cell office:value-type="string">
            <text:p>video/mp4</text:p>
          </table:table-cell>
          <table:table-cell office:value-type="float" office:value="30.742993">
            <text:p>30.74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3.mp4</text:p>
          </table:table-cell>
          <table:table-cell table:style-name="ce2" table:formula="of:=HYPERLINK([.A807]; &quot;View Now&quot;)" office:value-type="string" office:string-value="View Now">
            <text:p>View Now</text:p>
          </table:table-cell>
          <table:table-cell office:value-type="string">
            <text:p>video/mp4</text:p>
          </table:table-cell>
          <table:table-cell office:value-type="float" office:value="1.950454">
            <text:p>1.950454</text:p>
          </table:table-cell>
          <table:table-cell table:number-columns-repeated="2"/>
          <table:table-cell office:value-type="string">
            <text:p>2026-01-28T19:53:2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8343.mp4</text:p>
          </table:table-cell>
          <table:table-cell table:style-name="ce2" table:formula="of:=HYPERLINK([.A808];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2.mp4</text:p>
          </table:table-cell>
          <table:table-cell table:style-name="ce2" table:formula="of:=HYPERLINK([.A809];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9.mp4</text:p>
          </table:table-cell>
          <table:table-cell table:style-name="ce2" table:formula="of:=HYPERLINK([.A810];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5.mp4</text:p>
          </table:table-cell>
          <table:table-cell table:style-name="ce2" table:formula="of:=HYPERLINK([.A811];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49.mp4</text:p>
          </table:table-cell>
          <table:table-cell table:style-name="ce2" table:formula="of:=HYPERLINK([.A81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5.mp4</text:p>
          </table:table-cell>
          <table:table-cell table:style-name="ce2" table:formula="of:=HYPERLINK([.A813]; &quot;View Now&quot;)" office:value-type="string" office:string-value="View Now">
            <text:p>View Now</text:p>
          </table:table-cell>
          <table:table-cell office:value-type="string">
            <text:p>video/mp4</text:p>
          </table:table-cell>
          <table:table-cell office:value-type="float" office:value="34.110113">
            <text:p>34.110113</text:p>
          </table:table-cell>
          <table:table-cell table:number-columns-repeated="2"/>
          <table:table-cell office:value-type="string">
            <text:p>2026-01-28T18:03: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8356.mp4</text:p>
          </table:table-cell>
          <table:table-cell table:style-name="ce2" table:formula="of:=HYPERLINK([.A814]; &quot;View Now&quot;)" office:value-type="string" office:string-value="View Now">
            <text:p>View Now</text:p>
          </table:table-cell>
          <table:table-cell office:value-type="string">
            <text:p>video/mp4</text:p>
          </table:table-cell>
          <table:table-cell office:value-type="float" office:value="13.513991">
            <text:p>13.51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2/EFTA00003212.avi</text:p>
          </table:table-cell>
          <table:table-cell table:style-name="ce2" table:formula="of:=HYPERLINK([.A815]; &quot;View Now&quot;)" office:value-type="string" office:string-value="View Now">
            <text:p>View Now</text:p>
          </table:table-cell>
          <table:table-cell office:value-type="string">
            <text:p>video/x-msvideo</text:p>
          </table:table-cell>
          <table:table-cell office:value-type="float" office:value="4.3">
            <text:p>4.3</text:p>
          </table:table-cell>
          <table:table-cell table:number-columns-repeated="2"/>
          <table:table-cell office:value-type="string">
            <text:p>2002-02-20 01:23:49</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14716.m4a</text:p>
          </table:table-cell>
          <table:table-cell table:style-name="ce2" table:formula="of:=HYPERLINK([.A816]; &quot;View Now&quot;)" office:value-type="string" office:string-value="View Now">
            <text:p>View Now</text:p>
          </table:table-cell>
          <table:table-cell office:value-type="string">
            <text:p>audio/mp4</text:p>
          </table:table-cell>
          <table:table-cell office:value-type="float" office:value="31.362">
            <text:p>31.36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1/EFTA02713876.m4v</text:p>
          </table:table-cell>
          <table:table-cell table:style-name="ce2" table:formula="of:=HYPERLINK([.A817]; &quot;View Now&quot;)" office:value-type="string" office:string-value="View Now">
            <text:p>View Now</text:p>
          </table:table-cell>
          <table:table-cell office:value-type="string">
            <text:p>video/mp4</text:p>
          </table:table-cell>
          <table:table-cell office:value-type="float" office:value="17.4">
            <text:p>1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8.mp4</text:p>
          </table:table-cell>
          <table:table-cell table:style-name="ce2" table:formula="of:=HYPERLINK([.A818]; &quot;View Now&quot;)" office:value-type="string" office:string-value="View Now">
            <text:p>View Now</text:p>
          </table:table-cell>
          <table:table-cell office:value-type="string">
            <text:p>video/mp4</text:p>
          </table:table-cell>
          <table:table-cell office:value-type="float" office:value="14.267007">
            <text:p>14.2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731285.mp4</text:p>
          </table:table-cell>
          <table:table-cell table:style-name="ce2" table:formula="of:=HYPERLINK([.A819]; &quot;View Now&quot;)" office:value-type="string" office:string-value="View Now">
            <text:p>View Now</text:p>
          </table:table-cell>
          <table:table-cell office:value-type="string">
            <text:p>video/mp4</text:p>
          </table:table-cell>
          <table:table-cell office:value-type="float" office:value="45.833333">
            <text:p>45.8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4.mp4</text:p>
          </table:table-cell>
          <table:table-cell table:style-name="ce2" table:formula="of:=HYPERLINK([.A820]; &quot;View Now&quot;)" office:value-type="string" office:string-value="View Now">
            <text:p>View Now</text:p>
          </table:table-cell>
          <table:table-cell office:value-type="string">
            <text:p>video/mp4</text:p>
          </table:table-cell>
          <table:table-cell office:value-type="float" office:value="9.333333">
            <text:p>9.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1/EFTA02674462.m4v</text:p>
          </table:table-cell>
          <table:table-cell table:style-name="ce2" table:formula="of:=HYPERLINK([.A821]; &quot;View Now&quot;)" office:value-type="string" office:string-value="View Now">
            <text:p>View Now</text:p>
          </table:table-cell>
          <table:table-cell office:value-type="string">
            <text:p>video/mp4</text:p>
          </table:table-cell>
          <table:table-cell office:value-type="float" office:value="17.780998">
            <text:p>17.78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1/EFTA02720005.m4v</text:p>
          </table:table-cell>
          <table:table-cell table:style-name="ce2" table:formula="of:=HYPERLINK([.A822]; &quot;View Now&quot;)" office:value-type="string" office:string-value="View Now">
            <text:p>View Now</text:p>
          </table:table-cell>
          <table:table-cell office:value-type="string">
            <text:p>video/mp4</text:p>
          </table:table-cell>
          <table:table-cell office:value-type="float" office:value="158.2">
            <text:p>158.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1.mp4</text:p>
          </table:table-cell>
          <table:table-cell table:style-name="ce2" table:formula="of:=HYPERLINK([.A823]; &quot;View Now&quot;)" office:value-type="string" office:string-value="View Now">
            <text:p>View Now</text:p>
          </table:table-cell>
          <table:table-cell office:value-type="string">
            <text:p>video/mp4</text:p>
          </table:table-cell>
          <table:table-cell office:value-type="float" office:value="13.7">
            <text:p>13.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15920.m4a</text:p>
          </table:table-cell>
          <table:table-cell table:style-name="ce2" table:formula="of:=HYPERLINK([.A824]; &quot;View Now&quot;)" office:value-type="string" office:string-value="View Now">
            <text:p>View Now</text:p>
          </table:table-cell>
          <table:table-cell office:value-type="string">
            <text:p>audio/mp4</text:p>
          </table:table-cell>
          <table:table-cell office:value-type="float" office:value="35.459002">
            <text:p>35.45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16.mp4</text:p>
          </table:table-cell>
          <table:table-cell table:style-name="ce2" table:formula="of:=HYPERLINK([.A825];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7.mp4</text:p>
          </table:table-cell>
          <table:table-cell table:style-name="ce2" table:formula="of:=HYPERLINK([.A826];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28983.mp3</text:p>
          </table:table-cell>
          <table:table-cell table:style-name="ce2" table:formula="of:=HYPERLINK([.A82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0707.mp4</text:p>
          </table:table-cell>
          <table:table-cell table:style-name="ce2" table:formula="of:=HYPERLINK([.A828]; &quot;View Now&quot;)" office:value-type="string" office:string-value="View Now">
            <text:p>View Now</text:p>
          </table:table-cell>
          <table:table-cell office:value-type="string">
            <text:p>video/mp4</text:p>
          </table:table-cell>
          <table:table-cell office:value-type="float" office:value="142.599933">
            <text:p>142.599933</text:p>
          </table:table-cell>
          <table:table-cell table:number-columns-repeated="2"/>
          <table:table-cell office:value-type="string">
            <text:p>2021-11-16T20:50: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21326.m4a</text:p>
          </table:table-cell>
          <table:table-cell table:style-name="ce2" table:formula="of:=HYPERLINK([.A829]; &quot;View Now&quot;)" office:value-type="string" office:string-value="View Now">
            <text:p>View Now</text:p>
          </table:table-cell>
          <table:table-cell office:value-type="string">
            <text:p>audio/mp4</text:p>
          </table:table-cell>
          <table:table-cell office:value-type="float" office:value="28.629">
            <text:p>28.6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28842.mp4</text:p>
          </table:table-cell>
          <table:table-cell table:style-name="ce2" table:formula="of:=HYPERLINK([.A830]; &quot;View Now&quot;)" office:value-type="string" office:string-value="View Now">
            <text:p>View Now</text:p>
          </table:table-cell>
          <table:table-cell office:value-type="string">
            <text:p>video/mp4</text:p>
          </table:table-cell>
          <table:table-cell office:value-type="float" office:value="12.053313">
            <text:p>12.053313</text:p>
          </table:table-cell>
          <table:table-cell table:number-columns-repeated="2"/>
          <table:table-cell office:value-type="string">
            <text:p>2020-10-17T01:01: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29995.mp4</text:p>
          </table:table-cell>
          <table:table-cell table:style-name="ce2" table:formula="of:=HYPERLINK([.A831];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29997.mp4</text:p>
          </table:table-cell>
          <table:table-cell table:style-name="ce2" table:formula="of:=HYPERLINK([.A832]; &quot;View Now&quot;)" office:value-type="string" office:string-value="View Now">
            <text:p>View Now</text:p>
          </table:table-cell>
          <table:table-cell office:value-type="string">
            <text:p>video/mp4</text:p>
          </table:table-cell>
          <table:table-cell office:value-type="float" office:value="17.8">
            <text:p>17.8</text:p>
          </table:table-cell>
          <table:table-cell table:number-columns-repeated="2"/>
          <table:table-cell office:value-type="string">
            <text:p>2019-09-18T19:43: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29996.mp4</text:p>
          </table:table-cell>
          <table:table-cell table:style-name="ce2" table:formula="of:=HYPERLINK([.A833]; &quot;View Now&quot;)" office:value-type="string" office:string-value="View Now">
            <text:p>View Now</text:p>
          </table:table-cell>
          <table:table-cell office:value-type="string">
            <text:p>video/mp4</text:p>
          </table:table-cell>
          <table:table-cell office:value-type="float" office:value="8.1333">
            <text:p>8.1333</text:p>
          </table:table-cell>
          <table:table-cell table:number-columns-repeated="2"/>
          <table:table-cell office:value-type="string">
            <text:p>2019-09-18T19:43:2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29998.mp4</text:p>
          </table:table-cell>
          <table:table-cell table:style-name="ce2" table:formula="of:=HYPERLINK([.A834];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32989.mp4</text:p>
          </table:table-cell>
          <table:table-cell table:style-name="ce2" table:formula="of:=HYPERLINK([.A8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2990.mp4</text:p>
          </table:table-cell>
          <table:table-cell table:style-name="ce2" table:formula="of:=HYPERLINK([.A8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5.mp4</text:p>
          </table:table-cell>
          <table:table-cell table:style-name="ce2" table:formula="of:=HYPERLINK([.A8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0.mp4</text:p>
          </table:table-cell>
          <table:table-cell table:style-name="ce2" table:formula="of:=HYPERLINK([.A8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4.mp4</text:p>
          </table:table-cell>
          <table:table-cell table:style-name="ce2" table:formula="of:=HYPERLINK([.A8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8.mp4</text:p>
          </table:table-cell>
          <table:table-cell table:style-name="ce2" table:formula="of:=HYPERLINK([.A8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3.mp4</text:p>
          </table:table-cell>
          <table:table-cell table:style-name="ce2" table:formula="of:=HYPERLINK([.A8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7.mp4</text:p>
          </table:table-cell>
          <table:table-cell table:style-name="ce2" table:formula="of:=HYPERLINK([.A8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9.mp4</text:p>
          </table:table-cell>
          <table:table-cell table:style-name="ce2" table:formula="of:=HYPERLINK([.A8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3.mp4</text:p>
          </table:table-cell>
          <table:table-cell table:style-name="ce2" table:formula="of:=HYPERLINK([.A8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6.mp4</text:p>
          </table:table-cell>
          <table:table-cell table:style-name="ce2" table:formula="of:=HYPERLINK([.A8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2.mp4</text:p>
          </table:table-cell>
          <table:table-cell table:style-name="ce2" table:formula="of:=HYPERLINK([.A8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1.mp4</text:p>
          </table:table-cell>
          <table:table-cell table:style-name="ce2" table:formula="of:=HYPERLINK([.A8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5.mp4</text:p>
          </table:table-cell>
          <table:table-cell table:style-name="ce2" table:formula="of:=HYPERLINK([.A8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4.mp4</text:p>
          </table:table-cell>
          <table:table-cell table:style-name="ce2" table:formula="of:=HYPERLINK([.A8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15.mp4</text:p>
          </table:table-cell>
          <table:table-cell table:style-name="ce2" table:formula="of:=HYPERLINK([.A850];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6.mp4</text:p>
          </table:table-cell>
          <table:table-cell table:style-name="ce2" table:formula="of:=HYPERLINK([.A8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7.mp4</text:p>
          </table:table-cell>
          <table:table-cell table:style-name="ce2" table:formula="of:=HYPERLINK([.A85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9.mp4</text:p>
          </table:table-cell>
          <table:table-cell table:style-name="ce2" table:formula="of:=HYPERLINK([.A8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7.mp4</text:p>
          </table:table-cell>
          <table:table-cell table:style-name="ce2" table:formula="of:=HYPERLINK([.A8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2991.mp4</text:p>
          </table:table-cell>
          <table:table-cell table:style-name="ce2" table:formula="of:=HYPERLINK([.A8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8.mp4</text:p>
          </table:table-cell>
          <table:table-cell table:style-name="ce2" table:formula="of:=HYPERLINK([.A856]; &quot;View Now&quot;)" office:value-type="string" office:string-value="View Now">
            <text:p>View Now</text:p>
          </table:table-cell>
          <table:table-cell office:value-type="string">
            <text:p>video/mp4</text:p>
          </table:table-cell>
          <table:table-cell office:value-type="float" office:value="3591">
            <text:p>35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4.mp4</text:p>
          </table:table-cell>
          <table:table-cell table:style-name="ce2" table:formula="of:=HYPERLINK([.A8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2.mp4</text:p>
          </table:table-cell>
          <table:table-cell table:style-name="ce2" table:formula="of:=HYPERLINK([.A85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0.mp4</text:p>
          </table:table-cell>
          <table:table-cell table:style-name="ce2" table:formula="of:=HYPERLINK([.A8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6.mp4</text:p>
          </table:table-cell>
          <table:table-cell table:style-name="ce2" table:formula="of:=HYPERLINK([.A86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1.mp4</text:p>
          </table:table-cell>
          <table:table-cell table:style-name="ce2" table:formula="of:=HYPERLINK([.A8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5.mp4</text:p>
          </table:table-cell>
          <table:table-cell table:style-name="ce2" table:formula="of:=HYPERLINK([.A8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8.mp4</text:p>
          </table:table-cell>
          <table:table-cell table:style-name="ce2" table:formula="of:=HYPERLINK([.A8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2.mp4</text:p>
          </table:table-cell>
          <table:table-cell table:style-name="ce2" table:formula="of:=HYPERLINK([.A8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1.mp4</text:p>
          </table:table-cell>
          <table:table-cell table:style-name="ce2" table:formula="of:=HYPERLINK([.A8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3.mp4</text:p>
          </table:table-cell>
          <table:table-cell table:style-name="ce2" table:formula="of:=HYPERLINK([.A8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9.mp4</text:p>
          </table:table-cell>
          <table:table-cell table:style-name="ce2" table:formula="of:=HYPERLINK([.A8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4.mp4</text:p>
          </table:table-cell>
          <table:table-cell table:style-name="ce2" table:formula="of:=HYPERLINK([.A8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6.mp4</text:p>
          </table:table-cell>
          <table:table-cell table:style-name="ce2" table:formula="of:=HYPERLINK([.A8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0.mp4</text:p>
          </table:table-cell>
          <table:table-cell table:style-name="ce2" table:formula="of:=HYPERLINK([.A8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5.mp4</text:p>
          </table:table-cell>
          <table:table-cell table:style-name="ce2" table:formula="of:=HYPERLINK([.A871]; &quot;View Now&quot;)" office:value-type="string" office:string-value="View Now">
            <text:p>View Now</text:p>
          </table:table-cell>
          <table:table-cell office:value-type="string">
            <text:p>video/mp4</text:p>
          </table:table-cell>
          <table:table-cell office:value-type="float" office:value="3587.25">
            <text:p>3587.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3.mp4</text:p>
          </table:table-cell>
          <table:table-cell table:style-name="ce2" table:formula="of:=HYPERLINK([.A87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7.mp4</text:p>
          </table:table-cell>
          <table:table-cell table:style-name="ce2" table:formula="of:=HYPERLINK([.A8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2.mp4</text:p>
          </table:table-cell>
          <table:table-cell table:style-name="ce2" table:formula="of:=HYPERLINK([.A8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8.mp4</text:p>
          </table:table-cell>
          <table:table-cell table:style-name="ce2" table:formula="of:=HYPERLINK([.A875]; &quot;View Now&quot;)" office:value-type="string" office:string-value="View Now">
            <text:p>View Now</text:p>
          </table:table-cell>
          <table:table-cell office:value-type="string">
            <text:p>video/mp4</text:p>
          </table:table-cell>
          <table:table-cell office:value-type="float" office:value="3558">
            <text:p>355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9.mp4</text:p>
          </table:table-cell>
          <table:table-cell table:style-name="ce2" table:formula="of:=HYPERLINK([.A8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0.mp4</text:p>
          </table:table-cell>
          <table:table-cell table:style-name="ce2" table:formula="of:=HYPERLINK([.A8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9.mp4</text:p>
          </table:table-cell>
          <table:table-cell table:style-name="ce2" table:formula="of:=HYPERLINK([.A8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3.mp4</text:p>
          </table:table-cell>
          <table:table-cell table:style-name="ce2" table:formula="of:=HYPERLINK([.A8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7.mp4</text:p>
          </table:table-cell>
          <table:table-cell table:style-name="ce2" table:formula="of:=HYPERLINK([.A8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0.mp4</text:p>
          </table:table-cell>
          <table:table-cell table:style-name="ce2" table:formula="of:=HYPERLINK([.A8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2.mp4</text:p>
          </table:table-cell>
          <table:table-cell table:style-name="ce2" table:formula="of:=HYPERLINK([.A88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6.mp4</text:p>
          </table:table-cell>
          <table:table-cell table:style-name="ce2" table:formula="of:=HYPERLINK([.A8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1.mp4</text:p>
          </table:table-cell>
          <table:table-cell table:style-name="ce2" table:formula="of:=HYPERLINK([.A8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3.mp4</text:p>
          </table:table-cell>
          <table:table-cell table:style-name="ce2" table:formula="of:=HYPERLINK([.A88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4.mp4</text:p>
          </table:table-cell>
          <table:table-cell table:style-name="ce2" table:formula="of:=HYPERLINK([.A8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5.mp4</text:p>
          </table:table-cell>
          <table:table-cell table:style-name="ce2" table:formula="of:=HYPERLINK([.A8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5.mp4</text:p>
          </table:table-cell>
          <table:table-cell table:style-name="ce2" table:formula="of:=HYPERLINK([.A8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1.mp4</text:p>
          </table:table-cell>
          <table:table-cell table:style-name="ce2" table:formula="of:=HYPERLINK([.A8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4.mp4</text:p>
          </table:table-cell>
          <table:table-cell table:style-name="ce2" table:formula="of:=HYPERLINK([.A8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7.mp4</text:p>
          </table:table-cell>
          <table:table-cell table:style-name="ce2" table:formula="of:=HYPERLINK([.A8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6.mp4</text:p>
          </table:table-cell>
          <table:table-cell table:style-name="ce2" table:formula="of:=HYPERLINK([.A8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9.mp4</text:p>
          </table:table-cell>
          <table:table-cell table:style-name="ce2" table:formula="of:=HYPERLINK([.A8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2.mp4</text:p>
          </table:table-cell>
          <table:table-cell table:style-name="ce2" table:formula="of:=HYPERLINK([.A8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8.mp4</text:p>
          </table:table-cell>
          <table:table-cell table:style-name="ce2" table:formula="of:=HYPERLINK([.A895]; &quot;View Now&quot;)" office:value-type="string" office:string-value="View Now">
            <text:p>View Now</text:p>
          </table:table-cell>
          <table:table-cell office:value-type="string">
            <text:p>video/mp4</text:p>
          </table:table-cell>
          <table:table-cell office:value-type="float" office:value="3566.511995">
            <text:p>3566.5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3.mp4</text:p>
          </table:table-cell>
          <table:table-cell table:style-name="ce2" table:formula="of:=HYPERLINK([.A8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5.mp4</text:p>
          </table:table-cell>
          <table:table-cell table:style-name="ce2" table:formula="of:=HYPERLINK([.A89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0.mp4</text:p>
          </table:table-cell>
          <table:table-cell table:style-name="ce2" table:formula="of:=HYPERLINK([.A8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4.mp4</text:p>
          </table:table-cell>
          <table:table-cell table:style-name="ce2" table:formula="of:=HYPERLINK([.A8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1.mp4</text:p>
          </table:table-cell>
          <table:table-cell table:style-name="ce2" table:formula="of:=HYPERLINK([.A9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0.mp4</text:p>
          </table:table-cell>
          <table:table-cell table:style-name="ce2" table:formula="of:=HYPERLINK([.A9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7.mp4</text:p>
          </table:table-cell>
          <table:table-cell table:style-name="ce2" table:formula="of:=HYPERLINK([.A902]; &quot;View Now&quot;)" office:value-type="string" office:string-value="View Now">
            <text:p>View Now</text:p>
          </table:table-cell>
          <table:table-cell office:value-type="string">
            <text:p>video/mp4</text:p>
          </table:table-cell>
          <table:table-cell office:value-type="float" office:value="3576.5">
            <text:p>3576.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6.mp4</text:p>
          </table:table-cell>
          <table:table-cell table:style-name="ce2" table:formula="of:=HYPERLINK([.A9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9.mp4</text:p>
          </table:table-cell>
          <table:table-cell table:style-name="ce2" table:formula="of:=HYPERLINK([.A9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8.mp4</text:p>
          </table:table-cell>
          <table:table-cell table:style-name="ce2" table:formula="of:=HYPERLINK([.A90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8.mp4</text:p>
          </table:table-cell>
          <table:table-cell table:style-name="ce2" table:formula="of:=HYPERLINK([.A9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1.mp4</text:p>
          </table:table-cell>
          <table:table-cell table:style-name="ce2" table:formula="of:=HYPERLINK([.A9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4.mp4</text:p>
          </table:table-cell>
          <table:table-cell table:style-name="ce2" table:formula="of:=HYPERLINK([.A9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5.mp4</text:p>
          </table:table-cell>
          <table:table-cell table:style-name="ce2" table:formula="of:=HYPERLINK([.A9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2.mp4</text:p>
          </table:table-cell>
          <table:table-cell table:style-name="ce2" table:formula="of:=HYPERLINK([.A9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7.mp4</text:p>
          </table:table-cell>
          <table:table-cell table:style-name="ce2" table:formula="of:=HYPERLINK([.A9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6.mp4</text:p>
          </table:table-cell>
          <table:table-cell table:style-name="ce2" table:formula="of:=HYPERLINK([.A9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8.mp4</text:p>
          </table:table-cell>
          <table:table-cell table:style-name="ce2" table:formula="of:=HYPERLINK([.A9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9.mp4</text:p>
          </table:table-cell>
          <table:table-cell table:style-name="ce2" table:formula="of:=HYPERLINK([.A9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2.mp4</text:p>
          </table:table-cell>
          <table:table-cell table:style-name="ce2" table:formula="of:=HYPERLINK([.A9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3.mp4</text:p>
          </table:table-cell>
          <table:table-cell table:style-name="ce2" table:formula="of:=HYPERLINK([.A9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3.mp4</text:p>
          </table:table-cell>
          <table:table-cell table:style-name="ce2" table:formula="of:=HYPERLINK([.A9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6.mp4</text:p>
          </table:table-cell>
          <table:table-cell table:style-name="ce2" table:formula="of:=HYPERLINK([.A9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1.mp4</text:p>
          </table:table-cell>
          <table:table-cell table:style-name="ce2" table:formula="of:=HYPERLINK([.A9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7.mp4</text:p>
          </table:table-cell>
          <table:table-cell table:style-name="ce2" table:formula="of:=HYPERLINK([.A9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0.mp4</text:p>
          </table:table-cell>
          <table:table-cell table:style-name="ce2" table:formula="of:=HYPERLINK([.A92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8.mp4</text:p>
          </table:table-cell>
          <table:table-cell table:style-name="ce2" table:formula="of:=HYPERLINK([.A9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5.mp4</text:p>
          </table:table-cell>
          <table:table-cell table:style-name="ce2" table:formula="of:=HYPERLINK([.A923]; &quot;View Now&quot;)" office:value-type="string" office:string-value="View Now">
            <text:p>View Now</text:p>
          </table:table-cell>
          <table:table-cell office:value-type="string">
            <text:p>video/mp4</text:p>
          </table:table-cell>
          <table:table-cell office:value-type="float" office:value="3580.5">
            <text:p>358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0.mp4</text:p>
          </table:table-cell>
          <table:table-cell table:style-name="ce2" table:formula="of:=HYPERLINK([.A9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4.mp4</text:p>
          </table:table-cell>
          <table:table-cell table:style-name="ce2" table:formula="of:=HYPERLINK([.A925];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1.mp4</text:p>
          </table:table-cell>
          <table:table-cell table:style-name="ce2" table:formula="of:=HYPERLINK([.A9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4.mp4</text:p>
          </table:table-cell>
          <table:table-cell table:style-name="ce2" table:formula="of:=HYPERLINK([.A92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2.mp4</text:p>
          </table:table-cell>
          <table:table-cell table:style-name="ce2" table:formula="of:=HYPERLINK([.A9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5.mp4</text:p>
          </table:table-cell>
          <table:table-cell table:style-name="ce2" table:formula="of:=HYPERLINK([.A9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3.mp4</text:p>
          </table:table-cell>
          <table:table-cell table:style-name="ce2" table:formula="of:=HYPERLINK([.A9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8.mp4</text:p>
          </table:table-cell>
          <table:table-cell table:style-name="ce2" table:formula="of:=HYPERLINK([.A931]; &quot;View Now&quot;)" office:value-type="string" office:string-value="View Now">
            <text:p>View Now</text:p>
          </table:table-cell>
          <table:table-cell office:value-type="string">
            <text:p>video/mp4</text:p>
          </table:table-cell>
          <table:table-cell office:value-type="float" office:value="3619.25">
            <text:p>3619.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1.mp4</text:p>
          </table:table-cell>
          <table:table-cell table:style-name="ce2" table:formula="of:=HYPERLINK([.A9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7.mp4</text:p>
          </table:table-cell>
          <table:table-cell table:style-name="ce2" table:formula="of:=HYPERLINK([.A9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0.mp4</text:p>
          </table:table-cell>
          <table:table-cell table:style-name="ce2" table:formula="of:=HYPERLINK([.A9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6.mp4</text:p>
          </table:table-cell>
          <table:table-cell table:style-name="ce2" table:formula="of:=HYPERLINK([.A9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2.mp4</text:p>
          </table:table-cell>
          <table:table-cell table:style-name="ce2" table:formula="of:=HYPERLINK([.A9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3.mp4</text:p>
          </table:table-cell>
          <table:table-cell table:style-name="ce2" table:formula="of:=HYPERLINK([.A9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9.mp4</text:p>
          </table:table-cell>
          <table:table-cell table:style-name="ce2" table:formula="of:=HYPERLINK([.A9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9.mp4</text:p>
          </table:table-cell>
          <table:table-cell table:style-name="ce2" table:formula="of:=HYPERLINK([.A939]; &quot;View Now&quot;)" office:value-type="string" office:string-value="View Now">
            <text:p>View Now</text:p>
          </table:table-cell>
          <table:table-cell office:value-type="string">
            <text:p>video/mp4</text:p>
          </table:table-cell>
          <table:table-cell office:value-type="float" office:value="3544">
            <text:p>35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4.mp4</text:p>
          </table:table-cell>
          <table:table-cell table:style-name="ce2" table:formula="of:=HYPERLINK([.A9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8.mp4</text:p>
          </table:table-cell>
          <table:table-cell table:style-name="ce2" table:formula="of:=HYPERLINK([.A9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9.mp4</text:p>
          </table:table-cell>
          <table:table-cell table:style-name="ce2" table:formula="of:=HYPERLINK([.A9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5.mp4</text:p>
          </table:table-cell>
          <table:table-cell table:style-name="ce2" table:formula="of:=HYPERLINK([.A9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6.mp4</text:p>
          </table:table-cell>
          <table:table-cell table:style-name="ce2" table:formula="of:=HYPERLINK([.A9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0.mp4</text:p>
          </table:table-cell>
          <table:table-cell table:style-name="ce2" table:formula="of:=HYPERLINK([.A9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2.mp4</text:p>
          </table:table-cell>
          <table:table-cell table:style-name="ce2" table:formula="of:=HYPERLINK([.A9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1.mp4</text:p>
          </table:table-cell>
          <table:table-cell table:style-name="ce2" table:formula="of:=HYPERLINK([.A9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3.mp4</text:p>
          </table:table-cell>
          <table:table-cell table:style-name="ce2" table:formula="of:=HYPERLINK([.A9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7.mp4</text:p>
          </table:table-cell>
          <table:table-cell table:style-name="ce2" table:formula="of:=HYPERLINK([.A94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8.mp4</text:p>
          </table:table-cell>
          <table:table-cell table:style-name="ce2" table:formula="of:=HYPERLINK([.A9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4.mp4</text:p>
          </table:table-cell>
          <table:table-cell table:style-name="ce2" table:formula="of:=HYPERLINK([.A9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6.mp4</text:p>
          </table:table-cell>
          <table:table-cell table:style-name="ce2" table:formula="of:=HYPERLINK([.A9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9.mp4</text:p>
          </table:table-cell>
          <table:table-cell table:style-name="ce2" table:formula="of:=HYPERLINK([.A9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7.mp4</text:p>
          </table:table-cell>
          <table:table-cell table:style-name="ce2" table:formula="of:=HYPERLINK([.A9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5.mp4</text:p>
          </table:table-cell>
          <table:table-cell table:style-name="ce2" table:formula="of:=HYPERLINK([.A9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0.mp4</text:p>
          </table:table-cell>
          <table:table-cell table:style-name="ce2" table:formula="of:=HYPERLINK([.A9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6.mp4</text:p>
          </table:table-cell>
          <table:table-cell table:style-name="ce2" table:formula="of:=HYPERLINK([.A9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2.mp4</text:p>
          </table:table-cell>
          <table:table-cell table:style-name="ce2" table:formula="of:=HYPERLINK([.A9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3.mp4</text:p>
          </table:table-cell>
          <table:table-cell table:style-name="ce2" table:formula="of:=HYPERLINK([.A959]; &quot;View Now&quot;)" office:value-type="string" office:string-value="View Now">
            <text:p>View Now</text:p>
          </table:table-cell>
          <table:table-cell office:value-type="string">
            <text:p>video/mp4</text:p>
          </table:table-cell>
          <table:table-cell office:value-type="float" office:value="3605.5">
            <text:p>360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1.mp4</text:p>
          </table:table-cell>
          <table:table-cell table:style-name="ce2" table:formula="of:=HYPERLINK([.A960]; &quot;View Now&quot;)" office:value-type="string" office:string-value="View Now">
            <text:p>View Now</text:p>
          </table:table-cell>
          <table:table-cell office:value-type="string">
            <text:p>video/mp4</text:p>
          </table:table-cell>
          <table:table-cell office:value-type="float" office:value="3610.75">
            <text:p>361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5.mp4</text:p>
          </table:table-cell>
          <table:table-cell table:style-name="ce2" table:formula="of:=HYPERLINK([.A9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4.mp4</text:p>
          </table:table-cell>
          <table:table-cell table:style-name="ce2" table:formula="of:=HYPERLINK([.A9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7.mp4</text:p>
          </table:table-cell>
          <table:table-cell table:style-name="ce2" table:formula="of:=HYPERLINK([.A9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8.mp4</text:p>
          </table:table-cell>
          <table:table-cell table:style-name="ce2" table:formula="of:=HYPERLINK([.A9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9.mp4</text:p>
          </table:table-cell>
          <table:table-cell table:style-name="ce2" table:formula="of:=HYPERLINK([.A9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1.mp4</text:p>
          </table:table-cell>
          <table:table-cell table:style-name="ce2" table:formula="of:=HYPERLINK([.A966];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3.mp4</text:p>
          </table:table-cell>
          <table:table-cell table:style-name="ce2" table:formula="of:=HYPERLINK([.A9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0.mp4</text:p>
          </table:table-cell>
          <table:table-cell table:style-name="ce2" table:formula="of:=HYPERLINK([.A9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2.mp4</text:p>
          </table:table-cell>
          <table:table-cell table:style-name="ce2" table:formula="of:=HYPERLINK([.A9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9.mp4</text:p>
          </table:table-cell>
          <table:table-cell table:style-name="ce2" table:formula="of:=HYPERLINK([.A9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5.mp4</text:p>
          </table:table-cell>
          <table:table-cell table:style-name="ce2" table:formula="of:=HYPERLINK([.A9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7.mp4</text:p>
          </table:table-cell>
          <table:table-cell table:style-name="ce2" table:formula="of:=HYPERLINK([.A9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4.mp4</text:p>
          </table:table-cell>
          <table:table-cell table:style-name="ce2" table:formula="of:=HYPERLINK([.A9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2.mp4</text:p>
          </table:table-cell>
          <table:table-cell table:style-name="ce2" table:formula="of:=HYPERLINK([.A974];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6.mp4</text:p>
          </table:table-cell>
          <table:table-cell table:style-name="ce2" table:formula="of:=HYPERLINK([.A97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0.mp4</text:p>
          </table:table-cell>
          <table:table-cell table:style-name="ce2" table:formula="of:=HYPERLINK([.A9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8.mp4</text:p>
          </table:table-cell>
          <table:table-cell table:style-name="ce2" table:formula="of:=HYPERLINK([.A9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9.mp4</text:p>
          </table:table-cell>
          <table:table-cell table:style-name="ce2" table:formula="of:=HYPERLINK([.A9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6.mp4</text:p>
          </table:table-cell>
          <table:table-cell table:style-name="ce2" table:formula="of:=HYPERLINK([.A9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2.mp4</text:p>
          </table:table-cell>
          <table:table-cell table:style-name="ce2" table:formula="of:=HYPERLINK([.A9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5.mp4</text:p>
          </table:table-cell>
          <table:table-cell table:style-name="ce2" table:formula="of:=HYPERLINK([.A9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7.mp4</text:p>
          </table:table-cell>
          <table:table-cell table:style-name="ce2" table:formula="of:=HYPERLINK([.A9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0.mp4</text:p>
          </table:table-cell>
          <table:table-cell table:style-name="ce2" table:formula="of:=HYPERLINK([.A98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4.mp4</text:p>
          </table:table-cell>
          <table:table-cell table:style-name="ce2" table:formula="of:=HYPERLINK([.A9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1.mp4</text:p>
          </table:table-cell>
          <table:table-cell table:style-name="ce2" table:formula="of:=HYPERLINK([.A9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8.mp4</text:p>
          </table:table-cell>
          <table:table-cell table:style-name="ce2" table:formula="of:=HYPERLINK([.A9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8.mp4</text:p>
          </table:table-cell>
          <table:table-cell table:style-name="ce2" table:formula="of:=HYPERLINK([.A98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1.mp4</text:p>
          </table:table-cell>
          <table:table-cell table:style-name="ce2" table:formula="of:=HYPERLINK([.A9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6.mp4</text:p>
          </table:table-cell>
          <table:table-cell table:style-name="ce2" table:formula="of:=HYPERLINK([.A9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3.mp4</text:p>
          </table:table-cell>
          <table:table-cell table:style-name="ce2" table:formula="of:=HYPERLINK([.A9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3.mp4</text:p>
          </table:table-cell>
          <table:table-cell table:style-name="ce2" table:formula="of:=HYPERLINK([.A9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9.mp4</text:p>
          </table:table-cell>
          <table:table-cell table:style-name="ce2" table:formula="of:=HYPERLINK([.A9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7.mp4</text:p>
          </table:table-cell>
          <table:table-cell table:style-name="ce2" table:formula="of:=HYPERLINK([.A9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4.mp4</text:p>
          </table:table-cell>
          <table:table-cell table:style-name="ce2" table:formula="of:=HYPERLINK([.A9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4.mp4</text:p>
          </table:table-cell>
          <table:table-cell table:style-name="ce2" table:formula="of:=HYPERLINK([.A9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5.mp4</text:p>
          </table:table-cell>
          <table:table-cell table:style-name="ce2" table:formula="of:=HYPERLINK([.A9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0.mp4</text:p>
          </table:table-cell>
          <table:table-cell table:style-name="ce2" table:formula="of:=HYPERLINK([.A9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5.mp4</text:p>
          </table:table-cell>
          <table:table-cell table:style-name="ce2" table:formula="of:=HYPERLINK([.A9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1.mp4</text:p>
          </table:table-cell>
          <table:table-cell table:style-name="ce2" table:formula="of:=HYPERLINK([.A9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3.mp4</text:p>
          </table:table-cell>
          <table:table-cell table:style-name="ce2" table:formula="of:=HYPERLINK([.A10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2.mp4</text:p>
          </table:table-cell>
          <table:table-cell table:style-name="ce2" table:formula="of:=HYPERLINK([.A100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7.mp4</text:p>
          </table:table-cell>
          <table:table-cell table:style-name="ce2" table:formula="of:=HYPERLINK([.A1002]; &quot;View Now&quot;)" office:value-type="string" office:string-value="View Now">
            <text:p>View Now</text:p>
          </table:table-cell>
          <table:table-cell office:value-type="string">
            <text:p>video/mp4</text:p>
          </table:table-cell>
          <table:table-cell office:value-type="float" office:value="3609">
            <text:p>36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8.mp4</text:p>
          </table:table-cell>
          <table:table-cell table:style-name="ce2" table:formula="of:=HYPERLINK([.A10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9.mp4</text:p>
          </table:table-cell>
          <table:table-cell table:style-name="ce2" table:formula="of:=HYPERLINK([.A10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0.mp4</text:p>
          </table:table-cell>
          <table:table-cell table:style-name="ce2" table:formula="of:=HYPERLINK([.A10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3.mp4</text:p>
          </table:table-cell>
          <table:table-cell table:style-name="ce2" table:formula="of:=HYPERLINK([.A100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6.mp4</text:p>
          </table:table-cell>
          <table:table-cell table:style-name="ce2" table:formula="of:=HYPERLINK([.A10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1.mp4</text:p>
          </table:table-cell>
          <table:table-cell table:style-name="ce2" table:formula="of:=HYPERLINK([.A10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6.mp4</text:p>
          </table:table-cell>
          <table:table-cell table:style-name="ce2" table:formula="of:=HYPERLINK([.A10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9.mp4</text:p>
          </table:table-cell>
          <table:table-cell table:style-name="ce2" table:formula="of:=HYPERLINK([.A10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4.mp4</text:p>
          </table:table-cell>
          <table:table-cell table:style-name="ce2" table:formula="of:=HYPERLINK([.A10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5.mp4</text:p>
          </table:table-cell>
          <table:table-cell table:style-name="ce2" table:formula="of:=HYPERLINK([.A10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0.mp4</text:p>
          </table:table-cell>
          <table:table-cell table:style-name="ce2" table:formula="of:=HYPERLINK([.A10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2.mp4</text:p>
          </table:table-cell>
          <table:table-cell table:style-name="ce2" table:formula="of:=HYPERLINK([.A10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8.mp4</text:p>
          </table:table-cell>
          <table:table-cell table:style-name="ce2" table:formula="of:=HYPERLINK([.A10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7.mp4</text:p>
          </table:table-cell>
          <table:table-cell table:style-name="ce2" table:formula="of:=HYPERLINK([.A10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4.mp4</text:p>
          </table:table-cell>
          <table:table-cell table:style-name="ce2" table:formula="of:=HYPERLINK([.A1017]; &quot;View Now&quot;)" office:value-type="string" office:string-value="View Now">
            <text:p>View Now</text:p>
          </table:table-cell>
          <table:table-cell office:value-type="string">
            <text:p>video/mp4</text:p>
          </table:table-cell>
          <table:table-cell office:value-type="float" office:value="3616.5">
            <text:p>3616.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8.mp4</text:p>
          </table:table-cell>
          <table:table-cell table:style-name="ce2" table:formula="of:=HYPERLINK([.A10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3.mp4</text:p>
          </table:table-cell>
          <table:table-cell table:style-name="ce2" table:formula="of:=HYPERLINK([.A10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1.mp4</text:p>
          </table:table-cell>
          <table:table-cell table:style-name="ce2" table:formula="of:=HYPERLINK([.A1020]; &quot;View Now&quot;)" office:value-type="string" office:string-value="View Now">
            <text:p>View Now</text:p>
          </table:table-cell>
          <table:table-cell office:value-type="string">
            <text:p>video/mp4</text:p>
          </table:table-cell>
          <table:table-cell office:value-type="float" office:value="3603.75">
            <text:p>3603.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9.mp4</text:p>
          </table:table-cell>
          <table:table-cell table:style-name="ce2" table:formula="of:=HYPERLINK([.A10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5.mp4</text:p>
          </table:table-cell>
          <table:table-cell table:style-name="ce2" table:formula="of:=HYPERLINK([.A10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2.mp4</text:p>
          </table:table-cell>
          <table:table-cell table:style-name="ce2" table:formula="of:=HYPERLINK([.A10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6.mp4</text:p>
          </table:table-cell>
          <table:table-cell table:style-name="ce2" table:formula="of:=HYPERLINK([.A10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7.mp4</text:p>
          </table:table-cell>
          <table:table-cell table:style-name="ce2" table:formula="of:=HYPERLINK([.A10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1.mp4</text:p>
          </table:table-cell>
          <table:table-cell table:style-name="ce2" table:formula="of:=HYPERLINK([.A10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4.mp4</text:p>
          </table:table-cell>
          <table:table-cell table:style-name="ce2" table:formula="of:=HYPERLINK([.A10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3.mp4</text:p>
          </table:table-cell>
          <table:table-cell table:style-name="ce2" table:formula="of:=HYPERLINK([.A1028]; &quot;View Now&quot;)" office:value-type="string" office:string-value="View Now">
            <text:p>View Now</text:p>
          </table:table-cell>
          <table:table-cell office:value-type="string">
            <text:p>video/mp4</text:p>
          </table:table-cell>
          <table:table-cell office:value-type="float" office:value="3590">
            <text:p>3590</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0.mp4</text:p>
          </table:table-cell>
          <table:table-cell table:style-name="ce2" table:formula="of:=HYPERLINK([.A10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7.mp4</text:p>
          </table:table-cell>
          <table:table-cell table:style-name="ce2" table:formula="of:=HYPERLINK([.A103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6.mp4</text:p>
          </table:table-cell>
          <table:table-cell table:style-name="ce2" table:formula="of:=HYPERLINK([.A10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5.mp4</text:p>
          </table:table-cell>
          <table:table-cell table:style-name="ce2" table:formula="of:=HYPERLINK([.A10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8.mp4</text:p>
          </table:table-cell>
          <table:table-cell table:style-name="ce2" table:formula="of:=HYPERLINK([.A10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2.mp4</text:p>
          </table:table-cell>
          <table:table-cell table:style-name="ce2" table:formula="of:=HYPERLINK([.A10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0.mp4</text:p>
          </table:table-cell>
          <table:table-cell table:style-name="ce2" table:formula="of:=HYPERLINK([.A10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9.mp4</text:p>
          </table:table-cell>
          <table:table-cell table:style-name="ce2" table:formula="of:=HYPERLINK([.A10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2.mp4</text:p>
          </table:table-cell>
          <table:table-cell table:style-name="ce2" table:formula="of:=HYPERLINK([.A10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1.mp4</text:p>
          </table:table-cell>
          <table:table-cell table:style-name="ce2" table:formula="of:=HYPERLINK([.A10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4.mp4</text:p>
          </table:table-cell>
          <table:table-cell table:style-name="ce2" table:formula="of:=HYPERLINK([.A1039];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5.mp4</text:p>
          </table:table-cell>
          <table:table-cell table:style-name="ce2" table:formula="of:=HYPERLINK([.A10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7.mp4</text:p>
          </table:table-cell>
          <table:table-cell table:style-name="ce2" table:formula="of:=HYPERLINK([.A10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6.mp4</text:p>
          </table:table-cell>
          <table:table-cell table:style-name="ce2" table:formula="of:=HYPERLINK([.A10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3.mp4</text:p>
          </table:table-cell>
          <table:table-cell table:style-name="ce2" table:formula="of:=HYPERLINK([.A10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1.mp4</text:p>
          </table:table-cell>
          <table:table-cell table:style-name="ce2" table:formula="of:=HYPERLINK([.A10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8.mp4</text:p>
          </table:table-cell>
          <table:table-cell table:style-name="ce2" table:formula="of:=HYPERLINK([.A10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9.mp4</text:p>
          </table:table-cell>
          <table:table-cell table:style-name="ce2" table:formula="of:=HYPERLINK([.A10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0.mp4</text:p>
          </table:table-cell>
          <table:table-cell table:style-name="ce2" table:formula="of:=HYPERLINK([.A10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4.mp4</text:p>
          </table:table-cell>
          <table:table-cell table:style-name="ce2" table:formula="of:=HYPERLINK([.A10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2.mp4</text:p>
          </table:table-cell>
          <table:table-cell table:style-name="ce2" table:formula="of:=HYPERLINK([.A10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5.mp4</text:p>
          </table:table-cell>
          <table:table-cell table:style-name="ce2" table:formula="of:=HYPERLINK([.A10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3.mp4</text:p>
          </table:table-cell>
          <table:table-cell table:style-name="ce2" table:formula="of:=HYPERLINK([.A10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7.mp4</text:p>
          </table:table-cell>
          <table:table-cell table:style-name="ce2" table:formula="of:=HYPERLINK([.A10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3.mp4</text:p>
          </table:table-cell>
          <table:table-cell table:style-name="ce2" table:formula="of:=HYPERLINK([.A1053]; &quot;View Now&quot;)" office:value-type="string" office:string-value="View Now">
            <text:p>View Now</text:p>
          </table:table-cell>
          <table:table-cell office:value-type="string">
            <text:p>video/mp4</text:p>
          </table:table-cell>
          <table:table-cell office:value-type="float" office:value="1695.016009">
            <text:p>1695.01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2.mp4</text:p>
          </table:table-cell>
          <table:table-cell table:style-name="ce2" table:formula="of:=HYPERLINK([.A10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9.mp4</text:p>
          </table:table-cell>
          <table:table-cell table:style-name="ce2" table:formula="of:=HYPERLINK([.A10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1.mp4</text:p>
          </table:table-cell>
          <table:table-cell table:style-name="ce2" table:formula="of:=HYPERLINK([.A10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6.mp4</text:p>
          </table:table-cell>
          <table:table-cell table:style-name="ce2" table:formula="of:=HYPERLINK([.A10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0.mp4</text:p>
          </table:table-cell>
          <table:table-cell table:style-name="ce2" table:formula="of:=HYPERLINK([.A10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6.mp4</text:p>
          </table:table-cell>
          <table:table-cell table:style-name="ce2" table:formula="of:=HYPERLINK([.A105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5.mp4</text:p>
          </table:table-cell>
          <table:table-cell table:style-name="ce2" table:formula="of:=HYPERLINK([.A10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7.mp4</text:p>
          </table:table-cell>
          <table:table-cell table:style-name="ce2" table:formula="of:=HYPERLINK([.A10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8.mp4</text:p>
          </table:table-cell>
          <table:table-cell table:style-name="ce2" table:formula="of:=HYPERLINK([.A10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8.mp4</text:p>
          </table:table-cell>
          <table:table-cell table:style-name="ce2" table:formula="of:=HYPERLINK([.A10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9.mp4</text:p>
          </table:table-cell>
          <table:table-cell table:style-name="ce2" table:formula="of:=HYPERLINK([.A10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0.mp4</text:p>
          </table:table-cell>
          <table:table-cell table:style-name="ce2" table:formula="of:=HYPERLINK([.A10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6.mp4</text:p>
          </table:table-cell>
          <table:table-cell table:style-name="ce2" table:formula="of:=HYPERLINK([.A106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5.mp4</text:p>
          </table:table-cell>
          <table:table-cell table:style-name="ce2" table:formula="of:=HYPERLINK([.A10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2.mp4</text:p>
          </table:table-cell>
          <table:table-cell table:style-name="ce2" table:formula="of:=HYPERLINK([.A10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1.mp4</text:p>
          </table:table-cell>
          <table:table-cell table:style-name="ce2" table:formula="of:=HYPERLINK([.A10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3.mp4</text:p>
          </table:table-cell>
          <table:table-cell table:style-name="ce2" table:formula="of:=HYPERLINK([.A10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4.mp4</text:p>
          </table:table-cell>
          <table:table-cell table:style-name="ce2" table:formula="of:=HYPERLINK([.A10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1.mp4</text:p>
          </table:table-cell>
          <table:table-cell table:style-name="ce2" table:formula="of:=HYPERLINK([.A107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4.mp4</text:p>
          </table:table-cell>
          <table:table-cell table:style-name="ce2" table:formula="of:=HYPERLINK([.A10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0.mp4</text:p>
          </table:table-cell>
          <table:table-cell table:style-name="ce2" table:formula="of:=HYPERLINK([.A10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2.mp4</text:p>
          </table:table-cell>
          <table:table-cell table:style-name="ce2" table:formula="of:=HYPERLINK([.A10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9.mp4</text:p>
          </table:table-cell>
          <table:table-cell table:style-name="ce2" table:formula="of:=HYPERLINK([.A10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7.mp4</text:p>
          </table:table-cell>
          <table:table-cell table:style-name="ce2" table:formula="of:=HYPERLINK([.A10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8.mp4</text:p>
          </table:table-cell>
          <table:table-cell table:style-name="ce2" table:formula="of:=HYPERLINK([.A10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5.mp4</text:p>
          </table:table-cell>
          <table:table-cell table:style-name="ce2" table:formula="of:=HYPERLINK([.A107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4.mp4</text:p>
          </table:table-cell>
          <table:table-cell table:style-name="ce2" table:formula="of:=HYPERLINK([.A10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9.mp4</text:p>
          </table:table-cell>
          <table:table-cell table:style-name="ce2" table:formula="of:=HYPERLINK([.A10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3.mp4</text:p>
          </table:table-cell>
          <table:table-cell table:style-name="ce2" table:formula="of:=HYPERLINK([.A108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6.mp4</text:p>
          </table:table-cell>
          <table:table-cell table:style-name="ce2" table:formula="of:=HYPERLINK([.A10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7.mp4</text:p>
          </table:table-cell>
          <table:table-cell table:style-name="ce2" table:formula="of:=HYPERLINK([.A10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8.mp4</text:p>
          </table:table-cell>
          <table:table-cell table:style-name="ce2" table:formula="of:=HYPERLINK([.A10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1.mp4</text:p>
          </table:table-cell>
          <table:table-cell table:style-name="ce2" table:formula="of:=HYPERLINK([.A10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0.mp4</text:p>
          </table:table-cell>
          <table:table-cell table:style-name="ce2" table:formula="of:=HYPERLINK([.A10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3.mp4</text:p>
          </table:table-cell>
          <table:table-cell table:style-name="ce2" table:formula="of:=HYPERLINK([.A10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4.mp4</text:p>
          </table:table-cell>
          <table:table-cell table:style-name="ce2" table:formula="of:=HYPERLINK([.A10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2.mp4</text:p>
          </table:table-cell>
          <table:table-cell table:style-name="ce2" table:formula="of:=HYPERLINK([.A109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5.mp4</text:p>
          </table:table-cell>
          <table:table-cell table:style-name="ce2" table:formula="of:=HYPERLINK([.A10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6.mp4</text:p>
          </table:table-cell>
          <table:table-cell table:style-name="ce2" table:formula="of:=HYPERLINK([.A10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7.mp4</text:p>
          </table:table-cell>
          <table:table-cell table:style-name="ce2" table:formula="of:=HYPERLINK([.A10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0.mp4</text:p>
          </table:table-cell>
          <table:table-cell table:style-name="ce2" table:formula="of:=HYPERLINK([.A10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1.mp4</text:p>
          </table:table-cell>
          <table:table-cell table:style-name="ce2" table:formula="of:=HYPERLINK([.A10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8.mp4</text:p>
          </table:table-cell>
          <table:table-cell table:style-name="ce2" table:formula="of:=HYPERLINK([.A10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9.mp4</text:p>
          </table:table-cell>
          <table:table-cell table:style-name="ce2" table:formula="of:=HYPERLINK([.A10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2.mp4</text:p>
          </table:table-cell>
          <table:table-cell table:style-name="ce2" table:formula="of:=HYPERLINK([.A10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3.mp4</text:p>
          </table:table-cell>
          <table:table-cell table:style-name="ce2" table:formula="of:=HYPERLINK([.A10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0.mp4</text:p>
          </table:table-cell>
          <table:table-cell table:style-name="ce2" table:formula="of:=HYPERLINK([.A11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5.mp4</text:p>
          </table:table-cell>
          <table:table-cell table:style-name="ce2" table:formula="of:=HYPERLINK([.A11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6.mp4</text:p>
          </table:table-cell>
          <table:table-cell table:style-name="ce2" table:formula="of:=HYPERLINK([.A11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4.mp4</text:p>
          </table:table-cell>
          <table:table-cell table:style-name="ce2" table:formula="of:=HYPERLINK([.A110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4.mp4</text:p>
          </table:table-cell>
          <table:table-cell table:style-name="ce2" table:formula="of:=HYPERLINK([.A11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3.mp4</text:p>
          </table:table-cell>
          <table:table-cell table:style-name="ce2" table:formula="of:=HYPERLINK([.A11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5.mp4</text:p>
          </table:table-cell>
          <table:table-cell table:style-name="ce2" table:formula="of:=HYPERLINK([.A11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6.mp4</text:p>
          </table:table-cell>
          <table:table-cell table:style-name="ce2" table:formula="of:=HYPERLINK([.A11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1.mp4</text:p>
          </table:table-cell>
          <table:table-cell table:style-name="ce2" table:formula="of:=HYPERLINK([.A11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7.mp4</text:p>
          </table:table-cell>
          <table:table-cell table:style-name="ce2" table:formula="of:=HYPERLINK([.A11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8.mp4</text:p>
          </table:table-cell>
          <table:table-cell table:style-name="ce2" table:formula="of:=HYPERLINK([.A11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2.mp4</text:p>
          </table:table-cell>
          <table:table-cell table:style-name="ce2" table:formula="of:=HYPERLINK([.A11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8.mp4</text:p>
          </table:table-cell>
          <table:table-cell table:style-name="ce2" table:formula="of:=HYPERLINK([.A11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9.mp4</text:p>
          </table:table-cell>
          <table:table-cell table:style-name="ce2" table:formula="of:=HYPERLINK([.A11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7.mp4</text:p>
          </table:table-cell>
          <table:table-cell table:style-name="ce2" table:formula="of:=HYPERLINK([.A11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0.mp4</text:p>
          </table:table-cell>
          <table:table-cell table:style-name="ce2" table:formula="of:=HYPERLINK([.A111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1.mp4</text:p>
          </table:table-cell>
          <table:table-cell table:style-name="ce2" table:formula="of:=HYPERLINK([.A111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3.mp4</text:p>
          </table:table-cell>
          <table:table-cell table:style-name="ce2" table:formula="of:=HYPERLINK([.A11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2.mp4</text:p>
          </table:table-cell>
          <table:table-cell table:style-name="ce2" table:formula="of:=HYPERLINK([.A11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9.mp4</text:p>
          </table:table-cell>
          <table:table-cell table:style-name="ce2" table:formula="of:=HYPERLINK([.A111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7.mp4</text:p>
          </table:table-cell>
          <table:table-cell table:style-name="ce2" table:formula="of:=HYPERLINK([.A112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5.mp4</text:p>
          </table:table-cell>
          <table:table-cell table:style-name="ce2" table:formula="of:=HYPERLINK([.A11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9.mp4</text:p>
          </table:table-cell>
          <table:table-cell table:style-name="ce2" table:formula="of:=HYPERLINK([.A11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4.mp4</text:p>
          </table:table-cell>
          <table:table-cell table:style-name="ce2" table:formula="of:=HYPERLINK([.A11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8.mp4</text:p>
          </table:table-cell>
          <table:table-cell table:style-name="ce2" table:formula="of:=HYPERLINK([.A11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6.mp4</text:p>
          </table:table-cell>
          <table:table-cell table:style-name="ce2" table:formula="of:=HYPERLINK([.A11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1.mp4</text:p>
          </table:table-cell>
          <table:table-cell table:style-name="ce2" table:formula="of:=HYPERLINK([.A11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0.mp4</text:p>
          </table:table-cell>
          <table:table-cell table:style-name="ce2" table:formula="of:=HYPERLINK([.A11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5.mp4</text:p>
          </table:table-cell>
          <table:table-cell table:style-name="ce2" table:formula="of:=HYPERLINK([.A11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3.mp4</text:p>
          </table:table-cell>
          <table:table-cell table:style-name="ce2" table:formula="of:=HYPERLINK([.A112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4.mp4</text:p>
          </table:table-cell>
          <table:table-cell table:style-name="ce2" table:formula="of:=HYPERLINK([.A11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7.mp4</text:p>
          </table:table-cell>
          <table:table-cell table:style-name="ce2" table:formula="of:=HYPERLINK([.A11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6.mp4</text:p>
          </table:table-cell>
          <table:table-cell table:style-name="ce2" table:formula="of:=HYPERLINK([.A11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8.mp4</text:p>
          </table:table-cell>
          <table:table-cell table:style-name="ce2" table:formula="of:=HYPERLINK([.A11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0.mp4</text:p>
          </table:table-cell>
          <table:table-cell table:style-name="ce2" table:formula="of:=HYPERLINK([.A11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4.mp4</text:p>
          </table:table-cell>
          <table:table-cell table:style-name="ce2" table:formula="of:=HYPERLINK([.A11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5.mp4</text:p>
          </table:table-cell>
          <table:table-cell table:style-name="ce2" table:formula="of:=HYPERLINK([.A11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7.mp4</text:p>
          </table:table-cell>
          <table:table-cell table:style-name="ce2" table:formula="of:=HYPERLINK([.A11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8.mp4</text:p>
          </table:table-cell>
          <table:table-cell table:style-name="ce2" table:formula="of:=HYPERLINK([.A11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0.mp4</text:p>
          </table:table-cell>
          <table:table-cell table:style-name="ce2" table:formula="of:=HYPERLINK([.A11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9.mp4</text:p>
          </table:table-cell>
          <table:table-cell table:style-name="ce2" table:formula="of:=HYPERLINK([.A11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1.mp4</text:p>
          </table:table-cell>
          <table:table-cell table:style-name="ce2" table:formula="of:=HYPERLINK([.A11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6.mp4</text:p>
          </table:table-cell>
          <table:table-cell table:style-name="ce2" table:formula="of:=HYPERLINK([.A11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3.mp4</text:p>
          </table:table-cell>
          <table:table-cell table:style-name="ce2" table:formula="of:=HYPERLINK([.A11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2.mp4</text:p>
          </table:table-cell>
          <table:table-cell table:style-name="ce2" table:formula="of:=HYPERLINK([.A11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3.mp4</text:p>
          </table:table-cell>
          <table:table-cell table:style-name="ce2" table:formula="of:=HYPERLINK([.A11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5.mp4</text:p>
          </table:table-cell>
          <table:table-cell table:style-name="ce2" table:formula="of:=HYPERLINK([.A11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9.mp4</text:p>
          </table:table-cell>
          <table:table-cell table:style-name="ce2" table:formula="of:=HYPERLINK([.A11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1.mp4</text:p>
          </table:table-cell>
          <table:table-cell table:style-name="ce2" table:formula="of:=HYPERLINK([.A114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7.mp4</text:p>
          </table:table-cell>
          <table:table-cell table:style-name="ce2" table:formula="of:=HYPERLINK([.A11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9.mp4</text:p>
          </table:table-cell>
          <table:table-cell table:style-name="ce2" table:formula="of:=HYPERLINK([.A11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4.mp4</text:p>
          </table:table-cell>
          <table:table-cell table:style-name="ce2" table:formula="of:=HYPERLINK([.A11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8.mp4</text:p>
          </table:table-cell>
          <table:table-cell table:style-name="ce2" table:formula="of:=HYPERLINK([.A11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1.mp4</text:p>
          </table:table-cell>
          <table:table-cell table:style-name="ce2" table:formula="of:=HYPERLINK([.A11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2.mp4</text:p>
          </table:table-cell>
          <table:table-cell table:style-name="ce2" table:formula="of:=HYPERLINK([.A11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0.mp4</text:p>
          </table:table-cell>
          <table:table-cell table:style-name="ce2" table:formula="of:=HYPERLINK([.A11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3.mp4</text:p>
          </table:table-cell>
          <table:table-cell table:style-name="ce2" table:formula="of:=HYPERLINK([.A115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6.mp4</text:p>
          </table:table-cell>
          <table:table-cell table:style-name="ce2" table:formula="of:=HYPERLINK([.A11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7.mp4</text:p>
          </table:table-cell>
          <table:table-cell table:style-name="ce2" table:formula="of:=HYPERLINK([.A11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2.mp4</text:p>
          </table:table-cell>
          <table:table-cell table:style-name="ce2" table:formula="of:=HYPERLINK([.A11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5.mp4</text:p>
          </table:table-cell>
          <table:table-cell table:style-name="ce2" table:formula="of:=HYPERLINK([.A11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1.mp4</text:p>
          </table:table-cell>
          <table:table-cell table:style-name="ce2" table:formula="of:=HYPERLINK([.A11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4.mp4</text:p>
          </table:table-cell>
          <table:table-cell table:style-name="ce2" table:formula="of:=HYPERLINK([.A11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2.mp4</text:p>
          </table:table-cell>
          <table:table-cell table:style-name="ce2" table:formula="of:=HYPERLINK([.A11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3.mp4</text:p>
          </table:table-cell>
          <table:table-cell table:style-name="ce2" table:formula="of:=HYPERLINK([.A116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6.mp4</text:p>
          </table:table-cell>
          <table:table-cell table:style-name="ce2" table:formula="of:=HYPERLINK([.A11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0.mp4</text:p>
          </table:table-cell>
          <table:table-cell table:style-name="ce2" table:formula="of:=HYPERLINK([.A11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5.mp4</text:p>
          </table:table-cell>
          <table:table-cell table:style-name="ce2" table:formula="of:=HYPERLINK([.A11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9.mp4</text:p>
          </table:table-cell>
          <table:table-cell table:style-name="ce2" table:formula="of:=HYPERLINK([.A11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8.mp4</text:p>
          </table:table-cell>
          <table:table-cell table:style-name="ce2" table:formula="of:=HYPERLINK([.A11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2.mp4</text:p>
          </table:table-cell>
          <table:table-cell table:style-name="ce2" table:formula="of:=HYPERLINK([.A11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7.mp4</text:p>
          </table:table-cell>
          <table:table-cell table:style-name="ce2" table:formula="of:=HYPERLINK([.A11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4.mp4</text:p>
          </table:table-cell>
          <table:table-cell table:style-name="ce2" table:formula="of:=HYPERLINK([.A11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8.mp4</text:p>
          </table:table-cell>
          <table:table-cell table:style-name="ce2" table:formula="of:=HYPERLINK([.A11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0.mp4</text:p>
          </table:table-cell>
          <table:table-cell table:style-name="ce2" table:formula="of:=HYPERLINK([.A11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6.mp4</text:p>
          </table:table-cell>
          <table:table-cell table:style-name="ce2" table:formula="of:=HYPERLINK([.A11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6.mp4</text:p>
          </table:table-cell>
          <table:table-cell table:style-name="ce2" table:formula="of:=HYPERLINK([.A117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3.mp4</text:p>
          </table:table-cell>
          <table:table-cell table:style-name="ce2" table:formula="of:=HYPERLINK([.A11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2.mp4</text:p>
          </table:table-cell>
          <table:table-cell table:style-name="ce2" table:formula="of:=HYPERLINK([.A11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5.mp4</text:p>
          </table:table-cell>
          <table:table-cell table:style-name="ce2" table:formula="of:=HYPERLINK([.A11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4.mp4</text:p>
          </table:table-cell>
          <table:table-cell table:style-name="ce2" table:formula="of:=HYPERLINK([.A11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1.mp4</text:p>
          </table:table-cell>
          <table:table-cell table:style-name="ce2" table:formula="of:=HYPERLINK([.A11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7.mp4</text:p>
          </table:table-cell>
          <table:table-cell table:style-name="ce2" table:formula="of:=HYPERLINK([.A11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9.mp4</text:p>
          </table:table-cell>
          <table:table-cell table:style-name="ce2" table:formula="of:=HYPERLINK([.A11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9.mp4</text:p>
          </table:table-cell>
          <table:table-cell table:style-name="ce2" table:formula="of:=HYPERLINK([.A11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4.mp4</text:p>
          </table:table-cell>
          <table:table-cell table:style-name="ce2" table:formula="of:=HYPERLINK([.A11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3.mp4</text:p>
          </table:table-cell>
          <table:table-cell table:style-name="ce2" table:formula="of:=HYPERLINK([.A11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2.mp4</text:p>
          </table:table-cell>
          <table:table-cell table:style-name="ce2" table:formula="of:=HYPERLINK([.A11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0.mp4</text:p>
          </table:table-cell>
          <table:table-cell table:style-name="ce2" table:formula="of:=HYPERLINK([.A11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1.mp4</text:p>
          </table:table-cell>
          <table:table-cell table:style-name="ce2" table:formula="of:=HYPERLINK([.A11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6.mp4</text:p>
          </table:table-cell>
          <table:table-cell table:style-name="ce2" table:formula="of:=HYPERLINK([.A11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7.mp4</text:p>
          </table:table-cell>
          <table:table-cell table:style-name="ce2" table:formula="of:=HYPERLINK([.A11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0.mp4</text:p>
          </table:table-cell>
          <table:table-cell table:style-name="ce2" table:formula="of:=HYPERLINK([.A11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1.mp4</text:p>
          </table:table-cell>
          <table:table-cell table:style-name="ce2" table:formula="of:=HYPERLINK([.A11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4.mp4</text:p>
          </table:table-cell>
          <table:table-cell table:style-name="ce2" table:formula="of:=HYPERLINK([.A11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2.mp4</text:p>
          </table:table-cell>
          <table:table-cell table:style-name="ce2" table:formula="of:=HYPERLINK([.A11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8.mp4</text:p>
          </table:table-cell>
          <table:table-cell table:style-name="ce2" table:formula="of:=HYPERLINK([.A11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8.mp4</text:p>
          </table:table-cell>
          <table:table-cell table:style-name="ce2" table:formula="of:=HYPERLINK([.A11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3.mp4</text:p>
          </table:table-cell>
          <table:table-cell table:style-name="ce2" table:formula="of:=HYPERLINK([.A11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9.mp4</text:p>
          </table:table-cell>
          <table:table-cell table:style-name="ce2" table:formula="of:=HYPERLINK([.A11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7.mp4</text:p>
          </table:table-cell>
          <table:table-cell table:style-name="ce2" table:formula="of:=HYPERLINK([.A12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1.mp4</text:p>
          </table:table-cell>
          <table:table-cell table:style-name="ce2" table:formula="of:=HYPERLINK([.A12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5.mp4</text:p>
          </table:table-cell>
          <table:table-cell table:style-name="ce2" table:formula="of:=HYPERLINK([.A12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8.mp4</text:p>
          </table:table-cell>
          <table:table-cell table:style-name="ce2" table:formula="of:=HYPERLINK([.A12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6.mp4</text:p>
          </table:table-cell>
          <table:table-cell table:style-name="ce2" table:formula="of:=HYPERLINK([.A12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0.mp4</text:p>
          </table:table-cell>
          <table:table-cell table:style-name="ce2" table:formula="of:=HYPERLINK([.A12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2.mp4</text:p>
          </table:table-cell>
          <table:table-cell table:style-name="ce2" table:formula="of:=HYPERLINK([.A12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4.mp4</text:p>
          </table:table-cell>
          <table:table-cell table:style-name="ce2" table:formula="of:=HYPERLINK([.A12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9.mp4</text:p>
          </table:table-cell>
          <table:table-cell table:style-name="ce2" table:formula="of:=HYPERLINK([.A12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5.mp4</text:p>
          </table:table-cell>
          <table:table-cell table:style-name="ce2" table:formula="of:=HYPERLINK([.A12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3.mp4</text:p>
          </table:table-cell>
          <table:table-cell table:style-name="ce2" table:formula="of:=HYPERLINK([.A12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7.mp4</text:p>
          </table:table-cell>
          <table:table-cell table:style-name="ce2" table:formula="of:=HYPERLINK([.A121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6.mp4</text:p>
          </table:table-cell>
          <table:table-cell table:style-name="ce2" table:formula="of:=HYPERLINK([.A12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0.mp4</text:p>
          </table:table-cell>
          <table:table-cell table:style-name="ce2" table:formula="of:=HYPERLINK([.A12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1.mp4</text:p>
          </table:table-cell>
          <table:table-cell table:style-name="ce2" table:formula="of:=HYPERLINK([.A12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9.mp4</text:p>
          </table:table-cell>
          <table:table-cell table:style-name="ce2" table:formula="of:=HYPERLINK([.A12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5.mp4</text:p>
          </table:table-cell>
          <table:table-cell table:style-name="ce2" table:formula="of:=HYPERLINK([.A12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2.mp4</text:p>
          </table:table-cell>
          <table:table-cell table:style-name="ce2" table:formula="of:=HYPERLINK([.A12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8.mp4</text:p>
          </table:table-cell>
          <table:table-cell table:style-name="ce2" table:formula="of:=HYPERLINK([.A121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3.mp4</text:p>
          </table:table-cell>
          <table:table-cell table:style-name="ce2" table:formula="of:=HYPERLINK([.A12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8.mp4</text:p>
          </table:table-cell>
          <table:table-cell table:style-name="ce2" table:formula="of:=HYPERLINK([.A12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6.mp4</text:p>
          </table:table-cell>
          <table:table-cell table:style-name="ce2" table:formula="of:=HYPERLINK([.A12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3.mp4</text:p>
          </table:table-cell>
          <table:table-cell table:style-name="ce2" table:formula="of:=HYPERLINK([.A12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4.mp4</text:p>
          </table:table-cell>
          <table:table-cell table:style-name="ce2" table:formula="of:=HYPERLINK([.A12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1.mp4</text:p>
          </table:table-cell>
          <table:table-cell table:style-name="ce2" table:formula="of:=HYPERLINK([.A12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2.mp4</text:p>
          </table:table-cell>
          <table:table-cell table:style-name="ce2" table:formula="of:=HYPERLINK([.A12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7.mp4</text:p>
          </table:table-cell>
          <table:table-cell table:style-name="ce2" table:formula="of:=HYPERLINK([.A122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8.mp4</text:p>
          </table:table-cell>
          <table:table-cell table:style-name="ce2" table:formula="of:=HYPERLINK([.A12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5.mp4</text:p>
          </table:table-cell>
          <table:table-cell table:style-name="ce2" table:formula="of:=HYPERLINK([.A12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4.mp4</text:p>
          </table:table-cell>
          <table:table-cell table:style-name="ce2" table:formula="of:=HYPERLINK([.A12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5.mp4</text:p>
          </table:table-cell>
          <table:table-cell table:style-name="ce2" table:formula="of:=HYPERLINK([.A12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9.mp4</text:p>
          </table:table-cell>
          <table:table-cell table:style-name="ce2" table:formula="of:=HYPERLINK([.A12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0.mp4</text:p>
          </table:table-cell>
          <table:table-cell table:style-name="ce2" table:formula="of:=HYPERLINK([.A12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3.mp4</text:p>
          </table:table-cell>
          <table:table-cell table:style-name="ce2" table:formula="of:=HYPERLINK([.A12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6.mp4</text:p>
          </table:table-cell>
          <table:table-cell table:style-name="ce2" table:formula="of:=HYPERLINK([.A1234]; &quot;View Now&quot;)" office:value-type="string" office:string-value="View Now">
            <text:p>View Now</text:p>
          </table:table-cell>
          <table:table-cell office:value-type="string">
            <text:p>video/mp4</text:p>
          </table:table-cell>
          <table:table-cell office:value-type="float" office:value="3620.75">
            <text:p>362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0.mp4</text:p>
          </table:table-cell>
          <table:table-cell table:style-name="ce2" table:formula="of:=HYPERLINK([.A12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1.mp4</text:p>
          </table:table-cell>
          <table:table-cell table:style-name="ce2" table:formula="of:=HYPERLINK([.A12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6.mp4</text:p>
          </table:table-cell>
          <table:table-cell table:style-name="ce2" table:formula="of:=HYPERLINK([.A12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8.mp4</text:p>
          </table:table-cell>
          <table:table-cell table:style-name="ce2" table:formula="of:=HYPERLINK([.A12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7.mp4</text:p>
          </table:table-cell>
          <table:table-cell table:style-name="ce2" table:formula="of:=HYPERLINK([.A12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7.mp4</text:p>
          </table:table-cell>
          <table:table-cell table:style-name="ce2" table:formula="of:=HYPERLINK([.A12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10.mp4</text:p>
          </table:table-cell>
          <table:table-cell table:style-name="ce2" table:formula="of:=HYPERLINK([.A12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9.mp4</text:p>
          </table:table-cell>
          <table:table-cell table:style-name="ce2" table:formula="of:=HYPERLINK([.A12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5.mp4</text:p>
          </table:table-cell>
          <table:table-cell table:style-name="ce2" table:formula="of:=HYPERLINK([.A12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2.mp4</text:p>
          </table:table-cell>
          <table:table-cell table:style-name="ce2" table:formula="of:=HYPERLINK([.A12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599.mp4</text:p>
          </table:table-cell>
          <table:table-cell table:style-name="ce2" table:formula="of:=HYPERLINK([.A12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12.mp4</text:p>
          </table:table-cell>
          <table:table-cell table:style-name="ce2" table:formula="of:=HYPERLINK([.A12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11.mp4</text:p>
          </table:table-cell>
          <table:table-cell table:style-name="ce2" table:formula="of:=HYPERLINK([.A12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9.mp4</text:p>
          </table:table-cell>
          <table:table-cell table:style-name="ce2" table:formula="of:=HYPERLINK([.A124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4.mp4</text:p>
          </table:table-cell>
          <table:table-cell table:style-name="ce2" table:formula="of:=HYPERLINK([.A124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5.mp4</text:p>
          </table:table-cell>
          <table:table-cell table:style-name="ce2" table:formula="of:=HYPERLINK([.A12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2.mp4</text:p>
          </table:table-cell>
          <table:table-cell table:style-name="ce2" table:formula="of:=HYPERLINK([.A12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4.mp4</text:p>
          </table:table-cell>
          <table:table-cell table:style-name="ce2" table:formula="of:=HYPERLINK([.A12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3.mp4</text:p>
          </table:table-cell>
          <table:table-cell table:style-name="ce2" table:formula="of:=HYPERLINK([.A125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8376.m4a</text:p>
          </table:table-cell>
          <table:table-cell table:style-name="ce2" table:formula="of:=HYPERLINK([.A1254]; &quot;View Now&quot;)" office:value-type="string" office:string-value="View Now">
            <text:p>View Now</text:p>
          </table:table-cell>
          <table:table-cell office:value-type="string">
            <text:p>audio/mp4</text:p>
          </table:table-cell>
          <table:table-cell office:value-type="float" office:value="59.239">
            <text:p>59.23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4.m4a</text:p>
          </table:table-cell>
          <table:table-cell table:style-name="ce2" table:formula="of:=HYPERLINK([.A1255]; &quot;View Now&quot;)" office:value-type="string" office:string-value="View Now">
            <text:p>View Now</text:p>
          </table:table-cell>
          <table:table-cell office:value-type="string">
            <text:p>audio/mp4</text:p>
          </table:table-cell>
          <table:table-cell office:value-type="float" office:value="24.123">
            <text:p>24.12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5.m4a</text:p>
          </table:table-cell>
          <table:table-cell table:style-name="ce2" table:formula="of:=HYPERLINK([.A1256];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0.mp4</text:p>
          </table:table-cell>
          <table:table-cell table:style-name="ce2" table:formula="of:=HYPERLINK([.A12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6.m4a</text:p>
          </table:table-cell>
          <table:table-cell table:style-name="ce2" table:formula="of:=HYPERLINK([.A1258]; &quot;View Now&quot;)" office:value-type="string" office:string-value="View Now">
            <text:p>View Now</text:p>
          </table:table-cell>
          <table:table-cell office:value-type="string">
            <text:p>audio/mp4</text:p>
          </table:table-cell>
          <table:table-cell office:value-type="float" office:value="107.196">
            <text:p>107.1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6.mp4</text:p>
          </table:table-cell>
          <table:table-cell table:style-name="ce2" table:formula="of:=HYPERLINK([.A125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598.mp4</text:p>
          </table:table-cell>
          <table:table-cell table:style-name="ce2" table:formula="of:=HYPERLINK([.A12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7.m4a</text:p>
          </table:table-cell>
          <table:table-cell table:style-name="ce2" table:formula="of:=HYPERLINK([.A1261]; &quot;View Now&quot;)" office:value-type="string" office:string-value="View Now">
            <text:p>View Now</text:p>
          </table:table-cell>
          <table:table-cell office:value-type="string">
            <text:p>audio/mp4</text:p>
          </table:table-cell>
          <table:table-cell office:value-type="float" office:value="49.528">
            <text:p>49.5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1.mp4</text:p>
          </table:table-cell>
          <table:table-cell table:style-name="ce2" table:formula="of:=HYPERLINK([.A12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7.mp4</text:p>
          </table:table-cell>
          <table:table-cell table:style-name="ce2" table:formula="of:=HYPERLINK([.A12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8.m4a</text:p>
          </table:table-cell>
          <table:table-cell table:style-name="ce2" table:formula="of:=HYPERLINK([.A1264]; &quot;View Now&quot;)" office:value-type="string" office:string-value="View Now">
            <text:p>View Now</text:p>
          </table:table-cell>
          <table:table-cell office:value-type="string">
            <text:p>audio/mp4</text:p>
          </table:table-cell>
          <table:table-cell office:value-type="float" office:value="13.019">
            <text:p>13.01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9.m4a</text:p>
          </table:table-cell>
          <table:table-cell table:style-name="ce2" table:formula="of:=HYPERLINK([.A1265];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401.m4a</text:p>
          </table:table-cell>
          <table:table-cell table:style-name="ce2" table:formula="of:=HYPERLINK([.A1266]; &quot;View Now&quot;)" office:value-type="string" office:string-value="View Now">
            <text:p>View Now</text:p>
          </table:table-cell>
          <table:table-cell office:value-type="string">
            <text:p>audio/mp4</text:p>
          </table:table-cell>
          <table:table-cell office:value-type="float" office:value="59.027">
            <text:p>59.02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13.mp4</text:p>
          </table:table-cell>
          <table:table-cell table:style-name="ce2" table:formula="of:=HYPERLINK([.A12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400.m4a</text:p>
          </table:table-cell>
          <table:table-cell table:style-name="ce2" table:formula="of:=HYPERLINK([.A1268]; &quot;View Now&quot;)" office:value-type="string" office:string-value="View Now">
            <text:p>View Now</text:p>
          </table:table-cell>
          <table:table-cell office:value-type="string">
            <text:p>audio/mp4</text:p>
          </table:table-cell>
          <table:table-cell office:value-type="float" office:value="19.879">
            <text:p>19.8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10.mp4</text:p>
          </table:table-cell>
          <table:table-cell table:style-name="ce2" table:formula="of:=HYPERLINK([.A12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83881.m4a</text:p>
          </table:table-cell>
          <table:table-cell table:style-name="ce2" table:formula="of:=HYPERLINK([.A1270]; &quot;View Now&quot;)" office:value-type="string" office:string-value="View Now">
            <text:p>View Now</text:p>
          </table:table-cell>
          <table:table-cell office:value-type="string">
            <text:p>audio/mp4</text:p>
          </table:table-cell>
          <table:table-cell office:value-type="float" office:value="101.079">
            <text:p>101.0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8.mp4</text:p>
          </table:table-cell>
          <table:table-cell table:style-name="ce2" table:formula="of:=HYPERLINK([.A12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89243.m4a</text:p>
          </table:table-cell>
          <table:table-cell table:style-name="ce2" table:formula="of:=HYPERLINK([.A1272]; &quot;View Now&quot;)" office:value-type="string" office:string-value="View Now">
            <text:p>View Now</text:p>
          </table:table-cell>
          <table:table-cell office:value-type="string">
            <text:p>audio/mp4</text:p>
          </table:table-cell>
          <table:table-cell office:value-type="float" office:value="56.17">
            <text:p>56.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9.mp4</text:p>
          </table:table-cell>
          <table:table-cell table:style-name="ce2" table:formula="of:=HYPERLINK([.A12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11.mp4</text:p>
          </table:table-cell>
          <table:table-cell table:style-name="ce2" table:formula="of:=HYPERLINK([.A12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90492.m4a</text:p>
          </table:table-cell>
          <table:table-cell table:style-name="ce2" table:formula="of:=HYPERLINK([.A1275]; &quot;View Now&quot;)" office:value-type="string" office:string-value="View Now">
            <text:p>View Now</text:p>
          </table:table-cell>
          <table:table-cell office:value-type="string">
            <text:p>audio/mp4</text:p>
          </table:table-cell>
          <table:table-cell office:value-type="float" office:value="46.412993">
            <text:p>46.41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96469.m4a</text:p>
          </table:table-cell>
          <table:table-cell table:style-name="ce2" table:formula="of:=HYPERLINK([.A1276]; &quot;View Now&quot;)" office:value-type="string" office:string-value="View Now">
            <text:p>View Now</text:p>
          </table:table-cell>
          <table:table-cell office:value-type="string">
            <text:p>audio/mp4</text:p>
          </table:table-cell>
          <table:table-cell office:value-type="float" office:value="36.095">
            <text:p>36.0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87285.mov</text:p>
          </table:table-cell>
          <table:table-cell table:style-name="ce2" table:formula="of:=HYPERLINK([.A1277]; &quot;View Now&quot;)" office:value-type="string" office:string-value="View Now">
            <text:p>View Now</text:p>
          </table:table-cell>
          <table:table-cell office:value-type="string">
            <text:p>video/quicktime</text:p>
          </table:table-cell>
          <table:table-cell office:value-type="float" office:value="34.866667">
            <text:p>34.866667</text:p>
          </table:table-cell>
          <table:table-cell table:number-columns-repeated="2"/>
          <table:table-cell office:value-type="string">
            <text:p>2020-05-27T20:00: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087284.mp4</text:p>
          </table:table-cell>
          <table:table-cell table:style-name="ce2" table:formula="of:=HYPERLINK([.A1278]; &quot;View Now&quot;)" office:value-type="string" office:string-value="View Now">
            <text:p>View Now</text:p>
          </table:table-cell>
          <table:table-cell office:value-type="string">
            <text:p>video/mp4</text:p>
          </table:table-cell>
          <table:table-cell office:value-type="float" office:value="146.666667">
            <text:p>146.666667</text:p>
          </table:table-cell>
          <table:table-cell table:number-columns-repeated="2"/>
          <table:table-cell office:value-type="string">
            <text:p>2020-05-27T20:07: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093515.m4a</text:p>
          </table:table-cell>
          <table:table-cell table:style-name="ce2" table:formula="of:=HYPERLINK([.A1279]; &quot;View Now&quot;)" office:value-type="string" office:string-value="View Now">
            <text:p>View Now</text:p>
          </table:table-cell>
          <table:table-cell office:value-type="string">
            <text:p>audio/mp4</text:p>
          </table:table-cell>
          <table:table-cell office:value-type="float" office:value="88.972">
            <text:p>88.97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93695.mp4</text:p>
          </table:table-cell>
          <table:table-cell table:style-name="ce2" table:formula="of:=HYPERLINK([.A1280]; &quot;View Now&quot;)" office:value-type="string" office:string-value="View Now">
            <text:p>View Now</text:p>
          </table:table-cell>
          <table:table-cell office:value-type="string">
            <text:p>video/mp4</text:p>
          </table:table-cell>
          <table:table-cell office:value-type="float" office:value="72.466667">
            <text:p>72.466667</text:p>
          </table:table-cell>
          <table:table-cell table:number-columns-repeated="2"/>
          <table:table-cell office:value-type="string">
            <text:p>2020-05-27T20:08: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093697.m4v</text:p>
          </table:table-cell>
          <table:table-cell table:style-name="ce2" table:formula="of:=HYPERLINK([.A1281]; &quot;View Now&quot;)" office:value-type="string" office:string-value="View Now">
            <text:p>View Now</text:p>
          </table:table-cell>
          <table:table-cell office:value-type="string">
            <text:p>video/mp4</text:p>
          </table:table-cell>
          <table:table-cell office:value-type="float" office:value="85.7">
            <text:p>85.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6840.mov</text:p>
          </table:table-cell>
          <table:table-cell table:style-name="ce2" table:formula="of:=HYPERLINK([.A1282]; &quot;View Now&quot;)" office:value-type="string" office:string-value="View Now">
            <text:p>View Now</text:p>
          </table:table-cell>
          <table:table-cell office:value-type="string">
            <text:p>video/quicktime</text:p>
          </table:table-cell>
          <table:table-cell office:value-type="float" office:value="155.73">
            <text:p>155.73</text:p>
          </table:table-cell>
          <table:table-cell table:number-columns-repeated="2"/>
          <table:table-cell office:value-type="string">
            <text:p>2020-05-27T19:40: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093696.mov</text:p>
          </table:table-cell>
          <table:table-cell table:style-name="ce2" table:formula="of:=HYPERLINK([.A1283]; &quot;View Now&quot;)" office:value-type="string" office:string-value="View Now">
            <text:p>View Now</text:p>
          </table:table-cell>
          <table:table-cell office:value-type="string">
            <text:p>video/quicktime</text:p>
          </table:table-cell>
          <table:table-cell office:value-type="float" office:value="77.998345">
            <text:p>77.998345</text:p>
          </table:table-cell>
          <table:table-cell table:number-columns-repeated="2"/>
          <table:table-cell office:value-type="string">
            <text:p>2020-05-27T19:29: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064612.mp4</text:p>
          </table:table-cell>
          <table:table-cell table:style-name="ce2" table:formula="of:=HYPERLINK([.A128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14.mp4</text:p>
          </table:table-cell>
          <table:table-cell table:style-name="ce2" table:formula="of:=HYPERLINK([.A12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99789.mp4</text:p>
          </table:table-cell>
          <table:table-cell table:style-name="ce2" table:formula="of:=HYPERLINK([.A1286];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104842.m4a</text:p>
          </table:table-cell>
          <table:table-cell table:style-name="ce2" table:formula="of:=HYPERLINK([.A1287]; &quot;View Now&quot;)" office:value-type="string" office:string-value="View Now">
            <text:p>View Now</text:p>
          </table:table-cell>
          <table:table-cell office:value-type="string">
            <text:p>audio/mp4</text:p>
          </table:table-cell>
          <table:table-cell office:value-type="float" office:value="34.211">
            <text:p>34.2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99787.mp4</text:p>
          </table:table-cell>
          <table:table-cell table:style-name="ce2" table:formula="of:=HYPERLINK([.A1288];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102123.mov</text:p>
          </table:table-cell>
          <table:table-cell table:style-name="ce2" table:formula="of:=HYPERLINK([.A1289]; &quot;View Now&quot;)" office:value-type="string" office:string-value="View Now">
            <text:p>View Now</text:p>
          </table:table-cell>
          <table:table-cell office:value-type="string">
            <text:p>video/quicktime</text:p>
          </table:table-cell>
          <table:table-cell office:value-type="float" office:value="42.431678">
            <text:p>42.431678</text:p>
          </table:table-cell>
          <table:table-cell table:number-columns-repeated="2"/>
          <table:table-cell office:value-type="string">
            <text:p>2020-05-27T20:11: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102122.mov</text:p>
          </table:table-cell>
          <table:table-cell table:style-name="ce2" table:formula="of:=HYPERLINK([.A1290]; &quot;View Now&quot;)" office:value-type="string" office:string-value="View Now">
            <text:p>View Now</text:p>
          </table:table-cell>
          <table:table-cell office:value-type="string">
            <text:p>video/quicktime</text:p>
          </table:table-cell>
          <table:table-cell office:value-type="float" office:value="29.5">
            <text:p>29.5</text:p>
          </table:table-cell>
          <table:table-cell table:number-columns-repeated="2"/>
          <table:table-cell office:value-type="string">
            <text:p>2020-05-27T20:11:0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108923.mp4</text:p>
          </table:table-cell>
          <table:table-cell table:style-name="ce2" table:formula="of:=HYPERLINK([.A12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30.mp4</text:p>
          </table:table-cell>
          <table:table-cell table:style-name="ce2" table:formula="of:=HYPERLINK([.A12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31.mp4</text:p>
          </table:table-cell>
          <table:table-cell table:style-name="ce2" table:formula="of:=HYPERLINK([.A12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2.mp4</text:p>
          </table:table-cell>
          <table:table-cell table:style-name="ce2" table:formula="of:=HYPERLINK([.A12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5.mp4</text:p>
          </table:table-cell>
          <table:table-cell table:style-name="ce2" table:formula="of:=HYPERLINK([.A129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0.mp4</text:p>
          </table:table-cell>
          <table:table-cell table:style-name="ce2" table:formula="of:=HYPERLINK([.A12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9.mp4</text:p>
          </table:table-cell>
          <table:table-cell table:style-name="ce2" table:formula="of:=HYPERLINK([.A12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32.mp4</text:p>
          </table:table-cell>
          <table:table-cell table:style-name="ce2" table:formula="of:=HYPERLINK([.A12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1.mp4</text:p>
          </table:table-cell>
          <table:table-cell table:style-name="ce2" table:formula="of:=HYPERLINK([.A12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7.mp4</text:p>
          </table:table-cell>
          <table:table-cell table:style-name="ce2" table:formula="of:=HYPERLINK([.A13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49.mp4</text:p>
          </table:table-cell>
          <table:table-cell table:style-name="ce2" table:formula="of:=HYPERLINK([.A13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4.mp4</text:p>
          </table:table-cell>
          <table:table-cell table:style-name="ce2" table:formula="of:=HYPERLINK([.A130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48.mp4</text:p>
          </table:table-cell>
          <table:table-cell table:style-name="ce2" table:formula="of:=HYPERLINK([.A130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1.mp4</text:p>
          </table:table-cell>
          <table:table-cell table:style-name="ce2" table:formula="of:=HYPERLINK([.A13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8.mp4</text:p>
          </table:table-cell>
          <table:table-cell table:style-name="ce2" table:formula="of:=HYPERLINK([.A13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2.mp4</text:p>
          </table:table-cell>
          <table:table-cell table:style-name="ce2" table:formula="of:=HYPERLINK([.A13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4.mp4</text:p>
          </table:table-cell>
          <table:table-cell table:style-name="ce2" table:formula="of:=HYPERLINK([.A13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0.mp4</text:p>
          </table:table-cell>
          <table:table-cell table:style-name="ce2" table:formula="of:=HYPERLINK([.A13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6.mp4</text:p>
          </table:table-cell>
          <table:table-cell table:style-name="ce2" table:formula="of:=HYPERLINK([.A13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3.mp4</text:p>
          </table:table-cell>
          <table:table-cell table:style-name="ce2" table:formula="of:=HYPERLINK([.A13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7.mp4</text:p>
          </table:table-cell>
          <table:table-cell table:style-name="ce2" table:formula="of:=HYPERLINK([.A13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9.mp4</text:p>
          </table:table-cell>
          <table:table-cell table:style-name="ce2" table:formula="of:=HYPERLINK([.A131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0.mp4</text:p>
          </table:table-cell>
          <table:table-cell table:style-name="ce2" table:formula="of:=HYPERLINK([.A13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8.mp4</text:p>
          </table:table-cell>
          <table:table-cell table:style-name="ce2" table:formula="of:=HYPERLINK([.A13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1.mp4</text:p>
          </table:table-cell>
          <table:table-cell table:style-name="ce2" table:formula="of:=HYPERLINK([.A13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5.mp4</text:p>
          </table:table-cell>
          <table:table-cell table:style-name="ce2" table:formula="of:=HYPERLINK([.A13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7.mp4</text:p>
          </table:table-cell>
          <table:table-cell table:style-name="ce2" table:formula="of:=HYPERLINK([.A13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4.mp4</text:p>
          </table:table-cell>
          <table:table-cell table:style-name="ce2" table:formula="of:=HYPERLINK([.A13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2.mp4</text:p>
          </table:table-cell>
          <table:table-cell table:style-name="ce2" table:formula="of:=HYPERLINK([.A13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3.mp4</text:p>
          </table:table-cell>
          <table:table-cell table:style-name="ce2" table:formula="of:=HYPERLINK([.A13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6.mp4</text:p>
          </table:table-cell>
          <table:table-cell table:style-name="ce2" table:formula="of:=HYPERLINK([.A13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1.mp4</text:p>
          </table:table-cell>
          <table:table-cell table:style-name="ce2" table:formula="of:=HYPERLINK([.A13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8.mp4</text:p>
          </table:table-cell>
          <table:table-cell table:style-name="ce2" table:formula="of:=HYPERLINK([.A13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2.mp4</text:p>
          </table:table-cell>
          <table:table-cell table:style-name="ce2" table:formula="of:=HYPERLINK([.A13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5.mp4</text:p>
          </table:table-cell>
          <table:table-cell table:style-name="ce2" table:formula="of:=HYPERLINK([.A13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6.mp4</text:p>
          </table:table-cell>
          <table:table-cell table:style-name="ce2" table:formula="of:=HYPERLINK([.A13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9.mp4</text:p>
          </table:table-cell>
          <table:table-cell table:style-name="ce2" table:formula="of:=HYPERLINK([.A132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5.mp4</text:p>
          </table:table-cell>
          <table:table-cell table:style-name="ce2" table:formula="of:=HYPERLINK([.A132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0.mp4</text:p>
          </table:table-cell>
          <table:table-cell table:style-name="ce2" table:formula="of:=HYPERLINK([.A13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3.mp4</text:p>
          </table:table-cell>
          <table:table-cell table:style-name="ce2" table:formula="of:=HYPERLINK([.A13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6.mp4</text:p>
          </table:table-cell>
          <table:table-cell table:style-name="ce2" table:formula="of:=HYPERLINK([.A133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9.mp4</text:p>
          </table:table-cell>
          <table:table-cell table:style-name="ce2" table:formula="of:=HYPERLINK([.A13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4.mp4</text:p>
          </table:table-cell>
          <table:table-cell table:style-name="ce2" table:formula="of:=HYPERLINK([.A133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1.mp4</text:p>
          </table:table-cell>
          <table:table-cell table:style-name="ce2" table:formula="of:=HYPERLINK([.A13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6.mp4</text:p>
          </table:table-cell>
          <table:table-cell table:style-name="ce2" table:formula="of:=HYPERLINK([.A13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0.mp4</text:p>
          </table:table-cell>
          <table:table-cell table:style-name="ce2" table:formula="of:=HYPERLINK([.A13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2.mp4</text:p>
          </table:table-cell>
          <table:table-cell table:style-name="ce2" table:formula="of:=HYPERLINK([.A13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5.mp4</text:p>
          </table:table-cell>
          <table:table-cell table:style-name="ce2" table:formula="of:=HYPERLINK([.A13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4.mp4</text:p>
          </table:table-cell>
          <table:table-cell table:style-name="ce2" table:formula="of:=HYPERLINK([.A13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7.mp4</text:p>
          </table:table-cell>
          <table:table-cell table:style-name="ce2" table:formula="of:=HYPERLINK([.A13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0.mp4</text:p>
          </table:table-cell>
          <table:table-cell table:style-name="ce2" table:formula="of:=HYPERLINK([.A13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8.mp4</text:p>
          </table:table-cell>
          <table:table-cell table:style-name="ce2" table:formula="of:=HYPERLINK([.A13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7.mp4</text:p>
          </table:table-cell>
          <table:table-cell table:style-name="ce2" table:formula="of:=HYPERLINK([.A13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8.mp4</text:p>
          </table:table-cell>
          <table:table-cell table:style-name="ce2" table:formula="of:=HYPERLINK([.A13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3.mp4</text:p>
          </table:table-cell>
          <table:table-cell table:style-name="ce2" table:formula="of:=HYPERLINK([.A13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1.mp4</text:p>
          </table:table-cell>
          <table:table-cell table:style-name="ce2" table:formula="of:=HYPERLINK([.A13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5.mp4</text:p>
          </table:table-cell>
          <table:table-cell table:style-name="ce2" table:formula="of:=HYPERLINK([.A13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9.mp4</text:p>
          </table:table-cell>
          <table:table-cell table:style-name="ce2" table:formula="of:=HYPERLINK([.A13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2.mp4</text:p>
          </table:table-cell>
          <table:table-cell table:style-name="ce2" table:formula="of:=HYPERLINK([.A13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6.mp4</text:p>
          </table:table-cell>
          <table:table-cell table:style-name="ce2" table:formula="of:=HYPERLINK([.A1350]; &quot;View Now&quot;)" office:value-type="string" office:string-value="View Now">
            <text:p>View Now</text:p>
          </table:table-cell>
          <table:table-cell office:value-type="string">
            <text:p>video/mp4</text:p>
          </table:table-cell>
          <table:table-cell office:value-type="float" office:value="3588.765011">
            <text:p>3588.76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3.mp4</text:p>
          </table:table-cell>
          <table:table-cell table:style-name="ce2" table:formula="of:=HYPERLINK([.A1351]; &quot;View Now&quot;)" office:value-type="string" office:string-value="View Now">
            <text:p>View Now</text:p>
          </table:table-cell>
          <table:table-cell office:value-type="string">
            <text:p>video/mp4</text:p>
          </table:table-cell>
          <table:table-cell office:value-type="float" office:value="3589.508005">
            <text:p>3589.50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7.mp4</text:p>
          </table:table-cell>
          <table:table-cell table:style-name="ce2" table:formula="of:=HYPERLINK([.A13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0.mp4</text:p>
          </table:table-cell>
          <table:table-cell table:style-name="ce2" table:formula="of:=HYPERLINK([.A13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1.mp4</text:p>
          </table:table-cell>
          <table:table-cell table:style-name="ce2" table:formula="of:=HYPERLINK([.A13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9.mp4</text:p>
          </table:table-cell>
          <table:table-cell table:style-name="ce2" table:formula="of:=HYPERLINK([.A13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4.mp4</text:p>
          </table:table-cell>
          <table:table-cell table:style-name="ce2" table:formula="of:=HYPERLINK([.A13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3080.mov</text:p>
          </table:table-cell>
          <table:table-cell table:style-name="ce2" table:formula="of:=HYPERLINK([.A1357];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28498.mp4</text:p>
          </table:table-cell>
          <table:table-cell table:style-name="ce2" table:formula="of:=HYPERLINK([.A135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3083.mov</text:p>
          </table:table-cell>
          <table:table-cell table:style-name="ce2" table:formula="of:=HYPERLINK([.A1359]; &quot;View Now&quot;)" office:value-type="string" office:string-value="View Now">
            <text:p>View Now</text:p>
          </table:table-cell>
          <table:table-cell office:value-type="string">
            <text:p>video/quicktime</text:p>
          </table:table-cell>
          <table:table-cell office:value-type="float" office:value="69.223333">
            <text:p>69.223333</text:p>
          </table:table-cell>
          <table:table-cell office:value-type="string">
            <text:p>+40.7130-074.0029+057.844/</text:p>
          </table:table-cell>
          <table:table-cell table:formula="of:=HYPERLINK(&quot;https://www.google.com/maps?q=40.713,-74.0029&quot;;&quot;MAP&quot;)" office:value-type="string" office:string-value="MAP">
            <text:p>MAP</text:p>
          </table:table-cell>
          <table:table-cell office:value-type="string">
            <text:p>2021-11-02T19:39:27.000000Z</text:p>
          </table:table-cell>
          <table:table-cell table:number-columns-repeated="2"/>
          <table:table-cell table:style-name="ce6" office:value-type="string">
            <text:p>Video tour of a portion of 150 Park Row, New York, NY 10007, United States the metropolitan Correctional Center</text:p>
          </table:table-cell>
          <table:table-cell table:number-columns-repeated="1014"/>
        </table:table-row>
        <table:table-row table:style-name="ro2" table:visibility="filter">
          <table:table-cell office:value-type="string">
            <text:p>https://www.justice.gov/epstein/files/DataSet%209/EFTA00128508.mp4</text:p>
          </table:table-cell>
          <table:table-cell table:style-name="ce2" table:formula="of:=HYPERLINK([.A1360]; &quot;View Now&quot;)" office:value-type="string" office:string-value="View Now">
            <text:p>View Now</text:p>
          </table:table-cell>
          <table:table-cell office:value-type="string">
            <text:p>video/mp4</text:p>
          </table:table-cell>
          <table:table-cell office:value-type="float" office:value="3592.016009">
            <text:p>3592.01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9.mp4</text:p>
          </table:table-cell>
          <table:table-cell table:style-name="ce2" table:formula="of:=HYPERLINK([.A136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7.mp4</text:p>
          </table:table-cell>
          <table:table-cell table:style-name="ce2" table:formula="of:=HYPERLINK([.A13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0.mp4</text:p>
          </table:table-cell>
          <table:table-cell table:style-name="ce2" table:formula="of:=HYPERLINK([.A13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6.mp4</text:p>
          </table:table-cell>
          <table:table-cell table:style-name="ce2" table:formula="of:=HYPERLINK([.A13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3.mp4</text:p>
          </table:table-cell>
          <table:table-cell table:style-name="ce2" table:formula="of:=HYPERLINK([.A13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2.mp4</text:p>
          </table:table-cell>
          <table:table-cell table:style-name="ce2" table:formula="of:=HYPERLINK([.A13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5.mp4</text:p>
          </table:table-cell>
          <table:table-cell table:style-name="ce2" table:formula="of:=HYPERLINK([.A13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4.mp4</text:p>
          </table:table-cell>
          <table:table-cell table:style-name="ce2" table:formula="of:=HYPERLINK([.A1368];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4.mp4</text:p>
          </table:table-cell>
          <table:table-cell table:style-name="ce2" table:formula="of:=HYPERLINK([.A13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5.mp4</text:p>
          </table:table-cell>
          <table:table-cell table:style-name="ce2" table:formula="of:=HYPERLINK([.A13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1.mp4</text:p>
          </table:table-cell>
          <table:table-cell table:style-name="ce2" table:formula="of:=HYPERLINK([.A13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6.mp4</text:p>
          </table:table-cell>
          <table:table-cell table:style-name="ce2" table:formula="of:=HYPERLINK([.A137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2.mp4</text:p>
          </table:table-cell>
          <table:table-cell table:style-name="ce2" table:formula="of:=HYPERLINK([.A13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3.mp4</text:p>
          </table:table-cell>
          <table:table-cell table:style-name="ce2" table:formula="of:=HYPERLINK([.A13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7.mp4</text:p>
          </table:table-cell>
          <table:table-cell table:style-name="ce2" table:formula="of:=HYPERLINK([.A137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1.mp4</text:p>
          </table:table-cell>
          <table:table-cell table:style-name="ce2" table:formula="of:=HYPERLINK([.A13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8.mp4</text:p>
          </table:table-cell>
          <table:table-cell table:style-name="ce2" table:formula="of:=HYPERLINK([.A13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9.mp4</text:p>
          </table:table-cell>
          <table:table-cell table:style-name="ce2" table:formula="of:=HYPERLINK([.A13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5.mp4</text:p>
          </table:table-cell>
          <table:table-cell table:style-name="ce2" table:formula="of:=HYPERLINK([.A13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9.mp4</text:p>
          </table:table-cell>
          <table:table-cell table:style-name="ce2" table:formula="of:=HYPERLINK([.A13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2.mp4</text:p>
          </table:table-cell>
          <table:table-cell table:style-name="ce2" table:formula="of:=HYPERLINK([.A13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6.mp4</text:p>
          </table:table-cell>
          <table:table-cell table:style-name="ce2" table:formula="of:=HYPERLINK([.A13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3.mp4</text:p>
          </table:table-cell>
          <table:table-cell table:style-name="ce2" table:formula="of:=HYPERLINK([.A13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7.mp4</text:p>
          </table:table-cell>
          <table:table-cell table:style-name="ce2" table:formula="of:=HYPERLINK([.A13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0.mp4</text:p>
          </table:table-cell>
          <table:table-cell table:style-name="ce2" table:formula="of:=HYPERLINK([.A13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2.mp4</text:p>
          </table:table-cell>
          <table:table-cell table:style-name="ce2" table:formula="of:=HYPERLINK([.A13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8.mp4</text:p>
          </table:table-cell>
          <table:table-cell table:style-name="ce2" table:formula="of:=HYPERLINK([.A13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4.mp4</text:p>
          </table:table-cell>
          <table:table-cell table:style-name="ce2" table:formula="of:=HYPERLINK([.A13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4.mp4</text:p>
          </table:table-cell>
          <table:table-cell table:style-name="ce2" table:formula="of:=HYPERLINK([.A13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0.mp4</text:p>
          </table:table-cell>
          <table:table-cell table:style-name="ce2" table:formula="of:=HYPERLINK([.A13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3.mp4</text:p>
          </table:table-cell>
          <table:table-cell table:style-name="ce2" table:formula="of:=HYPERLINK([.A139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6.mp4</text:p>
          </table:table-cell>
          <table:table-cell table:style-name="ce2" table:formula="of:=HYPERLINK([.A13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1.mp4</text:p>
          </table:table-cell>
          <table:table-cell table:style-name="ce2" table:formula="of:=HYPERLINK([.A13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7.mp4</text:p>
          </table:table-cell>
          <table:table-cell table:style-name="ce2" table:formula="of:=HYPERLINK([.A13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0.mp4</text:p>
          </table:table-cell>
          <table:table-cell table:style-name="ce2" table:formula="of:=HYPERLINK([.A13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5.mp4</text:p>
          </table:table-cell>
          <table:table-cell table:style-name="ce2" table:formula="of:=HYPERLINK([.A13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7.mp4</text:p>
          </table:table-cell>
          <table:table-cell table:style-name="ce2" table:formula="of:=HYPERLINK([.A13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2.mp4</text:p>
          </table:table-cell>
          <table:table-cell table:style-name="ce2" table:formula="of:=HYPERLINK([.A13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9.mp4</text:p>
          </table:table-cell>
          <table:table-cell table:style-name="ce2" table:formula="of:=HYPERLINK([.A139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1.mp4</text:p>
          </table:table-cell>
          <table:table-cell table:style-name="ce2" table:formula="of:=HYPERLINK([.A14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4.mp4</text:p>
          </table:table-cell>
          <table:table-cell table:style-name="ce2" table:formula="of:=HYPERLINK([.A14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5.mp4</text:p>
          </table:table-cell>
          <table:table-cell table:style-name="ce2" table:formula="of:=HYPERLINK([.A14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3.mp4</text:p>
          </table:table-cell>
          <table:table-cell table:style-name="ce2" table:formula="of:=HYPERLINK([.A14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6.mp4</text:p>
          </table:table-cell>
          <table:table-cell table:style-name="ce2" table:formula="of:=HYPERLINK([.A14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0.mp4</text:p>
          </table:table-cell>
          <table:table-cell table:style-name="ce2" table:formula="of:=HYPERLINK([.A1405]; &quot;View Now&quot;)" office:value-type="string" office:string-value="View Now">
            <text:p>View Now</text:p>
          </table:table-cell>
          <table:table-cell office:value-type="string">
            <text:p>video/mp4</text:p>
          </table:table-cell>
          <table:table-cell office:value-type="float" office:value="3578.767007">
            <text:p>3578.7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8.mp4</text:p>
          </table:table-cell>
          <table:table-cell table:style-name="ce2" table:formula="of:=HYPERLINK([.A14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3.mp4</text:p>
          </table:table-cell>
          <table:table-cell table:style-name="ce2" table:formula="of:=HYPERLINK([.A14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9.mp4</text:p>
          </table:table-cell>
          <table:table-cell table:style-name="ce2" table:formula="of:=HYPERLINK([.A14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8.mp4</text:p>
          </table:table-cell>
          <table:table-cell table:style-name="ce2" table:formula="of:=HYPERLINK([.A14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1.mp4</text:p>
          </table:table-cell>
          <table:table-cell table:style-name="ce2" table:formula="of:=HYPERLINK([.A14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5.mp4</text:p>
          </table:table-cell>
          <table:table-cell table:style-name="ce2" table:formula="of:=HYPERLINK([.A14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0.mp4</text:p>
          </table:table-cell>
          <table:table-cell table:style-name="ce2" table:formula="of:=HYPERLINK([.A14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7.mp4</text:p>
          </table:table-cell>
          <table:table-cell table:style-name="ce2" table:formula="of:=HYPERLINK([.A14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2.mp4</text:p>
          </table:table-cell>
          <table:table-cell table:style-name="ce2" table:formula="of:=HYPERLINK([.A14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4.mp4</text:p>
          </table:table-cell>
          <table:table-cell table:style-name="ce2" table:formula="of:=HYPERLINK([.A14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9.mp4</text:p>
          </table:table-cell>
          <table:table-cell table:style-name="ce2" table:formula="of:=HYPERLINK([.A1416];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3.mp4</text:p>
          </table:table-cell>
          <table:table-cell table:style-name="ce2" table:formula="of:=HYPERLINK([.A1417];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6.mp4</text:p>
          </table:table-cell>
          <table:table-cell table:style-name="ce2" table:formula="of:=HYPERLINK([.A14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2.mp4</text:p>
          </table:table-cell>
          <table:table-cell table:style-name="ce2" table:formula="of:=HYPERLINK([.A14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8.mp4</text:p>
          </table:table-cell>
          <table:table-cell table:style-name="ce2" table:formula="of:=HYPERLINK([.A14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6.mp4</text:p>
          </table:table-cell>
          <table:table-cell table:style-name="ce2" table:formula="of:=HYPERLINK([.A14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0.mp4</text:p>
          </table:table-cell>
          <table:table-cell table:style-name="ce2" table:formula="of:=HYPERLINK([.A14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5.mp4</text:p>
          </table:table-cell>
          <table:table-cell table:style-name="ce2" table:formula="of:=HYPERLINK([.A14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9.mp4</text:p>
          </table:table-cell>
          <table:table-cell table:style-name="ce2" table:formula="of:=HYPERLINK([.A1424];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7.mp4</text:p>
          </table:table-cell>
          <table:table-cell table:style-name="ce2" table:formula="of:=HYPERLINK([.A14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8.mp4</text:p>
          </table:table-cell>
          <table:table-cell table:style-name="ce2" table:formula="of:=HYPERLINK([.A14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1.mp4</text:p>
          </table:table-cell>
          <table:table-cell table:style-name="ce2" table:formula="of:=HYPERLINK([.A14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3.mp4</text:p>
          </table:table-cell>
          <table:table-cell table:style-name="ce2" table:formula="of:=HYPERLINK([.A14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5.mp4</text:p>
          </table:table-cell>
          <table:table-cell table:style-name="ce2" table:formula="of:=HYPERLINK([.A14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4.mp4</text:p>
          </table:table-cell>
          <table:table-cell table:style-name="ce2" table:formula="of:=HYPERLINK([.A143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1.mp4</text:p>
          </table:table-cell>
          <table:table-cell table:style-name="ce2" table:formula="of:=HYPERLINK([.A14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0.mp4</text:p>
          </table:table-cell>
          <table:table-cell table:style-name="ce2" table:formula="of:=HYPERLINK([.A14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6.mp4</text:p>
          </table:table-cell>
          <table:table-cell table:style-name="ce2" table:formula="of:=HYPERLINK([.A1433]; &quot;View Now&quot;)" office:value-type="string" office:string-value="View Now">
            <text:p>View Now</text:p>
          </table:table-cell>
          <table:table-cell office:value-type="string">
            <text:p>video/mp4</text:p>
          </table:table-cell>
          <table:table-cell office:value-type="float" office:value="3586.768005">
            <text:p>3586.76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2.mp4</text:p>
          </table:table-cell>
          <table:table-cell table:style-name="ce2" table:formula="of:=HYPERLINK([.A14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2.mp4</text:p>
          </table:table-cell>
          <table:table-cell table:style-name="ce2" table:formula="of:=HYPERLINK([.A14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8.mp4</text:p>
          </table:table-cell>
          <table:table-cell table:style-name="ce2" table:formula="of:=HYPERLINK([.A14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9.mp4</text:p>
          </table:table-cell>
          <table:table-cell table:style-name="ce2" table:formula="of:=HYPERLINK([.A14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4.mp4</text:p>
          </table:table-cell>
          <table:table-cell table:style-name="ce2" table:formula="of:=HYPERLINK([.A14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7.mp4</text:p>
          </table:table-cell>
          <table:table-cell table:style-name="ce2" table:formula="of:=HYPERLINK([.A14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4.mp4</text:p>
          </table:table-cell>
          <table:table-cell table:style-name="ce2" table:formula="of:=HYPERLINK([.A14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1.mp4</text:p>
          </table:table-cell>
          <table:table-cell table:style-name="ce2" table:formula="of:=HYPERLINK([.A14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7.mp4</text:p>
          </table:table-cell>
          <table:table-cell table:style-name="ce2" table:formula="of:=HYPERLINK([.A14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6.mp4</text:p>
          </table:table-cell>
          <table:table-cell table:style-name="ce2" table:formula="of:=HYPERLINK([.A14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3.mp4</text:p>
          </table:table-cell>
          <table:table-cell table:style-name="ce2" table:formula="of:=HYPERLINK([.A14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1.mp4</text:p>
          </table:table-cell>
          <table:table-cell table:style-name="ce2" table:formula="of:=HYPERLINK([.A14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5.mp4</text:p>
          </table:table-cell>
          <table:table-cell table:style-name="ce2" table:formula="of:=HYPERLINK([.A14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8.mp4</text:p>
          </table:table-cell>
          <table:table-cell table:style-name="ce2" table:formula="of:=HYPERLINK([.A14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2.mp4</text:p>
          </table:table-cell>
          <table:table-cell table:style-name="ce2" table:formula="of:=HYPERLINK([.A14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9.mp4</text:p>
          </table:table-cell>
          <table:table-cell table:style-name="ce2" table:formula="of:=HYPERLINK([.A14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5.mp4</text:p>
          </table:table-cell>
          <table:table-cell table:style-name="ce2" table:formula="of:=HYPERLINK([.A14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4.mp4</text:p>
          </table:table-cell>
          <table:table-cell table:style-name="ce2" table:formula="of:=HYPERLINK([.A14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6.mp4</text:p>
          </table:table-cell>
          <table:table-cell table:style-name="ce2" table:formula="of:=HYPERLINK([.A14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3.mp4</text:p>
          </table:table-cell>
          <table:table-cell table:style-name="ce2" table:formula="of:=HYPERLINK([.A14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0.mp4</text:p>
          </table:table-cell>
          <table:table-cell table:style-name="ce2" table:formula="of:=HYPERLINK([.A14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2.mp4</text:p>
          </table:table-cell>
          <table:table-cell table:style-name="ce2" table:formula="of:=HYPERLINK([.A14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7.mp4</text:p>
          </table:table-cell>
          <table:table-cell table:style-name="ce2" table:formula="of:=HYPERLINK([.A14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9.mp4</text:p>
          </table:table-cell>
          <table:table-cell table:style-name="ce2" table:formula="of:=HYPERLINK([.A14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4.mp4</text:p>
          </table:table-cell>
          <table:table-cell table:style-name="ce2" table:formula="of:=HYPERLINK([.A14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8.mp4</text:p>
          </table:table-cell>
          <table:table-cell table:style-name="ce2" table:formula="of:=HYPERLINK([.A145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0.mp4</text:p>
          </table:table-cell>
          <table:table-cell table:style-name="ce2" table:formula="of:=HYPERLINK([.A14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0.mp4</text:p>
          </table:table-cell>
          <table:table-cell table:style-name="ce2" table:formula="of:=HYPERLINK([.A1461];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7.mp4</text:p>
          </table:table-cell>
          <table:table-cell table:style-name="ce2" table:formula="of:=HYPERLINK([.A14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1.mp4</text:p>
          </table:table-cell>
          <table:table-cell table:style-name="ce2" table:formula="of:=HYPERLINK([.A14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9.mp4</text:p>
          </table:table-cell>
          <table:table-cell table:style-name="ce2" table:formula="of:=HYPERLINK([.A14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6.mp4</text:p>
          </table:table-cell>
          <table:table-cell table:style-name="ce2" table:formula="of:=HYPERLINK([.A14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5.mp4</text:p>
          </table:table-cell>
          <table:table-cell table:style-name="ce2" table:formula="of:=HYPERLINK([.A14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8.mp4</text:p>
          </table:table-cell>
          <table:table-cell table:style-name="ce2" table:formula="of:=HYPERLINK([.A14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4.mp4</text:p>
          </table:table-cell>
          <table:table-cell table:style-name="ce2" table:formula="of:=HYPERLINK([.A14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1.mp4</text:p>
          </table:table-cell>
          <table:table-cell table:style-name="ce2" table:formula="of:=HYPERLINK([.A14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6.mp4</text:p>
          </table:table-cell>
          <table:table-cell table:style-name="ce2" table:formula="of:=HYPERLINK([.A147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2.mp4</text:p>
          </table:table-cell>
          <table:table-cell table:style-name="ce2" table:formula="of:=HYPERLINK([.A14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7.mp4</text:p>
          </table:table-cell>
          <table:table-cell table:style-name="ce2" table:formula="of:=HYPERLINK([.A14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0.mp4</text:p>
          </table:table-cell>
          <table:table-cell table:style-name="ce2" table:formula="of:=HYPERLINK([.A14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9.mp4</text:p>
          </table:table-cell>
          <table:table-cell table:style-name="ce2" table:formula="of:=HYPERLINK([.A14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6.mp4</text:p>
          </table:table-cell>
          <table:table-cell table:style-name="ce2" table:formula="of:=HYPERLINK([.A1475]; &quot;View Now&quot;)" office:value-type="string" office:string-value="View Now">
            <text:p>View Now</text:p>
          </table:table-cell>
          <table:table-cell office:value-type="string">
            <text:p>video/mp4</text:p>
          </table:table-cell>
          <table:table-cell office:value-type="float" office:value="446.763991">
            <text:p>446.76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5.mp4</text:p>
          </table:table-cell>
          <table:table-cell table:style-name="ce2" table:formula="of:=HYPERLINK([.A14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3.mp4</text:p>
          </table:table-cell>
          <table:table-cell table:style-name="ce2" table:formula="of:=HYPERLINK([.A147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1.mp4</text:p>
          </table:table-cell>
          <table:table-cell table:style-name="ce2" table:formula="of:=HYPERLINK([.A14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5.mp4</text:p>
          </table:table-cell>
          <table:table-cell table:style-name="ce2" table:formula="of:=HYPERLINK([.A14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2.mp4</text:p>
          </table:table-cell>
          <table:table-cell table:style-name="ce2" table:formula="of:=HYPERLINK([.A14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8.mp4</text:p>
          </table:table-cell>
          <table:table-cell table:style-name="ce2" table:formula="of:=HYPERLINK([.A14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4.mp4</text:p>
          </table:table-cell>
          <table:table-cell table:style-name="ce2" table:formula="of:=HYPERLINK([.A14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4.mp4</text:p>
          </table:table-cell>
          <table:table-cell table:style-name="ce2" table:formula="of:=HYPERLINK([.A1483]; &quot;View Now&quot;)" office:value-type="string" office:string-value="View Now">
            <text:p>View Now</text:p>
          </table:table-cell>
          <table:table-cell office:value-type="string">
            <text:p>video/mp4</text:p>
          </table:table-cell>
          <table:table-cell office:value-type="float" office:value="3614.75">
            <text:p>3614.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3.mp4</text:p>
          </table:table-cell>
          <table:table-cell table:style-name="ce2" table:formula="of:=HYPERLINK([.A14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5.mp4</text:p>
          </table:table-cell>
          <table:table-cell table:style-name="ce2" table:formula="of:=HYPERLINK([.A14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7.mp4</text:p>
          </table:table-cell>
          <table:table-cell table:style-name="ce2" table:formula="of:=HYPERLINK([.A1486];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0.mp4</text:p>
          </table:table-cell>
          <table:table-cell table:style-name="ce2" table:formula="of:=HYPERLINK([.A14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1.mp4</text:p>
          </table:table-cell>
          <table:table-cell table:style-name="ce2" table:formula="of:=HYPERLINK([.A1488]; &quot;View Now&quot;)" office:value-type="string" office:string-value="View Now">
            <text:p>View Now</text:p>
          </table:table-cell>
          <table:table-cell office:value-type="string">
            <text:p>video/mp4</text:p>
          </table:table-cell>
          <table:table-cell office:value-type="float" office:value="3553.25">
            <text:p>3553.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5578.m4a</text:p>
          </table:table-cell>
          <table:table-cell table:style-name="ce2" table:formula="of:=HYPERLINK([.A1489]; &quot;View Now&quot;)" office:value-type="string" office:string-value="View Now">
            <text:p>View Now</text:p>
          </table:table-cell>
          <table:table-cell office:value-type="string">
            <text:p>audio/mp4</text:p>
          </table:table-cell>
          <table:table-cell office:value-type="float" office:value="765.807">
            <text:p>765.8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3.mp4</text:p>
          </table:table-cell>
          <table:table-cell table:style-name="ce2" table:formula="of:=HYPERLINK([.A14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9.mp4</text:p>
          </table:table-cell>
          <table:table-cell table:style-name="ce2" table:formula="of:=HYPERLINK([.A14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6.mp4</text:p>
          </table:table-cell>
          <table:table-cell table:style-name="ce2" table:formula="of:=HYPERLINK([.A1492];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8.mp4</text:p>
          </table:table-cell>
          <table:table-cell table:style-name="ce2" table:formula="of:=HYPERLINK([.A14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3.mp4</text:p>
          </table:table-cell>
          <table:table-cell table:style-name="ce2" table:formula="of:=HYPERLINK([.A14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2.mp4</text:p>
          </table:table-cell>
          <table:table-cell table:style-name="ce2" table:formula="of:=HYPERLINK([.A14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6.mp4</text:p>
          </table:table-cell>
          <table:table-cell table:style-name="ce2" table:formula="of:=HYPERLINK([.A14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5.mp4</text:p>
          </table:table-cell>
          <table:table-cell table:style-name="ce2" table:formula="of:=HYPERLINK([.A14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7.mp4</text:p>
          </table:table-cell>
          <table:table-cell table:style-name="ce2" table:formula="of:=HYPERLINK([.A14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4.mp4</text:p>
          </table:table-cell>
          <table:table-cell table:style-name="ce2" table:formula="of:=HYPERLINK([.A14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8.mp4</text:p>
          </table:table-cell>
          <table:table-cell table:style-name="ce2" table:formula="of:=HYPERLINK([.A15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9.mp4</text:p>
          </table:table-cell>
          <table:table-cell table:style-name="ce2" table:formula="of:=HYPERLINK([.A15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0.mp4</text:p>
          </table:table-cell>
          <table:table-cell table:style-name="ce2" table:formula="of:=HYPERLINK([.A150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6.mp4</text:p>
          </table:table-cell>
          <table:table-cell table:style-name="ce2" table:formula="of:=HYPERLINK([.A15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1.mp4</text:p>
          </table:table-cell>
          <table:table-cell table:style-name="ce2" table:formula="of:=HYPERLINK([.A15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7.mp4</text:p>
          </table:table-cell>
          <table:table-cell table:style-name="ce2" table:formula="of:=HYPERLINK([.A150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5.mp4</text:p>
          </table:table-cell>
          <table:table-cell table:style-name="ce2" table:formula="of:=HYPERLINK([.A15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9.mp4</text:p>
          </table:table-cell>
          <table:table-cell table:style-name="ce2" table:formula="of:=HYPERLINK([.A15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4.mp4</text:p>
          </table:table-cell>
          <table:table-cell table:style-name="ce2" table:formula="of:=HYPERLINK([.A15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2.mp4</text:p>
          </table:table-cell>
          <table:table-cell table:style-name="ce2" table:formula="of:=HYPERLINK([.A150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8.mp4</text:p>
          </table:table-cell>
          <table:table-cell table:style-name="ce2" table:formula="of:=HYPERLINK([.A15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0.mp4</text:p>
          </table:table-cell>
          <table:table-cell table:style-name="ce2" table:formula="of:=HYPERLINK([.A15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2.mp4</text:p>
          </table:table-cell>
          <table:table-cell table:style-name="ce2" table:formula="of:=HYPERLINK([.A15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43819.mp4</text:p>
          </table:table-cell>
          <table:table-cell table:style-name="ce2" table:formula="of:=HYPERLINK([.A1513]; &quot;View Now&quot;)" office:value-type="string" office:string-value="View Now">
            <text:p>View Now</text:p>
          </table:table-cell>
          <table:table-cell office:value-type="string">
            <text:p>video/mp4</text:p>
          </table:table-cell>
          <table:table-cell office:value-type="float" office:value="8.428844">
            <text:p>8.4288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5.mp4</text:p>
          </table:table-cell>
          <table:table-cell table:style-name="ce2" table:formula="of:=HYPERLINK([.A15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4.mp4</text:p>
          </table:table-cell>
          <table:table-cell table:style-name="ce2" table:formula="of:=HYPERLINK([.A15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1167.m4a</text:p>
          </table:table-cell>
          <table:table-cell table:style-name="ce2" table:formula="of:=HYPERLINK([.A1516]; &quot;View Now&quot;)" office:value-type="string" office:string-value="View Now">
            <text:p>View Now</text:p>
          </table:table-cell>
          <table:table-cell office:value-type="string">
            <text:p>audio/mp4</text:p>
          </table:table-cell>
          <table:table-cell office:value-type="float" office:value="112.429">
            <text:p>112.4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1.mp4</text:p>
          </table:table-cell>
          <table:table-cell table:style-name="ce2" table:formula="of:=HYPERLINK([.A15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3.mp4</text:p>
          </table:table-cell>
          <table:table-cell table:style-name="ce2" table:formula="of:=HYPERLINK([.A15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9.mp4</text:p>
          </table:table-cell>
          <table:table-cell table:style-name="ce2" table:formula="of:=HYPERLINK([.A1519]; &quot;View Now&quot;)" office:value-type="string" office:string-value="View Now">
            <text:p>View Now</text:p>
          </table:table-cell>
          <table:table-cell office:value-type="string">
            <text:p>video/mp4</text:p>
          </table:table-cell>
          <table:table-cell office:value-type="float" office:value="3591.506009">
            <text:p>3591.50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5.m4a</text:p>
          </table:table-cell>
          <table:table-cell table:style-name="ce2" table:formula="of:=HYPERLINK([.A1520]; &quot;View Now&quot;)" office:value-type="string" office:string-value="View Now">
            <text:p>View Now</text:p>
          </table:table-cell>
          <table:table-cell office:value-type="string">
            <text:p>audio/mp4</text:p>
          </table:table-cell>
          <table:table-cell office:value-type="float" office:value="24.179">
            <text:p>24.1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1168.m4a</text:p>
          </table:table-cell>
          <table:table-cell table:style-name="ce2" table:formula="of:=HYPERLINK([.A1521]; &quot;View Now&quot;)" office:value-type="string" office:string-value="View Now">
            <text:p>View Now</text:p>
          </table:table-cell>
          <table:table-cell office:value-type="string">
            <text:p>audio/mp4</text:p>
          </table:table-cell>
          <table:table-cell office:value-type="float" office:value="113.059">
            <text:p>113.05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1169.m4a</text:p>
          </table:table-cell>
          <table:table-cell table:style-name="ce2" table:formula="of:=HYPERLINK([.A1522]; &quot;View Now&quot;)" office:value-type="string" office:string-value="View Now">
            <text:p>View Now</text:p>
          </table:table-cell>
          <table:table-cell office:value-type="string">
            <text:p>audio/mp4</text:p>
          </table:table-cell>
          <table:table-cell office:value-type="float" office:value="105.649">
            <text:p>105.64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4.m4a</text:p>
          </table:table-cell>
          <table:table-cell table:style-name="ce2" table:formula="of:=HYPERLINK([.A1523];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6.m4a</text:p>
          </table:table-cell>
          <table:table-cell table:style-name="ce2" table:formula="of:=HYPERLINK([.A1524]; &quot;View Now&quot;)" office:value-type="string" office:string-value="View Now">
            <text:p>View Now</text:p>
          </table:table-cell>
          <table:table-cell office:value-type="string">
            <text:p>audio/mp4</text:p>
          </table:table-cell>
          <table:table-cell office:value-type="float" office:value="57.25">
            <text:p>57.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7.m4a</text:p>
          </table:table-cell>
          <table:table-cell table:style-name="ce2" table:formula="of:=HYPERLINK([.A1525]; &quot;View Now&quot;)" office:value-type="string" office:string-value="View Now">
            <text:p>View Now</text:p>
          </table:table-cell>
          <table:table-cell office:value-type="string">
            <text:p>audio/mp4</text:p>
          </table:table-cell>
          <table:table-cell office:value-type="float" office:value="44.639">
            <text:p>44.63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8.m4a</text:p>
          </table:table-cell>
          <table:table-cell table:style-name="ce2" table:formula="of:=HYPERLINK([.A1526]; &quot;View Now&quot;)" office:value-type="string" office:string-value="View Now">
            <text:p>View Now</text:p>
          </table:table-cell>
          <table:table-cell office:value-type="string">
            <text:p>audio/mp4</text:p>
          </table:table-cell>
          <table:table-cell office:value-type="float" office:value="19.019">
            <text:p>19.01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43411.m4a</text:p>
          </table:table-cell>
          <table:table-cell table:style-name="ce2" table:formula="of:=HYPERLINK([.A1527]; &quot;View Now&quot;)" office:value-type="string" office:string-value="View Now">
            <text:p>View Now</text:p>
          </table:table-cell>
          <table:table-cell office:value-type="string">
            <text:p>audio/mp4</text:p>
          </table:table-cell>
          <table:table-cell office:value-type="float" office:value="699.541">
            <text:p>699.54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6.mp4</text:p>
          </table:table-cell>
          <table:table-cell table:style-name="ce2" table:formula="of:=HYPERLINK([.A15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7.mp4</text:p>
          </table:table-cell>
          <table:table-cell table:style-name="ce2" table:formula="of:=HYPERLINK([.A15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91.m4a</text:p>
          </table:table-cell>
          <table:table-cell table:style-name="ce2" table:formula="of:=HYPERLINK([.A1530];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90.m4a</text:p>
          </table:table-cell>
          <table:table-cell table:style-name="ce2" table:formula="of:=HYPERLINK([.A1531]; &quot;View Now&quot;)" office:value-type="string" office:string-value="View Now">
            <text:p>View Now</text:p>
          </table:table-cell>
          <table:table-cell office:value-type="string">
            <text:p>audio/mp4</text:p>
          </table:table-cell>
          <table:table-cell office:value-type="float" office:value="17.18">
            <text:p>17.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92.m4a</text:p>
          </table:table-cell>
          <table:table-cell table:style-name="ce2" table:formula="of:=HYPERLINK([.A1532]; &quot;View Now&quot;)" office:value-type="string" office:string-value="View Now">
            <text:p>View Now</text:p>
          </table:table-cell>
          <table:table-cell office:value-type="string">
            <text:p>audio/mp4</text:p>
          </table:table-cell>
          <table:table-cell office:value-type="float" office:value="18.249">
            <text:p>18.24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37.wav</text:p>
          </table:table-cell>
          <table:table-cell table:style-name="ce2" table:formula="of:=HYPERLINK([.A1533]; &quot;View Now&quot;)" office:value-type="string" office:string-value="View Now">
            <text:p>View Now</text:p>
          </table:table-cell>
          <table:table-cell office:value-type="string">
            <text:p>audio/wav</text:p>
          </table:table-cell>
          <table:table-cell office:value-type="float" office:value="68.62075">
            <text:p>68.62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9.m4a</text:p>
          </table:table-cell>
          <table:table-cell table:style-name="ce2" table:formula="of:=HYPERLINK([.A1534]; &quot;View Now&quot;)" office:value-type="string" office:string-value="View Now">
            <text:p>View Now</text:p>
          </table:table-cell>
          <table:table-cell office:value-type="string">
            <text:p>audio/mp4</text:p>
          </table:table-cell>
          <table:table-cell office:value-type="float" office:value="111.819">
            <text:p>111.81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8.mp4</text:p>
          </table:table-cell>
          <table:table-cell table:style-name="ce2" table:formula="of:=HYPERLINK([.A15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84.m4a</text:p>
          </table:table-cell>
          <table:table-cell table:style-name="ce2" table:formula="of:=HYPERLINK([.A1536]; &quot;View Now&quot;)" office:value-type="string" office:string-value="View Now">
            <text:p>View Now</text:p>
          </table:table-cell>
          <table:table-cell office:value-type="string">
            <text:p>audio/mp4</text:p>
          </table:table-cell>
          <table:table-cell office:value-type="float" office:value="40.61">
            <text:p>40.6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43735.m4a</text:p>
          </table:table-cell>
          <table:table-cell table:style-name="ce2" table:formula="of:=HYPERLINK([.A1537]; &quot;View Now&quot;)" office:value-type="string" office:string-value="View Now">
            <text:p>View Now</text:p>
          </table:table-cell>
          <table:table-cell office:value-type="string">
            <text:p>audio/mp4</text:p>
          </table:table-cell>
          <table:table-cell office:value-type="float" office:value="1380.894">
            <text:p>1380.89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3.mp4</text:p>
          </table:table-cell>
          <table:table-cell table:style-name="ce2" table:formula="of:=HYPERLINK([.A15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70.mp4</text:p>
          </table:table-cell>
          <table:table-cell table:style-name="ce2" table:formula="of:=HYPERLINK([.A15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85.m4a</text:p>
          </table:table-cell>
          <table:table-cell table:style-name="ce2" table:formula="of:=HYPERLINK([.A1540]; &quot;View Now&quot;)" office:value-type="string" office:string-value="View Now">
            <text:p>View Now</text:p>
          </table:table-cell>
          <table:table-cell office:value-type="string">
            <text:p>audio/mp4</text:p>
          </table:table-cell>
          <table:table-cell office:value-type="float" office:value="27.128">
            <text:p>27.1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552.wav</text:p>
          </table:table-cell>
          <table:table-cell table:style-name="ce2" table:formula="of:=HYPERLINK([.A1541]; &quot;View Now&quot;)" office:value-type="string" office:string-value="View Now">
            <text:p>View Now</text:p>
          </table:table-cell>
          <table:table-cell office:value-type="string">
            <text:p>audio/wav</text:p>
          </table:table-cell>
          <table:table-cell office:value-type="float" office:value="46.9205">
            <text:p>46.92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86.m4a</text:p>
          </table:table-cell>
          <table:table-cell table:style-name="ce2" table:formula="of:=HYPERLINK([.A1542]; &quot;View Now&quot;)" office:value-type="string" office:string-value="View Now">
            <text:p>View Now</text:p>
          </table:table-cell>
          <table:table-cell office:value-type="string">
            <text:p>audio/mp4</text:p>
          </table:table-cell>
          <table:table-cell office:value-type="float" office:value="51.448">
            <text:p>51.44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90.m4a</text:p>
          </table:table-cell>
          <table:table-cell table:style-name="ce2" table:formula="of:=HYPERLINK([.A1543]; &quot;View Now&quot;)" office:value-type="string" office:string-value="View Now">
            <text:p>View Now</text:p>
          </table:table-cell>
          <table:table-cell office:value-type="string">
            <text:p>audio/mp4</text:p>
          </table:table-cell>
          <table:table-cell office:value-type="float" office:value="87.672">
            <text:p>87.67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89.m4a</text:p>
          </table:table-cell>
          <table:table-cell table:style-name="ce2" table:formula="of:=HYPERLINK([.A1544]; &quot;View Now&quot;)" office:value-type="string" office:string-value="View Now">
            <text:p>View Now</text:p>
          </table:table-cell>
          <table:table-cell office:value-type="string">
            <text:p>audio/mp4</text:p>
          </table:table-cell>
          <table:table-cell office:value-type="float" office:value="28.152">
            <text:p>28.1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554.wav</text:p>
          </table:table-cell>
          <table:table-cell table:style-name="ce2" table:formula="of:=HYPERLINK([.A1545]; &quot;View Now&quot;)" office:value-type="string" office:string-value="View Now">
            <text:p>View Now</text:p>
          </table:table-cell>
          <table:table-cell office:value-type="string">
            <text:p>audio/wav</text:p>
          </table:table-cell>
          <table:table-cell office:value-type="float" office:value="55.640375">
            <text:p>55.6403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71.mp4</text:p>
          </table:table-cell>
          <table:table-cell table:style-name="ce2" table:formula="of:=HYPERLINK([.A15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88.m4a</text:p>
          </table:table-cell>
          <table:table-cell table:style-name="ce2" table:formula="of:=HYPERLINK([.A1547];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9164.m4a</text:p>
          </table:table-cell>
          <table:table-cell table:style-name="ce2" table:formula="of:=HYPERLINK([.A1548];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553.wav</text:p>
          </table:table-cell>
          <table:table-cell table:style-name="ce2" table:formula="of:=HYPERLINK([.A1549]; &quot;View Now&quot;)" office:value-type="string" office:string-value="View Now">
            <text:p>View Now</text:p>
          </table:table-cell>
          <table:table-cell office:value-type="string">
            <text:p>audio/wav</text:p>
          </table:table-cell>
          <table:table-cell office:value-type="float" office:value="50.920375">
            <text:p>50.9203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7542.m4a</text:p>
          </table:table-cell>
          <table:table-cell table:style-name="ce2" table:formula="of:=HYPERLINK([.A1550]; &quot;View Now&quot;)" office:value-type="string" office:string-value="View Now">
            <text:p>View Now</text:p>
          </table:table-cell>
          <table:table-cell office:value-type="string">
            <text:p>audio/mp4</text:p>
          </table:table-cell>
          <table:table-cell office:value-type="float" office:value="246.55">
            <text:p>246.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64287.wav</text:p>
          </table:table-cell>
          <table:table-cell table:style-name="ce2" table:formula="of:=HYPERLINK([.A15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64286.wav</text:p>
          </table:table-cell>
          <table:table-cell table:style-name="ce2" table:formula="of:=HYPERLINK([.A1552];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64288.wav</text:p>
          </table:table-cell>
          <table:table-cell table:style-name="ce2" table:formula="of:=HYPERLINK([.A1553];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9443.m4a</text:p>
          </table:table-cell>
          <table:table-cell table:style-name="ce2" table:formula="of:=HYPERLINK([.A1554]; &quot;View Now&quot;)" office:value-type="string" office:string-value="View Now">
            <text:p>View Now</text:p>
          </table:table-cell>
          <table:table-cell office:value-type="string">
            <text:p>audio/mp4</text:p>
          </table:table-cell>
          <table:table-cell office:value-type="float" office:value="71.259">
            <text:p>71.25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65150.m4v</text:p>
          </table:table-cell>
          <table:table-cell table:style-name="ce2" table:formula="of:=HYPERLINK([.A1555]; &quot;View Now&quot;)" office:value-type="string" office:string-value="View Now">
            <text:p>View Now</text:p>
          </table:table-cell>
          <table:table-cell office:value-type="string">
            <text:p>video/mp4</text:p>
          </table:table-cell>
          <table:table-cell office:value-type="float" office:value="88.533333">
            <text:p>88.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64926.mp4</text:p>
          </table:table-cell>
          <table:table-cell table:style-name="ce2" table:formula="of:=HYPERLINK([.A1556]; &quot;View Now&quot;)" office:value-type="string" office:string-value="View Now">
            <text:p>View Now</text:p>
          </table:table-cell>
          <table:table-cell office:value-type="string">
            <text:p>video/mp4</text:p>
          </table:table-cell>
          <table:table-cell office:value-type="float" office:value="18.366633">
            <text:p>18.366633</text:p>
          </table:table-cell>
          <table:table-cell table:number-columns-repeated="2"/>
          <table:table-cell office:value-type="string">
            <text:p>2019-09-18T19:41:4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179444.m4a</text:p>
          </table:table-cell>
          <table:table-cell table:style-name="ce2" table:formula="of:=HYPERLINK([.A1557]; &quot;View Now&quot;)" office:value-type="string" office:string-value="View Now">
            <text:p>View Now</text:p>
          </table:table-cell>
          <table:table-cell office:value-type="string">
            <text:p>audio/mp4</text:p>
          </table:table-cell>
          <table:table-cell office:value-type="float" office:value="99.624">
            <text:p>99.6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79442.m4a</text:p>
          </table:table-cell>
          <table:table-cell table:style-name="ce2" table:formula="of:=HYPERLINK([.A1558]; &quot;View Now&quot;)" office:value-type="string" office:string-value="View Now">
            <text:p>View Now</text:p>
          </table:table-cell>
          <table:table-cell office:value-type="string">
            <text:p>audio/mp4</text:p>
          </table:table-cell>
          <table:table-cell office:value-type="float" office:value="83.543">
            <text:p>83.54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84098.m4v</text:p>
          </table:table-cell>
          <table:table-cell table:style-name="ce2" table:formula="of:=HYPERLINK([.A1559]; &quot;View Now&quot;)" office:value-type="string" office:string-value="View Now">
            <text:p>View Now</text:p>
          </table:table-cell>
          <table:table-cell office:value-type="string">
            <text:p>video/mp4</text:p>
          </table:table-cell>
          <table:table-cell office:value-type="float" office:value="168.112">
            <text:p>168.1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36.m4a</text:p>
          </table:table-cell>
          <table:table-cell table:style-name="ce2" table:formula="of:=HYPERLINK([.A156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79445.m4a</text:p>
          </table:table-cell>
          <table:table-cell table:style-name="ce2" table:formula="of:=HYPERLINK([.A1561]; &quot;View Now&quot;)" office:value-type="string" office:string-value="View Now">
            <text:p>View Now</text:p>
          </table:table-cell>
          <table:table-cell office:value-type="string">
            <text:p>audio/mp4</text:p>
          </table:table-cell>
          <table:table-cell office:value-type="float" office:value="97.337">
            <text:p>97.33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84097.m4v</text:p>
          </table:table-cell>
          <table:table-cell table:style-name="ce2" table:formula="of:=HYPERLINK([.A1562]; &quot;View Now&quot;)" office:value-type="string" office:string-value="View Now">
            <text:p>View Now</text:p>
          </table:table-cell>
          <table:table-cell office:value-type="string">
            <text:p>video/mp4</text:p>
          </table:table-cell>
          <table:table-cell office:value-type="float" office:value="136.735">
            <text:p>136.73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37.m4a</text:p>
          </table:table-cell>
          <table:table-cell table:style-name="ce2" table:formula="of:=HYPERLINK([.A156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39.m4a</text:p>
          </table:table-cell>
          <table:table-cell table:style-name="ce2" table:formula="of:=HYPERLINK([.A156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35.m4a</text:p>
          </table:table-cell>
          <table:table-cell table:style-name="ce2" table:formula="of:=HYPERLINK([.A156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38.m4a</text:p>
          </table:table-cell>
          <table:table-cell table:style-name="ce2" table:formula="of:=HYPERLINK([.A1566];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6.m4a</text:p>
          </table:table-cell>
          <table:table-cell table:style-name="ce2" table:formula="of:=HYPERLINK([.A1567]; &quot;View Now&quot;)" office:value-type="string" office:string-value="View Now">
            <text:p>View Now</text:p>
          </table:table-cell>
          <table:table-cell office:value-type="string">
            <text:p>audio/mp4</text:p>
          </table:table-cell>
          <table:table-cell office:value-type="float" office:value="179.49">
            <text:p>179.4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3.m4a</text:p>
          </table:table-cell>
          <table:table-cell table:style-name="ce2" table:formula="of:=HYPERLINK([.A156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1.m4a</text:p>
          </table:table-cell>
          <table:table-cell table:style-name="ce2" table:formula="of:=HYPERLINK([.A156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2.m4a</text:p>
          </table:table-cell>
          <table:table-cell table:style-name="ce2" table:formula="of:=HYPERLINK([.A157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4.m4a</text:p>
          </table:table-cell>
          <table:table-cell table:style-name="ce2" table:formula="of:=HYPERLINK([.A157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1.m4a</text:p>
          </table:table-cell>
          <table:table-cell table:style-name="ce2" table:formula="of:=HYPERLINK([.A1572]; &quot;View Now&quot;)" office:value-type="string" office:string-value="View Now">
            <text:p>View Now</text:p>
          </table:table-cell>
          <table:table-cell office:value-type="string">
            <text:p>audio/mp4</text:p>
          </table:table-cell>
          <table:table-cell office:value-type="float" office:value="20.898">
            <text:p>20.8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0.m4a</text:p>
          </table:table-cell>
          <table:table-cell table:style-name="ce2" table:formula="of:=HYPERLINK([.A157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8.m4a</text:p>
          </table:table-cell>
          <table:table-cell table:style-name="ce2" table:formula="of:=HYPERLINK([.A157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7.wav</text:p>
          </table:table-cell>
          <table:table-cell table:style-name="ce2" table:formula="of:=HYPERLINK([.A1575]; &quot;View Now&quot;)" office:value-type="string" office:string-value="View Now">
            <text:p>View Now</text:p>
          </table:table-cell>
          <table:table-cell office:value-type="string">
            <text:p>audio/wav</text:p>
          </table:table-cell>
          <table:table-cell office:value-type="float" office:value="50.337959">
            <text:p>50.33795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2.m4a</text:p>
          </table:table-cell>
          <table:table-cell table:style-name="ce2" table:formula="of:=HYPERLINK([.A1576]; &quot;View Now&quot;)" office:value-type="string" office:string-value="View Now">
            <text:p>View Now</text:p>
          </table:table-cell>
          <table:table-cell office:value-type="string">
            <text:p>audio/mp4</text:p>
          </table:table-cell>
          <table:table-cell office:value-type="float" office:value="128.638">
            <text:p>128.63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3.m4a</text:p>
          </table:table-cell>
          <table:table-cell table:style-name="ce2" table:formula="of:=HYPERLINK([.A157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5.m4a</text:p>
          </table:table-cell>
          <table:table-cell table:style-name="ce2" table:formula="of:=HYPERLINK([.A157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9.m4a</text:p>
          </table:table-cell>
          <table:table-cell table:style-name="ce2" table:formula="of:=HYPERLINK([.A157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0.m4a</text:p>
          </table:table-cell>
          <table:table-cell table:style-name="ce2" table:formula="of:=HYPERLINK([.A158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7.m4a</text:p>
          </table:table-cell>
          <table:table-cell table:style-name="ce2" table:formula="of:=HYPERLINK([.A158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5.m4a</text:p>
          </table:table-cell>
          <table:table-cell table:style-name="ce2" table:formula="of:=HYPERLINK([.A1582];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6.m4a</text:p>
          </table:table-cell>
          <table:table-cell table:style-name="ce2" table:formula="of:=HYPERLINK([.A1583]; &quot;View Now&quot;)" office:value-type="string" office:string-value="View Now">
            <text:p>View Now</text:p>
          </table:table-cell>
          <table:table-cell office:value-type="string">
            <text:p>audio/mp4</text:p>
          </table:table-cell>
          <table:table-cell office:value-type="float" office:value="198.2">
            <text:p>198.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6494.ts</text:p>
          </table:table-cell>
          <table:table-cell table:style-name="ce2" table:formula="of:=HYPERLINK([.A15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21054.m4a</text:p>
          </table:table-cell>
          <table:table-cell table:style-name="ce2" table:formula="of:=HYPERLINK([.A158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88.m4a</text:p>
          </table:table-cell>
          <table:table-cell table:style-name="ce2" table:formula="of:=HYPERLINK([.A1586]; &quot;View Now&quot;)" office:value-type="string" office:string-value="View Now">
            <text:p>View Now</text:p>
          </table:table-cell>
          <table:table-cell office:value-type="string">
            <text:p>audio/mp4</text:p>
          </table:table-cell>
          <table:table-cell office:value-type="float" office:value="108.459">
            <text:p>108.45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8.m4a</text:p>
          </table:table-cell>
          <table:table-cell table:style-name="ce2" table:formula="of:=HYPERLINK([.A158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9.m4a</text:p>
          </table:table-cell>
          <table:table-cell table:style-name="ce2" table:formula="of:=HYPERLINK([.A1588]; &quot;View Now&quot;)" office:value-type="string" office:string-value="View Now">
            <text:p>View Now</text:p>
          </table:table-cell>
          <table:table-cell office:value-type="string">
            <text:p>audio/mp4</text:p>
          </table:table-cell>
          <table:table-cell office:value-type="float" office:value="104.929">
            <text:p>104.9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91.m4a</text:p>
          </table:table-cell>
          <table:table-cell table:style-name="ce2" table:formula="of:=HYPERLINK([.A1589]; &quot;View Now&quot;)" office:value-type="string" office:string-value="View Now">
            <text:p>View Now</text:p>
          </table:table-cell>
          <table:table-cell office:value-type="string">
            <text:p>audio/mp4</text:p>
          </table:table-cell>
          <table:table-cell office:value-type="float" office:value="25.28">
            <text:p>25.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94.m4a</text:p>
          </table:table-cell>
          <table:table-cell table:style-name="ce2" table:formula="of:=HYPERLINK([.A1590]; &quot;View Now&quot;)" office:value-type="string" office:string-value="View Now">
            <text:p>View Now</text:p>
          </table:table-cell>
          <table:table-cell office:value-type="string">
            <text:p>audio/mp4</text:p>
          </table:table-cell>
          <table:table-cell office:value-type="float" office:value="113.959">
            <text:p>113.95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6490.m4a</text:p>
          </table:table-cell>
          <table:table-cell table:style-name="ce2" table:formula="of:=HYPERLINK([.A1591]; &quot;View Now&quot;)" office:value-type="string" office:string-value="View Now">
            <text:p>View Now</text:p>
          </table:table-cell>
          <table:table-cell office:value-type="string">
            <text:p>audio/mp4</text:p>
          </table:table-cell>
          <table:table-cell office:value-type="float" office:value="161.334">
            <text:p>161.33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284.avi</text:p>
          </table:table-cell>
          <table:table-cell table:style-name="ce2" table:formula="of:=HYPERLINK([.A1592];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287.avi</text:p>
          </table:table-cell>
          <table:table-cell table:style-name="ce2" table:formula="of:=HYPERLINK([.A1593]; &quot;View Now&quot;)" office:value-type="string" office:string-value="View Now">
            <text:p>View Now</text:p>
          </table:table-cell>
          <table:table-cell office:value-type="string">
            <text:p>video/avi</text:p>
          </table:table-cell>
          <table:table-cell office:value-type="float" office:value="5.2">
            <text:p>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96.m4a</text:p>
          </table:table-cell>
          <table:table-cell table:style-name="ce2" table:formula="of:=HYPERLINK([.A1594]; &quot;View Now&quot;)" office:value-type="string" office:string-value="View Now">
            <text:p>View Now</text:p>
          </table:table-cell>
          <table:table-cell office:value-type="string">
            <text:p>audio/mp4</text:p>
          </table:table-cell>
          <table:table-cell office:value-type="float" office:value="106.689">
            <text:p>106.68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95.m4a</text:p>
          </table:table-cell>
          <table:table-cell table:style-name="ce2" table:formula="of:=HYPERLINK([.A1595]; &quot;View Now&quot;)" office:value-type="string" office:string-value="View Now">
            <text:p>View Now</text:p>
          </table:table-cell>
          <table:table-cell office:value-type="string">
            <text:p>audio/mp4</text:p>
          </table:table-cell>
          <table:table-cell office:value-type="float" office:value="114.199">
            <text:p>114.1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286.avi</text:p>
          </table:table-cell>
          <table:table-cell table:style-name="ce2" table:formula="of:=HYPERLINK([.A1596];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98.m4a</text:p>
          </table:table-cell>
          <table:table-cell table:style-name="ce2" table:formula="of:=HYPERLINK([.A1597]; &quot;View Now&quot;)" office:value-type="string" office:string-value="View Now">
            <text:p>View Now</text:p>
          </table:table-cell>
          <table:table-cell office:value-type="string">
            <text:p>audio/mp4</text:p>
          </table:table-cell>
          <table:table-cell office:value-type="float" office:value="78.802">
            <text:p>78.8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51.m4v</text:p>
          </table:table-cell>
          <table:table-cell table:style-name="ce2" table:formula="of:=HYPERLINK([.A1598];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3.avi</text:p>
          </table:table-cell>
          <table:table-cell table:style-name="ce2" table:formula="of:=HYPERLINK([.A1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4.avi</text:p>
          </table:table-cell>
          <table:table-cell table:style-name="ce2" table:formula="of:=HYPERLINK([.A1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54.wav</text:p>
          </table:table-cell>
          <table:table-cell table:style-name="ce2" table:formula="of:=HYPERLINK([.A160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477.avi</text:p>
          </table:table-cell>
          <table:table-cell table:style-name="ce2" table:formula="of:=HYPERLINK([.A1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9.avi</text:p>
          </table:table-cell>
          <table:table-cell table:style-name="ce2" table:formula="of:=HYPERLINK([.A1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6.avi</text:p>
          </table:table-cell>
          <table:table-cell table:style-name="ce2" table:formula="of:=HYPERLINK([.A16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5.avi</text:p>
          </table:table-cell>
          <table:table-cell table:style-name="ce2" table:formula="of:=HYPERLINK([.A1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8.avi</text:p>
          </table:table-cell>
          <table:table-cell table:style-name="ce2" table:formula="of:=HYPERLINK([.A16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2.avi</text:p>
          </table:table-cell>
          <table:table-cell table:style-name="ce2" table:formula="of:=HYPERLINK([.A1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1.avi</text:p>
          </table:table-cell>
          <table:table-cell table:style-name="ce2" table:formula="of:=HYPERLINK([.A16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0.avi</text:p>
          </table:table-cell>
          <table:table-cell table:style-name="ce2" table:formula="of:=HYPERLINK([.A1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53.m4a</text:p>
          </table:table-cell>
          <table:table-cell table:style-name="ce2" table:formula="of:=HYPERLINK([.A1610]; &quot;View Now&quot;)" office:value-type="string" office:string-value="View Now">
            <text:p>View Now</text:p>
          </table:table-cell>
          <table:table-cell office:value-type="string">
            <text:p>audio/mp4</text:p>
          </table:table-cell>
          <table:table-cell office:value-type="float" office:value="246.8">
            <text:p>24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5.avi</text:p>
          </table:table-cell>
          <table:table-cell table:style-name="ce2" table:formula="of:=HYPERLINK([.A16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4.avi</text:p>
          </table:table-cell>
          <table:table-cell table:style-name="ce2" table:formula="of:=HYPERLINK([.A1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6.avi</text:p>
          </table:table-cell>
          <table:table-cell table:style-name="ce2" table:formula="of:=HYPERLINK([.A16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3.avi</text:p>
          </table:table-cell>
          <table:table-cell table:style-name="ce2" table:formula="of:=HYPERLINK([.A16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0.avi</text:p>
          </table:table-cell>
          <table:table-cell table:style-name="ce2" table:formula="of:=HYPERLINK([.A1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7.avi</text:p>
          </table:table-cell>
          <table:table-cell table:style-name="ce2" table:formula="of:=HYPERLINK([.A16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8.avi</text:p>
          </table:table-cell>
          <table:table-cell table:style-name="ce2" table:formula="of:=HYPERLINK([.A1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82656.m4v</text:p>
          </table:table-cell>
          <table:table-cell table:style-name="ce2" table:formula="of:=HYPERLINK([.A1618]; &quot;View Now&quot;)" office:value-type="string" office:string-value="View Now">
            <text:p>View Now</text:p>
          </table:table-cell>
          <table:table-cell office:value-type="string">
            <text:p>video/mp4</text:p>
          </table:table-cell>
          <table:table-cell office:value-type="float" office:value="5409.85">
            <text:p>5409.8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9.avi</text:p>
          </table:table-cell>
          <table:table-cell table:style-name="ce2" table:formula="of:=HYPERLINK([.A1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2.avi</text:p>
          </table:table-cell>
          <table:table-cell table:style-name="ce2" table:formula="of:=HYPERLINK([.A1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5.avi</text:p>
          </table:table-cell>
          <table:table-cell table:style-name="ce2" table:formula="of:=HYPERLINK([.A1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1.avi</text:p>
          </table:table-cell>
          <table:table-cell table:style-name="ce2" table:formula="of:=HYPERLINK([.A1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3.avi</text:p>
          </table:table-cell>
          <table:table-cell table:style-name="ce2" table:formula="of:=HYPERLINK([.A1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4.avi</text:p>
          </table:table-cell>
          <table:table-cell table:style-name="ce2" table:formula="of:=HYPERLINK([.A1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6.avi</text:p>
          </table:table-cell>
          <table:table-cell table:style-name="ce2" table:formula="of:=HYPERLINK([.A1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7.avi</text:p>
          </table:table-cell>
          <table:table-cell table:style-name="ce2" table:formula="of:=HYPERLINK([.A1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41270.m4a</text:p>
          </table:table-cell>
          <table:table-cell table:style-name="ce2" table:formula="of:=HYPERLINK([.A1627]; &quot;View Now&quot;)" office:value-type="string" office:string-value="View Now">
            <text:p>View Now</text:p>
          </table:table-cell>
          <table:table-cell office:value-type="string">
            <text:p>audio/mp4</text:p>
          </table:table-cell>
          <table:table-cell office:value-type="float" office:value="2794.898">
            <text:p>2794.8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9.avi</text:p>
          </table:table-cell>
          <table:table-cell table:style-name="ce2" table:formula="of:=HYPERLINK([.A1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8.avi</text:p>
          </table:table-cell>
          <table:table-cell table:style-name="ce2" table:formula="of:=HYPERLINK([.A1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1.avi</text:p>
          </table:table-cell>
          <table:table-cell table:style-name="ce2" table:formula="of:=HYPERLINK([.A1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3.avi</text:p>
          </table:table-cell>
          <table:table-cell table:style-name="ce2" table:formula="of:=HYPERLINK([.A16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4.avi</text:p>
          </table:table-cell>
          <table:table-cell table:style-name="ce2" table:formula="of:=HYPERLINK([.A1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0.avi</text:p>
          </table:table-cell>
          <table:table-cell table:style-name="ce2" table:formula="of:=HYPERLINK([.A1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2.avi</text:p>
          </table:table-cell>
          <table:table-cell table:style-name="ce2" table:formula="of:=HYPERLINK([.A1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6.avi</text:p>
          </table:table-cell>
          <table:table-cell table:style-name="ce2" table:formula="of:=HYPERLINK([.A1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82657.m4v</text:p>
          </table:table-cell>
          <table:table-cell table:style-name="ce2" table:formula="of:=HYPERLINK([.A1636]; &quot;View Now&quot;)" office:value-type="string" office:string-value="View Now">
            <text:p>View Now</text:p>
          </table:table-cell>
          <table:table-cell office:value-type="string">
            <text:p>video/mp4</text:p>
          </table:table-cell>
          <table:table-cell office:value-type="float" office:value="6912.136">
            <text:p>6912.13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5.avi</text:p>
          </table:table-cell>
          <table:table-cell table:style-name="ce2" table:formula="of:=HYPERLINK([.A16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9.avi</text:p>
          </table:table-cell>
          <table:table-cell table:style-name="ce2" table:formula="of:=HYPERLINK([.A1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8.avi</text:p>
          </table:table-cell>
          <table:table-cell table:style-name="ce2" table:formula="of:=HYPERLINK([.A1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7.avi</text:p>
          </table:table-cell>
          <table:table-cell table:style-name="ce2" table:formula="of:=HYPERLINK([.A1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2.avi</text:p>
          </table:table-cell>
          <table:table-cell table:style-name="ce2" table:formula="of:=HYPERLINK([.A1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1.avi</text:p>
          </table:table-cell>
          <table:table-cell table:style-name="ce2" table:formula="of:=HYPERLINK([.A16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6.avi</text:p>
          </table:table-cell>
          <table:table-cell table:style-name="ce2" table:formula="of:=HYPERLINK([.A16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0.avi</text:p>
          </table:table-cell>
          <table:table-cell table:style-name="ce2" table:formula="of:=HYPERLINK([.A1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4.avi</text:p>
          </table:table-cell>
          <table:table-cell table:style-name="ce2" table:formula="of:=HYPERLINK([.A1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3.avi</text:p>
          </table:table-cell>
          <table:table-cell table:style-name="ce2" table:formula="of:=HYPERLINK([.A1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8.avi</text:p>
          </table:table-cell>
          <table:table-cell table:style-name="ce2" table:formula="of:=HYPERLINK([.A1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7.avi</text:p>
          </table:table-cell>
          <table:table-cell table:style-name="ce2" table:formula="of:=HYPERLINK([.A1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5.avi</text:p>
          </table:table-cell>
          <table:table-cell table:style-name="ce2" table:formula="of:=HYPERLINK([.A16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1.avi</text:p>
          </table:table-cell>
          <table:table-cell table:style-name="ce2" table:formula="of:=HYPERLINK([.A16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39786.m4v</text:p>
          </table:table-cell>
          <table:table-cell table:style-name="ce2" table:formula="of:=HYPERLINK([.A1651]; &quot;View Now&quot;)" office:value-type="string" office:string-value="View Now">
            <text:p>View Now</text:p>
          </table:table-cell>
          <table:table-cell office:value-type="string">
            <text:p>video/mp4</text:p>
          </table:table-cell>
          <table:table-cell office:value-type="float" office:value="802.766667">
            <text:p>802.7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9.avi</text:p>
          </table:table-cell>
          <table:table-cell table:style-name="ce2" table:formula="of:=HYPERLINK([.A16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5.avi</text:p>
          </table:table-cell>
          <table:table-cell table:style-name="ce2" table:formula="of:=HYPERLINK([.A1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3.avi</text:p>
          </table:table-cell>
          <table:table-cell table:style-name="ce2" table:formula="of:=HYPERLINK([.A16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0.avi</text:p>
          </table:table-cell>
          <table:table-cell table:style-name="ce2" table:formula="of:=HYPERLINK([.A1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2.avi</text:p>
          </table:table-cell>
          <table:table-cell table:style-name="ce2" table:formula="of:=HYPERLINK([.A16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39787.m4v</text:p>
          </table:table-cell>
          <table:table-cell table:style-name="ce2" table:formula="of:=HYPERLINK([.A1657]; &quot;View Now&quot;)" office:value-type="string" office:string-value="View Now">
            <text:p>View Now</text:p>
          </table:table-cell>
          <table:table-cell office:value-type="string">
            <text:p>video/mp4</text:p>
          </table:table-cell>
          <table:table-cell office:value-type="float" office:value="904.333333">
            <text:p>904.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9.avi</text:p>
          </table:table-cell>
          <table:table-cell table:style-name="ce2" table:formula="of:=HYPERLINK([.A16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8.avi</text:p>
          </table:table-cell>
          <table:table-cell table:style-name="ce2" table:formula="of:=HYPERLINK([.A16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7.avi</text:p>
          </table:table-cell>
          <table:table-cell table:style-name="ce2" table:formula="of:=HYPERLINK([.A16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4.avi</text:p>
          </table:table-cell>
          <table:table-cell table:style-name="ce2" table:formula="of:=HYPERLINK([.A166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6.avi</text:p>
          </table:table-cell>
          <table:table-cell table:style-name="ce2" table:formula="of:=HYPERLINK([.A16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0.avi</text:p>
          </table:table-cell>
          <table:table-cell table:style-name="ce2" table:formula="of:=HYPERLINK([.A1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1.avi</text:p>
          </table:table-cell>
          <table:table-cell table:style-name="ce2" table:formula="of:=HYPERLINK([.A16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2.avi</text:p>
          </table:table-cell>
          <table:table-cell table:style-name="ce2" table:formula="of:=HYPERLINK([.A16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7.avi</text:p>
          </table:table-cell>
          <table:table-cell table:style-name="ce2" table:formula="of:=HYPERLINK([.A16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5.avi</text:p>
          </table:table-cell>
          <table:table-cell table:style-name="ce2" table:formula="of:=HYPERLINK([.A16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6.avi</text:p>
          </table:table-cell>
          <table:table-cell table:style-name="ce2" table:formula="of:=HYPERLINK([.A16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3.avi</text:p>
          </table:table-cell>
          <table:table-cell table:style-name="ce2" table:formula="of:=HYPERLINK([.A1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8.avi</text:p>
          </table:table-cell>
          <table:table-cell table:style-name="ce2" table:formula="of:=HYPERLINK([.A1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4.avi</text:p>
          </table:table-cell>
          <table:table-cell table:style-name="ce2" table:formula="of:=HYPERLINK([.A16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0.avi</text:p>
          </table:table-cell>
          <table:table-cell table:style-name="ce2" table:formula="of:=HYPERLINK([.A16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3.avi</text:p>
          </table:table-cell>
          <table:table-cell table:style-name="ce2" table:formula="of:=HYPERLINK([.A1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9.avi</text:p>
          </table:table-cell>
          <table:table-cell table:style-name="ce2" table:formula="of:=HYPERLINK([.A16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6.avi</text:p>
          </table:table-cell>
          <table:table-cell table:style-name="ce2" table:formula="of:=HYPERLINK([.A16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2.avi</text:p>
          </table:table-cell>
          <table:table-cell table:style-name="ce2" table:formula="of:=HYPERLINK([.A16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1.avi</text:p>
          </table:table-cell>
          <table:table-cell table:style-name="ce2" table:formula="of:=HYPERLINK([.A1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1.avi</text:p>
          </table:table-cell>
          <table:table-cell table:style-name="ce2" table:formula="of:=HYPERLINK([.A16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4.avi</text:p>
          </table:table-cell>
          <table:table-cell table:style-name="ce2" table:formula="of:=HYPERLINK([.A1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8.avi</text:p>
          </table:table-cell>
          <table:table-cell table:style-name="ce2" table:formula="of:=HYPERLINK([.A16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7.avi</text:p>
          </table:table-cell>
          <table:table-cell table:style-name="ce2" table:formula="of:=HYPERLINK([.A16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2.avi</text:p>
          </table:table-cell>
          <table:table-cell table:style-name="ce2" table:formula="of:=HYPERLINK([.A16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4.avi</text:p>
          </table:table-cell>
          <table:table-cell table:style-name="ce2" table:formula="of:=HYPERLINK([.A16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6495.ts</text:p>
          </table:table-cell>
          <table:table-cell table:style-name="ce2" table:formula="of:=HYPERLINK([.A16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555.avi</text:p>
          </table:table-cell>
          <table:table-cell table:style-name="ce2" table:formula="of:=HYPERLINK([.A16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3.avi</text:p>
          </table:table-cell>
          <table:table-cell table:style-name="ce2" table:formula="of:=HYPERLINK([.A1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0.avi</text:p>
          </table:table-cell>
          <table:table-cell table:style-name="ce2" table:formula="of:=HYPERLINK([.A1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9.avi</text:p>
          </table:table-cell>
          <table:table-cell table:style-name="ce2" table:formula="of:=HYPERLINK([.A1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8.avi</text:p>
          </table:table-cell>
          <table:table-cell table:style-name="ce2" table:formula="of:=HYPERLINK([.A1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1.avi</text:p>
          </table:table-cell>
          <table:table-cell table:style-name="ce2" table:formula="of:=HYPERLINK([.A1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6.avi</text:p>
          </table:table-cell>
          <table:table-cell table:style-name="ce2" table:formula="of:=HYPERLINK([.A16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3.avi</text:p>
          </table:table-cell>
          <table:table-cell table:style-name="ce2" table:formula="of:=HYPERLINK([.A16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5.avi</text:p>
          </table:table-cell>
          <table:table-cell table:style-name="ce2" table:formula="of:=HYPERLINK([.A16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9.avi</text:p>
          </table:table-cell>
          <table:table-cell table:style-name="ce2" table:formula="of:=HYPERLINK([.A16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0.avi</text:p>
          </table:table-cell>
          <table:table-cell table:style-name="ce2" table:formula="of:=HYPERLINK([.A16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4.avi</text:p>
          </table:table-cell>
          <table:table-cell table:style-name="ce2" table:formula="of:=HYPERLINK([.A16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7.avi</text:p>
          </table:table-cell>
          <table:table-cell table:style-name="ce2" table:formula="of:=HYPERLINK([.A16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2.avi</text:p>
          </table:table-cell>
          <table:table-cell table:style-name="ce2" table:formula="of:=HYPERLINK([.A1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5.avi</text:p>
          </table:table-cell>
          <table:table-cell table:style-name="ce2" table:formula="of:=HYPERLINK([.A16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6.avi</text:p>
          </table:table-cell>
          <table:table-cell table:style-name="ce2" table:formula="of:=HYPERLINK([.A17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7.avi</text:p>
          </table:table-cell>
          <table:table-cell table:style-name="ce2" table:formula="of:=HYPERLINK([.A17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8.avi</text:p>
          </table:table-cell>
          <table:table-cell table:style-name="ce2" table:formula="of:=HYPERLINK([.A17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9.avi</text:p>
          </table:table-cell>
          <table:table-cell table:style-name="ce2" table:formula="of:=HYPERLINK([.A17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5.avi</text:p>
          </table:table-cell>
          <table:table-cell table:style-name="ce2" table:formula="of:=HYPERLINK([.A17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4.avi</text:p>
          </table:table-cell>
          <table:table-cell table:style-name="ce2" table:formula="of:=HYPERLINK([.A17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0.avi</text:p>
          </table:table-cell>
          <table:table-cell table:style-name="ce2" table:formula="of:=HYPERLINK([.A17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3.avi</text:p>
          </table:table-cell>
          <table:table-cell table:style-name="ce2" table:formula="of:=HYPERLINK([.A17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8.avi</text:p>
          </table:table-cell>
          <table:table-cell table:style-name="ce2" table:formula="of:=HYPERLINK([.A17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2.avi</text:p>
          </table:table-cell>
          <table:table-cell table:style-name="ce2" table:formula="of:=HYPERLINK([.A17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7.avi</text:p>
          </table:table-cell>
          <table:table-cell table:style-name="ce2" table:formula="of:=HYPERLINK([.A17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1.avi</text:p>
          </table:table-cell>
          <table:table-cell table:style-name="ce2" table:formula="of:=HYPERLINK([.A17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6.avi</text:p>
          </table:table-cell>
          <table:table-cell table:style-name="ce2" table:formula="of:=HYPERLINK([.A17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1.avi</text:p>
          </table:table-cell>
          <table:table-cell table:style-name="ce2" table:formula="of:=HYPERLINK([.A17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0.avi</text:p>
          </table:table-cell>
          <table:table-cell table:style-name="ce2" table:formula="of:=HYPERLINK([.A17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9.avi</text:p>
          </table:table-cell>
          <table:table-cell table:style-name="ce2" table:formula="of:=HYPERLINK([.A17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6.avi</text:p>
          </table:table-cell>
          <table:table-cell table:style-name="ce2" table:formula="of:=HYPERLINK([.A17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4.avi</text:p>
          </table:table-cell>
          <table:table-cell table:style-name="ce2" table:formula="of:=HYPERLINK([.A17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9.avi</text:p>
          </table:table-cell>
          <table:table-cell table:style-name="ce2" table:formula="of:=HYPERLINK([.A1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3.avi</text:p>
          </table:table-cell>
          <table:table-cell table:style-name="ce2" table:formula="of:=HYPERLINK([.A17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7.avi</text:p>
          </table:table-cell>
          <table:table-cell table:style-name="ce2" table:formula="of:=HYPERLINK([.A1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5.avi</text:p>
          </table:table-cell>
          <table:table-cell table:style-name="ce2" table:formula="of:=HYPERLINK([.A1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2.avi</text:p>
          </table:table-cell>
          <table:table-cell table:style-name="ce2" table:formula="of:=HYPERLINK([.A17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1.avi</text:p>
          </table:table-cell>
          <table:table-cell table:style-name="ce2" table:formula="of:=HYPERLINK([.A17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8.avi</text:p>
          </table:table-cell>
          <table:table-cell table:style-name="ce2" table:formula="of:=HYPERLINK([.A1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5.avi</text:p>
          </table:table-cell>
          <table:table-cell table:style-name="ce2" table:formula="of:=HYPERLINK([.A17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0.avi</text:p>
          </table:table-cell>
          <table:table-cell table:style-name="ce2" table:formula="of:=HYPERLINK([.A1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2.avi</text:p>
          </table:table-cell>
          <table:table-cell table:style-name="ce2" table:formula="of:=HYPERLINK([.A1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4.avi</text:p>
          </table:table-cell>
          <table:table-cell table:style-name="ce2" table:formula="of:=HYPERLINK([.A1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3.avi</text:p>
          </table:table-cell>
          <table:table-cell table:style-name="ce2" table:formula="of:=HYPERLINK([.A1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3.avi</text:p>
          </table:table-cell>
          <table:table-cell table:style-name="ce2" table:formula="of:=HYPERLINK([.A1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6.avi</text:p>
          </table:table-cell>
          <table:table-cell table:style-name="ce2" table:formula="of:=HYPERLINK([.A1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7.avi</text:p>
          </table:table-cell>
          <table:table-cell table:style-name="ce2" table:formula="of:=HYPERLINK([.A1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0.avi</text:p>
          </table:table-cell>
          <table:table-cell table:style-name="ce2" table:formula="of:=HYPERLINK([.A17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2.avi</text:p>
          </table:table-cell>
          <table:table-cell table:style-name="ce2" table:formula="of:=HYPERLINK([.A1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1.avi</text:p>
          </table:table-cell>
          <table:table-cell table:style-name="ce2" table:formula="of:=HYPERLINK([.A17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9.avi</text:p>
          </table:table-cell>
          <table:table-cell table:style-name="ce2" table:formula="of:=HYPERLINK([.A1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5.avi</text:p>
          </table:table-cell>
          <table:table-cell table:style-name="ce2" table:formula="of:=HYPERLINK([.A17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8.avi</text:p>
          </table:table-cell>
          <table:table-cell table:style-name="ce2" table:formula="of:=HYPERLINK([.A1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8.avi</text:p>
          </table:table-cell>
          <table:table-cell table:style-name="ce2" table:formula="of:=HYPERLINK([.A17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0.avi</text:p>
          </table:table-cell>
          <table:table-cell table:style-name="ce2" table:formula="of:=HYPERLINK([.A1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7.avi</text:p>
          </table:table-cell>
          <table:table-cell table:style-name="ce2" table:formula="of:=HYPERLINK([.A17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4.avi</text:p>
          </table:table-cell>
          <table:table-cell table:style-name="ce2" table:formula="of:=HYPERLINK([.A1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6.avi</text:p>
          </table:table-cell>
          <table:table-cell table:style-name="ce2" table:formula="of:=HYPERLINK([.A17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9.avi</text:p>
          </table:table-cell>
          <table:table-cell table:style-name="ce2" table:formula="of:=HYPERLINK([.A17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2.avi</text:p>
          </table:table-cell>
          <table:table-cell table:style-name="ce2" table:formula="of:=HYPERLINK([.A17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1.avi</text:p>
          </table:table-cell>
          <table:table-cell table:style-name="ce2" table:formula="of:=HYPERLINK([.A1746]; &quot;View Now&quot;)" office:value-type="string" office:string-value="View Now">
            <text:p>View Now</text:p>
          </table:table-cell>
          <table:table-cell office:value-type="string">
            <text:p>video/avi</text:p>
          </table:table-cell>
          <table:table-cell office:value-type="float" office:value="1.066667">
            <text:p>1.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9.avi</text:p>
          </table:table-cell>
          <table:table-cell table:style-name="ce2" table:formula="of:=HYPERLINK([.A174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618.avi</text:p>
          </table:table-cell>
          <table:table-cell table:style-name="ce2" table:formula="of:=HYPERLINK([.A1748];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4.avi</text:p>
          </table:table-cell>
          <table:table-cell table:style-name="ce2" table:formula="of:=HYPERLINK([.A1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3.avi</text:p>
          </table:table-cell>
          <table:table-cell table:style-name="ce2" table:formula="of:=HYPERLINK([.A175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6.avi</text:p>
          </table:table-cell>
          <table:table-cell table:style-name="ce2" table:formula="of:=HYPERLINK([.A1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5.avi</text:p>
          </table:table-cell>
          <table:table-cell table:style-name="ce2" table:formula="of:=HYPERLINK([.A17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0.avi</text:p>
          </table:table-cell>
          <table:table-cell table:style-name="ce2" table:formula="of:=HYPERLINK([.A1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3.avi</text:p>
          </table:table-cell>
          <table:table-cell table:style-name="ce2" table:formula="of:=HYPERLINK([.A17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4.avi</text:p>
          </table:table-cell>
          <table:table-cell table:style-name="ce2" table:formula="of:=HYPERLINK([.A1755];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2.avi</text:p>
          </table:table-cell>
          <table:table-cell table:style-name="ce2" table:formula="of:=HYPERLINK([.A17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5.avi</text:p>
          </table:table-cell>
          <table:table-cell table:style-name="ce2" table:formula="of:=HYPERLINK([.A175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7.avi</text:p>
          </table:table-cell>
          <table:table-cell table:style-name="ce2" table:formula="of:=HYPERLINK([.A17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1.avi</text:p>
          </table:table-cell>
          <table:table-cell table:style-name="ce2" table:formula="of:=HYPERLINK([.A17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6.avi</text:p>
          </table:table-cell>
          <table:table-cell table:style-name="ce2" table:formula="of:=HYPERLINK([.A17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7.avi</text:p>
          </table:table-cell>
          <table:table-cell table:style-name="ce2" table:formula="of:=HYPERLINK([.A1761]; &quot;View Now&quot;)" office:value-type="string" office:string-value="View Now">
            <text:p>View Now</text:p>
          </table:table-cell>
          <table:table-cell office:value-type="string">
            <text:p>video/avi</text:p>
          </table:table-cell>
          <table:table-cell office:value-type="float" office:value="92.4">
            <text:p>9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1.avi</text:p>
          </table:table-cell>
          <table:table-cell table:style-name="ce2" table:formula="of:=HYPERLINK([.A17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7.avi</text:p>
          </table:table-cell>
          <table:table-cell table:style-name="ce2" table:formula="of:=HYPERLINK([.A17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8.avi</text:p>
          </table:table-cell>
          <table:table-cell table:style-name="ce2" table:formula="of:=HYPERLINK([.A1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9.avi</text:p>
          </table:table-cell>
          <table:table-cell table:style-name="ce2" table:formula="of:=HYPERLINK([.A17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0.avi</text:p>
          </table:table-cell>
          <table:table-cell table:style-name="ce2" table:formula="of:=HYPERLINK([.A17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8.avi</text:p>
          </table:table-cell>
          <table:table-cell table:style-name="ce2" table:formula="of:=HYPERLINK([.A17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4.avi</text:p>
          </table:table-cell>
          <table:table-cell table:style-name="ce2" table:formula="of:=HYPERLINK([.A17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2.avi</text:p>
          </table:table-cell>
          <table:table-cell table:style-name="ce2" table:formula="of:=HYPERLINK([.A17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3.avi</text:p>
          </table:table-cell>
          <table:table-cell table:style-name="ce2" table:formula="of:=HYPERLINK([.A17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0.avi</text:p>
          </table:table-cell>
          <table:table-cell table:style-name="ce2" table:formula="of:=HYPERLINK([.A17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5.avi</text:p>
          </table:table-cell>
          <table:table-cell table:style-name="ce2" table:formula="of:=HYPERLINK([.A17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6.avi</text:p>
          </table:table-cell>
          <table:table-cell table:style-name="ce2" table:formula="of:=HYPERLINK([.A17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1.avi</text:p>
          </table:table-cell>
          <table:table-cell table:style-name="ce2" table:formula="of:=HYPERLINK([.A177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3.avi</text:p>
          </table:table-cell>
          <table:table-cell table:style-name="ce2" table:formula="of:=HYPERLINK([.A1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9.avi</text:p>
          </table:table-cell>
          <table:table-cell table:style-name="ce2" table:formula="of:=HYPERLINK([.A17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8.avi</text:p>
          </table:table-cell>
          <table:table-cell table:style-name="ce2" table:formula="of:=HYPERLINK([.A1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6.avi</text:p>
          </table:table-cell>
          <table:table-cell table:style-name="ce2" table:formula="of:=HYPERLINK([.A17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9.avi</text:p>
          </table:table-cell>
          <table:table-cell table:style-name="ce2" table:formula="of:=HYPERLINK([.A1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5.avi</text:p>
          </table:table-cell>
          <table:table-cell table:style-name="ce2" table:formula="of:=HYPERLINK([.A1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7.avi</text:p>
          </table:table-cell>
          <table:table-cell table:style-name="ce2" table:formula="of:=HYPERLINK([.A1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2.avi</text:p>
          </table:table-cell>
          <table:table-cell table:style-name="ce2" table:formula="of:=HYPERLINK([.A1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4.avi</text:p>
          </table:table-cell>
          <table:table-cell table:style-name="ce2" table:formula="of:=HYPERLINK([.A1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1.avi</text:p>
          </table:table-cell>
          <table:table-cell table:style-name="ce2" table:formula="of:=HYPERLINK([.A17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7.avi</text:p>
          </table:table-cell>
          <table:table-cell table:style-name="ce2" table:formula="of:=HYPERLINK([.A17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8.avi</text:p>
          </table:table-cell>
          <table:table-cell table:style-name="ce2" table:formula="of:=HYPERLINK([.A17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0.avi</text:p>
          </table:table-cell>
          <table:table-cell table:style-name="ce2" table:formula="of:=HYPERLINK([.A17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2.avi</text:p>
          </table:table-cell>
          <table:table-cell table:style-name="ce2" table:formula="of:=HYPERLINK([.A17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3.avi</text:p>
          </table:table-cell>
          <table:table-cell table:style-name="ce2" table:formula="of:=HYPERLINK([.A17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5.avi</text:p>
          </table:table-cell>
          <table:table-cell table:style-name="ce2" table:formula="of:=HYPERLINK([.A17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4.avi</text:p>
          </table:table-cell>
          <table:table-cell table:style-name="ce2" table:formula="of:=HYPERLINK([.A17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5.avi</text:p>
          </table:table-cell>
          <table:table-cell table:style-name="ce2" table:formula="of:=HYPERLINK([.A17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4.avi</text:p>
          </table:table-cell>
          <table:table-cell table:style-name="ce2" table:formula="of:=HYPERLINK([.A17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6.avi</text:p>
          </table:table-cell>
          <table:table-cell table:style-name="ce2" table:formula="of:=HYPERLINK([.A1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9.avi</text:p>
          </table:table-cell>
          <table:table-cell table:style-name="ce2" table:formula="of:=HYPERLINK([.A1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2.avi</text:p>
          </table:table-cell>
          <table:table-cell table:style-name="ce2" table:formula="of:=HYPERLINK([.A17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1.avi</text:p>
          </table:table-cell>
          <table:table-cell table:style-name="ce2" table:formula="of:=HYPERLINK([.A17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0.avi</text:p>
          </table:table-cell>
          <table:table-cell table:style-name="ce2" table:formula="of:=HYPERLINK([.A17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8.avi</text:p>
          </table:table-cell>
          <table:table-cell table:style-name="ce2" table:formula="of:=HYPERLINK([.A17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3.avi</text:p>
          </table:table-cell>
          <table:table-cell table:style-name="ce2" table:formula="of:=HYPERLINK([.A18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2.avi</text:p>
          </table:table-cell>
          <table:table-cell table:style-name="ce2" table:formula="of:=HYPERLINK([.A18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1.avi</text:p>
          </table:table-cell>
          <table:table-cell table:style-name="ce2" table:formula="of:=HYPERLINK([.A1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6.avi</text:p>
          </table:table-cell>
          <table:table-cell table:style-name="ce2" table:formula="of:=HYPERLINK([.A18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7.avi</text:p>
          </table:table-cell>
          <table:table-cell table:style-name="ce2" table:formula="of:=HYPERLINK([.A18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9.avi</text:p>
          </table:table-cell>
          <table:table-cell table:style-name="ce2" table:formula="of:=HYPERLINK([.A1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0.avi</text:p>
          </table:table-cell>
          <table:table-cell table:style-name="ce2" table:formula="of:=HYPERLINK([.A18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5.avi</text:p>
          </table:table-cell>
          <table:table-cell table:style-name="ce2" table:formula="of:=HYPERLINK([.A18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3.avi</text:p>
          </table:table-cell>
          <table:table-cell table:style-name="ce2" table:formula="of:=HYPERLINK([.A18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8.avi</text:p>
          </table:table-cell>
          <table:table-cell table:style-name="ce2" table:formula="of:=HYPERLINK([.A18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1.avi</text:p>
          </table:table-cell>
          <table:table-cell table:style-name="ce2" table:formula="of:=HYPERLINK([.A18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7.avi</text:p>
          </table:table-cell>
          <table:table-cell table:style-name="ce2" table:formula="of:=HYPERLINK([.A18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4.avi</text:p>
          </table:table-cell>
          <table:table-cell table:style-name="ce2" table:formula="of:=HYPERLINK([.A18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0.avi</text:p>
          </table:table-cell>
          <table:table-cell table:style-name="ce2" table:formula="of:=HYPERLINK([.A18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6.avi</text:p>
          </table:table-cell>
          <table:table-cell table:style-name="ce2" table:formula="of:=HYPERLINK([.A18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9.avi</text:p>
          </table:table-cell>
          <table:table-cell table:style-name="ce2" table:formula="of:=HYPERLINK([.A18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3.avi</text:p>
          </table:table-cell>
          <table:table-cell table:style-name="ce2" table:formula="of:=HYPERLINK([.A1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2.avi</text:p>
          </table:table-cell>
          <table:table-cell table:style-name="ce2" table:formula="of:=HYPERLINK([.A1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7.avi</text:p>
          </table:table-cell>
          <table:table-cell table:style-name="ce2" table:formula="of:=HYPERLINK([.A18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1.avi</text:p>
          </table:table-cell>
          <table:table-cell table:style-name="ce2" table:formula="of:=HYPERLINK([.A18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4.avi</text:p>
          </table:table-cell>
          <table:table-cell table:style-name="ce2" table:formula="of:=HYPERLINK([.A1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2.avi</text:p>
          </table:table-cell>
          <table:table-cell table:style-name="ce2" table:formula="of:=HYPERLINK([.A1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5.avi</text:p>
          </table:table-cell>
          <table:table-cell table:style-name="ce2" table:formula="of:=HYPERLINK([.A18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4.avi</text:p>
          </table:table-cell>
          <table:table-cell table:style-name="ce2" table:formula="of:=HYPERLINK([.A1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8.avi</text:p>
          </table:table-cell>
          <table:table-cell table:style-name="ce2" table:formula="of:=HYPERLINK([.A18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6.avi</text:p>
          </table:table-cell>
          <table:table-cell table:style-name="ce2" table:formula="of:=HYPERLINK([.A1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3.avi</text:p>
          </table:table-cell>
          <table:table-cell table:style-name="ce2" table:formula="of:=HYPERLINK([.A182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9.avi</text:p>
          </table:table-cell>
          <table:table-cell table:style-name="ce2" table:formula="of:=HYPERLINK([.A18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8.avi</text:p>
          </table:table-cell>
          <table:table-cell table:style-name="ce2" table:formula="of:=HYPERLINK([.A1828]; &quot;View Now&quot;)" office:value-type="string" office:string-value="View Now">
            <text:p>View Now</text:p>
          </table:table-cell>
          <table:table-cell office:value-type="string">
            <text:p>video/avi</text:p>
          </table:table-cell>
          <table:table-cell office:value-type="float" office:value="0.933333">
            <text:p>0.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0.avi</text:p>
          </table:table-cell>
          <table:table-cell table:style-name="ce2" table:formula="of:=HYPERLINK([.A1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5.avi</text:p>
          </table:table-cell>
          <table:table-cell table:style-name="ce2" table:formula="of:=HYPERLINK([.A18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3.avi</text:p>
          </table:table-cell>
          <table:table-cell table:style-name="ce2" table:formula="of:=HYPERLINK([.A1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7.avi</text:p>
          </table:table-cell>
          <table:table-cell table:style-name="ce2" table:formula="of:=HYPERLINK([.A183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707.avi</text:p>
          </table:table-cell>
          <table:table-cell table:style-name="ce2" table:formula="of:=HYPERLINK([.A18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6.avi</text:p>
          </table:table-cell>
          <table:table-cell table:style-name="ce2" table:formula="of:=HYPERLINK([.A1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9.avi</text:p>
          </table:table-cell>
          <table:table-cell table:style-name="ce2" table:formula="of:=HYPERLINK([.A18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9.avi</text:p>
          </table:table-cell>
          <table:table-cell table:style-name="ce2" table:formula="of:=HYPERLINK([.A183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8.avi</text:p>
          </table:table-cell>
          <table:table-cell table:style-name="ce2" table:formula="of:=HYPERLINK([.A18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4.avi</text:p>
          </table:table-cell>
          <table:table-cell table:style-name="ce2" table:formula="of:=HYPERLINK([.A18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2.avi</text:p>
          </table:table-cell>
          <table:table-cell table:style-name="ce2" table:formula="of:=HYPERLINK([.A1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0.avi</text:p>
          </table:table-cell>
          <table:table-cell table:style-name="ce2" table:formula="of:=HYPERLINK([.A18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1.avi</text:p>
          </table:table-cell>
          <table:table-cell table:style-name="ce2" table:formula="of:=HYPERLINK([.A1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5.avi</text:p>
          </table:table-cell>
          <table:table-cell table:style-name="ce2" table:formula="of:=HYPERLINK([.A1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6.avi</text:p>
          </table:table-cell>
          <table:table-cell table:style-name="ce2" table:formula="of:=HYPERLINK([.A18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1.avi</text:p>
          </table:table-cell>
          <table:table-cell table:style-name="ce2" table:formula="of:=HYPERLINK([.A18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2.avi</text:p>
          </table:table-cell>
          <table:table-cell table:style-name="ce2" table:formula="of:=HYPERLINK([.A18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5.avi</text:p>
          </table:table-cell>
          <table:table-cell table:style-name="ce2" table:formula="of:=HYPERLINK([.A18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0.avi</text:p>
          </table:table-cell>
          <table:table-cell table:style-name="ce2" table:formula="of:=HYPERLINK([.A1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6.avi</text:p>
          </table:table-cell>
          <table:table-cell table:style-name="ce2" table:formula="of:=HYPERLINK([.A18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0.avi</text:p>
          </table:table-cell>
          <table:table-cell table:style-name="ce2" table:formula="of:=HYPERLINK([.A1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3.avi</text:p>
          </table:table-cell>
          <table:table-cell table:style-name="ce2" table:formula="of:=HYPERLINK([.A18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9.avi</text:p>
          </table:table-cell>
          <table:table-cell table:style-name="ce2" table:formula="of:=HYPERLINK([.A18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7.avi</text:p>
          </table:table-cell>
          <table:table-cell table:style-name="ce2" table:formula="of:=HYPERLINK([.A18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2.avi</text:p>
          </table:table-cell>
          <table:table-cell table:style-name="ce2" table:formula="of:=HYPERLINK([.A18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8.avi</text:p>
          </table:table-cell>
          <table:table-cell table:style-name="ce2" table:formula="of:=HYPERLINK([.A18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4.avi</text:p>
          </table:table-cell>
          <table:table-cell table:style-name="ce2" table:formula="of:=HYPERLINK([.A185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1.avi</text:p>
          </table:table-cell>
          <table:table-cell table:style-name="ce2" table:formula="of:=HYPERLINK([.A18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8.avi</text:p>
          </table:table-cell>
          <table:table-cell table:style-name="ce2" table:formula="of:=HYPERLINK([.A1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3.avi</text:p>
          </table:table-cell>
          <table:table-cell table:style-name="ce2" table:formula="of:=HYPERLINK([.A18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4.avi</text:p>
          </table:table-cell>
          <table:table-cell table:style-name="ce2" table:formula="of:=HYPERLINK([.A1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0.avi</text:p>
          </table:table-cell>
          <table:table-cell table:style-name="ce2" table:formula="of:=HYPERLINK([.A18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5.avi</text:p>
          </table:table-cell>
          <table:table-cell table:style-name="ce2" table:formula="of:=HYPERLINK([.A18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7.avi</text:p>
          </table:table-cell>
          <table:table-cell table:style-name="ce2" table:formula="of:=HYPERLINK([.A18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1.avi</text:p>
          </table:table-cell>
          <table:table-cell table:style-name="ce2" table:formula="of:=HYPERLINK([.A18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9.avi</text:p>
          </table:table-cell>
          <table:table-cell table:style-name="ce2" table:formula="of:=HYPERLINK([.A18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4.avi</text:p>
          </table:table-cell>
          <table:table-cell table:style-name="ce2" table:formula="of:=HYPERLINK([.A18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6.avi</text:p>
          </table:table-cell>
          <table:table-cell table:style-name="ce2" table:formula="of:=HYPERLINK([.A1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2.avi</text:p>
          </table:table-cell>
          <table:table-cell table:style-name="ce2" table:formula="of:=HYPERLINK([.A18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3.avi</text:p>
          </table:table-cell>
          <table:table-cell table:style-name="ce2" table:formula="of:=HYPERLINK([.A18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5.avi</text:p>
          </table:table-cell>
          <table:table-cell table:style-name="ce2" table:formula="of:=HYPERLINK([.A18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7.avi</text:p>
          </table:table-cell>
          <table:table-cell table:style-name="ce2" table:formula="of:=HYPERLINK([.A18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2.avi</text:p>
          </table:table-cell>
          <table:table-cell table:style-name="ce2" table:formula="of:=HYPERLINK([.A18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3.avi</text:p>
          </table:table-cell>
          <table:table-cell table:style-name="ce2" table:formula="of:=HYPERLINK([.A1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6.avi</text:p>
          </table:table-cell>
          <table:table-cell table:style-name="ce2" table:formula="of:=HYPERLINK([.A18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9.avi</text:p>
          </table:table-cell>
          <table:table-cell table:style-name="ce2" table:formula="of:=HYPERLINK([.A1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6.avi</text:p>
          </table:table-cell>
          <table:table-cell table:style-name="ce2" table:formula="of:=HYPERLINK([.A18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8.avi</text:p>
          </table:table-cell>
          <table:table-cell table:style-name="ce2" table:formula="of:=HYPERLINK([.A18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4.avi</text:p>
          </table:table-cell>
          <table:table-cell table:style-name="ce2" table:formula="of:=HYPERLINK([.A187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5.avi</text:p>
          </table:table-cell>
          <table:table-cell table:style-name="ce2" table:formula="of:=HYPERLINK([.A18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7.avi</text:p>
          </table:table-cell>
          <table:table-cell table:style-name="ce2" table:formula="of:=HYPERLINK([.A18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0.avi</text:p>
          </table:table-cell>
          <table:table-cell table:style-name="ce2" table:formula="of:=HYPERLINK([.A1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1.avi</text:p>
          </table:table-cell>
          <table:table-cell table:style-name="ce2" table:formula="of:=HYPERLINK([.A18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8.avi</text:p>
          </table:table-cell>
          <table:table-cell table:style-name="ce2" table:formula="of:=HYPERLINK([.A1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0.avi</text:p>
          </table:table-cell>
          <table:table-cell table:style-name="ce2" table:formula="of:=HYPERLINK([.A18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2.avi</text:p>
          </table:table-cell>
          <table:table-cell table:style-name="ce2" table:formula="of:=HYPERLINK([.A1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7.avi</text:p>
          </table:table-cell>
          <table:table-cell table:style-name="ce2" table:formula="of:=HYPERLINK([.A1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8.avi</text:p>
          </table:table-cell>
          <table:table-cell table:style-name="ce2" table:formula="of:=HYPERLINK([.A18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5.avi</text:p>
          </table:table-cell>
          <table:table-cell table:style-name="ce2" table:formula="of:=HYPERLINK([.A18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9.avi</text:p>
          </table:table-cell>
          <table:table-cell table:style-name="ce2" table:formula="of:=HYPERLINK([.A18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3.avi</text:p>
          </table:table-cell>
          <table:table-cell table:style-name="ce2" table:formula="of:=HYPERLINK([.A1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1.avi</text:p>
          </table:table-cell>
          <table:table-cell table:style-name="ce2" table:formula="of:=HYPERLINK([.A18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6.avi</text:p>
          </table:table-cell>
          <table:table-cell table:style-name="ce2" table:formula="of:=HYPERLINK([.A18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4.avi</text:p>
          </table:table-cell>
          <table:table-cell table:style-name="ce2" table:formula="of:=HYPERLINK([.A18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9.avi</text:p>
          </table:table-cell>
          <table:table-cell table:style-name="ce2" table:formula="of:=HYPERLINK([.A18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2.avi</text:p>
          </table:table-cell>
          <table:table-cell table:style-name="ce2" table:formula="of:=HYPERLINK([.A1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0.avi</text:p>
          </table:table-cell>
          <table:table-cell table:style-name="ce2" table:formula="of:=HYPERLINK([.A1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1.avi</text:p>
          </table:table-cell>
          <table:table-cell table:style-name="ce2" table:formula="of:=HYPERLINK([.A189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5.avi</text:p>
          </table:table-cell>
          <table:table-cell table:style-name="ce2" table:formula="of:=HYPERLINK([.A18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4.avi</text:p>
          </table:table-cell>
          <table:table-cell table:style-name="ce2" table:formula="of:=HYPERLINK([.A1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7.avi</text:p>
          </table:table-cell>
          <table:table-cell table:style-name="ce2" table:formula="of:=HYPERLINK([.A189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3.avi</text:p>
          </table:table-cell>
          <table:table-cell table:style-name="ce2" table:formula="of:=HYPERLINK([.A1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8.avi</text:p>
          </table:table-cell>
          <table:table-cell table:style-name="ce2" table:formula="of:=HYPERLINK([.A1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6.avi</text:p>
          </table:table-cell>
          <table:table-cell table:style-name="ce2" table:formula="of:=HYPERLINK([.A1902];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0.avi</text:p>
          </table:table-cell>
          <table:table-cell table:style-name="ce2" table:formula="of:=HYPERLINK([.A1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2.avi</text:p>
          </table:table-cell>
          <table:table-cell table:style-name="ce2" table:formula="of:=HYPERLINK([.A190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9.avi</text:p>
          </table:table-cell>
          <table:table-cell table:style-name="ce2" table:formula="of:=HYPERLINK([.A19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1.avi</text:p>
          </table:table-cell>
          <table:table-cell table:style-name="ce2" table:formula="of:=HYPERLINK([.A190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7.avi</text:p>
          </table:table-cell>
          <table:table-cell table:style-name="ce2" table:formula="of:=HYPERLINK([.A1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5.avi</text:p>
          </table:table-cell>
          <table:table-cell table:style-name="ce2" table:formula="of:=HYPERLINK([.A19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3.avi</text:p>
          </table:table-cell>
          <table:table-cell table:style-name="ce2" table:formula="of:=HYPERLINK([.A19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6.avi</text:p>
          </table:table-cell>
          <table:table-cell table:style-name="ce2" table:formula="of:=HYPERLINK([.A1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4.avi</text:p>
          </table:table-cell>
          <table:table-cell table:style-name="ce2" table:formula="of:=HYPERLINK([.A19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8.avi</text:p>
          </table:table-cell>
          <table:table-cell table:style-name="ce2" table:formula="of:=HYPERLINK([.A19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5.avi</text:p>
          </table:table-cell>
          <table:table-cell table:style-name="ce2" table:formula="of:=HYPERLINK([.A1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1.avi</text:p>
          </table:table-cell>
          <table:table-cell table:style-name="ce2" table:formula="of:=HYPERLINK([.A1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3.avi</text:p>
          </table:table-cell>
          <table:table-cell table:style-name="ce2" table:formula="of:=HYPERLINK([.A19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0.avi</text:p>
          </table:table-cell>
          <table:table-cell table:style-name="ce2" table:formula="of:=HYPERLINK([.A19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2.avi</text:p>
          </table:table-cell>
          <table:table-cell table:style-name="ce2" table:formula="of:=HYPERLINK([.A19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4.avi</text:p>
          </table:table-cell>
          <table:table-cell table:style-name="ce2" table:formula="of:=HYPERLINK([.A19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9.avi</text:p>
          </table:table-cell>
          <table:table-cell table:style-name="ce2" table:formula="of:=HYPERLINK([.A1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7.avi</text:p>
          </table:table-cell>
          <table:table-cell table:style-name="ce2" table:formula="of:=HYPERLINK([.A19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0.avi</text:p>
          </table:table-cell>
          <table:table-cell table:style-name="ce2" table:formula="of:=HYPERLINK([.A19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8.avi</text:p>
          </table:table-cell>
          <table:table-cell table:style-name="ce2" table:formula="of:=HYPERLINK([.A1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1.avi</text:p>
          </table:table-cell>
          <table:table-cell table:style-name="ce2" table:formula="of:=HYPERLINK([.A1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6.avi</text:p>
          </table:table-cell>
          <table:table-cell table:style-name="ce2" table:formula="of:=HYPERLINK([.A1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9.avi</text:p>
          </table:table-cell>
          <table:table-cell table:style-name="ce2" table:formula="of:=HYPERLINK([.A19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4.avi</text:p>
          </table:table-cell>
          <table:table-cell table:style-name="ce2" table:formula="of:=HYPERLINK([.A1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9.avi</text:p>
          </table:table-cell>
          <table:table-cell table:style-name="ce2" table:formula="of:=HYPERLINK([.A19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7.avi</text:p>
          </table:table-cell>
          <table:table-cell table:style-name="ce2" table:formula="of:=HYPERLINK([.A1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8.avi</text:p>
          </table:table-cell>
          <table:table-cell table:style-name="ce2" table:formula="of:=HYPERLINK([.A1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5.avi</text:p>
          </table:table-cell>
          <table:table-cell table:style-name="ce2" table:formula="of:=HYPERLINK([.A1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6.avi</text:p>
          </table:table-cell>
          <table:table-cell table:style-name="ce2" table:formula="of:=HYPERLINK([.A19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2.avi</text:p>
          </table:table-cell>
          <table:table-cell table:style-name="ce2" table:formula="of:=HYPERLINK([.A1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2.avi</text:p>
          </table:table-cell>
          <table:table-cell table:style-name="ce2" table:formula="of:=HYPERLINK([.A1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0.avi</text:p>
          </table:table-cell>
          <table:table-cell table:style-name="ce2" table:formula="of:=HYPERLINK([.A1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3.avi</text:p>
          </table:table-cell>
          <table:table-cell table:style-name="ce2" table:formula="of:=HYPERLINK([.A19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1.avi</text:p>
          </table:table-cell>
          <table:table-cell table:style-name="ce2" table:formula="of:=HYPERLINK([.A1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5.avi</text:p>
          </table:table-cell>
          <table:table-cell table:style-name="ce2" table:formula="of:=HYPERLINK([.A19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3.avi</text:p>
          </table:table-cell>
          <table:table-cell table:style-name="ce2" table:formula="of:=HYPERLINK([.A19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9.avi</text:p>
          </table:table-cell>
          <table:table-cell table:style-name="ce2" table:formula="of:=HYPERLINK([.A1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3.avi</text:p>
          </table:table-cell>
          <table:table-cell table:style-name="ce2" table:formula="of:=HYPERLINK([.A1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4.avi</text:p>
          </table:table-cell>
          <table:table-cell table:style-name="ce2" table:formula="of:=HYPERLINK([.A19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6.avi</text:p>
          </table:table-cell>
          <table:table-cell table:style-name="ce2" table:formula="of:=HYPERLINK([.A1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8.avi</text:p>
          </table:table-cell>
          <table:table-cell table:style-name="ce2" table:formula="of:=HYPERLINK([.A1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7.avi</text:p>
          </table:table-cell>
          <table:table-cell table:style-name="ce2" table:formula="of:=HYPERLINK([.A19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7.avi</text:p>
          </table:table-cell>
          <table:table-cell table:style-name="ce2" table:formula="of:=HYPERLINK([.A1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4.avi</text:p>
          </table:table-cell>
          <table:table-cell table:style-name="ce2" table:formula="of:=HYPERLINK([.A1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6.avi</text:p>
          </table:table-cell>
          <table:table-cell table:style-name="ce2" table:formula="of:=HYPERLINK([.A19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5.avi</text:p>
          </table:table-cell>
          <table:table-cell table:style-name="ce2" table:formula="of:=HYPERLINK([.A1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0.avi</text:p>
          </table:table-cell>
          <table:table-cell table:style-name="ce2" table:formula="of:=HYPERLINK([.A1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8.avi</text:p>
          </table:table-cell>
          <table:table-cell table:style-name="ce2" table:formula="of:=HYPERLINK([.A1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4.avi</text:p>
          </table:table-cell>
          <table:table-cell table:style-name="ce2" table:formula="of:=HYPERLINK([.A1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2.avi</text:p>
          </table:table-cell>
          <table:table-cell table:style-name="ce2" table:formula="of:=HYPERLINK([.A1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1.avi</text:p>
          </table:table-cell>
          <table:table-cell table:style-name="ce2" table:formula="of:=HYPERLINK([.A19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1.avi</text:p>
          </table:table-cell>
          <table:table-cell table:style-name="ce2" table:formula="of:=HYPERLINK([.A1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5.avi</text:p>
          </table:table-cell>
          <table:table-cell table:style-name="ce2" table:formula="of:=HYPERLINK([.A1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0.avi</text:p>
          </table:table-cell>
          <table:table-cell table:style-name="ce2" table:formula="of:=HYPERLINK([.A1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2.avi</text:p>
          </table:table-cell>
          <table:table-cell table:style-name="ce2" table:formula="of:=HYPERLINK([.A1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3.avi</text:p>
          </table:table-cell>
          <table:table-cell table:style-name="ce2" table:formula="of:=HYPERLINK([.A1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9.avi</text:p>
          </table:table-cell>
          <table:table-cell table:style-name="ce2" table:formula="of:=HYPERLINK([.A1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7.avi</text:p>
          </table:table-cell>
          <table:table-cell table:style-name="ce2" table:formula="of:=HYPERLINK([.A19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8.avi</text:p>
          </table:table-cell>
          <table:table-cell table:style-name="ce2" table:formula="of:=HYPERLINK([.A19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6.avi</text:p>
          </table:table-cell>
          <table:table-cell table:style-name="ce2" table:formula="of:=HYPERLINK([.A19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9.avi</text:p>
          </table:table-cell>
          <table:table-cell table:style-name="ce2" table:formula="of:=HYPERLINK([.A19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4.avi</text:p>
          </table:table-cell>
          <table:table-cell table:style-name="ce2" table:formula="of:=HYPERLINK([.A19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6.avi</text:p>
          </table:table-cell>
          <table:table-cell table:style-name="ce2" table:formula="of:=HYPERLINK([.A19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2.avi</text:p>
          </table:table-cell>
          <table:table-cell table:style-name="ce2" table:formula="of:=HYPERLINK([.A1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9.avi</text:p>
          </table:table-cell>
          <table:table-cell table:style-name="ce2" table:formula="of:=HYPERLINK([.A19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1.avi</text:p>
          </table:table-cell>
          <table:table-cell table:style-name="ce2" table:formula="of:=HYPERLINK([.A196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0.avi</text:p>
          </table:table-cell>
          <table:table-cell table:style-name="ce2" table:formula="of:=HYPERLINK([.A1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3.avi</text:p>
          </table:table-cell>
          <table:table-cell table:style-name="ce2" table:formula="of:=HYPERLINK([.A1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5.avi</text:p>
          </table:table-cell>
          <table:table-cell table:style-name="ce2" table:formula="of:=HYPERLINK([.A1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2.avi</text:p>
          </table:table-cell>
          <table:table-cell table:style-name="ce2" table:formula="of:=HYPERLINK([.A1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8.avi</text:p>
          </table:table-cell>
          <table:table-cell table:style-name="ce2" table:formula="of:=HYPERLINK([.A1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7.avi</text:p>
          </table:table-cell>
          <table:table-cell table:style-name="ce2" table:formula="of:=HYPERLINK([.A19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3.avi</text:p>
          </table:table-cell>
          <table:table-cell table:style-name="ce2" table:formula="of:=HYPERLINK([.A1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6.avi</text:p>
          </table:table-cell>
          <table:table-cell table:style-name="ce2" table:formula="of:=HYPERLINK([.A19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0.avi</text:p>
          </table:table-cell>
          <table:table-cell table:style-name="ce2" table:formula="of:=HYPERLINK([.A1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5.avi</text:p>
          </table:table-cell>
          <table:table-cell table:style-name="ce2" table:formula="of:=HYPERLINK([.A1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1.avi</text:p>
          </table:table-cell>
          <table:table-cell table:style-name="ce2" table:formula="of:=HYPERLINK([.A19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8.avi</text:p>
          </table:table-cell>
          <table:table-cell table:style-name="ce2" table:formula="of:=HYPERLINK([.A1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9.avi</text:p>
          </table:table-cell>
          <table:table-cell table:style-name="ce2" table:formula="of:=HYPERLINK([.A1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0.avi</text:p>
          </table:table-cell>
          <table:table-cell table:style-name="ce2" table:formula="of:=HYPERLINK([.A19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4.avi</text:p>
          </table:table-cell>
          <table:table-cell table:style-name="ce2" table:formula="of:=HYPERLINK([.A19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7.avi</text:p>
          </table:table-cell>
          <table:table-cell table:style-name="ce2" table:formula="of:=HYPERLINK([.A19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2.avi</text:p>
          </table:table-cell>
          <table:table-cell table:style-name="ce2" table:formula="of:=HYPERLINK([.A19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6.avi</text:p>
          </table:table-cell>
          <table:table-cell table:style-name="ce2" table:formula="of:=HYPERLINK([.A1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3.avi</text:p>
          </table:table-cell>
          <table:table-cell table:style-name="ce2" table:formula="of:=HYPERLINK([.A1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5.avi</text:p>
          </table:table-cell>
          <table:table-cell table:style-name="ce2" table:formula="of:=HYPERLINK([.A19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1.avi</text:p>
          </table:table-cell>
          <table:table-cell table:style-name="ce2" table:formula="of:=HYPERLINK([.A1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8.avi</text:p>
          </table:table-cell>
          <table:table-cell table:style-name="ce2" table:formula="of:=HYPERLINK([.A19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4.avi</text:p>
          </table:table-cell>
          <table:table-cell table:style-name="ce2" table:formula="of:=HYPERLINK([.A19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7.avi</text:p>
          </table:table-cell>
          <table:table-cell table:style-name="ce2" table:formula="of:=HYPERLINK([.A1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0.avi</text:p>
          </table:table-cell>
          <table:table-cell table:style-name="ce2" table:formula="of:=HYPERLINK([.A1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4.avi</text:p>
          </table:table-cell>
          <table:table-cell table:style-name="ce2" table:formula="of:=HYPERLINK([.A1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9.avi</text:p>
          </table:table-cell>
          <table:table-cell table:style-name="ce2" table:formula="of:=HYPERLINK([.A19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3.avi</text:p>
          </table:table-cell>
          <table:table-cell table:style-name="ce2" table:formula="of:=HYPERLINK([.A1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8.avi</text:p>
          </table:table-cell>
          <table:table-cell table:style-name="ce2" table:formula="of:=HYPERLINK([.A19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1.avi</text:p>
          </table:table-cell>
          <table:table-cell table:style-name="ce2" table:formula="of:=HYPERLINK([.A1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7.avi</text:p>
          </table:table-cell>
          <table:table-cell table:style-name="ce2" table:formula="of:=HYPERLINK([.A1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9.avi</text:p>
          </table:table-cell>
          <table:table-cell table:style-name="ce2" table:formula="of:=HYPERLINK([.A2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5.avi</text:p>
          </table:table-cell>
          <table:table-cell table:style-name="ce2" table:formula="of:=HYPERLINK([.A2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0.avi</text:p>
          </table:table-cell>
          <table:table-cell table:style-name="ce2" table:formula="of:=HYPERLINK([.A20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1.avi</text:p>
          </table:table-cell>
          <table:table-cell table:style-name="ce2" table:formula="of:=HYPERLINK([.A20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6.avi</text:p>
          </table:table-cell>
          <table:table-cell table:style-name="ce2" table:formula="of:=HYPERLINK([.A20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2.avi</text:p>
          </table:table-cell>
          <table:table-cell table:style-name="ce2" table:formula="of:=HYPERLINK([.A2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4.avi</text:p>
          </table:table-cell>
          <table:table-cell table:style-name="ce2" table:formula="of:=HYPERLINK([.A2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2.avi</text:p>
          </table:table-cell>
          <table:table-cell table:style-name="ce2" table:formula="of:=HYPERLINK([.A20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3.avi</text:p>
          </table:table-cell>
          <table:table-cell table:style-name="ce2" table:formula="of:=HYPERLINK([.A20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6.avi</text:p>
          </table:table-cell>
          <table:table-cell table:style-name="ce2" table:formula="of:=HYPERLINK([.A2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1.avi</text:p>
          </table:table-cell>
          <table:table-cell table:style-name="ce2" table:formula="of:=HYPERLINK([.A20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3.avi</text:p>
          </table:table-cell>
          <table:table-cell table:style-name="ce2" table:formula="of:=HYPERLINK([.A2011]; &quot;View Now&quot;)" office:value-type="string" office:string-value="View Now">
            <text:p>View Now</text:p>
          </table:table-cell>
          <table:table-cell office:value-type="string">
            <text:p>video/avi</text:p>
          </table:table-cell>
          <table:table-cell office:value-type="float" office:value="0.366667">
            <text:p>0.3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5.avi</text:p>
          </table:table-cell>
          <table:table-cell table:style-name="ce2" table:formula="of:=HYPERLINK([.A2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2.avi</text:p>
          </table:table-cell>
          <table:table-cell table:style-name="ce2" table:formula="of:=HYPERLINK([.A2013]; &quot;View Now&quot;)" office:value-type="string" office:string-value="View Now">
            <text:p>View Now</text:p>
          </table:table-cell>
          <table:table-cell office:value-type="string">
            <text:p>video/avi</text:p>
          </table:table-cell>
          <table:table-cell office:value-type="float" office:value="107.633333">
            <text:p>107.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5.avi</text:p>
          </table:table-cell>
          <table:table-cell table:style-name="ce2" table:formula="of:=HYPERLINK([.A20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9.avi</text:p>
          </table:table-cell>
          <table:table-cell table:style-name="ce2" table:formula="of:=HYPERLINK([.A2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7.avi</text:p>
          </table:table-cell>
          <table:table-cell table:style-name="ce2" table:formula="of:=HYPERLINK([.A2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0.avi</text:p>
          </table:table-cell>
          <table:table-cell table:style-name="ce2" table:formula="of:=HYPERLINK([.A2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8.avi</text:p>
          </table:table-cell>
          <table:table-cell table:style-name="ce2" table:formula="of:=HYPERLINK([.A2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6.avi</text:p>
          </table:table-cell>
          <table:table-cell table:style-name="ce2" table:formula="of:=HYPERLINK([.A201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888.avi</text:p>
          </table:table-cell>
          <table:table-cell table:style-name="ce2" table:formula="of:=HYPERLINK([.A20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9.avi</text:p>
          </table:table-cell>
          <table:table-cell table:style-name="ce2" table:formula="of:=HYPERLINK([.A20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4.avi</text:p>
          </table:table-cell>
          <table:table-cell table:style-name="ce2" table:formula="of:=HYPERLINK([.A20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0.avi</text:p>
          </table:table-cell>
          <table:table-cell table:style-name="ce2" table:formula="of:=HYPERLINK([.A2023]; &quot;View Now&quot;)" office:value-type="string" office:string-value="View Now">
            <text:p>View Now</text:p>
          </table:table-cell>
          <table:table-cell office:value-type="string">
            <text:p>video/avi</text:p>
          </table:table-cell>
          <table:table-cell office:value-type="float" office:value="99.933333">
            <text:p>99.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6.avi</text:p>
          </table:table-cell>
          <table:table-cell table:style-name="ce2" table:formula="of:=HYPERLINK([.A20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2.avi</text:p>
          </table:table-cell>
          <table:table-cell table:style-name="ce2" table:formula="of:=HYPERLINK([.A202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891.avi</text:p>
          </table:table-cell>
          <table:table-cell table:style-name="ce2" table:formula="of:=HYPERLINK([.A2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4.avi</text:p>
          </table:table-cell>
          <table:table-cell table:style-name="ce2" table:formula="of:=HYPERLINK([.A2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7.avi</text:p>
          </table:table-cell>
          <table:table-cell table:style-name="ce2" table:formula="of:=HYPERLINK([.A2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8.avi</text:p>
          </table:table-cell>
          <table:table-cell table:style-name="ce2" table:formula="of:=HYPERLINK([.A2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5.avi</text:p>
          </table:table-cell>
          <table:table-cell table:style-name="ce2" table:formula="of:=HYPERLINK([.A2030]; &quot;View Now&quot;)" office:value-type="string" office:string-value="View Now">
            <text:p>View Now</text:p>
          </table:table-cell>
          <table:table-cell office:value-type="string">
            <text:p>video/avi</text:p>
          </table:table-cell>
          <table:table-cell office:value-type="float" office:value="59.6">
            <text:p>5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3.avi</text:p>
          </table:table-cell>
          <table:table-cell table:style-name="ce2" table:formula="of:=HYPERLINK([.A2031];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2.avi</text:p>
          </table:table-cell>
          <table:table-cell table:style-name="ce2" table:formula="of:=HYPERLINK([.A2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9.avi</text:p>
          </table:table-cell>
          <table:table-cell table:style-name="ce2" table:formula="of:=HYPERLINK([.A2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3.avi</text:p>
          </table:table-cell>
          <table:table-cell table:style-name="ce2" table:formula="of:=HYPERLINK([.A20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4.avi</text:p>
          </table:table-cell>
          <table:table-cell table:style-name="ce2" table:formula="of:=HYPERLINK([.A20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1.avi</text:p>
          </table:table-cell>
          <table:table-cell table:style-name="ce2" table:formula="of:=HYPERLINK([.A2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5.avi</text:p>
          </table:table-cell>
          <table:table-cell table:style-name="ce2" table:formula="of:=HYPERLINK([.A2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7.avi</text:p>
          </table:table-cell>
          <table:table-cell table:style-name="ce2" table:formula="of:=HYPERLINK([.A2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0.avi</text:p>
          </table:table-cell>
          <table:table-cell table:style-name="ce2" table:formula="of:=HYPERLINK([.A20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7.avi</text:p>
          </table:table-cell>
          <table:table-cell table:style-name="ce2" table:formula="of:=HYPERLINK([.A20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8.avi</text:p>
          </table:table-cell>
          <table:table-cell table:style-name="ce2" table:formula="of:=HYPERLINK([.A2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2.avi</text:p>
          </table:table-cell>
          <table:table-cell table:style-name="ce2" table:formula="of:=HYPERLINK([.A2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4.avi</text:p>
          </table:table-cell>
          <table:table-cell table:style-name="ce2" table:formula="of:=HYPERLINK([.A2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0.avi</text:p>
          </table:table-cell>
          <table:table-cell table:style-name="ce2" table:formula="of:=HYPERLINK([.A20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9.avi</text:p>
          </table:table-cell>
          <table:table-cell table:style-name="ce2" table:formula="of:=HYPERLINK([.A2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6.avi</text:p>
          </table:table-cell>
          <table:table-cell table:style-name="ce2" table:formula="of:=HYPERLINK([.A2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6.avi</text:p>
          </table:table-cell>
          <table:table-cell table:style-name="ce2" table:formula="of:=HYPERLINK([.A20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5.avi</text:p>
          </table:table-cell>
          <table:table-cell table:style-name="ce2" table:formula="of:=HYPERLINK([.A20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3.avi</text:p>
          </table:table-cell>
          <table:table-cell table:style-name="ce2" table:formula="of:=HYPERLINK([.A2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1.avi</text:p>
          </table:table-cell>
          <table:table-cell table:style-name="ce2" table:formula="of:=HYPERLINK([.A2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8.avi</text:p>
          </table:table-cell>
          <table:table-cell table:style-name="ce2" table:formula="of:=HYPERLINK([.A2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9.avi</text:p>
          </table:table-cell>
          <table:table-cell table:style-name="ce2" table:formula="of:=HYPERLINK([.A2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1.avi</text:p>
          </table:table-cell>
          <table:table-cell table:style-name="ce2" table:formula="of:=HYPERLINK([.A2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7.avi</text:p>
          </table:table-cell>
          <table:table-cell table:style-name="ce2" table:formula="of:=HYPERLINK([.A20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6.avi</text:p>
          </table:table-cell>
          <table:table-cell table:style-name="ce2" table:formula="of:=HYPERLINK([.A2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0.avi</text:p>
          </table:table-cell>
          <table:table-cell table:style-name="ce2" table:formula="of:=HYPERLINK([.A20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7.avi</text:p>
          </table:table-cell>
          <table:table-cell table:style-name="ce2" table:formula="of:=HYPERLINK([.A2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5.avi</text:p>
          </table:table-cell>
          <table:table-cell table:style-name="ce2" table:formula="of:=HYPERLINK([.A2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4.avi</text:p>
          </table:table-cell>
          <table:table-cell table:style-name="ce2" table:formula="of:=HYPERLINK([.A2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8.avi</text:p>
          </table:table-cell>
          <table:table-cell table:style-name="ce2" table:formula="of:=HYPERLINK([.A2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3.avi</text:p>
          </table:table-cell>
          <table:table-cell table:style-name="ce2" table:formula="of:=HYPERLINK([.A2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2.avi</text:p>
          </table:table-cell>
          <table:table-cell table:style-name="ce2" table:formula="of:=HYPERLINK([.A2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2.avi</text:p>
          </table:table-cell>
          <table:table-cell table:style-name="ce2" table:formula="of:=HYPERLINK([.A2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0.avi</text:p>
          </table:table-cell>
          <table:table-cell table:style-name="ce2" table:formula="of:=HYPERLINK([.A20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3.avi</text:p>
          </table:table-cell>
          <table:table-cell table:style-name="ce2" table:formula="of:=HYPERLINK([.A2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1.avi</text:p>
          </table:table-cell>
          <table:table-cell table:style-name="ce2" table:formula="of:=HYPERLINK([.A2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9.avi</text:p>
          </table:table-cell>
          <table:table-cell table:style-name="ce2" table:formula="of:=HYPERLINK([.A20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7.avi</text:p>
          </table:table-cell>
          <table:table-cell table:style-name="ce2" table:formula="of:=HYPERLINK([.A2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6.avi</text:p>
          </table:table-cell>
          <table:table-cell table:style-name="ce2" table:formula="of:=HYPERLINK([.A20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4.avi</text:p>
          </table:table-cell>
          <table:table-cell table:style-name="ce2" table:formula="of:=HYPERLINK([.A20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1.avi</text:p>
          </table:table-cell>
          <table:table-cell table:style-name="ce2" table:formula="of:=HYPERLINK([.A20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9.avi</text:p>
          </table:table-cell>
          <table:table-cell table:style-name="ce2" table:formula="of:=HYPERLINK([.A20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5.avi</text:p>
          </table:table-cell>
          <table:table-cell table:style-name="ce2" table:formula="of:=HYPERLINK([.A2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0.avi</text:p>
          </table:table-cell>
          <table:table-cell table:style-name="ce2" table:formula="of:=HYPERLINK([.A20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8.avi</text:p>
          </table:table-cell>
          <table:table-cell table:style-name="ce2" table:formula="of:=HYPERLINK([.A2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3.avi</text:p>
          </table:table-cell>
          <table:table-cell table:style-name="ce2" table:formula="of:=HYPERLINK([.A2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2.avi</text:p>
          </table:table-cell>
          <table:table-cell table:style-name="ce2" table:formula="of:=HYPERLINK([.A2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8.avi</text:p>
          </table:table-cell>
          <table:table-cell table:style-name="ce2" table:formula="of:=HYPERLINK([.A2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5.avi</text:p>
          </table:table-cell>
          <table:table-cell table:style-name="ce2" table:formula="of:=HYPERLINK([.A2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4.avi</text:p>
          </table:table-cell>
          <table:table-cell table:style-name="ce2" table:formula="of:=HYPERLINK([.A20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0.avi</text:p>
          </table:table-cell>
          <table:table-cell table:style-name="ce2" table:formula="of:=HYPERLINK([.A2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7.avi</text:p>
          </table:table-cell>
          <table:table-cell table:style-name="ce2" table:formula="of:=HYPERLINK([.A2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9.avi</text:p>
          </table:table-cell>
          <table:table-cell table:style-name="ce2" table:formula="of:=HYPERLINK([.A2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6.avi</text:p>
          </table:table-cell>
          <table:table-cell table:style-name="ce2" table:formula="of:=HYPERLINK([.A2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4.avi</text:p>
          </table:table-cell>
          <table:table-cell table:style-name="ce2" table:formula="of:=HYPERLINK([.A2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2.avi</text:p>
          </table:table-cell>
          <table:table-cell table:style-name="ce2" table:formula="of:=HYPERLINK([.A2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5.avi</text:p>
          </table:table-cell>
          <table:table-cell table:style-name="ce2" table:formula="of:=HYPERLINK([.A20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7.avi</text:p>
          </table:table-cell>
          <table:table-cell table:style-name="ce2" table:formula="of:=HYPERLINK([.A2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1.avi</text:p>
          </table:table-cell>
          <table:table-cell table:style-name="ce2" table:formula="of:=HYPERLINK([.A20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3.avi</text:p>
          </table:table-cell>
          <table:table-cell table:style-name="ce2" table:formula="of:=HYPERLINK([.A2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6.avi</text:p>
          </table:table-cell>
          <table:table-cell table:style-name="ce2" table:formula="of:=HYPERLINK([.A2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0.avi</text:p>
          </table:table-cell>
          <table:table-cell table:style-name="ce2" table:formula="of:=HYPERLINK([.A2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8.avi</text:p>
          </table:table-cell>
          <table:table-cell table:style-name="ce2" table:formula="of:=HYPERLINK([.A20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3.avi</text:p>
          </table:table-cell>
          <table:table-cell table:style-name="ce2" table:formula="of:=HYPERLINK([.A2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1.avi</text:p>
          </table:table-cell>
          <table:table-cell table:style-name="ce2" table:formula="of:=HYPERLINK([.A20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2.avi</text:p>
          </table:table-cell>
          <table:table-cell table:style-name="ce2" table:formula="of:=HYPERLINK([.A20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9.avi</text:p>
          </table:table-cell>
          <table:table-cell table:style-name="ce2" table:formula="of:=HYPERLINK([.A2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5.avi</text:p>
          </table:table-cell>
          <table:table-cell table:style-name="ce2" table:formula="of:=HYPERLINK([.A2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6.avi</text:p>
          </table:table-cell>
          <table:table-cell table:style-name="ce2" table:formula="of:=HYPERLINK([.A2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9.avi</text:p>
          </table:table-cell>
          <table:table-cell table:style-name="ce2" table:formula="of:=HYPERLINK([.A2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4.avi</text:p>
          </table:table-cell>
          <table:table-cell table:style-name="ce2" table:formula="of:=HYPERLINK([.A21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8.avi</text:p>
          </table:table-cell>
          <table:table-cell table:style-name="ce2" table:formula="of:=HYPERLINK([.A21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7.avi</text:p>
          </table:table-cell>
          <table:table-cell table:style-name="ce2" table:formula="of:=HYPERLINK([.A2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0.avi</text:p>
          </table:table-cell>
          <table:table-cell table:style-name="ce2" table:formula="of:=HYPERLINK([.A2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2.avi</text:p>
          </table:table-cell>
          <table:table-cell table:style-name="ce2" table:formula="of:=HYPERLINK([.A2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6.avi</text:p>
          </table:table-cell>
          <table:table-cell table:style-name="ce2" table:formula="of:=HYPERLINK([.A21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1.avi</text:p>
          </table:table-cell>
          <table:table-cell table:style-name="ce2" table:formula="of:=HYPERLINK([.A2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0.avi</text:p>
          </table:table-cell>
          <table:table-cell table:style-name="ce2" table:formula="of:=HYPERLINK([.A210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7.avi</text:p>
          </table:table-cell>
          <table:table-cell table:style-name="ce2" table:formula="of:=HYPERLINK([.A2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4.avi</text:p>
          </table:table-cell>
          <table:table-cell table:style-name="ce2" table:formula="of:=HYPERLINK([.A2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3.avi</text:p>
          </table:table-cell>
          <table:table-cell table:style-name="ce2" table:formula="of:=HYPERLINK([.A2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5.avi</text:p>
          </table:table-cell>
          <table:table-cell table:style-name="ce2" table:formula="of:=HYPERLINK([.A2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8.avi</text:p>
          </table:table-cell>
          <table:table-cell table:style-name="ce2" table:formula="of:=HYPERLINK([.A21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5.avi</text:p>
          </table:table-cell>
          <table:table-cell table:style-name="ce2" table:formula="of:=HYPERLINK([.A2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3.avi</text:p>
          </table:table-cell>
          <table:table-cell table:style-name="ce2" table:formula="of:=HYPERLINK([.A2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9.avi</text:p>
          </table:table-cell>
          <table:table-cell table:style-name="ce2" table:formula="of:=HYPERLINK([.A2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1.avi</text:p>
          </table:table-cell>
          <table:table-cell table:style-name="ce2" table:formula="of:=HYPERLINK([.A2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6.avi</text:p>
          </table:table-cell>
          <table:table-cell table:style-name="ce2" table:formula="of:=HYPERLINK([.A21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2.avi</text:p>
          </table:table-cell>
          <table:table-cell table:style-name="ce2" table:formula="of:=HYPERLINK([.A2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8.avi</text:p>
          </table:table-cell>
          <table:table-cell table:style-name="ce2" table:formula="of:=HYPERLINK([.A2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4.avi</text:p>
          </table:table-cell>
          <table:table-cell table:style-name="ce2" table:formula="of:=HYPERLINK([.A2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0.avi</text:p>
          </table:table-cell>
          <table:table-cell table:style-name="ce2" table:formula="of:=HYPERLINK([.A21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3.avi</text:p>
          </table:table-cell>
          <table:table-cell table:style-name="ce2" table:formula="of:=HYPERLINK([.A2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7.avi</text:p>
          </table:table-cell>
          <table:table-cell table:style-name="ce2" table:formula="of:=HYPERLINK([.A2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1.avi</text:p>
          </table:table-cell>
          <table:table-cell table:style-name="ce2" table:formula="of:=HYPERLINK([.A21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2.avi</text:p>
          </table:table-cell>
          <table:table-cell table:style-name="ce2" table:formula="of:=HYPERLINK([.A21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7.avi</text:p>
          </table:table-cell>
          <table:table-cell table:style-name="ce2" table:formula="of:=HYPERLINK([.A2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5.avi</text:p>
          </table:table-cell>
          <table:table-cell table:style-name="ce2" table:formula="of:=HYPERLINK([.A2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0.avi</text:p>
          </table:table-cell>
          <table:table-cell table:style-name="ce2" table:formula="of:=HYPERLINK([.A2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9.avi</text:p>
          </table:table-cell>
          <table:table-cell table:style-name="ce2" table:formula="of:=HYPERLINK([.A2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2.avi</text:p>
          </table:table-cell>
          <table:table-cell table:style-name="ce2" table:formula="of:=HYPERLINK([.A2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4.avi</text:p>
          </table:table-cell>
          <table:table-cell table:style-name="ce2" table:formula="of:=HYPERLINK([.A21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8.avi</text:p>
          </table:table-cell>
          <table:table-cell table:style-name="ce2" table:formula="of:=HYPERLINK([.A2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4.avi</text:p>
          </table:table-cell>
          <table:table-cell table:style-name="ce2" table:formula="of:=HYPERLINK([.A2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6.avi</text:p>
          </table:table-cell>
          <table:table-cell table:style-name="ce2" table:formula="of:=HYPERLINK([.A2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1.avi</text:p>
          </table:table-cell>
          <table:table-cell table:style-name="ce2" table:formula="of:=HYPERLINK([.A2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5.avi</text:p>
          </table:table-cell>
          <table:table-cell table:style-name="ce2" table:formula="of:=HYPERLINK([.A21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6.avi</text:p>
          </table:table-cell>
          <table:table-cell table:style-name="ce2" table:formula="of:=HYPERLINK([.A2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0.avi</text:p>
          </table:table-cell>
          <table:table-cell table:style-name="ce2" table:formula="of:=HYPERLINK([.A21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8.avi</text:p>
          </table:table-cell>
          <table:table-cell table:style-name="ce2" table:formula="of:=HYPERLINK([.A2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3.avi</text:p>
          </table:table-cell>
          <table:table-cell table:style-name="ce2" table:formula="of:=HYPERLINK([.A2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7.avi</text:p>
          </table:table-cell>
          <table:table-cell table:style-name="ce2" table:formula="of:=HYPERLINK([.A2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5.avi</text:p>
          </table:table-cell>
          <table:table-cell table:style-name="ce2" table:formula="of:=HYPERLINK([.A2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4.avi</text:p>
          </table:table-cell>
          <table:table-cell table:style-name="ce2" table:formula="of:=HYPERLINK([.A21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20.avi</text:p>
          </table:table-cell>
          <table:table-cell table:style-name="ce2" table:formula="of:=HYPERLINK([.A214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12.avi</text:p>
          </table:table-cell>
          <table:table-cell table:style-name="ce2" table:formula="of:=HYPERLINK([.A2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9.avi</text:p>
          </table:table-cell>
          <table:table-cell table:style-name="ce2" table:formula="of:=HYPERLINK([.A2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1.avi</text:p>
          </table:table-cell>
          <table:table-cell table:style-name="ce2" table:formula="of:=HYPERLINK([.A21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3.avi</text:p>
          </table:table-cell>
          <table:table-cell table:style-name="ce2" table:formula="of:=HYPERLINK([.A21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6.avi</text:p>
          </table:table-cell>
          <table:table-cell table:style-name="ce2" table:formula="of:=HYPERLINK([.A2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8.avi</text:p>
          </table:table-cell>
          <table:table-cell table:style-name="ce2" table:formula="of:=HYPERLINK([.A215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19.avi</text:p>
          </table:table-cell>
          <table:table-cell table:style-name="ce2" table:formula="of:=HYPERLINK([.A21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17.avi</text:p>
          </table:table-cell>
          <table:table-cell table:style-name="ce2" table:formula="of:=HYPERLINK([.A215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1.avi</text:p>
          </table:table-cell>
          <table:table-cell table:style-name="ce2" table:formula="of:=HYPERLINK([.A215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4.avi</text:p>
          </table:table-cell>
          <table:table-cell table:style-name="ce2" table:formula="of:=HYPERLINK([.A215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6.avi</text:p>
          </table:table-cell>
          <table:table-cell table:style-name="ce2" table:formula="of:=HYPERLINK([.A215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2.avi</text:p>
          </table:table-cell>
          <table:table-cell table:style-name="ce2" table:formula="of:=HYPERLINK([.A215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7.avi</text:p>
          </table:table-cell>
          <table:table-cell table:style-name="ce2" table:formula="of:=HYPERLINK([.A215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0.avi</text:p>
          </table:table-cell>
          <table:table-cell table:style-name="ce2" table:formula="of:=HYPERLINK([.A21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5.avi</text:p>
          </table:table-cell>
          <table:table-cell table:style-name="ce2" table:formula="of:=HYPERLINK([.A216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3.avi</text:p>
          </table:table-cell>
          <table:table-cell table:style-name="ce2" table:formula="of:=HYPERLINK([.A216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9.avi</text:p>
          </table:table-cell>
          <table:table-cell table:style-name="ce2" table:formula="of:=HYPERLINK([.A216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8.avi</text:p>
          </table:table-cell>
          <table:table-cell table:style-name="ce2" table:formula="of:=HYPERLINK([.A216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6.avi</text:p>
          </table:table-cell>
          <table:table-cell table:style-name="ce2" table:formula="of:=HYPERLINK([.A21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34.avi</text:p>
          </table:table-cell>
          <table:table-cell table:style-name="ce2" table:formula="of:=HYPERLINK([.A216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2.avi</text:p>
          </table:table-cell>
          <table:table-cell table:style-name="ce2" table:formula="of:=HYPERLINK([.A216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3.avi</text:p>
          </table:table-cell>
          <table:table-cell table:style-name="ce2" table:formula="of:=HYPERLINK([.A216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5.avi</text:p>
          </table:table-cell>
          <table:table-cell table:style-name="ce2" table:formula="of:=HYPERLINK([.A2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31.avi</text:p>
          </table:table-cell>
          <table:table-cell table:style-name="ce2" table:formula="of:=HYPERLINK([.A216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7.avi</text:p>
          </table:table-cell>
          <table:table-cell table:style-name="ce2" table:formula="of:=HYPERLINK([.A2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0.avi</text:p>
          </table:table-cell>
          <table:table-cell table:style-name="ce2" table:formula="of:=HYPERLINK([.A2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2.avi</text:p>
          </table:table-cell>
          <table:table-cell table:style-name="ce2" table:formula="of:=HYPERLINK([.A2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5.avi</text:p>
          </table:table-cell>
          <table:table-cell table:style-name="ce2" table:formula="of:=HYPERLINK([.A21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39.avi</text:p>
          </table:table-cell>
          <table:table-cell table:style-name="ce2" table:formula="of:=HYPERLINK([.A21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3.avi</text:p>
          </table:table-cell>
          <table:table-cell table:style-name="ce2" table:formula="of:=HYPERLINK([.A2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38.avi</text:p>
          </table:table-cell>
          <table:table-cell table:style-name="ce2" table:formula="of:=HYPERLINK([.A2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1.avi</text:p>
          </table:table-cell>
          <table:table-cell table:style-name="ce2" table:formula="of:=HYPERLINK([.A2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4.avi</text:p>
          </table:table-cell>
          <table:table-cell table:style-name="ce2" table:formula="of:=HYPERLINK([.A2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9.avi</text:p>
          </table:table-cell>
          <table:table-cell table:style-name="ce2" table:formula="of:=HYPERLINK([.A2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2.avi</text:p>
          </table:table-cell>
          <table:table-cell table:style-name="ce2" table:formula="of:=HYPERLINK([.A2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8.avi</text:p>
          </table:table-cell>
          <table:table-cell table:style-name="ce2" table:formula="of:=HYPERLINK([.A2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3.avi</text:p>
          </table:table-cell>
          <table:table-cell table:style-name="ce2" table:formula="of:=HYPERLINK([.A2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5.avi</text:p>
          </table:table-cell>
          <table:table-cell table:style-name="ce2" table:formula="of:=HYPERLINK([.A21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6.avi</text:p>
          </table:table-cell>
          <table:table-cell table:style-name="ce2" table:formula="of:=HYPERLINK([.A21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7.avi</text:p>
          </table:table-cell>
          <table:table-cell table:style-name="ce2" table:formula="of:=HYPERLINK([.A2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6.avi</text:p>
          </table:table-cell>
          <table:table-cell table:style-name="ce2" table:formula="of:=HYPERLINK([.A21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0.avi</text:p>
          </table:table-cell>
          <table:table-cell table:style-name="ce2" table:formula="of:=HYPERLINK([.A2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1.avi</text:p>
          </table:table-cell>
          <table:table-cell table:style-name="ce2" table:formula="of:=HYPERLINK([.A2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8.avi</text:p>
          </table:table-cell>
          <table:table-cell table:style-name="ce2" table:formula="of:=HYPERLINK([.A2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9.avi</text:p>
          </table:table-cell>
          <table:table-cell table:style-name="ce2" table:formula="of:=HYPERLINK([.A21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4.avi</text:p>
          </table:table-cell>
          <table:table-cell table:style-name="ce2" table:formula="of:=HYPERLINK([.A21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3.avi</text:p>
          </table:table-cell>
          <table:table-cell table:style-name="ce2" table:formula="of:=HYPERLINK([.A21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7.avi</text:p>
          </table:table-cell>
          <table:table-cell table:style-name="ce2" table:formula="of:=HYPERLINK([.A2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0.avi</text:p>
          </table:table-cell>
          <table:table-cell table:style-name="ce2" table:formula="of:=HYPERLINK([.A21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2.avi</text:p>
          </table:table-cell>
          <table:table-cell table:style-name="ce2" table:formula="of:=HYPERLINK([.A2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1.avi</text:p>
          </table:table-cell>
          <table:table-cell table:style-name="ce2" table:formula="of:=HYPERLINK([.A2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5.avi</text:p>
          </table:table-cell>
          <table:table-cell table:style-name="ce2" table:formula="of:=HYPERLINK([.A21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8.avi</text:p>
          </table:table-cell>
          <table:table-cell table:style-name="ce2" table:formula="of:=HYPERLINK([.A2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6.avi</text:p>
          </table:table-cell>
          <table:table-cell table:style-name="ce2" table:formula="of:=HYPERLINK([.A21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2.avi</text:p>
          </table:table-cell>
          <table:table-cell table:style-name="ce2" table:formula="of:=HYPERLINK([.A2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7.avi</text:p>
          </table:table-cell>
          <table:table-cell table:style-name="ce2" table:formula="of:=HYPERLINK([.A2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4.avi</text:p>
          </table:table-cell>
          <table:table-cell table:style-name="ce2" table:formula="of:=HYPERLINK([.A22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3.avi</text:p>
          </table:table-cell>
          <table:table-cell table:style-name="ce2" table:formula="of:=HYPERLINK([.A22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9.avi</text:p>
          </table:table-cell>
          <table:table-cell table:style-name="ce2" table:formula="of:=HYPERLINK([.A220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5.avi</text:p>
          </table:table-cell>
          <table:table-cell table:style-name="ce2" table:formula="of:=HYPERLINK([.A22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1.avi</text:p>
          </table:table-cell>
          <table:table-cell table:style-name="ce2" table:formula="of:=HYPERLINK([.A22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0.avi</text:p>
          </table:table-cell>
          <table:table-cell table:style-name="ce2" table:formula="of:=HYPERLINK([.A22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9.avi</text:p>
          </table:table-cell>
          <table:table-cell table:style-name="ce2" table:formula="of:=HYPERLINK([.A22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7.avi</text:p>
          </table:table-cell>
          <table:table-cell table:style-name="ce2" table:formula="of:=HYPERLINK([.A22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6.avi</text:p>
          </table:table-cell>
          <table:table-cell table:style-name="ce2" table:formula="of:=HYPERLINK([.A22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0.avi</text:p>
          </table:table-cell>
          <table:table-cell table:style-name="ce2" table:formula="of:=HYPERLINK([.A22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3.avi</text:p>
          </table:table-cell>
          <table:table-cell table:style-name="ce2" table:formula="of:=HYPERLINK([.A22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4.avi</text:p>
          </table:table-cell>
          <table:table-cell table:style-name="ce2" table:formula="of:=HYPERLINK([.A22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1.avi</text:p>
          </table:table-cell>
          <table:table-cell table:style-name="ce2" table:formula="of:=HYPERLINK([.A22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7.avi</text:p>
          </table:table-cell>
          <table:table-cell table:style-name="ce2" table:formula="of:=HYPERLINK([.A2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1.avi</text:p>
          </table:table-cell>
          <table:table-cell table:style-name="ce2" table:formula="of:=HYPERLINK([.A22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6.avi</text:p>
          </table:table-cell>
          <table:table-cell table:style-name="ce2" table:formula="of:=HYPERLINK([.A22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8.avi</text:p>
          </table:table-cell>
          <table:table-cell table:style-name="ce2" table:formula="of:=HYPERLINK([.A22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5.avi</text:p>
          </table:table-cell>
          <table:table-cell table:style-name="ce2" table:formula="of:=HYPERLINK([.A22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2.avi</text:p>
          </table:table-cell>
          <table:table-cell table:style-name="ce2" table:formula="of:=HYPERLINK([.A22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9.avi</text:p>
          </table:table-cell>
          <table:table-cell table:style-name="ce2" table:formula="of:=HYPERLINK([.A22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0.avi</text:p>
          </table:table-cell>
          <table:table-cell table:style-name="ce2" table:formula="of:=HYPERLINK([.A22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4.avi</text:p>
          </table:table-cell>
          <table:table-cell table:style-name="ce2" table:formula="of:=HYPERLINK([.A22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2.avi</text:p>
          </table:table-cell>
          <table:table-cell table:style-name="ce2" table:formula="of:=HYPERLINK([.A22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4.avi</text:p>
          </table:table-cell>
          <table:table-cell table:style-name="ce2" table:formula="of:=HYPERLINK([.A22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0.avi</text:p>
          </table:table-cell>
          <table:table-cell table:style-name="ce2" table:formula="of:=HYPERLINK([.A22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3.avi</text:p>
          </table:table-cell>
          <table:table-cell table:style-name="ce2" table:formula="of:=HYPERLINK([.A22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6.avi</text:p>
          </table:table-cell>
          <table:table-cell table:style-name="ce2" table:formula="of:=HYPERLINK([.A22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5.avi</text:p>
          </table:table-cell>
          <table:table-cell table:style-name="ce2" table:formula="of:=HYPERLINK([.A22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7.avi</text:p>
          </table:table-cell>
          <table:table-cell table:style-name="ce2" table:formula="of:=HYPERLINK([.A22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8.avi</text:p>
          </table:table-cell>
          <table:table-cell table:style-name="ce2" table:formula="of:=HYPERLINK([.A22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2.avi</text:p>
          </table:table-cell>
          <table:table-cell table:style-name="ce2" table:formula="of:=HYPERLINK([.A22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7.avi</text:p>
          </table:table-cell>
          <table:table-cell table:style-name="ce2" table:formula="of:=HYPERLINK([.A22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1.avi</text:p>
          </table:table-cell>
          <table:table-cell table:style-name="ce2" table:formula="of:=HYPERLINK([.A22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9.avi</text:p>
          </table:table-cell>
          <table:table-cell table:style-name="ce2" table:formula="of:=HYPERLINK([.A22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9.avi</text:p>
          </table:table-cell>
          <table:table-cell table:style-name="ce2" table:formula="of:=HYPERLINK([.A22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5.avi</text:p>
          </table:table-cell>
          <table:table-cell table:style-name="ce2" table:formula="of:=HYPERLINK([.A223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6.avi</text:p>
          </table:table-cell>
          <table:table-cell table:style-name="ce2" table:formula="of:=HYPERLINK([.A223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3.avi</text:p>
          </table:table-cell>
          <table:table-cell table:style-name="ce2" table:formula="of:=HYPERLINK([.A22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0.avi</text:p>
          </table:table-cell>
          <table:table-cell table:style-name="ce2" table:formula="of:=HYPERLINK([.A22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1.avi</text:p>
          </table:table-cell>
          <table:table-cell table:style-name="ce2" table:formula="of:=HYPERLINK([.A22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8.avi</text:p>
          </table:table-cell>
          <table:table-cell table:style-name="ce2" table:formula="of:=HYPERLINK([.A22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4.avi</text:p>
          </table:table-cell>
          <table:table-cell table:style-name="ce2" table:formula="of:=HYPERLINK([.A22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7.avi</text:p>
          </table:table-cell>
          <table:table-cell table:style-name="ce2" table:formula="of:=HYPERLINK([.A22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2.avi</text:p>
          </table:table-cell>
          <table:table-cell table:style-name="ce2" table:formula="of:=HYPERLINK([.A22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6.avi</text:p>
          </table:table-cell>
          <table:table-cell table:style-name="ce2" table:formula="of:=HYPERLINK([.A22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3.avi</text:p>
          </table:table-cell>
          <table:table-cell table:style-name="ce2" table:formula="of:=HYPERLINK([.A22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3.avi</text:p>
          </table:table-cell>
          <table:table-cell table:style-name="ce2" table:formula="of:=HYPERLINK([.A22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5.avi</text:p>
          </table:table-cell>
          <table:table-cell table:style-name="ce2" table:formula="of:=HYPERLINK([.A22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0.avi</text:p>
          </table:table-cell>
          <table:table-cell table:style-name="ce2" table:formula="of:=HYPERLINK([.A22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8.avi</text:p>
          </table:table-cell>
          <table:table-cell table:style-name="ce2" table:formula="of:=HYPERLINK([.A22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4.avi</text:p>
          </table:table-cell>
          <table:table-cell table:style-name="ce2" table:formula="of:=HYPERLINK([.A22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9.avi</text:p>
          </table:table-cell>
          <table:table-cell table:style-name="ce2" table:formula="of:=HYPERLINK([.A22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2.avi</text:p>
          </table:table-cell>
          <table:table-cell table:style-name="ce2" table:formula="of:=HYPERLINK([.A22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8.avi</text:p>
          </table:table-cell>
          <table:table-cell table:style-name="ce2" table:formula="of:=HYPERLINK([.A22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5.avi</text:p>
          </table:table-cell>
          <table:table-cell table:style-name="ce2" table:formula="of:=HYPERLINK([.A22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6.avi</text:p>
          </table:table-cell>
          <table:table-cell table:style-name="ce2" table:formula="of:=HYPERLINK([.A22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1.avi</text:p>
          </table:table-cell>
          <table:table-cell table:style-name="ce2" table:formula="of:=HYPERLINK([.A22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5.avi</text:p>
          </table:table-cell>
          <table:table-cell table:style-name="ce2" table:formula="of:=HYPERLINK([.A22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9.avi</text:p>
          </table:table-cell>
          <table:table-cell table:style-name="ce2" table:formula="of:=HYPERLINK([.A22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7.avi</text:p>
          </table:table-cell>
          <table:table-cell table:style-name="ce2" table:formula="of:=HYPERLINK([.A22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4.avi</text:p>
          </table:table-cell>
          <table:table-cell table:style-name="ce2" table:formula="of:=HYPERLINK([.A22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2.avi</text:p>
          </table:table-cell>
          <table:table-cell table:style-name="ce2" table:formula="of:=HYPERLINK([.A22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7.avi</text:p>
          </table:table-cell>
          <table:table-cell table:style-name="ce2" table:formula="of:=HYPERLINK([.A22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6.avi</text:p>
          </table:table-cell>
          <table:table-cell table:style-name="ce2" table:formula="of:=HYPERLINK([.A22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0.avi</text:p>
          </table:table-cell>
          <table:table-cell table:style-name="ce2" table:formula="of:=HYPERLINK([.A226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3.avi</text:p>
          </table:table-cell>
          <table:table-cell table:style-name="ce2" table:formula="of:=HYPERLINK([.A22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9.avi</text:p>
          </table:table-cell>
          <table:table-cell table:style-name="ce2" table:formula="of:=HYPERLINK([.A22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2.avi</text:p>
          </table:table-cell>
          <table:table-cell table:style-name="ce2" table:formula="of:=HYPERLINK([.A22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4.avi</text:p>
          </table:table-cell>
          <table:table-cell table:style-name="ce2" table:formula="of:=HYPERLINK([.A22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3.avi</text:p>
          </table:table-cell>
          <table:table-cell table:style-name="ce2" table:formula="of:=HYPERLINK([.A22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8.avi</text:p>
          </table:table-cell>
          <table:table-cell table:style-name="ce2" table:formula="of:=HYPERLINK([.A22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5.avi</text:p>
          </table:table-cell>
          <table:table-cell table:style-name="ce2" table:formula="of:=HYPERLINK([.A22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7.avi</text:p>
          </table:table-cell>
          <table:table-cell table:style-name="ce2" table:formula="of:=HYPERLINK([.A22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1.avi</text:p>
          </table:table-cell>
          <table:table-cell table:style-name="ce2" table:formula="of:=HYPERLINK([.A22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6.avi</text:p>
          </table:table-cell>
          <table:table-cell table:style-name="ce2" table:formula="of:=HYPERLINK([.A22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0.avi</text:p>
          </table:table-cell>
          <table:table-cell table:style-name="ce2" table:formula="of:=HYPERLINK([.A22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2.avi</text:p>
          </table:table-cell>
          <table:table-cell table:style-name="ce2" table:formula="of:=HYPERLINK([.A22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9.avi</text:p>
          </table:table-cell>
          <table:table-cell table:style-name="ce2" table:formula="of:=HYPERLINK([.A22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8.avi</text:p>
          </table:table-cell>
          <table:table-cell table:style-name="ce2" table:formula="of:=HYPERLINK([.A22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1.avi</text:p>
          </table:table-cell>
          <table:table-cell table:style-name="ce2" table:formula="of:=HYPERLINK([.A22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7.avi</text:p>
          </table:table-cell>
          <table:table-cell table:style-name="ce2" table:formula="of:=HYPERLINK([.A22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1.avi</text:p>
          </table:table-cell>
          <table:table-cell table:style-name="ce2" table:formula="of:=HYPERLINK([.A22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3.avi</text:p>
          </table:table-cell>
          <table:table-cell table:style-name="ce2" table:formula="of:=HYPERLINK([.A22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1.avi</text:p>
          </table:table-cell>
          <table:table-cell table:style-name="ce2" table:formula="of:=HYPERLINK([.A22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5.avi</text:p>
          </table:table-cell>
          <table:table-cell table:style-name="ce2" table:formula="of:=HYPERLINK([.A22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6.avi</text:p>
          </table:table-cell>
          <table:table-cell table:style-name="ce2" table:formula="of:=HYPERLINK([.A22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4.avi</text:p>
          </table:table-cell>
          <table:table-cell table:style-name="ce2" table:formula="of:=HYPERLINK([.A22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8.avi</text:p>
          </table:table-cell>
          <table:table-cell table:style-name="ce2" table:formula="of:=HYPERLINK([.A22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3.avi</text:p>
          </table:table-cell>
          <table:table-cell table:style-name="ce2" table:formula="of:=HYPERLINK([.A22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0.avi</text:p>
          </table:table-cell>
          <table:table-cell table:style-name="ce2" table:formula="of:=HYPERLINK([.A22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5.avi</text:p>
          </table:table-cell>
          <table:table-cell table:style-name="ce2" table:formula="of:=HYPERLINK([.A22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9.avi</text:p>
          </table:table-cell>
          <table:table-cell table:style-name="ce2" table:formula="of:=HYPERLINK([.A22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2.avi</text:p>
          </table:table-cell>
          <table:table-cell table:style-name="ce2" table:formula="of:=HYPERLINK([.A22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4.avi</text:p>
          </table:table-cell>
          <table:table-cell table:style-name="ce2" table:formula="of:=HYPERLINK([.A22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6.avi</text:p>
          </table:table-cell>
          <table:table-cell table:style-name="ce2" table:formula="of:=HYPERLINK([.A22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0.avi</text:p>
          </table:table-cell>
          <table:table-cell table:style-name="ce2" table:formula="of:=HYPERLINK([.A22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7.avi</text:p>
          </table:table-cell>
          <table:table-cell table:style-name="ce2" table:formula="of:=HYPERLINK([.A22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8.avi</text:p>
          </table:table-cell>
          <table:table-cell table:style-name="ce2" table:formula="of:=HYPERLINK([.A22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1.avi</text:p>
          </table:table-cell>
          <table:table-cell table:style-name="ce2" table:formula="of:=HYPERLINK([.A23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9.avi</text:p>
          </table:table-cell>
          <table:table-cell table:style-name="ce2" table:formula="of:=HYPERLINK([.A23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2.avi</text:p>
          </table:table-cell>
          <table:table-cell table:style-name="ce2" table:formula="of:=HYPERLINK([.A23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4.avi</text:p>
          </table:table-cell>
          <table:table-cell table:style-name="ce2" table:formula="of:=HYPERLINK([.A23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3.avi</text:p>
          </table:table-cell>
          <table:table-cell table:style-name="ce2" table:formula="of:=HYPERLINK([.A23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9.avi</text:p>
          </table:table-cell>
          <table:table-cell table:style-name="ce2" table:formula="of:=HYPERLINK([.A23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7.avi</text:p>
          </table:table-cell>
          <table:table-cell table:style-name="ce2" table:formula="of:=HYPERLINK([.A23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3.avi</text:p>
          </table:table-cell>
          <table:table-cell table:style-name="ce2" table:formula="of:=HYPERLINK([.A23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1.avi</text:p>
          </table:table-cell>
          <table:table-cell table:style-name="ce2" table:formula="of:=HYPERLINK([.A23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5.avi</text:p>
          </table:table-cell>
          <table:table-cell table:style-name="ce2" table:formula="of:=HYPERLINK([.A23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8.avi</text:p>
          </table:table-cell>
          <table:table-cell table:style-name="ce2" table:formula="of:=HYPERLINK([.A23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6.avi</text:p>
          </table:table-cell>
          <table:table-cell table:style-name="ce2" table:formula="of:=HYPERLINK([.A23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0.avi</text:p>
          </table:table-cell>
          <table:table-cell table:style-name="ce2" table:formula="of:=HYPERLINK([.A23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2.avi</text:p>
          </table:table-cell>
          <table:table-cell table:style-name="ce2" table:formula="of:=HYPERLINK([.A23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6.avi</text:p>
          </table:table-cell>
          <table:table-cell table:style-name="ce2" table:formula="of:=HYPERLINK([.A23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4.avi</text:p>
          </table:table-cell>
          <table:table-cell table:style-name="ce2" table:formula="of:=HYPERLINK([.A23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7.avi</text:p>
          </table:table-cell>
          <table:table-cell table:style-name="ce2" table:formula="of:=HYPERLINK([.A23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8.avi</text:p>
          </table:table-cell>
          <table:table-cell table:style-name="ce2" table:formula="of:=HYPERLINK([.A23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5.avi</text:p>
          </table:table-cell>
          <table:table-cell table:style-name="ce2" table:formula="of:=HYPERLINK([.A23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4.avi</text:p>
          </table:table-cell>
          <table:table-cell table:style-name="ce2" table:formula="of:=HYPERLINK([.A23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2.avi</text:p>
          </table:table-cell>
          <table:table-cell table:style-name="ce2" table:formula="of:=HYPERLINK([.A23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9.avi</text:p>
          </table:table-cell>
          <table:table-cell table:style-name="ce2" table:formula="of:=HYPERLINK([.A23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7.avi</text:p>
          </table:table-cell>
          <table:table-cell table:style-name="ce2" table:formula="of:=HYPERLINK([.A23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5.avi</text:p>
          </table:table-cell>
          <table:table-cell table:style-name="ce2" table:formula="of:=HYPERLINK([.A23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1.avi</text:p>
          </table:table-cell>
          <table:table-cell table:style-name="ce2" table:formula="of:=HYPERLINK([.A23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0.avi</text:p>
          </table:table-cell>
          <table:table-cell table:style-name="ce2" table:formula="of:=HYPERLINK([.A23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8.avi</text:p>
          </table:table-cell>
          <table:table-cell table:style-name="ce2" table:formula="of:=HYPERLINK([.A23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3.avi</text:p>
          </table:table-cell>
          <table:table-cell table:style-name="ce2" table:formula="of:=HYPERLINK([.A23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9.avi</text:p>
          </table:table-cell>
          <table:table-cell table:style-name="ce2" table:formula="of:=HYPERLINK([.A23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6.avi</text:p>
          </table:table-cell>
          <table:table-cell table:style-name="ce2" table:formula="of:=HYPERLINK([.A23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6.avi</text:p>
          </table:table-cell>
          <table:table-cell table:style-name="ce2" table:formula="of:=HYPERLINK([.A23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7.avi</text:p>
          </table:table-cell>
          <table:table-cell table:style-name="ce2" table:formula="of:=HYPERLINK([.A23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5.avi</text:p>
          </table:table-cell>
          <table:table-cell table:style-name="ce2" table:formula="of:=HYPERLINK([.A23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2.avi</text:p>
          </table:table-cell>
          <table:table-cell table:style-name="ce2" table:formula="of:=HYPERLINK([.A23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0.avi</text:p>
          </table:table-cell>
          <table:table-cell table:style-name="ce2" table:formula="of:=HYPERLINK([.A23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3.avi</text:p>
          </table:table-cell>
          <table:table-cell table:style-name="ce2" table:formula="of:=HYPERLINK([.A23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4.avi</text:p>
          </table:table-cell>
          <table:table-cell table:style-name="ce2" table:formula="of:=HYPERLINK([.A23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1.avi</text:p>
          </table:table-cell>
          <table:table-cell table:style-name="ce2" table:formula="of:=HYPERLINK([.A23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8.avi</text:p>
          </table:table-cell>
          <table:table-cell table:style-name="ce2" table:formula="of:=HYPERLINK([.A23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3.avi</text:p>
          </table:table-cell>
          <table:table-cell table:style-name="ce2" table:formula="of:=HYPERLINK([.A23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2.avi</text:p>
          </table:table-cell>
          <table:table-cell table:style-name="ce2" table:formula="of:=HYPERLINK([.A23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9.avi</text:p>
          </table:table-cell>
          <table:table-cell table:style-name="ce2" table:formula="of:=HYPERLINK([.A23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0.avi</text:p>
          </table:table-cell>
          <table:table-cell table:style-name="ce2" table:formula="of:=HYPERLINK([.A23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1.avi</text:p>
          </table:table-cell>
          <table:table-cell table:style-name="ce2" table:formula="of:=HYPERLINK([.A23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8.avi</text:p>
          </table:table-cell>
          <table:table-cell table:style-name="ce2" table:formula="of:=HYPERLINK([.A23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4.avi</text:p>
          </table:table-cell>
          <table:table-cell table:style-name="ce2" table:formula="of:=HYPERLINK([.A23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6.avi</text:p>
          </table:table-cell>
          <table:table-cell table:style-name="ce2" table:formula="of:=HYPERLINK([.A234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9.avi</text:p>
          </table:table-cell>
          <table:table-cell table:style-name="ce2" table:formula="of:=HYPERLINK([.A23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5.avi</text:p>
          </table:table-cell>
          <table:table-cell table:style-name="ce2" table:formula="of:=HYPERLINK([.A23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1.avi</text:p>
          </table:table-cell>
          <table:table-cell table:style-name="ce2" table:formula="of:=HYPERLINK([.A23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7.avi</text:p>
          </table:table-cell>
          <table:table-cell table:style-name="ce2" table:formula="of:=HYPERLINK([.A23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0.avi</text:p>
          </table:table-cell>
          <table:table-cell table:style-name="ce2" table:formula="of:=HYPERLINK([.A23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3.avi</text:p>
          </table:table-cell>
          <table:table-cell table:style-name="ce2" table:formula="of:=HYPERLINK([.A23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5.avi</text:p>
          </table:table-cell>
          <table:table-cell table:style-name="ce2" table:formula="of:=HYPERLINK([.A23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8.avi</text:p>
          </table:table-cell>
          <table:table-cell table:style-name="ce2" table:formula="of:=HYPERLINK([.A23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2.avi</text:p>
          </table:table-cell>
          <table:table-cell table:style-name="ce2" table:formula="of:=HYPERLINK([.A23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2.avi</text:p>
          </table:table-cell>
          <table:table-cell table:style-name="ce2" table:formula="of:=HYPERLINK([.A23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4.avi</text:p>
          </table:table-cell>
          <table:table-cell table:style-name="ce2" table:formula="of:=HYPERLINK([.A23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1.avi</text:p>
          </table:table-cell>
          <table:table-cell table:style-name="ce2" table:formula="of:=HYPERLINK([.A23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6.avi</text:p>
          </table:table-cell>
          <table:table-cell table:style-name="ce2" table:formula="of:=HYPERLINK([.A23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9.avi</text:p>
          </table:table-cell>
          <table:table-cell table:style-name="ce2" table:formula="of:=HYPERLINK([.A23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7.avi</text:p>
          </table:table-cell>
          <table:table-cell table:style-name="ce2" table:formula="of:=HYPERLINK([.A23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3.avi</text:p>
          </table:table-cell>
          <table:table-cell table:style-name="ce2" table:formula="of:=HYPERLINK([.A23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5.avi</text:p>
          </table:table-cell>
          <table:table-cell table:style-name="ce2" table:formula="of:=HYPERLINK([.A23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9.avi</text:p>
          </table:table-cell>
          <table:table-cell table:style-name="ce2" table:formula="of:=HYPERLINK([.A23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6.avi</text:p>
          </table:table-cell>
          <table:table-cell table:style-name="ce2" table:formula="of:=HYPERLINK([.A23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0.avi</text:p>
          </table:table-cell>
          <table:table-cell table:style-name="ce2" table:formula="of:=HYPERLINK([.A23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4.avi</text:p>
          </table:table-cell>
          <table:table-cell table:style-name="ce2" table:formula="of:=HYPERLINK([.A23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4.avi</text:p>
          </table:table-cell>
          <table:table-cell table:style-name="ce2" table:formula="of:=HYPERLINK([.A23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8.avi</text:p>
          </table:table-cell>
          <table:table-cell table:style-name="ce2" table:formula="of:=HYPERLINK([.A23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1.avi</text:p>
          </table:table-cell>
          <table:table-cell table:style-name="ce2" table:formula="of:=HYPERLINK([.A23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5.avi</text:p>
          </table:table-cell>
          <table:table-cell table:style-name="ce2" table:formula="of:=HYPERLINK([.A23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7.avi</text:p>
          </table:table-cell>
          <table:table-cell table:style-name="ce2" table:formula="of:=HYPERLINK([.A23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0.avi</text:p>
          </table:table-cell>
          <table:table-cell table:style-name="ce2" table:formula="of:=HYPERLINK([.A23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3.avi</text:p>
          </table:table-cell>
          <table:table-cell table:style-name="ce2" table:formula="of:=HYPERLINK([.A23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2.avi</text:p>
          </table:table-cell>
          <table:table-cell table:style-name="ce2" table:formula="of:=HYPERLINK([.A23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9.avi</text:p>
          </table:table-cell>
          <table:table-cell table:style-name="ce2" table:formula="of:=HYPERLINK([.A23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6.avi</text:p>
          </table:table-cell>
          <table:table-cell table:style-name="ce2" table:formula="of:=HYPERLINK([.A23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7.avi</text:p>
          </table:table-cell>
          <table:table-cell table:style-name="ce2" table:formula="of:=HYPERLINK([.A23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0.avi</text:p>
          </table:table-cell>
          <table:table-cell table:style-name="ce2" table:formula="of:=HYPERLINK([.A23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3.avi</text:p>
          </table:table-cell>
          <table:table-cell table:style-name="ce2" table:formula="of:=HYPERLINK([.A23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5.avi</text:p>
          </table:table-cell>
          <table:table-cell table:style-name="ce2" table:formula="of:=HYPERLINK([.A23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7.avi</text:p>
          </table:table-cell>
          <table:table-cell table:style-name="ce2" table:formula="of:=HYPERLINK([.A23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6.avi</text:p>
          </table:table-cell>
          <table:table-cell table:style-name="ce2" table:formula="of:=HYPERLINK([.A23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8.avi</text:p>
          </table:table-cell>
          <table:table-cell table:style-name="ce2" table:formula="of:=HYPERLINK([.A23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1.avi</text:p>
          </table:table-cell>
          <table:table-cell table:style-name="ce2" table:formula="of:=HYPERLINK([.A23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4.avi</text:p>
          </table:table-cell>
          <table:table-cell table:style-name="ce2" table:formula="of:=HYPERLINK([.A23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0.avi</text:p>
          </table:table-cell>
          <table:table-cell table:style-name="ce2" table:formula="of:=HYPERLINK([.A23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1.avi</text:p>
          </table:table-cell>
          <table:table-cell table:style-name="ce2" table:formula="of:=HYPERLINK([.A238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2.avi</text:p>
          </table:table-cell>
          <table:table-cell table:style-name="ce2" table:formula="of:=HYPERLINK([.A23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2.avi</text:p>
          </table:table-cell>
          <table:table-cell table:style-name="ce2" table:formula="of:=HYPERLINK([.A23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8.avi</text:p>
          </table:table-cell>
          <table:table-cell table:style-name="ce2" table:formula="of:=HYPERLINK([.A23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3.avi</text:p>
          </table:table-cell>
          <table:table-cell table:style-name="ce2" table:formula="of:=HYPERLINK([.A23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4.avi</text:p>
          </table:table-cell>
          <table:table-cell table:style-name="ce2" table:formula="of:=HYPERLINK([.A239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6.avi</text:p>
          </table:table-cell>
          <table:table-cell table:style-name="ce2" table:formula="of:=HYPERLINK([.A23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8.avi</text:p>
          </table:table-cell>
          <table:table-cell table:style-name="ce2" table:formula="of:=HYPERLINK([.A23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9.avi</text:p>
          </table:table-cell>
          <table:table-cell table:style-name="ce2" table:formula="of:=HYPERLINK([.A23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9.avi</text:p>
          </table:table-cell>
          <table:table-cell table:style-name="ce2" table:formula="of:=HYPERLINK([.A23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5.avi</text:p>
          </table:table-cell>
          <table:table-cell table:style-name="ce2" table:formula="of:=HYPERLINK([.A23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2.avi</text:p>
          </table:table-cell>
          <table:table-cell table:style-name="ce2" table:formula="of:=HYPERLINK([.A23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3.avi</text:p>
          </table:table-cell>
          <table:table-cell table:style-name="ce2" table:formula="of:=HYPERLINK([.A24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7.avi</text:p>
          </table:table-cell>
          <table:table-cell table:style-name="ce2" table:formula="of:=HYPERLINK([.A24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0.avi</text:p>
          </table:table-cell>
          <table:table-cell table:style-name="ce2" table:formula="of:=HYPERLINK([.A24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9.avi</text:p>
          </table:table-cell>
          <table:table-cell table:style-name="ce2" table:formula="of:=HYPERLINK([.A24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5.avi</text:p>
          </table:table-cell>
          <table:table-cell table:style-name="ce2" table:formula="of:=HYPERLINK([.A24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1.avi</text:p>
          </table:table-cell>
          <table:table-cell table:style-name="ce2" table:formula="of:=HYPERLINK([.A24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8.avi</text:p>
          </table:table-cell>
          <table:table-cell table:style-name="ce2" table:formula="of:=HYPERLINK([.A24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6.avi</text:p>
          </table:table-cell>
          <table:table-cell table:style-name="ce2" table:formula="of:=HYPERLINK([.A24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4.avi</text:p>
          </table:table-cell>
          <table:table-cell table:style-name="ce2" table:formula="of:=HYPERLINK([.A24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1.avi</text:p>
          </table:table-cell>
          <table:table-cell table:style-name="ce2" table:formula="of:=HYPERLINK([.A24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7.avi</text:p>
          </table:table-cell>
          <table:table-cell table:style-name="ce2" table:formula="of:=HYPERLINK([.A24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4.avi</text:p>
          </table:table-cell>
          <table:table-cell table:style-name="ce2" table:formula="of:=HYPERLINK([.A24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0.avi</text:p>
          </table:table-cell>
          <table:table-cell table:style-name="ce2" table:formula="of:=HYPERLINK([.A24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2.avi</text:p>
          </table:table-cell>
          <table:table-cell table:style-name="ce2" table:formula="of:=HYPERLINK([.A24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3.avi</text:p>
          </table:table-cell>
          <table:table-cell table:style-name="ce2" table:formula="of:=HYPERLINK([.A24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6.avi</text:p>
          </table:table-cell>
          <table:table-cell table:style-name="ce2" table:formula="of:=HYPERLINK([.A24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7.avi</text:p>
          </table:table-cell>
          <table:table-cell table:style-name="ce2" table:formula="of:=HYPERLINK([.A24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8.avi</text:p>
          </table:table-cell>
          <table:table-cell table:style-name="ce2" table:formula="of:=HYPERLINK([.A24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2.avi</text:p>
          </table:table-cell>
          <table:table-cell table:style-name="ce2" table:formula="of:=HYPERLINK([.A24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0.avi</text:p>
          </table:table-cell>
          <table:table-cell table:style-name="ce2" table:formula="of:=HYPERLINK([.A24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9.avi</text:p>
          </table:table-cell>
          <table:table-cell table:style-name="ce2" table:formula="of:=HYPERLINK([.A24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8.avi</text:p>
          </table:table-cell>
          <table:table-cell table:style-name="ce2" table:formula="of:=HYPERLINK([.A24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5.avi</text:p>
          </table:table-cell>
          <table:table-cell table:style-name="ce2" table:formula="of:=HYPERLINK([.A24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7.avi</text:p>
          </table:table-cell>
          <table:table-cell table:style-name="ce2" table:formula="of:=HYPERLINK([.A24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3.avi</text:p>
          </table:table-cell>
          <table:table-cell table:style-name="ce2" table:formula="of:=HYPERLINK([.A24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5.avi</text:p>
          </table:table-cell>
          <table:table-cell table:style-name="ce2" table:formula="of:=HYPERLINK([.A24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0.avi</text:p>
          </table:table-cell>
          <table:table-cell table:style-name="ce2" table:formula="of:=HYPERLINK([.A24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9.avi</text:p>
          </table:table-cell>
          <table:table-cell table:style-name="ce2" table:formula="of:=HYPERLINK([.A24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1.avi</text:p>
          </table:table-cell>
          <table:table-cell table:style-name="ce2" table:formula="of:=HYPERLINK([.A242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6.avi</text:p>
          </table:table-cell>
          <table:table-cell table:style-name="ce2" table:formula="of:=HYPERLINK([.A242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4.avi</text:p>
          </table:table-cell>
          <table:table-cell table:style-name="ce2" table:formula="of:=HYPERLINK([.A24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1.avi</text:p>
          </table:table-cell>
          <table:table-cell table:style-name="ce2" table:formula="of:=HYPERLINK([.A24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2.avi</text:p>
          </table:table-cell>
          <table:table-cell table:style-name="ce2" table:formula="of:=HYPERLINK([.A24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3.avi</text:p>
          </table:table-cell>
          <table:table-cell table:style-name="ce2" table:formula="of:=HYPERLINK([.A24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3.avi</text:p>
          </table:table-cell>
          <table:table-cell table:style-name="ce2" table:formula="of:=HYPERLINK([.A24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1.avi</text:p>
          </table:table-cell>
          <table:table-cell table:style-name="ce2" table:formula="of:=HYPERLINK([.A24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4.avi</text:p>
          </table:table-cell>
          <table:table-cell table:style-name="ce2" table:formula="of:=HYPERLINK([.A24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8.avi</text:p>
          </table:table-cell>
          <table:table-cell table:style-name="ce2" table:formula="of:=HYPERLINK([.A24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6.avi</text:p>
          </table:table-cell>
          <table:table-cell table:style-name="ce2" table:formula="of:=HYPERLINK([.A24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7.avi</text:p>
          </table:table-cell>
          <table:table-cell table:style-name="ce2" table:formula="of:=HYPERLINK([.A24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0.avi</text:p>
          </table:table-cell>
          <table:table-cell table:style-name="ce2" table:formula="of:=HYPERLINK([.A24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6.avi</text:p>
          </table:table-cell>
          <table:table-cell table:style-name="ce2" table:formula="of:=HYPERLINK([.A24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5.avi</text:p>
          </table:table-cell>
          <table:table-cell table:style-name="ce2" table:formula="of:=HYPERLINK([.A24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7.avi</text:p>
          </table:table-cell>
          <table:table-cell table:style-name="ce2" table:formula="of:=HYPERLINK([.A24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9.avi</text:p>
          </table:table-cell>
          <table:table-cell table:style-name="ce2" table:formula="of:=HYPERLINK([.A24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4.avi</text:p>
          </table:table-cell>
          <table:table-cell table:style-name="ce2" table:formula="of:=HYPERLINK([.A24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5.avi</text:p>
          </table:table-cell>
          <table:table-cell table:style-name="ce2" table:formula="of:=HYPERLINK([.A24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2.avi</text:p>
          </table:table-cell>
          <table:table-cell table:style-name="ce2" table:formula="of:=HYPERLINK([.A244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8.avi</text:p>
          </table:table-cell>
          <table:table-cell table:style-name="ce2" table:formula="of:=HYPERLINK([.A24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3.avi</text:p>
          </table:table-cell>
          <table:table-cell table:style-name="ce2" table:formula="of:=HYPERLINK([.A24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7.avi</text:p>
          </table:table-cell>
          <table:table-cell table:style-name="ce2" table:formula="of:=HYPERLINK([.A24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9.avi</text:p>
          </table:table-cell>
          <table:table-cell table:style-name="ce2" table:formula="of:=HYPERLINK([.A24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8.avi</text:p>
          </table:table-cell>
          <table:table-cell table:style-name="ce2" table:formula="of:=HYPERLINK([.A24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0.avi</text:p>
          </table:table-cell>
          <table:table-cell table:style-name="ce2" table:formula="of:=HYPERLINK([.A24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1.avi</text:p>
          </table:table-cell>
          <table:table-cell table:style-name="ce2" table:formula="of:=HYPERLINK([.A24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4.avi</text:p>
          </table:table-cell>
          <table:table-cell table:style-name="ce2" table:formula="of:=HYPERLINK([.A24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2.avi</text:p>
          </table:table-cell>
          <table:table-cell table:style-name="ce2" table:formula="of:=HYPERLINK([.A24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5.avi</text:p>
          </table:table-cell>
          <table:table-cell table:style-name="ce2" table:formula="of:=HYPERLINK([.A24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2.avi</text:p>
          </table:table-cell>
          <table:table-cell table:style-name="ce2" table:formula="of:=HYPERLINK([.A24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6.avi</text:p>
          </table:table-cell>
          <table:table-cell table:style-name="ce2" table:formula="of:=HYPERLINK([.A24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0.avi</text:p>
          </table:table-cell>
          <table:table-cell table:style-name="ce2" table:formula="of:=HYPERLINK([.A24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9.avi</text:p>
          </table:table-cell>
          <table:table-cell table:style-name="ce2" table:formula="of:=HYPERLINK([.A24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6.avi</text:p>
          </table:table-cell>
          <table:table-cell table:style-name="ce2" table:formula="of:=HYPERLINK([.A24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3.avi</text:p>
          </table:table-cell>
          <table:table-cell table:style-name="ce2" table:formula="of:=HYPERLINK([.A24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9.avi</text:p>
          </table:table-cell>
          <table:table-cell table:style-name="ce2" table:formula="of:=HYPERLINK([.A24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1.avi</text:p>
          </table:table-cell>
          <table:table-cell table:style-name="ce2" table:formula="of:=HYPERLINK([.A24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8.avi</text:p>
          </table:table-cell>
          <table:table-cell table:style-name="ce2" table:formula="of:=HYPERLINK([.A24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5.avi</text:p>
          </table:table-cell>
          <table:table-cell table:style-name="ce2" table:formula="of:=HYPERLINK([.A24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0.avi</text:p>
          </table:table-cell>
          <table:table-cell table:style-name="ce2" table:formula="of:=HYPERLINK([.A24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7.avi</text:p>
          </table:table-cell>
          <table:table-cell table:style-name="ce2" table:formula="of:=HYPERLINK([.A24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4.avi</text:p>
          </table:table-cell>
          <table:table-cell table:style-name="ce2" table:formula="of:=HYPERLINK([.A24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3.avi</text:p>
          </table:table-cell>
          <table:table-cell table:style-name="ce2" table:formula="of:=HYPERLINK([.A24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2.avi</text:p>
          </table:table-cell>
          <table:table-cell table:style-name="ce2" table:formula="of:=HYPERLINK([.A24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1.avi</text:p>
          </table:table-cell>
          <table:table-cell table:style-name="ce2" table:formula="of:=HYPERLINK([.A24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4.avi</text:p>
          </table:table-cell>
          <table:table-cell table:style-name="ce2" table:formula="of:=HYPERLINK([.A24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0.avi</text:p>
          </table:table-cell>
          <table:table-cell table:style-name="ce2" table:formula="of:=HYPERLINK([.A24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8.avi</text:p>
          </table:table-cell>
          <table:table-cell table:style-name="ce2" table:formula="of:=HYPERLINK([.A24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5.avi</text:p>
          </table:table-cell>
          <table:table-cell table:style-name="ce2" table:formula="of:=HYPERLINK([.A24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3.avi</text:p>
          </table:table-cell>
          <table:table-cell table:style-name="ce2" table:formula="of:=HYPERLINK([.A24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1.avi</text:p>
          </table:table-cell>
          <table:table-cell table:style-name="ce2" table:formula="of:=HYPERLINK([.A24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2.avi</text:p>
          </table:table-cell>
          <table:table-cell table:style-name="ce2" table:formula="of:=HYPERLINK([.A24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6.avi</text:p>
          </table:table-cell>
          <table:table-cell table:style-name="ce2" table:formula="of:=HYPERLINK([.A24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8.avi</text:p>
          </table:table-cell>
          <table:table-cell table:style-name="ce2" table:formula="of:=HYPERLINK([.A24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7.avi</text:p>
          </table:table-cell>
          <table:table-cell table:style-name="ce2" table:formula="of:=HYPERLINK([.A24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7.avi</text:p>
          </table:table-cell>
          <table:table-cell table:style-name="ce2" table:formula="of:=HYPERLINK([.A24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9.avi</text:p>
          </table:table-cell>
          <table:table-cell table:style-name="ce2" table:formula="of:=HYPERLINK([.A24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0.avi</text:p>
          </table:table-cell>
          <table:table-cell table:style-name="ce2" table:formula="of:=HYPERLINK([.A24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6.avi</text:p>
          </table:table-cell>
          <table:table-cell table:style-name="ce2" table:formula="of:=HYPERLINK([.A24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5.avi</text:p>
          </table:table-cell>
          <table:table-cell table:style-name="ce2" table:formula="of:=HYPERLINK([.A24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4.avi</text:p>
          </table:table-cell>
          <table:table-cell table:style-name="ce2" table:formula="of:=HYPERLINK([.A24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9.avi</text:p>
          </table:table-cell>
          <table:table-cell table:style-name="ce2" table:formula="of:=HYPERLINK([.A24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3.avi</text:p>
          </table:table-cell>
          <table:table-cell table:style-name="ce2" table:formula="of:=HYPERLINK([.A24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1.avi</text:p>
          </table:table-cell>
          <table:table-cell table:style-name="ce2" table:formula="of:=HYPERLINK([.A24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4.avi</text:p>
          </table:table-cell>
          <table:table-cell table:style-name="ce2" table:formula="of:=HYPERLINK([.A24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2.avi</text:p>
          </table:table-cell>
          <table:table-cell table:style-name="ce2" table:formula="of:=HYPERLINK([.A24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6.avi</text:p>
          </table:table-cell>
          <table:table-cell table:style-name="ce2" table:formula="of:=HYPERLINK([.A24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1.avi</text:p>
          </table:table-cell>
          <table:table-cell table:style-name="ce2" table:formula="of:=HYPERLINK([.A24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5.avi</text:p>
          </table:table-cell>
          <table:table-cell table:style-name="ce2" table:formula="of:=HYPERLINK([.A24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8.avi</text:p>
          </table:table-cell>
          <table:table-cell table:style-name="ce2" table:formula="of:=HYPERLINK([.A24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2.avi</text:p>
          </table:table-cell>
          <table:table-cell table:style-name="ce2" table:formula="of:=HYPERLINK([.A24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4.avi</text:p>
          </table:table-cell>
          <table:table-cell table:style-name="ce2" table:formula="of:=HYPERLINK([.A25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7.avi</text:p>
          </table:table-cell>
          <table:table-cell table:style-name="ce2" table:formula="of:=HYPERLINK([.A25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0.avi</text:p>
          </table:table-cell>
          <table:table-cell table:style-name="ce2" table:formula="of:=HYPERLINK([.A25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7.avi</text:p>
          </table:table-cell>
          <table:table-cell table:style-name="ce2" table:formula="of:=HYPERLINK([.A25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6.avi</text:p>
          </table:table-cell>
          <table:table-cell table:style-name="ce2" table:formula="of:=HYPERLINK([.A25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0.avi</text:p>
          </table:table-cell>
          <table:table-cell table:style-name="ce2" table:formula="of:=HYPERLINK([.A25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5.avi</text:p>
          </table:table-cell>
          <table:table-cell table:style-name="ce2" table:formula="of:=HYPERLINK([.A25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3.avi</text:p>
          </table:table-cell>
          <table:table-cell table:style-name="ce2" table:formula="of:=HYPERLINK([.A25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9.avi</text:p>
          </table:table-cell>
          <table:table-cell table:style-name="ce2" table:formula="of:=HYPERLINK([.A25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1.avi</text:p>
          </table:table-cell>
          <table:table-cell table:style-name="ce2" table:formula="of:=HYPERLINK([.A25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9.avi</text:p>
          </table:table-cell>
          <table:table-cell table:style-name="ce2" table:formula="of:=HYPERLINK([.A25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8.avi</text:p>
          </table:table-cell>
          <table:table-cell table:style-name="ce2" table:formula="of:=HYPERLINK([.A25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2.avi</text:p>
          </table:table-cell>
          <table:table-cell table:style-name="ce2" table:formula="of:=HYPERLINK([.A25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5.avi</text:p>
          </table:table-cell>
          <table:table-cell table:style-name="ce2" table:formula="of:=HYPERLINK([.A25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6.avi</text:p>
          </table:table-cell>
          <table:table-cell table:style-name="ce2" table:formula="of:=HYPERLINK([.A25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2.avi</text:p>
          </table:table-cell>
          <table:table-cell table:style-name="ce2" table:formula="of:=HYPERLINK([.A25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9.avi</text:p>
          </table:table-cell>
          <table:table-cell table:style-name="ce2" table:formula="of:=HYPERLINK([.A25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1.avi</text:p>
          </table:table-cell>
          <table:table-cell table:style-name="ce2" table:formula="of:=HYPERLINK([.A25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8.avi</text:p>
          </table:table-cell>
          <table:table-cell table:style-name="ce2" table:formula="of:=HYPERLINK([.A25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3.avi</text:p>
          </table:table-cell>
          <table:table-cell table:style-name="ce2" table:formula="of:=HYPERLINK([.A25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3.avi</text:p>
          </table:table-cell>
          <table:table-cell table:style-name="ce2" table:formula="of:=HYPERLINK([.A25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7.avi</text:p>
          </table:table-cell>
          <table:table-cell table:style-name="ce2" table:formula="of:=HYPERLINK([.A25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0.avi</text:p>
          </table:table-cell>
          <table:table-cell table:style-name="ce2" table:formula="of:=HYPERLINK([.A25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4.avi</text:p>
          </table:table-cell>
          <table:table-cell table:style-name="ce2" table:formula="of:=HYPERLINK([.A25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4.avi</text:p>
          </table:table-cell>
          <table:table-cell table:style-name="ce2" table:formula="of:=HYPERLINK([.A25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7.avi</text:p>
          </table:table-cell>
          <table:table-cell table:style-name="ce2" table:formula="of:=HYPERLINK([.A25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5.avi</text:p>
          </table:table-cell>
          <table:table-cell table:style-name="ce2" table:formula="of:=HYPERLINK([.A25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2.avi</text:p>
          </table:table-cell>
          <table:table-cell table:style-name="ce2" table:formula="of:=HYPERLINK([.A25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1.avi</text:p>
          </table:table-cell>
          <table:table-cell table:style-name="ce2" table:formula="of:=HYPERLINK([.A25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8.avi</text:p>
          </table:table-cell>
          <table:table-cell table:style-name="ce2" table:formula="of:=HYPERLINK([.A25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3.avi</text:p>
          </table:table-cell>
          <table:table-cell table:style-name="ce2" table:formula="of:=HYPERLINK([.A25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0.avi</text:p>
          </table:table-cell>
          <table:table-cell table:style-name="ce2" table:formula="of:=HYPERLINK([.A25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6.avi</text:p>
          </table:table-cell>
          <table:table-cell table:style-name="ce2" table:formula="of:=HYPERLINK([.A253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6.avi</text:p>
          </table:table-cell>
          <table:table-cell table:style-name="ce2" table:formula="of:=HYPERLINK([.A25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4.avi</text:p>
          </table:table-cell>
          <table:table-cell table:style-name="ce2" table:formula="of:=HYPERLINK([.A25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0.avi</text:p>
          </table:table-cell>
          <table:table-cell table:style-name="ce2" table:formula="of:=HYPERLINK([.A25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9.avi</text:p>
          </table:table-cell>
          <table:table-cell table:style-name="ce2" table:formula="of:=HYPERLINK([.A25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8.avi</text:p>
          </table:table-cell>
          <table:table-cell table:style-name="ce2" table:formula="of:=HYPERLINK([.A25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9.avi</text:p>
          </table:table-cell>
          <table:table-cell table:style-name="ce2" table:formula="of:=HYPERLINK([.A25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4.avi</text:p>
          </table:table-cell>
          <table:table-cell table:style-name="ce2" table:formula="of:=HYPERLINK([.A25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5.avi</text:p>
          </table:table-cell>
          <table:table-cell table:style-name="ce2" table:formula="of:=HYPERLINK([.A25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5.avi</text:p>
          </table:table-cell>
          <table:table-cell table:style-name="ce2" table:formula="of:=HYPERLINK([.A25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2.avi</text:p>
          </table:table-cell>
          <table:table-cell table:style-name="ce2" table:formula="of:=HYPERLINK([.A25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7.avi</text:p>
          </table:table-cell>
          <table:table-cell table:style-name="ce2" table:formula="of:=HYPERLINK([.A25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1.avi</text:p>
          </table:table-cell>
          <table:table-cell table:style-name="ce2" table:formula="of:=HYPERLINK([.A25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8.avi</text:p>
          </table:table-cell>
          <table:table-cell table:style-name="ce2" table:formula="of:=HYPERLINK([.A25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9.avi</text:p>
          </table:table-cell>
          <table:table-cell table:style-name="ce2" table:formula="of:=HYPERLINK([.A25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6.avi</text:p>
          </table:table-cell>
          <table:table-cell table:style-name="ce2" table:formula="of:=HYPERLINK([.A25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3.avi</text:p>
          </table:table-cell>
          <table:table-cell table:style-name="ce2" table:formula="of:=HYPERLINK([.A25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1.avi</text:p>
          </table:table-cell>
          <table:table-cell table:style-name="ce2" table:formula="of:=HYPERLINK([.A25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7.avi</text:p>
          </table:table-cell>
          <table:table-cell table:style-name="ce2" table:formula="of:=HYPERLINK([.A25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0.avi</text:p>
          </table:table-cell>
          <table:table-cell table:style-name="ce2" table:formula="of:=HYPERLINK([.A25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3.avi</text:p>
          </table:table-cell>
          <table:table-cell table:style-name="ce2" table:formula="of:=HYPERLINK([.A25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8.avi</text:p>
          </table:table-cell>
          <table:table-cell table:style-name="ce2" table:formula="of:=HYPERLINK([.A25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9.avi</text:p>
          </table:table-cell>
          <table:table-cell table:style-name="ce2" table:formula="of:=HYPERLINK([.A25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2.avi</text:p>
          </table:table-cell>
          <table:table-cell table:style-name="ce2" table:formula="of:=HYPERLINK([.A25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4.avi</text:p>
          </table:table-cell>
          <table:table-cell table:style-name="ce2" table:formula="of:=HYPERLINK([.A25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6.avi</text:p>
          </table:table-cell>
          <table:table-cell table:style-name="ce2" table:formula="of:=HYPERLINK([.A25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0.avi</text:p>
          </table:table-cell>
          <table:table-cell table:style-name="ce2" table:formula="of:=HYPERLINK([.A25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2.avi</text:p>
          </table:table-cell>
          <table:table-cell table:style-name="ce2" table:formula="of:=HYPERLINK([.A25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7.avi</text:p>
          </table:table-cell>
          <table:table-cell table:style-name="ce2" table:formula="of:=HYPERLINK([.A25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5.avi</text:p>
          </table:table-cell>
          <table:table-cell table:style-name="ce2" table:formula="of:=HYPERLINK([.A25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5.avi</text:p>
          </table:table-cell>
          <table:table-cell table:style-name="ce2" table:formula="of:=HYPERLINK([.A25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7.avi</text:p>
          </table:table-cell>
          <table:table-cell table:style-name="ce2" table:formula="of:=HYPERLINK([.A25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1.avi</text:p>
          </table:table-cell>
          <table:table-cell table:style-name="ce2" table:formula="of:=HYPERLINK([.A25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3.avi</text:p>
          </table:table-cell>
          <table:table-cell table:style-name="ce2" table:formula="of:=HYPERLINK([.A25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4.avi</text:p>
          </table:table-cell>
          <table:table-cell table:style-name="ce2" table:formula="of:=HYPERLINK([.A25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6.avi</text:p>
          </table:table-cell>
          <table:table-cell table:style-name="ce2" table:formula="of:=HYPERLINK([.A25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1.avi</text:p>
          </table:table-cell>
          <table:table-cell table:style-name="ce2" table:formula="of:=HYPERLINK([.A25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7.avi</text:p>
          </table:table-cell>
          <table:table-cell table:style-name="ce2" table:formula="of:=HYPERLINK([.A25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0.avi</text:p>
          </table:table-cell>
          <table:table-cell table:style-name="ce2" table:formula="of:=HYPERLINK([.A25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9.avi</text:p>
          </table:table-cell>
          <table:table-cell table:style-name="ce2" table:formula="of:=HYPERLINK([.A25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9.avi</text:p>
          </table:table-cell>
          <table:table-cell table:style-name="ce2" table:formula="of:=HYPERLINK([.A25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8.avi</text:p>
          </table:table-cell>
          <table:table-cell table:style-name="ce2" table:formula="of:=HYPERLINK([.A25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6.avi</text:p>
          </table:table-cell>
          <table:table-cell table:style-name="ce2" table:formula="of:=HYPERLINK([.A25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3.avi</text:p>
          </table:table-cell>
          <table:table-cell table:style-name="ce2" table:formula="of:=HYPERLINK([.A25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4.avi</text:p>
          </table:table-cell>
          <table:table-cell table:style-name="ce2" table:formula="of:=HYPERLINK([.A25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0.avi</text:p>
          </table:table-cell>
          <table:table-cell table:style-name="ce2" table:formula="of:=HYPERLINK([.A25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2.avi</text:p>
          </table:table-cell>
          <table:table-cell table:style-name="ce2" table:formula="of:=HYPERLINK([.A25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8.avi</text:p>
          </table:table-cell>
          <table:table-cell table:style-name="ce2" table:formula="of:=HYPERLINK([.A25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5.avi</text:p>
          </table:table-cell>
          <table:table-cell table:style-name="ce2" table:formula="of:=HYPERLINK([.A25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1.avi</text:p>
          </table:table-cell>
          <table:table-cell table:style-name="ce2" table:formula="of:=HYPERLINK([.A25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4.avi</text:p>
          </table:table-cell>
          <table:table-cell table:style-name="ce2" table:formula="of:=HYPERLINK([.A25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2.avi</text:p>
          </table:table-cell>
          <table:table-cell table:style-name="ce2" table:formula="of:=HYPERLINK([.A25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3.avi</text:p>
          </table:table-cell>
          <table:table-cell table:style-name="ce2" table:formula="of:=HYPERLINK([.A25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8.avi</text:p>
          </table:table-cell>
          <table:table-cell table:style-name="ce2" table:formula="of:=HYPERLINK([.A25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7.avi</text:p>
          </table:table-cell>
          <table:table-cell table:style-name="ce2" table:formula="of:=HYPERLINK([.A25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9.avi</text:p>
          </table:table-cell>
          <table:table-cell table:style-name="ce2" table:formula="of:=HYPERLINK([.A25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2.avi</text:p>
          </table:table-cell>
          <table:table-cell table:style-name="ce2" table:formula="of:=HYPERLINK([.A25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6.avi</text:p>
          </table:table-cell>
          <table:table-cell table:style-name="ce2" table:formula="of:=HYPERLINK([.A258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1.avi</text:p>
          </table:table-cell>
          <table:table-cell table:style-name="ce2" table:formula="of:=HYPERLINK([.A25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6.avi</text:p>
          </table:table-cell>
          <table:table-cell table:style-name="ce2" table:formula="of:=HYPERLINK([.A25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5.avi</text:p>
          </table:table-cell>
          <table:table-cell table:style-name="ce2" table:formula="of:=HYPERLINK([.A25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4.avi</text:p>
          </table:table-cell>
          <table:table-cell table:style-name="ce2" table:formula="of:=HYPERLINK([.A25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3.avi</text:p>
          </table:table-cell>
          <table:table-cell table:style-name="ce2" table:formula="of:=HYPERLINK([.A25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5.avi</text:p>
          </table:table-cell>
          <table:table-cell table:style-name="ce2" table:formula="of:=HYPERLINK([.A25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0.avi</text:p>
          </table:table-cell>
          <table:table-cell table:style-name="ce2" table:formula="of:=HYPERLINK([.A25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0.avi</text:p>
          </table:table-cell>
          <table:table-cell table:style-name="ce2" table:formula="of:=HYPERLINK([.A25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3.avi</text:p>
          </table:table-cell>
          <table:table-cell table:style-name="ce2" table:formula="of:=HYPERLINK([.A25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9.avi</text:p>
          </table:table-cell>
          <table:table-cell table:style-name="ce2" table:formula="of:=HYPERLINK([.A2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4.avi</text:p>
          </table:table-cell>
          <table:table-cell table:style-name="ce2" table:formula="of:=HYPERLINK([.A2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7.avi</text:p>
          </table:table-cell>
          <table:table-cell table:style-name="ce2" table:formula="of:=HYPERLINK([.A26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8.avi</text:p>
          </table:table-cell>
          <table:table-cell table:style-name="ce2" table:formula="of:=HYPERLINK([.A2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2.avi</text:p>
          </table:table-cell>
          <table:table-cell table:style-name="ce2" table:formula="of:=HYPERLINK([.A2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8.avi</text:p>
          </table:table-cell>
          <table:table-cell table:style-name="ce2" table:formula="of:=HYPERLINK([.A26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1.avi</text:p>
          </table:table-cell>
          <table:table-cell table:style-name="ce2" table:formula="of:=HYPERLINK([.A2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6.avi</text:p>
          </table:table-cell>
          <table:table-cell table:style-name="ce2" table:formula="of:=HYPERLINK([.A26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1.avi</text:p>
          </table:table-cell>
          <table:table-cell table:style-name="ce2" table:formula="of:=HYPERLINK([.A2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0.avi</text:p>
          </table:table-cell>
          <table:table-cell table:style-name="ce2" table:formula="of:=HYPERLINK([.A26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2.avi</text:p>
          </table:table-cell>
          <table:table-cell table:style-name="ce2" table:formula="of:=HYPERLINK([.A2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5.avi</text:p>
          </table:table-cell>
          <table:table-cell table:style-name="ce2" table:formula="of:=HYPERLINK([.A26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7.avi</text:p>
          </table:table-cell>
          <table:table-cell table:style-name="ce2" table:formula="of:=HYPERLINK([.A26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9.avi</text:p>
          </table:table-cell>
          <table:table-cell table:style-name="ce2" table:formula="of:=HYPERLINK([.A2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5.avi</text:p>
          </table:table-cell>
          <table:table-cell table:style-name="ce2" table:formula="of:=HYPERLINK([.A26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7.avi</text:p>
          </table:table-cell>
          <table:table-cell table:style-name="ce2" table:formula="of:=HYPERLINK([.A26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0.avi</text:p>
          </table:table-cell>
          <table:table-cell table:style-name="ce2" table:formula="of:=HYPERLINK([.A2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4.avi</text:p>
          </table:table-cell>
          <table:table-cell table:style-name="ce2" table:formula="of:=HYPERLINK([.A26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1.avi</text:p>
          </table:table-cell>
          <table:table-cell table:style-name="ce2" table:formula="of:=HYPERLINK([.A2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3.avi</text:p>
          </table:table-cell>
          <table:table-cell table:style-name="ce2" table:formula="of:=HYPERLINK([.A26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9.avi</text:p>
          </table:table-cell>
          <table:table-cell table:style-name="ce2" table:formula="of:=HYPERLINK([.A2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3.avi</text:p>
          </table:table-cell>
          <table:table-cell table:style-name="ce2" table:formula="of:=HYPERLINK([.A2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6.avi</text:p>
          </table:table-cell>
          <table:table-cell table:style-name="ce2" table:formula="of:=HYPERLINK([.A2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2.avi</text:p>
          </table:table-cell>
          <table:table-cell table:style-name="ce2" table:formula="of:=HYPERLINK([.A2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8.avi</text:p>
          </table:table-cell>
          <table:table-cell table:style-name="ce2" table:formula="of:=HYPERLINK([.A2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6.avi</text:p>
          </table:table-cell>
          <table:table-cell table:style-name="ce2" table:formula="of:=HYPERLINK([.A2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5.avi</text:p>
          </table:table-cell>
          <table:table-cell table:style-name="ce2" table:formula="of:=HYPERLINK([.A2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4.avi</text:p>
          </table:table-cell>
          <table:table-cell table:style-name="ce2" table:formula="of:=HYPERLINK([.A2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9.avi</text:p>
          </table:table-cell>
          <table:table-cell table:style-name="ce2" table:formula="of:=HYPERLINK([.A26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7.avi</text:p>
          </table:table-cell>
          <table:table-cell table:style-name="ce2" table:formula="of:=HYPERLINK([.A2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4.avi</text:p>
          </table:table-cell>
          <table:table-cell table:style-name="ce2" table:formula="of:=HYPERLINK([.A2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8.avi</text:p>
          </table:table-cell>
          <table:table-cell table:style-name="ce2" table:formula="of:=HYPERLINK([.A2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0.avi</text:p>
          </table:table-cell>
          <table:table-cell table:style-name="ce2" table:formula="of:=HYPERLINK([.A263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5.avi</text:p>
          </table:table-cell>
          <table:table-cell table:style-name="ce2" table:formula="of:=HYPERLINK([.A2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3.avi</text:p>
          </table:table-cell>
          <table:table-cell table:style-name="ce2" table:formula="of:=HYPERLINK([.A2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8.avi</text:p>
          </table:table-cell>
          <table:table-cell table:style-name="ce2" table:formula="of:=HYPERLINK([.A2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1.avi</text:p>
          </table:table-cell>
          <table:table-cell table:style-name="ce2" table:formula="of:=HYPERLINK([.A2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1.avi</text:p>
          </table:table-cell>
          <table:table-cell table:style-name="ce2" table:formula="of:=HYPERLINK([.A26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2.avi</text:p>
          </table:table-cell>
          <table:table-cell table:style-name="ce2" table:formula="of:=HYPERLINK([.A26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9.avi</text:p>
          </table:table-cell>
          <table:table-cell table:style-name="ce2" table:formula="of:=HYPERLINK([.A2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0.avi</text:p>
          </table:table-cell>
          <table:table-cell table:style-name="ce2" table:formula="of:=HYPERLINK([.A2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7.avi</text:p>
          </table:table-cell>
          <table:table-cell table:style-name="ce2" table:formula="of:=HYPERLINK([.A2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2.avi</text:p>
          </table:table-cell>
          <table:table-cell table:style-name="ce2" table:formula="of:=HYPERLINK([.A2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4.avi</text:p>
          </table:table-cell>
          <table:table-cell table:style-name="ce2" table:formula="of:=HYPERLINK([.A26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6.avi</text:p>
          </table:table-cell>
          <table:table-cell table:style-name="ce2" table:formula="of:=HYPERLINK([.A26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5.avi</text:p>
          </table:table-cell>
          <table:table-cell table:style-name="ce2" table:formula="of:=HYPERLINK([.A2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6.avi</text:p>
          </table:table-cell>
          <table:table-cell table:style-name="ce2" table:formula="of:=HYPERLINK([.A2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3.avi</text:p>
          </table:table-cell>
          <table:table-cell table:style-name="ce2" table:formula="of:=HYPERLINK([.A2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7.avi</text:p>
          </table:table-cell>
          <table:table-cell table:style-name="ce2" table:formula="of:=HYPERLINK([.A2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8.avi</text:p>
          </table:table-cell>
          <table:table-cell table:style-name="ce2" table:formula="of:=HYPERLINK([.A2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6.avi</text:p>
          </table:table-cell>
          <table:table-cell table:style-name="ce2" table:formula="of:=HYPERLINK([.A2649];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1.avi</text:p>
          </table:table-cell>
          <table:table-cell table:style-name="ce2" table:formula="of:=HYPERLINK([.A26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2.avi</text:p>
          </table:table-cell>
          <table:table-cell table:style-name="ce2" table:formula="of:=HYPERLINK([.A26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9.avi</text:p>
          </table:table-cell>
          <table:table-cell table:style-name="ce2" table:formula="of:=HYPERLINK([.A26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23.avi</text:p>
          </table:table-cell>
          <table:table-cell table:style-name="ce2" table:formula="of:=HYPERLINK([.A2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4.avi</text:p>
          </table:table-cell>
          <table:table-cell table:style-name="ce2" table:formula="of:=HYPERLINK([.A26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5.avi</text:p>
          </table:table-cell>
          <table:table-cell table:style-name="ce2" table:formula="of:=HYPERLINK([.A2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7.avi</text:p>
          </table:table-cell>
          <table:table-cell table:style-name="ce2" table:formula="of:=HYPERLINK([.A2656];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9.avi</text:p>
          </table:table-cell>
          <table:table-cell table:style-name="ce2" table:formula="of:=HYPERLINK([.A2657]; &quot;View Now&quot;)" office:value-type="string" office:string-value="View Now">
            <text:p>View Now</text:p>
          </table:table-cell>
          <table:table-cell office:value-type="string">
            <text:p>video/avi</text:p>
          </table:table-cell>
          <table:table-cell office:value-type="float" office:value="3.8">
            <text:p>3.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8.avi</text:p>
          </table:table-cell>
          <table:table-cell table:style-name="ce2" table:formula="of:=HYPERLINK([.A2658]; &quot;View Now&quot;)" office:value-type="string" office:string-value="View Now">
            <text:p>View Now</text:p>
          </table:table-cell>
          <table:table-cell office:value-type="string">
            <text:p>video/avi</text:p>
          </table:table-cell>
          <table:table-cell office:value-type="float" office:value="1.866667">
            <text:p>1.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2.avi</text:p>
          </table:table-cell>
          <table:table-cell table:style-name="ce2" table:formula="of:=HYPERLINK([.A26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30.avi</text:p>
          </table:table-cell>
          <table:table-cell table:style-name="ce2" table:formula="of:=HYPERLINK([.A2660]; &quot;View Now&quot;)" office:value-type="string" office:string-value="View Now">
            <text:p>View Now</text:p>
          </table:table-cell>
          <table:table-cell office:value-type="string">
            <text:p>video/avi</text:p>
          </table:table-cell>
          <table:table-cell office:value-type="float" office:value="65.8">
            <text:p>65.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1.avi</text:p>
          </table:table-cell>
          <table:table-cell table:style-name="ce2" table:formula="of:=HYPERLINK([.A26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7.avi</text:p>
          </table:table-cell>
          <table:table-cell table:style-name="ce2" table:formula="of:=HYPERLINK([.A26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3.avi</text:p>
          </table:table-cell>
          <table:table-cell table:style-name="ce2" table:formula="of:=HYPERLINK([.A2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5.avi</text:p>
          </table:table-cell>
          <table:table-cell table:style-name="ce2" table:formula="of:=HYPERLINK([.A26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0.avi</text:p>
          </table:table-cell>
          <table:table-cell table:style-name="ce2" table:formula="of:=HYPERLINK([.A2665]; &quot;View Now&quot;)" office:value-type="string" office:string-value="View Now">
            <text:p>View Now</text:p>
          </table:table-cell>
          <table:table-cell office:value-type="string">
            <text:p>video/avi</text:p>
          </table:table-cell>
          <table:table-cell office:value-type="float" office:value="1.666667">
            <text:p>1.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8.avi</text:p>
          </table:table-cell>
          <table:table-cell table:style-name="ce2" table:formula="of:=HYPERLINK([.A26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1.avi</text:p>
          </table:table-cell>
          <table:table-cell table:style-name="ce2" table:formula="of:=HYPERLINK([.A26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9.avi</text:p>
          </table:table-cell>
          <table:table-cell table:style-name="ce2" table:formula="of:=HYPERLINK([.A26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5.avi</text:p>
          </table:table-cell>
          <table:table-cell table:style-name="ce2" table:formula="of:=HYPERLINK([.A2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4.avi</text:p>
          </table:table-cell>
          <table:table-cell table:style-name="ce2" table:formula="of:=HYPERLINK([.A2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6.avi</text:p>
          </table:table-cell>
          <table:table-cell table:style-name="ce2" table:formula="of:=HYPERLINK([.A26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2.avi</text:p>
          </table:table-cell>
          <table:table-cell table:style-name="ce2" table:formula="of:=HYPERLINK([.A26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7.avi</text:p>
          </table:table-cell>
          <table:table-cell table:style-name="ce2" table:formula="of:=HYPERLINK([.A2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3.avi</text:p>
          </table:table-cell>
          <table:table-cell table:style-name="ce2" table:formula="of:=HYPERLINK([.A2674]; &quot;View Now&quot;)" office:value-type="string" office:string-value="View Now">
            <text:p>View Now</text:p>
          </table:table-cell>
          <table:table-cell office:value-type="string">
            <text:p>video/avi</text:p>
          </table:table-cell>
          <table:table-cell office:value-type="float" office:value="0.533333">
            <text:p>0.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4.avi</text:p>
          </table:table-cell>
          <table:table-cell table:style-name="ce2" table:formula="of:=HYPERLINK([.A2675]; &quot;View Now&quot;)" office:value-type="string" office:string-value="View Now">
            <text:p>View Now</text:p>
          </table:table-cell>
          <table:table-cell office:value-type="string">
            <text:p>video/avi</text:p>
          </table:table-cell>
          <table:table-cell office:value-type="float" office:value="0.8">
            <text:p>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0.avi</text:p>
          </table:table-cell>
          <table:table-cell table:style-name="ce2" table:formula="of:=HYPERLINK([.A2676];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6.avi</text:p>
          </table:table-cell>
          <table:table-cell table:style-name="ce2" table:formula="of:=HYPERLINK([.A2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60.avi</text:p>
          </table:table-cell>
          <table:table-cell table:style-name="ce2" table:formula="of:=HYPERLINK([.A26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6.avi</text:p>
          </table:table-cell>
          <table:table-cell table:style-name="ce2" table:formula="of:=HYPERLINK([.A2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1.avi</text:p>
          </table:table-cell>
          <table:table-cell table:style-name="ce2" table:formula="of:=HYPERLINK([.A26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0.avi</text:p>
          </table:table-cell>
          <table:table-cell table:style-name="ce2" table:formula="of:=HYPERLINK([.A26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61.avi</text:p>
          </table:table-cell>
          <table:table-cell table:style-name="ce2" table:formula="of:=HYPERLINK([.A2682];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8.avi</text:p>
          </table:table-cell>
          <table:table-cell table:style-name="ce2" table:formula="of:=HYPERLINK([.A2683];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7.avi</text:p>
          </table:table-cell>
          <table:table-cell table:style-name="ce2" table:formula="of:=HYPERLINK([.A26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9.avi</text:p>
          </table:table-cell>
          <table:table-cell table:style-name="ce2" table:formula="of:=HYPERLINK([.A26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9.avi</text:p>
          </table:table-cell>
          <table:table-cell table:style-name="ce2" table:formula="of:=HYPERLINK([.A2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5.avi</text:p>
          </table:table-cell>
          <table:table-cell table:style-name="ce2" table:formula="of:=HYPERLINK([.A2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3.avi</text:p>
          </table:table-cell>
          <table:table-cell table:style-name="ce2" table:formula="of:=HYPERLINK([.A2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2.avi</text:p>
          </table:table-cell>
          <table:table-cell table:style-name="ce2" table:formula="of:=HYPERLINK([.A2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8.avi</text:p>
          </table:table-cell>
          <table:table-cell table:style-name="ce2" table:formula="of:=HYPERLINK([.A2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4.avi</text:p>
          </table:table-cell>
          <table:table-cell table:style-name="ce2" table:formula="of:=HYPERLINK([.A26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66.avi</text:p>
          </table:table-cell>
          <table:table-cell table:style-name="ce2" table:formula="of:=HYPERLINK([.A269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68.avi</text:p>
          </table:table-cell>
          <table:table-cell table:style-name="ce2" table:formula="of:=HYPERLINK([.A269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4.avi</text:p>
          </table:table-cell>
          <table:table-cell table:style-name="ce2" table:formula="of:=HYPERLINK([.A269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64.avi</text:p>
          </table:table-cell>
          <table:table-cell table:style-name="ce2" table:formula="of:=HYPERLINK([.A269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65.avi</text:p>
          </table:table-cell>
          <table:table-cell table:style-name="ce2" table:formula="of:=HYPERLINK([.A2696];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63.avi</text:p>
          </table:table-cell>
          <table:table-cell table:style-name="ce2" table:formula="of:=HYPERLINK([.A269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62.avi</text:p>
          </table:table-cell>
          <table:table-cell table:style-name="ce2" table:formula="of:=HYPERLINK([.A2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71.avi</text:p>
          </table:table-cell>
          <table:table-cell table:style-name="ce2" table:formula="of:=HYPERLINK([.A269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3.avi</text:p>
          </table:table-cell>
          <table:table-cell table:style-name="ce2" table:formula="of:=HYPERLINK([.A270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2.avi</text:p>
          </table:table-cell>
          <table:table-cell table:style-name="ce2" table:formula="of:=HYPERLINK([.A270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67.avi</text:p>
          </table:table-cell>
          <table:table-cell table:style-name="ce2" table:formula="of:=HYPERLINK([.A27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69.avi</text:p>
          </table:table-cell>
          <table:table-cell table:style-name="ce2" table:formula="of:=HYPERLINK([.A27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5.avi</text:p>
          </table:table-cell>
          <table:table-cell table:style-name="ce2" table:formula="of:=HYPERLINK([.A270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8.avi</text:p>
          </table:table-cell>
          <table:table-cell table:style-name="ce2" table:formula="of:=HYPERLINK([.A270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6.avi</text:p>
          </table:table-cell>
          <table:table-cell table:style-name="ce2" table:formula="of:=HYPERLINK([.A270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0.avi</text:p>
          </table:table-cell>
          <table:table-cell table:style-name="ce2" table:formula="of:=HYPERLINK([.A270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2.avi</text:p>
          </table:table-cell>
          <table:table-cell table:style-name="ce2" table:formula="of:=HYPERLINK([.A270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0.avi</text:p>
          </table:table-cell>
          <table:table-cell table:style-name="ce2" table:formula="of:=HYPERLINK([.A270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4.avi</text:p>
          </table:table-cell>
          <table:table-cell table:style-name="ce2" table:formula="of:=HYPERLINK([.A271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7.avi</text:p>
          </table:table-cell>
          <table:table-cell table:style-name="ce2" table:formula="of:=HYPERLINK([.A271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1.avi</text:p>
          </table:table-cell>
          <table:table-cell table:style-name="ce2" table:formula="of:=HYPERLINK([.A271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5.avi</text:p>
          </table:table-cell>
          <table:table-cell table:style-name="ce2" table:formula="of:=HYPERLINK([.A27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87.avi</text:p>
          </table:table-cell>
          <table:table-cell table:style-name="ce2" table:formula="of:=HYPERLINK([.A27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79.avi</text:p>
          </table:table-cell>
          <table:table-cell table:style-name="ce2" table:formula="of:=HYPERLINK([.A271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3.avi</text:p>
          </table:table-cell>
          <table:table-cell table:style-name="ce2" table:formula="of:=HYPERLINK([.A271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6.avi</text:p>
          </table:table-cell>
          <table:table-cell table:style-name="ce2" table:formula="of:=HYPERLINK([.A27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4.avi</text:p>
          </table:table-cell>
          <table:table-cell table:style-name="ce2" table:formula="of:=HYPERLINK([.A2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1.avi</text:p>
          </table:table-cell>
          <table:table-cell table:style-name="ce2" table:formula="of:=HYPERLINK([.A271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8.avi</text:p>
          </table:table-cell>
          <table:table-cell table:style-name="ce2" table:formula="of:=HYPERLINK([.A2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89.avi</text:p>
          </table:table-cell>
          <table:table-cell table:style-name="ce2" table:formula="of:=HYPERLINK([.A2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7.avi</text:p>
          </table:table-cell>
          <table:table-cell table:style-name="ce2" table:formula="of:=HYPERLINK([.A27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88.avi</text:p>
          </table:table-cell>
          <table:table-cell table:style-name="ce2" table:formula="of:=HYPERLINK([.A2723];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0.avi</text:p>
          </table:table-cell>
          <table:table-cell table:style-name="ce2" table:formula="of:=HYPERLINK([.A2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6.avi</text:p>
          </table:table-cell>
          <table:table-cell table:style-name="ce2" table:formula="of:=HYPERLINK([.A27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2.avi</text:p>
          </table:table-cell>
          <table:table-cell table:style-name="ce2" table:formula="of:=HYPERLINK([.A2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3.avi</text:p>
          </table:table-cell>
          <table:table-cell table:style-name="ce2" table:formula="of:=HYPERLINK([.A2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5.avi</text:p>
          </table:table-cell>
          <table:table-cell table:style-name="ce2" table:formula="of:=HYPERLINK([.A2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9.avi</text:p>
          </table:table-cell>
          <table:table-cell table:style-name="ce2" table:formula="of:=HYPERLINK([.A2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0.avi</text:p>
          </table:table-cell>
          <table:table-cell table:style-name="ce2" table:formula="of:=HYPERLINK([.A2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3.avi</text:p>
          </table:table-cell>
          <table:table-cell table:style-name="ce2" table:formula="of:=HYPERLINK([.A2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2.avi</text:p>
          </table:table-cell>
          <table:table-cell table:style-name="ce2" table:formula="of:=HYPERLINK([.A2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1.avi</text:p>
          </table:table-cell>
          <table:table-cell table:style-name="ce2" table:formula="of:=HYPERLINK([.A27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6.avi</text:p>
          </table:table-cell>
          <table:table-cell table:style-name="ce2" table:formula="of:=HYPERLINK([.A2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4.avi</text:p>
          </table:table-cell>
          <table:table-cell table:style-name="ce2" table:formula="of:=HYPERLINK([.A27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5.avi</text:p>
          </table:table-cell>
          <table:table-cell table:style-name="ce2" table:formula="of:=HYPERLINK([.A2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9.avi</text:p>
          </table:table-cell>
          <table:table-cell table:style-name="ce2" table:formula="of:=HYPERLINK([.A273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3.avi</text:p>
          </table:table-cell>
          <table:table-cell table:style-name="ce2" table:formula="of:=HYPERLINK([.A2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1.avi</text:p>
          </table:table-cell>
          <table:table-cell table:style-name="ce2" table:formula="of:=HYPERLINK([.A2739]; &quot;View Now&quot;)" office:value-type="string" office:string-value="View Now">
            <text:p>View Now</text:p>
          </table:table-cell>
          <table:table-cell office:value-type="string">
            <text:p>video/avi</text:p>
          </table:table-cell>
          <table:table-cell office:value-type="float" office:value="0.233333">
            <text:p>0.2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4.avi</text:p>
          </table:table-cell>
          <table:table-cell table:style-name="ce2" table:formula="of:=HYPERLINK([.A2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8.avi</text:p>
          </table:table-cell>
          <table:table-cell table:style-name="ce2" table:formula="of:=HYPERLINK([.A2741]; &quot;View Now&quot;)" office:value-type="string" office:string-value="View Now">
            <text:p>View Now</text:p>
          </table:table-cell>
          <table:table-cell office:value-type="string">
            <text:p>video/avi</text:p>
          </table:table-cell>
          <table:table-cell office:value-type="float" office:value="111">
            <text:p>1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7.avi</text:p>
          </table:table-cell>
          <table:table-cell table:style-name="ce2" table:formula="of:=HYPERLINK([.A2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0.avi</text:p>
          </table:table-cell>
          <table:table-cell table:style-name="ce2" table:formula="of:=HYPERLINK([.A27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2.avi</text:p>
          </table:table-cell>
          <table:table-cell table:style-name="ce2" table:formula="of:=HYPERLINK([.A274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7.avi</text:p>
          </table:table-cell>
          <table:table-cell table:style-name="ce2" table:formula="of:=HYPERLINK([.A27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0.avi</text:p>
          </table:table-cell>
          <table:table-cell table:style-name="ce2" table:formula="of:=HYPERLINK([.A27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5.avi</text:p>
          </table:table-cell>
          <table:table-cell table:style-name="ce2" table:formula="of:=HYPERLINK([.A27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9.avi</text:p>
          </table:table-cell>
          <table:table-cell table:style-name="ce2" table:formula="of:=HYPERLINK([.A27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2.avi</text:p>
          </table:table-cell>
          <table:table-cell table:style-name="ce2" table:formula="of:=HYPERLINK([.A2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6.avi</text:p>
          </table:table-cell>
          <table:table-cell table:style-name="ce2" table:formula="of:=HYPERLINK([.A2750];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4.avi</text:p>
          </table:table-cell>
          <table:table-cell table:style-name="ce2" table:formula="of:=HYPERLINK([.A2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8.avi</text:p>
          </table:table-cell>
          <table:table-cell table:style-name="ce2" table:formula="of:=HYPERLINK([.A2752];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3.avi</text:p>
          </table:table-cell>
          <table:table-cell table:style-name="ce2" table:formula="of:=HYPERLINK([.A2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5.avi</text:p>
          </table:table-cell>
          <table:table-cell table:style-name="ce2" table:formula="of:=HYPERLINK([.A275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6.avi</text:p>
          </table:table-cell>
          <table:table-cell table:style-name="ce2" table:formula="of:=HYPERLINK([.A275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1.avi</text:p>
          </table:table-cell>
          <table:table-cell table:style-name="ce2" table:formula="of:=HYPERLINK([.A27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7.avi</text:p>
          </table:table-cell>
          <table:table-cell table:style-name="ce2" table:formula="of:=HYPERLINK([.A27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0.avi</text:p>
          </table:table-cell>
          <table:table-cell table:style-name="ce2" table:formula="of:=HYPERLINK([.A27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1.avi</text:p>
          </table:table-cell>
          <table:table-cell table:style-name="ce2" table:formula="of:=HYPERLINK([.A27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5.avi</text:p>
          </table:table-cell>
          <table:table-cell table:style-name="ce2" table:formula="of:=HYPERLINK([.A27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8.avi</text:p>
          </table:table-cell>
          <table:table-cell table:style-name="ce2" table:formula="of:=HYPERLINK([.A27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3.avi</text:p>
          </table:table-cell>
          <table:table-cell table:style-name="ce2" table:formula="of:=HYPERLINK([.A27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4.avi</text:p>
          </table:table-cell>
          <table:table-cell table:style-name="ce2" table:formula="of:=HYPERLINK([.A2763];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2.avi</text:p>
          </table:table-cell>
          <table:table-cell table:style-name="ce2" table:formula="of:=HYPERLINK([.A2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9.avi</text:p>
          </table:table-cell>
          <table:table-cell table:style-name="ce2" table:formula="of:=HYPERLINK([.A27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6.avi</text:p>
          </table:table-cell>
          <table:table-cell table:style-name="ce2" table:formula="of:=HYPERLINK([.A27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0.avi</text:p>
          </table:table-cell>
          <table:table-cell table:style-name="ce2" table:formula="of:=HYPERLINK([.A27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9.avi</text:p>
          </table:table-cell>
          <table:table-cell table:style-name="ce2" table:formula="of:=HYPERLINK([.A27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7.avi</text:p>
          </table:table-cell>
          <table:table-cell table:style-name="ce2" table:formula="of:=HYPERLINK([.A27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8.avi</text:p>
          </table:table-cell>
          <table:table-cell table:style-name="ce2" table:formula="of:=HYPERLINK([.A2770];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6.avi</text:p>
          </table:table-cell>
          <table:table-cell table:style-name="ce2" table:formula="of:=HYPERLINK([.A27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2.avi</text:p>
          </table:table-cell>
          <table:table-cell table:style-name="ce2" table:formula="of:=HYPERLINK([.A27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1.avi</text:p>
          </table:table-cell>
          <table:table-cell table:style-name="ce2" table:formula="of:=HYPERLINK([.A27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4.avi</text:p>
          </table:table-cell>
          <table:table-cell table:style-name="ce2" table:formula="of:=HYPERLINK([.A27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5.avi</text:p>
          </table:table-cell>
          <table:table-cell table:style-name="ce2" table:formula="of:=HYPERLINK([.A2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1.avi</text:p>
          </table:table-cell>
          <table:table-cell table:style-name="ce2" table:formula="of:=HYPERLINK([.A2776]; &quot;View Now&quot;)" office:value-type="string" office:string-value="View Now">
            <text:p>View Now</text:p>
          </table:table-cell>
          <table:table-cell office:value-type="string">
            <text:p>video/avi</text:p>
          </table:table-cell>
          <table:table-cell office:value-type="float" office:value="95.533333">
            <text:p>95.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8.avi</text:p>
          </table:table-cell>
          <table:table-cell table:style-name="ce2" table:formula="of:=HYPERLINK([.A2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2.avi</text:p>
          </table:table-cell>
          <table:table-cell table:style-name="ce2" table:formula="of:=HYPERLINK([.A2778]; &quot;View Now&quot;)" office:value-type="string" office:string-value="View Now">
            <text:p>View Now</text:p>
          </table:table-cell>
          <table:table-cell office:value-type="string">
            <text:p>video/avi</text:p>
          </table:table-cell>
          <table:table-cell office:value-type="float" office:value="98.766667">
            <text:p>98.7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3.avi</text:p>
          </table:table-cell>
          <table:table-cell table:style-name="ce2" table:formula="of:=HYPERLINK([.A2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4.avi</text:p>
          </table:table-cell>
          <table:table-cell table:style-name="ce2" table:formula="of:=HYPERLINK([.A2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7.avi</text:p>
          </table:table-cell>
          <table:table-cell table:style-name="ce2" table:formula="of:=HYPERLINK([.A2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9.avi</text:p>
          </table:table-cell>
          <table:table-cell table:style-name="ce2" table:formula="of:=HYPERLINK([.A2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0.avi</text:p>
          </table:table-cell>
          <table:table-cell table:style-name="ce2" table:formula="of:=HYPERLINK([.A2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8.avi</text:p>
          </table:table-cell>
          <table:table-cell table:style-name="ce2" table:formula="of:=HYPERLINK([.A27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3.avi</text:p>
          </table:table-cell>
          <table:table-cell table:style-name="ce2" table:formula="of:=HYPERLINK([.A27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1.avi</text:p>
          </table:table-cell>
          <table:table-cell table:style-name="ce2" table:formula="of:=HYPERLINK([.A27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9.avi</text:p>
          </table:table-cell>
          <table:table-cell table:style-name="ce2" table:formula="of:=HYPERLINK([.A27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0.avi</text:p>
          </table:table-cell>
          <table:table-cell table:style-name="ce2" table:formula="of:=HYPERLINK([.A2788];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7.avi</text:p>
          </table:table-cell>
          <table:table-cell table:style-name="ce2" table:formula="of:=HYPERLINK([.A2789]; &quot;View Now&quot;)" office:value-type="string" office:string-value="View Now">
            <text:p>View Now</text:p>
          </table:table-cell>
          <table:table-cell office:value-type="string">
            <text:p>video/avi</text:p>
          </table:table-cell>
          <table:table-cell office:value-type="float" office:value="65.766667">
            <text:p>65.7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4.avi</text:p>
          </table:table-cell>
          <table:table-cell table:style-name="ce2" table:formula="of:=HYPERLINK([.A279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6.avi</text:p>
          </table:table-cell>
          <table:table-cell table:style-name="ce2" table:formula="of:=HYPERLINK([.A27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5.avi</text:p>
          </table:table-cell>
          <table:table-cell table:style-name="ce2" table:formula="of:=HYPERLINK([.A279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2.avi</text:p>
          </table:table-cell>
          <table:table-cell table:style-name="ce2" table:formula="of:=HYPERLINK([.A2793]; &quot;View Now&quot;)" office:value-type="string" office:string-value="View Now">
            <text:p>View Now</text:p>
          </table:table-cell>
          <table:table-cell office:value-type="string">
            <text:p>video/avi</text:p>
          </table:table-cell>
          <table:table-cell office:value-type="float" office:value="0.766667">
            <text:p>0.7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5.avi</text:p>
          </table:table-cell>
          <table:table-cell table:style-name="ce2" table:formula="of:=HYPERLINK([.A2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3.avi</text:p>
          </table:table-cell>
          <table:table-cell table:style-name="ce2" table:formula="of:=HYPERLINK([.A2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7.avi</text:p>
          </table:table-cell>
          <table:table-cell table:style-name="ce2" table:formula="of:=HYPERLINK([.A27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0.avi</text:p>
          </table:table-cell>
          <table:table-cell table:style-name="ce2" table:formula="of:=HYPERLINK([.A27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1.avi</text:p>
          </table:table-cell>
          <table:table-cell table:style-name="ce2" table:formula="of:=HYPERLINK([.A2798]; &quot;View Now&quot;)" office:value-type="string" office:string-value="View Now">
            <text:p>View Now</text:p>
          </table:table-cell>
          <table:table-cell office:value-type="string">
            <text:p>video/avi</text:p>
          </table:table-cell>
          <table:table-cell office:value-type="float" office:value="114.066667">
            <text:p>114.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2.avi</text:p>
          </table:table-cell>
          <table:table-cell table:style-name="ce2" table:formula="of:=HYPERLINK([.A2799];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6.avi</text:p>
          </table:table-cell>
          <table:table-cell table:style-name="ce2" table:formula="of:=HYPERLINK([.A2800];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7.avi</text:p>
          </table:table-cell>
          <table:table-cell table:style-name="ce2" table:formula="of:=HYPERLINK([.A28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9.avi</text:p>
          </table:table-cell>
          <table:table-cell table:style-name="ce2" table:formula="of:=HYPERLINK([.A2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3.avi</text:p>
          </table:table-cell>
          <table:table-cell table:style-name="ce2" table:formula="of:=HYPERLINK([.A28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675.avi</text:p>
          </table:table-cell>
          <table:table-cell table:style-name="ce2" table:formula="of:=HYPERLINK([.A280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0.avi</text:p>
          </table:table-cell>
          <table:table-cell table:style-name="ce2" table:formula="of:=HYPERLINK([.A2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8.avi</text:p>
          </table:table-cell>
          <table:table-cell table:style-name="ce2" table:formula="of:=HYPERLINK([.A2806];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6.avi</text:p>
          </table:table-cell>
          <table:table-cell table:style-name="ce2" table:formula="of:=HYPERLINK([.A2807]; &quot;View Now&quot;)" office:value-type="string" office:string-value="View Now">
            <text:p>View Now</text:p>
          </table:table-cell>
          <table:table-cell office:value-type="string">
            <text:p>video/avi</text:p>
          </table:table-cell>
          <table:table-cell office:value-type="float" office:value="109.333333">
            <text:p>109.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9.avi</text:p>
          </table:table-cell>
          <table:table-cell table:style-name="ce2" table:formula="of:=HYPERLINK([.A280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1.avi</text:p>
          </table:table-cell>
          <table:table-cell table:style-name="ce2" table:formula="of:=HYPERLINK([.A2809];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4.avi</text:p>
          </table:table-cell>
          <table:table-cell table:style-name="ce2" table:formula="of:=HYPERLINK([.A281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5.avi</text:p>
          </table:table-cell>
          <table:table-cell table:style-name="ce2" table:formula="of:=HYPERLINK([.A2811];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2.avi</text:p>
          </table:table-cell>
          <table:table-cell table:style-name="ce2" table:formula="of:=HYPERLINK([.A2812];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4.avi</text:p>
          </table:table-cell>
          <table:table-cell table:style-name="ce2" table:formula="of:=HYPERLINK([.A281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683.avi</text:p>
          </table:table-cell>
          <table:table-cell table:style-name="ce2" table:formula="of:=HYPERLINK([.A281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9.avi</text:p>
          </table:table-cell>
          <table:table-cell table:style-name="ce2" table:formula="of:=HYPERLINK([.A28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7.avi</text:p>
          </table:table-cell>
          <table:table-cell table:style-name="ce2" table:formula="of:=HYPERLINK([.A2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8.avi</text:p>
          </table:table-cell>
          <table:table-cell table:style-name="ce2" table:formula="of:=HYPERLINK([.A2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8.avi</text:p>
          </table:table-cell>
          <table:table-cell table:style-name="ce2" table:formula="of:=HYPERLINK([.A2818];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6.avi</text:p>
          </table:table-cell>
          <table:table-cell table:style-name="ce2" table:formula="of:=HYPERLINK([.A281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3.avi</text:p>
          </table:table-cell>
          <table:table-cell table:style-name="ce2" table:formula="of:=HYPERLINK([.A2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4.avi</text:p>
          </table:table-cell>
          <table:table-cell table:style-name="ce2" table:formula="of:=HYPERLINK([.A2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8.avi</text:p>
          </table:table-cell>
          <table:table-cell table:style-name="ce2" table:formula="of:=HYPERLINK([.A28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6.avi</text:p>
          </table:table-cell>
          <table:table-cell table:style-name="ce2" table:formula="of:=HYPERLINK([.A2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1.avi</text:p>
          </table:table-cell>
          <table:table-cell table:style-name="ce2" table:formula="of:=HYPERLINK([.A28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2.avi</text:p>
          </table:table-cell>
          <table:table-cell table:style-name="ce2" table:formula="of:=HYPERLINK([.A2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0.avi</text:p>
          </table:table-cell>
          <table:table-cell table:style-name="ce2" table:formula="of:=HYPERLINK([.A282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5.avi</text:p>
          </table:table-cell>
          <table:table-cell table:style-name="ce2" table:formula="of:=HYPERLINK([.A28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3.avi</text:p>
          </table:table-cell>
          <table:table-cell table:style-name="ce2" table:formula="of:=HYPERLINK([.A2828];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7.avi</text:p>
          </table:table-cell>
          <table:table-cell table:style-name="ce2" table:formula="of:=HYPERLINK([.A2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9.avi</text:p>
          </table:table-cell>
          <table:table-cell table:style-name="ce2" table:formula="of:=HYPERLINK([.A283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4.avi</text:p>
          </table:table-cell>
          <table:table-cell table:style-name="ce2" table:formula="of:=HYPERLINK([.A2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5.avi</text:p>
          </table:table-cell>
          <table:table-cell table:style-name="ce2" table:formula="of:=HYPERLINK([.A28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2.avi</text:p>
          </table:table-cell>
          <table:table-cell table:style-name="ce2" table:formula="of:=HYPERLINK([.A28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0.avi</text:p>
          </table:table-cell>
          <table:table-cell table:style-name="ce2" table:formula="of:=HYPERLINK([.A2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7.avi</text:p>
          </table:table-cell>
          <table:table-cell table:style-name="ce2" table:formula="of:=HYPERLINK([.A2835];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0.avi</text:p>
          </table:table-cell>
          <table:table-cell table:style-name="ce2" table:formula="of:=HYPERLINK([.A28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8.avi</text:p>
          </table:table-cell>
          <table:table-cell table:style-name="ce2" table:formula="of:=HYPERLINK([.A28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1.avi</text:p>
          </table:table-cell>
          <table:table-cell table:style-name="ce2" table:formula="of:=HYPERLINK([.A2838];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2.avi</text:p>
          </table:table-cell>
          <table:table-cell table:style-name="ce2" table:formula="of:=HYPERLINK([.A2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9.avi</text:p>
          </table:table-cell>
          <table:table-cell table:style-name="ce2" table:formula="of:=HYPERLINK([.A2840]; &quot;View Now&quot;)" office:value-type="string" office:string-value="View Now">
            <text:p>View Now</text:p>
          </table:table-cell>
          <table:table-cell office:value-type="string">
            <text:p>video/avi</text:p>
          </table:table-cell>
          <table:table-cell office:value-type="float" office:value="54.466667">
            <text:p>54.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5.avi</text:p>
          </table:table-cell>
          <table:table-cell table:style-name="ce2" table:formula="of:=HYPERLINK([.A2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4.avi</text:p>
          </table:table-cell>
          <table:table-cell table:style-name="ce2" table:formula="of:=HYPERLINK([.A2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6.avi</text:p>
          </table:table-cell>
          <table:table-cell table:style-name="ce2" table:formula="of:=HYPERLINK([.A28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8.avi</text:p>
          </table:table-cell>
          <table:table-cell table:style-name="ce2" table:formula="of:=HYPERLINK([.A28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7.avi</text:p>
          </table:table-cell>
          <table:table-cell table:style-name="ce2" table:formula="of:=HYPERLINK([.A284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0.avi</text:p>
          </table:table-cell>
          <table:table-cell table:style-name="ce2" table:formula="of:=HYPERLINK([.A28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3.avi</text:p>
          </table:table-cell>
          <table:table-cell table:style-name="ce2" table:formula="of:=HYPERLINK([.A2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1.avi</text:p>
          </table:table-cell>
          <table:table-cell table:style-name="ce2" table:formula="of:=HYPERLINK([.A28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2.avi</text:p>
          </table:table-cell>
          <table:table-cell table:style-name="ce2" table:formula="of:=HYPERLINK([.A2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6.avi</text:p>
          </table:table-cell>
          <table:table-cell table:style-name="ce2" table:formula="of:=HYPERLINK([.A2850]; &quot;View Now&quot;)" office:value-type="string" office:string-value="View Now">
            <text:p>View Now</text:p>
          </table:table-cell>
          <table:table-cell office:value-type="string">
            <text:p>video/avi</text:p>
          </table:table-cell>
          <table:table-cell office:value-type="float" office:value="17">
            <text:p>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1.avi</text:p>
          </table:table-cell>
          <table:table-cell table:style-name="ce2" table:formula="of:=HYPERLINK([.A285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4.avi</text:p>
          </table:table-cell>
          <table:table-cell table:style-name="ce2" table:formula="of:=HYPERLINK([.A2852];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9.avi</text:p>
          </table:table-cell>
          <table:table-cell table:style-name="ce2" table:formula="of:=HYPERLINK([.A2853];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8.avi</text:p>
          </table:table-cell>
          <table:table-cell table:style-name="ce2" table:formula="of:=HYPERLINK([.A28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7.avi</text:p>
          </table:table-cell>
          <table:table-cell table:style-name="ce2" table:formula="of:=HYPERLINK([.A285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3.avi</text:p>
          </table:table-cell>
          <table:table-cell table:style-name="ce2" table:formula="of:=HYPERLINK([.A2856]; &quot;View Now&quot;)" office:value-type="string" office:string-value="View Now">
            <text:p>View Now</text:p>
          </table:table-cell>
          <table:table-cell office:value-type="string">
            <text:p>video/avi</text:p>
          </table:table-cell>
          <table:table-cell office:value-type="float" office:value="99.866667">
            <text:p>99.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0.avi</text:p>
          </table:table-cell>
          <table:table-cell table:style-name="ce2" table:formula="of:=HYPERLINK([.A2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6.avi</text:p>
          </table:table-cell>
          <table:table-cell table:style-name="ce2" table:formula="of:=HYPERLINK([.A2858]; &quot;View Now&quot;)" office:value-type="string" office:string-value="View Now">
            <text:p>View Now</text:p>
          </table:table-cell>
          <table:table-cell office:value-type="string">
            <text:p>video/avi</text:p>
          </table:table-cell>
          <table:table-cell office:value-type="float" office:value="51.433333">
            <text:p>51.4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5.avi</text:p>
          </table:table-cell>
          <table:table-cell table:style-name="ce2" table:formula="of:=HYPERLINK([.A2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9.avi</text:p>
          </table:table-cell>
          <table:table-cell table:style-name="ce2" table:formula="of:=HYPERLINK([.A286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3.avi</text:p>
          </table:table-cell>
          <table:table-cell table:style-name="ce2" table:formula="of:=HYPERLINK([.A2861]; &quot;View Now&quot;)" office:value-type="string" office:string-value="View Now">
            <text:p>View Now</text:p>
          </table:table-cell>
          <table:table-cell office:value-type="string">
            <text:p>video/avi</text:p>
          </table:table-cell>
          <table:table-cell office:value-type="float" office:value="4.866667">
            <text:p>4.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8.avi</text:p>
          </table:table-cell>
          <table:table-cell table:style-name="ce2" table:formula="of:=HYPERLINK([.A2862]; &quot;View Now&quot;)" office:value-type="string" office:string-value="View Now">
            <text:p>View Now</text:p>
          </table:table-cell>
          <table:table-cell office:value-type="string">
            <text:p>video/avi</text:p>
          </table:table-cell>
          <table:table-cell office:value-type="float" office:value="1.8">
            <text:p>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1.avi</text:p>
          </table:table-cell>
          <table:table-cell table:style-name="ce2" table:formula="of:=HYPERLINK([.A2863];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2.avi</text:p>
          </table:table-cell>
          <table:table-cell table:style-name="ce2" table:formula="of:=HYPERLINK([.A28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4.avi</text:p>
          </table:table-cell>
          <table:table-cell table:style-name="ce2" table:formula="of:=HYPERLINK([.A2865];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6.avi</text:p>
          </table:table-cell>
          <table:table-cell table:style-name="ce2" table:formula="of:=HYPERLINK([.A2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5.avi</text:p>
          </table:table-cell>
          <table:table-cell table:style-name="ce2" table:formula="of:=HYPERLINK([.A286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7.avi</text:p>
          </table:table-cell>
          <table:table-cell table:style-name="ce2" table:formula="of:=HYPERLINK([.A286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9.avi</text:p>
          </table:table-cell>
          <table:table-cell table:style-name="ce2" table:formula="of:=HYPERLINK([.A2869]; &quot;View Now&quot;)" office:value-type="string" office:string-value="View Now">
            <text:p>View Now</text:p>
          </table:table-cell>
          <table:table-cell office:value-type="string">
            <text:p>video/avi</text:p>
          </table:table-cell>
          <table:table-cell office:value-type="float" office:value="0.633333">
            <text:p>0.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0.avi</text:p>
          </table:table-cell>
          <table:table-cell table:style-name="ce2" table:formula="of:=HYPERLINK([.A287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1.avi</text:p>
          </table:table-cell>
          <table:table-cell table:style-name="ce2" table:formula="of:=HYPERLINK([.A2871];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2.avi</text:p>
          </table:table-cell>
          <table:table-cell table:style-name="ce2" table:formula="of:=HYPERLINK([.A2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3.avi</text:p>
          </table:table-cell>
          <table:table-cell table:style-name="ce2" table:formula="of:=HYPERLINK([.A28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1.avi</text:p>
          </table:table-cell>
          <table:table-cell table:style-name="ce2" table:formula="of:=HYPERLINK([.A2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8.avi</text:p>
          </table:table-cell>
          <table:table-cell table:style-name="ce2" table:formula="of:=HYPERLINK([.A28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4.avi</text:p>
          </table:table-cell>
          <table:table-cell table:style-name="ce2" table:formula="of:=HYPERLINK([.A28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5.avi</text:p>
          </table:table-cell>
          <table:table-cell table:style-name="ce2" table:formula="of:=HYPERLINK([.A2877];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6.avi</text:p>
          </table:table-cell>
          <table:table-cell table:style-name="ce2" table:formula="of:=HYPERLINK([.A287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750.avi</text:p>
          </table:table-cell>
          <table:table-cell table:style-name="ce2" table:formula="of:=HYPERLINK([.A287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755.avi</text:p>
          </table:table-cell>
          <table:table-cell table:style-name="ce2" table:formula="of:=HYPERLINK([.A2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9.avi</text:p>
          </table:table-cell>
          <table:table-cell table:style-name="ce2" table:formula="of:=HYPERLINK([.A28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6.avi</text:p>
          </table:table-cell>
          <table:table-cell table:style-name="ce2" table:formula="of:=HYPERLINK([.A2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7.avi</text:p>
          </table:table-cell>
          <table:table-cell table:style-name="ce2" table:formula="of:=HYPERLINK([.A28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3.avi</text:p>
          </table:table-cell>
          <table:table-cell table:style-name="ce2" table:formula="of:=HYPERLINK([.A2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2.avi</text:p>
          </table:table-cell>
          <table:table-cell table:style-name="ce2" table:formula="of:=HYPERLINK([.A2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1.avi</text:p>
          </table:table-cell>
          <table:table-cell table:style-name="ce2" table:formula="of:=HYPERLINK([.A28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8.avi</text:p>
          </table:table-cell>
          <table:table-cell table:style-name="ce2" table:formula="of:=HYPERLINK([.A28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2.avi</text:p>
          </table:table-cell>
          <table:table-cell table:style-name="ce2" table:formula="of:=HYPERLINK([.A28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3.avi</text:p>
          </table:table-cell>
          <table:table-cell table:style-name="ce2" table:formula="of:=HYPERLINK([.A2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9.avi</text:p>
          </table:table-cell>
          <table:table-cell table:style-name="ce2" table:formula="of:=HYPERLINK([.A28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7.avi</text:p>
          </table:table-cell>
          <table:table-cell table:style-name="ce2" table:formula="of:=HYPERLINK([.A28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4.avi</text:p>
          </table:table-cell>
          <table:table-cell table:style-name="ce2" table:formula="of:=HYPERLINK([.A2892];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0.avi</text:p>
          </table:table-cell>
          <table:table-cell table:style-name="ce2" table:formula="of:=HYPERLINK([.A28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7.avi</text:p>
          </table:table-cell>
          <table:table-cell table:style-name="ce2" table:formula="of:=HYPERLINK([.A2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4.avi</text:p>
          </table:table-cell>
          <table:table-cell table:style-name="ce2" table:formula="of:=HYPERLINK([.A2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1.avi</text:p>
          </table:table-cell>
          <table:table-cell table:style-name="ce2" table:formula="of:=HYPERLINK([.A28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8.avi</text:p>
          </table:table-cell>
          <table:table-cell table:style-name="ce2" table:formula="of:=HYPERLINK([.A28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5.avi</text:p>
          </table:table-cell>
          <table:table-cell table:style-name="ce2" table:formula="of:=HYPERLINK([.A2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2.avi</text:p>
          </table:table-cell>
          <table:table-cell table:style-name="ce2" table:formula="of:=HYPERLINK([.A28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6.avi</text:p>
          </table:table-cell>
          <table:table-cell table:style-name="ce2" table:formula="of:=HYPERLINK([.A2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4.avi</text:p>
          </table:table-cell>
          <table:table-cell table:style-name="ce2" table:formula="of:=HYPERLINK([.A2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8.avi</text:p>
          </table:table-cell>
          <table:table-cell table:style-name="ce2" table:formula="of:=HYPERLINK([.A29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9.avi</text:p>
          </table:table-cell>
          <table:table-cell table:style-name="ce2" table:formula="of:=HYPERLINK([.A2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0.avi</text:p>
          </table:table-cell>
          <table:table-cell table:style-name="ce2" table:formula="of:=HYPERLINK([.A29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3.avi</text:p>
          </table:table-cell>
          <table:table-cell table:style-name="ce2" table:formula="of:=HYPERLINK([.A2905]; &quot;View Now&quot;)" office:value-type="string" office:string-value="View Now">
            <text:p>View Now</text:p>
          </table:table-cell>
          <table:table-cell office:value-type="string">
            <text:p>video/avi</text:p>
          </table:table-cell>
          <table:table-cell office:value-type="float" office:value="0.166667">
            <text:p>0.1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6.avi</text:p>
          </table:table-cell>
          <table:table-cell table:style-name="ce2" table:formula="of:=HYPERLINK([.A29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7.avi</text:p>
          </table:table-cell>
          <table:table-cell table:style-name="ce2" table:formula="of:=HYPERLINK([.A2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0.avi</text:p>
          </table:table-cell>
          <table:table-cell table:style-name="ce2" table:formula="of:=HYPERLINK([.A29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5.avi</text:p>
          </table:table-cell>
          <table:table-cell table:style-name="ce2" table:formula="of:=HYPERLINK([.A2909]; &quot;View Now&quot;)" office:value-type="string" office:string-value="View Now">
            <text:p>View Now</text:p>
          </table:table-cell>
          <table:table-cell office:value-type="string">
            <text:p>video/avi</text:p>
          </table:table-cell>
          <table:table-cell office:value-type="float" office:value="1.033333">
            <text:p>1.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2.avi</text:p>
          </table:table-cell>
          <table:table-cell table:style-name="ce2" table:formula="of:=HYPERLINK([.A2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9.avi</text:p>
          </table:table-cell>
          <table:table-cell table:style-name="ce2" table:formula="of:=HYPERLINK([.A291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8.avi</text:p>
          </table:table-cell>
          <table:table-cell table:style-name="ce2" table:formula="of:=HYPERLINK([.A29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4.avi</text:p>
          </table:table-cell>
          <table:table-cell table:style-name="ce2" table:formula="of:=HYPERLINK([.A2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9.avi</text:p>
          </table:table-cell>
          <table:table-cell table:style-name="ce2" table:formula="of:=HYPERLINK([.A2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1.avi</text:p>
          </table:table-cell>
          <table:table-cell table:style-name="ce2" table:formula="of:=HYPERLINK([.A29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0.avi</text:p>
          </table:table-cell>
          <table:table-cell table:style-name="ce2" table:formula="of:=HYPERLINK([.A29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3.avi</text:p>
          </table:table-cell>
          <table:table-cell table:style-name="ce2" table:formula="of:=HYPERLINK([.A29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5.avi</text:p>
          </table:table-cell>
          <table:table-cell table:style-name="ce2" table:formula="of:=HYPERLINK([.A29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1.avi</text:p>
          </table:table-cell>
          <table:table-cell table:style-name="ce2" table:formula="of:=HYPERLINK([.A2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6.avi</text:p>
          </table:table-cell>
          <table:table-cell table:style-name="ce2" table:formula="of:=HYPERLINK([.A2920];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2.avi</text:p>
          </table:table-cell>
          <table:table-cell table:style-name="ce2" table:formula="of:=HYPERLINK([.A29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7.avi</text:p>
          </table:table-cell>
          <table:table-cell table:style-name="ce2" table:formula="of:=HYPERLINK([.A2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3.avi</text:p>
          </table:table-cell>
          <table:table-cell table:style-name="ce2" table:formula="of:=HYPERLINK([.A2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8.avi</text:p>
          </table:table-cell>
          <table:table-cell table:style-name="ce2" table:formula="of:=HYPERLINK([.A2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7.avi</text:p>
          </table:table-cell>
          <table:table-cell table:style-name="ce2" table:formula="of:=HYPERLINK([.A29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9.avi</text:p>
          </table:table-cell>
          <table:table-cell table:style-name="ce2" table:formula="of:=HYPERLINK([.A2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4.avi</text:p>
          </table:table-cell>
          <table:table-cell table:style-name="ce2" table:formula="of:=HYPERLINK([.A29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6.avi</text:p>
          </table:table-cell>
          <table:table-cell table:style-name="ce2" table:formula="of:=HYPERLINK([.A2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4.avi</text:p>
          </table:table-cell>
          <table:table-cell table:style-name="ce2" table:formula="of:=HYPERLINK([.A2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0.avi</text:p>
          </table:table-cell>
          <table:table-cell table:style-name="ce2" table:formula="of:=HYPERLINK([.A2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5.avi</text:p>
          </table:table-cell>
          <table:table-cell table:style-name="ce2" table:formula="of:=HYPERLINK([.A2931]; &quot;View Now&quot;)" office:value-type="string" office:string-value="View Now">
            <text:p>View Now</text:p>
          </table:table-cell>
          <table:table-cell office:value-type="string">
            <text:p>video/avi</text:p>
          </table:table-cell>
          <table:table-cell office:value-type="float" office:value="2.066667">
            <text:p>2.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1.avi</text:p>
          </table:table-cell>
          <table:table-cell table:style-name="ce2" table:formula="of:=HYPERLINK([.A2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6.avi</text:p>
          </table:table-cell>
          <table:table-cell table:style-name="ce2" table:formula="of:=HYPERLINK([.A2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0.avi</text:p>
          </table:table-cell>
          <table:table-cell table:style-name="ce2" table:formula="of:=HYPERLINK([.A2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2.avi</text:p>
          </table:table-cell>
          <table:table-cell table:style-name="ce2" table:formula="of:=HYPERLINK([.A293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5.avi</text:p>
          </table:table-cell>
          <table:table-cell table:style-name="ce2" table:formula="of:=HYPERLINK([.A2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9.avi</text:p>
          </table:table-cell>
          <table:table-cell table:style-name="ce2" table:formula="of:=HYPERLINK([.A29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3.avi</text:p>
          </table:table-cell>
          <table:table-cell table:style-name="ce2" table:formula="of:=HYPERLINK([.A29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1.avi</text:p>
          </table:table-cell>
          <table:table-cell table:style-name="ce2" table:formula="of:=HYPERLINK([.A2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3.avi</text:p>
          </table:table-cell>
          <table:table-cell table:style-name="ce2" table:formula="of:=HYPERLINK([.A2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7.avi</text:p>
          </table:table-cell>
          <table:table-cell table:style-name="ce2" table:formula="of:=HYPERLINK([.A29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8.avi</text:p>
          </table:table-cell>
          <table:table-cell table:style-name="ce2" table:formula="of:=HYPERLINK([.A2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6.avi</text:p>
          </table:table-cell>
          <table:table-cell table:style-name="ce2" table:formula="of:=HYPERLINK([.A2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7.avi</text:p>
          </table:table-cell>
          <table:table-cell table:style-name="ce2" table:formula="of:=HYPERLINK([.A29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2.avi</text:p>
          </table:table-cell>
          <table:table-cell table:style-name="ce2" table:formula="of:=HYPERLINK([.A2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1.avi</text:p>
          </table:table-cell>
          <table:table-cell table:style-name="ce2" table:formula="of:=HYPERLINK([.A2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9.avi</text:p>
          </table:table-cell>
          <table:table-cell table:style-name="ce2" table:formula="of:=HYPERLINK([.A29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8.avi</text:p>
          </table:table-cell>
          <table:table-cell table:style-name="ce2" table:formula="of:=HYPERLINK([.A2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4.avi</text:p>
          </table:table-cell>
          <table:table-cell table:style-name="ce2" table:formula="of:=HYPERLINK([.A2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4.avi</text:p>
          </table:table-cell>
          <table:table-cell table:style-name="ce2" table:formula="of:=HYPERLINK([.A2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5.avi</text:p>
          </table:table-cell>
          <table:table-cell table:style-name="ce2" table:formula="of:=HYPERLINK([.A2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0.avi</text:p>
          </table:table-cell>
          <table:table-cell table:style-name="ce2" table:formula="of:=HYPERLINK([.A2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6.avi</text:p>
          </table:table-cell>
          <table:table-cell table:style-name="ce2" table:formula="of:=HYPERLINK([.A29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9.avi</text:p>
          </table:table-cell>
          <table:table-cell table:style-name="ce2" table:formula="of:=HYPERLINK([.A2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2.avi</text:p>
          </table:table-cell>
          <table:table-cell table:style-name="ce2" table:formula="of:=HYPERLINK([.A2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3.avi</text:p>
          </table:table-cell>
          <table:table-cell table:style-name="ce2" table:formula="of:=HYPERLINK([.A2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2.avi</text:p>
          </table:table-cell>
          <table:table-cell table:style-name="ce2" table:formula="of:=HYPERLINK([.A2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0.avi</text:p>
          </table:table-cell>
          <table:table-cell table:style-name="ce2" table:formula="of:=HYPERLINK([.A2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7.avi</text:p>
          </table:table-cell>
          <table:table-cell table:style-name="ce2" table:formula="of:=HYPERLINK([.A2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8.avi</text:p>
          </table:table-cell>
          <table:table-cell table:style-name="ce2" table:formula="of:=HYPERLINK([.A29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3.avi</text:p>
          </table:table-cell>
          <table:table-cell table:style-name="ce2" table:formula="of:=HYPERLINK([.A29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5.avi</text:p>
          </table:table-cell>
          <table:table-cell table:style-name="ce2" table:formula="of:=HYPERLINK([.A29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5.avi</text:p>
          </table:table-cell>
          <table:table-cell table:style-name="ce2" table:formula="of:=HYPERLINK([.A29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1.avi</text:p>
          </table:table-cell>
          <table:table-cell table:style-name="ce2" table:formula="of:=HYPERLINK([.A29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7.avi</text:p>
          </table:table-cell>
          <table:table-cell table:style-name="ce2" table:formula="of:=HYPERLINK([.A29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9.avi</text:p>
          </table:table-cell>
          <table:table-cell table:style-name="ce2" table:formula="of:=HYPERLINK([.A2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4.avi</text:p>
          </table:table-cell>
          <table:table-cell table:style-name="ce2" table:formula="of:=HYPERLINK([.A29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0.avi</text:p>
          </table:table-cell>
          <table:table-cell table:style-name="ce2" table:formula="of:=HYPERLINK([.A29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6.avi</text:p>
          </table:table-cell>
          <table:table-cell table:style-name="ce2" table:formula="of:=HYPERLINK([.A2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2.avi</text:p>
          </table:table-cell>
          <table:table-cell table:style-name="ce2" table:formula="of:=HYPERLINK([.A2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8.avi</text:p>
          </table:table-cell>
          <table:table-cell table:style-name="ce2" table:formula="of:=HYPERLINK([.A2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1.avi</text:p>
          </table:table-cell>
          <table:table-cell table:style-name="ce2" table:formula="of:=HYPERLINK([.A2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4.avi</text:p>
          </table:table-cell>
          <table:table-cell table:style-name="ce2" table:formula="of:=HYPERLINK([.A2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7.avi</text:p>
          </table:table-cell>
          <table:table-cell table:style-name="ce2" table:formula="of:=HYPERLINK([.A29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5.avi</text:p>
          </table:table-cell>
          <table:table-cell table:style-name="ce2" table:formula="of:=HYPERLINK([.A2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6.avi</text:p>
          </table:table-cell>
          <table:table-cell table:style-name="ce2" table:formula="of:=HYPERLINK([.A29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3.avi</text:p>
          </table:table-cell>
          <table:table-cell table:style-name="ce2" table:formula="of:=HYPERLINK([.A2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9.avi</text:p>
          </table:table-cell>
          <table:table-cell table:style-name="ce2" table:formula="of:=HYPERLINK([.A2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4.avi</text:p>
          </table:table-cell>
          <table:table-cell table:style-name="ce2" table:formula="of:=HYPERLINK([.A29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1.avi</text:p>
          </table:table-cell>
          <table:table-cell table:style-name="ce2" table:formula="of:=HYPERLINK([.A2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3.avi</text:p>
          </table:table-cell>
          <table:table-cell table:style-name="ce2" table:formula="of:=HYPERLINK([.A2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5.avi</text:p>
          </table:table-cell>
          <table:table-cell table:style-name="ce2" table:formula="of:=HYPERLINK([.A29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8.avi</text:p>
          </table:table-cell>
          <table:table-cell table:style-name="ce2" table:formula="of:=HYPERLINK([.A29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6.avi</text:p>
          </table:table-cell>
          <table:table-cell table:style-name="ce2" table:formula="of:=HYPERLINK([.A29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8.avi</text:p>
          </table:table-cell>
          <table:table-cell table:style-name="ce2" table:formula="of:=HYPERLINK([.A29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0.avi</text:p>
          </table:table-cell>
          <table:table-cell table:style-name="ce2" table:formula="of:=HYPERLINK([.A2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9.avi</text:p>
          </table:table-cell>
          <table:table-cell table:style-name="ce2" table:formula="of:=HYPERLINK([.A2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2.avi</text:p>
          </table:table-cell>
          <table:table-cell table:style-name="ce2" table:formula="of:=HYPERLINK([.A29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7.avi</text:p>
          </table:table-cell>
          <table:table-cell table:style-name="ce2" table:formula="of:=HYPERLINK([.A2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3.avi</text:p>
          </table:table-cell>
          <table:table-cell table:style-name="ce2" table:formula="of:=HYPERLINK([.A29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1.avi</text:p>
          </table:table-cell>
          <table:table-cell table:style-name="ce2" table:formula="of:=HYPERLINK([.A29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0.avi</text:p>
          </table:table-cell>
          <table:table-cell table:style-name="ce2" table:formula="of:=HYPERLINK([.A2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4.avi</text:p>
          </table:table-cell>
          <table:table-cell table:style-name="ce2" table:formula="of:=HYPERLINK([.A2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8.avi</text:p>
          </table:table-cell>
          <table:table-cell table:style-name="ce2" table:formula="of:=HYPERLINK([.A2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2.avi</text:p>
          </table:table-cell>
          <table:table-cell table:style-name="ce2" table:formula="of:=HYPERLINK([.A29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1.avi</text:p>
          </table:table-cell>
          <table:table-cell table:style-name="ce2" table:formula="of:=HYPERLINK([.A2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2.avi</text:p>
          </table:table-cell>
          <table:table-cell table:style-name="ce2" table:formula="of:=HYPERLINK([.A299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5.avi</text:p>
          </table:table-cell>
          <table:table-cell table:style-name="ce2" table:formula="of:=HYPERLINK([.A2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6.avi</text:p>
          </table:table-cell>
          <table:table-cell table:style-name="ce2" table:formula="of:=HYPERLINK([.A2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7.avi</text:p>
          </table:table-cell>
          <table:table-cell table:style-name="ce2" table:formula="of:=HYPERLINK([.A3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4.avi</text:p>
          </table:table-cell>
          <table:table-cell table:style-name="ce2" table:formula="of:=HYPERLINK([.A3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6.avi</text:p>
          </table:table-cell>
          <table:table-cell table:style-name="ce2" table:formula="of:=HYPERLINK([.A30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5.avi</text:p>
          </table:table-cell>
          <table:table-cell table:style-name="ce2" table:formula="of:=HYPERLINK([.A30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3.avi</text:p>
          </table:table-cell>
          <table:table-cell table:style-name="ce2" table:formula="of:=HYPERLINK([.A30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9.avi</text:p>
          </table:table-cell>
          <table:table-cell table:style-name="ce2" table:formula="of:=HYPERLINK([.A3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7.avi</text:p>
          </table:table-cell>
          <table:table-cell table:style-name="ce2" table:formula="of:=HYPERLINK([.A3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0.avi</text:p>
          </table:table-cell>
          <table:table-cell table:style-name="ce2" table:formula="of:=HYPERLINK([.A300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8.avi</text:p>
          </table:table-cell>
          <table:table-cell table:style-name="ce2" table:formula="of:=HYPERLINK([.A30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1.avi</text:p>
          </table:table-cell>
          <table:table-cell table:style-name="ce2" table:formula="of:=HYPERLINK([.A3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9.avi</text:p>
          </table:table-cell>
          <table:table-cell table:style-name="ce2" table:formula="of:=HYPERLINK([.A301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0.avi</text:p>
          </table:table-cell>
          <table:table-cell table:style-name="ce2" table:formula="of:=HYPERLINK([.A30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5.avi</text:p>
          </table:table-cell>
          <table:table-cell table:style-name="ce2" table:formula="of:=HYPERLINK([.A3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3.avi</text:p>
          </table:table-cell>
          <table:table-cell table:style-name="ce2" table:formula="of:=HYPERLINK([.A30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6.avi</text:p>
          </table:table-cell>
          <table:table-cell table:style-name="ce2" table:formula="of:=HYPERLINK([.A30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2.avi</text:p>
          </table:table-cell>
          <table:table-cell table:style-name="ce2" table:formula="of:=HYPERLINK([.A3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9.avi</text:p>
          </table:table-cell>
          <table:table-cell table:style-name="ce2" table:formula="of:=HYPERLINK([.A3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1.avi</text:p>
          </table:table-cell>
          <table:table-cell table:style-name="ce2" table:formula="of:=HYPERLINK([.A3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7.avi</text:p>
          </table:table-cell>
          <table:table-cell table:style-name="ce2" table:formula="of:=HYPERLINK([.A3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4.avi</text:p>
          </table:table-cell>
          <table:table-cell table:style-name="ce2" table:formula="of:=HYPERLINK([.A301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4.avi</text:p>
          </table:table-cell>
          <table:table-cell table:style-name="ce2" table:formula="of:=HYPERLINK([.A302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3.avi</text:p>
          </table:table-cell>
          <table:table-cell table:style-name="ce2" table:formula="of:=HYPERLINK([.A30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0.avi</text:p>
          </table:table-cell>
          <table:table-cell table:style-name="ce2" table:formula="of:=HYPERLINK([.A30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2.avi</text:p>
          </table:table-cell>
          <table:table-cell table:style-name="ce2" table:formula="of:=HYPERLINK([.A30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6.avi</text:p>
          </table:table-cell>
          <table:table-cell table:style-name="ce2" table:formula="of:=HYPERLINK([.A30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8.avi</text:p>
          </table:table-cell>
          <table:table-cell table:style-name="ce2" table:formula="of:=HYPERLINK([.A30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8.avi</text:p>
          </table:table-cell>
          <table:table-cell table:style-name="ce2" table:formula="of:=HYPERLINK([.A3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5.avi</text:p>
          </table:table-cell>
          <table:table-cell table:style-name="ce2" table:formula="of:=HYPERLINK([.A3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9.avi</text:p>
          </table:table-cell>
          <table:table-cell table:style-name="ce2" table:formula="of:=HYPERLINK([.A3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2.avi</text:p>
          </table:table-cell>
          <table:table-cell table:style-name="ce2" table:formula="of:=HYPERLINK([.A3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7.avi</text:p>
          </table:table-cell>
          <table:table-cell table:style-name="ce2" table:formula="of:=HYPERLINK([.A30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6.avi</text:p>
          </table:table-cell>
          <table:table-cell table:style-name="ce2" table:formula="of:=HYPERLINK([.A30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4.avi</text:p>
          </table:table-cell>
          <table:table-cell table:style-name="ce2" table:formula="of:=HYPERLINK([.A3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3.avi</text:p>
          </table:table-cell>
          <table:table-cell table:style-name="ce2" table:formula="of:=HYPERLINK([.A3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1.avi</text:p>
          </table:table-cell>
          <table:table-cell table:style-name="ce2" table:formula="of:=HYPERLINK([.A30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0.avi</text:p>
          </table:table-cell>
          <table:table-cell table:style-name="ce2" table:formula="of:=HYPERLINK([.A30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5.avi</text:p>
          </table:table-cell>
          <table:table-cell table:style-name="ce2" table:formula="of:=HYPERLINK([.A3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9.avi</text:p>
          </table:table-cell>
          <table:table-cell table:style-name="ce2" table:formula="of:=HYPERLINK([.A3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1.avi</text:p>
          </table:table-cell>
          <table:table-cell table:style-name="ce2" table:formula="of:=HYPERLINK([.A3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8.avi</text:p>
          </table:table-cell>
          <table:table-cell table:style-name="ce2" table:formula="of:=HYPERLINK([.A30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7.avi</text:p>
          </table:table-cell>
          <table:table-cell table:style-name="ce2" table:formula="of:=HYPERLINK([.A30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0.avi</text:p>
          </table:table-cell>
          <table:table-cell table:style-name="ce2" table:formula="of:=HYPERLINK([.A3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2.avi</text:p>
          </table:table-cell>
          <table:table-cell table:style-name="ce2" table:formula="of:=HYPERLINK([.A3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8.avi</text:p>
          </table:table-cell>
          <table:table-cell table:style-name="ce2" table:formula="of:=HYPERLINK([.A3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5.avi</text:p>
          </table:table-cell>
          <table:table-cell table:style-name="ce2" table:formula="of:=HYPERLINK([.A30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3.avi</text:p>
          </table:table-cell>
          <table:table-cell table:style-name="ce2" table:formula="of:=HYPERLINK([.A3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4.avi</text:p>
          </table:table-cell>
          <table:table-cell table:style-name="ce2" table:formula="of:=HYPERLINK([.A3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7.avi</text:p>
          </table:table-cell>
          <table:table-cell table:style-name="ce2" table:formula="of:=HYPERLINK([.A30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6.avi</text:p>
          </table:table-cell>
          <table:table-cell table:style-name="ce2" table:formula="of:=HYPERLINK([.A30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2.avi</text:p>
          </table:table-cell>
          <table:table-cell table:style-name="ce2" table:formula="of:=HYPERLINK([.A3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1.avi</text:p>
          </table:table-cell>
          <table:table-cell table:style-name="ce2" table:formula="of:=HYPERLINK([.A3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9.avi</text:p>
          </table:table-cell>
          <table:table-cell table:style-name="ce2" table:formula="of:=HYPERLINK([.A3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3.avi</text:p>
          </table:table-cell>
          <table:table-cell table:style-name="ce2" table:formula="of:=HYPERLINK([.A3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7.avi</text:p>
          </table:table-cell>
          <table:table-cell table:style-name="ce2" table:formula="of:=HYPERLINK([.A3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0.avi</text:p>
          </table:table-cell>
          <table:table-cell table:style-name="ce2" table:formula="of:=HYPERLINK([.A30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6.avi</text:p>
          </table:table-cell>
          <table:table-cell table:style-name="ce2" table:formula="of:=HYPERLINK([.A3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5.avi</text:p>
          </table:table-cell>
          <table:table-cell table:style-name="ce2" table:formula="of:=HYPERLINK([.A30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0.avi</text:p>
          </table:table-cell>
          <table:table-cell table:style-name="ce2" table:formula="of:=HYPERLINK([.A3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1.avi</text:p>
          </table:table-cell>
          <table:table-cell table:style-name="ce2" table:formula="of:=HYPERLINK([.A3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9.avi</text:p>
          </table:table-cell>
          <table:table-cell table:style-name="ce2" table:formula="of:=HYPERLINK([.A3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4.avi</text:p>
          </table:table-cell>
          <table:table-cell table:style-name="ce2" table:formula="of:=HYPERLINK([.A3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8.avi</text:p>
          </table:table-cell>
          <table:table-cell table:style-name="ce2" table:formula="of:=HYPERLINK([.A3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4.avi</text:p>
          </table:table-cell>
          <table:table-cell table:style-name="ce2" table:formula="of:=HYPERLINK([.A3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2.avi</text:p>
          </table:table-cell>
          <table:table-cell table:style-name="ce2" table:formula="of:=HYPERLINK([.A3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6.avi</text:p>
          </table:table-cell>
          <table:table-cell table:style-name="ce2" table:formula="of:=HYPERLINK([.A30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0.avi</text:p>
          </table:table-cell>
          <table:table-cell table:style-name="ce2" table:formula="of:=HYPERLINK([.A3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5.avi</text:p>
          </table:table-cell>
          <table:table-cell table:style-name="ce2" table:formula="of:=HYPERLINK([.A3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7.avi</text:p>
          </table:table-cell>
          <table:table-cell table:style-name="ce2" table:formula="of:=HYPERLINK([.A30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8.avi</text:p>
          </table:table-cell>
          <table:table-cell table:style-name="ce2" table:formula="of:=HYPERLINK([.A3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3.avi</text:p>
          </table:table-cell>
          <table:table-cell table:style-name="ce2" table:formula="of:=HYPERLINK([.A30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3.avi</text:p>
          </table:table-cell>
          <table:table-cell table:style-name="ce2" table:formula="of:=HYPERLINK([.A30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9.avi</text:p>
          </table:table-cell>
          <table:table-cell table:style-name="ce2" table:formula="of:=HYPERLINK([.A307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5.avi</text:p>
          </table:table-cell>
          <table:table-cell table:style-name="ce2" table:formula="of:=HYPERLINK([.A30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4.avi</text:p>
          </table:table-cell>
          <table:table-cell table:style-name="ce2" table:formula="of:=HYPERLINK([.A3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1.avi</text:p>
          </table:table-cell>
          <table:table-cell table:style-name="ce2" table:formula="of:=HYPERLINK([.A30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6.avi</text:p>
          </table:table-cell>
          <table:table-cell table:style-name="ce2" table:formula="of:=HYPERLINK([.A3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2.avi</text:p>
          </table:table-cell>
          <table:table-cell table:style-name="ce2" table:formula="of:=HYPERLINK([.A3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7.avi</text:p>
          </table:table-cell>
          <table:table-cell table:style-name="ce2" table:formula="of:=HYPERLINK([.A3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1.avi</text:p>
          </table:table-cell>
          <table:table-cell table:style-name="ce2" table:formula="of:=HYPERLINK([.A3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0.avi</text:p>
          </table:table-cell>
          <table:table-cell table:style-name="ce2" table:formula="of:=HYPERLINK([.A3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9.avi</text:p>
          </table:table-cell>
          <table:table-cell table:style-name="ce2" table:formula="of:=HYPERLINK([.A30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3.avi</text:p>
          </table:table-cell>
          <table:table-cell table:style-name="ce2" table:formula="of:=HYPERLINK([.A3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5.avi</text:p>
          </table:table-cell>
          <table:table-cell table:style-name="ce2" table:formula="of:=HYPERLINK([.A3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9.avi</text:p>
          </table:table-cell>
          <table:table-cell table:style-name="ce2" table:formula="of:=HYPERLINK([.A3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8.avi</text:p>
          </table:table-cell>
          <table:table-cell table:style-name="ce2" table:formula="of:=HYPERLINK([.A3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2.avi</text:p>
          </table:table-cell>
          <table:table-cell table:style-name="ce2" table:formula="of:=HYPERLINK([.A3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4.avi</text:p>
          </table:table-cell>
          <table:table-cell table:style-name="ce2" table:formula="of:=HYPERLINK([.A3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7.avi</text:p>
          </table:table-cell>
          <table:table-cell table:style-name="ce2" table:formula="of:=HYPERLINK([.A30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6.avi</text:p>
          </table:table-cell>
          <table:table-cell table:style-name="ce2" table:formula="of:=HYPERLINK([.A3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0.avi</text:p>
          </table:table-cell>
          <table:table-cell table:style-name="ce2" table:formula="of:=HYPERLINK([.A30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8.avi</text:p>
          </table:table-cell>
          <table:table-cell table:style-name="ce2" table:formula="of:=HYPERLINK([.A3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1.avi</text:p>
          </table:table-cell>
          <table:table-cell table:style-name="ce2" table:formula="of:=HYPERLINK([.A3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2.avi</text:p>
          </table:table-cell>
          <table:table-cell table:style-name="ce2" table:formula="of:=HYPERLINK([.A3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8.avi</text:p>
          </table:table-cell>
          <table:table-cell table:style-name="ce2" table:formula="of:=HYPERLINK([.A30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6.avi</text:p>
          </table:table-cell>
          <table:table-cell table:style-name="ce2" table:formula="of:=HYPERLINK([.A3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4.avi</text:p>
          </table:table-cell>
          <table:table-cell table:style-name="ce2" table:formula="of:=HYPERLINK([.A30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3.avi</text:p>
          </table:table-cell>
          <table:table-cell table:style-name="ce2" table:formula="of:=HYPERLINK([.A30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9.avi</text:p>
          </table:table-cell>
          <table:table-cell table:style-name="ce2" table:formula="of:=HYPERLINK([.A3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2.avi</text:p>
          </table:table-cell>
          <table:table-cell table:style-name="ce2" table:formula="of:=HYPERLINK([.A3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1.avi</text:p>
          </table:table-cell>
          <table:table-cell table:style-name="ce2" table:formula="of:=HYPERLINK([.A3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7.avi</text:p>
          </table:table-cell>
          <table:table-cell table:style-name="ce2" table:formula="of:=HYPERLINK([.A3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0.avi</text:p>
          </table:table-cell>
          <table:table-cell table:style-name="ce2" table:formula="of:=HYPERLINK([.A31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5.avi</text:p>
          </table:table-cell>
          <table:table-cell table:style-name="ce2" table:formula="of:=HYPERLINK([.A31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5.avi</text:p>
          </table:table-cell>
          <table:table-cell table:style-name="ce2" table:formula="of:=HYPERLINK([.A3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4.avi</text:p>
          </table:table-cell>
          <table:table-cell table:style-name="ce2" table:formula="of:=HYPERLINK([.A3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3.avi</text:p>
          </table:table-cell>
          <table:table-cell table:style-name="ce2" table:formula="of:=HYPERLINK([.A3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7.avi</text:p>
          </table:table-cell>
          <table:table-cell table:style-name="ce2" table:formula="of:=HYPERLINK([.A31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8.avi</text:p>
          </table:table-cell>
          <table:table-cell table:style-name="ce2" table:formula="of:=HYPERLINK([.A3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0.avi</text:p>
          </table:table-cell>
          <table:table-cell table:style-name="ce2" table:formula="of:=HYPERLINK([.A31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1.avi</text:p>
          </table:table-cell>
          <table:table-cell table:style-name="ce2" table:formula="of:=HYPERLINK([.A3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3.avi</text:p>
          </table:table-cell>
          <table:table-cell table:style-name="ce2" table:formula="of:=HYPERLINK([.A3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6.avi</text:p>
          </table:table-cell>
          <table:table-cell table:style-name="ce2" table:formula="of:=HYPERLINK([.A3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9.avi</text:p>
          </table:table-cell>
          <table:table-cell table:style-name="ce2" table:formula="of:=HYPERLINK([.A3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9.avi</text:p>
          </table:table-cell>
          <table:table-cell table:style-name="ce2" table:formula="of:=HYPERLINK([.A31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4.avi</text:p>
          </table:table-cell>
          <table:table-cell table:style-name="ce2" table:formula="of:=HYPERLINK([.A3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6.avi</text:p>
          </table:table-cell>
          <table:table-cell table:style-name="ce2" table:formula="of:=HYPERLINK([.A3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7.avi</text:p>
          </table:table-cell>
          <table:table-cell table:style-name="ce2" table:formula="of:=HYPERLINK([.A3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8.avi</text:p>
          </table:table-cell>
          <table:table-cell table:style-name="ce2" table:formula="of:=HYPERLINK([.A3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2.avi</text:p>
          </table:table-cell>
          <table:table-cell table:style-name="ce2" table:formula="of:=HYPERLINK([.A31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5.avi</text:p>
          </table:table-cell>
          <table:table-cell table:style-name="ce2" table:formula="of:=HYPERLINK([.A3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2.avi</text:p>
          </table:table-cell>
          <table:table-cell table:style-name="ce2" table:formula="of:=HYPERLINK([.A3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1.avi</text:p>
          </table:table-cell>
          <table:table-cell table:style-name="ce2" table:formula="of:=HYPERLINK([.A3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4.avi</text:p>
          </table:table-cell>
          <table:table-cell table:style-name="ce2" table:formula="of:=HYPERLINK([.A31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3.avi</text:p>
          </table:table-cell>
          <table:table-cell table:style-name="ce2" table:formula="of:=HYPERLINK([.A3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0.avi</text:p>
          </table:table-cell>
          <table:table-cell table:style-name="ce2" table:formula="of:=HYPERLINK([.A3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9.avi</text:p>
          </table:table-cell>
          <table:table-cell table:style-name="ce2" table:formula="of:=HYPERLINK([.A31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7.avi</text:p>
          </table:table-cell>
          <table:table-cell table:style-name="ce2" table:formula="of:=HYPERLINK([.A312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5.avi</text:p>
          </table:table-cell>
          <table:table-cell table:style-name="ce2" table:formula="of:=HYPERLINK([.A3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2.avi</text:p>
          </table:table-cell>
          <table:table-cell table:style-name="ce2" table:formula="of:=HYPERLINK([.A3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1.avi</text:p>
          </table:table-cell>
          <table:table-cell table:style-name="ce2" table:formula="of:=HYPERLINK([.A3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6.avi</text:p>
          </table:table-cell>
          <table:table-cell table:style-name="ce2" table:formula="of:=HYPERLINK([.A3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0.avi</text:p>
          </table:table-cell>
          <table:table-cell table:style-name="ce2" table:formula="of:=HYPERLINK([.A3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8.avi</text:p>
          </table:table-cell>
          <table:table-cell table:style-name="ce2" table:formula="of:=HYPERLINK([.A31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3.avi</text:p>
          </table:table-cell>
          <table:table-cell table:style-name="ce2" table:formula="of:=HYPERLINK([.A3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9.avi</text:p>
          </table:table-cell>
          <table:table-cell table:style-name="ce2" table:formula="of:=HYPERLINK([.A3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7.avi</text:p>
          </table:table-cell>
          <table:table-cell table:style-name="ce2" table:formula="of:=HYPERLINK([.A3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4.avi</text:p>
          </table:table-cell>
          <table:table-cell table:style-name="ce2" table:formula="of:=HYPERLINK([.A3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6.avi</text:p>
          </table:table-cell>
          <table:table-cell table:style-name="ce2" table:formula="of:=HYPERLINK([.A31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0.avi</text:p>
          </table:table-cell>
          <table:table-cell table:style-name="ce2" table:formula="of:=HYPERLINK([.A3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1.avi</text:p>
          </table:table-cell>
          <table:table-cell table:style-name="ce2" table:formula="of:=HYPERLINK([.A31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8.avi</text:p>
          </table:table-cell>
          <table:table-cell table:style-name="ce2" table:formula="of:=HYPERLINK([.A3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5.avi</text:p>
          </table:table-cell>
          <table:table-cell table:style-name="ce2" table:formula="of:=HYPERLINK([.A3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4.avi</text:p>
          </table:table-cell>
          <table:table-cell table:style-name="ce2" table:formula="of:=HYPERLINK([.A3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3.avi</text:p>
          </table:table-cell>
          <table:table-cell table:style-name="ce2" table:formula="of:=HYPERLINK([.A3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5.avi</text:p>
          </table:table-cell>
          <table:table-cell table:style-name="ce2" table:formula="of:=HYPERLINK([.A31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2.avi</text:p>
          </table:table-cell>
          <table:table-cell table:style-name="ce2" table:formula="of:=HYPERLINK([.A31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7.avi</text:p>
          </table:table-cell>
          <table:table-cell table:style-name="ce2" table:formula="of:=HYPERLINK([.A3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6.avi</text:p>
          </table:table-cell>
          <table:table-cell table:style-name="ce2" table:formula="of:=HYPERLINK([.A3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8.avi</text:p>
          </table:table-cell>
          <table:table-cell table:style-name="ce2" table:formula="of:=HYPERLINK([.A31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6.avi</text:p>
          </table:table-cell>
          <table:table-cell table:style-name="ce2" table:formula="of:=HYPERLINK([.A31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9.avi</text:p>
          </table:table-cell>
          <table:table-cell table:style-name="ce2" table:formula="of:=HYPERLINK([.A3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7.avi</text:p>
          </table:table-cell>
          <table:table-cell table:style-name="ce2" table:formula="of:=HYPERLINK([.A31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2.avi</text:p>
          </table:table-cell>
          <table:table-cell table:style-name="ce2" table:formula="of:=HYPERLINK([.A31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1.avi</text:p>
          </table:table-cell>
          <table:table-cell table:style-name="ce2" table:formula="of:=HYPERLINK([.A31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4.avi</text:p>
          </table:table-cell>
          <table:table-cell table:style-name="ce2" table:formula="of:=HYPERLINK([.A31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8.avi</text:p>
          </table:table-cell>
          <table:table-cell table:style-name="ce2" table:formula="of:=HYPERLINK([.A31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3.avi</text:p>
          </table:table-cell>
          <table:table-cell table:style-name="ce2" table:formula="of:=HYPERLINK([.A31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0.avi</text:p>
          </table:table-cell>
          <table:table-cell table:style-name="ce2" table:formula="of:=HYPERLINK([.A31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5.avi</text:p>
          </table:table-cell>
          <table:table-cell table:style-name="ce2" table:formula="of:=HYPERLINK([.A31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1.avi</text:p>
          </table:table-cell>
          <table:table-cell table:style-name="ce2" table:formula="of:=HYPERLINK([.A31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0.avi</text:p>
          </table:table-cell>
          <table:table-cell table:style-name="ce2" table:formula="of:=HYPERLINK([.A31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5.avi</text:p>
          </table:table-cell>
          <table:table-cell table:style-name="ce2" table:formula="of:=HYPERLINK([.A31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3.avi</text:p>
          </table:table-cell>
          <table:table-cell table:style-name="ce2" table:formula="of:=HYPERLINK([.A31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2.avi</text:p>
          </table:table-cell>
          <table:table-cell table:style-name="ce2" table:formula="of:=HYPERLINK([.A31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9.avi</text:p>
          </table:table-cell>
          <table:table-cell table:style-name="ce2" table:formula="of:=HYPERLINK([.A316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1.avi</text:p>
          </table:table-cell>
          <table:table-cell table:style-name="ce2" table:formula="of:=HYPERLINK([.A31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4.avi</text:p>
          </table:table-cell>
          <table:table-cell table:style-name="ce2" table:formula="of:=HYPERLINK([.A31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9.avi</text:p>
          </table:table-cell>
          <table:table-cell table:style-name="ce2" table:formula="of:=HYPERLINK([.A31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7.avi</text:p>
          </table:table-cell>
          <table:table-cell table:style-name="ce2" table:formula="of:=HYPERLINK([.A3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0.avi</text:p>
          </table:table-cell>
          <table:table-cell table:style-name="ce2" table:formula="of:=HYPERLINK([.A31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4.avi</text:p>
          </table:table-cell>
          <table:table-cell table:style-name="ce2" table:formula="of:=HYPERLINK([.A3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8.avi</text:p>
          </table:table-cell>
          <table:table-cell table:style-name="ce2" table:formula="of:=HYPERLINK([.A3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6.avi</text:p>
          </table:table-cell>
          <table:table-cell table:style-name="ce2" table:formula="of:=HYPERLINK([.A3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3.avi</text:p>
          </table:table-cell>
          <table:table-cell table:style-name="ce2" table:formula="of:=HYPERLINK([.A317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5.avi</text:p>
          </table:table-cell>
          <table:table-cell table:style-name="ce2" table:formula="of:=HYPERLINK([.A31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2.avi</text:p>
          </table:table-cell>
          <table:table-cell table:style-name="ce2" table:formula="of:=HYPERLINK([.A3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9.avi</text:p>
          </table:table-cell>
          <table:table-cell table:style-name="ce2" table:formula="of:=HYPERLINK([.A3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2.avi</text:p>
          </table:table-cell>
          <table:table-cell table:style-name="ce2" table:formula="of:=HYPERLINK([.A3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8.avi</text:p>
          </table:table-cell>
          <table:table-cell table:style-name="ce2" table:formula="of:=HYPERLINK([.A3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6.avi</text:p>
          </table:table-cell>
          <table:table-cell table:style-name="ce2" table:formula="of:=HYPERLINK([.A3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0.avi</text:p>
          </table:table-cell>
          <table:table-cell table:style-name="ce2" table:formula="of:=HYPERLINK([.A3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7.avi</text:p>
          </table:table-cell>
          <table:table-cell table:style-name="ce2" table:formula="of:=HYPERLINK([.A3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3.avi</text:p>
          </table:table-cell>
          <table:table-cell table:style-name="ce2" table:formula="of:=HYPERLINK([.A3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6.avi</text:p>
          </table:table-cell>
          <table:table-cell table:style-name="ce2" table:formula="of:=HYPERLINK([.A31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7.avi</text:p>
          </table:table-cell>
          <table:table-cell table:style-name="ce2" table:formula="of:=HYPERLINK([.A318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5.avi</text:p>
          </table:table-cell>
          <table:table-cell table:style-name="ce2" table:formula="of:=HYPERLINK([.A3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1.avi</text:p>
          </table:table-cell>
          <table:table-cell table:style-name="ce2" table:formula="of:=HYPERLINK([.A318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9.avi</text:p>
          </table:table-cell>
          <table:table-cell table:style-name="ce2" table:formula="of:=HYPERLINK([.A3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8.avi</text:p>
          </table:table-cell>
          <table:table-cell table:style-name="ce2" table:formula="of:=HYPERLINK([.A3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4.avi</text:p>
          </table:table-cell>
          <table:table-cell table:style-name="ce2" table:formula="of:=HYPERLINK([.A3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4.avi</text:p>
          </table:table-cell>
          <table:table-cell table:style-name="ce2" table:formula="of:=HYPERLINK([.A31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0.avi</text:p>
          </table:table-cell>
          <table:table-cell table:style-name="ce2" table:formula="of:=HYPERLINK([.A3191];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9.avi</text:p>
          </table:table-cell>
          <table:table-cell table:style-name="ce2" table:formula="of:=HYPERLINK([.A319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3.avi</text:p>
          </table:table-cell>
          <table:table-cell table:style-name="ce2" table:formula="of:=HYPERLINK([.A3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1.avi</text:p>
          </table:table-cell>
          <table:table-cell table:style-name="ce2" table:formula="of:=HYPERLINK([.A319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8.avi</text:p>
          </table:table-cell>
          <table:table-cell table:style-name="ce2" table:formula="of:=HYPERLINK([.A3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6.avi</text:p>
          </table:table-cell>
          <table:table-cell table:style-name="ce2" table:formula="of:=HYPERLINK([.A3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2.avi</text:p>
          </table:table-cell>
          <table:table-cell table:style-name="ce2" table:formula="of:=HYPERLINK([.A31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5.avi</text:p>
          </table:table-cell>
          <table:table-cell table:style-name="ce2" table:formula="of:=HYPERLINK([.A3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7.avi</text:p>
          </table:table-cell>
          <table:table-cell table:style-name="ce2" table:formula="of:=HYPERLINK([.A319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70.avi</text:p>
          </table:table-cell>
          <table:table-cell table:style-name="ce2" table:formula="of:=HYPERLINK([.A3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74.avi</text:p>
          </table:table-cell>
          <table:table-cell table:style-name="ce2" table:formula="of:=HYPERLINK([.A3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71.avi</text:p>
          </table:table-cell>
          <table:table-cell table:style-name="ce2" table:formula="of:=HYPERLINK([.A32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53300.avi</text:p>
          </table:table-cell>
          <table:table-cell table:style-name="ce2" table:formula="of:=HYPERLINK([.A3203]; &quot;View Now&quot;)" office:value-type="string" office:string-value="View Now">
            <text:p>View Now</text:p>
          </table:table-cell>
          <table:table-cell office:value-type="string">
            <text:p>video/avi</text:p>
          </table:table-cell>
          <table:table-cell office:value-type="float" office:value="44.876667">
            <text:p>44.876667</text:p>
          </table:table-cell>
          <table:table-cell table:number-columns-repeated="2"/>
          <table:table-cell office:value-type="string">
            <text:p>2011-09-02T23:56: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543388.avi</text:p>
          </table:table-cell>
          <table:table-cell table:style-name="ce2" table:formula="of:=HYPERLINK([.A3204]; &quot;View Now&quot;)" office:value-type="string" office:string-value="View Now">
            <text:p>View Now</text:p>
          </table:table-cell>
          <table:table-cell office:value-type="string">
            <text:p>video/avi</text:p>
          </table:table-cell>
          <table:table-cell office:value-type="float" office:value="200.166">
            <text:p>200.1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576842.wav</text:p>
          </table:table-cell>
          <table:table-cell table:style-name="ce2" table:formula="of:=HYPERLINK([.A3205];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50101.m4a</text:p>
          </table:table-cell>
          <table:table-cell table:style-name="ce2" table:formula="of:=HYPERLINK([.A320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0543065.avi</text:p>
          </table:table-cell>
          <table:table-cell table:style-name="ce2" table:formula="of:=HYPERLINK([.A3207]; &quot;View Now&quot;)" office:value-type="string" office:string-value="View Now">
            <text:p>View Now</text:p>
          </table:table-cell>
          <table:table-cell office:value-type="string">
            <text:p>video/avi</text:p>
          </table:table-cell>
          <table:table-cell office:value-type="float" office:value="15.156667">
            <text:p>15.156667</text:p>
          </table:table-cell>
          <table:table-cell office:value-type="string">
            <text:p>+48.8800+002.2633+052.991/</text:p>
          </table:table-cell>
          <table:table-cell table:formula="of:=HYPERLINK(&quot;https://www.google.com/maps?q=48.88,2.2633&quot;;&quot;MAP&quot;)" office:value-type="string" office:string-value="MAP">
            <text:p>MAP</text:p>
          </table:table-cell>
          <table:table-cell office:value-type="string">
            <text:p>2012-05-21T22:40:09.000000Z</text:p>
          </table:table-cell>
          <table:table-cell table:number-columns-repeated="2"/>
          <table:table-cell table:style-name="ce6" office:value-type="string">
            <text:p>NOT WORKING – Paris, France</text:p>
          </table:table-cell>
          <table:table-cell table:number-columns-repeated="1014"/>
        </table:table-row>
        <table:table-row table:style-name="ro2" table:visibility="filter">
          <table:table-cell office:value-type="string">
            <text:p>https://www.justice.gov/epstein/files/DataSet%209/EFTA00555345.m4a</text:p>
          </table:table-cell>
          <table:table-cell table:style-name="ce2" table:formula="of:=HYPERLINK([.A320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41059.avi</text:p>
          </table:table-cell>
          <table:table-cell table:style-name="ce2" table:formula="of:=HYPERLINK([.A3209]; &quot;View Now&quot;)" office:value-type="string" office:string-value="View Now">
            <text:p>View Now</text:p>
          </table:table-cell>
          <table:table-cell office:value-type="string">
            <text:p>video/avi</text:p>
          </table:table-cell>
          <table:table-cell office:value-type="float" office:value="33.333333">
            <text:p>33.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576841.wmv</text:p>
          </table:table-cell>
          <table:table-cell table:style-name="ce2" table:formula="of:=HYPERLINK([.A3210]; &quot;View Now&quot;)" office:value-type="string" office:string-value="View Now">
            <text:p>View Now</text:p>
          </table:table-cell>
          <table:table-cell office:value-type="string">
            <text:p>video/x-ms-wmv</text:p>
          </table:table-cell>
          <table:table-cell office:value-type="float" office:value="30.12">
            <text:p>30.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528935.avi</text:p>
          </table:table-cell>
          <table:table-cell table:style-name="ce2" table:formula="of:=HYPERLINK([.A3211]; &quot;View Now&quot;)" office:value-type="string" office:string-value="View Now">
            <text:p>View Now</text:p>
          </table:table-cell>
          <table:table-cell office:value-type="string">
            <text:p>video/avi</text:p>
          </table:table-cell>
          <table:table-cell office:value-type="float" office:value="33.9">
            <text:p>33.9</text:p>
          </table:table-cell>
          <table:table-cell table:number-columns-repeated="2"/>
          <table:table-cell office:value-type="string">
            <text:p>2011-12-29T01:36:2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536324.mov</text:p>
          </table:table-cell>
          <table:table-cell table:style-name="ce2" table:formula="of:=HYPERLINK([.A3212]; &quot;View Now&quot;)" office:value-type="string" office:string-value="View Now">
            <text:p>View Now</text:p>
          </table:table-cell>
          <table:table-cell office:value-type="string">
            <text:p>video/quicktime</text:p>
          </table:table-cell>
          <table:table-cell office:value-type="float" office:value="28.785011">
            <text:p>28.785011</text:p>
          </table:table-cell>
          <table:table-cell office:value-type="string">
            <text:p>+25.8052-080.1949+004.249/</text:p>
          </table:table-cell>
          <table:table-cell table:formula="of:=HYPERLINK(&quot;https://www.google.com/maps?q=25.8052,-80.1949&quot;;&quot;MAP&quot;)" office:value-type="string" office:string-value="MAP">
            <text:p>MAP</text:p>
          </table:table-cell>
          <table:table-cell office:value-type="string">
            <text:p>2010-12-04T22:27:51.000000Z</text:p>
          </table:table-cell>
          <table:table-cell table:number-columns-repeated="2"/>
          <table:table-cell table:style-name="ce6" office:value-type="string">
            <text:p>Video of art by Romero Fudyma – coordinates not accurate enough to determine gallery. Miami, Florida</text:p>
          </table:table-cell>
          <table:table-cell table:number-columns-repeated="1014"/>
        </table:table-row>
        <table:table-row table:style-name="ro2">
          <table:table-cell office:value-type="string">
            <text:p>https://www.justice.gov/epstein/files/DataSet%209/EFTA00536323.mov</text:p>
          </table:table-cell>
          <table:table-cell table:style-name="ce2" table:formula="of:=HYPERLINK([.A3213]; &quot;View Now&quot;)" office:value-type="string" office:string-value="View Now">
            <text:p>View Now</text:p>
          </table:table-cell>
          <table:table-cell office:value-type="string">
            <text:p>video/quicktime</text:p>
          </table:table-cell>
          <table:table-cell office:value-type="float" office:value="35.951667">
            <text:p>35.951667</text:p>
          </table:table-cell>
          <table:table-cell office:value-type="string">
            <text:p>+26.7005-080.0376+007.929/</text:p>
          </table:table-cell>
          <table:table-cell table:formula="of:=HYPERLINK(&quot;https://www.google.com/maps?q=26.7005,-80.0376&quot;;&quot;MAP&quot;)" office:value-type="string" office:string-value="MAP">
            <text:p>MAP</text:p>
          </table:table-cell>
          <table:table-cell office:value-type="string">
            <text:p>2011-02-11T22:13:52.000000Z</text:p>
          </table:table-cell>
          <table:table-cell table:number-columns-repeated="2"/>
          <table:table-cell table:style-name="ce6" office:value-type="string">
            <text:p>Video of art, same style as Romero Fudyma, but they are at a new location – too dense to determine exact address – of, note this is ~3 months after the first video of Romero's work in the gallery. Palm Beach, Florida</text:p>
          </table:table-cell>
          <table:table-cell table:number-columns-repeated="1014"/>
        </table:table-row>
        <table:table-row table:style-name="ro2" table:visibility="filter">
          <table:table-cell office:value-type="string">
            <text:p>https://www.justice.gov/epstein/files/DataSet%209/EFTA00754471.wmv</text:p>
          </table:table-cell>
          <table:table-cell table:style-name="ce2" table:formula="of:=HYPERLINK([.A3214]; &quot;View Now&quot;)" office:value-type="string" office:string-value="View Now">
            <text:p>View Now</text:p>
          </table:table-cell>
          <table:table-cell office:value-type="string">
            <text:p>video/x-ms-wmv</text:p>
          </table:table-cell>
          <table:table-cell office:value-type="float" office:value="21.988">
            <text:p>21.9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73.avi</text:p>
          </table:table-cell>
          <table:table-cell table:style-name="ce2" table:formula="of:=HYPERLINK([.A3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744478.mov</text:p>
          </table:table-cell>
          <table:table-cell table:style-name="ce2" table:formula="of:=HYPERLINK([.A3216]; &quot;View Now&quot;)" office:value-type="string" office:string-value="View Now">
            <text:p>View Now</text:p>
          </table:table-cell>
          <table:table-cell office:value-type="string">
            <text:p>video/quicktime</text:p>
          </table:table-cell>
          <table:table-cell office:value-type="float" office:value="6.835011">
            <text:p>6.835011</text:p>
          </table:table-cell>
          <table:table-cell table:number-columns-repeated="2"/>
          <table:table-cell office:value-type="string">
            <text:p>2009-12-17T18:14: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743572.mp3</text:p>
          </table:table-cell>
          <table:table-cell table:style-name="ce2" table:formula="of:=HYPERLINK([.A321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17638.wmv</text:p>
          </table:table-cell>
          <table:table-cell table:style-name="ce2" table:formula="of:=HYPERLINK([.A3218]; &quot;View Now&quot;)" office:value-type="string" office:string-value="View Now">
            <text:p>View Now</text:p>
          </table:table-cell>
          <table:table-cell office:value-type="string">
            <text:p>video/x-ms-wmv</text:p>
          </table:table-cell>
          <table:table-cell office:value-type="float" office:value="78.908">
            <text:p>78.9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019245.mov</text:p>
          </table:table-cell>
          <table:table-cell table:style-name="ce2" table:formula="of:=HYPERLINK([.A3219];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1072.avi</text:p>
          </table:table-cell>
          <table:table-cell table:style-name="ce2" table:formula="of:=HYPERLINK([.A32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019216.mov</text:p>
          </table:table-cell>
          <table:table-cell table:style-name="ce2" table:formula="of:=HYPERLINK([.A3221];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50646.wmv</text:p>
          </table:table-cell>
          <table:table-cell table:style-name="ce2" table:formula="of:=HYPERLINK([.A3222]; &quot;View Now&quot;)" office:value-type="string" office:string-value="View Now">
            <text:p>View Now</text:p>
          </table:table-cell>
          <table:table-cell office:value-type="string">
            <text:p>video/x-ms-wmv</text:p>
          </table:table-cell>
          <table:table-cell office:value-type="float" office:value="119.485">
            <text:p>119.48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765143.mp3</text:p>
          </table:table-cell>
          <table:table-cell table:style-name="ce2" table:formula="of:=HYPERLINK([.A3223];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1131127.avi</text:p>
          </table:table-cell>
          <table:table-cell table:style-name="ce2" table:formula="of:=HYPERLINK([.A3224]; &quot;View Now&quot;)" office:value-type="string" office:string-value="View Now">
            <text:p>View Now</text:p>
          </table:table-cell>
          <table:table-cell office:value-type="string">
            <text:p>video/avi</text:p>
          </table:table-cell>
          <table:table-cell office:value-type="float" office:value="140.308345">
            <text:p>140.308345</text:p>
          </table:table-cell>
          <table:table-cell office:value-type="string">
            <text:p>+41.8150-073.1312+093.244/</text:p>
          </table:table-cell>
          <table:table-cell table:formula="of:=HYPERLINK(&quot;https://www.google.com/maps?q=41.815,-73.1312&quot;;&quot;MAP&quot;)" office:value-type="string" office:string-value="MAP">
            <text:p>MAP</text:p>
          </table:table-cell>
          <table:table-cell office:value-type="string">
            <text:p>2015-11-19T20:51:16.000000Z</text:p>
          </table:table-cell>
          <table:table-cell table:number-columns-repeated="2"/>
          <table:table-cell table:style-name="ce7" office:value-type="string">
            <text:p>NOT WORKING – Torrington, Connecticut</text:p>
          </table:table-cell>
          <table:table-cell table:number-columns-repeated="1014"/>
        </table:table-row>
        <table:table-row table:style-name="ro4">
          <table:table-cell office:value-type="string">
            <text:p>https://www.justice.gov/epstein/files/DataSet%209/EFTA01131169.mov</text:p>
          </table:table-cell>
          <table:table-cell table:style-name="ce2" table:formula="of:=HYPERLINK([.A3225]; &quot;View Now&quot;)" office:value-type="string" office:string-value="View Now">
            <text:p>View Now</text:p>
          </table:table-cell>
          <table:table-cell office:value-type="string">
            <text:p>video/quicktime</text:p>
          </table:table-cell>
          <table:table-cell office:value-type="float" office:value="12.373333">
            <text:p>12.373333</text:p>
          </table:table-cell>
          <table:table-cell office:value-type="string">
            <text:p>+41.5241-073.2669+4589.373/</text:p>
          </table:table-cell>
          <table:table-cell table:formula="of:=HYPERLINK(&quot;https://www.google.com/maps?q=41.5241,-73.2669&quot;;&quot;MAP&quot;)" office:value-type="string" office:string-value="MAP">
            <text:p>MAP</text:p>
          </table:table-cell>
          <table:table-cell office:value-type="string">
            <text:p>2015-11-20T20:31:13.000000Z</text:p>
          </table:table-cell>
          <table:table-cell table:number-columns-repeated="2"/>
          <table:table-cell table:style-name="ce7" office:value-type="string">
            <text:p><text:span text:style-name="T1">Location Shows Roxbury, Connecticut</text:span><text:span text:style-name="T1">, but the video is from inside of what seems to be <text:s/>a private jet. </text:span></text:p>
          </table:table-cell>
          <table:table-cell table:number-columns-repeated="1014"/>
        </table:table-row>
        <table:table-row table:style-name="ro2" table:visibility="filter">
          <table:table-cell office:value-type="string">
            <text:p>https://www.justice.gov/epstein/files/DataSet%209/EFTA01085325.mp4</text:p>
          </table:table-cell>
          <table:table-cell table:style-name="ce2" table:formula="of:=HYPERLINK([.A3226]; &quot;View Now&quot;)" office:value-type="string" office:string-value="View Now">
            <text:p>View Now</text:p>
          </table:table-cell>
          <table:table-cell office:value-type="string">
            <text:p>video/mp4</text:p>
          </table:table-cell>
          <table:table-cell office:value-type="float" office:value="18.818485">
            <text:p>18.818485</text:p>
          </table:table-cell>
          <table:table-cell table:number-columns-repeated="2"/>
          <table:table-cell office:value-type="string">
            <text:p>2011-11-03T00:25:2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170.mov</text:p>
          </table:table-cell>
          <table:table-cell table:style-name="ce2" table:formula="of:=HYPERLINK([.A3227]; &quot;View Now&quot;)" office:value-type="string" office:string-value="View Now">
            <text:p>View Now</text:p>
          </table:table-cell>
          <table:table-cell office:value-type="string">
            <text:p>video/quicktime</text:p>
          </table:table-cell>
          <table:table-cell office:value-type="float" office:value="14.041667">
            <text:p>14.041667</text:p>
          </table:table-cell>
          <table:table-cell office:value-type="string">
            <text:p>+41.4794-073.3143+4593.119/</text:p>
          </table:table-cell>
          <table:table-cell table:formula="of:=HYPERLINK(&quot;https://www.google.com/maps?q=41.4794,-73.3143&quot;;&quot;MAP&quot;)" office:value-type="string" office:string-value="MAP">
            <text:p>MAP</text:p>
          </table:table-cell>
          <table:table-cell office:value-type="string">
            <text:p>2015-11-20T20:35:17.000000Z</text:p>
          </table:table-cell>
          <table:table-cell table:number-columns-repeated="2"/>
          <table:table-cell table:style-name="ce6" office:value-type="string">
            <text:p>Video from inside what appears to be a jet – “300 knots, power is up”</text:p>
          </table:table-cell>
          <table:table-cell table:number-columns-repeated="1014"/>
        </table:table-row>
        <table:table-row table:style-name="ro2">
          <table:table-cell office:value-type="string">
            <text:p>https://www.justice.gov/epstein/files/DataSet%209/EFTA01131380.avi</text:p>
          </table:table-cell>
          <table:table-cell table:style-name="ce2" table:formula="of:=HYPERLINK([.A3228]; &quot;View Now&quot;)" office:value-type="string" office:string-value="View Now">
            <text:p>View Now</text:p>
          </table:table-cell>
          <table:table-cell office:value-type="string">
            <text:p>video/avi</text:p>
          </table:table-cell>
          <table:table-cell office:value-type="float" office:value="25.613333">
            <text:p>25.613333</text:p>
          </table:table-cell>
          <table:table-cell office:value-type="string">
            <text:p>+18.2997-064.8275+018.307/</text:p>
          </table:table-cell>
          <table:table-cell table:formula="of:=HYPERLINK(&quot;https://www.google.com/maps?q=18.2997,-64.8275&quot;;&quot;MAP&quot;)" office:value-type="string" office:string-value="MAP">
            <text:p>MAP</text:p>
          </table:table-cell>
          <table:table-cell office:value-type="string">
            <text:p>2015-11-07T14:12:49.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744.avi</text:p>
          </table:table-cell>
          <table:table-cell table:style-name="ce2" table:formula="of:=HYPERLINK([.A3229]; &quot;View Now&quot;)" office:value-type="string" office:string-value="View Now">
            <text:p>View Now</text:p>
          </table:table-cell>
          <table:table-cell office:value-type="string">
            <text:p>video/avi</text:p>
          </table:table-cell>
          <table:table-cell office:value-type="float" office:value="32.653333">
            <text:p>32.653333</text:p>
          </table:table-cell>
          <table:table-cell office:value-type="string">
            <text:p>+18.3013-064.8243+013.567/</text:p>
          </table:table-cell>
          <table:table-cell table:formula="of:=HYPERLINK(&quot;https://www.google.com/maps?q=18.3013,-64.8243&quot;;&quot;MAP&quot;)" office:value-type="string" office:string-value="MAP">
            <text:p>MAP</text:p>
          </table:table-cell>
          <table:table-cell office:value-type="string">
            <text:p>2015-10-28T17:47:05.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visibility="filter">
          <table:table-cell office:value-type="string">
            <text:p>https://www.justice.gov/epstein/files/DataSet%209/EFTA01131291.m4a</text:p>
          </table:table-cell>
          <table:table-cell table:style-name="ce2" table:formula="of:=HYPERLINK([.A3230]; &quot;View Now&quot;)" office:value-type="string" office:string-value="View Now">
            <text:p>View Now</text:p>
          </table:table-cell>
          <table:table-cell office:value-type="string">
            <text:p>audio/mp4</text:p>
          </table:table-cell>
          <table:table-cell office:value-type="float" office:value="187.315374">
            <text:p>187.315374</text:p>
          </table:table-cell>
          <table:table-cell table:number-columns-repeated="2"/>
          <table:table-cell office:value-type="string">
            <text:p>2015-11-12T21:53: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379.avi</text:p>
          </table:table-cell>
          <table:table-cell table:style-name="ce2" table:formula="of:=HYPERLINK([.A3231]; &quot;View Now&quot;)" office:value-type="string" office:string-value="View Now">
            <text:p>View Now</text:p>
          </table:table-cell>
          <table:table-cell office:value-type="string">
            <text:p>video/avi</text:p>
          </table:table-cell>
          <table:table-cell office:value-type="float" office:value="31.151678">
            <text:p>31.151678</text:p>
          </table:table-cell>
          <table:table-cell office:value-type="string">
            <text:p>+18.2998-064.8275+020.749/</text:p>
          </table:table-cell>
          <table:table-cell table:formula="of:=HYPERLINK(&quot;https://www.google.com/maps?q=18.2998,-64.8275&quot;;&quot;MAP&quot;)" office:value-type="string" office:string-value="MAP">
            <text:p>MAP</text:p>
          </table:table-cell>
          <table:table-cell office:value-type="string">
            <text:p>2015-11-07T14:12:34.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378.avi</text:p>
          </table:table-cell>
          <table:table-cell table:style-name="ce2" table:formula="of:=HYPERLINK([.A3232]; &quot;View Now&quot;)" office:value-type="string" office:string-value="View Now">
            <text:p>View Now</text:p>
          </table:table-cell>
          <table:table-cell office:value-type="string">
            <text:p>video/avi</text:p>
          </table:table-cell>
          <table:table-cell office:value-type="float" office:value="48.228345">
            <text:p>48.228345</text:p>
          </table:table-cell>
          <table:table-cell office:value-type="string">
            <text:p>+18.2997-064.8275+019.036/</text:p>
          </table:table-cell>
          <table:table-cell table:formula="of:=HYPERLINK(&quot;https://www.google.com/maps?q=18.2997,-64.8275&quot;;&quot;MAP&quot;)" office:value-type="string" office:string-value="MAP">
            <text:p>MAP</text:p>
          </table:table-cell>
          <table:table-cell office:value-type="string">
            <text:p>2015-11-07T14:12:09.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717.mov</text:p>
          </table:table-cell>
          <table:table-cell table:style-name="ce2" table:formula="of:=HYPERLINK([.A3233]; &quot;View Now&quot;)" office:value-type="string" office:string-value="View Now">
            <text:p>View Now</text:p>
          </table:table-cell>
          <table:table-cell office:value-type="string">
            <text:p>video/quicktime</text:p>
          </table:table-cell>
          <table:table-cell office:value-type="float" office:value="7.038333">
            <text:p>7.038333</text:p>
          </table:table-cell>
          <table:table-cell office:value-type="string">
            <text:p>+18.3024-064.8246+014.780/</text:p>
          </table:table-cell>
          <table:table-cell table:formula="of:=HYPERLINK(&quot;https://www.google.com/maps?q=18.3024,-64.8246&quot;;&quot;MAP&quot;)" office:value-type="string" office:string-value="MAP">
            <text:p>MAP</text:p>
          </table:table-cell>
          <table:table-cell office:value-type="string">
            <text:p>2015-10-27T11:02:01.000000Z</text:p>
          </table:table-cell>
          <table:table-cell table:number-columns-repeated="2"/>
          <table:table-cell table:style-name="ce6" office:value-type="string">
            <text:p>Appears to be a video of a ground light that is causing smoke – Little Saint James – likely from a worker based on accent</text:p>
          </table:table-cell>
          <table:table-cell table:number-columns-repeated="1014"/>
        </table:table-row>
        <table:table-row table:style-name="ro2" table:visibility="filter">
          <table:table-cell office:value-type="string">
            <text:p>https://www.justice.gov/epstein/files/DataSet%209/EFTA01131192.avi</text:p>
          </table:table-cell>
          <table:table-cell table:style-name="ce2" table:formula="of:=HYPERLINK([.A3234];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12-15T05:50: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8.mov</text:p>
          </table:table-cell>
          <table:table-cell table:style-name="ce2" table:formula="of:=HYPERLINK([.A3235]; &quot;View Now&quot;)" office:value-type="string" office:string-value="View Now">
            <text:p>View Now</text:p>
          </table:table-cell>
          <table:table-cell office:value-type="string">
            <text:p>video/quicktime</text:p>
          </table:table-cell>
          <table:table-cell office:value-type="float" office:value="21.813333">
            <text:p>21.813333</text:p>
          </table:table-cell>
          <table:table-cell office:value-type="string">
            <text:p>+18.3018-064.8248+010.041/</text:p>
          </table:table-cell>
          <table:table-cell table:formula="of:=HYPERLINK(&quot;https://www.google.com/maps?q=18.3018,-64.8248&quot;;&quot;MAP&quot;)" office:value-type="string" office:string-value="MAP">
            <text:p>MAP</text:p>
          </table:table-cell>
          <table:table-cell office:value-type="string">
            <text:p>2015-10-28T17:48:1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visibility="filter">
          <table:table-cell office:value-type="string">
            <text:p>https://www.justice.gov/epstein/files/DataSet%209/EFTA00576840.avi</text:p>
          </table:table-cell>
          <table:table-cell table:style-name="ce2" table:formula="of:=HYPERLINK([.A3236]; &quot;View Now&quot;)" office:value-type="string" office:string-value="View Now">
            <text:p>View Now</text:p>
          </table:table-cell>
          <table:table-cell office:value-type="string">
            <text:p>video/avi</text:p>
          </table:table-cell>
          <table:table-cell office:value-type="float" office:value="7.8">
            <text:p>7.8</text:p>
          </table:table-cell>
          <table:table-cell table:number-columns-repeated="5"/>
          <table:table-cell table:style-name="ce5"/>
          <table:table-cell table:number-columns-repeated="1014"/>
        </table:table-row>
        <table:table-row table:style-name="ro2">
          <table:table-cell office:value-type="string">
            <text:p>https://www.justice.gov/epstein/files/DataSet%209/EFTA01131747.mov</text:p>
          </table:table-cell>
          <table:table-cell table:style-name="ce2" table:formula="of:=HYPERLINK([.A3237]; &quot;View Now&quot;)" office:value-type="string" office:string-value="View Now">
            <text:p>View Now</text:p>
          </table:table-cell>
          <table:table-cell office:value-type="string">
            <text:p>video/quicktime</text:p>
          </table:table-cell>
          <table:table-cell office:value-type="float" office:value="19.278333">
            <text:p>19.278333</text:p>
          </table:table-cell>
          <table:table-cell office:value-type="string">
            <text:p>+18.3016-064.8256+011.585/</text:p>
          </table:table-cell>
          <table:table-cell table:formula="of:=HYPERLINK(&quot;https://www.google.com/maps?q=18.3016,-64.8256&quot;;&quot;MAP&quot;)" office:value-type="string" office:string-value="MAP">
            <text:p>MAP</text:p>
          </table:table-cell>
          <table:table-cell office:value-type="string">
            <text:p>2015-10-28T17:48:02.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1131746.mov</text:p>
          </table:table-cell>
          <table:table-cell table:style-name="ce2" table:formula="of:=HYPERLINK([.A3238]; &quot;View Now&quot;)" office:value-type="string" office:string-value="View Now">
            <text:p>View Now</text:p>
          </table:table-cell>
          <table:table-cell office:value-type="string">
            <text:p>video/quicktime</text:p>
          </table:table-cell>
          <table:table-cell office:value-type="float" office:value="23.713333">
            <text:p>23.713333</text:p>
          </table:table-cell>
          <table:table-cell office:value-type="string">
            <text:p>+18.3013-064.8266+009.327/</text:p>
          </table:table-cell>
          <table:table-cell table:formula="of:=HYPERLINK(&quot;https://www.google.com/maps?q=18.3013,-64.8266&quot;;&quot;MAP&quot;)" office:value-type="string" office:string-value="MAP">
            <text:p>MAP</text:p>
          </table:table-cell>
          <table:table-cell office:value-type="string">
            <text:p>2015-10-28T17:47:4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1131785.avi</text:p>
          </table:table-cell>
          <table:table-cell table:style-name="ce2" table:formula="of:=HYPERLINK([.A3239]; &quot;View Now&quot;)" office:value-type="string" office:string-value="View Now">
            <text:p>View Now</text:p>
          </table:table-cell>
          <table:table-cell office:value-type="string">
            <text:p>video/avi</text:p>
          </table:table-cell>
          <table:table-cell office:value-type="float" office:value="29.451667">
            <text:p>29.451667</text:p>
          </table:table-cell>
          <table:table-cell office:value-type="string">
            <text:p>+18.3239-064.8207+011.373/</text:p>
          </table:table-cell>
          <table:table-cell table:formula="of:=HYPERLINK(&quot;https://www.google.com/maps?q=18.3239,-64.8207&quot;;&quot;MAP&quot;)" office:value-type="string" office:string-value="MAP">
            <text:p>MAP</text:p>
          </table:table-cell>
          <table:table-cell office:value-type="string">
            <text:p>2015-10-26T23:06:32.000000Z</text:p>
          </table:table-cell>
          <table:table-cell table:number-columns-repeated="2"/>
          <table:table-cell table:style-name="ce6" office:value-type="string">
            <text:p>NOT WORKING – Middle of ocean St Thomas Cruz Bay</text:p>
          </table:table-cell>
          <table:table-cell table:number-columns-repeated="1014"/>
        </table:table-row>
        <table:table-row table:style-name="ro2" table:visibility="filter">
          <table:table-cell office:value-type="string">
            <text:p>https://www.justice.gov/epstein/files/DataSet%209/EFTA01132042.avi</text:p>
          </table:table-cell>
          <table:table-cell table:style-name="ce2" table:formula="of:=HYPERLINK([.A3240]; &quot;View Now&quot;)" office:value-type="string" office:string-value="View Now">
            <text:p>View Now</text:p>
          </table:table-cell>
          <table:table-cell office:value-type="string">
            <text:p>video/avi</text:p>
          </table:table-cell>
          <table:table-cell office:value-type="float" office:value="24.715">
            <text:p>24.715</text:p>
          </table:table-cell>
          <table:table-cell table:number-columns-repeated="2"/>
          <table:table-cell office:value-type="string">
            <text:p>2013-12-31T16:13: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1962.avi</text:p>
          </table:table-cell>
          <table:table-cell table:style-name="ce2" table:formula="of:=HYPERLINK([.A3241]; &quot;View Now&quot;)" office:value-type="string" office:string-value="View Now">
            <text:p>View Now</text:p>
          </table:table-cell>
          <table:table-cell office:value-type="string">
            <text:p>video/avi</text:p>
          </table:table-cell>
          <table:table-cell office:value-type="float" office:value="20.385">
            <text:p>20.385</text:p>
          </table:table-cell>
          <table:table-cell table:number-columns-repeated="2"/>
          <table:table-cell office:value-type="string">
            <text:p>2013-12-29T00:20:3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5.avi</text:p>
          </table:table-cell>
          <table:table-cell table:style-name="ce2" table:formula="of:=HYPERLINK([.A3242]; &quot;View Now&quot;)" office:value-type="string" office:string-value="View Now">
            <text:p>View Now</text:p>
          </table:table-cell>
          <table:table-cell office:value-type="string">
            <text:p>video/avi</text:p>
          </table:table-cell>
          <table:table-cell office:value-type="float" office:value="59.901678">
            <text:p>59.901678</text:p>
          </table:table-cell>
          <table:table-cell office:value-type="string">
            <text:p>+18.3013-064.8241+014.788/</text:p>
          </table:table-cell>
          <table:table-cell table:formula="of:=HYPERLINK(&quot;https://www.google.com/maps?q=18.3013,-64.8241&quot;;&quot;MAP&quot;)" office:value-type="string" office:string-value="MAP">
            <text:p>MAP</text:p>
          </table:table-cell>
          <table:table-cell office:value-type="string">
            <text:p>2015-10-28T17:47:23.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visibility="filter">
          <table:table-cell office:value-type="string">
            <text:p>https://www.justice.gov/epstein/files/DataSet%209/EFTA01132029.mov</text:p>
          </table:table-cell>
          <table:table-cell table:style-name="ce2" table:formula="of:=HYPERLINK([.A3243]; &quot;View Now&quot;)" office:value-type="string" office:string-value="View Now">
            <text:p>View Now</text:p>
          </table:table-cell>
          <table:table-cell office:value-type="string">
            <text:p>video/quicktime</text:p>
          </table:table-cell>
          <table:table-cell office:value-type="float" office:value="15.71">
            <text:p>15.71</text:p>
          </table:table-cell>
          <table:table-cell table:number-columns-repeated="2"/>
          <table:table-cell office:value-type="string">
            <text:p>2013-12-31T16:12: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2055.avi</text:p>
          </table:table-cell>
          <table:table-cell table:style-name="ce2" table:formula="of:=HYPERLINK([.A3244]; &quot;View Now&quot;)" office:value-type="string" office:string-value="View Now">
            <text:p>View Now</text:p>
          </table:table-cell>
          <table:table-cell office:value-type="string">
            <text:p>video/avi</text:p>
          </table:table-cell>
          <table:table-cell office:value-type="float" office:value="28.316667">
            <text:p>28.316667</text:p>
          </table:table-cell>
          <table:table-cell table:number-columns-repeated="2"/>
          <table:table-cell office:value-type="string">
            <text:p>2013-12-25T01:46: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9.mov</text:p>
          </table:table-cell>
          <table:table-cell table:style-name="ce2" table:formula="of:=HYPERLINK([.A3245]; &quot;View Now&quot;)" office:value-type="string" office:string-value="View Now">
            <text:p>View Now</text:p>
          </table:table-cell>
          <table:table-cell office:value-type="string">
            <text:p>video/quicktime</text:p>
          </table:table-cell>
          <table:table-cell office:value-type="float" office:value="22.346667">
            <text:p>22.346667</text:p>
          </table:table-cell>
          <table:table-cell office:value-type="string">
            <text:p>+18.3016-064.8243+013.183/</text:p>
          </table:table-cell>
          <table:table-cell table:formula="of:=HYPERLINK(&quot;https://www.google.com/maps?q=18.3016,-64.8243&quot;;&quot;MAP&quot;)" office:value-type="string" office:string-value="MAP">
            <text:p>MAP</text:p>
          </table:table-cell>
          <table:table-cell office:value-type="string">
            <text:p>2015-10-28T17:48:28.000000Z</text:p>
          </table:table-cell>
          <table:table-cell table:number-columns-repeated="2"/>
          <table:table-cell table:style-name="ce6" office:value-type="string">
            <text:p>Unidentified male driving a 4x4 on Little Saint James into the garage</text:p>
          </table:table-cell>
          <table:table-cell table:number-columns-repeated="1014"/>
        </table:table-row>
        <table:table-row table:style-name="ro2" table:visibility="filter">
          <table:table-cell office:value-type="string">
            <text:p>https://www.justice.gov/epstein/files/DataSet%209/EFTA01132054.avi</text:p>
          </table:table-cell>
          <table:table-cell table:style-name="ce2" table:formula="of:=HYPERLINK([.A3246]; &quot;View Now&quot;)" office:value-type="string" office:string-value="View Now">
            <text:p>View Now</text:p>
          </table:table-cell>
          <table:table-cell office:value-type="string">
            <text:p>video/avi</text:p>
          </table:table-cell>
          <table:table-cell office:value-type="float" office:value="28.033333">
            <text:p>28.033333</text:p>
          </table:table-cell>
          <table:table-cell table:number-columns-repeated="2"/>
          <table:table-cell office:value-type="string">
            <text:p>2013-12-23T17:51: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2159.mov</text:p>
          </table:table-cell>
          <table:table-cell table:style-name="ce2" table:formula="of:=HYPERLINK([.A3247]; &quot;View Now&quot;)" office:value-type="string" office:string-value="View Now">
            <text:p>View Now</text:p>
          </table:table-cell>
          <table:table-cell office:value-type="string">
            <text:p>video/quicktime</text:p>
          </table:table-cell>
          <table:table-cell office:value-type="float" office:value="17.58">
            <text:p>17.58</text:p>
          </table:table-cell>
          <table:table-cell office:value-type="string">
            <text:p>+26.3057-080.1309+005.027/</text:p>
          </table:table-cell>
          <table:table-cell table:formula="of:=HYPERLINK(&quot;https://www.google.com/maps?q=26.3057,-80.1309&quot;;&quot;MAP&quot;)" office:value-type="string" office:string-value="MAP">
            <text:p>MAP</text:p>
          </table:table-cell>
          <table:table-cell office:value-type="string">
            <text:p>2013-12-14T13:13:15.000000Z</text:p>
          </table:table-cell>
          <table:table-cell/>
          <table:table-cell office:value-type="string">
            <text:p>Y</text:p>
          </table:table-cell>
          <table:table-cell table:style-name="ce6" office:value-type="string">
            <text:p>Unidentified Old lady telling a joke about a doctor and sex drive In vicinity of building 121 of Century Village Deerfield Beach, Florida</text:p>
          </table:table-cell>
          <table:table-cell table:number-columns-repeated="1014"/>
        </table:table-row>
        <table:table-row table:style-name="ro2" table:visibility="filter">
          <table:table-cell office:value-type="string">
            <text:p>https://www.justice.gov/epstein/files/DataSet%209/EFTA01133546.m4v</text:p>
          </table:table-cell>
          <table:table-cell table:style-name="ce2" table:formula="of:=HYPERLINK([.A3248]; &quot;View Now&quot;)" office:value-type="string" office:string-value="View Now">
            <text:p>View Now</text:p>
          </table:table-cell>
          <table:table-cell office:value-type="string">
            <text:p>video/mp4</text:p>
          </table:table-cell>
          <table:table-cell office:value-type="float" office:value="34.206168">
            <text:p>34.206168</text:p>
          </table:table-cell>
          <table:table-cell table:number-columns-repeated="2"/>
          <table:table-cell office:value-type="string">
            <text:p>2013-09-06T20:04:5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5723.mp4</text:p>
          </table:table-cell>
          <table:table-cell table:style-name="ce2" table:formula="of:=HYPERLINK([.A3249]; &quot;View Now&quot;)" office:value-type="string" office:string-value="View Now">
            <text:p>View Now</text:p>
          </table:table-cell>
          <table:table-cell office:value-type="string">
            <text:p>video/mp4</text:p>
          </table:table-cell>
          <table:table-cell office:value-type="float" office:value="22.244717">
            <text:p>22.2447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32307.avi</text:p>
          </table:table-cell>
          <table:table-cell table:style-name="ce2" table:formula="of:=HYPERLINK([.A3250]; &quot;View Now&quot;)" office:value-type="string" office:string-value="View Now">
            <text:p>View Now</text:p>
          </table:table-cell>
          <table:table-cell office:value-type="string">
            <text:p>video/avi</text:p>
          </table:table-cell>
          <table:table-cell office:value-type="float" office:value="40.49">
            <text:p>40.49</text:p>
          </table:table-cell>
          <table:table-cell table:number-columns-repeated="2"/>
          <table:table-cell office:value-type="string">
            <text:p>2013-12-08T13:32: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7029.m4v</text:p>
          </table:table-cell>
          <table:table-cell table:style-name="ce2" table:formula="of:=HYPERLINK([.A3251]; &quot;View Now&quot;)" office:value-type="string" office:string-value="View Now">
            <text:p>View Now</text:p>
          </table:table-cell>
          <table:table-cell office:value-type="string">
            <text:p>video/mp4</text:p>
          </table:table-cell>
          <table:table-cell office:value-type="float" office:value="2.875011">
            <text:p>2.875011</text:p>
          </table:table-cell>
          <table:table-cell table:number-columns-repeated="2"/>
          <table:table-cell office:value-type="string">
            <text:p>2013-03-20T22:47: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576839.wmv</text:p>
          </table:table-cell>
          <table:table-cell table:style-name="ce2" table:formula="of:=HYPERLINK([.A3252]; &quot;View Now&quot;)" office:value-type="string" office:string-value="View Now">
            <text:p>View Now</text:p>
          </table:table-cell>
          <table:table-cell office:value-type="string">
            <text:p>video/x-ms-wmv</text:p>
          </table:table-cell>
          <table:table-cell office:value-type="float" office:value="30.933">
            <text:p>30.9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32164.mov</text:p>
          </table:table-cell>
          <table:table-cell table:style-name="ce2" table:formula="of:=HYPERLINK([.A3253]; &quot;View Now&quot;)" office:value-type="string" office:string-value="View Now">
            <text:p>View Now</text:p>
          </table:table-cell>
          <table:table-cell office:value-type="string">
            <text:p>video/quicktime</text:p>
          </table:table-cell>
          <table:table-cell office:value-type="float" office:value="13.415">
            <text:p>13.415</text:p>
          </table:table-cell>
          <table:table-cell office:value-type="string">
            <text:p>+26.3057-080.1310+004.623/</text:p>
          </table:table-cell>
          <table:table-cell table:formula="of:=HYPERLINK(&quot;https://www.google.com/maps?q=26.3057,-80.131&quot;;&quot;MAP&quot;)" office:value-type="string" office:string-value="MAP">
            <text:p>MAP</text:p>
          </table:table-cell>
          <table:table-cell office:value-type="string">
            <text:p>2013-12-14T13:15:27.000000Z</text:p>
          </table:table-cell>
          <table:table-cell/>
          <table:table-cell office:value-type="string">
            <text:p>Y</text:p>
          </table:table-cell>
          <table:table-cell table:style-name="ce6" office:value-type="string">
            <text:p>Unidentified Old lady telling a joke about a divorce and circumcision <text:s/>In vicinity of building 121 of Century Village Deerfield Beach, Florida</text:p>
          </table:table-cell>
          <table:table-cell table:number-columns-repeated="1014"/>
        </table:table-row>
        <table:table-row table:style-name="ro2">
          <table:table-cell office:value-type="string">
            <text:p>https://www.justice.gov/epstein/files/DataSet%209/EFTA01132161.mov</text:p>
          </table:table-cell>
          <table:table-cell table:style-name="ce2" table:formula="of:=HYPERLINK([.A3254]; &quot;View Now&quot;)" office:value-type="string" office:string-value="View Now">
            <text:p>View Now</text:p>
          </table:table-cell>
          <table:table-cell office:value-type="string">
            <text:p>video/quicktime</text:p>
          </table:table-cell>
          <table:table-cell office:value-type="float" office:value="10.29">
            <text:p>10.29</text:p>
          </table:table-cell>
          <table:table-cell office:value-type="string">
            <text:p>+26.3058-080.1311+004.354/</text:p>
          </table:table-cell>
          <table:table-cell table:formula="of:=HYPERLINK(&quot;https://www.google.com/maps?q=26.3058,-80.1311&quot;;&quot;MAP&quot;)" office:value-type="string" office:string-value="MAP">
            <text:p>MAP</text:p>
          </table:table-cell>
          <table:table-cell office:value-type="string">
            <text:p>2013-12-14T13:14:28.000000Z</text:p>
          </table:table-cell>
          <table:table-cell/>
          <table:table-cell office:value-type="string">
            <text:p>Y</text:p>
          </table:table-cell>
          <table:table-cell table:style-name="ce6" office:value-type="string">
            <text:p>Unidentified Old lady telling a joke about a penis transplant In vicinity of building 121 of Century Village Deerfield Beach, Florida</text:p>
          </table:table-cell>
          <table:table-cell table:number-columns-repeated="1014"/>
        </table:table-row>
        <table:table-row table:style-name="ro2">
          <table:table-cell office:value-type="string">
            <text:p>https://www.justice.gov/epstein/files/DataSet%209/EFTA01136290.avi</text:p>
          </table:table-cell>
          <table:table-cell table:style-name="ce2" table:formula="of:=HYPERLINK([.A3255]; &quot;View Now&quot;)" office:value-type="string" office:string-value="View Now">
            <text:p>View Now</text:p>
          </table:table-cell>
          <table:table-cell office:value-type="string">
            <text:p>video/avi</text:p>
          </table:table-cell>
          <table:table-cell office:value-type="float" office:value="16.268333">
            <text:p>16.268333</text:p>
          </table:table-cell>
          <table:table-cell office:value-type="string">
            <text:p>+25.8899-080.1271+000.000/</text:p>
          </table:table-cell>
          <table:table-cell table:formula="of:=HYPERLINK(&quot;https://www.google.com/maps?q=25.8899,-80.1271&quot;;&quot;MAP&quot;)" office:value-type="string" office:string-value="MAP">
            <text:p>MAP</text:p>
          </table:table-cell>
          <table:table-cell office:value-type="string">
            <text:p>2013-04-24T15:55:46.000000Z</text:p>
          </table:table-cell>
          <table:table-cell table:number-columns-repeated="2"/>
          <table:table-cell table:style-name="ce6" office:value-type="string">
            <text:p>NOT WORKING – appears to be in vicinity of the property at 70 Camden Dr, Bal Harbour, FL 33154 which at the time owned by Bruce Knight</text:p>
          </table:table-cell>
          <table:table-cell table:number-columns-repeated="1014"/>
        </table:table-row>
        <table:table-row table:style-name="ro2" table:visibility="filter">
          <table:table-cell office:value-type="string">
            <text:p>https://www.justice.gov/epstein/files/DataSet%209/EFTA01138379.avi</text:p>
          </table:table-cell>
          <table:table-cell table:style-name="ce2" table:formula="of:=HYPERLINK([.A3256]; &quot;View Now&quot;)" office:value-type="string" office:string-value="View Now">
            <text:p>View Now</text:p>
          </table:table-cell>
          <table:table-cell office:value-type="string">
            <text:p>video/avi</text:p>
          </table:table-cell>
          <table:table-cell office:value-type="float" office:value="22.255771">
            <text:p>22.255771</text:p>
          </table:table-cell>
          <table:table-cell table:number-columns-repeated="2"/>
          <table:table-cell office:value-type="string">
            <text:p>2015-11-10T19:59:1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2162.avi</text:p>
          </table:table-cell>
          <table:table-cell table:style-name="ce2" table:formula="of:=HYPERLINK([.A3257]; &quot;View Now&quot;)" office:value-type="string" office:string-value="View Now">
            <text:p>View Now</text:p>
          </table:table-cell>
          <table:table-cell office:value-type="string">
            <text:p>video/avi</text:p>
          </table:table-cell>
          <table:table-cell office:value-type="float" office:value="37.37">
            <text:p>37.37</text:p>
          </table:table-cell>
          <table:table-cell office:value-type="string">
            <text:p>+26.3057-080.1310+005.373/</text:p>
          </table:table-cell>
          <table:table-cell table:formula="of:=HYPERLINK(&quot;https://www.google.com/maps?q=26.3057,-80.131&quot;;&quot;MAP&quot;)" office:value-type="string" office:string-value="MAP">
            <text:p>MAP</text:p>
          </table:table-cell>
          <table:table-cell office:value-type="string">
            <text:p>2013-12-14T13:14:50.000000Z</text:p>
          </table:table-cell>
          <table:table-cell table:number-columns-repeated="2"/>
          <table:table-cell table:style-name="ce6" office:value-type="string">
            <text:p>NOT WORKING – Same address as old lady telling jokes <text:s/>In vicinity of building 121 of Century Village Deerfield Beach, Florida</text:p>
          </table:table-cell>
          <table:table-cell table:number-columns-repeated="1014"/>
        </table:table-row>
        <table:table-row table:style-name="ro2" table:visibility="filter">
          <table:table-cell office:value-type="string">
            <text:p>https://www.justice.gov/epstein/files/DataSet%209/EFTA01137990.m4a</text:p>
          </table:table-cell>
          <table:table-cell table:style-name="ce2" table:formula="of:=HYPERLINK([.A3258]; &quot;View Now&quot;)" office:value-type="string" office:string-value="View Now">
            <text:p>View Now</text:p>
          </table:table-cell>
          <table:table-cell office:value-type="string">
            <text:p>audio/mp4</text:p>
          </table:table-cell>
          <table:table-cell office:value-type="float" office:value="17.554286">
            <text:p>17.554286</text:p>
          </table:table-cell>
          <table:table-cell table:number-columns-repeated="2"/>
          <table:table-cell office:value-type="string">
            <text:p>2016-01-20T12:19:2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6478.mov</text:p>
          </table:table-cell>
          <table:table-cell table:style-name="ce2" table:formula="of:=HYPERLINK([.A3259]; &quot;View Now&quot;)" office:value-type="string" office:string-value="View Now">
            <text:p>View Now</text:p>
          </table:table-cell>
          <table:table-cell office:value-type="string">
            <text:p>video/quicktime</text:p>
          </table:table-cell>
          <table:table-cell office:value-type="float" office:value="4.185">
            <text:p>4.185</text:p>
          </table:table-cell>
          <table:table-cell table:number-columns-repeated="2"/>
          <table:table-cell office:value-type="string">
            <text:p>2013-04-15T04:2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7173.mov</text:p>
          </table:table-cell>
          <table:table-cell table:style-name="ce2" table:formula="of:=HYPERLINK([.A3260]; &quot;View Now&quot;)" office:value-type="string" office:string-value="View Now">
            <text:p>View Now</text:p>
          </table:table-cell>
          <table:table-cell office:value-type="string">
            <text:p>video/quicktime</text:p>
          </table:table-cell>
          <table:table-cell office:value-type="float" office:value="16.363333">
            <text:p>16.363333</text:p>
          </table:table-cell>
          <table:table-cell office:value-type="string">
            <text:p>+18.4002-064.6340+003.887/</text:p>
          </table:table-cell>
          <table:table-cell table:formula="of:=HYPERLINK(&quot;https://www.google.com/maps?q=18.4002,-64.634&quot;;&quot;MAP&quot;)" office:value-type="string" office:string-value="MAP">
            <text:p>MAP</text:p>
          </table:table-cell>
          <table:table-cell office:value-type="string">
            <text:p>2013-03-09T17:21:11.000000Z</text:p>
          </table:table-cell>
          <table:table-cell table:number-columns-repeated="2"/>
          <table:table-cell table:style-name="ce6" office:value-type="string">
            <text:p>Video of propeller damage and spinning on the shaft – likely a repairman at the Nanny Cay Marina Tortola, VG1110, British Virgin Islands</text:p>
          </table:table-cell>
          <table:table-cell table:number-columns-repeated="1014"/>
        </table:table-row>
        <table:table-row table:style-name="ro2">
          <table:table-cell office:value-type="string">
            <text:p>https://www.justice.gov/epstein/files/DataSet%209/EFTA01136088.mov</text:p>
          </table:table-cell>
          <table:table-cell table:style-name="ce2" table:formula="of:=HYPERLINK([.A3261]; &quot;View Now&quot;)" office:value-type="string" office:string-value="View Now">
            <text:p>View Now</text:p>
          </table:table-cell>
          <table:table-cell office:value-type="string">
            <text:p>video/quicktime</text:p>
          </table:table-cell>
          <table:table-cell office:value-type="float" office:value="10.7">
            <text:p>10.7</text:p>
          </table:table-cell>
          <table:table-cell office:value-type="string">
            <text:p>-34.0165+018.4588+024.524/</text:p>
          </table:table-cell>
          <table:table-cell table:formula="of:=HYPERLINK(&quot;https://www.google.com/maps?q=-34.0165,18.4588&quot;;&quot;MAP&quot;)" office:value-type="string" office:string-value="MAP">
            <text:p>MAP</text:p>
          </table:table-cell>
          <table:table-cell office:value-type="string">
            <text:p>2013-05-09T16:02:03.000000Z</text:p>
          </table:table-cell>
          <table:table-cell table:number-columns-repeated="2"/>
          <table:table-cell table:style-name="ce6" office:value-type="string">
            <text:p>Video of unknown person walking barefoot in grass at 9 Dalziel Rd, Plumstead, Cape Town, 7801, South Africa – no known owners</text:p>
          </table:table-cell>
          <table:table-cell table:number-columns-repeated="1014"/>
        </table:table-row>
        <table:table-row table:style-name="ro2" table:visibility="filter">
          <table:table-cell office:value-type="string">
            <text:p>https://www.justice.gov/epstein/files/DataSet%209/EFTA01140431.m4v</text:p>
          </table:table-cell>
          <table:table-cell table:style-name="ce2" table:formula="of:=HYPERLINK([.A3262]; &quot;View Now&quot;)" office:value-type="string" office:string-value="View Now">
            <text:p>View Now</text:p>
          </table:table-cell>
          <table:table-cell office:value-type="string">
            <text:p>video/mp4</text:p>
          </table:table-cell>
          <table:table-cell office:value-type="float" office:value="4.233333">
            <text:p>4.2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40619.avi</text:p>
          </table:table-cell>
          <table:table-cell table:style-name="ce2" table:formula="of:=HYPERLINK([.A326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3-12-16T23:54: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1497.avi</text:p>
          </table:table-cell>
          <table:table-cell table:style-name="ce2" table:formula="of:=HYPERLINK([.A3264]; &quot;View Now&quot;)" office:value-type="string" office:string-value="View Now">
            <text:p>View Now</text:p>
          </table:table-cell>
          <table:table-cell office:value-type="string">
            <text:p>video/avi</text:p>
          </table:table-cell>
          <table:table-cell office:value-type="float" office:value="37.266667">
            <text:p>37.266667</text:p>
          </table:table-cell>
          <table:table-cell table:number-columns-repeated="2"/>
          <table:table-cell office:value-type="string">
            <text:p>2013-11-08T13:48: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3333.m4a</text:p>
          </table:table-cell>
          <table:table-cell table:style-name="ce2" table:formula="of:=HYPERLINK([.A3265]; &quot;View Now&quot;)" office:value-type="string" office:string-value="View Now">
            <text:p>View Now</text:p>
          </table:table-cell>
          <table:table-cell office:value-type="string">
            <text:p>audio/mp4</text:p>
          </table:table-cell>
          <table:table-cell office:value-type="float" office:value="1528.407075">
            <text:p>1528.407075</text:p>
          </table:table-cell>
          <table:table-cell table:number-columns-repeated="2"/>
          <table:table-cell office:value-type="string">
            <text:p>2013-09-22T16:33: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9139.avi</text:p>
          </table:table-cell>
          <table:table-cell table:style-name="ce2" table:formula="of:=HYPERLINK([.A3266]; &quot;View Now&quot;)" office:value-type="string" office:string-value="View Now">
            <text:p>View Now</text:p>
          </table:table-cell>
          <table:table-cell office:value-type="string">
            <text:p>video/avi</text:p>
          </table:table-cell>
          <table:table-cell office:value-type="float" office:value="543.183333">
            <text:p>543.183333</text:p>
          </table:table-cell>
          <table:table-cell table:number-columns-repeated="2"/>
          <table:table-cell office:value-type="string">
            <text:p>2015-12-21T02:33:2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1834.avi</text:p>
          </table:table-cell>
          <table:table-cell table:style-name="ce2" table:formula="of:=HYPERLINK([.A3267]; &quot;View Now&quot;)" office:value-type="string" office:string-value="View Now">
            <text:p>View Now</text:p>
          </table:table-cell>
          <table:table-cell office:value-type="string">
            <text:p>video/avi</text:p>
          </table:table-cell>
          <table:table-cell office:value-type="float" office:value="179.266667">
            <text:p>179.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38821.avi</text:p>
          </table:table-cell>
          <table:table-cell table:style-name="ce2" table:formula="of:=HYPERLINK([.A3268]; &quot;View Now&quot;)" office:value-type="string" office:string-value="View Now">
            <text:p>View Now</text:p>
          </table:table-cell>
          <table:table-cell office:value-type="string">
            <text:p>video/avi</text:p>
          </table:table-cell>
          <table:table-cell office:value-type="float" office:value="3.068345">
            <text:p>3.068345</text:p>
          </table:table-cell>
          <table:table-cell table:number-columns-repeated="2"/>
          <table:table-cell office:value-type="string">
            <text:p>2015-12-29T13:40: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5525.avi</text:p>
          </table:table-cell>
          <table:table-cell table:style-name="ce2" table:formula="of:=HYPERLINK([.A3269]; &quot;View Now&quot;)" office:value-type="string" office:string-value="View Now">
            <text:p>View Now</text:p>
          </table:table-cell>
          <table:table-cell office:value-type="string">
            <text:p>video/avi</text:p>
          </table:table-cell>
          <table:table-cell office:value-type="float" office:value="37.855">
            <text:p>37.855</text:p>
          </table:table-cell>
          <table:table-cell table:number-columns-repeated="2"/>
          <table:table-cell office:value-type="string">
            <text:p>2013-01-14T23:55: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9965.mov</text:p>
          </table:table-cell>
          <table:table-cell table:style-name="ce2" table:formula="of:=HYPERLINK([.A3270]; &quot;View Now&quot;)" office:value-type="string" office:string-value="View Now">
            <text:p>View Now</text:p>
          </table:table-cell>
          <table:table-cell office:value-type="string">
            <text:p>video/quicktime</text:p>
          </table:table-cell>
          <table:table-cell office:value-type="float" office:value="13.371678">
            <text:p>13.371678</text:p>
          </table:table-cell>
          <table:table-cell table:number-columns-repeated="2"/>
          <table:table-cell office:value-type="string">
            <text:p>2014-01-15T07:12: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7043.m4v</text:p>
          </table:table-cell>
          <table:table-cell table:style-name="ce2" table:formula="of:=HYPERLINK([.A3271]; &quot;View Now&quot;)" office:value-type="string" office:string-value="View Now">
            <text:p>View Now</text:p>
          </table:table-cell>
          <table:table-cell office:value-type="string">
            <text:p>video/mp4</text:p>
          </table:table-cell>
          <table:table-cell office:value-type="float" office:value="16.5">
            <text:p>16.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39115.avi</text:p>
          </table:table-cell>
          <table:table-cell table:style-name="ce2" table:formula="of:=HYPERLINK([.A3272]; &quot;View Now&quot;)" office:value-type="string" office:string-value="View Now">
            <text:p>View Now</text:p>
          </table:table-cell>
          <table:table-cell office:value-type="string">
            <text:p>video/avi</text:p>
          </table:table-cell>
          <table:table-cell office:value-type="float" office:value="14.63">
            <text:p>14.63</text:p>
          </table:table-cell>
          <table:table-cell table:number-columns-repeated="2"/>
          <table:table-cell office:value-type="string">
            <text:p>2015-12-20T06:21:5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5820.avi</text:p>
          </table:table-cell>
          <table:table-cell table:style-name="ce2" table:formula="of:=HYPERLINK([.A3273]; &quot;View Now&quot;)" office:value-type="string" office:string-value="View Now">
            <text:p>View Now</text:p>
          </table:table-cell>
          <table:table-cell office:value-type="string">
            <text:p>video/avi</text:p>
          </table:table-cell>
          <table:table-cell office:value-type="float" office:value="54.031667">
            <text:p>54.031667</text:p>
          </table:table-cell>
          <table:table-cell table:number-columns-repeated="2"/>
          <table:table-cell office:value-type="string">
            <text:p>2012-11-23T01:29: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7195.3gp</text:p>
          </table:table-cell>
          <table:table-cell table:style-name="ce2" table:formula="of:=HYPERLINK([.A3274]; &quot;View Now&quot;)" office:value-type="string" office:string-value="View Now">
            <text:p>View Now</text:p>
          </table:table-cell>
          <table:table-cell office:value-type="string">
            <text:p>video/3gpp</text:p>
          </table:table-cell>
          <table:table-cell office:value-type="float" office:value="24.34">
            <text:p>24.34</text:p>
          </table:table-cell>
          <table:table-cell table:number-columns-repeated="2"/>
          <table:table-cell office:value-type="string">
            <text:p>2012-07-04T00:02:5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1793.m4a</text:p>
          </table:table-cell>
          <table:table-cell table:style-name="ce2" table:formula="of:=HYPERLINK([.A3275];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7152.avi</text:p>
          </table:table-cell>
          <table:table-cell table:style-name="ce2" table:formula="of:=HYPERLINK([.A3276]; &quot;View Now&quot;)" office:value-type="string" office:string-value="View Now">
            <text:p>View Now</text:p>
          </table:table-cell>
          <table:table-cell office:value-type="string">
            <text:p>video/avi</text:p>
          </table:table-cell>
          <table:table-cell office:value-type="float" office:value="41.266">
            <text:p>41.2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45508.mov</text:p>
          </table:table-cell>
          <table:table-cell table:style-name="ce2" table:formula="of:=HYPERLINK([.A3277]; &quot;View Now&quot;)" office:value-type="string" office:string-value="View Now">
            <text:p>View Now</text:p>
          </table:table-cell>
          <table:table-cell office:value-type="string">
            <text:p>video/quicktime</text:p>
          </table:table-cell>
          <table:table-cell office:value-type="float" office:value="12.55">
            <text:p>12.55</text:p>
          </table:table-cell>
          <table:table-cell table:number-columns-repeated="2"/>
          <table:table-cell office:value-type="string">
            <text:p>2013-01-20T18:09: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1481.avi</text:p>
          </table:table-cell>
          <table:table-cell table:style-name="ce2" table:formula="of:=HYPERLINK([.A3278]; &quot;View Now&quot;)" office:value-type="string" office:string-value="View Now">
            <text:p>View Now</text:p>
          </table:table-cell>
          <table:table-cell office:value-type="string">
            <text:p>video/avi</text:p>
          </table:table-cell>
          <table:table-cell office:value-type="float" office:value="50.443333">
            <text:p>50.443333</text:p>
          </table:table-cell>
          <table:table-cell table:number-columns-repeated="2"/>
          <table:table-cell office:value-type="string">
            <text:p>2013-11-07T19:04: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7522.avi</text:p>
          </table:table-cell>
          <table:table-cell table:style-name="ce2" table:formula="of:=HYPERLINK([.A3279]; &quot;View Now&quot;)" office:value-type="string" office:string-value="View Now">
            <text:p>View Now</text:p>
          </table:table-cell>
          <table:table-cell office:value-type="string">
            <text:p>video/avi</text:p>
          </table:table-cell>
          <table:table-cell office:value-type="float" office:value="32.753333">
            <text:p>32.753333</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4-01-21T18:14:18.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2" table:visibility="filter">
          <table:table-cell office:value-type="string">
            <text:p>https://www.justice.gov/epstein/files/DataSet%209/EFTA01149251.avi</text:p>
          </table:table-cell>
          <table:table-cell table:style-name="ce2" table:formula="of:=HYPERLINK([.A3280]; &quot;View Now&quot;)" office:value-type="string" office:string-value="View Now">
            <text:p>View Now</text:p>
          </table:table-cell>
          <table:table-cell office:value-type="string">
            <text:p>video/avi</text:p>
          </table:table-cell>
          <table:table-cell office:value-type="float" office:value="21.16">
            <text:p>21.16</text:p>
          </table:table-cell>
          <table:table-cell office:value-type="string">
            <text:p>+48.8676+002.3295/</text:p>
          </table:table-cell>
          <table:table-cell/>
          <table:table-cell office:value-type="string">
            <text:p>2011-09-24T08:40:11.000000Z</text:p>
          </table:table-cell>
          <table:table-cell table:number-columns-repeated="2"/>
          <table:table-cell table:style-name="ce6"/>
          <table:table-cell table:number-columns-repeated="1014"/>
        </table:table-row>
        <table:table-row table:style-name="ro2" table:visibility="filter">
          <table:table-cell office:value-type="string">
            <text:p>https://www.justice.gov/epstein/files/DataSet%209/EFTA01149091.avi</text:p>
          </table:table-cell>
          <table:table-cell table:style-name="ce2" table:formula="of:=HYPERLINK([.A3281]; &quot;View Now&quot;)" office:value-type="string" office:string-value="View Now">
            <text:p>View Now</text:p>
          </table:table-cell>
          <table:table-cell office:value-type="string">
            <text:p>video/avi</text:p>
          </table:table-cell>
          <table:table-cell office:value-type="float" office:value="267.470385">
            <text:p>267.470385</text:p>
          </table:table-cell>
          <table:table-cell table:number-columns-repeated="5"/>
          <table:table-cell table:style-name="ce5"/>
          <table:table-cell table:number-columns-repeated="1014"/>
        </table:table-row>
        <table:table-row table:style-name="ro2">
          <table:table-cell office:value-type="string">
            <text:p>https://www.justice.gov/epstein/files/DataSet%209/EFTA01148746.avi</text:p>
          </table:table-cell>
          <table:table-cell table:style-name="ce2" table:formula="of:=HYPERLINK([.A3282]; &quot;View Now&quot;)" office:value-type="string" office:string-value="View Now">
            <text:p>View Now</text:p>
          </table:table-cell>
          <table:table-cell office:value-type="string">
            <text:p>video/avi</text:p>
          </table:table-cell>
          <table:table-cell office:value-type="float" office:value="54.031667">
            <text:p>54.031667</text:p>
          </table:table-cell>
          <table:table-cell office:value-type="string">
            <text:p>+42.1963-071.1854+021.000/</text:p>
          </table:table-cell>
          <table:table-cell table:formula="of:=HYPERLINK(&quot;https://www.google.com/maps?q=42.1963,-71.1854&quot;;&quot;MAP&quot;)" office:value-type="string" office:string-value="MAP">
            <text:p>MAP</text:p>
          </table:table-cell>
          <table:table-cell office:value-type="string">
            <text:p>2011-11-11T17:53:39.000000Z</text:p>
          </table:table-cell>
          <table:table-cell table:number-columns-repeated="2"/>
          <table:table-cell table:style-name="ce6" office:value-type="string">
            <text:p>NOT WORKING – Located at Ferrari of New England The Automile 441 Providence Hwy, US-1, Norwood, MA 02062, United States</text:p>
          </table:table-cell>
          <table:table-cell table:number-columns-repeated="1014"/>
        </table:table-row>
        <table:table-row table:style-name="ro2" table:visibility="filter">
          <table:table-cell office:value-type="string">
            <text:p>https://www.justice.gov/epstein/files/DataSet%209/EFTA01154152.avi</text:p>
          </table:table-cell>
          <table:table-cell table:style-name="ce2" table:formula="of:=HYPERLINK([.A3283]; &quot;View Now&quot;)" office:value-type="string" office:string-value="View Now">
            <text:p>View Now</text:p>
          </table:table-cell>
          <table:table-cell office:value-type="string">
            <text:p>video/avi</text:p>
          </table:table-cell>
          <table:table-cell office:value-type="float" office:value="76.874">
            <text:p>76.8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56054.avi</text:p>
          </table:table-cell>
          <table:table-cell table:style-name="ce2" table:formula="of:=HYPERLINK([.A3284]; &quot;View Now&quot;)" office:value-type="string" office:string-value="View Now">
            <text:p>View Now</text:p>
          </table:table-cell>
          <table:table-cell office:value-type="string">
            <text:p>video/avi</text:p>
          </table:table-cell>
          <table:table-cell office:value-type="float" office:value="27.886">
            <text:p>27.886</text:p>
          </table:table-cell>
          <table:table-cell table:number-columns-repeated="2"/>
          <table:table-cell office:value-type="string">
            <text:p>2011-01-10T21:18: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8575.avi</text:p>
          </table:table-cell>
          <table:table-cell table:style-name="ce2" table:formula="of:=HYPERLINK([.A3285]; &quot;View Now&quot;)" office:value-type="string" office:string-value="View Now">
            <text:p>View Now</text:p>
          </table:table-cell>
          <table:table-cell office:value-type="string">
            <text:p>video/avi</text:p>
          </table:table-cell>
          <table:table-cell office:value-type="float" office:value="80.146813">
            <text:p>80.146813</text:p>
          </table:table-cell>
          <table:table-cell table:number-columns-repeated="2"/>
          <table:table-cell office:value-type="string">
            <text:p>2011-12-19T05:45: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3587.wav</text:p>
          </table:table-cell>
          <table:table-cell table:style-name="ce2" table:formula="of:=HYPERLINK([.A3286]; &quot;View Now&quot;)" office:value-type="string" office:string-value="View Now">
            <text:p>View Now</text:p>
          </table:table-cell>
          <table:table-cell office:value-type="string">
            <text:p>audio/wav</text:p>
          </table:table-cell>
          <table:table-cell office:value-type="float" office:value="158.3755">
            <text:p>158.37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49143.avi</text:p>
          </table:table-cell>
          <table:table-cell table:style-name="ce2" table:formula="of:=HYPERLINK([.A328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1-10-13T22:15: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8747.avi</text:p>
          </table:table-cell>
          <table:table-cell table:style-name="ce2" table:formula="of:=HYPERLINK([.A3288]; &quot;View Now&quot;)" office:value-type="string" office:string-value="View Now">
            <text:p>View Now</text:p>
          </table:table-cell>
          <table:table-cell office:value-type="string">
            <text:p>video/avi</text:p>
          </table:table-cell>
          <table:table-cell office:value-type="float" office:value="45.016667">
            <text:p>45.016667</text:p>
          </table:table-cell>
          <table:table-cell office:value-type="string">
            <text:p>+42.1965-071.1856+014.000/</text:p>
          </table:table-cell>
          <table:table-cell table:formula="of:=HYPERLINK(&quot;https://www.google.com/maps?q=42.1965,-71.1856&quot;;&quot;MAP&quot;)" office:value-type="string" office:string-value="MAP">
            <text:p>MAP</text:p>
          </table:table-cell>
          <table:table-cell office:value-type="string">
            <text:p>2011-11-11T18:34:42.000000Z</text:p>
          </table:table-cell>
          <table:table-cell table:number-columns-repeated="2"/>
          <table:table-cell table:style-name="ce6" office:value-type="string">
            <text:p>NOT WORKING – Located at Boch Maserati Route 1, The Automile, 441 Providence Highway, Norwood, MA 02062, United States</text:p>
          </table:table-cell>
          <table:table-cell table:number-columns-repeated="1014"/>
        </table:table-row>
        <table:table-row table:style-name="ro2" table:visibility="filter">
          <table:table-cell office:value-type="string">
            <text:p>https://www.justice.gov/epstein/files/DataSet%209/EFTA01153924.avi</text:p>
          </table:table-cell>
          <table:table-cell table:style-name="ce2" table:formula="of:=HYPERLINK([.A3289]; &quot;View Now&quot;)" office:value-type="string" office:string-value="View Now">
            <text:p>View Now</text:p>
          </table:table-cell>
          <table:table-cell office:value-type="string">
            <text:p>video/avi</text:p>
          </table:table-cell>
          <table:table-cell office:value-type="float" office:value="267.333333">
            <text:p>267.333333</text:p>
          </table:table-cell>
          <table:table-cell table:number-columns-repeated="2"/>
          <table:table-cell office:value-type="string">
            <text:p>2013-08-31T08:43: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156.avi</text:p>
          </table:table-cell>
          <table:table-cell table:style-name="ce2" table:formula="of:=HYPERLINK([.A3290]; &quot;View Now&quot;)" office:value-type="string" office:string-value="View Now">
            <text:p>View Now</text:p>
          </table:table-cell>
          <table:table-cell office:value-type="string">
            <text:p>video/avi</text:p>
          </table:table-cell>
          <table:table-cell office:value-type="float" office:value="155.05">
            <text:p>155.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53273.avi</text:p>
          </table:table-cell>
          <table:table-cell table:style-name="ce2" table:formula="of:=HYPERLINK([.A3291]; &quot;View Now&quot;)" office:value-type="string" office:string-value="View Now">
            <text:p>View Now</text:p>
          </table:table-cell>
          <table:table-cell office:value-type="string">
            <text:p>video/avi</text:p>
          </table:table-cell>
          <table:table-cell office:value-type="float" office:value="30.005">
            <text:p>30.005</text:p>
          </table:table-cell>
          <table:table-cell table:number-columns-repeated="2"/>
          <table:table-cell office:value-type="string">
            <text:p>2011-02-16T03:07: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4341.avi</text:p>
          </table:table-cell>
          <table:table-cell table:style-name="ce2" table:formula="of:=HYPERLINK([.A3292]; &quot;View Now&quot;)" office:value-type="string" office:string-value="View Now">
            <text:p>View Now</text:p>
          </table:table-cell>
          <table:table-cell office:value-type="string">
            <text:p>video/avi</text:p>
          </table:table-cell>
          <table:table-cell office:value-type="float" office:value="312.225">
            <text:p>312.2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54497.avi</text:p>
          </table:table-cell>
          <table:table-cell table:style-name="ce2" table:formula="of:=HYPERLINK([.A3293]; &quot;View Now&quot;)" office:value-type="string" office:string-value="View Now">
            <text:p>View Now</text:p>
          </table:table-cell>
          <table:table-cell office:value-type="string">
            <text:p>video/avi</text:p>
          </table:table-cell>
          <table:table-cell office:value-type="float" office:value="47.556667">
            <text:p>47.556667</text:p>
          </table:table-cell>
          <table:table-cell table:number-columns-repeated="2"/>
          <table:table-cell office:value-type="string">
            <text:p>2009-07-05T19:31: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47.avi</text:p>
          </table:table-cell>
          <table:table-cell table:style-name="ce2" table:formula="of:=HYPERLINK([.A3294]; &quot;View Now&quot;)" office:value-type="string" office:string-value="View Now">
            <text:p>View Now</text:p>
          </table:table-cell>
          <table:table-cell office:value-type="string">
            <text:p>video/avi</text:p>
          </table:table-cell>
          <table:table-cell office:value-type="float" office:value="37.058345">
            <text:p>37.058345</text:p>
          </table:table-cell>
          <table:table-cell table:number-columns-repeated="2"/>
          <table:table-cell office:value-type="string">
            <text:p>2015-04-04T17:21:1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46.avi</text:p>
          </table:table-cell>
          <table:table-cell table:style-name="ce2" table:formula="of:=HYPERLINK([.A3295]; &quot;View Now&quot;)" office:value-type="string" office:string-value="View Now">
            <text:p>View Now</text:p>
          </table:table-cell>
          <table:table-cell office:value-type="string">
            <text:p>video/avi</text:p>
          </table:table-cell>
          <table:table-cell office:value-type="float" office:value="42.716667">
            <text:p>42.716667</text:p>
          </table:table-cell>
          <table:table-cell table:number-columns-repeated="2"/>
          <table:table-cell office:value-type="string">
            <text:p>2015-04-04T17:20:0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5951.m4a</text:p>
          </table:table-cell>
          <table:table-cell table:style-name="ce2" table:formula="of:=HYPERLINK([.A329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56808.avi</text:p>
          </table:table-cell>
          <table:table-cell table:style-name="ce2" table:formula="of:=HYPERLINK([.A329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6: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10.avi</text:p>
          </table:table-cell>
          <table:table-cell table:style-name="ce2" table:formula="of:=HYPERLINK([.A3298];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4-04T17:28:2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48.avi</text:p>
          </table:table-cell>
          <table:table-cell table:style-name="ce2" table:formula="of:=HYPERLINK([.A329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1: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51.avi</text:p>
          </table:table-cell>
          <table:table-cell table:style-name="ce2" table:formula="of:=HYPERLINK([.A3300]; &quot;View Now&quot;)" office:value-type="string" office:string-value="View Now">
            <text:p>View Now</text:p>
          </table:table-cell>
          <table:table-cell office:value-type="string">
            <text:p>video/avi</text:p>
          </table:table-cell>
          <table:table-cell office:value-type="float" office:value="26.128333">
            <text:p>26.128333</text:p>
          </table:table-cell>
          <table:table-cell table:number-columns-repeated="2"/>
          <table:table-cell office:value-type="string">
            <text:p>2015-04-04T17:26: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50.mov</text:p>
          </table:table-cell>
          <table:table-cell table:style-name="ce2" table:formula="of:=HYPERLINK([.A3301]; &quot;View Now&quot;)" office:value-type="string" office:string-value="View Now">
            <text:p>View Now</text:p>
          </table:table-cell>
          <table:table-cell office:value-type="string">
            <text:p>video/quicktime</text:p>
          </table:table-cell>
          <table:table-cell office:value-type="float" office:value="15.93">
            <text:p>15.93</text:p>
          </table:table-cell>
          <table:table-cell table:number-columns-repeated="2"/>
          <table:table-cell office:value-type="string">
            <text:p>2015-04-04T17:25:1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09.avi</text:p>
          </table:table-cell>
          <table:table-cell table:style-name="ce2" table:formula="of:=HYPERLINK([.A3302];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7: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11.avi</text:p>
          </table:table-cell>
          <table:table-cell table:style-name="ce2" table:formula="of:=HYPERLINK([.A330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1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7435.avi</text:p>
          </table:table-cell>
          <table:table-cell table:style-name="ce2" table:formula="of:=HYPERLINK([.A3304]; &quot;View Now&quot;)" office:value-type="string" office:string-value="View Now">
            <text:p>View Now</text:p>
          </table:table-cell>
          <table:table-cell office:value-type="string">
            <text:p>video/avi</text:p>
          </table:table-cell>
          <table:table-cell office:value-type="float" office:value="108.999">
            <text:p>108.9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60081.mp3</text:p>
          </table:table-cell>
          <table:table-cell table:style-name="ce2" table:formula="of:=HYPERLINK([.A3305];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56814.avi</text:p>
          </table:table-cell>
          <table:table-cell table:style-name="ce2" table:formula="of:=HYPERLINK([.A3306]; &quot;View Now&quot;)" office:value-type="string" office:string-value="View Now">
            <text:p>View Now</text:p>
          </table:table-cell>
          <table:table-cell office:value-type="string">
            <text:p>video/avi</text:p>
          </table:table-cell>
          <table:table-cell office:value-type="float" office:value="39.918345">
            <text:p>39.918345</text:p>
          </table:table-cell>
          <table:table-cell table:number-columns-repeated="2"/>
          <table:table-cell office:value-type="string">
            <text:p>2015-04-04T17:30: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45.avi</text:p>
          </table:table-cell>
          <table:table-cell table:style-name="ce2" table:formula="of:=HYPERLINK([.A330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18: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12.avi</text:p>
          </table:table-cell>
          <table:table-cell table:style-name="ce2" table:formula="of:=HYPERLINK([.A3308];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13.avi</text:p>
          </table:table-cell>
          <table:table-cell table:style-name="ce2" table:formula="of:=HYPERLINK([.A330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30:2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16.mov</text:p>
          </table:table-cell>
          <table:table-cell table:style-name="ce2" table:formula="of:=HYPERLINK([.A3310]; &quot;View Now&quot;)" office:value-type="string" office:string-value="View Now">
            <text:p>View Now</text:p>
          </table:table-cell>
          <table:table-cell office:value-type="string">
            <text:p>video/quicktime</text:p>
          </table:table-cell>
          <table:table-cell office:value-type="float" office:value="20.496667">
            <text:p>20.496667</text:p>
          </table:table-cell>
          <table:table-cell table:number-columns-repeated="2"/>
          <table:table-cell office:value-type="string">
            <text:p>2015-04-04T17:31: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9673.m4a</text:p>
          </table:table-cell>
          <table:table-cell table:style-name="ce2" table:formula="of:=HYPERLINK([.A3311]; &quot;View Now&quot;)" office:value-type="string" office:string-value="View Now">
            <text:p>View Now</text:p>
          </table:table-cell>
          <table:table-cell office:value-type="string">
            <text:p>audio/mp4</text:p>
          </table:table-cell>
          <table:table-cell office:value-type="float" office:value="114.520816">
            <text:p>114.52081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66411.mov</text:p>
          </table:table-cell>
          <table:table-cell table:style-name="ce2" table:formula="of:=HYPERLINK([.A3312];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64774.mov</text:p>
          </table:table-cell>
          <table:table-cell table:style-name="ce2" table:formula="of:=HYPERLINK([.A3313]; &quot;View Now&quot;)" office:value-type="string" office:string-value="View Now">
            <text:p>View Now</text:p>
          </table:table-cell>
          <table:table-cell office:value-type="string">
            <text:p>video/quicktime</text:p>
          </table:table-cell>
          <table:table-cell office:value-type="float" office:value="6.858333">
            <text:p>6.858333</text:p>
          </table:table-cell>
          <table:table-cell table:number-columns-repeated="2"/>
          <table:table-cell office:value-type="string">
            <text:p>2011-05-14T22:16:5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7473.avi</text:p>
          </table:table-cell>
          <table:table-cell table:style-name="ce2" table:formula="of:=HYPERLINK([.A3314]; &quot;View Now&quot;)" office:value-type="string" office:string-value="View Now">
            <text:p>View Now</text:p>
          </table:table-cell>
          <table:table-cell office:value-type="string">
            <text:p>video/avi</text:p>
          </table:table-cell>
          <table:table-cell office:value-type="float" office:value="36.781667">
            <text:p>36.781667</text:p>
          </table:table-cell>
          <table:table-cell office:value-type="string">
            <text:p>+18.3221-064.8434+014.829/</text:p>
          </table:table-cell>
          <table:table-cell table:formula="of:=HYPERLINK(&quot;https://www.google.com/maps?q=18.3221,-64.8434&quot;;&quot;MAP&quot;)" office:value-type="string" office:string-value="MAP">
            <text:p>MAP</text:p>
          </table:table-cell>
          <table:table-cell office:value-type="string">
            <text:p>2011-08-21T20:07:26.000000Z</text:p>
          </table:table-cell>
          <table:table-cell table:number-columns-repeated="2"/>
          <table:table-cell table:style-name="ce6" office:value-type="string">
            <text:p>NOT WORKING – Located at Turquoise Bay Nazareth St Thomas 00802</text:p>
          </table:table-cell>
          <table:table-cell table:number-columns-repeated="1014"/>
        </table:table-row>
        <table:table-row table:style-name="ro2" table:visibility="filter">
          <table:table-cell office:value-type="string">
            <text:p>https://www.justice.gov/epstein/files/DataSet%209/EFTA01168513.avi</text:p>
          </table:table-cell>
          <table:table-cell table:style-name="ce2" table:formula="of:=HYPERLINK([.A3315]; &quot;View Now&quot;)" office:value-type="string" office:string-value="View Now">
            <text:p>View Now</text:p>
          </table:table-cell>
          <table:table-cell office:value-type="string">
            <text:p>video/avi</text:p>
          </table:table-cell>
          <table:table-cell office:value-type="float" office:value="22.686667">
            <text:p>22.686667</text:p>
          </table:table-cell>
          <table:table-cell table:number-columns-repeated="2"/>
          <table:table-cell office:value-type="string">
            <text:p>2014-02-05T19:20: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68046.avi</text:p>
          </table:table-cell>
          <table:table-cell table:style-name="ce2" table:formula="of:=HYPERLINK([.A3316]; &quot;View Now&quot;)" office:value-type="string" office:string-value="View Now">
            <text:p>View Now</text:p>
          </table:table-cell>
          <table:table-cell office:value-type="string">
            <text:p>video/avi</text:p>
          </table:table-cell>
          <table:table-cell office:value-type="float" office:value="24.58">
            <text:p>24.58</text:p>
          </table:table-cell>
          <table:table-cell table:number-columns-repeated="2"/>
          <table:table-cell office:value-type="string">
            <text:p>2011-08-28T03:15:0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2558.mov</text:p>
          </table:table-cell>
          <table:table-cell table:style-name="ce2" table:formula="of:=HYPERLINK([.A3317]; &quot;View Now&quot;)" office:value-type="string" office:string-value="View Now">
            <text:p>View Now</text:p>
          </table:table-cell>
          <table:table-cell office:value-type="string">
            <text:p>video/quicktime</text:p>
          </table:table-cell>
          <table:table-cell office:value-type="float" office:value="8.915">
            <text:p>8.915</text:p>
          </table:table-cell>
          <table:table-cell office:value-type="string">
            <text:p>+07.9055+098.2975+026.000/</text:p>
          </table:table-cell>
          <table:table-cell table:formula="of:=HYPERLINK(&quot;https://www.google.com/maps?q=7.9055,98.2975&quot;;&quot;MAP&quot;)" office:value-type="string" office:string-value="MAP">
            <text:p>MAP</text:p>
          </table:table-cell>
          <table:table-cell office:value-type="string">
            <text:p>2011-12-30T10:44:29.000000Z</text:p>
          </table:table-cell>
          <table:table-cell/>
          <table:table-cell office:value-type="string">
            <text:p>Y</text:p>
          </table:table-cell>
          <table:table-cell table:style-name="ce6" office:value-type="string">
            <text:p>Unidentifed man sitting on large golden throne-like chair throwing a peace sign permanantly closed B-Lay Tong Beach Resort - 198 Thaweewong Rd, Pa Tong, Kathu District, Phuket 83150, Thailand</text:p>
          </table:table-cell>
          <table:table-cell table:number-columns-repeated="1014"/>
        </table:table-row>
        <table:table-row table:style-name="ro2" table:visibility="filter">
          <table:table-cell office:value-type="string">
            <text:p>https://www.justice.gov/epstein/files/DataSet%209/EFTA01166410.mov</text:p>
          </table:table-cell>
          <table:table-cell table:style-name="ce2" table:formula="of:=HYPERLINK([.A3318];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7573.avi</text:p>
          </table:table-cell>
          <table:table-cell table:style-name="ce2" table:formula="of:=HYPERLINK([.A3319]; &quot;View Now&quot;)" office:value-type="string" office:string-value="View Now">
            <text:p>View Now</text:p>
          </table:table-cell>
          <table:table-cell office:value-type="string">
            <text:p>video/avi</text:p>
          </table:table-cell>
          <table:table-cell office:value-type="float" office:value="21.115">
            <text:p>21.115</text:p>
          </table:table-cell>
          <table:table-cell office:value-type="string">
            <text:p>+56.0457+037.3610+189.894/</text:p>
          </table:table-cell>
          <table:table-cell table:formula="of:=HYPERLINK(&quot;https://www.google.com/maps?q=56.0457,37.361&quot;;&quot;MAP&quot;)" office:value-type="string" office:string-value="MAP">
            <text:p>MAP</text:p>
          </table:table-cell>
          <table:table-cell office:value-type="string">
            <text:p>2014-02-14T09:24:11.000000Z</text:p>
          </table:table-cell>
          <table:table-cell table:number-columns-repeated="2"/>
          <table:table-cell table:style-name="ce6" office:value-type="string">
            <text:p>NOT WORKING – located at Recreation center "Round Lake» Round Lake, Химкинский б-р, Myshetskoe, Moscow Oblast, Russia, 141895</text:p>
          </table:table-cell>
          <table:table-cell table:number-columns-repeated="1014"/>
        </table:table-row>
        <table:table-row table:style-name="ro2" table:visibility="filter">
          <table:table-cell office:value-type="string">
            <text:p>https://www.justice.gov/epstein/files/DataSet%209/EFTA01172515.avi</text:p>
          </table:table-cell>
          <table:table-cell table:style-name="ce2" table:formula="of:=HYPERLINK([.A3320]; &quot;View Now&quot;)" office:value-type="string" office:string-value="View Now">
            <text:p>View Now</text:p>
          </table:table-cell>
          <table:table-cell office:value-type="string">
            <text:p>video/avi</text:p>
          </table:table-cell>
          <table:table-cell office:value-type="float" office:value="5.739072">
            <text:p>5.739072</text:p>
          </table:table-cell>
          <table:table-cell table:number-columns-repeated="2"/>
          <table:table-cell office:value-type="string">
            <text:p>2011-12-27T06:12: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72247.mp3</text:p>
          </table:table-cell>
          <table:table-cell table:style-name="ce2" table:formula="of:=HYPERLINK([.A3321]; &quot;View Now&quot;)" office:value-type="string" office:string-value="View Now">
            <text:p>View Now</text:p>
          </table:table-cell>
          <table:table-cell office:value-type="string">
            <text:p>audio/mpeg</text:p>
          </table:table-cell>
          <table:table-cell office:value-type="float" office:value="15.928875">
            <text:p>15.9288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71100.avi</text:p>
          </table:table-cell>
          <table:table-cell table:style-name="ce2" table:formula="of:=HYPERLINK([.A3322]; &quot;View Now&quot;)" office:value-type="string" office:string-value="View Now">
            <text:p>View Now</text:p>
          </table:table-cell>
          <table:table-cell office:value-type="string">
            <text:p>video/avi</text:p>
          </table:table-cell>
          <table:table-cell office:value-type="float" office:value="30.04">
            <text:p>30.04</text:p>
          </table:table-cell>
          <table:table-cell table:number-columns-repeated="2"/>
          <table:table-cell office:value-type="string">
            <text:p>2011-10-17T14:15: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66739.m4a</text:p>
          </table:table-cell>
          <table:table-cell table:style-name="ce2" table:formula="of:=HYPERLINK([.A3323];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1785.mov</text:p>
          </table:table-cell>
          <table:table-cell table:style-name="ce2" table:formula="of:=HYPERLINK([.A3324]; &quot;View Now&quot;)" office:value-type="string" office:string-value="View Now">
            <text:p>View Now</text:p>
          </table:table-cell>
          <table:table-cell office:value-type="string">
            <text:p>video/quicktime</text:p>
          </table:table-cell>
          <table:table-cell office:value-type="float" office:value="23.491667">
            <text:p>23.491667</text:p>
          </table:table-cell>
          <table:table-cell table:number-columns-repeated="2"/>
          <table:table-cell office:value-type="string">
            <text:p>2011-11-14T22:27: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67025.avi</text:p>
          </table:table-cell>
          <table:table-cell table:style-name="ce2" table:formula="of:=HYPERLINK([.A3325]; &quot;View Now&quot;)" office:value-type="string" office:string-value="View Now">
            <text:p>View Now</text:p>
          </table:table-cell>
          <table:table-cell office:value-type="string">
            <text:p>video/avi</text:p>
          </table:table-cell>
          <table:table-cell office:value-type="float" office:value="71.237">
            <text:p>71.237</text:p>
          </table:table-cell>
          <table:table-cell table:number-columns-repeated="2"/>
          <table:table-cell office:value-type="string">
            <text:p>2011-07-28T18:41: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77808.wav</text:p>
          </table:table-cell>
          <table:table-cell table:style-name="ce2" table:formula="of:=HYPERLINK([.A332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2582.mov</text:p>
          </table:table-cell>
          <table:table-cell table:style-name="ce2" table:formula="of:=HYPERLINK([.A3327]; &quot;View Now&quot;)" office:value-type="string" office:string-value="View Now">
            <text:p>View Now</text:p>
          </table:table-cell>
          <table:table-cell office:value-type="string">
            <text:p>video/quicktime</text:p>
          </table:table-cell>
          <table:table-cell office:value-type="float" office:value="10.753333">
            <text:p>10.753333</text:p>
          </table:table-cell>
          <table:table-cell office:value-type="string">
            <text:p>+13.7382+100.5835+025.000/</text:p>
          </table:table-cell>
          <table:table-cell/>
          <table:table-cell office:value-type="string">
            <text:p>2012-01-02T12:29:02.000000Z</text:p>
          </table:table-cell>
          <table:table-cell table:number-columns-repeated="2"/>
          <table:table-cell table:style-name="ce6"/>
          <table:table-cell table:number-columns-repeated="1014"/>
        </table:table-row>
        <table:table-row table:style-name="ro2" table:visibility="filter">
          <table:table-cell office:value-type="string">
            <text:p>https://www.justice.gov/epstein/files/DataSet%209/EFTA01177560.m4v</text:p>
          </table:table-cell>
          <table:table-cell table:style-name="ce2" table:formula="of:=HYPERLINK([.A3328]; &quot;View Now&quot;)" office:value-type="string" office:string-value="View Now">
            <text:p>View Now</text:p>
          </table:table-cell>
          <table:table-cell office:value-type="string">
            <text:p>video/mp4</text:p>
          </table:table-cell>
          <table:table-cell office:value-type="float" office:value="17.5">
            <text:p>1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73979.m4v</text:p>
          </table:table-cell>
          <table:table-cell table:style-name="ce2" table:formula="of:=HYPERLINK([.A3329]; &quot;View Now&quot;)" office:value-type="string" office:string-value="View Now">
            <text:p>View Now</text:p>
          </table:table-cell>
          <table:table-cell office:value-type="string">
            <text:p>video/mp4</text:p>
          </table:table-cell>
          <table:table-cell office:value-type="float" office:value="17.833333">
            <text:p>17.8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73463.m4a</text:p>
          </table:table-cell>
          <table:table-cell table:style-name="ce2" table:formula="of:=HYPERLINK([.A3330];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4715.mp4</text:p>
          </table:table-cell>
          <table:table-cell table:style-name="ce2" table:formula="of:=HYPERLINK([.A3331]; &quot;View Now&quot;)" office:value-type="string" office:string-value="View Now">
            <text:p>View Now</text:p>
          </table:table-cell>
          <table:table-cell office:value-type="string">
            <text:p>video/mp4</text:p>
          </table:table-cell>
          <table:table-cell office:value-type="float" office:value="132.678821">
            <text:p>132.678821</text:p>
          </table:table-cell>
          <table:table-cell table:number-columns-repeated="2"/>
          <table:table-cell office:value-type="string">
            <text:p>1997-09-13T08:14: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79041.avi</text:p>
          </table:table-cell>
          <table:table-cell table:style-name="ce2" table:formula="of:=HYPERLINK([.A3332]; &quot;View Now&quot;)" office:value-type="string" office:string-value="View Now">
            <text:p>View Now</text:p>
          </table:table-cell>
          <table:table-cell office:value-type="string">
            <text:p>video/avi</text:p>
          </table:table-cell>
          <table:table-cell office:value-type="float" office:value="24.824">
            <text:p>24.8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77632.m4v</text:p>
          </table:table-cell>
          <table:table-cell table:style-name="ce2" table:formula="of:=HYPERLINK([.A3333]; &quot;View Now&quot;)" office:value-type="string" office:string-value="View Now">
            <text:p>View Now</text:p>
          </table:table-cell>
          <table:table-cell office:value-type="string">
            <text:p>video/mp4</text:p>
          </table:table-cell>
          <table:table-cell office:value-type="float" office:value="23.3">
            <text:p>2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79776.avi</text:p>
          </table:table-cell>
          <table:table-cell table:style-name="ce2" table:formula="of:=HYPERLINK([.A3334]; &quot;View Now&quot;)" office:value-type="string" office:string-value="View Now">
            <text:p>View Now</text:p>
          </table:table-cell>
          <table:table-cell office:value-type="string">
            <text:p>video/avi</text:p>
          </table:table-cell>
          <table:table-cell office:value-type="float" office:value="3.946667">
            <text:p>3.946667</text:p>
          </table:table-cell>
          <table:table-cell table:number-columns-repeated="2"/>
          <table:table-cell office:value-type="string">
            <text:p>2012-08-12T18:56:3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9077.avi</text:p>
          </table:table-cell>
          <table:table-cell table:style-name="ce2" table:formula="of:=HYPERLINK([.A3335]; &quot;View Now&quot;)" office:value-type="string" office:string-value="View Now">
            <text:p>View Now</text:p>
          </table:table-cell>
          <table:table-cell office:value-type="string">
            <text:p>video/avi</text:p>
          </table:table-cell>
          <table:table-cell office:value-type="float" office:value="49.611678">
            <text:p>49.611678</text:p>
          </table:table-cell>
          <table:table-cell office:value-type="string">
            <text:p>+48.8671+002.3084+054.053/</text:p>
          </table:table-cell>
          <table:table-cell table:formula="of:=HYPERLINK(&quot;https://www.google.com/maps?q=13.7382,100.5835&quot;;&quot;MAP&quot;)" office:value-type="string" office:string-value="MAP">
            <text:p>MAP</text:p>
          </table:table-cell>
          <table:table-cell office:value-type="string">
            <text:p>2012-07-12T20:22:07.000000Z</text:p>
          </table:table-cell>
          <table:table-cell table:number-columns-repeated="2"/>
          <table:table-cell table:style-name="ce6" office:value-type="string">
            <text:p>NOT WORKING – slum in Bancock Thailand</text:p>
          </table:table-cell>
          <table:table-cell table:number-columns-repeated="1014"/>
        </table:table-row>
        <table:table-row table:style-name="ro2" table:visibility="filter">
          <table:table-cell office:value-type="string">
            <text:p>https://www.justice.gov/epstein/files/DataSet%209/EFTA01178791.m4a</text:p>
          </table:table-cell>
          <table:table-cell table:style-name="ce2" table:formula="of:=HYPERLINK([.A333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8657.mp3</text:p>
          </table:table-cell>
          <table:table-cell table:style-name="ce2" table:formula="of:=HYPERLINK([.A333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8656.m4a</text:p>
          </table:table-cell>
          <table:table-cell table:style-name="ce2" table:formula="of:=HYPERLINK([.A333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0564.mov</text:p>
          </table:table-cell>
          <table:table-cell table:style-name="ce2" table:formula="of:=HYPERLINK([.A3339]; &quot;View Now&quot;)" office:value-type="string" office:string-value="View Now">
            <text:p>View Now</text:p>
          </table:table-cell>
          <table:table-cell office:value-type="string">
            <text:p>video/quicktime</text:p>
          </table:table-cell>
          <table:table-cell office:value-type="float" office:value="18.365011">
            <text:p>18.365011</text:p>
          </table:table-cell>
          <table:table-cell table:number-columns-repeated="2"/>
          <table:table-cell office:value-type="string">
            <text:p>2012-08-16T10:34: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0570.mov</text:p>
          </table:table-cell>
          <table:table-cell table:style-name="ce2" table:formula="of:=HYPERLINK([.A3340];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73972.avi</text:p>
          </table:table-cell>
          <table:table-cell table:style-name="ce2" table:formula="of:=HYPERLINK([.A3341]; &quot;View Now&quot;)" office:value-type="string" office:string-value="View Now">
            <text:p>View Now</text:p>
          </table:table-cell>
          <table:table-cell office:value-type="string">
            <text:p>video/avi</text:p>
          </table:table-cell>
          <table:table-cell office:value-type="float" office:value="42.941667">
            <text:p>42.941667</text:p>
          </table:table-cell>
          <table:table-cell table:number-columns-repeated="2"/>
          <table:table-cell office:value-type="string">
            <text:p>2012-02-17T14:55: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75911.m4a</text:p>
          </table:table-cell>
          <table:table-cell table:style-name="ce2" table:formula="of:=HYPERLINK([.A3342]; &quot;View Now&quot;)" office:value-type="string" office:string-value="View Now">
            <text:p>View Now</text:p>
          </table:table-cell>
          <table:table-cell office:value-type="string">
            <text:p>audio/mp4</text:p>
          </table:table-cell>
          <table:table-cell office:value-type="float" office:value="207.034626">
            <text:p>207.03462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80321.mov</text:p>
          </table:table-cell>
          <table:table-cell table:style-name="ce2" table:formula="of:=HYPERLINK([.A3343]; &quot;View Now&quot;)" office:value-type="string" office:string-value="View Now">
            <text:p>View Now</text:p>
          </table:table-cell>
          <table:table-cell office:value-type="string">
            <text:p>video/quicktime</text:p>
          </table:table-cell>
          <table:table-cell office:value-type="float" office:value="11.773333">
            <text:p>11.773333</text:p>
          </table:table-cell>
          <table:table-cell table:number-columns-repeated="2"/>
          <table:table-cell office:value-type="string">
            <text:p>2012-08-13T16:04:0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0573.mov</text:p>
          </table:table-cell>
          <table:table-cell table:style-name="ce2" table:formula="of:=HYPERLINK([.A3344]; &quot;View Now&quot;)" office:value-type="string" office:string-value="View Now">
            <text:p>View Now</text:p>
          </table:table-cell>
          <table:table-cell office:value-type="string">
            <text:p>video/quicktime</text:p>
          </table:table-cell>
          <table:table-cell office:value-type="float" office:value="10.111667">
            <text:p>10.111667</text:p>
          </table:table-cell>
          <table:table-cell table:number-columns-repeated="2"/>
          <table:table-cell office:value-type="string">
            <text:p>2012-08-16T14:41: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1048.avi</text:p>
          </table:table-cell>
          <table:table-cell table:style-name="ce2" table:formula="of:=HYPERLINK([.A3345]; &quot;View Now&quot;)" office:value-type="string" office:string-value="View Now">
            <text:p>View Now</text:p>
          </table:table-cell>
          <table:table-cell office:value-type="string">
            <text:p>video/avi</text:p>
          </table:table-cell>
          <table:table-cell office:value-type="float" office:value="40.726667">
            <text:p>40.726667</text:p>
          </table:table-cell>
          <table:table-cell office:value-type="string">
            <text:p>+50.0843+014.4269+194.828/</text:p>
          </table:table-cell>
          <table:table-cell table:formula="of:=HYPERLINK(&quot;https://www.google.com/maps?q=48.8671,2.3084&quot;;&quot;MAP&quot;)" office:value-type="string" office:string-value="MAP">
            <text:p>MAP</text:p>
          </table:table-cell>
          <table:table-cell office:value-type="string">
            <text:p>2012-09-05T12:16:58.000000Z</text:p>
          </table:table-cell>
          <table:table-cell table:number-columns-repeated="2"/>
          <table:table-cell table:style-name="ce6" office:value-type="string">
            <text:p>NOT WORKINg – Paris France</text:p>
          </table:table-cell>
          <table:table-cell table:number-columns-repeated="1014"/>
        </table:table-row>
        <table:table-row table:style-name="ro2" table:visibility="filter">
          <table:table-cell office:value-type="string">
            <text:p>https://www.justice.gov/epstein/files/DataSet%209/EFTA01181146.m4a</text:p>
          </table:table-cell>
          <table:table-cell table:style-name="ce2" table:formula="of:=HYPERLINK([.A3346]; &quot;View Now&quot;)" office:value-type="string" office:string-value="View Now">
            <text:p>View Now</text:p>
          </table:table-cell>
          <table:table-cell office:value-type="string">
            <text:p>audio/mp4</text:p>
          </table:table-cell>
          <table:table-cell office:value-type="float" office:value="51.5">
            <text:p>51.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81661.m4a</text:p>
          </table:table-cell>
          <table:table-cell table:style-name="ce2" table:formula="of:=HYPERLINK([.A3347]; &quot;View Now&quot;)" office:value-type="string" office:string-value="View Now">
            <text:p>View Now</text:p>
          </table:table-cell>
          <table:table-cell office:value-type="string">
            <text:p>audio/mp4</text:p>
          </table:table-cell>
          <table:table-cell office:value-type="float" office:value="22.941315">
            <text:p>22.941315</text:p>
          </table:table-cell>
          <table:table-cell table:number-columns-repeated="2"/>
          <table:table-cell office:value-type="string">
            <text:p>2012-09-30T03:33:2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0571.mov</text:p>
          </table:table-cell>
          <table:table-cell table:style-name="ce2" table:formula="of:=HYPERLINK([.A3348];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2023.avi</text:p>
          </table:table-cell>
          <table:table-cell table:style-name="ce2" table:formula="of:=HYPERLINK([.A3349]; &quot;View Now&quot;)" office:value-type="string" office:string-value="View Now">
            <text:p>View Now</text:p>
          </table:table-cell>
          <table:table-cell office:value-type="string">
            <text:p>video/avi</text:p>
          </table:table-cell>
          <table:table-cell office:value-type="float" office:value="1.834667">
            <text:p>1.834667</text:p>
          </table:table-cell>
          <table:table-cell table:number-columns-repeated="2"/>
          <table:table-cell office:value-type="string">
            <text:p>2012-11-07T21:44: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2024.avi</text:p>
          </table:table-cell>
          <table:table-cell table:style-name="ce2" table:formula="of:=HYPERLINK([.A3350]; &quot;View Now&quot;)" office:value-type="string" office:string-value="View Now">
            <text:p>View Now</text:p>
          </table:table-cell>
          <table:table-cell office:value-type="string">
            <text:p>video/avi</text:p>
          </table:table-cell>
          <table:table-cell office:value-type="float" office:value="5.290667">
            <text:p>5.290667</text:p>
          </table:table-cell>
          <table:table-cell table:number-columns-repeated="2"/>
          <table:table-cell office:value-type="string">
            <text:p>2012-11-07T20:10: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4935.mp3</text:p>
          </table:table-cell>
          <table:table-cell table:style-name="ce2" table:formula="of:=HYPERLINK([.A3351];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1753.m4a</text:p>
          </table:table-cell>
          <table:table-cell table:style-name="ce2" table:formula="of:=HYPERLINK([.A335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2022.avi</text:p>
          </table:table-cell>
          <table:table-cell table:style-name="ce2" table:formula="of:=HYPERLINK([.A3353]; &quot;View Now&quot;)" office:value-type="string" office:string-value="View Now">
            <text:p>View Now</text:p>
          </table:table-cell>
          <table:table-cell office:value-type="string">
            <text:p>video/avi</text:p>
          </table:table-cell>
          <table:table-cell office:value-type="float" office:value="4.672">
            <text:p>4.672</text:p>
          </table:table-cell>
          <table:table-cell table:number-columns-repeated="2"/>
          <table:table-cell office:value-type="string">
            <text:p>2012-11-07T21:40:4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4143.m4a</text:p>
          </table:table-cell>
          <table:table-cell table:style-name="ce2" table:formula="of:=HYPERLINK([.A3354]; &quot;View Now&quot;)" office:value-type="string" office:string-value="View Now">
            <text:p>View Now</text:p>
          </table:table-cell>
          <table:table-cell office:value-type="string">
            <text:p>audio/mp4</text:p>
          </table:table-cell>
          <table:table-cell office:value-type="float" office:value="25.021">
            <text:p>25.021</text:p>
          </table:table-cell>
          <table:table-cell table:number-columns-repeated="5"/>
          <table:table-cell table:style-name="ce5"/>
          <table:table-cell table:number-columns-repeated="1014"/>
        </table:table-row>
        <table:table-row table:style-name="ro2">
          <table:table-cell office:value-type="string">
            <text:p>https://www.justice.gov/epstein/files/DataSet%209/EFTA01182315.m4a</text:p>
          </table:table-cell>
          <table:table-cell table:style-name="ce2" table:formula="of:=HYPERLINK([.A3355]; &quot;View Now&quot;)" office:value-type="string" office:string-value="View Now">
            <text:p>View Now</text:p>
          </table:table-cell>
          <table:table-cell office:value-type="string">
            <text:p>audio/mp4</text:p>
          </table:table-cell>
          <table:table-cell office:value-type="float" office:value="72.002993">
            <text:p>72.002993</text:p>
          </table:table-cell>
          <table:table-cell/>
          <table:table-cell table:formula="of:=HYPERLINK(&quot;https://www.google.com/maps?q=50.0843,14.4269&quot;;&quot;MAP&quot;)" office:value-type="string" office:string-value="MAP">
            <text:p>MAP</text:p>
          </table:table-cell>
          <table:table-cell table:number-columns-repeated="3"/>
          <table:table-cell table:style-name="ce5" office:value-type="string">
            <text:p>Voicemail – Joe Ovantario (sic) man talking about Leon and if assets are in a trust – a house in California </text:p>
          </table:table-cell>
          <table:table-cell table:number-columns-repeated="1014"/>
        </table:table-row>
        <table:table-row table:style-name="ro2" table:visibility="filter">
          <table:table-cell office:value-type="string">
            <text:p>https://www.justice.gov/epstein/files/DataSet%209/EFTA01185172.avi</text:p>
          </table:table-cell>
          <table:table-cell table:style-name="ce2" table:formula="of:=HYPERLINK([.A3356]; &quot;View Now&quot;)" office:value-type="string" office:string-value="View Now">
            <text:p>View Now</text:p>
          </table:table-cell>
          <table:table-cell office:value-type="string">
            <text:p>video/avi</text:p>
          </table:table-cell>
          <table:table-cell office:value-type="float" office:value="23.881667">
            <text:p>23.881667</text:p>
          </table:table-cell>
          <table:table-cell table:number-columns-repeated="2"/>
          <table:table-cell office:value-type="string">
            <text:p>2016-02-19T17:16: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185.avi</text:p>
          </table:table-cell>
          <table:table-cell table:style-name="ce2" table:formula="of:=HYPERLINK([.A3357]; &quot;View Now&quot;)" office:value-type="string" office:string-value="View Now">
            <text:p>View Now</text:p>
          </table:table-cell>
          <table:table-cell office:value-type="string">
            <text:p>video/avi</text:p>
          </table:table-cell>
          <table:table-cell office:value-type="float" office:value="25.613333">
            <text:p>25.613333</text:p>
          </table:table-cell>
          <table:table-cell table:number-columns-repeated="2"/>
          <table:table-cell office:value-type="string">
            <text:p>2016-02-17T17:19: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173.avi</text:p>
          </table:table-cell>
          <table:table-cell table:style-name="ce2" table:formula="of:=HYPERLINK([.A3358]; &quot;View Now&quot;)" office:value-type="string" office:string-value="View Now">
            <text:p>View Now</text:p>
          </table:table-cell>
          <table:table-cell office:value-type="string">
            <text:p>video/avi</text:p>
          </table:table-cell>
          <table:table-cell office:value-type="float" office:value="25.815011">
            <text:p>25.815011</text:p>
          </table:table-cell>
          <table:table-cell table:number-columns-repeated="2"/>
          <table:table-cell office:value-type="string">
            <text:p>2016-02-19T17:17:0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508.avi</text:p>
          </table:table-cell>
          <table:table-cell table:style-name="ce2" table:formula="of:=HYPERLINK([.A3359]; &quot;View Now&quot;)" office:value-type="string" office:string-value="View Now">
            <text:p>View Now</text:p>
          </table:table-cell>
          <table:table-cell office:value-type="string">
            <text:p>video/avi</text:p>
          </table:table-cell>
          <table:table-cell office:value-type="float" office:value="6.846978">
            <text:p>6.846978</text:p>
          </table:table-cell>
          <table:table-cell table:number-columns-repeated="2"/>
          <table:table-cell office:value-type="string">
            <text:p>2014-06-08T00:48: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4970.avi</text:p>
          </table:table-cell>
          <table:table-cell table:style-name="ce2" table:formula="of:=HYPERLINK([.A3360]; &quot;View Now&quot;)" office:value-type="string" office:string-value="View Now">
            <text:p>View Now</text:p>
          </table:table-cell>
          <table:table-cell office:value-type="string">
            <text:p>video/avi</text:p>
          </table:table-cell>
          <table:table-cell office:value-type="float" office:value="87.418345">
            <text:p>87.418345</text:p>
          </table:table-cell>
          <table:table-cell table:number-columns-repeated="2"/>
          <table:table-cell office:value-type="string">
            <text:p>2016-03-04T21:10: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2579.avi</text:p>
          </table:table-cell>
          <table:table-cell table:style-name="ce2" table:formula="of:=HYPERLINK([.A3361]; &quot;View Now&quot;)" office:value-type="string" office:string-value="View Now">
            <text:p>View Now</text:p>
          </table:table-cell>
          <table:table-cell office:value-type="string">
            <text:p>video/avi</text:p>
          </table:table-cell>
          <table:table-cell office:value-type="float" office:value="121.563333">
            <text:p>121.563333</text:p>
          </table:table-cell>
          <table:table-cell table:number-columns-repeated="2"/>
          <table:table-cell office:value-type="string">
            <text:p>2016-05-12T21:02:2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4969.avi</text:p>
          </table:table-cell>
          <table:table-cell table:style-name="ce2" table:formula="of:=HYPERLINK([.A3362]; &quot;View Now&quot;)" office:value-type="string" office:string-value="View Now">
            <text:p>View Now</text:p>
          </table:table-cell>
          <table:table-cell office:value-type="string">
            <text:p>video/avi</text:p>
          </table:table-cell>
          <table:table-cell office:value-type="float" office:value="90.953333">
            <text:p>90.953333</text:p>
          </table:table-cell>
          <table:table-cell table:number-columns-repeated="2"/>
          <table:table-cell office:value-type="string">
            <text:p>2016-03-04T21:08:3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381.avi</text:p>
          </table:table-cell>
          <table:table-cell table:style-name="ce2" table:formula="of:=HYPERLINK([.A3363]; &quot;View Now&quot;)" office:value-type="string" office:string-value="View Now">
            <text:p>View Now</text:p>
          </table:table-cell>
          <table:table-cell office:value-type="string">
            <text:p>video/avi</text:p>
          </table:table-cell>
          <table:table-cell office:value-type="float" office:value="54.661667">
            <text:p>54.661667</text:p>
          </table:table-cell>
          <table:table-cell table:number-columns-repeated="2"/>
          <table:table-cell office:value-type="string">
            <text:p>2016-02-14T18:10: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4750.avi</text:p>
          </table:table-cell>
          <table:table-cell table:style-name="ce2" table:formula="of:=HYPERLINK([.A3364]; &quot;View Now&quot;)" office:value-type="string" office:string-value="View Now">
            <text:p>View Now</text:p>
          </table:table-cell>
          <table:table-cell office:value-type="string">
            <text:p>video/avi</text:p>
          </table:table-cell>
          <table:table-cell office:value-type="float" office:value="115.933333">
            <text:p>115.933333</text:p>
          </table:table-cell>
          <table:table-cell table:number-columns-repeated="2"/>
          <table:table-cell office:value-type="string">
            <text:p>2016-02-02T17:43: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189.avi</text:p>
          </table:table-cell>
          <table:table-cell table:style-name="ce2" table:formula="of:=HYPERLINK([.A3365]; &quot;View Now&quot;)" office:value-type="string" office:string-value="View Now">
            <text:p>View Now</text:p>
          </table:table-cell>
          <table:table-cell office:value-type="string">
            <text:p>video/avi</text:p>
          </table:table-cell>
          <table:table-cell office:value-type="float" office:value="169">
            <text:p>169</text:p>
          </table:table-cell>
          <table:table-cell table:number-columns-repeated="2"/>
          <table:table-cell office:value-type="string">
            <text:p>2016-02-17T17:30: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466.mp3</text:p>
          </table:table-cell>
          <table:table-cell table:style-name="ce2" table:formula="of:=HYPERLINK([.A3366]; &quot;View Now&quot;)" office:value-type="string" office:string-value="View Now">
            <text:p>View Now</text:p>
          </table:table-cell>
          <table:table-cell office:value-type="string">
            <text:p>audio/mpeg</text:p>
          </table:table-cell>
          <table:table-cell office:value-type="float" office:value="100.153855">
            <text:p>100.1538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86769.mov</text:p>
          </table:table-cell>
          <table:table-cell table:style-name="ce2" table:formula="of:=HYPERLINK([.A3367]; &quot;View Now&quot;)" office:value-type="string" office:string-value="View Now">
            <text:p>View Now</text:p>
          </table:table-cell>
          <table:table-cell office:value-type="string">
            <text:p>video/quicktime</text:p>
          </table:table-cell>
          <table:table-cell office:value-type="float" office:value="3.37">
            <text:p>3.37</text:p>
          </table:table-cell>
          <table:table-cell table:number-columns-repeated="2"/>
          <table:table-cell office:value-type="string">
            <text:p>2013-11-12T13:07:3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806.avi</text:p>
          </table:table-cell>
          <table:table-cell table:style-name="ce2" table:formula="of:=HYPERLINK([.A3368]; &quot;View Now&quot;)" office:value-type="string" office:string-value="View Now">
            <text:p>View Now</text:p>
          </table:table-cell>
          <table:table-cell office:value-type="string">
            <text:p>video/avi</text:p>
          </table:table-cell>
          <table:table-cell office:value-type="float" office:value="40.158345">
            <text:p>40.158345</text:p>
          </table:table-cell>
          <table:table-cell office:value-type="string">
            <text:p>+40.7715-073.9669+023.000/</text:p>
          </table:table-cell>
          <table:table-cell table:formula="of:=HYPERLINK(&quot;https://www.google.com/maps?q=40.7715,-73.9669&quot;;&quot;MAP&quot;)" office:value-type="string" office:string-value="MAP">
            <text:p>MAP</text:p>
          </table:table-cell>
          <table:table-cell office:value-type="string">
            <text:p>2016-02-04T23:45:03.000000Z</text:p>
          </table:table-cell>
          <table:table-cell table:number-columns-repeated="2"/>
          <table:table-cell table:style-name="ce6" office:value-type="string">
            <text:p>NOT WORKING – Manhattan New York, New York </text:p>
          </table:table-cell>
          <table:table-cell table:number-columns-repeated="1014"/>
        </table:table-row>
        <table:table-row table:style-name="ro2" table:visibility="filter">
          <table:table-cell office:value-type="string">
            <text:p>https://www.justice.gov/epstein/files/DataSet%209/EFTA01186499.avi</text:p>
          </table:table-cell>
          <table:table-cell table:style-name="ce2" table:formula="of:=HYPERLINK([.A3369]; &quot;View Now&quot;)" office:value-type="string" office:string-value="View Now">
            <text:p>View Now</text:p>
          </table:table-cell>
          <table:table-cell office:value-type="string">
            <text:p>video/avi</text:p>
          </table:table-cell>
          <table:table-cell office:value-type="float" office:value="60.033333">
            <text:p>60.033333</text:p>
          </table:table-cell>
          <table:table-cell table:number-columns-repeated="2"/>
          <table:table-cell office:value-type="string">
            <text:p>2016-04-02T19:42: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7107.mov</text:p>
          </table:table-cell>
          <table:table-cell table:style-name="ce2" table:formula="of:=HYPERLINK([.A3370]; &quot;View Now&quot;)" office:value-type="string" office:string-value="View Now">
            <text:p>View Now</text:p>
          </table:table-cell>
          <table:table-cell office:value-type="string">
            <text:p>video/quicktime</text:p>
          </table:table-cell>
          <table:table-cell office:value-type="float" office:value="2.168333">
            <text:p>2.168333</text:p>
          </table:table-cell>
          <table:table-cell table:number-columns-repeated="2"/>
          <table:table-cell office:value-type="string">
            <text:p>2014-02-15T15:56: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7179.m4a</text:p>
          </table:table-cell>
          <table:table-cell table:style-name="ce2" table:formula="of:=HYPERLINK([.A3371];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1455.avi</text:p>
          </table:table-cell>
          <table:table-cell table:style-name="ce2" table:formula="of:=HYPERLINK([.A3372]; &quot;View Now&quot;)" office:value-type="string" office:string-value="View Now">
            <text:p>View Now</text:p>
          </table:table-cell>
          <table:table-cell office:value-type="string">
            <text:p>video/avi</text:p>
          </table:table-cell>
          <table:table-cell office:value-type="float" office:value="14.341678">
            <text:p>14.341678</text:p>
          </table:table-cell>
          <table:table-cell table:number-columns-repeated="2"/>
          <table:table-cell office:value-type="string">
            <text:p>2015-02-09T02:30:0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7172.m4a</text:p>
          </table:table-cell>
          <table:table-cell table:style-name="ce2" table:formula="of:=HYPERLINK([.A3373];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9510.avi</text:p>
          </table:table-cell>
          <table:table-cell table:style-name="ce2" table:formula="of:=HYPERLINK([.A3374]; &quot;View Now&quot;)" office:value-type="string" office:string-value="View Now">
            <text:p>View Now</text:p>
          </table:table-cell>
          <table:table-cell office:value-type="string">
            <text:p>video/avi</text:p>
          </table:table-cell>
          <table:table-cell office:value-type="float" office:value="28.048333">
            <text:p>28.048333</text:p>
          </table:table-cell>
          <table:table-cell office:value-type="string">
            <text:p>+40.7327-073.9885+021.644/</text:p>
          </table:table-cell>
          <table:table-cell table:formula="of:=HYPERLINK(&quot;https://www.google.com/maps?q=40.7327,-73.9885&quot;;&quot;MAP&quot;)" office:value-type="string" office:string-value="MAP">
            <text:p>MAP</text:p>
          </table:table-cell>
          <table:table-cell office:value-type="string">
            <text:p>2013-11-11T18:05:10.000000Z</text:p>
          </table:table-cell>
          <table:table-cell table:number-columns-repeated="2"/>
          <table:table-cell table:style-name="ce6" office:value-type="string">
            <text:p>NOT WORKING – New York, New York</text:p>
          </table:table-cell>
          <table:table-cell table:number-columns-repeated="1014"/>
        </table:table-row>
        <table:table-row table:style-name="ro2" table:visibility="filter">
          <table:table-cell office:value-type="string">
            <text:p>https://www.justice.gov/epstein/files/DataSet%209/EFTA01191582.mov</text:p>
          </table:table-cell>
          <table:table-cell table:style-name="ce2" table:formula="of:=HYPERLINK([.A3375]; &quot;View Now&quot;)" office:value-type="string" office:string-value="View Now">
            <text:p>View Now</text:p>
          </table:table-cell>
          <table:table-cell office:value-type="string">
            <text:p>video/quicktime</text:p>
          </table:table-cell>
          <table:table-cell office:value-type="float" office:value="6.5065">
            <text:p>6.5065</text:p>
          </table:table-cell>
          <table:table-cell table:number-columns-repeated="2"/>
          <table:table-cell office:value-type="string">
            <text:p>2015-04-26T14:26:2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1023.mov</text:p>
          </table:table-cell>
          <table:table-cell table:style-name="ce2" table:formula="of:=HYPERLINK([.A3376]; &quot;View Now&quot;)" office:value-type="string" office:string-value="View Now">
            <text:p>View Now</text:p>
          </table:table-cell>
          <table:table-cell office:value-type="string">
            <text:p>video/quicktime</text:p>
          </table:table-cell>
          <table:table-cell office:value-type="float" office:value="16.663333">
            <text:p>16.663333</text:p>
          </table:table-cell>
          <table:table-cell office:value-type="string">
            <text:p>+40.7686-073.9824+028.102/</text:p>
          </table:table-cell>
          <table:table-cell table:formula="of:=HYPERLINK(&quot;https://www.google.com/maps?q=40.7686,-73.9824&quot;;&quot;MAP&quot;)" office:value-type="string" office:string-value="MAP">
            <text:p>MAP</text:p>
          </table:table-cell>
          <table:table-cell office:value-type="string">
            <text:p>2014-12-04T14:27:57.000000Z</text:p>
          </table:table-cell>
          <table:table-cell table:number-columns-repeated="2"/>
          <table:table-cell table:style-name="ce6" office:value-type="string">
            <text:p>Video of a live performance, cover band. Possibly at Dizzy's Club <text:s/>10 Columbus Cir, New York, NY 10019, United States</text:p>
          </table:table-cell>
          <table:table-cell table:number-columns-repeated="1014"/>
        </table:table-row>
        <table:table-row table:style-name="ro2">
          <table:table-cell office:value-type="string">
            <text:p>https://www.justice.gov/epstein/files/DataSet%209/EFTA01189153.avi</text:p>
          </table:table-cell>
          <table:table-cell table:style-name="ce2" table:formula="of:=HYPERLINK([.A3377]; &quot;View Now&quot;)" office:value-type="string" office:string-value="View Now">
            <text:p>View Now</text:p>
          </table:table-cell>
          <table:table-cell office:value-type="string">
            <text:p>video/avi</text:p>
          </table:table-cell>
          <table:table-cell office:value-type="float" office:value="32.751667">
            <text:p>32.751667</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3-07-16T09:39:56.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2" table:visibility="filter">
          <table:table-cell office:value-type="string">
            <text:p>https://www.justice.gov/epstein/files/DataSet%209/EFTA01191233.avi</text:p>
          </table:table-cell>
          <table:table-cell table:style-name="ce2" table:formula="of:=HYPERLINK([.A3378]; &quot;View Now&quot;)" office:value-type="string" office:string-value="View Now">
            <text:p>View Now</text:p>
          </table:table-cell>
          <table:table-cell office:value-type="string">
            <text:p>video/avi</text:p>
          </table:table-cell>
          <table:table-cell office:value-type="float" office:value="114.869116">
            <text:p>114.869116</text:p>
          </table:table-cell>
          <table:table-cell table:number-columns-repeated="2"/>
          <table:table-cell office:value-type="string">
            <text:p>2015-01-12T18:18: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1456.avi</text:p>
          </table:table-cell>
          <table:table-cell table:style-name="ce2" table:formula="of:=HYPERLINK([.A3379]; &quot;View Now&quot;)" office:value-type="string" office:string-value="View Now">
            <text:p>View Now</text:p>
          </table:table-cell>
          <table:table-cell office:value-type="string">
            <text:p>video/avi</text:p>
          </table:table-cell>
          <table:table-cell office:value-type="float" office:value="30.751667">
            <text:p>30.751667</text:p>
          </table:table-cell>
          <table:table-cell table:number-columns-repeated="2"/>
          <table:table-cell office:value-type="string">
            <text:p>2015-02-09T02:31:4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0683.avi</text:p>
          </table:table-cell>
          <table:table-cell table:style-name="ce2" table:formula="of:=HYPERLINK([.A3380]; &quot;View Now&quot;)" office:value-type="string" office:string-value="View Now">
            <text:p>View Now</text:p>
          </table:table-cell>
          <table:table-cell office:value-type="string">
            <text:p>video/avi</text:p>
          </table:table-cell>
          <table:table-cell office:value-type="float" office:value="18.246667">
            <text:p>18.246667</text:p>
          </table:table-cell>
          <table:table-cell table:number-columns-repeated="2"/>
          <table:table-cell office:value-type="string">
            <text:p>2014-09-03T21:11: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2690.mov</text:p>
          </table:table-cell>
          <table:table-cell table:style-name="ce2" table:formula="of:=HYPERLINK([.A3381]; &quot;View Now&quot;)" office:value-type="string" office:string-value="View Now">
            <text:p>View Now</text:p>
          </table:table-cell>
          <table:table-cell office:value-type="string">
            <text:p>video/quicktime</text:p>
          </table:table-cell>
          <table:table-cell office:value-type="float" office:value="14.463333">
            <text:p>14.463333</text:p>
          </table:table-cell>
          <table:table-cell table:number-columns-repeated="2"/>
          <table:table-cell office:value-type="string">
            <text:p>2014-12-06T23:08:3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7591.m4a</text:p>
          </table:table-cell>
          <table:table-cell table:style-name="ce2" table:formula="of:=HYPERLINK([.A338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2998.m4v</text:p>
          </table:table-cell>
          <table:table-cell table:style-name="ce2" table:formula="of:=HYPERLINK([.A3383]; &quot;View Now&quot;)" office:value-type="string" office:string-value="View Now">
            <text:p>View Now</text:p>
          </table:table-cell>
          <table:table-cell office:value-type="string">
            <text:p>video/mp4</text:p>
          </table:table-cell>
          <table:table-cell office:value-type="float" office:value="3.833333">
            <text:p>3.8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95324.avi</text:p>
          </table:table-cell>
          <table:table-cell table:style-name="ce2" table:formula="of:=HYPERLINK([.A3384]; &quot;View Now&quot;)" office:value-type="string" office:string-value="View Now">
            <text:p>View Now</text:p>
          </table:table-cell>
          <table:table-cell office:value-type="string">
            <text:p>video/avi</text:p>
          </table:table-cell>
          <table:table-cell office:value-type="float" office:value="26.751667">
            <text:p>26.751667</text:p>
          </table:table-cell>
          <table:table-cell table:number-columns-repeated="2"/>
          <table:table-cell office:value-type="string">
            <text:p>2015-08-28T11:44: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2691.mov</text:p>
          </table:table-cell>
          <table:table-cell table:style-name="ce2" table:formula="of:=HYPERLINK([.A3385]; &quot;View Now&quot;)" office:value-type="string" office:string-value="View Now">
            <text:p>View Now</text:p>
          </table:table-cell>
          <table:table-cell office:value-type="string">
            <text:p>video/quicktime</text:p>
          </table:table-cell>
          <table:table-cell office:value-type="float" office:value="18.863333">
            <text:p>18.863333</text:p>
          </table:table-cell>
          <table:table-cell table:number-columns-repeated="2"/>
          <table:table-cell office:value-type="string">
            <text:p>2014-12-06T23:09: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3063.m4v</text:p>
          </table:table-cell>
          <table:table-cell table:style-name="ce2" table:formula="of:=HYPERLINK([.A3386]; &quot;View Now&quot;)" office:value-type="string" office:string-value="View Now">
            <text:p>View Now</text:p>
          </table:table-cell>
          <table:table-cell office:value-type="string">
            <text:p>video/mp4</text:p>
          </table:table-cell>
          <table:table-cell office:value-type="float" office:value="3.533333">
            <text:p>3.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94887.m4v</text:p>
          </table:table-cell>
          <table:table-cell table:style-name="ce2" table:formula="of:=HYPERLINK([.A3387]; &quot;View Now&quot;)" office:value-type="string" office:string-value="View Now">
            <text:p>View Now</text:p>
          </table:table-cell>
          <table:table-cell office:value-type="string">
            <text:p>video/mp4</text:p>
          </table:table-cell>
          <table:table-cell office:value-type="float" office:value="6.92">
            <text:p>6.9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94912.m4a</text:p>
          </table:table-cell>
          <table:table-cell table:style-name="ce2" table:formula="of:=HYPERLINK([.A3388]; &quot;View Now&quot;)" office:value-type="string" office:string-value="View Now">
            <text:p>View Now</text:p>
          </table:table-cell>
          <table:table-cell office:value-type="string">
            <text:p>audio/mp4</text:p>
          </table:table-cell>
          <table:table-cell office:value-type="float" office:value="165.651156">
            <text:p>165.651156</text:p>
          </table:table-cell>
          <table:table-cell table:number-columns-repeated="2"/>
          <table:table-cell office:value-type="string">
            <text:p>2014-04-26T13:06: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9035.avi</text:p>
          </table:table-cell>
          <table:table-cell table:style-name="ce2" table:formula="of:=HYPERLINK([.A3389]; &quot;View Now&quot;)" office:value-type="string" office:string-value="View Now">
            <text:p>View Now</text:p>
          </table:table-cell>
          <table:table-cell office:value-type="string">
            <text:p>video/avi</text:p>
          </table:table-cell>
          <table:table-cell office:value-type="float" office:value="14.753333">
            <text:p>14.753333</text:p>
          </table:table-cell>
          <table:table-cell table:number-columns-repeated="2"/>
          <table:table-cell office:value-type="string">
            <text:p>2014-02-22T01:30:5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5323.avi</text:p>
          </table:table-cell>
          <table:table-cell table:style-name="ce2" table:formula="of:=HYPERLINK([.A3390]; &quot;View Now&quot;)" office:value-type="string" office:string-value="View Now">
            <text:p>View Now</text:p>
          </table:table-cell>
          <table:table-cell office:value-type="string">
            <text:p>video/avi</text:p>
          </table:table-cell>
          <table:table-cell office:value-type="float" office:value="21.146667">
            <text:p>21.146667</text:p>
          </table:table-cell>
          <table:table-cell table:number-columns-repeated="2"/>
          <table:table-cell office:value-type="string">
            <text:p>2015-08-28T11:38:2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282.avi</text:p>
          </table:table-cell>
          <table:table-cell table:style-name="ce2" table:formula="of:=HYPERLINK([.A3391]; &quot;View Now&quot;)" office:value-type="string" office:string-value="View Now">
            <text:p>View Now</text:p>
          </table:table-cell>
          <table:table-cell office:value-type="string">
            <text:p>video/avi</text:p>
          </table:table-cell>
          <table:table-cell office:value-type="float" office:value="4.37">
            <text:p>4.37</text:p>
          </table:table-cell>
          <table:table-cell table:number-columns-repeated="2"/>
          <table:table-cell office:value-type="string">
            <text:p>2014-09-30T12:32:3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519.avi</text:p>
          </table:table-cell>
          <table:table-cell table:style-name="ce2" table:formula="of:=HYPERLINK([.A3392]; &quot;View Now&quot;)" office:value-type="string" office:string-value="View Now">
            <text:p>View Now</text:p>
          </table:table-cell>
          <table:table-cell office:value-type="string">
            <text:p>video/avi</text:p>
          </table:table-cell>
          <table:table-cell office:value-type="float" office:value="10.298333">
            <text:p>10.298333</text:p>
          </table:table-cell>
          <table:table-cell office:value-type="string">
            <text:p>+37.9695+023.7293+081.387/</text:p>
          </table:table-cell>
          <table:table-cell table:formula="of:=HYPERLINK(&quot;https://www.google.com/maps?q=37.9695,23.7293&quot;;&quot;MAP&quot;)" office:value-type="string" office:string-value="MAP">
            <text:p>MAP</text:p>
          </table:table-cell>
          <table:table-cell office:value-type="string">
            <text:p>2015-06-24T12:14:37.000000Z</text:p>
          </table:table-cell>
          <table:table-cell table:number-columns-repeated="2"/>
          <table:table-cell table:style-name="ce6" office:value-type="string">
            <text:p>NOT WORKING - The South Slope of the Acropolis of Athens is located along Dionysiou Areopagitou Street, Athina 117 42, Greece</text:p>
          </table:table-cell>
          <table:table-cell table:number-columns-repeated="1014"/>
        </table:table-row>
        <table:table-row table:style-name="ro2" table:visibility="filter">
          <table:table-cell office:value-type="string">
            <text:p>https://www.justice.gov/epstein/files/DataSet%209/EFTA01196036.avi</text:p>
          </table:table-cell>
          <table:table-cell table:style-name="ce2" table:formula="of:=HYPERLINK([.A3393]; &quot;View Now&quot;)" office:value-type="string" office:string-value="View Now">
            <text:p>View Now</text:p>
          </table:table-cell>
          <table:table-cell office:value-type="string">
            <text:p>video/avi</text:p>
          </table:table-cell>
          <table:table-cell office:value-type="float" office:value="44.451667">
            <text:p>44.451667</text:p>
          </table:table-cell>
          <table:table-cell table:number-columns-repeated="2"/>
          <table:table-cell office:value-type="string">
            <text:p>2014-07-05T05:18:0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173.avi</text:p>
          </table:table-cell>
          <table:table-cell table:style-name="ce2" table:formula="of:=HYPERLINK([.A3394]; &quot;View Now&quot;)" office:value-type="string" office:string-value="View Now">
            <text:p>View Now</text:p>
          </table:table-cell>
          <table:table-cell office:value-type="string">
            <text:p>video/avi</text:p>
          </table:table-cell>
          <table:table-cell office:value-type="float" office:value="36.925">
            <text:p>36.925</text:p>
          </table:table-cell>
          <table:table-cell table:number-columns-repeated="2"/>
          <table:table-cell office:value-type="string">
            <text:p>2014-07-10T20:42:1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5370.mov</text:p>
          </table:table-cell>
          <table:table-cell table:style-name="ce2" table:formula="of:=HYPERLINK([.A3395]; &quot;View Now&quot;)" office:value-type="string" office:string-value="View Now">
            <text:p>View Now</text:p>
          </table:table-cell>
          <table:table-cell office:value-type="string">
            <text:p>video/quicktime</text:p>
          </table:table-cell>
          <table:table-cell office:value-type="float" office:value="15.03">
            <text:p>15.03</text:p>
          </table:table-cell>
          <table:table-cell table:number-columns-repeated="2"/>
          <table:table-cell office:value-type="string">
            <text:p>2015-08-28T16:22: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5325.avi</text:p>
          </table:table-cell>
          <table:table-cell table:style-name="ce2" table:formula="of:=HYPERLINK([.A3396]; &quot;View Now&quot;)" office:value-type="string" office:string-value="View Now">
            <text:p>View Now</text:p>
          </table:table-cell>
          <table:table-cell office:value-type="string">
            <text:p>video/avi</text:p>
          </table:table-cell>
          <table:table-cell office:value-type="float" office:value="73.31">
            <text:p>73.31</text:p>
          </table:table-cell>
          <table:table-cell table:number-columns-repeated="2"/>
          <table:table-cell office:value-type="string">
            <text:p>2015-08-28T12:02:5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322.avi</text:p>
          </table:table-cell>
          <table:table-cell table:style-name="ce2" table:formula="of:=HYPERLINK([.A3397]; &quot;View Now&quot;)" office:value-type="string" office:string-value="View Now">
            <text:p>View Now</text:p>
          </table:table-cell>
          <table:table-cell office:value-type="string">
            <text:p>video/avi</text:p>
          </table:table-cell>
          <table:table-cell office:value-type="float" office:value="20.311667">
            <text:p>20.311667</text:p>
          </table:table-cell>
          <table:table-cell table:number-columns-repeated="2"/>
          <table:table-cell office:value-type="string">
            <text:p>2014-09-29T05:28: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689.avi</text:p>
          </table:table-cell>
          <table:table-cell table:style-name="ce2" table:formula="of:=HYPERLINK([.A3398]; &quot;View Now&quot;)" office:value-type="string" office:string-value="View Now">
            <text:p>View Now</text:p>
          </table:table-cell>
          <table:table-cell office:value-type="string">
            <text:p>video/avi</text:p>
          </table:table-cell>
          <table:table-cell office:value-type="float" office:value="47.001678">
            <text:p>47.001678</text:p>
          </table:table-cell>
          <table:table-cell table:number-columns-repeated="2"/>
          <table:table-cell office:value-type="string">
            <text:p>2015-03-16T22:00: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690.avi</text:p>
          </table:table-cell>
          <table:table-cell table:style-name="ce2" table:formula="of:=HYPERLINK([.A3399];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3-16T22:07:4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520.avi</text:p>
          </table:table-cell>
          <table:table-cell table:style-name="ce2" table:formula="of:=HYPERLINK([.A3400]; &quot;View Now&quot;)" office:value-type="string" office:string-value="View Now">
            <text:p>View Now</text:p>
          </table:table-cell>
          <table:table-cell office:value-type="string">
            <text:p>video/avi</text:p>
          </table:table-cell>
          <table:table-cell office:value-type="float" office:value="35.126667">
            <text:p>35.126667</text:p>
          </table:table-cell>
          <table:table-cell office:value-type="string">
            <text:p>+37.9722+023.7267+158.164/</text:p>
          </table:table-cell>
          <table:table-cell table:formula="of:=HYPERLINK(&quot;https://www.google.com/maps?q=37.9722,23.7267&quot;;&quot;MAP&quot;)" office:value-type="string" office:string-value="MAP">
            <text:p>MAP</text:p>
          </table:table-cell>
          <table:table-cell office:value-type="string">
            <text:p>2015-06-24T12:15:36.000000Z</text:p>
          </table:table-cell>
          <table:table-cell table:number-columns-repeated="2"/>
          <table:table-cell table:style-name="ce6" office:value-type="string">
            <text:p>NOT WORKING - The Erechtheion is located on the north side of the Acropolis of Athens, Greece</text:p>
          </table:table-cell>
          <table:table-cell table:number-columns-repeated="1014"/>
        </table:table-row>
        <table:table-row table:style-name="ro2" table:visibility="filter">
          <table:table-cell office:value-type="string">
            <text:p>https://www.justice.gov/epstein/files/DataSet%209/EFTA01196591.mov</text:p>
          </table:table-cell>
          <table:table-cell table:style-name="ce2" table:formula="of:=HYPERLINK([.A3401]; &quot;View Now&quot;)" office:value-type="string" office:string-value="View Now">
            <text:p>View Now</text:p>
          </table:table-cell>
          <table:table-cell office:value-type="string">
            <text:p>video/quicktime</text:p>
          </table:table-cell>
          <table:table-cell office:value-type="float" office:value="12.14">
            <text:p>12.14</text:p>
          </table:table-cell>
          <table:table-cell table:number-columns-repeated="2"/>
          <table:table-cell office:value-type="string">
            <text:p>2015-06-21T22:26:3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947.mov</text:p>
          </table:table-cell>
          <table:table-cell table:style-name="ce2" table:formula="of:=HYPERLINK([.A3402]; &quot;View Now&quot;)" office:value-type="string" office:string-value="View Now">
            <text:p>View Now</text:p>
          </table:table-cell>
          <table:table-cell office:value-type="string">
            <text:p>video/quicktime</text:p>
          </table:table-cell>
          <table:table-cell office:value-type="float" office:value="9.071678">
            <text:p>9.071678</text:p>
          </table:table-cell>
          <table:table-cell table:number-columns-repeated="2"/>
          <table:table-cell office:value-type="string">
            <text:p>2015-10-03T18:50:3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468.avi</text:p>
          </table:table-cell>
          <table:table-cell table:style-name="ce2" table:formula="of:=HYPERLINK([.A3403]; &quot;View Now&quot;)" office:value-type="string" office:string-value="View Now">
            <text:p>View Now</text:p>
          </table:table-cell>
          <table:table-cell office:value-type="string">
            <text:p>video/avi</text:p>
          </table:table-cell>
          <table:table-cell office:value-type="float" office:value="11.776667">
            <text:p>11.776667</text:p>
          </table:table-cell>
          <table:table-cell office:value-type="string">
            <text:p>+58.2474+011.4614+004.538/</text:p>
          </table:table-cell>
          <table:table-cell table:formula="of:=HYPERLINK(&quot;https://www.google.com/maps?q=58.2474,11.4614&quot;;&quot;MAP&quot;)" office:value-type="string" office:string-value="MAP">
            <text:p>MAP</text:p>
          </table:table-cell>
          <table:table-cell office:value-type="string">
            <text:p>2014-07-09T09:29:20.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2" table:visibility="filter">
          <table:table-cell office:value-type="string">
            <text:p>https://www.justice.gov/epstein/files/DataSet%209/EFTA01196949.mov</text:p>
          </table:table-cell>
          <table:table-cell table:style-name="ce2" table:formula="of:=HYPERLINK([.A3404]; &quot;View Now&quot;)" office:value-type="string" office:string-value="View Now">
            <text:p>View Now</text:p>
          </table:table-cell>
          <table:table-cell office:value-type="string">
            <text:p>video/quicktime</text:p>
          </table:table-cell>
          <table:table-cell office:value-type="float" office:value="9.905011">
            <text:p>9.905011</text:p>
          </table:table-cell>
          <table:table-cell table:number-columns-repeated="2"/>
          <table:table-cell office:value-type="string">
            <text:p>2015-10-03T18:50: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885.mp4</text:p>
          </table:table-cell>
          <table:table-cell table:style-name="ce2" table:formula="of:=HYPERLINK([.A3405]; &quot;View Now&quot;)" office:value-type="string" office:string-value="View Now">
            <text:p>View Now</text:p>
          </table:table-cell>
          <table:table-cell office:value-type="string">
            <text:p>video/mp4</text:p>
          </table:table-cell>
          <table:table-cell office:value-type="float" office:value="42.846689">
            <text:p>42.846689</text:p>
          </table:table-cell>
          <table:table-cell table:number-columns-repeated="2"/>
          <table:table-cell office:value-type="string">
            <text:p>2015-09-13T14:13:4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470.avi</text:p>
          </table:table-cell>
          <table:table-cell table:style-name="ce2" table:formula="of:=HYPERLINK([.A3406]; &quot;View Now&quot;)" office:value-type="string" office:string-value="View Now">
            <text:p>View Now</text:p>
          </table:table-cell>
          <table:table-cell office:value-type="string">
            <text:p>video/avi</text:p>
          </table:table-cell>
          <table:table-cell office:value-type="float" office:value="21.413333">
            <text:p>21.413333</text:p>
          </table:table-cell>
          <table:table-cell office:value-type="string">
            <text:p>+58.2475+011.4616+010.912/</text:p>
          </table:table-cell>
          <table:table-cell table:formula="of:=HYPERLINK(&quot;https://www.google.com/maps?q=58.2475,11.4616&quot;;&quot;MAP&quot;)" office:value-type="string" office:string-value="MAP">
            <text:p>MAP</text:p>
          </table:table-cell>
          <table:table-cell office:value-type="string">
            <text:p>2014-07-09T09:30:35.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2" table:visibility="filter">
          <table:table-cell office:value-type="string">
            <text:p>https://www.justice.gov/epstein/files/DataSet%209/EFTA01197469.avi</text:p>
          </table:table-cell>
          <table:table-cell table:style-name="ce2" table:formula="of:=HYPERLINK([.A3407]; &quot;View Now&quot;)" office:value-type="string" office:string-value="View Now">
            <text:p>View Now</text:p>
          </table:table-cell>
          <table:table-cell office:value-type="string">
            <text:p>video/avi</text:p>
          </table:table-cell>
          <table:table-cell office:value-type="float" office:value="19.83">
            <text:p>19.83</text:p>
          </table:table-cell>
          <table:table-cell office:value-type="string">
            <text:p>+58.2474+011.4614-008.185/</text:p>
          </table:table-cell>
          <table:table-cell/>
          <table:table-cell office:value-type="string">
            <text:p>2014-07-09T09:29:4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525.mov</text:p>
          </table:table-cell>
          <table:table-cell table:style-name="ce2" table:formula="of:=HYPERLINK([.A3408]; &quot;View Now&quot;)" office:value-type="string" office:string-value="View Now">
            <text:p>View Now</text:p>
          </table:table-cell>
          <table:table-cell office:value-type="string">
            <text:p>video/quicktime</text:p>
          </table:table-cell>
          <table:table-cell office:value-type="float" office:value="5.536667">
            <text:p>5.536667</text:p>
          </table:table-cell>
          <table:table-cell office:value-type="string">
            <text:p>+40.7701-073.9645+028.945/</text:p>
          </table:table-cell>
          <table:table-cell table:formula="of:=HYPERLINK(&quot;https://www.google.com/maps?q=40.7701,-73.9645&quot;;&quot;MAP&quot;)" office:value-type="string" office:string-value="MAP">
            <text:p>MAP</text:p>
          </table:table-cell>
          <table:table-cell office:value-type="string">
            <text:p>2014-07-18T21:21:46.000000Z</text:p>
          </table:table-cell>
          <table:table-cell table:number-columns-repeated="2"/>
          <table:table-cell table:style-name="ce6" office:value-type="string">
            <text:p>Video o weird art exhibit at Asia Society and Museum 725 Park Ave, New York, NY 10021, United States</text:p>
          </table:table-cell>
          <table:table-cell table:number-columns-repeated="1014"/>
        </table:table-row>
        <table:table-row table:style-name="ro2" table:visibility="filter">
          <table:table-cell office:value-type="string">
            <text:p>https://www.justice.gov/epstein/files/DataSet%209/EFTA01197585.avi</text:p>
          </table:table-cell>
          <table:table-cell table:style-name="ce2" table:formula="of:=HYPERLINK([.A3409]; &quot;View Now&quot;)" office:value-type="string" office:string-value="View Now">
            <text:p>View Now</text:p>
          </table:table-cell>
          <table:table-cell office:value-type="string">
            <text:p>video/avi</text:p>
          </table:table-cell>
          <table:table-cell office:value-type="float" office:value="40.785">
            <text:p>40.785</text:p>
          </table:table-cell>
          <table:table-cell table:number-columns-repeated="2"/>
          <table:table-cell office:value-type="string">
            <text:p>2014-07-15T19:48: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7320.mov</text:p>
          </table:table-cell>
          <table:table-cell table:style-name="ce2" table:formula="of:=HYPERLINK([.A3410]; &quot;View Now&quot;)" office:value-type="string" office:string-value="View Now">
            <text:p>View Now</text:p>
          </table:table-cell>
          <table:table-cell office:value-type="string">
            <text:p>video/quicktime</text:p>
          </table:table-cell>
          <table:table-cell office:value-type="float" office:value="10.933333">
            <text:p>10.933333</text:p>
          </table:table-cell>
          <table:table-cell table:number-columns-repeated="2"/>
          <table:table-cell office:value-type="string">
            <text:p>2014-04-09T19:40: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7787.m4v</text:p>
          </table:table-cell>
          <table:table-cell table:style-name="ce2" table:formula="of:=HYPERLINK([.A3411]; &quot;View Now&quot;)" office:value-type="string" office:string-value="View Now">
            <text:p>View Now</text:p>
          </table:table-cell>
          <table:table-cell office:value-type="string">
            <text:p>video/mp4</text:p>
          </table:table-cell>
          <table:table-cell office:value-type="float" office:value="9.547">
            <text:p>9.54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97573.avi</text:p>
          </table:table-cell>
          <table:table-cell table:style-name="ce2" table:formula="of:=HYPERLINK([.A3412]; &quot;View Now&quot;)" office:value-type="string" office:string-value="View Now">
            <text:p>View Now</text:p>
          </table:table-cell>
          <table:table-cell office:value-type="string">
            <text:p>video/avi</text:p>
          </table:table-cell>
          <table:table-cell office:value-type="float" office:value="14.98">
            <text:p>14.98</text:p>
          </table:table-cell>
          <table:table-cell office:value-type="string">
            <text:p>+58.3520+011.2647-019.195/</text:p>
          </table:table-cell>
          <table:table-cell/>
          <table:table-cell office:value-type="string">
            <text:p>2014-07-11T23:45:27.000000Z</text:p>
          </table:table-cell>
          <table:table-cell table:number-columns-repeated="2"/>
          <table:table-cell table:style-name="ce6"/>
          <table:table-cell table:number-columns-repeated="1014"/>
        </table:table-row>
        <table:table-row table:style-name="ro2" table:visibility="filter">
          <table:table-cell office:value-type="string">
            <text:p>https://www.justice.gov/epstein/files/DataSet%209/EFTA01197931.m4v</text:p>
          </table:table-cell>
          <table:table-cell table:style-name="ce2" table:formula="of:=HYPERLINK([.A3413]; &quot;View Now&quot;)" office:value-type="string" office:string-value="View Now">
            <text:p>View Now</text:p>
          </table:table-cell>
          <table:table-cell office:value-type="string">
            <text:p>video/mp4</text:p>
          </table:table-cell>
          <table:table-cell office:value-type="float" office:value="60.333008">
            <text:p>60.333008</text:p>
          </table:table-cell>
          <table:table-cell table:number-columns-repeated="5"/>
          <table:table-cell table:style-name="ce5"/>
          <table:table-cell table:number-columns-repeated="1014"/>
        </table:table-row>
        <table:table-row table:style-name="ro2">
          <table:table-cell office:value-type="string">
            <text:p>https://www.justice.gov/epstein/files/DataSet%209/EFTA01198062.avi</text:p>
          </table:table-cell>
          <table:table-cell table:style-name="ce2" table:formula="of:=HYPERLINK([.A3414]; &quot;View Now&quot;)" office:value-type="string" office:string-value="View Now">
            <text:p>View Now</text:p>
          </table:table-cell>
          <table:table-cell office:value-type="string">
            <text:p>video/avi</text:p>
          </table:table-cell>
          <table:table-cell office:value-type="float" office:value="11.865">
            <text:p>11.865</text:p>
          </table:table-cell>
          <table:table-cell office:value-type="string">
            <text:p>+45.4366+012.3323+001.886/</text:p>
          </table:table-cell>
          <table:table-cell table:formula="of:=HYPERLINK(&quot;https://www.google.com/maps?q=45.4366,12.3323&quot;;&quot;MAP&quot;)" office:value-type="string" office:string-value="MAP">
            <text:p>MAP</text:p>
          </table:table-cell>
          <table:table-cell office:value-type="string">
            <text:p>2015-06-29T09:44:05.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0285.avi</text:p>
          </table:table-cell>
          <table:table-cell table:style-name="ce2" table:formula="of:=HYPERLINK([.A3415]; &quot;View Now&quot;)" office:value-type="string" office:string-value="View Now">
            <text:p>View Now</text:p>
          </table:table-cell>
          <table:table-cell office:value-type="string">
            <text:p>video/avi</text:p>
          </table:table-cell>
          <table:table-cell office:value-type="float" office:value="21.695011">
            <text:p>21.695011</text:p>
          </table:table-cell>
          <table:table-cell office:value-type="string">
            <text:p>+58.2763+011.4220+001.730/</text:p>
          </table:table-cell>
          <table:table-cell table:formula="of:=HYPERLINK(&quot;https://www.google.com/maps?q=58.2763,11.422&quot;;&quot;MAP&quot;)" office:value-type="string" office:string-value="MAP">
            <text:p>MAP</text:p>
          </table:table-cell>
          <table:table-cell office:value-type="string">
            <text:p>2015-07-01T23:20:37.000000Z</text:p>
          </table:table-cell>
          <table:table-cell table:number-columns-repeated="2"/>
          <table:table-cell table:style-name="ce6"/>
          <table:table-cell table:number-columns-repeated="1014"/>
        </table:table-row>
        <table:table-row table:style-name="ro2" table:visibility="filter">
          <table:table-cell office:value-type="string">
            <text:p>https://www.justice.gov/epstein/files/DataSet%209/EFTA01197698.m4a</text:p>
          </table:table-cell>
          <table:table-cell table:style-name="ce2" table:formula="of:=HYPERLINK([.A341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98222.mov</text:p>
          </table:table-cell>
          <table:table-cell table:style-name="ce2" table:formula="of:=HYPERLINK([.A3417]; &quot;View Now&quot;)" office:value-type="string" office:string-value="View Now">
            <text:p>View Now</text:p>
          </table:table-cell>
          <table:table-cell office:value-type="string">
            <text:p>video/quicktime</text:p>
          </table:table-cell>
          <table:table-cell office:value-type="float" office:value="7.198345">
            <text:p>7.198345</text:p>
          </table:table-cell>
          <table:table-cell office:value-type="string">
            <text:p>+37.7171-079.1929+14713.634/</text:p>
          </table:table-cell>
          <table:table-cell table:formula="of:=HYPERLINK(&quot;https://www.google.com/maps?q=37.7171,-79.1929&quot;;&quot;MAP&quot;)" office:value-type="string" office:string-value="MAP">
            <text:p>MAP</text:p>
          </table:table-cell>
          <table:table-cell office:value-type="string">
            <text:p>2015-06-18T21:56:04.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202537.avi</text:p>
          </table:table-cell>
          <table:table-cell table:style-name="ce2" table:formula="of:=HYPERLINK([.A3418]; &quot;View Now&quot;)" office:value-type="string" office:string-value="View Now">
            <text:p>View Now</text:p>
          </table:table-cell>
          <table:table-cell office:value-type="string">
            <text:p>video/avi</text:p>
          </table:table-cell>
          <table:table-cell office:value-type="float" office:value="21.385">
            <text:p>21.385</text:p>
          </table:table-cell>
          <table:table-cell office:value-type="string">
            <text:p>+33.7627-078.1337+014.425/</text:p>
          </table:table-cell>
          <table:table-cell table:formula="of:=HYPERLINK(&quot;https://www.google.com/maps?q=33.7627,-78.1337&quot;;&quot;MAP&quot;)" office:value-type="string" office:string-value="MAP">
            <text:p>MAP</text:p>
          </table:table-cell>
          <table:table-cell office:value-type="string">
            <text:p>2014-05-14T02:02:19.000000Z</text:p>
          </table:table-cell>
          <table:table-cell table:number-columns-repeated="2"/>
          <table:table-cell table:style-name="ce6"/>
          <table:table-cell table:number-columns-repeated="1014"/>
        </table:table-row>
        <table:table-row table:style-name="ro2" table:visibility="filter">
          <table:table-cell office:value-type="string">
            <text:p>https://www.justice.gov/epstein/files/DataSet%209/EFTA01196935.avi</text:p>
          </table:table-cell>
          <table:table-cell table:style-name="ce2" table:formula="of:=HYPERLINK([.A3419]; &quot;View Now&quot;)" office:value-type="string" office:string-value="View Now">
            <text:p>View Now</text:p>
          </table:table-cell>
          <table:table-cell office:value-type="string">
            <text:p>video/avi</text:p>
          </table:table-cell>
          <table:table-cell office:value-type="float" office:value="124.868333">
            <text:p>124.868333</text:p>
          </table:table-cell>
          <table:table-cell table:number-columns-repeated="2"/>
          <table:table-cell office:value-type="string">
            <text:p>2015-09-27T05:04:2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7663.mov</text:p>
          </table:table-cell>
          <table:table-cell table:style-name="ce2" table:formula="of:=HYPERLINK([.A3420]; &quot;View Now&quot;)" office:value-type="string" office:string-value="View Now">
            <text:p>View Now</text:p>
          </table:table-cell>
          <table:table-cell office:value-type="string">
            <text:p>video/quicktime</text:p>
          </table:table-cell>
          <table:table-cell office:value-type="float" office:value="2.501667">
            <text:p>2.501667</text:p>
          </table:table-cell>
          <table:table-cell table:number-columns-repeated="2"/>
          <table:table-cell office:value-type="string">
            <text:p>2014-10-04T17:00:2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1950.avi</text:p>
          </table:table-cell>
          <table:table-cell table:style-name="ce2" table:formula="of:=HYPERLINK([.A3421]; &quot;View Now&quot;)" office:value-type="string" office:string-value="View Now">
            <text:p>View Now</text:p>
          </table:table-cell>
          <table:table-cell office:value-type="string">
            <text:p>video/avi</text:p>
          </table:table-cell>
          <table:table-cell office:value-type="float" office:value="30.693333">
            <text:p>30.693333</text:p>
          </table:table-cell>
          <table:table-cell office:value-type="string">
            <text:p>+40.7910-073.9534+018.548/</text:p>
          </table:table-cell>
          <table:table-cell table:formula="of:=HYPERLINK(&quot;https://www.google.com/maps?q=40.791,-73.9534&quot;;&quot;MAP&quot;)" office:value-type="string" office:string-value="MAP">
            <text:p>MAP</text:p>
          </table:table-cell>
          <table:table-cell office:value-type="string">
            <text:p>2015-01-22T02:11:25.000000Z</text:p>
          </table:table-cell>
          <table:table-cell table:number-columns-repeated="2"/>
          <table:table-cell table:style-name="ce6"/>
          <table:table-cell table:number-columns-repeated="1014"/>
        </table:table-row>
        <table:table-row table:style-name="ro2" table:visibility="filter">
          <table:table-cell office:value-type="string">
            <text:p>https://www.justice.gov/epstein/files/DataSet%209/EFTA01204024.mp4</text:p>
          </table:table-cell>
          <table:table-cell table:style-name="ce2" table:formula="of:=HYPERLINK([.A3422]; &quot;View Now&quot;)" office:value-type="string" office:string-value="View Now">
            <text:p>View Now</text:p>
          </table:table-cell>
          <table:table-cell office:value-type="string">
            <text:p>video/mp4</text:p>
          </table:table-cell>
          <table:table-cell office:value-type="float" office:value="132.353741">
            <text:p>132.353741</text:p>
          </table:table-cell>
          <table:table-cell table:number-columns-repeated="2"/>
          <table:table-cell office:value-type="string">
            <text:p>2011-03-04T13:46:5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2540.avi</text:p>
          </table:table-cell>
          <table:table-cell table:style-name="ce2" table:formula="of:=HYPERLINK([.A3423]; &quot;View Now&quot;)" office:value-type="string" office:string-value="View Now">
            <text:p>View Now</text:p>
          </table:table-cell>
          <table:table-cell office:value-type="string">
            <text:p>video/avi</text:p>
          </table:table-cell>
          <table:table-cell office:value-type="float" office:value="26.565011">
            <text:p>26.565011</text:p>
          </table:table-cell>
          <table:table-cell table:number-columns-repeated="2"/>
          <table:table-cell office:value-type="string">
            <text:p>2014-05-19T17:20: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4025.mp4</text:p>
          </table:table-cell>
          <table:table-cell table:style-name="ce2" table:formula="of:=HYPERLINK([.A3424]; &quot;View Now&quot;)" office:value-type="string" office:string-value="View Now">
            <text:p>View Now</text:p>
          </table:table-cell>
          <table:table-cell office:value-type="string">
            <text:p>video/mp4</text:p>
          </table:table-cell>
          <table:table-cell office:value-type="float" office:value="97.52381">
            <text:p>97.52381</text:p>
          </table:table-cell>
          <table:table-cell table:number-columns-repeated="2"/>
          <table:table-cell office:value-type="string">
            <text:p>2015-06-06T12:53: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4026.mp4</text:p>
          </table:table-cell>
          <table:table-cell table:style-name="ce2" table:formula="of:=HYPERLINK([.A3425]; &quot;View Now&quot;)" office:value-type="string" office:string-value="View Now">
            <text:p>View Now</text:p>
          </table:table-cell>
          <table:table-cell office:value-type="string">
            <text:p>video/mp4</text:p>
          </table:table-cell>
          <table:table-cell office:value-type="float" office:value="233.546304">
            <text:p>233.546304</text:p>
          </table:table-cell>
          <table:table-cell table:number-columns-repeated="2"/>
          <table:table-cell office:value-type="string">
            <text:p>2001-08-13T15:07:5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4013.mp4</text:p>
          </table:table-cell>
          <table:table-cell table:style-name="ce2" table:formula="of:=HYPERLINK([.A3426]; &quot;View Now&quot;)" office:value-type="string" office:string-value="View Now">
            <text:p>View Now</text:p>
          </table:table-cell>
          <table:table-cell office:value-type="string">
            <text:p>video/mp4</text:p>
          </table:table-cell>
          <table:table-cell office:value-type="float" office:value="103.514558">
            <text:p>103.514558</text:p>
          </table:table-cell>
          <table:table-cell table:number-columns-repeated="2"/>
          <table:table-cell office:value-type="string">
            <text:p>1999-04-21T15:22:5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609.avi</text:p>
          </table:table-cell>
          <table:table-cell table:style-name="ce2" table:formula="of:=HYPERLINK([.A3427]; &quot;View Now&quot;)" office:value-type="string" office:string-value="View Now">
            <text:p>View Now</text:p>
          </table:table-cell>
          <table:table-cell office:value-type="string">
            <text:p>video/avi</text:p>
          </table:table-cell>
          <table:table-cell office:value-type="float" office:value="19.996667">
            <text:p>19.996667</text:p>
          </table:table-cell>
          <table:table-cell office:value-type="string">
            <text:p>+18.2975-064.8221+024.708/</text:p>
          </table:table-cell>
          <table:table-cell table:formula="of:=HYPERLINK(&quot;https://www.google.com/maps?q=18.2975,-64.8221&quot;;&quot;MAP&quot;)" office:value-type="string" office:string-value="MAP">
            <text:p>MAP</text:p>
          </table:table-cell>
          <table:table-cell office:value-type="string">
            <text:p>2015-08-12T13:33:34.000000Z</text:p>
          </table:table-cell>
          <table:table-cell table:number-columns-repeated="2"/>
          <table:table-cell table:style-name="ce6"/>
          <table:table-cell table:number-columns-repeated="1014"/>
        </table:table-row>
        <table:table-row table:style-name="ro2" table:visibility="filter">
          <table:table-cell office:value-type="string">
            <text:p>https://www.justice.gov/epstein/files/DataSet%209/EFTA01207587.avi</text:p>
          </table:table-cell>
          <table:table-cell table:style-name="ce2" table:formula="of:=HYPERLINK([.A3428]; &quot;View Now&quot;)" office:value-type="string" office:string-value="View Now">
            <text:p>View Now</text:p>
          </table:table-cell>
          <table:table-cell office:value-type="string">
            <text:p>video/avi</text:p>
          </table:table-cell>
          <table:table-cell office:value-type="float" office:value="18.696667">
            <text:p>18.696667</text:p>
          </table:table-cell>
          <table:table-cell table:number-columns-repeated="2"/>
          <table:table-cell office:value-type="string">
            <text:p>2015-08-11T19:48: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6365.avi</text:p>
          </table:table-cell>
          <table:table-cell table:style-name="ce2" table:formula="of:=HYPERLINK([.A3429]; &quot;View Now&quot;)" office:value-type="string" office:string-value="View Now">
            <text:p>View Now</text:p>
          </table:table-cell>
          <table:table-cell office:value-type="string">
            <text:p>video/avi</text:p>
          </table:table-cell>
          <table:table-cell office:value-type="float" office:value="20.378333">
            <text:p>20.378333</text:p>
          </table:table-cell>
          <table:table-cell table:number-columns-repeated="2"/>
          <table:table-cell office:value-type="string">
            <text:p>2014-08-22T16:15: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7689.avi</text:p>
          </table:table-cell>
          <table:table-cell table:style-name="ce2" table:formula="of:=HYPERLINK([.A3430]; &quot;View Now&quot;)" office:value-type="string" office:string-value="View Now">
            <text:p>View Now</text:p>
          </table:table-cell>
          <table:table-cell office:value-type="string">
            <text:p>video/avi</text:p>
          </table:table-cell>
          <table:table-cell office:value-type="float" office:value="32.156667">
            <text:p>32.156667</text:p>
          </table:table-cell>
          <table:table-cell table:number-columns-repeated="2"/>
          <table:table-cell office:value-type="string">
            <text:p>2015-11-25T21:06:1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386.avi</text:p>
          </table:table-cell>
          <table:table-cell table:style-name="ce2" table:formula="of:=HYPERLINK([.A3431]; &quot;View Now&quot;)" office:value-type="string" office:string-value="View Now">
            <text:p>View Now</text:p>
          </table:table-cell>
          <table:table-cell office:value-type="string">
            <text:p>video/avi</text:p>
          </table:table-cell>
          <table:table-cell office:value-type="float" office:value="46.3">
            <text:p>46.3</text:p>
          </table:table-cell>
          <table:table-cell office:value-type="string">
            <text:p>+40.7616-073.9779+029.219/</text:p>
          </table:table-cell>
          <table:table-cell table:formula="of:=HYPERLINK(&quot;https://www.google.com/maps?q=40.7616,-73.9779&quot;;&quot;MAP&quot;)" office:value-type="string" office:string-value="MAP">
            <text:p>MAP</text:p>
          </table:table-cell>
          <table:table-cell office:value-type="string">
            <text:p>2015-02-21T20:05:12.000000Z</text:p>
          </table:table-cell>
          <table:table-cell table:number-columns-repeated="2"/>
          <table:table-cell table:style-name="ce6"/>
          <table:table-cell table:number-columns-repeated="1014"/>
        </table:table-row>
        <table:table-row table:style-name="ro2" table:visibility="filter">
          <table:table-cell office:value-type="string">
            <text:p>https://www.justice.gov/epstein/files/DataSet%209/EFTA01206366.m4a</text:p>
          </table:table-cell>
          <table:table-cell table:style-name="ce2" table:formula="of:=HYPERLINK([.A343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6073.avi</text:p>
          </table:table-cell>
          <table:table-cell table:style-name="ce2" table:formula="of:=HYPERLINK([.A343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05-23T19:41: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4692.avi</text:p>
          </table:table-cell>
          <table:table-cell table:style-name="ce2" table:formula="of:=HYPERLINK([.A3434]; &quot;View Now&quot;)" office:value-type="string" office:string-value="View Now">
            <text:p>View Now</text:p>
          </table:table-cell>
          <table:table-cell office:value-type="string">
            <text:p>video/avi</text:p>
          </table:table-cell>
          <table:table-cell office:value-type="float" office:value="124.854694">
            <text:p>124.85469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06093.avi</text:p>
          </table:table-cell>
          <table:table-cell table:style-name="ce2" table:formula="of:=HYPERLINK([.A3435]; &quot;View Now&quot;)" office:value-type="string" office:string-value="View Now">
            <text:p>View Now</text:p>
          </table:table-cell>
          <table:table-cell office:value-type="string">
            <text:p>video/avi</text:p>
          </table:table-cell>
          <table:table-cell office:value-type="float" office:value="205.844898">
            <text:p>205.8448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07700.mov</text:p>
          </table:table-cell>
          <table:table-cell table:style-name="ce2" table:formula="of:=HYPERLINK([.A3436]; &quot;View Now&quot;)" office:value-type="string" office:string-value="View Now">
            <text:p>View Now</text:p>
          </table:table-cell>
          <table:table-cell office:value-type="string">
            <text:p>video/quicktime</text:p>
          </table:table-cell>
          <table:table-cell office:value-type="float" office:value="25.218345">
            <text:p>25.218345</text:p>
          </table:table-cell>
          <table:table-cell table:number-columns-repeated="2"/>
          <table:table-cell office:value-type="string">
            <text:p>2015-11-28T22:23: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7699.mov</text:p>
          </table:table-cell>
          <table:table-cell table:style-name="ce2" table:formula="of:=HYPERLINK([.A3437]; &quot;View Now&quot;)" office:value-type="string" office:string-value="View Now">
            <text:p>View Now</text:p>
          </table:table-cell>
          <table:table-cell office:value-type="string">
            <text:p>video/quicktime</text:p>
          </table:table-cell>
          <table:table-cell office:value-type="float" office:value="17.513333">
            <text:p>17.513333</text:p>
          </table:table-cell>
          <table:table-cell table:number-columns-repeated="2"/>
          <table:table-cell office:value-type="string">
            <text:p>2015-11-28T22:23: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7680.mov</text:p>
          </table:table-cell>
          <table:table-cell table:style-name="ce2" table:formula="of:=HYPERLINK([.A3438]; &quot;View Now&quot;)" office:value-type="string" office:string-value="View Now">
            <text:p>View Now</text:p>
          </table:table-cell>
          <table:table-cell office:value-type="string">
            <text:p>video/quicktime</text:p>
          </table:table-cell>
          <table:table-cell office:value-type="float" office:value="16.785">
            <text:p>16.785</text:p>
          </table:table-cell>
          <table:table-cell table:number-columns-repeated="2"/>
          <table:table-cell office:value-type="string">
            <text:p>2015-12-01T06:06: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7701.mov</text:p>
          </table:table-cell>
          <table:table-cell table:style-name="ce2" table:formula="of:=HYPERLINK([.A3439]; &quot;View Now&quot;)" office:value-type="string" office:string-value="View Now">
            <text:p>View Now</text:p>
          </table:table-cell>
          <table:table-cell office:value-type="string">
            <text:p>video/quicktime</text:p>
          </table:table-cell>
          <table:table-cell office:value-type="float" office:value="25.585011">
            <text:p>25.585011</text:p>
          </table:table-cell>
          <table:table-cell table:number-columns-repeated="2"/>
          <table:table-cell office:value-type="string">
            <text:p>2015-11-28T22:23: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27045.mp4</text:p>
          </table:table-cell>
          <table:table-cell table:style-name="ce2" table:formula="of:=HYPERLINK([.A344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49.mp4</text:p>
          </table:table-cell>
          <table:table-cell table:style-name="ce2" table:formula="of:=HYPERLINK([.A344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2.mp4</text:p>
          </table:table-cell>
          <table:table-cell table:style-name="ce2" table:formula="of:=HYPERLINK([.A344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3.mp4</text:p>
          </table:table-cell>
          <table:table-cell table:style-name="ce2" table:formula="of:=HYPERLINK([.A344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48.mp4</text:p>
          </table:table-cell>
          <table:table-cell table:style-name="ce2" table:formula="of:=HYPERLINK([.A344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7.mp4</text:p>
          </table:table-cell>
          <table:table-cell table:style-name="ce2" table:formula="of:=HYPERLINK([.A344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0.mp4</text:p>
          </table:table-cell>
          <table:table-cell table:style-name="ce2" table:formula="of:=HYPERLINK([.A344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1.mp4</text:p>
          </table:table-cell>
          <table:table-cell table:style-name="ce2" table:formula="of:=HYPERLINK([.A344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5.mp4</text:p>
          </table:table-cell>
          <table:table-cell table:style-name="ce2" table:formula="of:=HYPERLINK([.A344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8.mp4</text:p>
          </table:table-cell>
          <table:table-cell table:style-name="ce2" table:formula="of:=HYPERLINK([.A344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4.mp4</text:p>
          </table:table-cell>
          <table:table-cell table:style-name="ce2" table:formula="of:=HYPERLINK([.A345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0.mp4</text:p>
          </table:table-cell>
          <table:table-cell table:style-name="ce2" table:formula="of:=HYPERLINK([.A3451]; &quot;View Now&quot;)" office:value-type="string" office:string-value="View Now">
            <text:p>View Now</text:p>
          </table:table-cell>
          <table:table-cell office:value-type="string">
            <text:p>video/mp4</text:p>
          </table:table-cell>
          <table:table-cell office:value-type="float" office:value="1761.802031">
            <text:p>1761.80203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27066.mp4</text:p>
          </table:table-cell>
          <table:table-cell table:style-name="ce2" table:formula="of:=HYPERLINK([.A345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2.mp4</text:p>
          </table:table-cell>
          <table:table-cell table:style-name="ce2" table:formula="of:=HYPERLINK([.A345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5.mp4</text:p>
          </table:table-cell>
          <table:table-cell table:style-name="ce2" table:formula="of:=HYPERLINK([.A345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4.mp4</text:p>
          </table:table-cell>
          <table:table-cell table:style-name="ce2" table:formula="of:=HYPERLINK([.A345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8.mp4</text:p>
          </table:table-cell>
          <table:table-cell table:style-name="ce2" table:formula="of:=HYPERLINK([.A3456]; &quot;View Now&quot;)" office:value-type="string" office:string-value="View Now">
            <text:p>View Now</text:p>
          </table:table-cell>
          <table:table-cell office:value-type="string">
            <text:p>video/mp4</text:p>
          </table:table-cell>
          <table:table-cell office:value-type="float" office:value="1365.472031">
            <text:p>1365.47203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27069.mp4</text:p>
          </table:table-cell>
          <table:table-cell table:style-name="ce2" table:formula="of:=HYPERLINK([.A345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1.mp4</text:p>
          </table:table-cell>
          <table:table-cell table:style-name="ce2" table:formula="of:=HYPERLINK([.A345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7.mp4</text:p>
          </table:table-cell>
          <table:table-cell table:style-name="ce2" table:formula="of:=HYPERLINK([.A345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0.mp4</text:p>
          </table:table-cell>
          <table:table-cell table:style-name="ce2" table:formula="of:=HYPERLINK([.A346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4.mp4</text:p>
          </table:table-cell>
          <table:table-cell table:style-name="ce2" table:formula="of:=HYPERLINK([.A346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9.mp4</text:p>
          </table:table-cell>
          <table:table-cell table:style-name="ce2" table:formula="of:=HYPERLINK([.A346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47.mp4</text:p>
          </table:table-cell>
          <table:table-cell table:style-name="ce2" table:formula="of:=HYPERLINK([.A346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2.mp4</text:p>
          </table:table-cell>
          <table:table-cell table:style-name="ce2" table:formula="of:=HYPERLINK([.A346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6.mp4</text:p>
          </table:table-cell>
          <table:table-cell table:style-name="ce2" table:formula="of:=HYPERLINK([.A346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1.mp4</text:p>
          </table:table-cell>
          <table:table-cell table:style-name="ce2" table:formula="of:=HYPERLINK([.A346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3.mp4</text:p>
          </table:table-cell>
          <table:table-cell table:style-name="ce2" table:formula="of:=HYPERLINK([.A346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6.mp4</text:p>
          </table:table-cell>
          <table:table-cell table:style-name="ce2" table:formula="of:=HYPERLINK([.A346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0.mp4</text:p>
          </table:table-cell>
          <table:table-cell table:style-name="ce2" table:formula="of:=HYPERLINK([.A346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46.mp4</text:p>
          </table:table-cell>
          <table:table-cell table:style-name="ce2" table:formula="of:=HYPERLINK([.A347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2.mp4</text:p>
          </table:table-cell>
          <table:table-cell table:style-name="ce2" table:formula="of:=HYPERLINK([.A347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1.mp4</text:p>
          </table:table-cell>
          <table:table-cell table:style-name="ce2" table:formula="of:=HYPERLINK([.A347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3.mp4</text:p>
          </table:table-cell>
          <table:table-cell table:style-name="ce2" table:formula="of:=HYPERLINK([.A347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7.mp4</text:p>
          </table:table-cell>
          <table:table-cell table:style-name="ce2" table:formula="of:=HYPERLINK([.A347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9.mp4</text:p>
          </table:table-cell>
          <table:table-cell table:style-name="ce2" table:formula="of:=HYPERLINK([.A347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4.mp4</text:p>
          </table:table-cell>
          <table:table-cell table:style-name="ce2" table:formula="of:=HYPERLINK([.A347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6.mp4</text:p>
          </table:table-cell>
          <table:table-cell table:style-name="ce2" table:formula="of:=HYPERLINK([.A347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8.mp4</text:p>
          </table:table-cell>
          <table:table-cell table:style-name="ce2" table:formula="of:=HYPERLINK([.A347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5.mp4</text:p>
          </table:table-cell>
          <table:table-cell table:style-name="ce2" table:formula="of:=HYPERLINK([.A347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5.mp4</text:p>
          </table:table-cell>
          <table:table-cell table:style-name="ce2" table:formula="of:=HYPERLINK([.A348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44748.wmv</text:p>
          </table:table-cell>
          <table:table-cell table:style-name="ce2" table:formula="of:=HYPERLINK([.A3481];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50814.m4a</text:p>
          </table:table-cell>
          <table:table-cell table:style-name="ce2" table:formula="of:=HYPERLINK([.A3482]; &quot;View Now&quot;)" office:value-type="string" office:string-value="View Now">
            <text:p>View Now</text:p>
          </table:table-cell>
          <table:table-cell office:value-type="string">
            <text:p>audio/mp4</text:p>
          </table:table-cell>
          <table:table-cell office:value-type="float" office:value="34.39">
            <text:p>34.3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50815.m4a</text:p>
          </table:table-cell>
          <table:table-cell table:style-name="ce2" table:formula="of:=HYPERLINK([.A3483]; &quot;View Now&quot;)" office:value-type="string" office:string-value="View Now">
            <text:p>View Now</text:p>
          </table:table-cell>
          <table:table-cell office:value-type="string">
            <text:p>audio/mp4</text:p>
          </table:table-cell>
          <table:table-cell office:value-type="float" office:value="38.4">
            <text:p>3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44749.wmv</text:p>
          </table:table-cell>
          <table:table-cell table:style-name="ce2" table:formula="of:=HYPERLINK([.A3484];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50813.m4a</text:p>
          </table:table-cell>
          <table:table-cell table:style-name="ce2" table:formula="of:=HYPERLINK([.A3485]; &quot;View Now&quot;)" office:value-type="string" office:string-value="View Now">
            <text:p>View Now</text:p>
          </table:table-cell>
          <table:table-cell office:value-type="string">
            <text:p>audio/mp4</text:p>
          </table:table-cell>
          <table:table-cell office:value-type="float" office:value="19.8">
            <text:p>1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50917.m4a</text:p>
          </table:table-cell>
          <table:table-cell table:style-name="ce2" table:formula="of:=HYPERLINK([.A3486]; &quot;View Now&quot;)" office:value-type="string" office:string-value="View Now">
            <text:p>View Now</text:p>
          </table:table-cell>
          <table:table-cell office:value-type="string">
            <text:p>audio/mp4</text:p>
          </table:table-cell>
          <table:table-cell office:value-type="float" office:value="82.84">
            <text:p>82.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50922.m4a</text:p>
          </table:table-cell>
          <table:table-cell table:style-name="ce2" table:formula="of:=HYPERLINK([.A3487]; &quot;View Now&quot;)" office:value-type="string" office:string-value="View Now">
            <text:p>View Now</text:p>
          </table:table-cell>
          <table:table-cell office:value-type="string">
            <text:p>audio/mp4</text:p>
          </table:table-cell>
          <table:table-cell office:value-type="float" office:value="44.593">
            <text:p>44.5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42505.wmv</text:p>
          </table:table-cell>
          <table:table-cell table:style-name="ce2" table:formula="of:=HYPERLINK([.A3488]; &quot;View Now&quot;)" office:value-type="string" office:string-value="View Now">
            <text:p>View Now</text:p>
          </table:table-cell>
          <table:table-cell office:value-type="string">
            <text:p>video/x-ms-wmv</text:p>
          </table:table-cell>
          <table:table-cell office:value-type="float" office:value="280.317">
            <text:p>280.3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44751.mp4</text:p>
          </table:table-cell>
          <table:table-cell table:style-name="ce2" table:formula="of:=HYPERLINK([.A3489]; &quot;View Now&quot;)" office:value-type="string" office:string-value="View Now">
            <text:p>View Now</text:p>
          </table:table-cell>
          <table:table-cell office:value-type="string">
            <text:p>video/mp4</text:p>
          </table:table-cell>
          <table:table-cell office:value-type="float" office:value="120.8207">
            <text:p>120.8207</text:p>
          </table:table-cell>
          <table:table-cell table:number-columns-repeated="2"/>
          <table:table-cell office:value-type="string">
            <text:p>2020-09-21T20:11: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44753.wmv</text:p>
          </table:table-cell>
          <table:table-cell table:style-name="ce2" table:formula="of:=HYPERLINK([.A3490]; &quot;View Now&quot;)" office:value-type="string" office:string-value="View Now">
            <text:p>View Now</text:p>
          </table:table-cell>
          <table:table-cell office:value-type="string">
            <text:p>video/x-ms-wmv</text:p>
          </table:table-cell>
          <table:table-cell office:value-type="float" office:value="100.434">
            <text:p>100.43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44747.wmv</text:p>
          </table:table-cell>
          <table:table-cell table:style-name="ce2" table:formula="of:=HYPERLINK([.A3491]; &quot;View Now&quot;)" office:value-type="string" office:string-value="View Now">
            <text:p>View Now</text:p>
          </table:table-cell>
          <table:table-cell office:value-type="string">
            <text:p>video/x-ms-wmv</text:p>
          </table:table-cell>
          <table:table-cell office:value-type="float" office:value="4491.017">
            <text:p>4491.0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44750.mp4</text:p>
          </table:table-cell>
          <table:table-cell table:style-name="ce2" table:formula="of:=HYPERLINK([.A349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90.mp4</text:p>
          </table:table-cell>
          <table:table-cell table:style-name="ce2" table:formula="of:=HYPERLINK([.A349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44752.mp4</text:p>
          </table:table-cell>
          <table:table-cell table:style-name="ce2" table:formula="of:=HYPERLINK([.A3494]; &quot;View Now&quot;)" office:value-type="string" office:string-value="View Now">
            <text:p>View Now</text:p>
          </table:table-cell>
          <table:table-cell office:value-type="string">
            <text:p>video/mp4</text:p>
          </table:table-cell>
          <table:table-cell office:value-type="float" office:value="694.36">
            <text:p>694.3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27088.mp4</text:p>
          </table:table-cell>
          <table:table-cell table:style-name="ce2" table:formula="of:=HYPERLINK([.A349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91.mp4</text:p>
          </table:table-cell>
          <table:table-cell table:style-name="ce2" table:formula="of:=HYPERLINK([.A349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9.mp4</text:p>
          </table:table-cell>
          <table:table-cell table:style-name="ce2" table:formula="of:=HYPERLINK([.A349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0.caf</text:p>
          </table:table-cell>
          <table:table-cell table:style-name="ce2" table:formula="of:=HYPERLINK([.A34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4.caf</text:p>
          </table:table-cell>
          <table:table-cell table:style-name="ce2" table:formula="of:=HYPERLINK([.A34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2.caf</text:p>
          </table:table-cell>
          <table:table-cell table:style-name="ce2" table:formula="of:=HYPERLINK([.A35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1.caf</text:p>
          </table:table-cell>
          <table:table-cell table:style-name="ce2" table:formula="of:=HYPERLINK([.A35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5.caf</text:p>
          </table:table-cell>
          <table:table-cell table:style-name="ce2" table:formula="of:=HYPERLINK([.A35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795.caf</text:p>
          </table:table-cell>
          <table:table-cell table:style-name="ce2" table:formula="of:=HYPERLINK([.A35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8.caf</text:p>
          </table:table-cell>
          <table:table-cell table:style-name="ce2" table:formula="of:=HYPERLINK([.A35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799.caf</text:p>
          </table:table-cell>
          <table:table-cell table:style-name="ce2" table:formula="of:=HYPERLINK([.A35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3.caf</text:p>
          </table:table-cell>
          <table:table-cell table:style-name="ce2" table:formula="of:=HYPERLINK([.A35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794.caf</text:p>
          </table:table-cell>
          <table:table-cell table:style-name="ce2" table:formula="of:=HYPERLINK([.A35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9.caf</text:p>
          </table:table-cell>
          <table:table-cell table:style-name="ce2" table:formula="of:=HYPERLINK([.A35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2.caf</text:p>
          </table:table-cell>
          <table:table-cell table:style-name="ce2" table:formula="of:=HYPERLINK([.A35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6.caf</text:p>
          </table:table-cell>
          <table:table-cell table:style-name="ce2" table:formula="of:=HYPERLINK([.A35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0.caf</text:p>
          </table:table-cell>
          <table:table-cell table:style-name="ce2" table:formula="of:=HYPERLINK([.A35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7.caf</text:p>
          </table:table-cell>
          <table:table-cell table:style-name="ce2" table:formula="of:=HYPERLINK([.A35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5.caf</text:p>
          </table:table-cell>
          <table:table-cell table:style-name="ce2" table:formula="of:=HYPERLINK([.A35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6.caf</text:p>
          </table:table-cell>
          <table:table-cell table:style-name="ce2" table:formula="of:=HYPERLINK([.A35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23.caf</text:p>
          </table:table-cell>
          <table:table-cell table:style-name="ce2" table:formula="of:=HYPERLINK([.A35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7.caf</text:p>
          </table:table-cell>
          <table:table-cell table:style-name="ce2" table:formula="of:=HYPERLINK([.A35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21.caf</text:p>
          </table:table-cell>
          <table:table-cell table:style-name="ce2" table:formula="of:=HYPERLINK([.A35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2352.caf</text:p>
          </table:table-cell>
          <table:table-cell table:style-name="ce2" table:formula="of:=HYPERLINK([.A35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4.caf</text:p>
          </table:table-cell>
          <table:table-cell table:style-name="ce2" table:formula="of:=HYPERLINK([.A35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4277.caf</text:p>
          </table:table-cell>
          <table:table-cell table:style-name="ce2" table:formula="of:=HYPERLINK([.A35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3.caf</text:p>
          </table:table-cell>
          <table:table-cell table:style-name="ce2" table:formula="of:=HYPERLINK([.A35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20.caf</text:p>
          </table:table-cell>
          <table:table-cell table:style-name="ce2" table:formula="of:=HYPERLINK([.A35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4407.caf</text:p>
          </table:table-cell>
          <table:table-cell table:style-name="ce2" table:formula="of:=HYPERLINK([.A35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9.caf</text:p>
          </table:table-cell>
          <table:table-cell table:style-name="ce2" table:formula="of:=HYPERLINK([.A35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5130.caf</text:p>
          </table:table-cell>
          <table:table-cell table:style-name="ce2" table:formula="of:=HYPERLINK([.A35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4299.caf</text:p>
          </table:table-cell>
          <table:table-cell table:style-name="ce2" table:formula="of:=HYPERLINK([.A35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22.caf</text:p>
          </table:table-cell>
          <table:table-cell table:style-name="ce2" table:formula="of:=HYPERLINK([.A35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5376.caf</text:p>
          </table:table-cell>
          <table:table-cell table:style-name="ce2" table:formula="of:=HYPERLINK([.A35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6766.caf</text:p>
          </table:table-cell>
          <table:table-cell table:style-name="ce2" table:formula="of:=HYPERLINK([.A35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30.caf</text:p>
          </table:table-cell>
          <table:table-cell table:style-name="ce2" table:formula="of:=HYPERLINK([.A35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41.caf</text:p>
          </table:table-cell>
          <table:table-cell table:style-name="ce2" table:formula="of:=HYPERLINK([.A35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666.caf</text:p>
          </table:table-cell>
          <table:table-cell table:style-name="ce2" table:formula="of:=HYPERLINK([.A35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28.caf</text:p>
          </table:table-cell>
          <table:table-cell table:style-name="ce2" table:formula="of:=HYPERLINK([.A35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897.caf</text:p>
          </table:table-cell>
          <table:table-cell table:style-name="ce2" table:formula="of:=HYPERLINK([.A35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29.caf</text:p>
          </table:table-cell>
          <table:table-cell table:style-name="ce2" table:formula="of:=HYPERLINK([.A35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40.caf</text:p>
          </table:table-cell>
          <table:table-cell table:style-name="ce2" table:formula="of:=HYPERLINK([.A35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899.caf</text:p>
          </table:table-cell>
          <table:table-cell table:style-name="ce2" table:formula="of:=HYPERLINK([.A35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898.caf</text:p>
          </table:table-cell>
          <table:table-cell table:style-name="ce2" table:formula="of:=HYPERLINK([.A35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31.caf</text:p>
          </table:table-cell>
          <table:table-cell table:style-name="ce2" table:formula="of:=HYPERLINK([.A35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42.caf</text:p>
          </table:table-cell>
          <table:table-cell table:style-name="ce2" table:formula="of:=HYPERLINK([.A35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57.caf</text:p>
          </table:table-cell>
          <table:table-cell table:style-name="ce2" table:formula="of:=HYPERLINK([.A35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67.caf</text:p>
          </table:table-cell>
          <table:table-cell table:style-name="ce2" table:formula="of:=HYPERLINK([.A35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1/EFTA02698946.caf</text:p>
          </table:table-cell>
          <table:table-cell table:style-name="ce2" table:formula="of:=HYPERLINK([.A35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69.caf</text:p>
          </table:table-cell>
          <table:table-cell table:style-name="ce2" table:formula="of:=HYPERLINK([.A35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70.caf</text:p>
          </table:table-cell>
          <table:table-cell table:style-name="ce2" table:formula="of:=HYPERLINK([.A35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6338.caf</text:p>
          </table:table-cell>
          <table:table-cell table:style-name="ce2" table:formula="of:=HYPERLINK([.A35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68.caf</text:p>
          </table:table-cell>
          <table:table-cell table:style-name="ce2" table:formula="of:=HYPERLINK([.A35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6155.caf</text:p>
          </table:table-cell>
          <table:table-cell table:style-name="ce2" table:formula="of:=HYPERLINK([.A35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6340.caf</text:p>
          </table:table-cell>
          <table:table-cell table:style-name="ce2" table:formula="of:=HYPERLINK([.A35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54344.caf</text:p>
          </table:table-cell>
          <table:table-cell table:style-name="ce2" table:formula="of:=HYPERLINK([.A35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5032.caf</text:p>
          </table:table-cell>
          <table:table-cell table:style-name="ce2" table:formula="of:=HYPERLINK([.A35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6341.caf</text:p>
          </table:table-cell>
          <table:table-cell table:style-name="ce2" table:formula="of:=HYPERLINK([.A35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9181.caf</text:p>
          </table:table-cell>
          <table:table-cell table:style-name="ce2" table:formula="of:=HYPERLINK([.A35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6339.caf</text:p>
          </table:table-cell>
          <table:table-cell table:style-name="ce2" table:formula="of:=HYPERLINK([.A35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8595.caf</text:p>
          </table:table-cell>
          <table:table-cell table:style-name="ce2" table:formula="of:=HYPERLINK([.A35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0242.caf</text:p>
          </table:table-cell>
          <table:table-cell table:style-name="ce2" table:formula="of:=HYPERLINK([.A35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9180.caf</text:p>
          </table:table-cell>
          <table:table-cell table:style-name="ce2" table:formula="of:=HYPERLINK([.A35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4809.caf</text:p>
          </table:table-cell>
          <table:table-cell table:style-name="ce2" table:formula="of:=HYPERLINK([.A35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3539.caf</text:p>
          </table:table-cell>
          <table:table-cell table:style-name="ce2" table:formula="of:=HYPERLINK([.A35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0248.caf</text:p>
          </table:table-cell>
          <table:table-cell table:style-name="ce2" table:formula="of:=HYPERLINK([.A35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0247.caf</text:p>
          </table:table-cell>
          <table:table-cell table:style-name="ce2" table:formula="of:=HYPERLINK([.A35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9480.caf</text:p>
          </table:table-cell>
          <table:table-cell table:style-name="ce2" table:formula="of:=HYPERLINK([.A35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9272.caf</text:p>
          </table:table-cell>
          <table:table-cell table:style-name="ce2" table:formula="of:=HYPERLINK([.A35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4813.caf</text:p>
          </table:table-cell>
          <table:table-cell table:style-name="ce2" table:formula="of:=HYPERLINK([.A35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55551.caf</text:p>
          </table:table-cell>
          <table:table-cell table:style-name="ce2" table:formula="of:=HYPERLINK([.A35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0249.caf</text:p>
          </table:table-cell>
          <table:table-cell table:style-name="ce2" table:formula="of:=HYPERLINK([.A35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42090.caf</text:p>
          </table:table-cell>
          <table:table-cell table:style-name="ce2" table:formula="of:=HYPERLINK([.A35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41271.caf</text:p>
          </table:table-cell>
          <table:table-cell table:style-name="ce2" table:formula="of:=HYPERLINK([.A35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9446.caf</text:p>
          </table:table-cell>
          <table:table-cell table:style-name="ce2" table:formula="of:=HYPERLINK([.A35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0250.caf</text:p>
          </table:table-cell>
          <table:table-cell table:style-name="ce2" table:formula="of:=HYPERLINK([.A35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39788.caf</text:p>
          </table:table-cell>
          <table:table-cell table:style-name="ce2" table:formula="of:=HYPERLINK([.A35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6757.caf</text:p>
          </table:table-cell>
          <table:table-cell table:style-name="ce2" table:formula="of:=HYPERLINK([.A35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6756.caf</text:p>
          </table:table-cell>
          <table:table-cell table:style-name="ce2" table:formula="of:=HYPERLINK([.A35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7578.caf</text:p>
          </table:table-cell>
          <table:table-cell table:style-name="ce2" table:formula="of:=HYPERLINK([.A35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7579.caf</text:p>
          </table:table-cell>
          <table:table-cell table:style-name="ce2" table:formula="of:=HYPERLINK([.A35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335487.caf</text:p>
          </table:table-cell>
          <table:table-cell table:style-name="ce2" table:formula="of:=HYPERLINK([.A35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999.caf</text:p>
          </table:table-cell>
          <table:table-cell table:style-name="ce2" table:formula="of:=HYPERLINK([.A35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78.caf</text:p>
          </table:table-cell>
          <table:table-cell table:style-name="ce2" table:formula="of:=HYPERLINK([.A35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104.caf</text:p>
          </table:table-cell>
          <table:table-cell table:style-name="ce2" table:formula="of:=HYPERLINK([.A35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47655.caf</text:p>
          </table:table-cell>
          <table:table-cell table:style-name="ce2" table:formula="of:=HYPERLINK([.A35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47564.caf</text:p>
          </table:table-cell>
          <table:table-cell table:style-name="ce2" table:formula="of:=HYPERLINK([.A35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47565.caf</text:p>
          </table:table-cell>
          <table:table-cell table:style-name="ce2" table:formula="of:=HYPERLINK([.A35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47654.caf</text:p>
          </table:table-cell>
          <table:table-cell table:style-name="ce2" table:formula="of:=HYPERLINK([.A35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140.caf</text:p>
          </table:table-cell>
          <table:table-cell table:style-name="ce2" table:formula="of:=HYPERLINK([.A35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639714.caf</text:p>
          </table:table-cell>
          <table:table-cell table:style-name="ce2" table:formula="of:=HYPERLINK([.A35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10823.caf</text:p>
          </table:table-cell>
          <table:table-cell table:style-name="ce2" table:formula="of:=HYPERLINK([.A35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638224.caf</text:p>
          </table:table-cell>
          <table:table-cell table:style-name="ce2" table:formula="of:=HYPERLINK([.A35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71463.caf</text:p>
          </table:table-cell>
          <table:table-cell table:style-name="ce2" table:formula="of:=HYPERLINK([.A35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37.caf</text:p>
          </table:table-cell>
          <table:table-cell table:style-name="ce2" table:formula="of:=HYPERLINK([.A35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71462.caf</text:p>
          </table:table-cell>
          <table:table-cell table:style-name="ce2" table:formula="of:=HYPERLINK([.A35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0.caf</text:p>
          </table:table-cell>
          <table:table-cell table:style-name="ce2" table:formula="of:=HYPERLINK([.A35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71461.caf</text:p>
          </table:table-cell>
          <table:table-cell table:style-name="ce2" table:formula="of:=HYPERLINK([.A35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35.caf</text:p>
          </table:table-cell>
          <table:table-cell table:style-name="ce2" table:formula="of:=HYPERLINK([.A35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59424.caf</text:p>
          </table:table-cell>
          <table:table-cell table:style-name="ce2" table:formula="of:=HYPERLINK([.A35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1.caf</text:p>
          </table:table-cell>
          <table:table-cell table:style-name="ce2" table:formula="of:=HYPERLINK([.A35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38.caf</text:p>
          </table:table-cell>
          <table:table-cell table:style-name="ce2" table:formula="of:=HYPERLINK([.A35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36.caf</text:p>
          </table:table-cell>
          <table:table-cell table:style-name="ce2" table:formula="of:=HYPERLINK([.A35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4.caf</text:p>
          </table:table-cell>
          <table:table-cell table:style-name="ce2" table:formula="of:=HYPERLINK([.A35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39.caf</text:p>
          </table:table-cell>
          <table:table-cell table:style-name="ce2" table:formula="of:=HYPERLINK([.A35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2.caf</text:p>
          </table:table-cell>
          <table:table-cell table:style-name="ce2" table:formula="of:=HYPERLINK([.A36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3.caf</text:p>
          </table:table-cell>
          <table:table-cell table:style-name="ce2" table:formula="of:=HYPERLINK([.A36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5.caf</text:p>
          </table:table-cell>
          <table:table-cell table:style-name="ce2" table:formula="of:=HYPERLINK([.A36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6.caf</text:p>
          </table:table-cell>
          <table:table-cell table:style-name="ce2" table:formula="of:=HYPERLINK([.A36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9.caf</text:p>
          </table:table-cell>
          <table:table-cell table:style-name="ce2" table:formula="of:=HYPERLINK([.A36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175.caf</text:p>
          </table:table-cell>
          <table:table-cell table:style-name="ce2" table:formula="of:=HYPERLINK([.A36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174.caf</text:p>
          </table:table-cell>
          <table:table-cell table:style-name="ce2" table:formula="of:=HYPERLINK([.A36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7.caf</text:p>
          </table:table-cell>
          <table:table-cell table:style-name="ce2" table:formula="of:=HYPERLINK([.A36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8.caf</text:p>
          </table:table-cell>
          <table:table-cell table:style-name="ce2" table:formula="of:=HYPERLINK([.A36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176.caf</text:p>
          </table:table-cell>
          <table:table-cell table:style-name="ce2" table:formula="of:=HYPERLINK([.A36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3.caf</text:p>
          </table:table-cell>
          <table:table-cell table:style-name="ce2" table:formula="of:=HYPERLINK([.A36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5.caf</text:p>
          </table:table-cell>
          <table:table-cell table:style-name="ce2" table:formula="of:=HYPERLINK([.A36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177.caf</text:p>
          </table:table-cell>
          <table:table-cell table:style-name="ce2" table:formula="of:=HYPERLINK([.A36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7.caf</text:p>
          </table:table-cell>
          <table:table-cell table:style-name="ce2" table:formula="of:=HYPERLINK([.A36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4.caf</text:p>
          </table:table-cell>
          <table:table-cell table:style-name="ce2" table:formula="of:=HYPERLINK([.A36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9.caf</text:p>
          </table:table-cell>
          <table:table-cell table:style-name="ce2" table:formula="of:=HYPERLINK([.A36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8.caf</text:p>
          </table:table-cell>
          <table:table-cell table:style-name="ce2" table:formula="of:=HYPERLINK([.A36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6.caf</text:p>
          </table:table-cell>
          <table:table-cell table:style-name="ce2" table:formula="of:=HYPERLINK([.A36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30.caf</text:p>
          </table:table-cell>
          <table:table-cell table:style-name="ce2" table:formula="of:=HYPERLINK([.A36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34.caf</text:p>
          </table:table-cell>
          <table:table-cell table:style-name="ce2" table:formula="of:=HYPERLINK([.A36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31.caf</text:p>
          </table:table-cell>
          <table:table-cell table:style-name="ce2" table:formula="of:=HYPERLINK([.A36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33.caf</text:p>
          </table:table-cell>
          <table:table-cell table:style-name="ce2" table:formula="of:=HYPERLINK([.A36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64.caf</text:p>
          </table:table-cell>
          <table:table-cell table:style-name="ce2" table:formula="of:=HYPERLINK([.A36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32.caf</text:p>
          </table:table-cell>
          <table:table-cell table:style-name="ce2" table:formula="of:=HYPERLINK([.A36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4.caf</text:p>
          </table:table-cell>
          <table:table-cell table:style-name="ce2" table:formula="of:=HYPERLINK([.A36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46394.caf</text:p>
          </table:table-cell>
          <table:table-cell table:style-name="ce2" table:formula="of:=HYPERLINK([.A36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5.caf</text:p>
          </table:table-cell>
          <table:table-cell table:style-name="ce2" table:formula="of:=HYPERLINK([.A36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40930.caf</text:p>
          </table:table-cell>
          <table:table-cell table:style-name="ce2" table:formula="of:=HYPERLINK([.A36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7.caf</text:p>
          </table:table-cell>
          <table:table-cell table:style-name="ce2" table:formula="of:=HYPERLINK([.A36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59997.caf</text:p>
          </table:table-cell>
          <table:table-cell table:style-name="ce2" table:formula="of:=HYPERLINK([.A36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9.caf</text:p>
          </table:table-cell>
          <table:table-cell table:style-name="ce2" table:formula="of:=HYPERLINK([.A36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6.caf</text:p>
          </table:table-cell>
          <table:table-cell table:style-name="ce2" table:formula="of:=HYPERLINK([.A36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2.caf</text:p>
          </table:table-cell>
          <table:table-cell table:style-name="ce2" table:formula="of:=HYPERLINK([.A36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5.caf</text:p>
          </table:table-cell>
          <table:table-cell table:style-name="ce2" table:formula="of:=HYPERLINK([.A36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8.caf</text:p>
          </table:table-cell>
          <table:table-cell table:style-name="ce2" table:formula="of:=HYPERLINK([.A36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0.caf</text:p>
          </table:table-cell>
          <table:table-cell table:style-name="ce2" table:formula="of:=HYPERLINK([.A36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3.caf</text:p>
          </table:table-cell>
          <table:table-cell table:style-name="ce2" table:formula="of:=HYPERLINK([.A36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6.caf</text:p>
          </table:table-cell>
          <table:table-cell table:style-name="ce2" table:formula="of:=HYPERLINK([.A36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1.caf</text:p>
          </table:table-cell>
          <table:table-cell table:style-name="ce2" table:formula="of:=HYPERLINK([.A36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667.caf</text:p>
          </table:table-cell>
          <table:table-cell table:style-name="ce2" table:formula="of:=HYPERLINK([.A36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4.caf</text:p>
          </table:table-cell>
          <table:table-cell table:style-name="ce2" table:formula="of:=HYPERLINK([.A36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88.caf</text:p>
          </table:table-cell>
          <table:table-cell table:style-name="ce2" table:formula="of:=HYPERLINK([.A36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662.caf</text:p>
          </table:table-cell>
          <table:table-cell table:style-name="ce2" table:formula="of:=HYPERLINK([.A36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7.caf</text:p>
          </table:table-cell>
          <table:table-cell table:style-name="ce2" table:formula="of:=HYPERLINK([.A36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8.caf</text:p>
          </table:table-cell>
          <table:table-cell table:style-name="ce2" table:formula="of:=HYPERLINK([.A36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89.caf</text:p>
          </table:table-cell>
          <table:table-cell table:style-name="ce2" table:formula="of:=HYPERLINK([.A36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0.caf</text:p>
          </table:table-cell>
          <table:table-cell table:style-name="ce2" table:formula="of:=HYPERLINK([.A36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4.caf</text:p>
          </table:table-cell>
          <table:table-cell table:style-name="ce2" table:formula="of:=HYPERLINK([.A36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46.caf</text:p>
          </table:table-cell>
          <table:table-cell table:style-name="ce2" table:formula="of:=HYPERLINK([.A36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3.caf</text:p>
          </table:table-cell>
          <table:table-cell table:style-name="ce2" table:formula="of:=HYPERLINK([.A36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1.caf</text:p>
          </table:table-cell>
          <table:table-cell table:style-name="ce2" table:formula="of:=HYPERLINK([.A36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2.caf</text:p>
          </table:table-cell>
          <table:table-cell table:style-name="ce2" table:formula="of:=HYPERLINK([.A36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69.caf</text:p>
          </table:table-cell>
          <table:table-cell table:style-name="ce2" table:formula="of:=HYPERLINK([.A36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014471.caf</text:p>
          </table:table-cell>
          <table:table-cell table:style-name="ce2" table:formula="of:=HYPERLINK([.A36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50.caf</text:p>
          </table:table-cell>
          <table:table-cell table:style-name="ce2" table:formula="of:=HYPERLINK([.A36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5.caf</text:p>
          </table:table-cell>
          <table:table-cell table:style-name="ce2" table:formula="of:=HYPERLINK([.A36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0.caf</text:p>
          </table:table-cell>
          <table:table-cell table:style-name="ce2" table:formula="of:=HYPERLINK([.A36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2.caf</text:p>
          </table:table-cell>
          <table:table-cell table:style-name="ce2" table:formula="of:=HYPERLINK([.A36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68.caf</text:p>
          </table:table-cell>
          <table:table-cell table:style-name="ce2" table:formula="of:=HYPERLINK([.A36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60.caf</text:p>
          </table:table-cell>
          <table:table-cell table:style-name="ce2" table:formula="of:=HYPERLINK([.A36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1.caf</text:p>
          </table:table-cell>
          <table:table-cell table:style-name="ce2" table:formula="of:=HYPERLINK([.A36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4.caf</text:p>
          </table:table-cell>
          <table:table-cell table:style-name="ce2" table:formula="of:=HYPERLINK([.A36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3.caf</text:p>
          </table:table-cell>
          <table:table-cell table:style-name="ce2" table:formula="of:=HYPERLINK([.A36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8.caf</text:p>
          </table:table-cell>
          <table:table-cell table:style-name="ce2" table:formula="of:=HYPERLINK([.A36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7.caf</text:p>
          </table:table-cell>
          <table:table-cell table:style-name="ce2" table:formula="of:=HYPERLINK([.A36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5.caf</text:p>
          </table:table-cell>
          <table:table-cell table:style-name="ce2" table:formula="of:=HYPERLINK([.A36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1.caf</text:p>
          </table:table-cell>
          <table:table-cell table:style-name="ce2" table:formula="of:=HYPERLINK([.A36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6.caf</text:p>
          </table:table-cell>
          <table:table-cell table:style-name="ce2" table:formula="of:=HYPERLINK([.A36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6.caf</text:p>
          </table:table-cell>
          <table:table-cell table:style-name="ce2" table:formula="of:=HYPERLINK([.A36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0.caf</text:p>
          </table:table-cell>
          <table:table-cell table:style-name="ce2" table:formula="of:=HYPERLINK([.A36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2.caf</text:p>
          </table:table-cell>
          <table:table-cell table:style-name="ce2" table:formula="of:=HYPERLINK([.A36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9.caf</text:p>
          </table:table-cell>
          <table:table-cell table:style-name="ce2" table:formula="of:=HYPERLINK([.A36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4.caf</text:p>
          </table:table-cell>
          <table:table-cell table:style-name="ce2" table:formula="of:=HYPERLINK([.A36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5.caf</text:p>
          </table:table-cell>
          <table:table-cell table:style-name="ce2" table:formula="of:=HYPERLINK([.A36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3.caf</text:p>
          </table:table-cell>
          <table:table-cell table:style-name="ce2" table:formula="of:=HYPERLINK([.A36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91.caf</text:p>
          </table:table-cell>
          <table:table-cell table:style-name="ce2" table:formula="of:=HYPERLINK([.A36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7.caf</text:p>
          </table:table-cell>
          <table:table-cell table:style-name="ce2" table:formula="of:=HYPERLINK([.A36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8.caf</text:p>
          </table:table-cell>
          <table:table-cell table:style-name="ce2" table:formula="of:=HYPERLINK([.A36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9.caf</text:p>
          </table:table-cell>
          <table:table-cell table:style-name="ce2" table:formula="of:=HYPERLINK([.A36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92.caf</text:p>
          </table:table-cell>
          <table:table-cell table:style-name="ce2" table:formula="of:=HYPERLINK([.A36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00.caf</text:p>
          </table:table-cell>
          <table:table-cell table:style-name="ce2" table:formula="of:=HYPERLINK([.A36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97.caf</text:p>
          </table:table-cell>
          <table:table-cell table:style-name="ce2" table:formula="of:=HYPERLINK([.A36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90.caf</text:p>
          </table:table-cell>
          <table:table-cell table:style-name="ce2" table:formula="of:=HYPERLINK([.A36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93.caf</text:p>
          </table:table-cell>
          <table:table-cell table:style-name="ce2" table:formula="of:=HYPERLINK([.A36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57.caf</text:p>
          </table:table-cell>
          <table:table-cell table:style-name="ce2" table:formula="of:=HYPERLINK([.A36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02.caf</text:p>
          </table:table-cell>
          <table:table-cell table:style-name="ce2" table:formula="of:=HYPERLINK([.A36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59.caf</text:p>
          </table:table-cell>
          <table:table-cell table:style-name="ce2" table:formula="of:=HYPERLINK([.A36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1213.caf</text:p>
          </table:table-cell>
          <table:table-cell table:style-name="ce2" table:formula="of:=HYPERLINK([.A36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58.caf</text:p>
          </table:table-cell>
          <table:table-cell table:style-name="ce2" table:formula="of:=HYPERLINK([.A36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90.caf</text:p>
          </table:table-cell>
          <table:table-cell table:style-name="ce2" table:formula="of:=HYPERLINK([.A36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816.caf</text:p>
          </table:table-cell>
          <table:table-cell table:style-name="ce2" table:formula="of:=HYPERLINK([.A36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66.caf</text:p>
          </table:table-cell>
          <table:table-cell table:style-name="ce2" table:formula="of:=HYPERLINK([.A36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94.caf</text:p>
          </table:table-cell>
          <table:table-cell table:style-name="ce2" table:formula="of:=HYPERLINK([.A36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91.caf</text:p>
          </table:table-cell>
          <table:table-cell table:style-name="ce2" table:formula="of:=HYPERLINK([.A36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03.caf</text:p>
          </table:table-cell>
          <table:table-cell table:style-name="ce2" table:formula="of:=HYPERLINK([.A36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92.caf</text:p>
          </table:table-cell>
          <table:table-cell table:style-name="ce2" table:formula="of:=HYPERLINK([.A36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830.caf</text:p>
          </table:table-cell>
          <table:table-cell table:style-name="ce2" table:formula="of:=HYPERLINK([.A36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50.caf</text:p>
          </table:table-cell>
          <table:table-cell table:style-name="ce2" table:formula="of:=HYPERLINK([.A36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93.caf</text:p>
          </table:table-cell>
          <table:table-cell table:style-name="ce2" table:formula="of:=HYPERLINK([.A36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99.caf</text:p>
          </table:table-cell>
          <table:table-cell table:style-name="ce2" table:formula="of:=HYPERLINK([.A36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95.caf</text:p>
          </table:table-cell>
          <table:table-cell table:style-name="ce2" table:formula="of:=HYPERLINK([.A37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94.caf</text:p>
          </table:table-cell>
          <table:table-cell table:style-name="ce2" table:formula="of:=HYPERLINK([.A37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52.caf</text:p>
          </table:table-cell>
          <table:table-cell table:style-name="ce2" table:formula="of:=HYPERLINK([.A37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28.caf</text:p>
          </table:table-cell>
          <table:table-cell table:style-name="ce2" table:formula="of:=HYPERLINK([.A37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79.caf</text:p>
          </table:table-cell>
          <table:table-cell table:style-name="ce2" table:formula="of:=HYPERLINK([.A37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14.caf</text:p>
          </table:table-cell>
          <table:table-cell table:style-name="ce2" table:formula="of:=HYPERLINK([.A37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31.caf</text:p>
          </table:table-cell>
          <table:table-cell table:style-name="ce2" table:formula="of:=HYPERLINK([.A37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41.caf</text:p>
          </table:table-cell>
          <table:table-cell table:style-name="ce2" table:formula="of:=HYPERLINK([.A37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40.caf</text:p>
          </table:table-cell>
          <table:table-cell table:style-name="ce2" table:formula="of:=HYPERLINK([.A37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26.caf</text:p>
          </table:table-cell>
          <table:table-cell table:style-name="ce2" table:formula="of:=HYPERLINK([.A37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23.caf</text:p>
          </table:table-cell>
          <table:table-cell table:style-name="ce2" table:formula="of:=HYPERLINK([.A37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42.caf</text:p>
          </table:table-cell>
          <table:table-cell table:style-name="ce2" table:formula="of:=HYPERLINK([.A37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2.caf</text:p>
          </table:table-cell>
          <table:table-cell table:style-name="ce2" table:formula="of:=HYPERLINK([.A37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6.caf</text:p>
          </table:table-cell>
          <table:table-cell table:style-name="ce2" table:formula="of:=HYPERLINK([.A37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7.caf</text:p>
          </table:table-cell>
          <table:table-cell table:style-name="ce2" table:formula="of:=HYPERLINK([.A37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66.caf</text:p>
          </table:table-cell>
          <table:table-cell table:style-name="ce2" table:formula="of:=HYPERLINK([.A37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8.caf</text:p>
          </table:table-cell>
          <table:table-cell table:style-name="ce2" table:formula="of:=HYPERLINK([.A37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5.caf</text:p>
          </table:table-cell>
          <table:table-cell table:style-name="ce2" table:formula="of:=HYPERLINK([.A37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00.caf</text:p>
          </table:table-cell>
          <table:table-cell table:style-name="ce2" table:formula="of:=HYPERLINK([.A37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3.caf</text:p>
          </table:table-cell>
          <table:table-cell table:style-name="ce2" table:formula="of:=HYPERLINK([.A37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02.caf</text:p>
          </table:table-cell>
          <table:table-cell table:style-name="ce2" table:formula="of:=HYPERLINK([.A37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07.caf</text:p>
          </table:table-cell>
          <table:table-cell table:style-name="ce2" table:formula="of:=HYPERLINK([.A37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05.caf</text:p>
          </table:table-cell>
          <table:table-cell table:style-name="ce2" table:formula="of:=HYPERLINK([.A37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26.caf</text:p>
          </table:table-cell>
          <table:table-cell table:style-name="ce2" table:formula="of:=HYPERLINK([.A37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10.caf</text:p>
          </table:table-cell>
          <table:table-cell table:style-name="ce2" table:formula="of:=HYPERLINK([.A37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33.caf</text:p>
          </table:table-cell>
          <table:table-cell table:style-name="ce2" table:formula="of:=HYPERLINK([.A37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30.caf</text:p>
          </table:table-cell>
          <table:table-cell table:style-name="ce2" table:formula="of:=HYPERLINK([.A37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31.caf</text:p>
          </table:table-cell>
          <table:table-cell table:style-name="ce2" table:formula="of:=HYPERLINK([.A37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37.caf</text:p>
          </table:table-cell>
          <table:table-cell table:style-name="ce2" table:formula="of:=HYPERLINK([.A37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46.caf</text:p>
          </table:table-cell>
          <table:table-cell table:style-name="ce2" table:formula="of:=HYPERLINK([.A37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48.caf</text:p>
          </table:table-cell>
          <table:table-cell table:style-name="ce2" table:formula="of:=HYPERLINK([.A37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42.caf</text:p>
          </table:table-cell>
          <table:table-cell table:style-name="ce2" table:formula="of:=HYPERLINK([.A37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50.caf</text:p>
          </table:table-cell>
          <table:table-cell table:style-name="ce2" table:formula="of:=HYPERLINK([.A37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40.caf</text:p>
          </table:table-cell>
          <table:table-cell table:style-name="ce2" table:formula="of:=HYPERLINK([.A37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35.caf</text:p>
          </table:table-cell>
          <table:table-cell table:style-name="ce2" table:formula="of:=HYPERLINK([.A37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52.caf</text:p>
          </table:table-cell>
          <table:table-cell table:style-name="ce2" table:formula="of:=HYPERLINK([.A37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56.caf</text:p>
          </table:table-cell>
          <table:table-cell table:style-name="ce2" table:formula="of:=HYPERLINK([.A37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54.caf</text:p>
          </table:table-cell>
          <table:table-cell table:style-name="ce2" table:formula="of:=HYPERLINK([.A37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74.caf</text:p>
          </table:table-cell>
          <table:table-cell table:style-name="ce2" table:formula="of:=HYPERLINK([.A37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68.caf</text:p>
          </table:table-cell>
          <table:table-cell table:style-name="ce2" table:formula="of:=HYPERLINK([.A37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70.caf</text:p>
          </table:table-cell>
          <table:table-cell table:style-name="ce2" table:formula="of:=HYPERLINK([.A37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65.caf</text:p>
          </table:table-cell>
          <table:table-cell table:style-name="ce2" table:formula="of:=HYPERLINK([.A37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79.caf</text:p>
          </table:table-cell>
          <table:table-cell table:style-name="ce2" table:formula="of:=HYPERLINK([.A37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60.caf</text:p>
          </table:table-cell>
          <table:table-cell table:style-name="ce2" table:formula="of:=HYPERLINK([.A37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84.caf</text:p>
          </table:table-cell>
          <table:table-cell table:style-name="ce2" table:formula="of:=HYPERLINK([.A37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72.caf</text:p>
          </table:table-cell>
          <table:table-cell table:style-name="ce2" table:formula="of:=HYPERLINK([.A37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89.caf</text:p>
          </table:table-cell>
          <table:table-cell table:style-name="ce2" table:formula="of:=HYPERLINK([.A37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82.caf</text:p>
          </table:table-cell>
          <table:table-cell table:style-name="ce2" table:formula="of:=HYPERLINK([.A37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81.caf</text:p>
          </table:table-cell>
          <table:table-cell table:style-name="ce2" table:formula="of:=HYPERLINK([.A37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77.caf</text:p>
          </table:table-cell>
          <table:table-cell table:style-name="ce2" table:formula="of:=HYPERLINK([.A37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87.caf</text:p>
          </table:table-cell>
          <table:table-cell table:style-name="ce2" table:formula="of:=HYPERLINK([.A37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95.caf</text:p>
          </table:table-cell>
          <table:table-cell table:style-name="ce2" table:formula="of:=HYPERLINK([.A37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93.caf</text:p>
          </table:table-cell>
          <table:table-cell table:style-name="ce2" table:formula="of:=HYPERLINK([.A37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203.caf</text:p>
          </table:table-cell>
          <table:table-cell table:style-name="ce2" table:formula="of:=HYPERLINK([.A37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91.caf</text:p>
          </table:table-cell>
          <table:table-cell table:style-name="ce2" table:formula="of:=HYPERLINK([.A37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363.amr</text:p>
          </table:table-cell>
          <table:table-cell table:style-name="ce2" table:formula="of:=HYPERLINK([.A37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99.caf</text:p>
          </table:table-cell>
          <table:table-cell table:style-name="ce2" table:formula="of:=HYPERLINK([.A37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250.caf</text:p>
          </table:table-cell>
          <table:table-cell table:style-name="ce2" table:formula="of:=HYPERLINK([.A37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222.caf</text:p>
          </table:table-cell>
          <table:table-cell table:style-name="ce2" table:formula="of:=HYPERLINK([.A37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265.caf</text:p>
          </table:table-cell>
          <table:table-cell table:style-name="ce2" table:formula="of:=HYPERLINK([.A37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5882.amr</text:p>
          </table:table-cell>
          <table:table-cell table:style-name="ce2" table:formula="of:=HYPERLINK([.A37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364.amr</text:p>
          </table:table-cell>
          <table:table-cell table:style-name="ce2" table:formula="of:=HYPERLINK([.A37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7524.amr</text:p>
          </table:table-cell>
          <table:table-cell table:style-name="ce2" table:formula="of:=HYPERLINK([.A37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5825.amr</text:p>
          </table:table-cell>
          <table:table-cell table:style-name="ce2" table:formula="of:=HYPERLINK([.A37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697.amr</text:p>
          </table:table-cell>
          <table:table-cell table:style-name="ce2" table:formula="of:=HYPERLINK([.A37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55746.amr</text:p>
          </table:table-cell>
          <table:table-cell table:style-name="ce2" table:formula="of:=HYPERLINK([.A37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8372.amr</text:p>
          </table:table-cell>
          <table:table-cell table:style-name="ce2" table:formula="of:=HYPERLINK([.A37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56053.amr</text:p>
          </table:table-cell>
          <table:table-cell table:style-name="ce2" table:formula="of:=HYPERLINK([.A37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58020.amr</text:p>
          </table:table-cell>
          <table:table-cell table:style-name="ce2" table:formula="of:=HYPERLINK([.A37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3620.amr</text:p>
          </table:table-cell>
          <table:table-cell table:style-name="ce2" table:formula="of:=HYPERLINK([.A37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5832.amr</text:p>
          </table:table-cell>
          <table:table-cell table:style-name="ce2" table:formula="of:=HYPERLINK([.A37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9824.amr</text:p>
          </table:table-cell>
          <table:table-cell table:style-name="ce2" table:formula="of:=HYPERLINK([.A37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69860.amr</text:p>
          </table:table-cell>
          <table:table-cell table:style-name="ce2" table:formula="of:=HYPERLINK([.A37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9840.amr</text:p>
          </table:table-cell>
          <table:table-cell table:style-name="ce2" table:formula="of:=HYPERLINK([.A37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7273.amr</text:p>
          </table:table-cell>
          <table:table-cell table:style-name="ce2" table:formula="of:=HYPERLINK([.A37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0710.amr</text:p>
          </table:table-cell>
          <table:table-cell table:style-name="ce2" table:formula="of:=HYPERLINK([.A37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4642.amr</text:p>
          </table:table-cell>
          <table:table-cell table:style-name="ce2" table:formula="of:=HYPERLINK([.A37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418.amr</text:p>
          </table:table-cell>
          <table:table-cell table:style-name="ce2" table:formula="of:=HYPERLINK([.A37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7856.amr</text:p>
          </table:table-cell>
          <table:table-cell table:style-name="ce2" table:formula="of:=HYPERLINK([.A37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058.amr</text:p>
          </table:table-cell>
          <table:table-cell table:style-name="ce2" table:formula="of:=HYPERLINK([.A37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5505.amr</text:p>
          </table:table-cell>
          <table:table-cell table:style-name="ce2" table:formula="of:=HYPERLINK([.A37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4470.amr</text:p>
          </table:table-cell>
          <table:table-cell table:style-name="ce2" table:formula="of:=HYPERLINK([.A37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518.amr</text:p>
          </table:table-cell>
          <table:table-cell table:style-name="ce2" table:formula="of:=HYPERLINK([.A37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747.amr</text:p>
          </table:table-cell>
          <table:table-cell table:style-name="ce2" table:formula="of:=HYPERLINK([.A37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421.amr</text:p>
          </table:table-cell>
          <table:table-cell table:style-name="ce2" table:formula="of:=HYPERLINK([.A37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756.amr</text:p>
          </table:table-cell>
          <table:table-cell table:style-name="ce2" table:formula="of:=HYPERLINK([.A37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752.amr</text:p>
          </table:table-cell>
          <table:table-cell table:style-name="ce2" table:formula="of:=HYPERLINK([.A37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8505.amr</text:p>
          </table:table-cell>
          <table:table-cell table:style-name="ce2" table:formula="of:=HYPERLINK([.A37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7126.amr</text:p>
          </table:table-cell>
          <table:table-cell table:style-name="ce2" table:formula="of:=HYPERLINK([.A37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7105.amr</text:p>
          </table:table-cell>
          <table:table-cell table:style-name="ce2" table:formula="of:=HYPERLINK([.A37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754.amr</text:p>
          </table:table-cell>
          <table:table-cell table:style-name="ce2" table:formula="of:=HYPERLINK([.A37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277.amr</text:p>
          </table:table-cell>
          <table:table-cell table:style-name="ce2" table:formula="of:=HYPERLINK([.A37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936.amr</text:p>
          </table:table-cell>
          <table:table-cell table:style-name="ce2" table:formula="of:=HYPERLINK([.A37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0239.amr</text:p>
          </table:table-cell>
          <table:table-cell table:style-name="ce2" table:formula="of:=HYPERLINK([.A37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0059.amr</text:p>
          </table:table-cell>
          <table:table-cell table:style-name="ce2" table:formula="of:=HYPERLINK([.A37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8064.amr</text:p>
          </table:table-cell>
          <table:table-cell table:style-name="ce2" table:formula="of:=HYPERLINK([.A37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975.amr</text:p>
          </table:table-cell>
          <table:table-cell table:style-name="ce2" table:formula="of:=HYPERLINK([.A37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977.amr</text:p>
          </table:table-cell>
          <table:table-cell table:style-name="ce2" table:formula="of:=HYPERLINK([.A37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982.amr</text:p>
          </table:table-cell>
          <table:table-cell table:style-name="ce2" table:formula="of:=HYPERLINK([.A37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976.amr</text:p>
          </table:table-cell>
          <table:table-cell table:style-name="ce2" table:formula="of:=HYPERLINK([.A37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980.amr</text:p>
          </table:table-cell>
          <table:table-cell table:style-name="ce2" table:formula="of:=HYPERLINK([.A38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4371.amr</text:p>
          </table:table-cell>
          <table:table-cell table:style-name="ce2" table:formula="of:=HYPERLINK([.A38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7.amr</text:p>
          </table:table-cell>
          <table:table-cell table:style-name="ce2" table:formula="of:=HYPERLINK([.A38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5883.amr</text:p>
          </table:table-cell>
          <table:table-cell table:style-name="ce2" table:formula="of:=HYPERLINK([.A38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6089.amr</text:p>
          </table:table-cell>
          <table:table-cell table:style-name="ce2" table:formula="of:=HYPERLINK([.A38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3.amr</text:p>
          </table:table-cell>
          <table:table-cell table:style-name="ce2" table:formula="of:=HYPERLINK([.A38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6709.amr</text:p>
          </table:table-cell>
          <table:table-cell table:style-name="ce2" table:formula="of:=HYPERLINK([.A38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42504.amr</text:p>
          </table:table-cell>
          <table:table-cell table:style-name="ce2" table:formula="of:=HYPERLINK([.A38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42503.amr</text:p>
          </table:table-cell>
          <table:table-cell table:style-name="ce2" table:formula="of:=HYPERLINK([.A38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50886.amr</text:p>
          </table:table-cell>
          <table:table-cell table:style-name="ce2" table:formula="of:=HYPERLINK([.A38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number-rows-repeated="15">
          <table:table-cell table:number-columns-repeated="9"/>
          <table:table-cell table:style-name="ce6"/>
          <table:table-cell table:number-columns-repeated="1014"/>
        </table:table-row>
        <table:table-row table:style-name="ro2" table:number-rows-repeated="1044751">
          <table:table-cell table:number-columns-repeated="1024"/>
        </table:table-row>
        <table:table-row table:style-name="ro2">
          <table:table-cell table:number-columns-repeated="1024"/>
        </table:table-row>
      </table:table>
      <table:database-ranges>
        <table:database-range table:name="__Anonymous_Sheet_DB__1" table:target-range-address="Sheet1.A1:Sheet1.J3809" table:display-filter-buttons="true">
          <table:filter>
            <table:filter-condition table:field-number="5" table:value="MAP"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 svg:font-family="HelveticaNeue"/>
    <style:font-face style:name="F" svg:font-family=""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2-13">02/13/2026</text:date>, <text:time>16:54: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2-13T16:54:23</dc:date>
    <meta:generator>OpenOffice/4.1.16$Unix OpenOffice.org_project/4116m3$Build-9816</meta:generator>
    <dc:creator>no no</dc:creator>
    <meta:editing-duration>PT2H11M31S</meta:editing-duration>
    <meta:editing-cycles>10</meta:editing-cycles>
    <meta:document-statistic meta:table-count="1" meta:cell-count="15441" meta:object-count="0"/>
    <meta:user-defined meta:name=""/>
  </office:meta>
</office:document-meta>
</file>